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1" calcext:value-type="float">
            <text:p>99.0051</text:p>
          </table:table-cell>
          <table:table-cell office:value-type="float" office:value="96.994843" calcext:value-type="float">
            <text:p>96.994843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3799" calcext:value-type="float">
            <text:p>2.023799</text:p>
          </table:table-cell>
          <table:table-cell office:value-type="float" office:value="99.020524" calcext:value-type="float">
            <text:p>99.020524</text:p>
          </table:table-cell>
          <table:table-cell office:value-type="float" office:value="96.996725" calcext:value-type="float">
            <text:p>96.996725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79" calcext:value-type="float">
            <text:p>1.02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8356" calcext:value-type="float">
            <text:p>2.01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37" calcext:value-type="float">
            <text:p>1.03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1" calcext:value-type="float">
            <text:p>99.505111</text:p>
          </table:table-cell>
          <table:table-cell office:value-type="float" office:value="98.495889" calcext:value-type="float">
            <text:p>98.495889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46117" calcext:value-type="float">
            <text:p>1.046117</text:p>
          </table:table-cell>
          <table:table-cell office:value-type="float" office:value="99.520535" calcext:value-type="float">
            <text:p>99.520535</text:p>
          </table:table-cell>
          <table:table-cell office:value-type="float" office:value="98.474418" calcext:value-type="float">
            <text:p>98.474418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53" calcext:value-type="float">
            <text:p>1.02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32" calcext:value-type="float">
            <text:p>1.035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3393" calcext:value-type="float">
            <text:p>1.01339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1704" calcext:value-type="float">
            <text:p>98.991704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" calcext:value-type="float">
            <text:p>31244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.046678" calcext:value-type="float">
            <text:p>1.046678</text:p>
          </table:table-cell>
          <table:table-cell office:value-type="float" office:value="99.687194" calcext:value-type="float">
            <text:p>99.687194</text:p>
          </table:table-cell>
          <table:table-cell office:value-type="float" office:value="98.640516" calcext:value-type="float">
            <text:p>98.640516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15" calcext:value-type="float">
            <text:p>1.02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61" calcext:value-type="float">
            <text:p>1.01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53" calcext:value-type="float">
            <text:p>1.035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755103" calcext:value-type="float">
            <text:p>99.755103</text:p>
          </table:table-cell>
          <table:table-cell office:value-type="float" office:value="98.746641" calcext:value-type="float">
            <text:p>98.746641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46469" calcext:value-type="float">
            <text:p>1.046469</text:p>
          </table:table-cell>
          <table:table-cell office:value-type="float" office:value="99.770527" calcext:value-type="float">
            <text:p>99.770527</text:p>
          </table:table-cell>
          <table:table-cell office:value-type="float" office:value="98.724058" calcext:value-type="float">
            <text:p>98.724058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94" calcext:value-type="float">
            <text:p>1.021194</text:p>
          </table:table-cell>
          <table:table-cell office:value-type="float" office:value="12.271078" calcext:value-type="float">
            <text:p>12.271078</text:p>
          </table:table-cell>
          <table:table-cell office:value-type="float" office:value="11.249884" calcext:value-type="float">
            <text:p>11.24988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12.272565" calcext:value-type="float">
            <text:p>12.272565</text:p>
          </table:table-cell>
          <table:table-cell office:value-type="float" office:value="11.259494" calcext:value-type="float">
            <text:p>11.25949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584" calcext:value-type="float">
            <text:p>1.035584</text:p>
          </table:table-cell>
          <table:table-cell office:value-type="float" office:value="12.273919" calcext:value-type="float">
            <text:p>12.273919</text:p>
          </table:table-cell>
          <table:table-cell office:value-type="float" office:value="11.238335" calcext:value-type="float">
            <text:p>11.23833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25235" calcext:value-type="float">
            <text:p>1.025235</text:p>
          </table:table-cell>
          <table:table-cell office:value-type="float" office:value="99.805108" calcext:value-type="float">
            <text:p>99.805108</text:p>
          </table:table-cell>
          <table:table-cell office:value-type="float" office:value="98.779873" calcext:value-type="float">
            <text:p>98.779873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51603" calcext:value-type="float">
            <text:p>1.051603</text:p>
          </table:table-cell>
          <table:table-cell office:value-type="float" office:value="99.820532" calcext:value-type="float">
            <text:p>99.820532</text:p>
          </table:table-cell>
          <table:table-cell office:value-type="float" office:value="98.768929" calcext:value-type="float">
            <text:p>98.768929</text:p>
          </table:table-cell>
          <table:table-cell office:value-type="float" office:value="0.042178" calcext:value-type="float">
            <text:p>0.04217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8468" calcext:value-type="float">
            <text:p>1.028468</text:p>
          </table:table-cell>
          <table:table-cell office:value-type="float" office:value="28.219074" calcext:value-type="float">
            <text:p>28.219074</text:p>
          </table:table-cell>
          <table:table-cell office:value-type="float" office:value="27.190606" calcext:value-type="float">
            <text:p>27.19060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881" calcext:value-type="float">
            <text:p>1.026881</text:p>
          </table:table-cell>
          <table:table-cell office:value-type="float" office:value="28.22056" calcext:value-type="float">
            <text:p>28.22056</text:p>
          </table:table-cell>
          <table:table-cell office:value-type="float" office:value="27.193679" calcext:value-type="float">
            <text:p>27.19367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0598" calcext:value-type="float">
            <text:p>1.040598</text:p>
          </table:table-cell>
          <table:table-cell office:value-type="float" office:value="28.221994" calcext:value-type="float">
            <text:p>28.221994</text:p>
          </table:table-cell>
          <table:table-cell office:value-type="float" office:value="27.181396" calcext:value-type="float">
            <text:p>27.18139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99.838435" calcext:value-type="float">
            <text:p>99.838435</text:p>
          </table:table-cell>
          <table:table-cell office:value-type="float" office:value="98.827013" calcext:value-type="float">
            <text:p>98.827013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42557" calcext:value-type="float">
            <text:p>1.042557</text:p>
          </table:table-cell>
          <table:table-cell office:value-type="float" office:value="99.853859" calcext:value-type="float">
            <text:p>99.853859</text:p>
          </table:table-cell>
          <table:table-cell office:value-type="float" office:value="98.811301" calcext:value-type="float">
            <text:p>98.811301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134" calcext:value-type="float">
            <text:p>1.024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1" calcext:value-type="float">
            <text:p>1.01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33" calcext:value-type="float">
            <text:p>1.03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52" calcext:value-type="float">
            <text:p>99.862252</text:p>
          </table:table-cell>
          <table:table-cell office:value-type="float" office:value="98.854011" calcext:value-type="float">
            <text:p>98.854011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9377" calcext:value-type="float">
            <text:p>1.049377</text:p>
          </table:table-cell>
          <table:table-cell office:value-type="float" office:value="99.877676" calcext:value-type="float">
            <text:p>99.877676</text:p>
          </table:table-cell>
          <table:table-cell office:value-type="float" office:value="98.8283" calcext:value-type="float">
            <text:p>98.8283</text:p>
          </table:table-cell>
          <table:table-cell office:value-type="float" office:value="0.059014" calcext:value-type="float">
            <text:p>0.059014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3" calcext:value-type="float">
            <text:p>1.026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12" calcext:value-type="float">
            <text:p>1.03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096" calcext:value-type="float">
            <text:p>99.880096</text:p>
          </table:table-cell>
          <table:table-cell office:value-type="float" office:value="98.870603" calcext:value-type="float">
            <text:p>98.870603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8579" calcext:value-type="float">
            <text:p>1.058579</text:p>
          </table:table-cell>
          <table:table-cell office:value-type="float" office:value="99.89552" calcext:value-type="float">
            <text:p>99.89552</text:p>
          </table:table-cell>
          <table:table-cell office:value-type="float" office:value="98.836941" calcext:value-type="float">
            <text:p>98.836941</text:p>
          </table:table-cell>
          <table:table-cell office:value-type="float" office:value="0.067439" calcext:value-type="float">
            <text:p>0.067439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285" calcext:value-type="float">
            <text:p>1.03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715" calcext:value-type="float">
            <text:p>1.047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805" calcext:value-type="float">
            <text:p>98.993805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7332" calcext:value-type="float">
            <text:p>937332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1.041528" calcext:value-type="float">
            <text:p>1.041528</text:p>
          </table:table-cell>
          <table:table-cell office:value-type="float" office:value="99.909415" calcext:value-type="float">
            <text:p>99.909415</text:p>
          </table:table-cell>
          <table:table-cell office:value-type="float" office:value="98.867887" calcext:value-type="float">
            <text:p>98.867887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65" calcext:value-type="float">
            <text:p>1.02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83" calcext:value-type="float">
            <text:p>1.030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103" calcext:value-type="float">
            <text:p>99.905103</text:p>
          </table:table-cell>
          <table:table-cell office:value-type="float" office:value="98.897822" calcext:value-type="float">
            <text:p>98.897822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48417" calcext:value-type="float">
            <text:p>1.048417</text:p>
          </table:table-cell>
          <table:table-cell office:value-type="float" office:value="99.920527" calcext:value-type="float">
            <text:p>99.920527</text:p>
          </table:table-cell>
          <table:table-cell office:value-type="float" office:value="98.872111" calcext:value-type="float">
            <text:p>98.872111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93" calcext:value-type="float">
            <text:p>1.026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52" calcext:value-type="float">
            <text:p>1.037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203" calcext:value-type="float">
            <text:p>99.914203</text:p>
          </table:table-cell>
          <table:table-cell office:value-type="float" office:value="98.903762" calcext:value-type="float">
            <text:p>98.903762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49197" calcext:value-type="float">
            <text:p>1.049197</text:p>
          </table:table-cell>
          <table:table-cell office:value-type="float" office:value="99.929627" calcext:value-type="float">
            <text:p>99.929627</text:p>
          </table:table-cell>
          <table:table-cell office:value-type="float" office:value="98.88043" calcext:value-type="float">
            <text:p>98.88043</text:p>
          </table:table-cell>
          <table:table-cell office:value-type="float" office:value="0.092688" calcext:value-type="float">
            <text:p>0.092688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33" calcext:value-type="float">
            <text:p>1.03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252" calcext:value-type="float">
            <text:p>1.038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6222" calcext:value-type="float">
            <text:p>1.016222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8879" calcext:value-type="float">
            <text:p>98.988879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49776" calcext:value-type="float">
            <text:p>1249776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.053447" calcext:value-type="float">
            <text:p>1.053447</text:p>
          </table:table-cell>
          <table:table-cell office:value-type="float" office:value="99.937198" calcext:value-type="float">
            <text:p>99.937198</text:p>
          </table:table-cell>
          <table:table-cell office:value-type="float" office:value="98.883751" calcext:value-type="float">
            <text:p>98.883751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44" calcext:value-type="float">
            <text:p>1.028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583" calcext:value-type="float">
            <text:p>1.042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3" calcext:value-type="float">
            <text:p>99.928183</text:p>
          </table:table-cell>
          <table:table-cell office:value-type="float" office:value="98.920902" calcext:value-type="float">
            <text:p>98.92090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44597" calcext:value-type="float">
            <text:p>1.044597</text:p>
          </table:table-cell>
          <table:table-cell office:value-type="float" office:value="99.943607" calcext:value-type="float">
            <text:p>99.943607</text:p>
          </table:table-cell>
          <table:table-cell office:value-type="float" office:value="98.89901" calcext:value-type="float">
            <text:p>98.89901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93" calcext:value-type="float">
            <text:p>1.02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752" calcext:value-type="float">
            <text:p>1.03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2891" calcext:value-type="float">
            <text:p>98.992891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48616" calcext:value-type="float">
            <text:p>1.048616</text:p>
          </table:table-cell>
          <table:table-cell office:value-type="float" office:value="99.949101" calcext:value-type="float">
            <text:p>99.949101</text:p>
          </table:table-cell>
          <table:table-cell office:value-type="float" office:value="98.900485" calcext:value-type="float">
            <text:p>98.900485</text:p>
          </table:table-cell>
          <table:table-cell office:value-type="float" office:value="0.117943" calcext:value-type="float">
            <text:p>0.11794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45" calcext:value-type="float">
            <text:p>1.024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01" calcext:value-type="float">
            <text:p>1.01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511" calcext:value-type="float">
            <text:p>1.037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17995" calcext:value-type="float">
            <text:p>1.017995</text:p>
          </table:table-cell>
          <table:table-cell office:value-type="float" office:value="99.93843" calcext:value-type="float">
            <text:p>99.93843</text:p>
          </table:table-cell>
          <table:table-cell office:value-type="float" office:value="98.920434" calcext:value-type="float">
            <text:p>98.920434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" calcext:value-type="float">
            <text:p>1562220</text:p>
          </table:table-cell>
          <table:table-cell office:value-type="float" office:value="1560116" calcext:value-type="float">
            <text:p>1560116</text:p>
          </table:table-cell>
          <table:table-cell office:value-type="float" office:value="1485" calcext:value-type="float">
            <text:p>1485</text:p>
          </table:table-cell>
          <table:table-cell office:value-type="float" office:value="1483" calcext:value-type="float">
            <text:p>1483</text:p>
          </table:table-cell>
          <table:table-cell office:value-type="float" office:value="1.289451" calcext:value-type="float">
            <text:p>1.289451</text:p>
          </table:table-cell>
          <table:table-cell office:value-type="float" office:value="99.953854" calcext:value-type="float">
            <text:p>99.953854</text:p>
          </table:table-cell>
          <table:table-cell office:value-type="float" office:value="98.664402" calcext:value-type="float">
            <text:p>98.664402</text:p>
          </table:table-cell>
          <table:table-cell office:value-type="float" office:value="0.126499" calcext:value-type="float">
            <text:p>0.126499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2405" calcext:value-type="float">
            <text:p>1.262405</text:p>
          </table:table-cell>
          <table:table-cell office:value-type="float" office:value="29.103109" calcext:value-type="float">
            <text:p>29.103109</text:p>
          </table:table-cell>
          <table:table-cell office:value-type="float" office:value="27.840703" calcext:value-type="float">
            <text:p>27.84070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7062" calcext:value-type="float">
            <text:p>1.257062</text:p>
          </table:table-cell>
          <table:table-cell office:value-type="float" office:value="29.089176" calcext:value-type="float">
            <text:p>29.089176</text:p>
          </table:table-cell>
          <table:table-cell office:value-type="float" office:value="27.832114" calcext:value-type="float">
            <text:p>27.8321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8367" calcext:value-type="float">
            <text:p>1.278367</text:p>
          </table:table-cell>
          <table:table-cell office:value-type="float" office:value="29.104443" calcext:value-type="float">
            <text:p>29.104443</text:p>
          </table:table-cell>
          <table:table-cell office:value-type="float" office:value="27.826076" calcext:value-type="float">
            <text:p>27.82607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614" calcext:value-type="float">
            <text:p>99.942614</text:p>
          </table:table-cell>
          <table:table-cell office:value-type="float" office:value="98.931113" calcext:value-type="float">
            <text:p>98.931113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45377" calcext:value-type="float">
            <text:p>1.045377</text:p>
          </table:table-cell>
          <table:table-cell office:value-type="float" office:value="99.958018" calcext:value-type="float">
            <text:p>99.958018</text:p>
          </table:table-cell>
          <table:table-cell office:value-type="float" office:value="98.912641" calcext:value-type="float">
            <text:p>98.91264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3" calcext:value-type="float">
            <text:p>1.025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92" calcext:value-type="float">
            <text:p>1.03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5401" calcext:value-type="float">
            <text:p>1.015401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54517" calcext:value-type="float">
            <text:p>1.054517</text:p>
          </table:table-cell>
          <table:table-cell office:value-type="float" office:value="99.961698" calcext:value-type="float">
            <text:p>99.961698</text:p>
          </table:table-cell>
          <table:table-cell office:value-type="float" office:value="98.907182" calcext:value-type="float">
            <text:p>98.907182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253" calcext:value-type="float">
            <text:p>1.029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492" calcext:value-type="float">
            <text:p>1.043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57" calcext:value-type="float">
            <text:p>99.949557</text:p>
          </table:table-cell>
          <table:table-cell office:value-type="float" office:value="98.941215" calcext:value-type="float">
            <text:p>98.941215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50507" calcext:value-type="float">
            <text:p>1.050507</text:p>
          </table:table-cell>
          <table:table-cell office:value-type="float" office:value="99.964981" calcext:value-type="float">
            <text:p>99.964981</text:p>
          </table:table-cell>
          <table:table-cell office:value-type="float" office:value="98.914473" calcext:value-type="float">
            <text:p>98.914473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54" calcext:value-type="float">
            <text:p>1.029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1" calcext:value-type="float">
            <text:p>1.018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593" calcext:value-type="float">
            <text:p>1.038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65" calcext:value-type="float">
            <text:p>99.952465</text:p>
          </table:table-cell>
          <table:table-cell office:value-type="float" office:value="98.944164" calcext:value-type="float">
            <text:p>98.944164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52537" calcext:value-type="float">
            <text:p>1.052537</text:p>
          </table:table-cell>
          <table:table-cell office:value-type="float" office:value="99.967889" calcext:value-type="float">
            <text:p>99.967889</text:p>
          </table:table-cell>
          <table:table-cell office:value-type="float" office:value="98.915352" calcext:value-type="float">
            <text:p>98.915352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13" calcext:value-type="float">
            <text:p>1.031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552" calcext:value-type="float">
            <text:p>1.041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8042" calcext:value-type="float">
            <text:p>1.018042</text:p>
          </table:table-cell>
          <table:table-cell office:value-type="float" office:value="99.955111" calcext:value-type="float">
            <text:p>99.955111</text:p>
          </table:table-cell>
          <table:table-cell office:value-type="float" office:value="98.937069" calcext:value-type="float">
            <text:p>98.937069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87251" calcext:value-type="float">
            <text:p>1.287251</text:p>
          </table:table-cell>
          <table:table-cell office:value-type="float" office:value="99.970535" calcext:value-type="float">
            <text:p>99.970535</text:p>
          </table:table-cell>
          <table:table-cell office:value-type="float" office:value="98.683285" calcext:value-type="float">
            <text:p>98.683285</text:p>
          </table:table-cell>
          <table:table-cell office:value-type="float" office:value="0.168519" calcext:value-type="float">
            <text:p>0.168519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167" calcext:value-type="float">
            <text:p>1.268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064" calcext:value-type="float">
            <text:p>1.26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346" calcext:value-type="float">
            <text:p>1.276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7372" calcext:value-type="float">
            <text:p>1.017372</text:p>
          </table:table-cell>
          <table:table-cell office:value-type="float" office:value="99.957486" calcext:value-type="float">
            <text:p>99.957486</text:p>
          </table:table-cell>
          <table:table-cell office:value-type="float" office:value="98.940114" calcext:value-type="float">
            <text:p>98.940114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72729" calcext:value-type="float">
            <text:p>1.072729</text:p>
          </table:table-cell>
          <table:table-cell office:value-type="float" office:value="99.97291" calcext:value-type="float">
            <text:p>99.97291</text:p>
          </table:table-cell>
          <table:table-cell office:value-type="float" office:value="98.90018" calcext:value-type="float">
            <text:p>98.90018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32114" calcext:value-type="float">
            <text:p>1.032114</text:p>
          </table:table-cell>
          <table:table-cell office:value-type="float" office:value="53.064682" calcext:value-type="float">
            <text:p>53.064682</text:p>
          </table:table-cell>
          <table:table-cell office:value-type="float" office:value="52.032568" calcext:value-type="float">
            <text:p>52.032568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061" calcext:value-type="float">
            <text:p>1.021061</text:p>
          </table:table-cell>
          <table:table-cell office:value-type="float" office:value="53.073105" calcext:value-type="float">
            <text:p>53.073105</text:p>
          </table:table-cell>
          <table:table-cell office:value-type="float" office:value="52.052044" calcext:value-type="float">
            <text:p>52.05204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7573" calcext:value-type="float">
            <text:p>1.047573</text:p>
          </table:table-cell>
          <table:table-cell office:value-type="float" office:value="53.066016" calcext:value-type="float">
            <text:p>53.066016</text:p>
          </table:table-cell>
          <table:table-cell office:value-type="float" office:value="52.018444" calcext:value-type="float">
            <text:p>52.01844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5595" calcext:value-type="float">
            <text:p>98.995595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46617" calcext:value-type="float">
            <text:p>1.046617</text:p>
          </table:table-cell>
          <table:table-cell office:value-type="float" office:value="99.975073" calcext:value-type="float">
            <text:p>99.975073</text:p>
          </table:table-cell>
          <table:table-cell office:value-type="float" office:value="98.928457" calcext:value-type="float">
            <text:p>98.928457</text:p>
          </table:table-cell>
          <table:table-cell office:value-type="float" office:value="0.185286" calcext:value-type="float">
            <text:p>0.185286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33" calcext:value-type="float">
            <text:p>1.026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32" calcext:value-type="float">
            <text:p>1.035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61616" calcext:value-type="float">
            <text:p>99.961616</text:p>
          </table:table-cell>
          <table:table-cell office:value-type="float" office:value="98.947144" calcext:value-type="float">
            <text:p>98.9471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6554" calcext:value-type="float">
            <text:p>1.06554</text:p>
          </table:table-cell>
          <table:table-cell office:value-type="float" office:value="99.97704" calcext:value-type="float">
            <text:p>99.97704</text:p>
          </table:table-cell>
          <table:table-cell office:value-type="float" office:value="98.9115" calcext:value-type="float">
            <text:p>98.9115</text:p>
          </table:table-cell>
          <table:table-cell office:value-type="float" office:value="0.193741" calcext:value-type="float">
            <text:p>0.19374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25" calcext:value-type="float">
            <text:p>1.02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63" calcext:value-type="float">
            <text:p>1.04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99.96344" calcext:value-type="float">
            <text:p>99.96344</text:p>
          </table:table-cell>
          <table:table-cell office:value-type="float" office:value="98.954067" calcext:value-type="float">
            <text:p>98.954067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43428" calcext:value-type="float">
            <text:p>1.043428</text:p>
          </table:table-cell>
          <table:table-cell office:value-type="float" office:value="99.978864" calcext:value-type="float">
            <text:p>99.978864</text:p>
          </table:table-cell>
          <table:table-cell office:value-type="float" office:value="98.935436" calcext:value-type="float">
            <text:p>98.935436</text:p>
          </table:table-cell>
          <table:table-cell office:value-type="float" office:value="0.202116" calcext:value-type="float">
            <text:p>0.20211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5" calcext:value-type="float">
            <text:p>1.024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43" calcext:value-type="float">
            <text:p>1.03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103" calcext:value-type="float">
            <text:p>99.965103</text:p>
          </table:table-cell>
          <table:table-cell office:value-type="float" office:value="98.956801" calcext:value-type="float">
            <text:p>98.956801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54868" calcext:value-type="float">
            <text:p>1.054868</text:p>
          </table:table-cell>
          <table:table-cell office:value-type="float" office:value="99.980527" calcext:value-type="float">
            <text:p>99.980527</text:p>
          </table:table-cell>
          <table:table-cell office:value-type="float" office:value="98.925659" calcext:value-type="float">
            <text:p>98.925659</text:p>
          </table:table-cell>
          <table:table-cell office:value-type="float" office:value="0.210558" calcext:value-type="float">
            <text:p>0.21055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34" calcext:value-type="float">
            <text:p>1.021134</text:p>
          </table:table-cell>
          <table:table-cell office:value-type="float" office:value="68.058068" calcext:value-type="float">
            <text:p>68.058068</text:p>
          </table:table-cell>
          <table:table-cell office:value-type="float" office:value="67.036934" calcext:value-type="float">
            <text:p>67.0369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071" calcext:value-type="float">
            <text:p>1.017071</text:p>
          </table:table-cell>
          <table:table-cell office:value-type="float" office:value="68.06631" calcext:value-type="float">
            <text:p>68.06631</text:p>
          </table:table-cell>
          <table:table-cell office:value-type="float" office:value="67.04924" calcext:value-type="float">
            <text:p>67.0492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333" calcext:value-type="float">
            <text:p>1.035333</text:p>
          </table:table-cell>
          <table:table-cell office:value-type="float" office:value="68.059402" calcext:value-type="float">
            <text:p>68.059402</text:p>
          </table:table-cell>
          <table:table-cell office:value-type="float" office:value="67.024069" calcext:value-type="float">
            <text:p>67.02406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1341" calcext:value-type="float">
            <text:p>1.0113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377" calcext:value-type="float">
            <text:p>98.99377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56103" calcext:value-type="float">
            <text:p>1.056103</text:p>
          </table:table-cell>
          <table:table-cell office:value-type="float" office:value="99.982069" calcext:value-type="float">
            <text:p>99.982069</text:p>
          </table:table-cell>
          <table:table-cell office:value-type="float" office:value="98.925966" calcext:value-type="float">
            <text:p>98.925966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53" calcext:value-type="float">
            <text:p>1.022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89" calcext:value-type="float">
            <text:p>1.01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92" calcext:value-type="float">
            <text:p>1.03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1481" calcext:value-type="float">
            <text:p>1.01148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616" calcext:value-type="float">
            <text:p>98.993616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41517" calcext:value-type="float">
            <text:p>1.041517</text:p>
          </table:table-cell>
          <table:table-cell office:value-type="float" office:value="99.983495" calcext:value-type="float">
            <text:p>99.983495</text:p>
          </table:table-cell>
          <table:table-cell office:value-type="float" office:value="98.941978" calcext:value-type="float">
            <text:p>98.941978</text:p>
          </table:table-cell>
          <table:table-cell office:value-type="float" office:value="0.227365" calcext:value-type="float">
            <text:p>0.227365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73" calcext:value-type="float">
            <text:p>1.01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9" calcext:value-type="float">
            <text:p>1.01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12" calcext:value-type="float">
            <text:p>1.030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85" calcext:value-type="float">
            <text:p>99.969385</text:p>
          </table:table-cell>
          <table:table-cell office:value-type="float" office:value="98.960964" calcext:value-type="float">
            <text:p>98.960964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57058" calcext:value-type="float">
            <text:p>1.057058</text:p>
          </table:table-cell>
          <table:table-cell office:value-type="float" office:value="99.984809" calcext:value-type="float">
            <text:p>99.984809</text:p>
          </table:table-cell>
          <table:table-cell office:value-type="float" office:value="98.927751" calcext:value-type="float">
            <text:p>98.927751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53" calcext:value-type="float">
            <text:p>1.030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72" calcext:value-type="float">
            <text:p>1.04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8493" calcext:value-type="float">
            <text:p>1.008493</text:p>
          </table:table-cell>
          <table:table-cell office:value-type="float" office:value="99.970628" calcext:value-type="float">
            <text:p>99.970628</text:p>
          </table:table-cell>
          <table:table-cell office:value-type="float" office:value="98.962136" calcext:value-type="float">
            <text:p>98.962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60611" calcext:value-type="float">
            <text:p>1.060611</text:p>
          </table:table-cell>
          <table:table-cell office:value-type="float" office:value="99.986052" calcext:value-type="float">
            <text:p>99.986052</text:p>
          </table:table-cell>
          <table:table-cell office:value-type="float" office:value="98.925441" calcext:value-type="float">
            <text:p>98.925441</text:p>
          </table:table-cell>
          <table:table-cell office:value-type="float" office:value="0.244248" calcext:value-type="float">
            <text:p>0.244248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475" calcext:value-type="float">
            <text:p>1.02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71" calcext:value-type="float">
            <text:p>1.014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16" calcext:value-type="float">
            <text:p>1.04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4404" calcext:value-type="float">
            <text:p>1.014404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0703" calcext:value-type="float">
            <text:p>98.990703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0" calcext:value-type="float">
            <text:p>3124440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.05223" calcext:value-type="float">
            <text:p>1.05223</text:p>
          </table:table-cell>
          <table:table-cell office:value-type="float" office:value="99.987184" calcext:value-type="float">
            <text:p>99.987184</text:p>
          </table:table-cell>
          <table:table-cell office:value-type="float" office:value="98.934954" calcext:value-type="float">
            <text:p>98.934954</text:p>
          </table:table-cell>
          <table:table-cell office:value-type="float" office:value="0.252646" calcext:value-type="float">
            <text:p>0.25264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6" calcext:value-type="float">
            <text:p>1.02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475" calcext:value-type="float">
            <text:p>1.03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6" calcext:value-type="float">
            <text:p>99.972856</text:p>
          </table:table-cell>
          <table:table-cell office:value-type="float" office:value="98.965483" calcext:value-type="float">
            <text:p>98.965483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49239" calcext:value-type="float">
            <text:p>1.049239</text:p>
          </table:table-cell>
          <table:table-cell office:value-type="float" office:value="99.98826" calcext:value-type="float">
            <text:p>99.98826</text:p>
          </table:table-cell>
          <table:table-cell office:value-type="float" office:value="98.939021" calcext:value-type="float">
            <text:p>98.939021</text:p>
          </table:table-cell>
          <table:table-cell office:value-type="float" office:value="0.261057" calcext:value-type="float">
            <text:p>0.26105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85" calcext:value-type="float">
            <text:p>1.02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61" calcext:value-type="float">
            <text:p>1.01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43" calcext:value-type="float">
            <text:p>1.029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99.973851" calcext:value-type="float">
            <text:p>99.973851</text:p>
          </table:table-cell>
          <table:table-cell office:value-type="float" office:value="98.957389" calcext:value-type="float">
            <text:p>98.957389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6562" calcext:value-type="float">
            <text:p>1.06562</text:p>
          </table:table-cell>
          <table:table-cell office:value-type="float" office:value="99.989275" calcext:value-type="float">
            <text:p>99.989275</text:p>
          </table:table-cell>
          <table:table-cell office:value-type="float" office:value="98.923655" calcext:value-type="float">
            <text:p>98.923655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317" calcext:value-type="float">
            <text:p>1.039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495" calcext:value-type="float">
            <text:p>1.05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3441" calcext:value-type="float">
            <text:p>1.01344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1657" calcext:value-type="float">
            <text:p>98.991657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6884" calcext:value-type="float">
            <text:p>3436884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1.046438" calcext:value-type="float">
            <text:p>1.046438</text:p>
          </table:table-cell>
          <table:table-cell office:value-type="float" office:value="99.990216" calcext:value-type="float">
            <text:p>99.990216</text:p>
          </table:table-cell>
          <table:table-cell office:value-type="float" office:value="98.943778" calcext:value-type="float">
            <text:p>98.943778</text:p>
          </table:table-cell>
          <table:table-cell office:value-type="float" office:value="0.277886" calcext:value-type="float">
            <text:p>0.27788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33" calcext:value-type="float">
            <text:p>1.023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52" calcext:value-type="float">
            <text:p>1.029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99.975685" calcext:value-type="float">
            <text:p>99.975685</text:p>
          </table:table-cell>
          <table:table-cell office:value-type="float" office:value="98.959472" calcext:value-type="float">
            <text:p>98.959472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2411" calcext:value-type="float">
            <text:p>1.052411</text:p>
          </table:table-cell>
          <table:table-cell office:value-type="float" office:value="99.991109" calcext:value-type="float">
            <text:p>99.991109</text:p>
          </table:table-cell>
          <table:table-cell office:value-type="float" office:value="98.938698" calcext:value-type="float">
            <text:p>98.938698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85" calcext:value-type="float">
            <text:p>1.02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61" calcext:value-type="float">
            <text:p>1.01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86" calcext:value-type="float">
            <text:p>1.041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20221" calcext:value-type="float">
            <text:p>1.020221</text:p>
          </table:table-cell>
          <table:table-cell office:value-type="float" office:value="99.976541" calcext:value-type="float">
            <text:p>99.976541</text:p>
          </table:table-cell>
          <table:table-cell office:value-type="float" office:value="98.95632" calcext:value-type="float">
            <text:p>98.95632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99.991965" calcext:value-type="float">
            <text:p>99.991965</text:p>
          </table:table-cell>
          <table:table-cell office:value-type="float" office:value="98.940715" calcext:value-type="float">
            <text:p>98.940715</text:p>
          </table:table-cell>
          <table:table-cell office:value-type="float" office:value="0.294737" calcext:value-type="float">
            <text:p>0.29473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71" calcext:value-type="float">
            <text:p>1.025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807" calcext:value-type="float">
            <text:p>1.02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85" calcext:value-type="float">
            <text:p>1.040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6262" calcext:value-type="float">
            <text:p>1.016262</text:p>
          </table:table-cell>
          <table:table-cell office:value-type="float" office:value="99.977325" calcext:value-type="float">
            <text:p>99.977325</text:p>
          </table:table-cell>
          <table:table-cell office:value-type="float" office:value="98.961063" calcext:value-type="float">
            <text:p>98.961063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99.992749" calcext:value-type="float">
            <text:p>99.992749</text:p>
          </table:table-cell>
          <table:table-cell office:value-type="float" office:value="98.933949" calcext:value-type="float">
            <text:p>98.933949</text:p>
          </table:table-cell>
          <table:table-cell office:value-type="float" office:value="0.303178" calcext:value-type="float">
            <text:p>0.30317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74" calcext:value-type="float">
            <text:p>1.025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791" calcext:value-type="float">
            <text:p>1.018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955" calcext:value-type="float">
            <text:p>1.03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5221" calcext:value-type="float">
            <text:p>1.015221</text:p>
          </table:table-cell>
          <table:table-cell office:value-type="float" office:value="100.005112" calcext:value-type="float">
            <text:p>100.005112</text:p>
          </table:table-cell>
          <table:table-cell office:value-type="float" office:value="98.989891" calcext:value-type="float">
            <text:p>98.989891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53476" calcext:value-type="float">
            <text:p>3853476</text:p>
          </table:table-cell>
          <table:table-cell office:value-type="float" office:value="3815604" calcext:value-type="float">
            <text:p>3815604</text:p>
          </table:table-cell>
          <table:table-cell office:value-type="float" office:value="3663" calcext:value-type="float">
            <text:p>3663</text:p>
          </table:table-cell>
          <table:table-cell office:value-type="float" office:value="3627" calcext:value-type="float">
            <text:p>3627</text:p>
          </table:table-cell>
          <table:table-cell office:value-type="float" office:value="2.049908" calcext:value-type="float">
            <text:p>2.049908</text:p>
          </table:table-cell>
          <table:table-cell office:value-type="float" office:value="99.993489" calcext:value-type="float">
            <text:p>99.993489</text:p>
          </table:table-cell>
          <table:table-cell office:value-type="float" office:value="97.943581" calcext:value-type="float">
            <text:p>97.943581</text:p>
          </table:table-cell>
          <table:table-cell office:value-type="float" office:value="0.311657" calcext:value-type="float">
            <text:p>0.31165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53" calcext:value-type="float">
            <text:p>1.02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1" calcext:value-type="float">
            <text:p>1.01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963" calcext:value-type="float">
            <text:p>2.03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1865" calcext:value-type="float">
            <text:p>98.991865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7624" calcext:value-type="float">
            <text:p>3957624</text:p>
          </table:table-cell>
          <table:table-cell office:value-type="float" office:value="3918700" calcext:value-type="float">
            <text:p>3918700</text:p>
          </table:table-cell>
          <table:table-cell office:value-type="float" office:value="3762" calcext:value-type="float">
            <text:p>3762</text:p>
          </table:table-cell>
          <table:table-cell office:value-type="float" office:value="3725" calcext:value-type="float">
            <text:p>3725</text:p>
          </table:table-cell>
          <table:table-cell office:value-type="float" office:value="2.060874" calcext:value-type="float">
            <text:p>2.060874</text:p>
          </table:table-cell>
          <table:table-cell office:value-type="float" office:value="99.994204" calcext:value-type="float">
            <text:p>99.994204</text:p>
          </table:table-cell>
          <table:table-cell office:value-type="float" office:value="97.93333" calcext:value-type="float">
            <text:p>97.93333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13" calcext:value-type="float">
            <text:p>1.023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9543" calcext:value-type="float">
            <text:p>2.029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69" calcext:value-type="float">
            <text:p>99.979469</text:p>
          </table:table-cell>
          <table:table-cell office:value-type="float" office:value="98.972196" calcext:value-type="float">
            <text:p>98.97219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50411" calcext:value-type="float">
            <text:p>1.050411</text:p>
          </table:table-cell>
          <table:table-cell office:value-type="float" office:value="99.994893" calcext:value-type="float">
            <text:p>99.994893</text:p>
          </table:table-cell>
          <table:table-cell office:value-type="float" office:value="98.944482" calcext:value-type="float">
            <text:p>98.944482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667" calcext:value-type="float">
            <text:p>1.032667</text:p>
          </table:table-cell>
          <table:table-cell office:value-type="float" office:value="69.072476" calcext:value-type="float">
            <text:p>69.072476</text:p>
          </table:table-cell>
          <table:table-cell office:value-type="float" office:value="68.039809" calcext:value-type="float">
            <text:p>68.03980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071" calcext:value-type="float">
            <text:p>1.019071</text:p>
          </table:table-cell>
          <table:table-cell office:value-type="float" office:value="69.04818" calcext:value-type="float">
            <text:p>69.04818</text:p>
          </table:table-cell>
          <table:table-cell office:value-type="float" office:value="68.029108" calcext:value-type="float">
            <text:p>68.02910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386" calcext:value-type="float">
            <text:p>1.039386</text:p>
          </table:table-cell>
          <table:table-cell office:value-type="float" office:value="69.07393" calcext:value-type="float">
            <text:p>69.07393</text:p>
          </table:table-cell>
          <table:table-cell office:value-type="float" office:value="68.034544" calcext:value-type="float">
            <text:p>68.03454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09" calcext:value-type="float">
            <text:p>99.980109</text:p>
          </table:table-cell>
          <table:table-cell office:value-type="float" office:value="98.971867" calcext:value-type="float">
            <text:p>98.971867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99.995533" calcext:value-type="float">
            <text:p>99.995533</text:p>
          </table:table-cell>
          <table:table-cell office:value-type="float" office:value="98.947693" calcext:value-type="float">
            <text:p>98.947693</text:p>
          </table:table-cell>
          <table:table-cell office:value-type="float" office:value="0.336818" calcext:value-type="float">
            <text:p>0.33681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13" calcext:value-type="float">
            <text:p>1.023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975" calcext:value-type="float">
            <text:p>1.036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" calcext:value-type="float">
            <text:p>99.98071</text:p>
          </table:table-cell>
          <table:table-cell office:value-type="float" office:value="98.969388" calcext:value-type="float">
            <text:p>98.969388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72305" calcext:value-type="float">
            <text:p>1.072305</text:p>
          </table:table-cell>
          <table:table-cell office:value-type="float" office:value="99.996134" calcext:value-type="float">
            <text:p>99.996134</text:p>
          </table:table-cell>
          <table:table-cell office:value-type="float" office:value="98.923829" calcext:value-type="float">
            <text:p>98.923829</text:p>
          </table:table-cell>
          <table:table-cell office:value-type="float" office:value="0.345322" calcext:value-type="float">
            <text:p>0.345322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57" calcext:value-type="float">
            <text:p>1.03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555" calcext:value-type="float">
            <text:p>1.04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81301" calcext:value-type="float">
            <text:p>99.981301</text:p>
          </table:table-cell>
          <table:table-cell office:value-type="float" office:value="98.966828" calcext:value-type="float">
            <text:p>98.9668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8391" calcext:value-type="float">
            <text:p>1.048391</text:p>
          </table:table-cell>
          <table:table-cell office:value-type="float" office:value="99.996725" calcext:value-type="float">
            <text:p>99.996725</text:p>
          </table:table-cell>
          <table:table-cell office:value-type="float" office:value="98.948334" calcext:value-type="float">
            <text:p>98.948334</text:p>
          </table:table-cell>
          <table:table-cell office:value-type="float" office:value="0.353657" calcext:value-type="float">
            <text:p>0.35365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45" calcext:value-type="float">
            <text:p>1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386" calcext:value-type="float">
            <text:p>1.037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0502" calcext:value-type="float">
            <text:p>1.010502</text:p>
          </table:table-cell>
          <table:table-cell office:value-type="float" office:value="99.98185" calcext:value-type="float">
            <text:p>99.98185</text:p>
          </table:table-cell>
          <table:table-cell office:value-type="float" office:value="98.971348" calcext:value-type="float">
            <text:p>98.971348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76166" calcext:value-type="float">
            <text:p>1.076166</text:p>
          </table:table-cell>
          <table:table-cell office:value-type="float" office:value="99.997274" calcext:value-type="float">
            <text:p>99.997274</text:p>
          </table:table-cell>
          <table:table-cell office:value-type="float" office:value="98.921108" calcext:value-type="float">
            <text:p>98.921108</text:p>
          </table:table-cell>
          <table:table-cell office:value-type="float" office:value="0.362177" calcext:value-type="float">
            <text:p>0.36217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057" calcext:value-type="float">
            <text:p>1.031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95" calcext:value-type="float">
            <text:p>1.04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1373" calcext:value-type="float">
            <text:p>1.011373</text:p>
          </table:table-cell>
          <table:table-cell office:value-type="float" office:value="99.982386" calcext:value-type="float">
            <text:p>99.982386</text:p>
          </table:table-cell>
          <table:table-cell office:value-type="float" office:value="98.971013" calcext:value-type="float">
            <text:p>98.971013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5531" calcext:value-type="float">
            <text:p>1.045531</text:p>
          </table:table-cell>
          <table:table-cell office:value-type="float" office:value="99.99779" calcext:value-type="float">
            <text:p>99.99779</text:p>
          </table:table-cell>
          <table:table-cell office:value-type="float" office:value="98.952259" calcext:value-type="float">
            <text:p>98.952259</text:p>
          </table:table-cell>
          <table:table-cell office:value-type="float" office:value="0.370483" calcext:value-type="float">
            <text:p>0.37048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45" calcext:value-type="float">
            <text:p>1.019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86" calcext:value-type="float">
            <text:p>1.034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100.005104" calcext:value-type="float">
            <text:p>100.005104</text:p>
          </table:table-cell>
          <table:table-cell office:value-type="float" office:value="98.988891" calcext:value-type="float">
            <text:p>98.988891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6391" calcext:value-type="float">
            <text:p>1.046391</text:p>
          </table:table-cell>
          <table:table-cell office:value-type="float" office:value="99.998301" calcext:value-type="float">
            <text:p>99.998301</text:p>
          </table:table-cell>
          <table:table-cell office:value-type="float" office:value="98.95191" calcext:value-type="float">
            <text:p>98.9519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25" calcext:value-type="float">
            <text:p>1.02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21" calcext:value-type="float">
            <text:p>1.018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406" calcext:value-type="float">
            <text:p>1.035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105" calcext:value-type="float">
            <text:p>100.005105</text:p>
          </table:table-cell>
          <table:table-cell office:value-type="float" office:value="98.992812" calcext:value-type="float">
            <text:p>98.992812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72285" calcext:value-type="float">
            <text:p>1.072285</text:p>
          </table:table-cell>
          <table:table-cell office:value-type="float" office:value="99.998782" calcext:value-type="float">
            <text:p>99.998782</text:p>
          </table:table-cell>
          <table:table-cell office:value-type="float" office:value="98.926497" calcext:value-type="float">
            <text:p>98.926497</text:p>
          </table:table-cell>
          <table:table-cell office:value-type="float" office:value="0.387424" calcext:value-type="float">
            <text:p>0.3874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67" calcext:value-type="float">
            <text:p>1.03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786" calcext:value-type="float">
            <text:p>1.041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99.983838" calcext:value-type="float">
            <text:p>99.983838</text:p>
          </table:table-cell>
          <table:table-cell office:value-type="float" office:value="98.969586" calcext:value-type="float">
            <text:p>98.969586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6041" calcext:value-type="float">
            <text:p>1.056041</text:p>
          </table:table-cell>
          <table:table-cell office:value-type="float" office:value="99.999242" calcext:value-type="float">
            <text:p>99.999242</text:p>
          </table:table-cell>
          <table:table-cell office:value-type="float" office:value="98.943201" calcext:value-type="float">
            <text:p>98.943201</text:p>
          </table:table-cell>
          <table:table-cell office:value-type="float" office:value="0.395779" calcext:value-type="float">
            <text:p>0.39577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87" calcext:value-type="float">
            <text:p>1.03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01" calcext:value-type="float">
            <text:p>1.016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66" calcext:value-type="float">
            <text:p>1.036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0501" calcext:value-type="float">
            <text:p>1.010501</text:p>
          </table:table-cell>
          <table:table-cell office:value-type="float" office:value="100.005167" calcext:value-type="float">
            <text:p>100.005167</text:p>
          </table:table-cell>
          <table:table-cell office:value-type="float" office:value="98.994665" calcext:value-type="float">
            <text:p>98.994665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9104" calcext:value-type="float">
            <text:p>4999104</text:p>
          </table:table-cell>
          <table:table-cell table:number-columns-repeated="2" office:value-type="float" office:value="4752" calcext:value-type="float">
            <text:p>4752</text:p>
          </table:table-cell>
          <table:table-cell office:value-type="float" office:value="1.046147" calcext:value-type="float">
            <text:p>1.046147</text:p>
          </table:table-cell>
          <table:table-cell office:value-type="float" office:value="99.999684" calcext:value-type="float">
            <text:p>99.999684</text:p>
          </table:table-cell>
          <table:table-cell office:value-type="float" office:value="98.953537" calcext:value-type="float">
            <text:p>98.953537</text:p>
          </table:table-cell>
          <table:table-cell office:value-type="float" office:value="0.404158" calcext:value-type="float">
            <text:p>0.40415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13" calcext:value-type="float">
            <text:p>1.01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635" calcext:value-type="float">
            <text:p>1.032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0301" calcext:value-type="float">
            <text:p>1.010301</text:p>
          </table:table-cell>
          <table:table-cell office:value-type="float" office:value="100.005612" calcext:value-type="float">
            <text:p>100.005612</text:p>
          </table:table-cell>
          <table:table-cell office:value-type="float" office:value="98.995311" calcext:value-type="float">
            <text:p>98.995311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41699" calcext:value-type="float">
            <text:p>1.041699</text:p>
          </table:table-cell>
          <table:table-cell office:value-type="float" office:value="100.00011" calcext:value-type="float">
            <text:p>100.00011</text:p>
          </table:table-cell>
          <table:table-cell office:value-type="float" office:value="98.95841" calcext:value-type="float">
            <text:p>98.95841</text:p>
          </table:table-cell>
          <table:table-cell office:value-type="float" office:value="0.412557" calcext:value-type="float">
            <text:p>0.412557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55" calcext:value-type="float">
            <text:p>1.030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3273" calcext:value-type="float">
            <text:p>1.013273</text:p>
          </table:table-cell>
          <table:table-cell office:value-type="float" office:value="99.98613" calcext:value-type="float">
            <text:p>99.98613</text:p>
          </table:table-cell>
          <table:table-cell office:value-type="float" office:value="98.972857" calcext:value-type="float">
            <text:p>98.972857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52251" calcext:value-type="float">
            <text:p>1.052251</text:p>
          </table:table-cell>
          <table:table-cell office:value-type="float" office:value="100.000534" calcext:value-type="float">
            <text:p>100.000534</text:p>
          </table:table-cell>
          <table:table-cell office:value-type="float" office:value="98.948283" calcext:value-type="float">
            <text:p>98.948283</text:p>
          </table:table-cell>
          <table:table-cell office:value-type="float" office:value="0.42102" calcext:value-type="float">
            <text:p>0.42102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9705" calcext:value-type="float">
            <text:p>1.019705</text:p>
          </table:table-cell>
          <table:table-cell office:value-type="float" office:value="93.094263" calcext:value-type="float">
            <text:p>93.094263</text:p>
          </table:table-cell>
          <table:table-cell office:value-type="float" office:value="92.074559" calcext:value-type="float">
            <text:p>92.07455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5921" calcext:value-type="float">
            <text:p>1.015921</text:p>
          </table:table-cell>
          <table:table-cell office:value-type="float" office:value="93.09575" calcext:value-type="float">
            <text:p>93.09575</text:p>
          </table:table-cell>
          <table:table-cell office:value-type="float" office:value="92.079829" calcext:value-type="float">
            <text:p>92.07982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916" calcext:value-type="float">
            <text:p>1.032916</text:p>
          </table:table-cell>
          <table:table-cell office:value-type="float" office:value="93.097404" calcext:value-type="float">
            <text:p>93.097404</text:p>
          </table:table-cell>
          <table:table-cell office:value-type="float" office:value="92.064488" calcext:value-type="float">
            <text:p>92.06448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6582" calcext:value-type="float">
            <text:p>100.006582</text:p>
          </table:table-cell>
          <table:table-cell office:value-type="float" office:value="98.99231" calcext:value-type="float">
            <text:p>98.99231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63851" calcext:value-type="float">
            <text:p>1.063851</text:p>
          </table:table-cell>
          <table:table-cell office:value-type="float" office:value="100.00092" calcext:value-type="float">
            <text:p>100.00092</text:p>
          </table:table-cell>
          <table:table-cell office:value-type="float" office:value="98.937068" calcext:value-type="float">
            <text:p>98.937068</text:p>
          </table:table-cell>
          <table:table-cell office:value-type="float" office:value="0.429489" calcext:value-type="float">
            <text:p>0.429489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137" calcext:value-type="float">
            <text:p>1.032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04" calcext:value-type="float">
            <text:p>1.027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176" calcext:value-type="float">
            <text:p>1.044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100.006855" calcext:value-type="float">
            <text:p>100.006855</text:p>
          </table:table-cell>
          <table:table-cell office:value-type="float" office:value="98.990393" calcext:value-type="float">
            <text:p>98.990393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5696" calcext:value-type="float">
            <text:p>5415696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1.058881" calcext:value-type="float">
            <text:p>1.058881</text:p>
          </table:table-cell>
          <table:table-cell office:value-type="float" office:value="100.001292" calcext:value-type="float">
            <text:p>100.001292</text:p>
          </table:table-cell>
          <table:table-cell office:value-type="float" office:value="98.942411" calcext:value-type="float">
            <text:p>98.942411</text:p>
          </table:table-cell>
          <table:table-cell office:value-type="float" office:value="0.437887" calcext:value-type="float">
            <text:p>0.43788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37" calcext:value-type="float">
            <text:p>1.029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375" calcext:value-type="float">
            <text:p>1.04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8318" calcext:value-type="float">
            <text:p>99.988318</text:p>
          </table:table-cell>
          <table:table-cell office:value-type="float" office:value="98.979856" calcext:value-type="float">
            <text:p>98.979856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58982" calcext:value-type="float">
            <text:p>1.058982</text:p>
          </table:table-cell>
          <table:table-cell office:value-type="float" office:value="100.001662" calcext:value-type="float">
            <text:p>100.001662</text:p>
          </table:table-cell>
          <table:table-cell office:value-type="float" office:value="98.94268" calcext:value-type="float">
            <text:p>98.94268</text:p>
          </table:table-cell>
          <table:table-cell office:value-type="float" office:value="0.446306" calcext:value-type="float">
            <text:p>0.44630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85" calcext:value-type="float">
            <text:p>1.03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761" calcext:value-type="float">
            <text:p>1.028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057" calcext:value-type="float">
            <text:p>1.04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99.989184" calcext:value-type="float">
            <text:p>99.989184</text:p>
          </table:table-cell>
          <table:table-cell office:value-type="float" office:value="98.980723" calcext:value-type="float">
            <text:p>98.980723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41359" calcext:value-type="float">
            <text:p>1.041359</text:p>
          </table:table-cell>
          <table:table-cell office:value-type="float" office:value="100.002008" calcext:value-type="float">
            <text:p>100.002008</text:p>
          </table:table-cell>
          <table:table-cell office:value-type="float" office:value="98.960649" calcext:value-type="float">
            <text:p>98.960649</text:p>
          </table:table-cell>
          <table:table-cell office:value-type="float" office:value="0.454645" calcext:value-type="float">
            <text:p>0.454645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13" calcext:value-type="float">
            <text:p>1.016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35" calcext:value-type="float">
            <text:p>1.03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5313" calcext:value-type="float">
            <text:p>1.015313</text:p>
          </table:table-cell>
          <table:table-cell office:value-type="float" office:value="100.008074" calcext:value-type="float">
            <text:p>100.008074</text:p>
          </table:table-cell>
          <table:table-cell office:value-type="float" office:value="98.992761" calcext:value-type="float">
            <text:p>98.992761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728140" calcext:value-type="float">
            <text:p>5728140</text:p>
          </table:table-cell>
          <table:table-cell office:value-type="float" office:value="5714464" calcext:value-type="float">
            <text:p>5714464</text:p>
          </table:table-cell>
          <table:table-cell office:value-type="float" office:value="5445" calcext:value-type="float">
            <text:p>5445</text:p>
          </table:table-cell>
          <table:table-cell office:value-type="float" office:value="5432" calcext:value-type="float">
            <text:p>5432</text:p>
          </table:table-cell>
          <table:table-cell office:value-type="float" office:value="1.303851" calcext:value-type="float">
            <text:p>1.303851</text:p>
          </table:table-cell>
          <table:table-cell office:value-type="float" office:value="100.002351" calcext:value-type="float">
            <text:p>100.002351</text:p>
          </table:table-cell>
          <table:table-cell office:value-type="float" office:value="98.698501" calcext:value-type="float">
            <text:p>98.698501</text:p>
          </table:table-cell>
          <table:table-cell office:value-type="float" office:value="0.463185" calcext:value-type="float">
            <text:p>0.46318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354" calcext:value-type="float">
            <text:p>1.27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71" calcext:value-type="float">
            <text:p>1.26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4555" calcext:value-type="float">
            <text:p>1.284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90484" calcext:value-type="float">
            <text:p>99.990484</text:p>
          </table:table-cell>
          <table:table-cell office:value-type="float" office:value="98.982211" calcext:value-type="float">
            <text:p>98.982211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8495" calcext:value-type="float">
            <text:p>1.058495</text:p>
          </table:table-cell>
          <table:table-cell office:value-type="float" office:value="100.002668" calcext:value-type="float">
            <text:p>100.002668</text:p>
          </table:table-cell>
          <table:table-cell office:value-type="float" office:value="98.944173" calcext:value-type="float">
            <text:p>98.944173</text:p>
          </table:table-cell>
          <table:table-cell office:value-type="float" office:value="0.471562" calcext:value-type="float">
            <text:p>0.471562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67" calcext:value-type="float">
            <text:p>1.027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51" calcext:value-type="float">
            <text:p>1.04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6461" calcext:value-type="float">
            <text:p>1.016461</text:p>
          </table:table-cell>
          <table:table-cell office:value-type="float" office:value="99.99116" calcext:value-type="float">
            <text:p>99.99116</text:p>
          </table:table-cell>
          <table:table-cell office:value-type="float" office:value="98.974698" calcext:value-type="float">
            <text:p>98.974698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6069" calcext:value-type="float">
            <text:p>1.06069</text:p>
          </table:table-cell>
          <table:table-cell office:value-type="float" office:value="100.002984" calcext:value-type="float">
            <text:p>100.002984</text:p>
          </table:table-cell>
          <table:table-cell office:value-type="float" office:value="98.942294" calcext:value-type="float">
            <text:p>98.942294</text:p>
          </table:table-cell>
          <table:table-cell office:value-type="float" office:value="0.479992" calcext:value-type="float">
            <text:p>0.47999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76" calcext:value-type="float">
            <text:p>1.031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93" calcext:value-type="float">
            <text:p>1.02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877" calcext:value-type="float">
            <text:p>1.046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8799" calcext:value-type="float">
            <text:p>100.008799</text:p>
          </table:table-cell>
          <table:table-cell office:value-type="float" office:value="99.001457" calcext:value-type="float">
            <text:p>99.001457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4083" calcext:value-type="float">
            <text:p>1.064083</text:p>
          </table:table-cell>
          <table:table-cell office:value-type="float" office:value="100.003276" calcext:value-type="float">
            <text:p>100.003276</text:p>
          </table:table-cell>
          <table:table-cell office:value-type="float" office:value="98.939193" calcext:value-type="float">
            <text:p>98.939193</text:p>
          </table:table-cell>
          <table:table-cell office:value-type="float" office:value="0.488428" calcext:value-type="float">
            <text:p>0.48842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624" calcext:value-type="float">
            <text:p>1.03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21" calcext:value-type="float">
            <text:p>1.027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365" calcext:value-type="float">
            <text:p>1.04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8779" calcext:value-type="float">
            <text:p>1.028779</text:p>
          </table:table-cell>
          <table:table-cell office:value-type="float" office:value="99.992282" calcext:value-type="float">
            <text:p>99.992282</text:p>
          </table:table-cell>
          <table:table-cell office:value-type="float" office:value="98.963502" calcext:value-type="float">
            <text:p>98.963502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28952" calcext:value-type="float">
            <text:p>6128952</text:p>
          </table:table-cell>
          <table:table-cell office:value-type="float" office:value="5841" calcext:value-type="float">
            <text:p>5841</text:p>
          </table:table-cell>
          <table:table-cell office:value-type="float" office:value="5826" calcext:value-type="float">
            <text:p>5826</text:p>
          </table:table-cell>
          <table:table-cell office:value-type="float" office:value="1.310711" calcext:value-type="float">
            <text:p>1.310711</text:p>
          </table:table-cell>
          <table:table-cell office:value-type="float" office:value="100.003586" calcext:value-type="float">
            <text:p>100.003586</text:p>
          </table:table-cell>
          <table:table-cell office:value-type="float" office:value="98.692874" calcext:value-type="float">
            <text:p>98.692874</text:p>
          </table:table-cell>
          <table:table-cell office:value-type="float" office:value="0.49681" calcext:value-type="float">
            <text:p>0.49681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8404" calcext:value-type="float">
            <text:p>1.27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898" calcext:value-type="float">
            <text:p>1.261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8803" calcext:value-type="float">
            <text:p>1.288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2382" calcext:value-type="float">
            <text:p>1.012382</text:p>
          </table:table-cell>
          <table:table-cell office:value-type="float" office:value="99.994733" calcext:value-type="float">
            <text:p>99.994733</text:p>
          </table:table-cell>
          <table:table-cell office:value-type="float" office:value="98.982351" calcext:value-type="float">
            <text:p>98.982351</text:p>
          </table:table-cell>
          <table:table-cell office:value-type="float" office:value="0.50505" calcext:value-type="float">
            <text:p>0.5050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76251" calcext:value-type="float">
            <text:p>1.076251</text:p>
          </table:table-cell>
          <table:table-cell office:value-type="float" office:value="100.011539" calcext:value-type="float">
            <text:p>100.011539</text:p>
          </table:table-cell>
          <table:table-cell office:value-type="float" office:value="98.935288" calcext:value-type="float">
            <text:p>98.935288</text:p>
          </table:table-cell>
          <table:table-cell office:value-type="float" office:value="0.50529" calcext:value-type="float">
            <text:p>0.50529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5527" calcext:value-type="float">
            <text:p>1.025527</text:p>
          </table:table-cell>
          <table:table-cell office:value-type="float" office:value="77.043295" calcext:value-type="float">
            <text:p>77.043295</text:p>
          </table:table-cell>
          <table:table-cell office:value-type="float" office:value="76.017768" calcext:value-type="float">
            <text:p>76.01776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961" calcext:value-type="float">
            <text:p>1.015961</text:p>
          </table:table-cell>
          <table:table-cell office:value-type="float" office:value="77.046115" calcext:value-type="float">
            <text:p>77.046115</text:p>
          </table:table-cell>
          <table:table-cell office:value-type="float" office:value="76.030154" calcext:value-type="float">
            <text:p>76.03015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5148" calcext:value-type="float">
            <text:p>1.045148</text:p>
          </table:table-cell>
          <table:table-cell office:value-type="float" office:value="77.044669" calcext:value-type="float">
            <text:p>77.044669</text:p>
          </table:table-cell>
          <table:table-cell office:value-type="float" office:value="75.999521" calcext:value-type="float">
            <text:p>75.99952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346716" calcext:value-type="float">
            <text:p>6346716</text:p>
          </table:table-cell>
          <table:table-cell office:value-type="float" office:value="6039" calcext:value-type="float">
            <text:p>6039</text:p>
          </table:table-cell>
          <table:table-cell office:value-type="float" office:value="6033" calcext:value-type="float">
            <text:p>6033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100.380492" calcext:value-type="float">
            <text:p>100.380492</text:p>
          </table:table-cell>
          <table:table-cell office:value-type="float" office:value="99.37205" calcext:value-type="float">
            <text:p>99.37205</text:p>
          </table:table-cell>
          <table:table-cell office:value-type="float" office:value="0.510946" calcext:value-type="float">
            <text:p>0.51094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046896" calcext:value-type="float">
            <text:p>6046896</text:p>
          </table:table-cell>
          <table:table-cell office:value-type="float" office:value="6039" calcext:value-type="float">
            <text:p>6039</text:p>
          </table:table-cell>
          <table:table-cell office:value-type="float" office:value="5748" calcext:value-type="float">
            <text:p>5748</text:p>
          </table:table-cell>
          <table:table-cell office:value-type="float" office:value="1.050803" calcext:value-type="float">
            <text:p>1.050803</text:p>
          </table:table-cell>
          <table:table-cell office:value-type="float" office:value="100.39364" calcext:value-type="float">
            <text:p>100.39364</text:p>
          </table:table-cell>
          <table:table-cell office:value-type="float" office:value="99.342838" calcext:value-type="float">
            <text:p>99.342838</text:p>
          </table:table-cell>
          <table:table-cell office:value-type="float" office:value="0.486952" calcext:value-type="float">
            <text:p>0.48695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800" calcext:value-type="float">
            <text:p>11800</text:p>
          </table:table-cell>
          <table:table-cell office:value-type="float" office:value="11760" calcext:value-type="float">
            <text:p>11760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1.025117" calcext:value-type="float">
            <text:p>1.025117</text:p>
          </table:table-cell>
          <table:table-cell office:value-type="float" office:value="94.131172" calcext:value-type="float">
            <text:p>94.131172</text:p>
          </table:table-cell>
          <table:table-cell office:value-type="float" office:value="93.106055" calcext:value-type="float">
            <text:p>93.106055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14071" calcext:value-type="float">
            <text:p>1.014071</text:p>
          </table:table-cell>
          <table:table-cell office:value-type="float" office:value="94.139574" calcext:value-type="float">
            <text:p>94.139574</text:p>
          </table:table-cell>
          <table:table-cell office:value-type="float" office:value="93.125504" calcext:value-type="float">
            <text:p>93.12550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39778" calcext:value-type="float">
            <text:p>1.039778</text:p>
          </table:table-cell>
          <table:table-cell office:value-type="float" office:value="94.132506" calcext:value-type="float">
            <text:p>94.132506</text:p>
          </table:table-cell>
          <table:table-cell office:value-type="float" office:value="93.092728" calcext:value-type="float">
            <text:p>93.09272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.614484" calcext:value-type="float">
            <text:p>22.614484</text:p>
          </table:table-cell>
          <table:table-cell office:value-type="float" office:value="93.947585" calcext:value-type="float">
            <text:p>93.947585</text:p>
          </table:table-cell>
          <table:table-cell office:value-type="float" office:value="71.3331" calcext:value-type="float">
            <text:p>71.333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405628" calcext:value-type="float">
            <text:p>6405628</text:p>
          </table:table-cell>
          <table:table-cell office:value-type="float" office:value="6139" calcext:value-type="float">
            <text:p>6139</text:p>
          </table:table-cell>
          <table:table-cell office:value-type="float" office:value="6089" calcext:value-type="float">
            <text:p>6089</text:p>
          </table:table-cell>
          <table:table-cell office:value-type="float" office:value="1.018051" calcext:value-type="float">
            <text:p>1.018051</text:p>
          </table:table-cell>
          <table:table-cell office:value-type="float" office:value="100.403272" calcext:value-type="float">
            <text:p>100.403272</text:p>
          </table:table-cell>
          <table:table-cell office:value-type="float" office:value="99.385221" calcext:value-type="float">
            <text:p>99.385221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5683956" calcext:value-type="float">
            <text:p>5683956</text:p>
          </table:table-cell>
          <table:table-cell office:value-type="float" office:value="6138" calcext:value-type="float">
            <text:p>6138</text:p>
          </table:table-cell>
          <table:table-cell office:value-type="float" office:value="5403" calcext:value-type="float">
            <text:p>5403</text:p>
          </table:table-cell>
          <table:table-cell office:value-type="float" office:value="1.292671" calcext:value-type="float">
            <text:p>1.292671</text:p>
          </table:table-cell>
          <table:table-cell office:value-type="float" office:value="100.412615" calcext:value-type="float">
            <text:p>100.412615</text:p>
          </table:table-cell>
          <table:table-cell office:value-type="float" office:value="99.119943" calcext:value-type="float">
            <text:p>99.119943</text:p>
          </table:table-cell>
          <table:table-cell office:value-type="float" office:value="0.458754" calcext:value-type="float">
            <text:p>0.45875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20" calcext:value-type="float">
            <text:p>28720</text:p>
          </table:table-cell>
          <table:table-cell office:value-type="float" office:value="28560" calcext:value-type="float">
            <text:p>28560</text:p>
          </table:table-cell>
          <table:table-cell office:value-type="float" office:value="713" calcext:value-type="float">
            <text:p>713</text:p>
          </table:table-cell>
          <table:table-cell office:value-type="float" office:value="709" calcext:value-type="float">
            <text:p>709</text:p>
          </table:table-cell>
          <table:table-cell office:value-type="float" office:value="1.267085" calcext:value-type="float">
            <text:p>1.267085</text:p>
          </table:table-cell>
          <table:table-cell office:value-type="float" office:value="104.045185" calcext:value-type="float">
            <text:p>104.045185</text:p>
          </table:table-cell>
          <table:table-cell office:value-type="float" office:value="102.7781" calcext:value-type="float">
            <text:p>102.7781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56079" calcext:value-type="float">
            <text:p>1.256079</text:p>
          </table:table-cell>
          <table:table-cell office:value-type="float" office:value="97.275872" calcext:value-type="float">
            <text:p>97.275872</text:p>
          </table:table-cell>
          <table:table-cell office:value-type="float" office:value="96.019793" calcext:value-type="float">
            <text:p>96.01979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281767" calcext:value-type="float">
            <text:p>1.281767</text:p>
          </table:table-cell>
          <table:table-cell office:value-type="float" office:value="97.268823" calcext:value-type="float">
            <text:p>97.268823</text:p>
          </table:table-cell>
          <table:table-cell office:value-type="float" office:value="95.987057" calcext:value-type="float">
            <text:p>95.98705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.498181" calcext:value-type="float">
            <text:p>12.498181</text:p>
          </table:table-cell>
          <table:table-cell office:value-type="float" office:value="97.083233" calcext:value-type="float">
            <text:p>97.083233</text:p>
          </table:table-cell>
          <table:table-cell office:value-type="float" office:value="84.585052" calcext:value-type="float">
            <text:p>84.58505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78216" calcext:value-type="float">
            <text:p>6478216</text:p>
          </table:table-cell>
          <table:table-cell office:value-type="float" office:value="6237" calcext:value-type="float">
            <text:p>6237</text:p>
          </table:table-cell>
          <table:table-cell office:value-type="float" office:value="6158" calcext:value-type="float">
            <text:p>6158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0.409438" calcext:value-type="float">
            <text:p>100.409438</text:p>
          </table:table-cell>
          <table:table-cell office:value-type="float" office:value="99.394045" calcext:value-type="float">
            <text:p>99.394045</text:p>
          </table:table-cell>
          <table:table-cell office:value-type="float" office:value="0.521417" calcext:value-type="float">
            <text:p>0.52141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400968" calcext:value-type="float">
            <text:p>5400968</text:p>
          </table:table-cell>
          <table:table-cell office:value-type="float" office:value="6237" calcext:value-type="float">
            <text:p>6237</text:p>
          </table:table-cell>
          <table:table-cell office:value-type="float" office:value="5134" calcext:value-type="float">
            <text:p>5134</text:p>
          </table:table-cell>
          <table:table-cell office:value-type="float" office:value="1.066163" calcext:value-type="float">
            <text:p>1.066163</text:p>
          </table:table-cell>
          <table:table-cell office:value-type="float" office:value="100.511388" calcext:value-type="float">
            <text:p>100.511388</text:p>
          </table:table-cell>
          <table:table-cell office:value-type="float" office:value="99.445224" calcext:value-type="float">
            <text:p>99.445224</text:p>
          </table:table-cell>
          <table:table-cell office:value-type="float" office:value="0.434488" calcext:value-type="float">
            <text:p>0.43448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240" calcext:value-type="float">
            <text:p>412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.030623" calcext:value-type="float">
            <text:p>1.030623</text:p>
          </table:table-cell>
          <table:table-cell office:value-type="float" office:value="98.833079" calcext:value-type="float">
            <text:p>98.833079</text:p>
          </table:table-cell>
          <table:table-cell office:value-type="float" office:value="97.802456" calcext:value-type="float">
            <text:p>97.802456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267" calcext:value-type="float">
            <text:p>1.0267</text:p>
          </table:table-cell>
          <table:table-cell office:value-type="float" office:value="98.841502" calcext:value-type="float">
            <text:p>98.841502</text:p>
          </table:table-cell>
          <table:table-cell office:value-type="float" office:value="97.814802" calcext:value-type="float">
            <text:p>97.81480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0" calcext:value-type="float">
            <text:p>9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44135" calcext:value-type="float">
            <text:p>1.044135</text:p>
          </table:table-cell>
          <table:table-cell office:value-type="float" office:value="98.834413" calcext:value-type="float">
            <text:p>98.834413</text:p>
          </table:table-cell>
          <table:table-cell office:value-type="float" office:value="97.790279" calcext:value-type="float">
            <text:p>97.790279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72" calcext:value-type="float">
            <text:p>3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.854517" calcext:value-type="float">
            <text:p>8.854517</text:p>
          </table:table-cell>
          <table:table-cell office:value-type="float" office:value="98.405728" calcext:value-type="float">
            <text:p>98.405728</text:p>
          </table:table-cell>
          <table:table-cell office:value-type="float" office:value="89.551211" calcext:value-type="float">
            <text:p>89.551211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476112" calcext:value-type="float">
            <text:p>6476112</text:p>
          </table:table-cell>
          <table:table-cell office:value-type="float" office:value="6336" calcext:value-type="float">
            <text:p>6336</text:p>
          </table:table-cell>
          <table:table-cell office:value-type="float" office:value="6156" calcext:value-type="float">
            <text:p>6156</text:p>
          </table:table-cell>
          <table:table-cell office:value-type="float" office:value="1.016301" calcext:value-type="float">
            <text:p>1.016301</text:p>
          </table:table-cell>
          <table:table-cell office:value-type="float" office:value="100.338613" calcext:value-type="float">
            <text:p>100.338613</text:p>
          </table:table-cell>
          <table:table-cell office:value-type="float" office:value="99.322311" calcext:value-type="float">
            <text:p>99.322311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5169528" calcext:value-type="float">
            <text:p>5169528</text:p>
          </table:table-cell>
          <table:table-cell office:value-type="float" office:value="6336" calcext:value-type="float">
            <text:p>6336</text:p>
          </table:table-cell>
          <table:table-cell office:value-type="float" office:value="4914" calcext:value-type="float">
            <text:p>4914</text:p>
          </table:table-cell>
          <table:table-cell office:value-type="float" office:value="1.065214" calcext:value-type="float">
            <text:p>1.065214</text:p>
          </table:table-cell>
          <table:table-cell office:value-type="float" office:value="100.39825" calcext:value-type="float">
            <text:p>100.39825</text:p>
          </table:table-cell>
          <table:table-cell office:value-type="float" office:value="99.333036" calcext:value-type="float">
            <text:p>99.333036</text:p>
          </table:table-cell>
          <table:table-cell office:value-type="float" office:value="0.416339" calcext:value-type="float">
            <text:p>0.416339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408" calcext:value-type="float">
            <text:p>51408</text:p>
          </table:table-cell>
          <table:table-cell office:value-type="float" office:value="51008" calcext:value-type="float">
            <text:p>51008</text:p>
          </table:table-cell>
          <table:table-cell office:value-type="float" office:value="1277" calcext:value-type="float">
            <text:p>1277</text:p>
          </table:table-cell>
          <table:table-cell office:value-type="float" office:value="1267" calcext:value-type="float">
            <text:p>1267</text:p>
          </table:table-cell>
          <table:table-cell office:value-type="float" office:value="1.031004" calcext:value-type="float">
            <text:p>1.031004</text:p>
          </table:table-cell>
          <table:table-cell office:value-type="float" office:value="99.229162" calcext:value-type="float">
            <text:p>99.229162</text:p>
          </table:table-cell>
          <table:table-cell office:value-type="float" office:value="98.198158" calcext:value-type="float">
            <text:p>98.198158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29537" calcext:value-type="float">
            <text:p>1.029537</text:p>
          </table:table-cell>
          <table:table-cell office:value-type="float" office:value="99.232062" calcext:value-type="float">
            <text:p>99.232062</text:p>
          </table:table-cell>
          <table:table-cell office:value-type="float" office:value="98.202525" calcext:value-type="float">
            <text:p>98.20252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043325" calcext:value-type="float">
            <text:p>1.043325</text:p>
          </table:table-cell>
          <table:table-cell office:value-type="float" office:value="99.230496" calcext:value-type="float">
            <text:p>99.230496</text:p>
          </table:table-cell>
          <table:table-cell office:value-type="float" office:value="98.187171" calcext:value-type="float">
            <text:p>98.187171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744" calcext:value-type="float">
            <text:p>3744</text:p>
          </table:table-cell>
          <table:table-cell office:value-type="float" office:value="3600" calcext:value-type="float">
            <text:p>360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.386373" calcext:value-type="float">
            <text:p>10.386373</text:p>
          </table:table-cell>
          <table:table-cell office:value-type="float" office:value="99.032713" calcext:value-type="float">
            <text:p>99.032713</text:p>
          </table:table-cell>
          <table:table-cell office:value-type="float" office:value="88.64634" calcext:value-type="float">
            <text:p>88.64634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436" calcext:value-type="float">
            <text:p>6436</text:p>
          </table:table-cell>
          <table:table-cell office:value-type="float" office:value="6237" calcext:value-type="float">
            <text:p>6237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382815" calcext:value-type="float">
            <text:p>100.382815</text:p>
          </table:table-cell>
          <table:table-cell office:value-type="float" office:value="99.373453" calcext:value-type="float">
            <text:p>99.373453</text:p>
          </table:table-cell>
          <table:table-cell office:value-type="float" office:value="0.528215" calcext:value-type="float">
            <text:p>0.52821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4982272" calcext:value-type="float">
            <text:p>4982272</text:p>
          </table:table-cell>
          <table:table-cell office:value-type="float" office:value="6435" calcext:value-type="float">
            <text:p>6435</text:p>
          </table:table-cell>
          <table:table-cell office:value-type="float" office:value="4736" calcext:value-type="float">
            <text:p>4736</text:p>
          </table:table-cell>
          <table:table-cell office:value-type="float" office:value="1.060233" calcext:value-type="float">
            <text:p>1.060233</text:p>
          </table:table-cell>
          <table:table-cell office:value-type="float" office:value="100.405293" calcext:value-type="float">
            <text:p>100.405293</text:p>
          </table:table-cell>
          <table:table-cell office:value-type="float" office:value="99.345061" calcext:value-type="float">
            <text:p>99.345061</text:p>
          </table:table-cell>
          <table:table-cell office:value-type="float" office:value="0.401209" calcext:value-type="float">
            <text:p>0.40120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440" calcext:value-type="float">
            <text:p>56440</text:p>
          </table:table-cell>
          <table:table-cell office:value-type="float" office:value="55920" calcext:value-type="float">
            <text:p>55920</text:p>
          </table:table-cell>
          <table:table-cell office:value-type="float" office:value="1402" calcext:value-type="float">
            <text:p>1402</text:p>
          </table:table-cell>
          <table:table-cell office:value-type="float" office:value="1389" calcext:value-type="float">
            <text:p>1389</text:p>
          </table:table-cell>
          <table:table-cell office:value-type="float" office:value="1.029504" calcext:value-type="float">
            <text:p>1.029504</text:p>
          </table:table-cell>
          <table:table-cell office:value-type="float" office:value="99.379401" calcext:value-type="float">
            <text:p>99.379401</text:p>
          </table:table-cell>
          <table:table-cell office:value-type="float" office:value="98.349897" calcext:value-type="float">
            <text:p>98.349897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025641" calcext:value-type="float">
            <text:p>1.025641</text:p>
          </table:table-cell>
          <table:table-cell office:value-type="float" office:value="99.382321" calcext:value-type="float">
            <text:p>99.382321</text:p>
          </table:table-cell>
          <table:table-cell office:value-type="float" office:value="98.35668" calcext:value-type="float">
            <text:p>98.3566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043725" calcext:value-type="float">
            <text:p>1.043725</text:p>
          </table:table-cell>
          <table:table-cell office:value-type="float" office:value="99.380735" calcext:value-type="float">
            <text:p>99.380735</text:p>
          </table:table-cell>
          <table:table-cell office:value-type="float" office:value="98.337009" calcext:value-type="float">
            <text:p>98.337009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.83529" calcext:value-type="float">
            <text:p>5.83529</text:p>
          </table:table-cell>
          <table:table-cell office:value-type="float" office:value="99.215191" calcext:value-type="float">
            <text:p>99.215191</text:p>
          </table:table-cell>
          <table:table-cell office:value-type="float" office:value="93.379901" calcext:value-type="float">
            <text:p>93.379901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547648" calcext:value-type="float">
            <text:p>6547648</text:p>
          </table:table-cell>
          <table:table-cell office:value-type="float" office:value="6535" calcext:value-type="float">
            <text:p>6535</text:p>
          </table:table-cell>
          <table:table-cell office:value-type="float" office:value="6224" calcext:value-type="float">
            <text:p>6224</text:p>
          </table:table-cell>
          <table:table-cell office:value-type="float" office:value="1.009302" calcext:value-type="float">
            <text:p>1.009302</text:p>
          </table:table-cell>
          <table:table-cell office:value-type="float" office:value="100.107928" calcext:value-type="float">
            <text:p>100.107928</text:p>
          </table:table-cell>
          <table:table-cell office:value-type="float" office:value="99.098626" calcext:value-type="float">
            <text:p>99.098626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4917048" calcext:value-type="float">
            <text:p>4917048</text:p>
          </table:table-cell>
          <table:table-cell office:value-type="float" office:value="6534" calcext:value-type="float">
            <text:p>6534</text:p>
          </table:table-cell>
          <table:table-cell office:value-type="float" office:value="4674" calcext:value-type="float">
            <text:p>4674</text:p>
          </table:table-cell>
          <table:table-cell office:value-type="float" office:value="1.058375" calcext:value-type="float">
            <text:p>1.058375</text:p>
          </table:table-cell>
          <table:table-cell office:value-type="float" office:value="100.412224" calcext:value-type="float">
            <text:p>100.412224</text:p>
          </table:table-cell>
          <table:table-cell office:value-type="float" office:value="99.353849" calcext:value-type="float">
            <text:p>99.353849</text:p>
          </table:table-cell>
          <table:table-cell office:value-type="float" office:value="0.395922" calcext:value-type="float">
            <text:p>0.39592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832" calcext:value-type="float">
            <text:p>60832</text:p>
          </table:table-cell>
          <table:table-cell office:value-type="float" office:value="60032" calcext:value-type="float">
            <text:p>60032</text:p>
          </table:table-cell>
          <table:table-cell office:value-type="float" office:value="1512" calcext:value-type="float">
            <text:p>1512</text:p>
          </table:table-cell>
          <table:table-cell office:value-type="float" office:value="1492" calcext:value-type="float">
            <text:p>1492</text:p>
          </table:table-cell>
          <table:table-cell office:value-type="float" office:value="1.024068" calcext:value-type="float">
            <text:p>1.024068</text:p>
          </table:table-cell>
          <table:table-cell office:value-type="float" office:value="99.495065" calcext:value-type="float">
            <text:p>99.495065</text:p>
          </table:table-cell>
          <table:table-cell office:value-type="float" office:value="98.470997" calcext:value-type="float">
            <text:p>98.470997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14062" calcext:value-type="float">
            <text:p>1.014062</text:p>
          </table:table-cell>
          <table:table-cell office:value-type="float" office:value="99.496651" calcext:value-type="float">
            <text:p>99.496651</text:p>
          </table:table-cell>
          <table:table-cell office:value-type="float" office:value="98.482589" calcext:value-type="float">
            <text:p>98.48258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.032207" calcext:value-type="float">
            <text:p>1.032207</text:p>
          </table:table-cell>
          <table:table-cell office:value-type="float" office:value="99.497985" calcext:value-type="float">
            <text:p>99.497985</text:p>
          </table:table-cell>
          <table:table-cell office:value-type="float" office:value="98.465779" calcext:value-type="float">
            <text:p>98.4657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24" calcext:value-type="float">
            <text:p>422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.331315" calcext:value-type="float">
            <text:p>5.331315</text:p>
          </table:table-cell>
          <table:table-cell office:value-type="float" office:value="99.055572" calcext:value-type="float">
            <text:p>99.055572</text:p>
          </table:table-cell>
          <table:table-cell office:value-type="float" office:value="93.724257" calcext:value-type="float">
            <text:p>93.724257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581312" calcext:value-type="float">
            <text:p>6581312</text:p>
          </table:table-cell>
          <table:table-cell office:value-type="float" office:value="6634" calcext:value-type="float">
            <text:p>6634</text:p>
          </table:table-cell>
          <table:table-cell office:value-type="float" office:value="6256" calcext:value-type="float">
            <text:p>6256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468484" calcext:value-type="float">
            <text:p>100.468484</text:p>
          </table:table-cell>
          <table:table-cell office:value-type="float" office:value="99.452123" calcext:value-type="float">
            <text:p>99.452123</text:p>
          </table:table-cell>
          <table:table-cell office:value-type="float" office:value="0.529405" calcext:value-type="float">
            <text:p>0.529405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4707700" calcext:value-type="float">
            <text:p>4707700</text:p>
          </table:table-cell>
          <table:table-cell office:value-type="float" office:value="6633" calcext:value-type="float">
            <text:p>6633</text:p>
          </table:table-cell>
          <table:table-cell office:value-type="float" office:value="4475" calcext:value-type="float">
            <text:p>4475</text:p>
          </table:table-cell>
          <table:table-cell office:value-type="float" office:value="1.060491" calcext:value-type="float">
            <text:p>1.060491</text:p>
          </table:table-cell>
          <table:table-cell office:value-type="float" office:value="100.559776" calcext:value-type="float">
            <text:p>100.559776</text:p>
          </table:table-cell>
          <table:table-cell office:value-type="float" office:value="99.499284" calcext:value-type="float">
            <text:p>99.499284</text:p>
          </table:table-cell>
          <table:table-cell office:value-type="float" office:value="0.378511" calcext:value-type="float">
            <text:p>0.37851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840" calcext:value-type="float">
            <text:p>67840</text:p>
          </table:table-cell>
          <table:table-cell office:value-type="float" office:value="66600" calcext:value-type="float">
            <text:p>66600</text:p>
          </table:table-cell>
          <table:table-cell office:value-type="float" office:value="1687" calcext:value-type="float">
            <text:p>1687</text:p>
          </table:table-cell>
          <table:table-cell office:value-type="float" office:value="1656" calcext:value-type="float">
            <text:p>1656</text:p>
          </table:table-cell>
          <table:table-cell office:value-type="float" office:value="1.028116" calcext:value-type="float">
            <text:p>1.028116</text:p>
          </table:table-cell>
          <table:table-cell office:value-type="float" office:value="98.839705" calcext:value-type="float">
            <text:p>98.839705</text:p>
          </table:table-cell>
          <table:table-cell office:value-type="float" office:value="97.811589" calcext:value-type="float">
            <text:p>97.811589</text:p>
          </table:table-cell>
          <table:table-cell office:value-type="float" office:value="0.005447" calcext:value-type="float">
            <text:p>0.00544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24453" calcext:value-type="float">
            <text:p>1.024453</text:p>
          </table:table-cell>
          <table:table-cell office:value-type="float" office:value="98.842605" calcext:value-type="float">
            <text:p>98.842605</text:p>
          </table:table-cell>
          <table:table-cell office:value-type="float" office:value="97.818153" calcext:value-type="float">
            <text:p>97.81815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0" calcext:value-type="float">
            <text:p>9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035315" calcext:value-type="float">
            <text:p>1.035315</text:p>
          </table:table-cell>
          <table:table-cell office:value-type="float" office:value="98.841039" calcext:value-type="float">
            <text:p>98.841039</text:p>
          </table:table-cell>
          <table:table-cell office:value-type="float" office:value="97.805725" calcext:value-type="float">
            <text:p>97.805725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656" calcext:value-type="float">
            <text:p>4656</text:p>
          </table:table-cell>
          <table:table-cell office:value-type="float" office:value="4560" calcext:value-type="float">
            <text:p>456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6.905357" calcext:value-type="float">
            <text:p>6.905357</text:p>
          </table:table-cell>
          <table:table-cell office:value-type="float" office:value="98.60989" calcext:value-type="float">
            <text:p>98.60989</text:p>
          </table:table-cell>
          <table:table-cell office:value-type="float" office:value="91.704533" calcext:value-type="float">
            <text:p>91.704533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764360" calcext:value-type="float">
            <text:p>6764360</text:p>
          </table:table-cell>
          <table:table-cell office:value-type="float" office:value="6733" calcext:value-type="float">
            <text:p>6733</text:p>
          </table:table-cell>
          <table:table-cell office:value-type="float" office:value="6430" calcext:value-type="float">
            <text:p>6430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100.492287" calcext:value-type="float">
            <text:p>100.492287</text:p>
          </table:table-cell>
          <table:table-cell office:value-type="float" office:value="99.483985" calcext:value-type="float">
            <text:p>99.483985</text:p>
          </table:table-cell>
          <table:table-cell office:value-type="float" office:value="0.543956" calcext:value-type="float">
            <text:p>0.54395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4842356" calcext:value-type="float">
            <text:p>4842356</text:p>
          </table:table-cell>
          <table:table-cell office:value-type="float" office:value="6732" calcext:value-type="float">
            <text:p>6732</text:p>
          </table:table-cell>
          <table:table-cell office:value-type="float" office:value="4603" calcext:value-type="float">
            <text:p>4603</text:p>
          </table:table-cell>
          <table:table-cell office:value-type="float" office:value="1.053421" calcext:value-type="float">
            <text:p>1.053421</text:p>
          </table:table-cell>
          <table:table-cell office:value-type="float" office:value="100.533456" calcext:value-type="float">
            <text:p>100.533456</text:p>
          </table:table-cell>
          <table:table-cell office:value-type="float" office:value="99.480036" calcext:value-type="float">
            <text:p>99.480036</text:p>
          </table:table-cell>
          <table:table-cell office:value-type="float" office:value="0.389413" calcext:value-type="float">
            <text:p>0.38941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064" calcext:value-type="float">
            <text:p>58064</text:p>
          </table:table-cell>
          <table:table-cell office:value-type="float" office:value="56704" calcext:value-type="float">
            <text:p>56704</text:p>
          </table:table-cell>
          <table:table-cell office:value-type="float" office:value="1436" calcext:value-type="float">
            <text:p>1436</text:p>
          </table:table-cell>
          <table:table-cell office:value-type="float" office:value="1402" calcext:value-type="float">
            <text:p>1402</text:p>
          </table:table-cell>
          <table:table-cell office:value-type="float" office:value="1.023767" calcext:value-type="float">
            <text:p>1.023767</text:p>
          </table:table-cell>
          <table:table-cell office:value-type="float" office:value="99.209797" calcext:value-type="float">
            <text:p>99.209797</text:p>
          </table:table-cell>
          <table:table-cell office:value-type="float" office:value="98.186031" calcext:value-type="float">
            <text:p>98.186031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4" calcext:value-type="float">
            <text:p>30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97.328295" calcext:value-type="float">
            <text:p>97.328295</text:p>
          </table:table-cell>
          <table:table-cell office:value-type="float" office:value="96.315224" calcext:value-type="float">
            <text:p>96.31522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830" calcext:value-type="float">
            <text:p>183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.034065" calcext:value-type="float">
            <text:p>1.034065</text:p>
          </table:table-cell>
          <table:table-cell office:value-type="float" office:value="97.310501" calcext:value-type="float">
            <text:p>97.310501</text:p>
          </table:table-cell>
          <table:table-cell office:value-type="float" office:value="96.276436" calcext:value-type="float">
            <text:p>96.27643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.521353" calcext:value-type="float">
            <text:p>4.521353</text:p>
          </table:table-cell>
          <table:table-cell office:value-type="float" office:value="98.968387" calcext:value-type="float">
            <text:p>98.968387</text:p>
          </table:table-cell>
          <table:table-cell office:value-type="float" office:value="94.447034" calcext:value-type="float">
            <text:p>94.447034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7073648" calcext:value-type="float">
            <text:p>7073648</text:p>
          </table:table-cell>
          <table:table-cell office:value-type="float" office:value="6831" calcext:value-type="float">
            <text:p>6831</text:p>
          </table:table-cell>
          <table:table-cell office:value-type="float" office:value="6724" calcext:value-type="float">
            <text:p>6724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0.470767" calcext:value-type="float">
            <text:p>100.470767</text:p>
          </table:table-cell>
          <table:table-cell office:value-type="float" office:value="99.459325" calcext:value-type="float">
            <text:p>99.459325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366252" calcext:value-type="float">
            <text:p>5366252</text:p>
          </table:table-cell>
          <table:table-cell office:value-type="float" office:value="6831" calcext:value-type="float">
            <text:p>6831</text:p>
          </table:table-cell>
          <table:table-cell office:value-type="float" office:value="5101" calcext:value-type="float">
            <text:p>5101</text:p>
          </table:table-cell>
          <table:table-cell office:value-type="float" office:value="1.072441" calcext:value-type="float">
            <text:p>1.072441</text:p>
          </table:table-cell>
          <table:table-cell office:value-type="float" office:value="100.580977" calcext:value-type="float">
            <text:p>100.580977</text:p>
          </table:table-cell>
          <table:table-cell office:value-type="float" office:value="99.508536" calcext:value-type="float">
            <text:p>99.508536</text:p>
          </table:table-cell>
          <table:table-cell office:value-type="float" office:value="0.43142" calcext:value-type="float">
            <text:p>0.4314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816" calcext:value-type="float">
            <text:p>26816</text:p>
          </table:table-cell>
          <table:table-cell office:value-type="float" office:value="26456" calcext:value-type="float">
            <text:p>26456</text:p>
          </table:table-cell>
          <table:table-cell office:value-type="float" office:value="646" calcext:value-type="float">
            <text:p>646</text:p>
          </table:table-cell>
          <table:table-cell office:value-type="float" office:value="637" calcext:value-type="float">
            <text:p>637</text:p>
          </table:table-cell>
          <table:table-cell office:value-type="float" office:value="1.026436" calcext:value-type="float">
            <text:p>1.026436</text:p>
          </table:table-cell>
          <table:table-cell office:value-type="float" office:value="100.582663" calcext:value-type="float">
            <text:p>100.582663</text:p>
          </table:table-cell>
          <table:table-cell office:value-type="float" office:value="99.556227" calcext:value-type="float">
            <text:p>99.556227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6" calcext:value-type="float">
            <text:p>489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.022173" calcext:value-type="float">
            <text:p>1.022173</text:p>
          </table:table-cell>
          <table:table-cell office:value-type="float" office:value="100.573341" calcext:value-type="float">
            <text:p>100.573341</text:p>
          </table:table-cell>
          <table:table-cell office:value-type="float" office:value="99.551168" calcext:value-type="float">
            <text:p>99.55116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60" calcext:value-type="float">
            <text:p>3060</text:p>
          </table:table-cell>
          <table:table-cell office:value-type="float" office:value="2730" calcext:value-type="float">
            <text:p>2730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.041217" calcext:value-type="float">
            <text:p>1.041217</text:p>
          </table:table-cell>
          <table:table-cell office:value-type="float" office:value="100.583997" calcext:value-type="float">
            <text:p>100.583997</text:p>
          </table:table-cell>
          <table:table-cell office:value-type="float" office:value="99.54278" calcext:value-type="float">
            <text:p>99.5427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.460876" calcext:value-type="float">
            <text:p>4.460876</text:p>
          </table:table-cell>
          <table:table-cell office:value-type="float" office:value="89.896132" calcext:value-type="float">
            <text:p>89.896132</text:p>
          </table:table-cell>
          <table:table-cell office:value-type="float" office:value="85.435256" calcext:value-type="float">
            <text:p>85.435256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7229344" calcext:value-type="float">
            <text:p>7229344</text:p>
          </table:table-cell>
          <table:table-cell office:value-type="float" office:value="6931" calcext:value-type="float">
            <text:p>6931</text:p>
          </table:table-cell>
          <table:table-cell office:value-type="float" office:value="6872" calcext:value-type="float">
            <text:p>6872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0.28272" calcext:value-type="float">
            <text:p>100.28272</text:p>
          </table:table-cell>
          <table:table-cell office:value-type="float" office:value="99.274468" calcext:value-type="float">
            <text:p>99.274468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5566132" calcext:value-type="float">
            <text:p>5566132</text:p>
          </table:table-cell>
          <table:table-cell office:value-type="float" office:value="6930" calcext:value-type="float">
            <text:p>6930</text:p>
          </table:table-cell>
          <table:table-cell office:value-type="float" office:value="5291" calcext:value-type="float">
            <text:p>5291</text:p>
          </table:table-cell>
          <table:table-cell office:value-type="float" office:value="1.073558" calcext:value-type="float">
            <text:p>1.073558</text:p>
          </table:table-cell>
          <table:table-cell office:value-type="float" office:value="100.593609" calcext:value-type="float">
            <text:p>100.593609</text:p>
          </table:table-cell>
          <table:table-cell office:value-type="float" office:value="99.520051" calcext:value-type="float">
            <text:p>99.520051</text:p>
          </table:table-cell>
          <table:table-cell office:value-type="float" office:value="0.447438" calcext:value-type="float">
            <text:p>0.44743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176" calcext:value-type="float">
            <text:p>16176</text:p>
          </table:table-cell>
          <table:table-cell office:value-type="float" office:value="15896" calcext:value-type="float">
            <text:p>15896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office:value-type="float" office:value="1.03674" calcext:value-type="float">
            <text:p>1.03674</text:p>
          </table:table-cell>
          <table:table-cell office:value-type="float" office:value="99.98838" calcext:value-type="float">
            <text:p>99.98838</text:p>
          </table:table-cell>
          <table:table-cell office:value-type="float" office:value="98.95164" calcext:value-type="float">
            <text:p>98.9516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64" calcext:value-type="float">
            <text:p>566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.021944" calcext:value-type="float">
            <text:p>1.021944</text:p>
          </table:table-cell>
          <table:table-cell office:value-type="float" office:value="100.714926" calcext:value-type="float">
            <text:p>100.714926</text:p>
          </table:table-cell>
          <table:table-cell office:value-type="float" office:value="99.692982" calcext:value-type="float">
            <text:p>99.692982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558" calcext:value-type="float">
            <text:p>3558</text:p>
          </table:table-cell>
          <table:table-cell office:value-type="float" office:value="3258" calcext:value-type="float">
            <text:p>325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.043279" calcext:value-type="float">
            <text:p>1.043279</text:p>
          </table:table-cell>
          <table:table-cell office:value-type="float" office:value="100.71338" calcext:value-type="float">
            <text:p>100.71338</text:p>
          </table:table-cell>
          <table:table-cell office:value-type="float" office:value="99.670101" calcext:value-type="float">
            <text:p>99.67010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.273829" calcext:value-type="float">
            <text:p>4.273829</text:p>
          </table:table-cell>
          <table:table-cell office:value-type="float" office:value="97.111929" calcext:value-type="float">
            <text:p>97.111929</text:p>
          </table:table-cell>
          <table:table-cell office:value-type="float" office:value="92.8381" calcext:value-type="float">
            <text:p>92.838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7328232" calcext:value-type="float">
            <text:p>7328232</text:p>
          </table:table-cell>
          <table:table-cell office:value-type="float" office:value="7030" calcext:value-type="float">
            <text:p>7030</text:p>
          </table:table-cell>
          <table:table-cell office:value-type="float" office:value="6966" calcext:value-type="float">
            <text:p>6966</text:p>
          </table:table-cell>
          <table:table-cell office:value-type="float" office:value="1.016393" calcext:value-type="float">
            <text:p>1.016393</text:p>
          </table:table-cell>
          <table:table-cell office:value-type="float" office:value="100.491252" calcext:value-type="float">
            <text:p>100.491252</text:p>
          </table:table-cell>
          <table:table-cell office:value-type="float" office:value="99.47486" calcext:value-type="float">
            <text:p>99.47486</text:p>
          </table:table-cell>
          <table:table-cell office:value-type="float" office:value="0.589354" calcext:value-type="float">
            <text:p>0.58935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5473556" calcext:value-type="float">
            <text:p>5473556</text:p>
          </table:table-cell>
          <table:table-cell office:value-type="float" office:value="7029" calcext:value-type="float">
            <text:p>7029</text:p>
          </table:table-cell>
          <table:table-cell office:value-type="float" office:value="5203" calcext:value-type="float">
            <text:p>5203</text:p>
          </table:table-cell>
          <table:table-cell office:value-type="float" office:value="1.067435" calcext:value-type="float">
            <text:p>1.067435</text:p>
          </table:table-cell>
          <table:table-cell office:value-type="float" office:value="100.459591" calcext:value-type="float">
            <text:p>100.459591</text:p>
          </table:table-cell>
          <table:table-cell office:value-type="float" office:value="99.392156" calcext:value-type="float">
            <text:p>99.392156</text:p>
          </table:table-cell>
          <table:table-cell office:value-type="float" office:value="0.440562" calcext:value-type="float">
            <text:p>0.44056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760" calcext:value-type="float">
            <text:p>16760</text:p>
          </table:table-cell>
          <table:table-cell office:value-type="float" office:value="16640" calcext:value-type="float">
            <text:p>1664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1.038068" calcext:value-type="float">
            <text:p>1.038068</text:p>
          </table:table-cell>
          <table:table-cell office:value-type="float" office:value="100.772568" calcext:value-type="float">
            <text:p>100.772568</text:p>
          </table:table-cell>
          <table:table-cell office:value-type="float" office:value="99.7345" calcext:value-type="float">
            <text:p>99.7345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40" calcext:value-type="float">
            <text:p>504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.027632" calcext:value-type="float">
            <text:p>1.027632</text:p>
          </table:table-cell>
          <table:table-cell office:value-type="float" office:value="100.469403" calcext:value-type="float">
            <text:p>100.469403</text:p>
          </table:table-cell>
          <table:table-cell office:value-type="float" office:value="99.441771" calcext:value-type="float">
            <text:p>99.441771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50" calcext:value-type="float">
            <text:p>3150</text:p>
          </table:table-cell>
          <table:table-cell office:value-type="float" office:value="2880" calcext:value-type="float">
            <text:p>288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.045187" calcext:value-type="float">
            <text:p>1.045187</text:p>
          </table:table-cell>
          <table:table-cell office:value-type="float" office:value="100.863595" calcext:value-type="float">
            <text:p>100.863595</text:p>
          </table:table-cell>
          <table:table-cell office:value-type="float" office:value="99.818408" calcext:value-type="float">
            <text:p>99.81840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592" calcext:value-type="float">
            <text:p>2592</text:p>
          </table:table-cell>
          <table:table-cell office:value-type="float" office:value="2496" calcext:value-type="float">
            <text:p>249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.148391" calcext:value-type="float">
            <text:p>7.148391</text:p>
          </table:table-cell>
          <table:table-cell office:value-type="float" office:value="95.127571" calcext:value-type="float">
            <text:p>95.127571</text:p>
          </table:table-cell>
          <table:table-cell office:value-type="float" office:value="87.97918" calcext:value-type="float">
            <text:p>87.9791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7374520" calcext:value-type="float">
            <text:p>7374520</text:p>
          </table:table-cell>
          <table:table-cell office:value-type="float" office:value="7128" calcext:value-type="float">
            <text:p>7128</text:p>
          </table:table-cell>
          <table:table-cell office:value-type="float" office:value="7010" calcext:value-type="float">
            <text:p>7010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0.316165" calcext:value-type="float">
            <text:p>100.316165</text:p>
          </table:table-cell>
          <table:table-cell office:value-type="float" office:value="99.305843" calcext:value-type="float">
            <text:p>99.305843</text:p>
          </table:table-cell>
          <table:table-cell office:value-type="float" office:value="0.594086" calcext:value-type="float">
            <text:p>0.59408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272624" calcext:value-type="float">
            <text:p>5272624</text:p>
          </table:table-cell>
          <table:table-cell office:value-type="float" office:value="7128" calcext:value-type="float">
            <text:p>7128</text:p>
          </table:table-cell>
          <table:table-cell office:value-type="float" office:value="5012" calcext:value-type="float">
            <text:p>5012</text:p>
          </table:table-cell>
          <table:table-cell office:value-type="float" office:value="2.076445" calcext:value-type="float">
            <text:p>2.076445</text:p>
          </table:table-cell>
          <table:table-cell office:value-type="float" office:value="100.677302" calcext:value-type="float">
            <text:p>100.677302</text:p>
          </table:table-cell>
          <table:table-cell office:value-type="float" office:value="98.600856" calcext:value-type="float">
            <text:p>98.600856</text:p>
          </table:table-cell>
          <table:table-cell office:value-type="float" office:value="0.427795" calcext:value-type="float">
            <text:p>0.42779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28" calcext:value-type="float">
            <text:p>22528</text:p>
          </table:table-cell>
          <table:table-cell office:value-type="float" office:value="22240" calcext:value-type="float">
            <text:p>22240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  <table:table-cell office:value-type="float" office:value="1.027696" calcext:value-type="float">
            <text:p>1.027696</text:p>
          </table:table-cell>
          <table:table-cell office:value-type="float" office:value="100.219697" calcext:value-type="float">
            <text:p>100.219697</text:p>
          </table:table-cell>
          <table:table-cell office:value-type="float" office:value="99.192001" calcext:value-type="float">
            <text:p>99.192001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20" calcext:value-type="float">
            <text:p>43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.021593" calcext:value-type="float">
            <text:p>1.021593</text:p>
          </table:table-cell>
          <table:table-cell office:value-type="float" office:value="100.221224" calcext:value-type="float">
            <text:p>100.221224</text:p>
          </table:table-cell>
          <table:table-cell office:value-type="float" office:value="99.199631" calcext:value-type="float">
            <text:p>99.199631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358" calcext:value-type="float">
            <text:p>235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.040683" calcext:value-type="float">
            <text:p>2.040683</text:p>
          </table:table-cell>
          <table:table-cell office:value-type="float" office:value="100.67174" calcext:value-type="float">
            <text:p>100.67174</text:p>
          </table:table-cell>
          <table:table-cell office:value-type="float" office:value="98.631056" calcext:value-type="float">
            <text:p>98.631056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96" calcext:value-type="float">
            <text:p>369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4.764755" calcext:value-type="float">
            <text:p>4.764755</text:p>
          </table:table-cell>
          <table:table-cell office:value-type="float" office:value="95.799138" calcext:value-type="float">
            <text:p>95.799138</text:p>
          </table:table-cell>
          <table:table-cell office:value-type="float" office:value="91.034383" calcext:value-type="float">
            <text:p>91.03438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7482876" calcext:value-type="float">
            <text:p>7482876</text:p>
          </table:table-cell>
          <table:table-cell office:value-type="float" office:value="7228" calcext:value-type="float">
            <text:p>7228</text:p>
          </table:table-cell>
          <table:table-cell office:value-type="float" office:value="7113" calcext:value-type="float">
            <text:p>7113</text:p>
          </table:table-cell>
          <table:table-cell office:value-type="float" office:value="1.016362" calcext:value-type="float">
            <text:p>1.016362</text:p>
          </table:table-cell>
          <table:table-cell office:value-type="float" office:value="100.274015" calcext:value-type="float">
            <text:p>100.274015</text:p>
          </table:table-cell>
          <table:table-cell office:value-type="float" office:value="99.257653" calcext:value-type="float">
            <text:p>99.257653</text:p>
          </table:table-cell>
          <table:table-cell office:value-type="float" office:value="0.603107" calcext:value-type="float">
            <text:p>0.60310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5333640" calcext:value-type="float">
            <text:p>5333640</text:p>
          </table:table-cell>
          <table:table-cell office:value-type="float" office:value="7227" calcext:value-type="float">
            <text:p>7227</text:p>
          </table:table-cell>
          <table:table-cell office:value-type="float" office:value="5070" calcext:value-type="float">
            <text:p>5070</text:p>
          </table:table-cell>
          <table:table-cell office:value-type="float" office:value="1.078124" calcext:value-type="float">
            <text:p>1.078124</text:p>
          </table:table-cell>
          <table:table-cell office:value-type="float" office:value="100.48404" calcext:value-type="float">
            <text:p>100.48404</text:p>
          </table:table-cell>
          <table:table-cell office:value-type="float" office:value="99.405916" calcext:value-type="float">
            <text:p>99.405916</text:p>
          </table:table-cell>
          <table:table-cell office:value-type="float" office:value="0.429241" calcext:value-type="float">
            <text:p>0.42924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776" calcext:value-type="float">
            <text:p>19776</text:p>
          </table:table-cell>
          <table:table-cell office:value-type="float" office:value="19656" calcext:value-type="float">
            <text:p>19656</text:p>
          </table:table-cell>
          <table:table-cell office:value-type="float" office:value="469" calcext:value-type="float">
            <text:p>469</text:p>
          </table:table-cell>
          <table:table-cell office:value-type="float" office:value="466" calcext:value-type="float">
            <text:p>466</text:p>
          </table:table-cell>
          <table:table-cell office:value-type="float" office:value="1.037169" calcext:value-type="float">
            <text:p>1.037169</text:p>
          </table:table-cell>
          <table:table-cell office:value-type="float" office:value="99.686564" calcext:value-type="float">
            <text:p>99.686564</text:p>
          </table:table-cell>
          <table:table-cell office:value-type="float" office:value="98.649395" calcext:value-type="float">
            <text:p>98.649395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76" calcext:value-type="float">
            <text:p>417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.024333" calcext:value-type="float">
            <text:p>1.024333</text:p>
          </table:table-cell>
          <table:table-cell office:value-type="float" office:value="99.693632" calcext:value-type="float">
            <text:p>99.693632</text:p>
          </table:table-cell>
          <table:table-cell office:value-type="float" office:value="98.669299" calcext:value-type="float">
            <text:p>98.669299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10" calcext:value-type="float">
            <text:p>2610</text:p>
          </table:table-cell>
          <table:table-cell office:value-type="float" office:value="2040" calcext:value-type="float">
            <text:p>2040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1.052911" calcext:value-type="float">
            <text:p>1.052911</text:p>
          </table:table-cell>
          <table:table-cell office:value-type="float" office:value="99.661881" calcext:value-type="float">
            <text:p>99.661881</text:p>
          </table:table-cell>
          <table:table-cell office:value-type="float" office:value="98.60897" calcext:value-type="float">
            <text:p>98.6089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24" calcext:value-type="float">
            <text:p>422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.499511" calcext:value-type="float">
            <text:p>3.499511</text:p>
          </table:table-cell>
          <table:table-cell office:value-type="float" office:value="98.898374" calcext:value-type="float">
            <text:p>98.898374</text:p>
          </table:table-cell>
          <table:table-cell office:value-type="float" office:value="95.398863" calcext:value-type="float">
            <text:p>95.398863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7564932" calcext:value-type="float">
            <text:p>7564932</text:p>
          </table:table-cell>
          <table:table-cell office:value-type="float" office:value="7326" calcext:value-type="float">
            <text:p>7326</text:p>
          </table:table-cell>
          <table:table-cell office:value-type="float" office:value="7191" calcext:value-type="float">
            <text:p>7191</text:p>
          </table:table-cell>
          <table:table-cell office:value-type="float" office:value="1.014282" calcext:value-type="float">
            <text:p>1.014282</text:p>
          </table:table-cell>
          <table:table-cell office:value-type="float" office:value="100.258158" calcext:value-type="float">
            <text:p>100.258158</text:p>
          </table:table-cell>
          <table:table-cell office:value-type="float" office:value="99.243876" calcext:value-type="float">
            <text:p>99.243876</text:p>
          </table:table-cell>
          <table:table-cell office:value-type="float" office:value="0.609805" calcext:value-type="float">
            <text:p>0.60980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198984" calcext:value-type="float">
            <text:p>5198984</text:p>
          </table:table-cell>
          <table:table-cell office:value-type="float" office:value="7326" calcext:value-type="float">
            <text:p>7326</text:p>
          </table:table-cell>
          <table:table-cell office:value-type="float" office:value="4942" calcext:value-type="float">
            <text:p>4942</text:p>
          </table:table-cell>
          <table:table-cell office:value-type="float" office:value="1.074329" calcext:value-type="float">
            <text:p>1.074329</text:p>
          </table:table-cell>
          <table:table-cell office:value-type="float" office:value="100.501896" calcext:value-type="float">
            <text:p>100.501896</text:p>
          </table:table-cell>
          <table:table-cell office:value-type="float" office:value="99.427567" calcext:value-type="float">
            <text:p>99.427567</text:p>
          </table:table-cell>
          <table:table-cell office:value-type="float" office:value="0.418313" calcext:value-type="float">
            <text:p>0.41831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48" calcext:value-type="float">
            <text:p>24848</text:p>
          </table:table-cell>
          <table:table-cell office:value-type="float" office:value="24688" calcext:value-type="float">
            <text:p>24688</text:p>
          </table:table-cell>
          <table:table-cell office:value-type="float" office:value="595" calcext:value-type="float">
            <text:p>595</text:p>
          </table:table-cell>
          <table:table-cell office:value-type="float" office:value="591" calcext:value-type="float">
            <text:p>591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99.870306" calcext:value-type="float">
            <text:p>99.870306</text:p>
          </table:table-cell>
          <table:table-cell office:value-type="float" office:value="98.842649" calcext:value-type="float">
            <text:p>98.842649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4272" calcext:value-type="float">
            <text:p>427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.022593" calcext:value-type="float">
            <text:p>1.022593</text:p>
          </table:table-cell>
          <table:table-cell office:value-type="float" office:value="99.877354" calcext:value-type="float">
            <text:p>99.877354</text:p>
          </table:table-cell>
          <table:table-cell office:value-type="float" office:value="98.854761" calcext:value-type="float">
            <text:p>98.854761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0" calcext:value-type="float">
            <text:p>2700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.042878" calcext:value-type="float">
            <text:p>1.042878</text:p>
          </table:table-cell>
          <table:table-cell office:value-type="float" office:value="100.369201" calcext:value-type="float">
            <text:p>100.369201</text:p>
          </table:table-cell>
          <table:table-cell office:value-type="float" office:value="99.326323" calcext:value-type="float">
            <text:p>99.32632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888" calcext:value-type="float">
            <text:p>388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3.371724" calcext:value-type="float">
            <text:p>3.371724</text:p>
          </table:table-cell>
          <table:table-cell office:value-type="float" office:value="97.143437" calcext:value-type="float">
            <text:p>97.143437</text:p>
          </table:table-cell>
          <table:table-cell office:value-type="float" office:value="93.771714" calcext:value-type="float">
            <text:p>93.771714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7693276" calcext:value-type="float">
            <text:p>7693276</text:p>
          </table:table-cell>
          <table:table-cell office:value-type="float" office:value="7426" calcext:value-type="float">
            <text:p>7426</text:p>
          </table:table-cell>
          <table:table-cell office:value-type="float" office:value="7313" calcext:value-type="float">
            <text:p>7313</text:p>
          </table:table-cell>
          <table:table-cell office:value-type="float" office:value="1.010342" calcext:value-type="float">
            <text:p>1.010342</text:p>
          </table:table-cell>
          <table:table-cell office:value-type="float" office:value="100.43367" calcext:value-type="float">
            <text:p>100.43367</text:p>
          </table:table-cell>
          <table:table-cell office:value-type="float" office:value="99.423328" calcext:value-type="float">
            <text:p>99.423328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5230544" calcext:value-type="float">
            <text:p>5230544</text:p>
          </table:table-cell>
          <table:table-cell office:value-type="float" office:value="7425" calcext:value-type="float">
            <text:p>7425</text:p>
          </table:table-cell>
          <table:table-cell office:value-type="float" office:value="4972" calcext:value-type="float">
            <text:p>4972</text:p>
          </table:table-cell>
          <table:table-cell office:value-type="float" office:value="1.069179" calcext:value-type="float">
            <text:p>1.069179</text:p>
          </table:table-cell>
          <table:table-cell office:value-type="float" office:value="100.857459" calcext:value-type="float">
            <text:p>100.857459</text:p>
          </table:table-cell>
          <table:table-cell office:value-type="float" office:value="99.788281" calcext:value-type="float">
            <text:p>99.788281</text:p>
          </table:table-cell>
          <table:table-cell office:value-type="float" office:value="0.419331" calcext:value-type="float">
            <text:p>0.41933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48" calcext:value-type="float">
            <text:p>16648</text:p>
          </table:table-cell>
          <table:table-cell office:value-type="float" office:value="16440" calcext:value-type="float">
            <text:p>16440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1.022217" calcext:value-type="float">
            <text:p>1.022217</text:p>
          </table:table-cell>
          <table:table-cell office:value-type="float" office:value="100.574172" calcext:value-type="float">
            <text:p>100.574172</text:p>
          </table:table-cell>
          <table:table-cell office:value-type="float" office:value="99.551955" calcext:value-type="float">
            <text:p>99.551955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36" calcext:value-type="float">
            <text:p>393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.013011" calcext:value-type="float">
            <text:p>1.013011</text:p>
          </table:table-cell>
          <table:table-cell office:value-type="float" office:value="100.576362" calcext:value-type="float">
            <text:p>100.576362</text:p>
          </table:table-cell>
          <table:table-cell office:value-type="float" office:value="99.563352" calcext:value-type="float">
            <text:p>99.56335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2118" calcext:value-type="float">
            <text:p>211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.038478" calcext:value-type="float">
            <text:p>1.038478</text:p>
          </table:table-cell>
          <table:table-cell office:value-type="float" office:value="100.781068" calcext:value-type="float">
            <text:p>100.781068</text:p>
          </table:table-cell>
          <table:table-cell office:value-type="float" office:value="99.74259" calcext:value-type="float">
            <text:p>99.7425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840" calcext:value-type="float">
            <text:p>3840</text:p>
          </table:table-cell>
          <table:table-cell office:value-type="float" office:value="3696" calcext:value-type="float">
            <text:p>369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.190045" calcext:value-type="float">
            <text:p>4.190045</text:p>
          </table:table-cell>
          <table:table-cell office:value-type="float" office:value="99.078741" calcext:value-type="float">
            <text:p>99.078741</text:p>
          </table:table-cell>
          <table:table-cell office:value-type="float" office:value="94.888697" calcext:value-type="float">
            <text:p>94.888697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7743772" calcext:value-type="float">
            <text:p>7743772</text:p>
          </table:table-cell>
          <table:table-cell office:value-type="float" office:value="7524" calcext:value-type="float">
            <text:p>7524</text:p>
          </table:table-cell>
          <table:table-cell office:value-type="float" office:value="7361" calcext:value-type="float">
            <text:p>7361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47675" calcext:value-type="float">
            <text:p>100.47675</text:p>
          </table:table-cell>
          <table:table-cell office:value-type="float" office:value="99.467449" calcext:value-type="float">
            <text:p>99.467449</text:p>
          </table:table-cell>
          <table:table-cell office:value-type="float" office:value="0.622819" calcext:value-type="float">
            <text:p>0.62281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087472" calcext:value-type="float">
            <text:p>5087472</text:p>
          </table:table-cell>
          <table:table-cell office:value-type="float" office:value="7524" calcext:value-type="float">
            <text:p>7524</text:p>
          </table:table-cell>
          <table:table-cell office:value-type="float" office:value="4836" calcext:value-type="float">
            <text:p>4836</text:p>
          </table:table-cell>
          <table:table-cell office:value-type="float" office:value="1.057513" calcext:value-type="float">
            <text:p>1.057513</text:p>
          </table:table-cell>
          <table:table-cell office:value-type="float" office:value="101.143936" calcext:value-type="float">
            <text:p>101.143936</text:p>
          </table:table-cell>
          <table:table-cell office:value-type="float" office:value="100.086423" calcext:value-type="float">
            <text:p>100.086423</text:p>
          </table:table-cell>
          <table:table-cell office:value-type="float" office:value="0.406646" calcext:value-type="float">
            <text:p>0.40664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808" calcext:value-type="float">
            <text:p>24808</text:p>
          </table:table-cell>
          <table:table-cell office:value-type="float" office:value="24680" calcext:value-type="float">
            <text:p>24680</text:p>
          </table:table-cell>
          <table:table-cell office:value-type="float" office:value="595" calcext:value-type="float">
            <text:p>595</text:p>
          </table:table-cell>
          <table:table-cell office:value-type="float" office:value="592" calcext:value-type="float">
            <text:p>592</text:p>
          </table:table-cell>
          <table:table-cell office:value-type="float" office:value="1.025606" calcext:value-type="float">
            <text:p>1.025606</text:p>
          </table:table-cell>
          <table:table-cell office:value-type="float" office:value="100.93496" calcext:value-type="float">
            <text:p>100.93496</text:p>
          </table:table-cell>
          <table:table-cell office:value-type="float" office:value="99.909354" calcext:value-type="float">
            <text:p>99.909354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8" calcext:value-type="float">
            <text:p>3408</text:p>
          </table:table-cell>
          <table:table-cell office:value-type="float" office:value="3360" calcext:value-type="float">
            <text:p>336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.01407" calcext:value-type="float">
            <text:p>1.01407</text:p>
          </table:table-cell>
          <table:table-cell office:value-type="float" office:value="99.337959" calcext:value-type="float">
            <text:p>99.337959</text:p>
          </table:table-cell>
          <table:table-cell office:value-type="float" office:value="98.323889" calcext:value-type="float">
            <text:p>98.32388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1830" calcext:value-type="float">
            <text:p>183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.040967" calcext:value-type="float">
            <text:p>1.040967</text:p>
          </table:table-cell>
          <table:table-cell office:value-type="float" office:value="99.828933" calcext:value-type="float">
            <text:p>99.828933</text:p>
          </table:table-cell>
          <table:table-cell office:value-type="float" office:value="98.787965" calcext:value-type="float">
            <text:p>98.78796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36" calcext:value-type="float">
            <text:p>513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.475743" calcext:value-type="float">
            <text:p>3.475743</text:p>
          </table:table-cell>
          <table:table-cell office:value-type="float" office:value="100.933474" calcext:value-type="float">
            <text:p>100.933474</text:p>
          </table:table-cell>
          <table:table-cell office:value-type="float" office:value="97.457731" calcext:value-type="float">
            <text:p>97.45773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7838452" calcext:value-type="float">
            <text:p>7838452</text:p>
          </table:table-cell>
          <table:table-cell office:value-type="float" office:value="7623" calcext:value-type="float">
            <text:p>7623</text:p>
          </table:table-cell>
          <table:table-cell office:value-type="float" office:value="7451" calcext:value-type="float">
            <text:p>745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147469" calcext:value-type="float">
            <text:p>100.147469</text:p>
          </table:table-cell>
          <table:table-cell office:value-type="float" office:value="99.140047" calcext:value-type="float">
            <text:p>99.140047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012780" calcext:value-type="float">
            <text:p>5012780</text:p>
          </table:table-cell>
          <table:table-cell office:value-type="float" office:value="7623" calcext:value-type="float">
            <text:p>7623</text:p>
          </table:table-cell>
          <table:table-cell office:value-type="float" office:value="4765" calcext:value-type="float">
            <text:p>4765</text:p>
          </table:table-cell>
          <table:table-cell office:value-type="float" office:value="1.057943" calcext:value-type="float">
            <text:p>1.057943</text:p>
          </table:table-cell>
          <table:table-cell office:value-type="float" office:value="100.480008" calcext:value-type="float">
            <text:p>100.480008</text:p>
          </table:table-cell>
          <table:table-cell office:value-type="float" office:value="99.422064" calcext:value-type="float">
            <text:p>99.422064</text:p>
          </table:table-cell>
          <table:table-cell office:value-type="float" office:value="0.403354" calcext:value-type="float">
            <text:p>0.40335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096" calcext:value-type="float">
            <text:p>26096</text:p>
          </table:table-cell>
          <table:table-cell office:value-type="float" office:value="26048" calcext:value-type="float">
            <text:p>26048</text:p>
          </table:table-cell>
          <table:table-cell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1.024637" calcext:value-type="float">
            <text:p>1.024637</text:p>
          </table:table-cell>
          <table:table-cell office:value-type="float" office:value="99.876938" calcext:value-type="float">
            <text:p>99.876938</text:p>
          </table:table-cell>
          <table:table-cell office:value-type="float" office:value="98.852301" calcext:value-type="float">
            <text:p>98.85230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8" calcext:value-type="float">
            <text:p>36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020693" calcext:value-type="float">
            <text:p>1.020693</text:p>
          </table:table-cell>
          <table:table-cell office:value-type="float" office:value="98.462388" calcext:value-type="float">
            <text:p>98.462388</text:p>
          </table:table-cell>
          <table:table-cell office:value-type="float" office:value="97.441694" calcext:value-type="float">
            <text:p>97.4416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0" calcext:value-type="float">
            <text:p>2280</text:p>
          </table:table-cell>
          <table:table-cell office:value-type="float" office:value="2130" calcext:value-type="float">
            <text:p>213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.038188" calcext:value-type="float">
            <text:p>1.038188</text:p>
          </table:table-cell>
          <table:table-cell office:value-type="float" office:value="98.444574" calcext:value-type="float">
            <text:p>98.444574</text:p>
          </table:table-cell>
          <table:table-cell office:value-type="float" office:value="97.406386" calcext:value-type="float">
            <text:p>97.40638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48" calcext:value-type="float">
            <text:p>484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3.304532" calcext:value-type="float">
            <text:p>3.304532</text:p>
          </table:table-cell>
          <table:table-cell office:value-type="float" office:value="99.645357" calcext:value-type="float">
            <text:p>99.645357</text:p>
          </table:table-cell>
          <table:table-cell office:value-type="float" office:value="96.340825" calcext:value-type="float">
            <text:p>96.340825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7913144" calcext:value-type="float">
            <text:p>7913144</text:p>
          </table:table-cell>
          <table:table-cell office:value-type="float" office:value="7722" calcext:value-type="float">
            <text:p>7722</text:p>
          </table:table-cell>
          <table:table-cell office:value-type="float" office:value="7522" calcext:value-type="float">
            <text:p>7522</text:p>
          </table:table-cell>
          <table:table-cell office:value-type="float" office:value="1.009402" calcext:value-type="float">
            <text:p>1.009402</text:p>
          </table:table-cell>
          <table:table-cell office:value-type="float" office:value="100.287441" calcext:value-type="float">
            <text:p>100.287441</text:p>
          </table:table-cell>
          <table:table-cell office:value-type="float" office:value="99.278039" calcext:value-type="float">
            <text:p>99.278039</text:p>
          </table:table-cell>
          <table:table-cell office:value-type="float" office:value="0.637655" calcext:value-type="float">
            <text:p>0.63765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4974908" calcext:value-type="float">
            <text:p>4974908</text:p>
          </table:table-cell>
          <table:table-cell office:value-type="float" office:value="7722" calcext:value-type="float">
            <text:p>7722</text:p>
          </table:table-cell>
          <table:table-cell office:value-type="float" office:value="4729" calcext:value-type="float">
            <text:p>4729</text:p>
          </table:table-cell>
          <table:table-cell office:value-type="float" office:value="1.071443" calcext:value-type="float">
            <text:p>1.071443</text:p>
          </table:table-cell>
          <table:table-cell office:value-type="float" office:value="100.658291" calcext:value-type="float">
            <text:p>100.658291</text:p>
          </table:table-cell>
          <table:table-cell office:value-type="float" office:value="99.586849" calcext:value-type="float">
            <text:p>99.586849</text:p>
          </table:table-cell>
          <table:table-cell office:value-type="float" office:value="0.399644" calcext:value-type="float">
            <text:p>0.39964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504" calcext:value-type="float">
            <text:p>22504</text:p>
          </table:table-cell>
          <table:table-cell office:value-type="float" office:value="22256" calcext:value-type="float">
            <text:p>22256</text:p>
          </table:table-cell>
          <table:table-cell office:value-type="float" office:value="539" calcext:value-type="float">
            <text:p>539</text:p>
          </table:table-cell>
          <table:table-cell office:value-type="float" office:value="533" calcext:value-type="float">
            <text:p>533</text:p>
          </table:table-cell>
          <table:table-cell office:value-type="float" office:value="1.022397" calcext:value-type="float">
            <text:p>1.022397</text:p>
          </table:table-cell>
          <table:table-cell office:value-type="float" office:value="100.092386" calcext:value-type="float">
            <text:p>100.092386</text:p>
          </table:table-cell>
          <table:table-cell office:value-type="float" office:value="99.069989" calcext:value-type="float">
            <text:p>99.069989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0" calcext:value-type="float">
            <text:p>3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100.093933" calcext:value-type="float">
            <text:p>100.093933</text:p>
          </table:table-cell>
          <table:table-cell office:value-type="float" office:value="99.081862" calcext:value-type="float">
            <text:p>99.081862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470" calcext:value-type="float">
            <text:p>147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.029075" calcext:value-type="float">
            <text:p>1.029075</text:p>
          </table:table-cell>
          <table:table-cell office:value-type="float" office:value="100.661504" calcext:value-type="float">
            <text:p>100.661504</text:p>
          </table:table-cell>
          <table:table-cell office:value-type="float" office:value="99.632429" calcext:value-type="float">
            <text:p>99.63242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32" calcext:value-type="float">
            <text:p>5232</text:p>
          </table:table-cell>
          <table:table-cell office:value-type="float" office:value="5136" calcext:value-type="float">
            <text:p>513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4.127581" calcext:value-type="float">
            <text:p>4.127581</text:p>
          </table:table-cell>
          <table:table-cell office:value-type="float" office:value="97.180671" calcext:value-type="float">
            <text:p>97.180671</text:p>
          </table:table-cell>
          <table:table-cell office:value-type="float" office:value="93.053089" calcext:value-type="float">
            <text:p>93.053089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8076204" calcext:value-type="float">
            <text:p>8076204</text:p>
          </table:table-cell>
          <table:table-cell office:value-type="float" office:value="7821" calcext:value-type="float">
            <text:p>7821</text:p>
          </table:table-cell>
          <table:table-cell office:value-type="float" office:value="7677" calcext:value-type="float">
            <text:p>7677</text:p>
          </table:table-cell>
          <table:table-cell office:value-type="float" office:value="1.010493" calcext:value-type="float">
            <text:p>1.010493</text:p>
          </table:table-cell>
          <table:table-cell office:value-type="float" office:value="100.422561" calcext:value-type="float">
            <text:p>100.422561</text:p>
          </table:table-cell>
          <table:table-cell office:value-type="float" office:value="99.412068" calcext:value-type="float">
            <text:p>99.412068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4896008" calcext:value-type="float">
            <text:p>4896008</text:p>
          </table:table-cell>
          <table:table-cell office:value-type="float" office:value="7821" calcext:value-type="float">
            <text:p>7821</text:p>
          </table:table-cell>
          <table:table-cell office:value-type="float" office:value="4654" calcext:value-type="float">
            <text:p>4654</text:p>
          </table:table-cell>
          <table:table-cell office:value-type="float" office:value="1.056664" calcext:value-type="float">
            <text:p>1.056664</text:p>
          </table:table-cell>
          <table:table-cell office:value-type="float" office:value="100.804154" calcext:value-type="float">
            <text:p>100.804154</text:p>
          </table:table-cell>
          <table:table-cell office:value-type="float" office:value="99.74749" calcext:value-type="float">
            <text:p>99.74749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424" calcext:value-type="float">
            <text:p>25424</text:p>
          </table:table-cell>
          <table:table-cell office:value-type="float" office:value="25376" calcext:value-type="float">
            <text:p>25376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1.024027" calcext:value-type="float">
            <text:p>1.024027</text:p>
          </table:table-cell>
          <table:table-cell office:value-type="float" office:value="100.521599" calcext:value-type="float">
            <text:p>100.521599</text:p>
          </table:table-cell>
          <table:table-cell office:value-type="float" office:value="99.497572" calcext:value-type="float">
            <text:p>99.497572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8" calcext:value-type="float">
            <text:p>3408</text:p>
          </table:table-cell>
          <table:table-cell office:value-type="float" office:value="3312" calcext:value-type="float">
            <text:p>331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100.943168" calcext:value-type="float">
            <text:p>100.943168</text:p>
          </table:table-cell>
          <table:table-cell office:value-type="float" office:value="99.922964" calcext:value-type="float">
            <text:p>99.922964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18" calcext:value-type="float">
            <text:p>2118</text:p>
          </table:table-cell>
          <table:table-cell office:value-type="float" office:value="1938" calcext:value-type="float">
            <text:p>193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.037129" calcext:value-type="float">
            <text:p>1.037129</text:p>
          </table:table-cell>
          <table:table-cell office:value-type="float" office:value="100.941562" calcext:value-type="float">
            <text:p>100.941562</text:p>
          </table:table-cell>
          <table:table-cell office:value-type="float" office:value="99.904433" calcext:value-type="float">
            <text:p>99.90443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184" calcext:value-type="float">
            <text:p>518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4.281489" calcext:value-type="float">
            <text:p>4.281489</text:p>
          </table:table-cell>
          <table:table-cell office:value-type="float" office:value="98.984921" calcext:value-type="float">
            <text:p>98.984921</text:p>
          </table:table-cell>
          <table:table-cell office:value-type="float" office:value="94.703432" calcext:value-type="float">
            <text:p>94.703432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8142480" calcext:value-type="float">
            <text:p>8142480</text:p>
          </table:table-cell>
          <table:table-cell office:value-type="float" office:value="7920" calcext:value-type="float">
            <text:p>7920</text:p>
          </table:table-cell>
          <table:table-cell office:value-type="float" office:value="7740" calcext:value-type="float">
            <text:p>7740</text:p>
          </table:table-cell>
          <table:table-cell office:value-type="float" office:value="1.015402" calcext:value-type="float">
            <text:p>1.015402</text:p>
          </table:table-cell>
          <table:table-cell office:value-type="float" office:value="100.438596" calcext:value-type="float">
            <text:p>100.438596</text:p>
          </table:table-cell>
          <table:table-cell office:value-type="float" office:value="99.423194" calcext:value-type="float">
            <text:p>99.423194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4705596" calcext:value-type="float">
            <text:p>4705596</text:p>
          </table:table-cell>
          <table:table-cell office:value-type="float" office:value="7920" calcext:value-type="float">
            <text:p>7920</text:p>
          </table:table-cell>
          <table:table-cell office:value-type="float" office:value="4473" calcext:value-type="float">
            <text:p>4473</text:p>
          </table:table-cell>
          <table:table-cell office:value-type="float" office:value="1.085515" calcext:value-type="float">
            <text:p>1.085515</text:p>
          </table:table-cell>
          <table:table-cell office:value-type="float" office:value="100.924607" calcext:value-type="float">
            <text:p>100.924607</text:p>
          </table:table-cell>
          <table:table-cell office:value-type="float" office:value="99.839092" calcext:value-type="float">
            <text:p>99.839092</text:p>
          </table:table-cell>
          <table:table-cell office:value-type="float" office:value="0.377054" calcext:value-type="float">
            <text:p>0.37705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3672" calcext:value-type="float">
            <text:p>23672</text:p>
          </table:table-cell>
          <table:table-cell office:value-type="float" office:value="23384" calcext:value-type="float">
            <text:p>23384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1.033819" calcext:value-type="float">
            <text:p>1.033819</text:p>
          </table:table-cell>
          <table:table-cell office:value-type="float" office:value="101.312219" calcext:value-type="float">
            <text:p>101.312219</text:p>
          </table:table-cell>
          <table:table-cell office:value-type="float" office:value="100.278399" calcext:value-type="float">
            <text:p>100.278399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80" calcext:value-type="float">
            <text:p>28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.023433" calcext:value-type="float">
            <text:p>1.023433</text:p>
          </table:table-cell>
          <table:table-cell office:value-type="float" office:value="101.367781" calcext:value-type="float">
            <text:p>101.367781</text:p>
          </table:table-cell>
          <table:table-cell office:value-type="float" office:value="100.344347" calcext:value-type="float">
            <text:p>100.34434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500" calcext:value-type="float">
            <text:p>15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.048701" calcext:value-type="float">
            <text:p>1.048701</text:p>
          </table:table-cell>
          <table:table-cell office:value-type="float" office:value="100.828552" calcext:value-type="float">
            <text:p>100.828552</text:p>
          </table:table-cell>
          <table:table-cell office:value-type="float" office:value="99.779851" calcext:value-type="float">
            <text:p>99.77985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598" calcext:value-type="float">
            <text:p>5598</text:p>
          </table:table-cell>
          <table:table-cell office:value-type="float" office:value="5502" calcext:value-type="float">
            <text:p>550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4.452936" calcext:value-type="float">
            <text:p>4.452936</text:p>
          </table:table-cell>
          <table:table-cell office:value-type="float" office:value="101.369135" calcext:value-type="float">
            <text:p>101.369135</text:p>
          </table:table-cell>
          <table:table-cell office:value-type="float" office:value="96.916199" calcext:value-type="float">
            <text:p>96.916199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8243472" calcext:value-type="float">
            <text:p>8243472</text:p>
          </table:table-cell>
          <table:table-cell office:value-type="float" office:value="8020" calcext:value-type="float">
            <text:p>8020</text:p>
          </table:table-cell>
          <table:table-cell office:value-type="float" office:value="7836" calcext:value-type="float">
            <text:p>7836</text:p>
          </table:table-cell>
          <table:table-cell office:value-type="float" office:value="1.016333" calcext:value-type="float">
            <text:p>1.016333</text:p>
          </table:table-cell>
          <table:table-cell office:value-type="float" office:value="100.2549" calcext:value-type="float">
            <text:p>100.2549</text:p>
          </table:table-cell>
          <table:table-cell office:value-type="float" office:value="99.238567" calcext:value-type="float">
            <text:p>99.238567</text:p>
          </table:table-cell>
          <table:table-cell office:value-type="float" office:value="0.664538" calcext:value-type="float">
            <text:p>0.66453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4655100" calcext:value-type="float">
            <text:p>4655100</text:p>
          </table:table-cell>
          <table:table-cell office:value-type="float" office:value="8019" calcext:value-type="float">
            <text:p>8019</text:p>
          </table:table-cell>
          <table:table-cell office:value-type="float" office:value="4425" calcext:value-type="float">
            <text:p>4425</text:p>
          </table:table-cell>
          <table:table-cell office:value-type="float" office:value="1.065417" calcext:value-type="float">
            <text:p>1.065417</text:p>
          </table:table-cell>
          <table:table-cell office:value-type="float" office:value="100.580088" calcext:value-type="float">
            <text:p>100.580088</text:p>
          </table:table-cell>
          <table:table-cell office:value-type="float" office:value="99.514671" calcext:value-type="float">
            <text:p>99.514671</text:p>
          </table:table-cell>
          <table:table-cell office:value-type="float" office:value="0.374224" calcext:value-type="float">
            <text:p>0.37422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232" calcext:value-type="float">
            <text:p>26232</text:p>
          </table:table-cell>
          <table:table-cell office:value-type="float" office:value="26192" calcext:value-type="float">
            <text:p>26192</text:p>
          </table:table-cell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float" office:value="1.03401" calcext:value-type="float">
            <text:p>1.03401</text:p>
          </table:table-cell>
          <table:table-cell office:value-type="float" office:value="100.726156" calcext:value-type="float">
            <text:p>100.726156</text:p>
          </table:table-cell>
          <table:table-cell office:value-type="float" office:value="99.692146" calcext:value-type="float">
            <text:p>99.692146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592" calcext:value-type="float">
            <text:p>259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.024564" calcext:value-type="float">
            <text:p>1.024564</text:p>
          </table:table-cell>
          <table:table-cell office:value-type="float" office:value="100.748581" calcext:value-type="float">
            <text:p>100.748581</text:p>
          </table:table-cell>
          <table:table-cell office:value-type="float" office:value="99.724017" calcext:value-type="float">
            <text:p>99.724017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350" calcext:value-type="float">
            <text:p>13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.049091" calcext:value-type="float">
            <text:p>1.049091</text:p>
          </table:table-cell>
          <table:table-cell office:value-type="float" office:value="99.62624" calcext:value-type="float">
            <text:p>99.62624</text:p>
          </table:table-cell>
          <table:table-cell office:value-type="float" office:value="98.577149" calcext:value-type="float">
            <text:p>98.57714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66" calcext:value-type="float">
            <text:p>636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3.016592" calcext:value-type="float">
            <text:p>3.016592</text:p>
          </table:table-cell>
          <table:table-cell office:value-type="float" office:value="100.750075" calcext:value-type="float">
            <text:p>100.750075</text:p>
          </table:table-cell>
          <table:table-cell office:value-type="float" office:value="97.733482" calcext:value-type="float">
            <text:p>97.73348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8287656" calcext:value-type="float">
            <text:p>8287656</text:p>
          </table:table-cell>
          <table:table-cell office:value-type="float" office:value="8118" calcext:value-type="float">
            <text:p>8118</text:p>
          </table:table-cell>
          <table:table-cell office:value-type="float" office:value="7878" calcext:value-type="float">
            <text:p>7878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255512" calcext:value-type="float">
            <text:p>100.255512</text:p>
          </table:table-cell>
          <table:table-cell office:value-type="float" office:value="99.240271" calcext:value-type="float">
            <text:p>99.240271</text:p>
          </table:table-cell>
          <table:table-cell office:value-type="float" office:value="0.668088" calcext:value-type="float">
            <text:p>0.66808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4699284" calcext:value-type="float">
            <text:p>4699284</text:p>
          </table:table-cell>
          <table:table-cell office:value-type="float" office:value="8118" calcext:value-type="float">
            <text:p>8118</text:p>
          </table:table-cell>
          <table:table-cell office:value-type="float" office:value="4467" calcext:value-type="float">
            <text:p>4467</text:p>
          </table:table-cell>
          <table:table-cell office:value-type="float" office:value="1.067897" calcext:value-type="float">
            <text:p>1.067897</text:p>
          </table:table-cell>
          <table:table-cell office:value-type="float" office:value="100.526134" calcext:value-type="float">
            <text:p>100.526134</text:p>
          </table:table-cell>
          <table:table-cell office:value-type="float" office:value="99.458237" calcext:value-type="float">
            <text:p>99.458237</text:p>
          </table:table-cell>
          <table:table-cell office:value-type="float" office:value="0.377991" calcext:value-type="float">
            <text:p>0.377991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5616" calcext:value-type="float">
            <text:p>25616</text:p>
          </table:table-cell>
          <table:table-cell office:value-type="float" office:value="25408" calcext:value-type="float">
            <text:p>25408</text:p>
          </table:table-cell>
          <table:table-cell office:value-type="float" office:value="618" calcext:value-type="float">
            <text:p>618</text:p>
          </table:table-cell>
          <table:table-cell office:value-type="float" office:value="613" calcext:value-type="float">
            <text:p>613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100.017903" calcext:value-type="float">
            <text:p>100.017903</text:p>
          </table:table-cell>
          <table:table-cell office:value-type="float" office:value="98.982563" calcext:value-type="float">
            <text:p>98.982563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100.020763" calcext:value-type="float">
            <text:p>100.020763</text:p>
          </table:table-cell>
          <table:table-cell office:value-type="float" office:value="98.99755" calcext:value-type="float">
            <text:p>98.9975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140" calcext:value-type="float">
            <text:p>114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.048381" calcext:value-type="float">
            <text:p>1.048381</text:p>
          </table:table-cell>
          <table:table-cell office:value-type="float" office:value="100.019237" calcext:value-type="float">
            <text:p>100.019237</text:p>
          </table:table-cell>
          <table:table-cell office:value-type="float" office:value="98.970855" calcext:value-type="float">
            <text:p>98.970855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2" calcext:value-type="float">
            <text:p>5952</text:p>
          </table:table-cell>
          <table:table-cell office:value-type="float" office:value="5856" calcext:value-type="float">
            <text:p>585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4.040063" calcext:value-type="float">
            <text:p>4.040063</text:p>
          </table:table-cell>
          <table:table-cell office:value-type="float" office:value="98.403944" calcext:value-type="float">
            <text:p>98.403944</text:p>
          </table:table-cell>
          <table:table-cell office:value-type="float" office:value="94.363881" calcext:value-type="float">
            <text:p>94.36388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8391804" calcext:value-type="float">
            <text:p>8391804</text:p>
          </table:table-cell>
          <table:table-cell office:value-type="float" office:value="8217" calcext:value-type="float">
            <text:p>8217</text:p>
          </table:table-cell>
          <table:table-cell office:value-type="float" office:value="7977" calcext:value-type="float">
            <text:p>7977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347758" calcext:value-type="float">
            <text:p>100.347758</text:p>
          </table:table-cell>
          <table:table-cell office:value-type="float" office:value="99.335436" calcext:value-type="float">
            <text:p>99.335436</text:p>
          </table:table-cell>
          <table:table-cell office:value-type="float" office:value="0.675836" calcext:value-type="float">
            <text:p>0.675836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4637216" calcext:value-type="float">
            <text:p>4637216</text:p>
          </table:table-cell>
          <table:table-cell office:value-type="float" office:value="8217" calcext:value-type="float">
            <text:p>8217</text:p>
          </table:table-cell>
          <table:table-cell office:value-type="float" office:value="4408" calcext:value-type="float">
            <text:p>4408</text:p>
          </table:table-cell>
          <table:table-cell office:value-type="float" office:value="1.055249" calcext:value-type="float">
            <text:p>1.055249</text:p>
          </table:table-cell>
          <table:table-cell office:value-type="float" office:value="100.660027" calcext:value-type="float">
            <text:p>100.660027</text:p>
          </table:table-cell>
          <table:table-cell office:value-type="float" office:value="99.604778" calcext:value-type="float">
            <text:p>99.604778</text:p>
          </table:table-cell>
          <table:table-cell office:value-type="float" office:value="0.372449" calcext:value-type="float">
            <text:p>0.37244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976" calcext:value-type="float">
            <text:p>28976</text:p>
          </table:table-cell>
          <table:table-cell office:value-type="float" office:value="28856" calcext:value-type="float">
            <text:p>28856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1.024476" calcext:value-type="float">
            <text:p>1.024476</text:p>
          </table:table-cell>
          <table:table-cell office:value-type="float" office:value="100.661634" calcext:value-type="float">
            <text:p>100.661634</text:p>
          </table:table-cell>
          <table:table-cell office:value-type="float" office:value="99.637158" calcext:value-type="float">
            <text:p>99.637158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12" calcext:value-type="float">
            <text:p>331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.020433" calcext:value-type="float">
            <text:p>1.020433</text:p>
          </table:table-cell>
          <table:table-cell office:value-type="float" office:value="100.111158" calcext:value-type="float">
            <text:p>100.111158</text:p>
          </table:table-cell>
          <table:table-cell office:value-type="float" office:value="99.090725" calcext:value-type="float">
            <text:p>99.09072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6" calcext:value-type="float">
            <text:p>2166</text:p>
          </table:table-cell>
          <table:table-cell office:value-type="float" office:value="1806" calcext:value-type="float">
            <text:p>180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.036437" calcext:value-type="float">
            <text:p>1.036437</text:p>
          </table:table-cell>
          <table:table-cell office:value-type="float" office:value="100.391223" calcext:value-type="float">
            <text:p>100.391223</text:p>
          </table:table-cell>
          <table:table-cell office:value-type="float" office:value="99.354786" calcext:value-type="float">
            <text:p>99.35478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808" calcext:value-type="float">
            <text:p>580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.631551" calcext:value-type="float">
            <text:p>3.631551</text:p>
          </table:table-cell>
          <table:table-cell office:value-type="float" office:value="100.654525" calcext:value-type="float">
            <text:p>100.654525</text:p>
          </table:table-cell>
          <table:table-cell office:value-type="float" office:value="97.022975" calcext:value-type="float">
            <text:p>97.02297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8450716" calcext:value-type="float">
            <text:p>8450716</text:p>
          </table:table-cell>
          <table:table-cell office:value-type="float" office:value="8316" calcext:value-type="float">
            <text:p>8316</text:p>
          </table:table-cell>
          <table:table-cell office:value-type="float" office:value="8033" calcext:value-type="float">
            <text:p>8033</text:p>
          </table:table-cell>
          <table:table-cell office:value-type="float" office:value="1.011361" calcext:value-type="float">
            <text:p>1.011361</text:p>
          </table:table-cell>
          <table:table-cell office:value-type="float" office:value="100.298316" calcext:value-type="float">
            <text:p>100.298316</text:p>
          </table:table-cell>
          <table:table-cell office:value-type="float" office:value="99.286955" calcext:value-type="float">
            <text:p>99.286955</text:p>
          </table:table-cell>
          <table:table-cell office:value-type="float" office:value="0.680912" calcext:value-type="float">
            <text:p>0.68091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4471000" calcext:value-type="float">
            <text:p>4471000</text:p>
          </table:table-cell>
          <table:table-cell office:value-type="float" office:value="8316" calcext:value-type="float">
            <text:p>8316</text:p>
          </table:table-cell>
          <table:table-cell office:value-type="float" office:value="4250" calcext:value-type="float">
            <text:p>4250</text:p>
          </table:table-cell>
          <table:table-cell office:value-type="float" office:value="1.077968" calcext:value-type="float">
            <text:p>1.077968</text:p>
          </table:table-cell>
          <table:table-cell office:value-type="float" office:value="100.563527" calcext:value-type="float">
            <text:p>100.563527</text:p>
          </table:table-cell>
          <table:table-cell office:value-type="float" office:value="99.485558" calcext:value-type="float">
            <text:p>99.485558</text:p>
          </table:table-cell>
          <table:table-cell office:value-type="float" office:value="0.35953" calcext:value-type="float">
            <text:p>0.3595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5152" calcext:value-type="float">
            <text:p>35152</text:p>
          </table:table-cell>
          <table:table-cell office:value-type="float" office:value="34904" calcext:value-type="float">
            <text:p>34904</text:p>
          </table:table-cell>
          <table:table-cell office:value-type="float" office:value="854" calcext:value-type="float">
            <text:p>854</text:p>
          </table:table-cell>
          <table:table-cell office:value-type="float" office:value="848" calcext:value-type="float">
            <text:p>848</text:p>
          </table:table-cell>
          <table:table-cell office:value-type="float" office:value="1.024794" calcext:value-type="float">
            <text:p>1.024794</text:p>
          </table:table-cell>
          <table:table-cell office:value-type="float" office:value="100.061771" calcext:value-type="float">
            <text:p>100.061771</text:p>
          </table:table-cell>
          <table:table-cell office:value-type="float" office:value="99.036977" calcext:value-type="float">
            <text:p>99.036977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40" calcext:value-type="float">
            <text:p>2640</text:p>
          </table:table-cell>
          <table:table-cell office:value-type="float" office:value="2544" calcext:value-type="float">
            <text:p>254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.020831" calcext:value-type="float">
            <text:p>1.020831</text:p>
          </table:table-cell>
          <table:table-cell office:value-type="float" office:value="100.063338" calcext:value-type="float">
            <text:p>100.063338</text:p>
          </table:table-cell>
          <table:table-cell office:value-type="float" office:value="99.042507" calcext:value-type="float">
            <text:p>99.042507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8" calcext:value-type="float">
            <text:p>1668</text:p>
          </table:table-cell>
          <table:table-cell office:value-type="float" office:value="1398" calcext:value-type="float">
            <text:p>139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.037175" calcext:value-type="float">
            <text:p>1.037175</text:p>
          </table:table-cell>
          <table:table-cell office:value-type="float" office:value="100.550603" calcext:value-type="float">
            <text:p>100.550603</text:p>
          </table:table-cell>
          <table:table-cell office:value-type="float" office:value="99.513428" calcext:value-type="float">
            <text:p>99.51342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48" calcext:value-type="float">
            <text:p>724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3.064153" calcext:value-type="float">
            <text:p>3.064153</text:p>
          </table:table-cell>
          <table:table-cell office:value-type="float" office:value="98.34207" calcext:value-type="float">
            <text:p>98.34207</text:p>
          </table:table-cell>
          <table:table-cell office:value-type="float" office:value="95.277917" calcext:value-type="float">
            <text:p>95.277917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8600100" calcext:value-type="float">
            <text:p>8600100</text:p>
          </table:table-cell>
          <table:table-cell office:value-type="float" office:value="8415" calcext:value-type="float">
            <text:p>8415</text:p>
          </table:table-cell>
          <table:table-cell office:value-type="float" office:value="8175" calcext:value-type="float">
            <text:p>8175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00.385939" calcext:value-type="float">
            <text:p>100.385939</text:p>
          </table:table-cell>
          <table:table-cell office:value-type="float" office:value="99.371578" calcext:value-type="float">
            <text:p>99.371578</text:p>
          </table:table-cell>
          <table:table-cell office:value-type="float" office:value="0.692359" calcext:value-type="float">
            <text:p>0.69235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4560420" calcext:value-type="float">
            <text:p>4560420</text:p>
          </table:table-cell>
          <table:table-cell office:value-type="float" office:value="8415" calcext:value-type="float">
            <text:p>8415</text:p>
          </table:table-cell>
          <table:table-cell office:value-type="float" office:value="4335" calcext:value-type="float">
            <text:p>4335</text:p>
          </table:table-cell>
          <table:table-cell office:value-type="float" office:value="1.066485" calcext:value-type="float">
            <text:p>1.066485</text:p>
          </table:table-cell>
          <table:table-cell office:value-type="float" office:value="100.761875" calcext:value-type="float">
            <text:p>100.761875</text:p>
          </table:table-cell>
          <table:table-cell office:value-type="float" office:value="99.69539" calcext:value-type="float">
            <text:p>99.69539</text:p>
          </table:table-cell>
          <table:table-cell office:value-type="float" office:value="0.365948" calcext:value-type="float">
            <text:p>0.36594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9016" calcext:value-type="float">
            <text:p>29016</text:p>
          </table:table-cell>
          <table:table-cell office:value-type="float" office:value="28976" calcext:value-type="float">
            <text:p>28976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1.032159" calcext:value-type="float">
            <text:p>1.032159</text:p>
          </table:table-cell>
          <table:table-cell office:value-type="float" office:value="100.269298" calcext:value-type="float">
            <text:p>100.269298</text:p>
          </table:table-cell>
          <table:table-cell office:value-type="float" office:value="99.237139" calcext:value-type="float">
            <text:p>99.237139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04" calcext:value-type="float">
            <text:p>230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022693" calcext:value-type="float">
            <text:p>1.022693</text:p>
          </table:table-cell>
          <table:table-cell office:value-type="float" office:value="100.270844" calcext:value-type="float">
            <text:p>100.270844</text:p>
          </table:table-cell>
          <table:table-cell office:value-type="float" office:value="99.248152" calcext:value-type="float">
            <text:p>99.248152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170" calcext:value-type="float">
            <text:p>117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.739345" calcext:value-type="float">
            <text:p>100.739345</text:p>
          </table:table-cell>
          <table:table-cell office:value-type="float" office:value="99.692175" calcext:value-type="float">
            <text:p>99.692175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0" calcext:value-type="float">
            <text:p>7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.870863" calcext:value-type="float">
            <text:p>2.870863</text:p>
          </table:table-cell>
          <table:table-cell office:value-type="float" office:value="97.17003" calcext:value-type="float">
            <text:p>97.17003</text:p>
          </table:table-cell>
          <table:table-cell office:value-type="float" office:value="94.299167" calcext:value-type="float">
            <text:p>94.299167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8589580" calcext:value-type="float">
            <text:p>8589580</text:p>
          </table:table-cell>
          <table:table-cell office:value-type="float" office:value="8514" calcext:value-type="float">
            <text:p>8514</text:p>
          </table:table-cell>
          <table:table-cell office:value-type="float" office:value="8165" calcext:value-type="float">
            <text:p>8165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0.398151" calcext:value-type="float">
            <text:p>100.398151</text:p>
          </table:table-cell>
          <table:table-cell office:value-type="float" office:value="99.388789" calcext:value-type="float">
            <text:p>99.388789</text:p>
          </table:table-cell>
          <table:table-cell office:value-type="float" office:value="0.691392" calcext:value-type="float">
            <text:p>0.69139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4308992" calcext:value-type="float">
            <text:p>4308992</text:p>
          </table:table-cell>
          <table:table-cell office:value-type="float" office:value="8514" calcext:value-type="float">
            <text:p>8514</text:p>
          </table:table-cell>
          <table:table-cell office:value-type="float" office:value="4096" calcext:value-type="float">
            <text:p>4096</text:p>
          </table:table-cell>
          <table:table-cell office:value-type="float" office:value="1.305007" calcext:value-type="float">
            <text:p>1.305007</text:p>
          </table:table-cell>
          <table:table-cell office:value-type="float" office:value="100.932749" calcext:value-type="float">
            <text:p>100.932749</text:p>
          </table:table-cell>
          <table:table-cell office:value-type="float" office:value="99.627742" calcext:value-type="float">
            <text:p>99.627742</text:p>
          </table:table-cell>
          <table:table-cell office:value-type="float" office:value="0.346007" calcext:value-type="float">
            <text:p>0.34600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824" calcext:value-type="float">
            <text:p>36824</text:p>
          </table:table-cell>
          <table:table-cell office:value-type="float" office:value="36416" calcext:value-type="float">
            <text:p>36416</text:p>
          </table:table-cell>
          <table:table-cell office:value-type="float" office:value="896" calcext:value-type="float">
            <text:p>896</text:p>
          </table:table-cell>
          <table:table-cell office:value-type="float" office:value="886" calcext:value-type="float">
            <text:p>886</text:p>
          </table:table-cell>
          <table:table-cell office:value-type="float" office:value="1.264775" calcext:value-type="float">
            <text:p>1.264775</text:p>
          </table:table-cell>
          <table:table-cell office:value-type="float" office:value="100.408948" calcext:value-type="float">
            <text:p>100.408948</text:p>
          </table:table-cell>
          <table:table-cell office:value-type="float" office:value="99.144174" calcext:value-type="float">
            <text:p>99.144174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52" calcext:value-type="float">
            <text:p>23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.254069" calcext:value-type="float">
            <text:p>1.254069</text:p>
          </table:table-cell>
          <table:table-cell office:value-type="float" office:value="98.90471" calcext:value-type="float">
            <text:p>98.90471</text:p>
          </table:table-cell>
          <table:table-cell office:value-type="float" office:value="97.650641" calcext:value-type="float">
            <text:p>97.65064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200" calcext:value-type="float">
            <text:p>120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79956" calcext:value-type="float">
            <text:p>1.279956</text:p>
          </table:table-cell>
          <table:table-cell office:value-type="float" office:value="98.903244" calcext:value-type="float">
            <text:p>98.903244</text:p>
          </table:table-cell>
          <table:table-cell office:value-type="float" office:value="97.623288" calcext:value-type="float">
            <text:p>97.623288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152" calcext:value-type="float">
            <text:p>7152</text:p>
          </table:table-cell>
          <table:table-cell office:value-type="float" office:value="7104" calcext:value-type="float">
            <text:p>710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4.244377" calcext:value-type="float">
            <text:p>4.244377</text:p>
          </table:table-cell>
          <table:table-cell office:value-type="float" office:value="100.190464" calcext:value-type="float">
            <text:p>100.190464</text:p>
          </table:table-cell>
          <table:table-cell office:value-type="float" office:value="95.946087" calcext:value-type="float">
            <text:p>95.946087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8732652" calcext:value-type="float">
            <text:p>8732652</text:p>
          </table:table-cell>
          <table:table-cell office:value-type="float" office:value="8613" calcext:value-type="float">
            <text:p>8613</text:p>
          </table:table-cell>
          <table:table-cell office:value-type="float" office:value="8301" calcext:value-type="float">
            <text:p>8301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100.376958" calcext:value-type="float">
            <text:p>100.376958</text:p>
          </table:table-cell>
          <table:table-cell office:value-type="float" office:value="99.365656" calcext:value-type="float">
            <text:p>99.365656</text:p>
          </table:table-cell>
          <table:table-cell office:value-type="float" office:value="0.703072" calcext:value-type="float">
            <text:p>0.70307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4376320" calcext:value-type="float">
            <text:p>4376320</text:p>
          </table:table-cell>
          <table:table-cell office:value-type="float" office:value="8613" calcext:value-type="float">
            <text:p>8613</text:p>
          </table:table-cell>
          <table:table-cell office:value-type="float" office:value="4160" calcext:value-type="float">
            <text:p>4160</text:p>
          </table:table-cell>
          <table:table-cell office:value-type="float" office:value="1.072495" calcext:value-type="float">
            <text:p>1.072495</text:p>
          </table:table-cell>
          <table:table-cell office:value-type="float" office:value="100.952632" calcext:value-type="float">
            <text:p>100.952632</text:p>
          </table:table-cell>
          <table:table-cell office:value-type="float" office:value="99.880137" calcext:value-type="float">
            <text:p>99.880137</text:p>
          </table:table-cell>
          <table:table-cell office:value-type="float" office:value="0.350526" calcext:value-type="float">
            <text:p>0.35052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4048" calcext:value-type="float">
            <text:p>34048</text:p>
          </table:table-cell>
          <table:table-cell office:value-type="float" office:value="33888" calcext:value-type="float">
            <text:p>33888</text:p>
          </table:table-cell>
          <table:table-cell office:value-type="float" office:value="827" calcext:value-type="float">
            <text:p>827</text:p>
          </table:table-cell>
          <table:table-cell office:value-type="float" office:value="823" calcext:value-type="float">
            <text:p>823</text:p>
          </table:table-cell>
          <table:table-cell office:value-type="float" office:value="1.032047" calcext:value-type="float">
            <text:p>1.032047</text:p>
          </table:table-cell>
          <table:table-cell office:value-type="float" office:value="100.515627" calcext:value-type="float">
            <text:p>100.515627</text:p>
          </table:table-cell>
          <table:table-cell office:value-type="float" office:value="99.48358" calcext:value-type="float">
            <text:p>99.48358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.019481" calcext:value-type="float">
            <text:p>1.019481</text:p>
          </table:table-cell>
          <table:table-cell office:value-type="float" office:value="100.517153" calcext:value-type="float">
            <text:p>100.517153</text:p>
          </table:table-cell>
          <table:table-cell office:value-type="float" office:value="99.497673" calcext:value-type="float">
            <text:p>99.49767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978" calcext:value-type="float">
            <text:p>97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.047398" calcext:value-type="float">
            <text:p>1.047398</text:p>
          </table:table-cell>
          <table:table-cell office:value-type="float" office:value="100.456947" calcext:value-type="float">
            <text:p>100.456947</text:p>
          </table:table-cell>
          <table:table-cell office:value-type="float" office:value="99.409549" calcext:value-type="float">
            <text:p>99.40954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710" calcext:value-type="float">
            <text:p>771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3.007063" calcext:value-type="float">
            <text:p>3.007063</text:p>
          </table:table-cell>
          <table:table-cell office:value-type="float" office:value="100.518487" calcext:value-type="float">
            <text:p>100.518487</text:p>
          </table:table-cell>
          <table:table-cell office:value-type="float" office:value="97.511424" calcext:value-type="float">
            <text:p>97.511424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8752640" calcext:value-type="float">
            <text:p>8752640</text:p>
          </table:table-cell>
          <table:table-cell office:value-type="float" office:value="8713" calcext:value-type="float">
            <text:p>8713</text:p>
          </table:table-cell>
          <table:table-cell office:value-type="float" office:value="8320" calcext:value-type="float">
            <text:p>8320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364735" calcext:value-type="float">
            <text:p>100.364735</text:p>
          </table:table-cell>
          <table:table-cell office:value-type="float" office:value="99.356373" calcext:value-type="float">
            <text:p>99.356373</text:p>
          </table:table-cell>
          <table:table-cell office:value-type="float" office:value="0.704747" calcext:value-type="float">
            <text:p>0.704747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4182752" calcext:value-type="float">
            <text:p>4182752</text:p>
          </table:table-cell>
          <table:table-cell office:value-type="float" office:value="8712" calcext:value-type="float">
            <text:p>8712</text:p>
          </table:table-cell>
          <table:table-cell office:value-type="float" office:value="3976" calcext:value-type="float">
            <text:p>3976</text:p>
          </table:table-cell>
          <table:table-cell office:value-type="float" office:value="1.085615" calcext:value-type="float">
            <text:p>1.085615</text:p>
          </table:table-cell>
          <table:table-cell office:value-type="float" office:value="100.928269" calcext:value-type="float">
            <text:p>100.928269</text:p>
          </table:table-cell>
          <table:table-cell office:value-type="float" office:value="99.842654" calcext:value-type="float">
            <text:p>99.842654</text:p>
          </table:table-cell>
          <table:table-cell office:value-type="float" office:value="0.335148" calcext:value-type="float">
            <text:p>0.33514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208" calcext:value-type="float">
            <text:p>41208</text:p>
          </table:table-cell>
          <table:table-cell office:value-type="float" office:value="41000" calcext:value-type="float">
            <text:p>41000</text:p>
          </table:table-cell>
          <table:table-cell office:value-type="float" office:value="1006" calcext:value-type="float">
            <text:p>1006</text:p>
          </table:table-cell>
          <table:table-cell office:value-type="float" office:value="1001" calcext:value-type="float">
            <text:p>1001</text:p>
          </table:table-cell>
          <table:table-cell office:value-type="float" office:value="1.031589" calcext:value-type="float">
            <text:p>1.031589</text:p>
          </table:table-cell>
          <table:table-cell office:value-type="float" office:value="100.431275" calcext:value-type="float">
            <text:p>100.431275</text:p>
          </table:table-cell>
          <table:table-cell office:value-type="float" office:value="99.399686" calcext:value-type="float">
            <text:p>99.399686</text:p>
          </table:table-cell>
          <table:table-cell office:value-type="float" office:value="0.0033" calcext:value-type="float">
            <text:p>0.003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92" calcext:value-type="float">
            <text:p>2592</text:p>
          </table:table-cell>
          <table:table-cell office:value-type="float" office:value="2496" calcext:value-type="float">
            <text:p>249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.022063" calcext:value-type="float">
            <text:p>1.022063</text:p>
          </table:table-cell>
          <table:table-cell office:value-type="float" office:value="97.51859" calcext:value-type="float">
            <text:p>97.51859</text:p>
          </table:table-cell>
          <table:table-cell office:value-type="float" office:value="96.496527" calcext:value-type="float">
            <text:p>96.496527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64" calcext:value-type="float">
            <text:p>1764</text:p>
          </table:table-cell>
          <table:table-cell office:value-type="float" office:value="1494" calcext:value-type="float">
            <text:p>149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044131" calcext:value-type="float">
            <text:p>1.044131</text:p>
          </table:table-cell>
          <table:table-cell office:value-type="float" office:value="98.004179" calcext:value-type="float">
            <text:p>98.004179</text:p>
          </table:table-cell>
          <table:table-cell office:value-type="float" office:value="96.960048" calcext:value-type="float">
            <text:p>96.96004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80" calcext:value-type="float">
            <text:p>7680</text:p>
          </table:table-cell>
          <table:table-cell office:value-type="float" office:value="7632" calcext:value-type="float">
            <text:p>7632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3.051902" calcext:value-type="float">
            <text:p>3.051902</text:p>
          </table:table-cell>
          <table:table-cell office:value-type="float" office:value="100.380057" calcext:value-type="float">
            <text:p>100.380057</text:p>
          </table:table-cell>
          <table:table-cell office:value-type="float" office:value="97.328155" calcext:value-type="float">
            <text:p>97.328155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8824176" calcext:value-type="float">
            <text:p>8824176</text:p>
          </table:table-cell>
          <table:table-cell office:value-type="float" office:value="8812" calcext:value-type="float">
            <text:p>8812</text:p>
          </table:table-cell>
          <table:table-cell office:value-type="float" office:value="8388" calcext:value-type="float">
            <text:p>8388</text:p>
          </table:table-cell>
          <table:table-cell office:value-type="float" office:value="1.013402" calcext:value-type="float">
            <text:p>1.013402</text:p>
          </table:table-cell>
          <table:table-cell office:value-type="float" office:value="100.498036" calcext:value-type="float">
            <text:p>100.498036</text:p>
          </table:table-cell>
          <table:table-cell office:value-type="float" office:value="99.484634" calcext:value-type="float">
            <text:p>99.484634</text:p>
          </table:table-cell>
          <table:table-cell office:value-type="float" office:value="0.709591" calcext:value-type="float">
            <text:p>0.709591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4199584" calcext:value-type="float">
            <text:p>4199584</text:p>
          </table:table-cell>
          <table:table-cell office:value-type="float" office:value="8811" calcext:value-type="float">
            <text:p>8811</text:p>
          </table:table-cell>
          <table:table-cell office:value-type="float" office:value="3992" calcext:value-type="float">
            <text:p>3992</text:p>
          </table:table-cell>
          <table:table-cell office:value-type="float" office:value="1.072497" calcext:value-type="float">
            <text:p>1.072497</text:p>
          </table:table-cell>
          <table:table-cell office:value-type="float" office:value="100.917842" calcext:value-type="float">
            <text:p>100.917842</text:p>
          </table:table-cell>
          <table:table-cell office:value-type="float" office:value="99.845345" calcext:value-type="float">
            <text:p>99.845345</text:p>
          </table:table-cell>
          <table:table-cell office:value-type="float" office:value="0.336487" calcext:value-type="float">
            <text:p>0.33648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008" calcext:value-type="float">
            <text:p>40008</text:p>
          </table:table-cell>
          <table:table-cell office:value-type="float" office:value="39664" calcext:value-type="float">
            <text:p>39664</text:p>
          </table:table-cell>
          <table:table-cell office:value-type="float" office:value="976" calcext:value-type="float">
            <text:p>976</text:p>
          </table:table-cell>
          <table:table-cell office:value-type="float" office:value="968" calcext:value-type="float">
            <text:p>968</text:p>
          </table:table-cell>
          <table:table-cell office:value-type="float" office:value="1.032031" calcext:value-type="float">
            <text:p>1.032031</text:p>
          </table:table-cell>
          <table:table-cell office:value-type="float" office:value="100.589327" calcext:value-type="float">
            <text:p>100.589327</text:p>
          </table:table-cell>
          <table:table-cell office:value-type="float" office:value="99.557296" calcext:value-type="float">
            <text:p>99.557296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40" calcext:value-type="float">
            <text:p>2640</text:p>
          </table:table-cell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.022645" calcext:value-type="float">
            <text:p>1.022645</text:p>
          </table:table-cell>
          <table:table-cell office:value-type="float" office:value="97.895638" calcext:value-type="float">
            <text:p>97.895638</text:p>
          </table:table-cell>
          <table:table-cell office:value-type="float" office:value="96.872993" calcext:value-type="float">
            <text:p>96.872993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64" calcext:value-type="float">
            <text:p>1764</text:p>
          </table:table-cell>
          <table:table-cell office:value-type="float" office:value="1314" calcext:value-type="float">
            <text:p>1314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.045492" calcext:value-type="float">
            <text:p>1.045492</text:p>
          </table:table-cell>
          <table:table-cell office:value-type="float" office:value="98.363826" calcext:value-type="float">
            <text:p>98.363826</text:p>
          </table:table-cell>
          <table:table-cell office:value-type="float" office:value="97.318334" calcext:value-type="float">
            <text:p>97.31833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488" calcext:value-type="float">
            <text:p>74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.102465" calcext:value-type="float">
            <text:p>3.102465</text:p>
          </table:table-cell>
          <table:table-cell office:value-type="float" office:value="100.587741" calcext:value-type="float">
            <text:p>100.587741</text:p>
          </table:table-cell>
          <table:table-cell office:value-type="float" office:value="97.485276" calcext:value-type="float">
            <text:p>97.48527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9020900" calcext:value-type="float">
            <text:p>9020900</text:p>
          </table:table-cell>
          <table:table-cell office:value-type="float" office:value="8911" calcext:value-type="float">
            <text:p>8911</text:p>
          </table:table-cell>
          <table:table-cell office:value-type="float" office:value="8575" calcext:value-type="float">
            <text:p>8575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0.490357" calcext:value-type="float">
            <text:p>100.490357</text:p>
          </table:table-cell>
          <table:table-cell office:value-type="float" office:value="99.480144" calcext:value-type="float">
            <text:p>99.480144</text:p>
          </table:table-cell>
          <table:table-cell office:value-type="float" office:value="0.725443" calcext:value-type="float">
            <text:p>0.72544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4064928" calcext:value-type="float">
            <text:p>4064928</text:p>
          </table:table-cell>
          <table:table-cell office:value-type="float" office:value="8910" calcext:value-type="float">
            <text:p>8910</text:p>
          </table:table-cell>
          <table:table-cell office:value-type="float" office:value="3864" calcext:value-type="float">
            <text:p>3864</text:p>
          </table:table-cell>
          <table:table-cell office:value-type="float" office:value="1.064547" calcext:value-type="float">
            <text:p>1.064547</text:p>
          </table:table-cell>
          <table:table-cell office:value-type="float" office:value="100.648777" calcext:value-type="float">
            <text:p>100.648777</text:p>
          </table:table-cell>
          <table:table-cell office:value-type="float" office:value="99.58423" calcext:value-type="float">
            <text:p>99.58423</text:p>
          </table:table-cell>
          <table:table-cell office:value-type="float" office:value="0.326552" calcext:value-type="float">
            <text:p>0.32655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232" calcext:value-type="float">
            <text:p>36232</text:p>
          </table:table-cell>
          <table:table-cell office:value-type="float" office:value="35904" calcext:value-type="float">
            <text:p>35904</text:p>
          </table:table-cell>
          <table:table-cell office:value-type="float" office:value="880" calcext:value-type="float">
            <text:p>880</text:p>
          </table:table-cell>
          <table:table-cell office:value-type="float" office:value="872" calcext:value-type="float">
            <text:p>872</text:p>
          </table:table-cell>
          <table:table-cell office:value-type="float" office:value="1.03109" calcext:value-type="float">
            <text:p>1.03109</text:p>
          </table:table-cell>
          <table:table-cell office:value-type="float" office:value="100.662309" calcext:value-type="float">
            <text:p>100.662309</text:p>
          </table:table-cell>
          <table:table-cell office:value-type="float" office:value="99.631219" calcext:value-type="float">
            <text:p>99.631219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48" calcext:value-type="float">
            <text:p>24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018704" calcext:value-type="float">
            <text:p>1.018704</text:p>
          </table:table-cell>
          <table:table-cell office:value-type="float" office:value="100.666204" calcext:value-type="float">
            <text:p>100.666204</text:p>
          </table:table-cell>
          <table:table-cell office:value-type="float" office:value="99.6475" calcext:value-type="float">
            <text:p>99.6475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92" calcext:value-type="float">
            <text:p>1692</text:p>
          </table:table-cell>
          <table:table-cell office:value-type="float" office:value="1422" calcext:value-type="float">
            <text:p>14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.045191" calcext:value-type="float">
            <text:p>1.045191</text:p>
          </table:table-cell>
          <table:table-cell office:value-type="float" office:value="100.664798" calcext:value-type="float">
            <text:p>100.664798</text:p>
          </table:table-cell>
          <table:table-cell office:value-type="float" office:value="99.619607" calcext:value-type="float">
            <text:p>99.61960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80" calcext:value-type="float">
            <text:p>7680</text:p>
          </table:table-cell>
          <table:table-cell office:value-type="float" office:value="7584" calcext:value-type="float">
            <text:p>7584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4.495333" calcext:value-type="float">
            <text:p>4.495333</text:p>
          </table:table-cell>
          <table:table-cell office:value-type="float" office:value="98.015426" calcext:value-type="float">
            <text:p>98.015426</text:p>
          </table:table-cell>
          <table:table-cell office:value-type="float" office:value="93.520093" calcext:value-type="float">
            <text:p>93.520093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9039836" calcext:value-type="float">
            <text:p>9039836</text:p>
          </table:table-cell>
          <table:table-cell office:value-type="float" office:value="9009" calcext:value-type="float">
            <text:p>9009</text:p>
          </table:table-cell>
          <table:table-cell office:value-type="float" office:value="8593" calcext:value-type="float">
            <text:p>8593</text:p>
          </table:table-cell>
          <table:table-cell office:value-type="float" office:value="1.011333" calcext:value-type="float">
            <text:p>1.011333</text:p>
          </table:table-cell>
          <table:table-cell office:value-type="float" office:value="100.441404" calcext:value-type="float">
            <text:p>100.441404</text:p>
          </table:table-cell>
          <table:table-cell office:value-type="float" office:value="99.430071" calcext:value-type="float">
            <text:p>99.430071</text:p>
          </table:table-cell>
          <table:table-cell office:value-type="float" office:value="0.727332" calcext:value-type="float">
            <text:p>0.72733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4073344" calcext:value-type="float">
            <text:p>4073344</text:p>
          </table:table-cell>
          <table:table-cell office:value-type="float" office:value="9009" calcext:value-type="float">
            <text:p>9009</text:p>
          </table:table-cell>
          <table:table-cell office:value-type="float" office:value="3872" calcext:value-type="float">
            <text:p>3872</text:p>
          </table:table-cell>
          <table:table-cell office:value-type="float" office:value="1.083607" calcext:value-type="float">
            <text:p>1.083607</text:p>
          </table:table-cell>
          <table:table-cell office:value-type="float" office:value="100.780939" calcext:value-type="float">
            <text:p>100.780939</text:p>
          </table:table-cell>
          <table:table-cell office:value-type="float" office:value="99.697331" calcext:value-type="float">
            <text:p>99.697331</text:p>
          </table:table-cell>
          <table:table-cell office:value-type="float" office:value="0.326857" calcext:value-type="float">
            <text:p>0.326857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456" calcext:value-type="float">
            <text:p>41456</text:p>
          </table:table-cell>
          <table:table-cell office:value-type="float" office:value="41368" calcext:value-type="float">
            <text:p>41368</text:p>
          </table:table-cell>
          <table:table-cell office:value-type="float" office:value="1010" calcext:value-type="float">
            <text:p>1010</text:p>
          </table:table-cell>
          <table:table-cell office:value-type="float" office:value="1008" calcext:value-type="float">
            <text:p>1008</text:p>
          </table:table-cell>
          <table:table-cell office:value-type="float" office:value="1.023207" calcext:value-type="float">
            <text:p>1.023207</text:p>
          </table:table-cell>
          <table:table-cell office:value-type="float" office:value="100.783507" calcext:value-type="float">
            <text:p>100.783507</text:p>
          </table:table-cell>
          <table:table-cell office:value-type="float" office:value="99.7603" calcext:value-type="float">
            <text:p>99.7603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0" calcext:value-type="float">
            <text:p>2400</text:p>
          </table:table-cell>
          <table:table-cell office:value-type="float" office:value="2352" calcext:value-type="float">
            <text:p>23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.019464" calcext:value-type="float">
            <text:p>1.019464</text:p>
          </table:table-cell>
          <table:table-cell office:value-type="float" office:value="100.501893" calcext:value-type="float">
            <text:p>100.501893</text:p>
          </table:table-cell>
          <table:table-cell office:value-type="float" office:value="99.482429" calcext:value-type="float">
            <text:p>99.482429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170" calcext:value-type="float">
            <text:p>117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.041961" calcext:value-type="float">
            <text:p>1.041961</text:p>
          </table:table-cell>
          <table:table-cell office:value-type="float" office:value="100.784841" calcext:value-type="float">
            <text:p>100.784841</text:p>
          </table:table-cell>
          <table:table-cell office:value-type="float" office:value="99.74288" calcext:value-type="float">
            <text:p>99.74288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00" calcext:value-type="float">
            <text:p>840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4.412581" calcext:value-type="float">
            <text:p>4.412581</text:p>
          </table:table-cell>
          <table:table-cell office:value-type="float" office:value="98.968523" calcext:value-type="float">
            <text:p>98.968523</text:p>
          </table:table-cell>
          <table:table-cell office:value-type="float" office:value="94.555942" calcext:value-type="float">
            <text:p>94.555942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9146088" calcext:value-type="float">
            <text:p>9146088</text:p>
          </table:table-cell>
          <table:table-cell office:value-type="float" office:value="9109" calcext:value-type="float">
            <text:p>9109</text:p>
          </table:table-cell>
          <table:table-cell office:value-type="float" office:value="8694" calcext:value-type="float">
            <text:p>8694</text:p>
          </table:table-cell>
          <table:table-cell office:value-type="float" office:value="1.015212" calcext:value-type="float">
            <text:p>1.015212</text:p>
          </table:table-cell>
          <table:table-cell office:value-type="float" office:value="100.607391" calcext:value-type="float">
            <text:p>100.607391</text:p>
          </table:table-cell>
          <table:table-cell office:value-type="float" office:value="99.592179" calcext:value-type="float">
            <text:p>99.592179</text:p>
          </table:table-cell>
          <table:table-cell office:value-type="float" office:value="0.734683" calcext:value-type="float">
            <text:p>0.73468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3969196" calcext:value-type="float">
            <text:p>3969196</text:p>
          </table:table-cell>
          <table:table-cell office:value-type="float" office:value="9108" calcext:value-type="float">
            <text:p>9108</text:p>
          </table:table-cell>
          <table:table-cell office:value-type="float" office:value="3773" calcext:value-type="float">
            <text:p>3773</text:p>
          </table:table-cell>
          <table:table-cell office:value-type="float" office:value="1.069987" calcext:value-type="float">
            <text:p>1.069987</text:p>
          </table:table-cell>
          <table:table-cell office:value-type="float" office:value="101.007274" calcext:value-type="float">
            <text:p>101.007274</text:p>
          </table:table-cell>
          <table:table-cell office:value-type="float" office:value="99.937286" calcext:value-type="float">
            <text:p>99.937286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352" calcext:value-type="float">
            <text:p>41352</text:p>
          </table:table-cell>
          <table:table-cell office:value-type="float" office:value="41144" calcext:value-type="float">
            <text:p>41144</text:p>
          </table:table-cell>
          <table:table-cell office:value-type="float" office:value="1009" calcext:value-type="float">
            <text:p>1009</text:p>
          </table:table-cell>
          <table:table-cell office:value-type="float" office:value="1004" calcext:value-type="float">
            <text:p>1004</text:p>
          </table:table-cell>
          <table:table-cell office:value-type="float" office:value="1.035537" calcext:value-type="float">
            <text:p>1.035537</text:p>
          </table:table-cell>
          <table:table-cell office:value-type="float" office:value="100.608797" calcext:value-type="float">
            <text:p>100.608797</text:p>
          </table:table-cell>
          <table:table-cell office:value-type="float" office:value="99.57326" calcext:value-type="float">
            <text:p>99.57326</text:p>
          </table:table-cell>
          <table:table-cell office:value-type="float" office:value="0.003306" calcext:value-type="float">
            <text:p>0.00330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632" calcext:value-type="float">
            <text:p>16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.026171" calcext:value-type="float">
            <text:p>1.026171</text:p>
          </table:table-cell>
          <table:table-cell office:value-type="float" office:value="99.392848" calcext:value-type="float">
            <text:p>99.392848</text:p>
          </table:table-cell>
          <table:table-cell office:value-type="float" office:value="98.366676" calcext:value-type="float">
            <text:p>98.36667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64" calcext:value-type="float">
            <text:p>1164</text:p>
          </table:table-cell>
          <table:table-cell office:value-type="float" office:value="714" calcext:value-type="float">
            <text:p>71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85.630016" calcext:value-type="float">
            <text:p>85.630016</text:p>
          </table:table-cell>
          <table:table-cell office:value-type="float" office:value="84.582177" calcext:value-type="float">
            <text:p>84.58217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28" calcext:value-type="float">
            <text:p>892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3.158984" calcext:value-type="float">
            <text:p>3.158984</text:p>
          </table:table-cell>
          <table:table-cell office:value-type="float" office:value="100.576293" calcext:value-type="float">
            <text:p>100.576293</text:p>
          </table:table-cell>
          <table:table-cell office:value-type="float" office:value="97.417309" calcext:value-type="float">
            <text:p>97.41730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9188168" calcext:value-type="float">
            <text:p>9188168</text:p>
          </table:table-cell>
          <table:table-cell office:value-type="float" office:value="9208" calcext:value-type="float">
            <text:p>9208</text:p>
          </table:table-cell>
          <table:table-cell office:value-type="float" office:value="8734" calcext:value-type="float">
            <text:p>8734</text:p>
          </table:table-cell>
          <table:table-cell office:value-type="float" office:value="1.019309" calcext:value-type="float">
            <text:p>1.019309</text:p>
          </table:table-cell>
          <table:table-cell office:value-type="float" office:value="100.431795" calcext:value-type="float">
            <text:p>100.431795</text:p>
          </table:table-cell>
          <table:table-cell office:value-type="float" office:value="99.412485" calcext:value-type="float">
            <text:p>99.412485</text:p>
          </table:table-cell>
          <table:table-cell office:value-type="float" office:value="0.739398" calcext:value-type="float">
            <text:p>0.73939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3878724" calcext:value-type="float">
            <text:p>3878724</text:p>
          </table:table-cell>
          <table:table-cell office:value-type="float" office:value="9207" calcext:value-type="float">
            <text:p>9207</text:p>
          </table:table-cell>
          <table:table-cell office:value-type="float" office:value="3687" calcext:value-type="float">
            <text:p>3687</text:p>
          </table:table-cell>
          <table:table-cell office:value-type="float" office:value="1.311919" calcext:value-type="float">
            <text:p>1.311919</text:p>
          </table:table-cell>
          <table:table-cell office:value-type="float" office:value="100.96759" calcext:value-type="float">
            <text:p>100.96759</text:p>
          </table:table-cell>
          <table:table-cell office:value-type="float" office:value="99.655671" calcext:value-type="float">
            <text:p>99.655671</text:p>
          </table:table-cell>
          <table:table-cell office:value-type="float" office:value="0.31137" calcext:value-type="float">
            <text:p>0.3113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200" calcext:value-type="float">
            <text:p>42200</text:p>
          </table:table-cell>
          <table:table-cell office:value-type="float" office:value="41904" calcext:value-type="float">
            <text:p>41904</text:p>
          </table:table-cell>
          <table:table-cell office:value-type="float" office:value="1031" calcext:value-type="float">
            <text:p>1031</text:p>
          </table:table-cell>
          <table:table-cell office:value-type="float" office:value="1024" calcext:value-type="float">
            <text:p>1024</text:p>
          </table:table-cell>
          <table:table-cell office:value-type="float" office:value="1.27789" calcext:value-type="float">
            <text:p>1.27789</text:p>
          </table:table-cell>
          <table:table-cell office:value-type="float" office:value="100.467508" calcext:value-type="float">
            <text:p>100.467508</text:p>
          </table:table-cell>
          <table:table-cell office:value-type="float" office:value="99.189618" calcext:value-type="float">
            <text:p>99.189618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680" calcext:value-type="float">
            <text:p>168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.265824" calcext:value-type="float">
            <text:p>1.265824</text:p>
          </table:table-cell>
          <table:table-cell office:value-type="float" office:value="87.818684" calcext:value-type="float">
            <text:p>87.818684</text:p>
          </table:table-cell>
          <table:table-cell office:value-type="float" office:value="86.55286" calcext:value-type="float">
            <text:p>86.5528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40" calcext:value-type="float">
            <text:p>1140</text:p>
          </table:table-cell>
          <table:table-cell office:value-type="float" office:value="930" calcext:value-type="float">
            <text:p>93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.284429" calcext:value-type="float">
            <text:p>1.284429</text:p>
          </table:table-cell>
          <table:table-cell office:value-type="float" office:value="87.792197" calcext:value-type="float">
            <text:p>87.792197</text:p>
          </table:table-cell>
          <table:table-cell office:value-type="float" office:value="86.507768" calcext:value-type="float">
            <text:p>86.50776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688" calcext:value-type="float">
            <text:p>8688</text:p>
          </table:table-cell>
          <table:table-cell office:value-type="float" office:value="8544" calcext:value-type="float">
            <text:p>8544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4.593631" calcext:value-type="float">
            <text:p>4.593631</text:p>
          </table:table-cell>
          <table:table-cell office:value-type="float" office:value="100.238621" calcext:value-type="float">
            <text:p>100.238621</text:p>
          </table:table-cell>
          <table:table-cell office:value-type="float" office:value="95.644989" calcext:value-type="float">
            <text:p>95.64498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9347020" calcext:value-type="float">
            <text:p>9347020</text:p>
          </table:table-cell>
          <table:table-cell office:value-type="float" office:value="9306" calcext:value-type="float">
            <text:p>9306</text:p>
          </table:table-cell>
          <table:table-cell office:value-type="float" office:value="8885" calcext:value-type="float">
            <text:p>8885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457969" calcext:value-type="float">
            <text:p>100.457969</text:p>
          </table:table-cell>
          <table:table-cell office:value-type="float" office:value="99.438379" calcext:value-type="float">
            <text:p>99.438379</text:p>
          </table:table-cell>
          <table:table-cell office:value-type="float" office:value="0.751985" calcext:value-type="float">
            <text:p>0.75198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3915544" calcext:value-type="float">
            <text:p>3915544</text:p>
          </table:table-cell>
          <table:table-cell office:value-type="float" office:value="9306" calcext:value-type="float">
            <text:p>9306</text:p>
          </table:table-cell>
          <table:table-cell office:value-type="float" office:value="3722" calcext:value-type="float">
            <text:p>3722</text:p>
          </table:table-cell>
          <table:table-cell office:value-type="float" office:value="1.094219" calcext:value-type="float">
            <text:p>1.094219</text:p>
          </table:table-cell>
          <table:table-cell office:value-type="float" office:value="100.671152" calcext:value-type="float">
            <text:p>100.671152</text:p>
          </table:table-cell>
          <table:table-cell office:value-type="float" office:value="99.576933" calcext:value-type="float">
            <text:p>99.576933</text:p>
          </table:table-cell>
          <table:table-cell office:value-type="float" office:value="0.314574" calcext:value-type="float">
            <text:p>0.314574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136" calcext:value-type="float">
            <text:p>39136</text:p>
          </table:table-cell>
          <table:table-cell office:value-type="float" office:value="38728" calcext:value-type="float">
            <text:p>38728</text:p>
          </table:table-cell>
          <table:table-cell office:value-type="float" office:value="953" calcext:value-type="float">
            <text:p>953</text:p>
          </table:table-cell>
          <table:table-cell office:value-type="float" office:value="943" calcext:value-type="float">
            <text:p>943</text:p>
          </table:table-cell>
          <table:table-cell office:value-type="float" office:value="1.0436" calcext:value-type="float">
            <text:p>1.0436</text:p>
          </table:table-cell>
          <table:table-cell office:value-type="float" office:value="99.549028" calcext:value-type="float">
            <text:p>99.549028</text:p>
          </table:table-cell>
          <table:table-cell office:value-type="float" office:value="98.505428" calcext:value-type="float">
            <text:p>98.505428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56" calcext:value-type="float">
            <text:p>2256</text:p>
          </table:table-cell>
          <table:table-cell office:value-type="float" office:value="2208" calcext:value-type="float">
            <text:p>220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.034214" calcext:value-type="float">
            <text:p>1.034214</text:p>
          </table:table-cell>
          <table:table-cell office:value-type="float" office:value="97.985121" calcext:value-type="float">
            <text:p>97.985121</text:p>
          </table:table-cell>
          <table:table-cell office:value-type="float" office:value="96.950907" calcext:value-type="float">
            <text:p>96.95090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24" calcext:value-type="float">
            <text:p>1524</text:p>
          </table:table-cell>
          <table:table-cell office:value-type="float" office:value="1014" calcext:value-type="float">
            <text:p>101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.055801" calcext:value-type="float">
            <text:p>1.055801</text:p>
          </table:table-cell>
          <table:table-cell office:value-type="float" office:value="98.834392" calcext:value-type="float">
            <text:p>98.834392</text:p>
          </table:table-cell>
          <table:table-cell office:value-type="float" office:value="97.778591" calcext:value-type="float">
            <text:p>97.778591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96" calcext:value-type="float">
            <text:p>8496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3.471658" calcext:value-type="float">
            <text:p>3.471658</text:p>
          </table:table-cell>
          <table:table-cell office:value-type="float" office:value="99.279414" calcext:value-type="float">
            <text:p>99.279414</text:p>
          </table:table-cell>
          <table:table-cell office:value-type="float" office:value="95.807756" calcext:value-type="float">
            <text:p>95.807756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9382788" calcext:value-type="float">
            <text:p>9382788</text:p>
          </table:table-cell>
          <table:table-cell office:value-type="float" office:value="9405" calcext:value-type="float">
            <text:p>9405</text:p>
          </table:table-cell>
          <table:table-cell office:value-type="float" office:value="8919" calcext:value-type="float">
            <text:p>8919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440067" calcext:value-type="float">
            <text:p>100.440067</text:p>
          </table:table-cell>
          <table:table-cell office:value-type="float" office:value="99.428775" calcext:value-type="float">
            <text:p>99.428775</text:p>
          </table:table-cell>
          <table:table-cell office:value-type="float" office:value="0.754935" calcext:value-type="float">
            <text:p>0.75493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3733548" calcext:value-type="float">
            <text:p>3733548</text:p>
          </table:table-cell>
          <table:table-cell office:value-type="float" office:value="9405" calcext:value-type="float">
            <text:p>9405</text:p>
          </table:table-cell>
          <table:table-cell office:value-type="float" office:value="3549" calcext:value-type="float">
            <text:p>3549</text:p>
          </table:table-cell>
          <table:table-cell office:value-type="float" office:value="1.088138" calcext:value-type="float">
            <text:p>1.088138</text:p>
          </table:table-cell>
          <table:table-cell office:value-type="float" office:value="100.963352" calcext:value-type="float">
            <text:p>100.963352</text:p>
          </table:table-cell>
          <table:table-cell office:value-type="float" office:value="99.875214" calcext:value-type="float">
            <text:p>99.875214</text:p>
          </table:table-cell>
          <table:table-cell office:value-type="float" office:value="0.299057" calcext:value-type="float">
            <text:p>0.299057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592" calcext:value-type="float">
            <text:p>45592</text:p>
          </table:table-cell>
          <table:table-cell office:value-type="float" office:value="45384" calcext:value-type="float">
            <text:p>45384</text:p>
          </table:table-cell>
          <table:table-cell office:value-type="float" office:value="1115" calcext:value-type="float">
            <text:p>1115</text:p>
          </table:table-cell>
          <table:table-cell office:value-type="float" office:value="1110" calcext:value-type="float">
            <text:p>1110</text:p>
          </table:table-cell>
          <table:table-cell office:value-type="float" office:value="1.03152" calcext:value-type="float">
            <text:p>1.03152</text:p>
          </table:table-cell>
          <table:table-cell office:value-type="float" office:value="101.433438" calcext:value-type="float">
            <text:p>101.433438</text:p>
          </table:table-cell>
          <table:table-cell office:value-type="float" office:value="100.401918" calcext:value-type="float">
            <text:p>100.401918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776" calcext:value-type="float">
            <text:p>177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.022074" calcext:value-type="float">
            <text:p>1.022074</text:p>
          </table:table-cell>
          <table:table-cell office:value-type="float" office:value="101.429" calcext:value-type="float">
            <text:p>101.429</text:p>
          </table:table-cell>
          <table:table-cell office:value-type="float" office:value="100.406926" calcext:value-type="float">
            <text:p>100.40692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8" calcext:value-type="float">
            <text:p>1128</text:p>
          </table:table-cell>
          <table:table-cell office:value-type="float" office:value="798" calcext:value-type="float">
            <text:p>79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.045961" calcext:value-type="float">
            <text:p>1.045961</text:p>
          </table:table-cell>
          <table:table-cell office:value-type="float" office:value="94.841056" calcext:value-type="float">
            <text:p>94.841056</text:p>
          </table:table-cell>
          <table:table-cell office:value-type="float" office:value="93.795095" calcext:value-type="float">
            <text:p>93.79509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94" calcext:value-type="float">
            <text:p>9294</text:p>
          </table:table-cell>
          <table:table-cell office:value-type="float" office:value="9198" calcext:value-type="float">
            <text:p>9198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3.582965" calcext:value-type="float">
            <text:p>3.582965</text:p>
          </table:table-cell>
          <table:table-cell office:value-type="float" office:value="101.430354" calcext:value-type="float">
            <text:p>101.430354</text:p>
          </table:table-cell>
          <table:table-cell office:value-type="float" office:value="97.847388" calcext:value-type="float">
            <text:p>97.847388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9472208" calcext:value-type="float">
            <text:p>9472208</text:p>
          </table:table-cell>
          <table:table-cell office:value-type="float" office:value="9504" calcext:value-type="float">
            <text:p>9504</text:p>
          </table:table-cell>
          <table:table-cell office:value-type="float" office:value="9004" calcext:value-type="float">
            <text:p>9004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0.314874" calcext:value-type="float">
            <text:p>100.314874</text:p>
          </table:table-cell>
          <table:table-cell office:value-type="float" office:value="99.306473" calcext:value-type="float">
            <text:p>99.306473</text:p>
          </table:table-cell>
          <table:table-cell office:value-type="float" office:value="0.763069" calcext:value-type="float">
            <text:p>0.763069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3750380" calcext:value-type="float">
            <text:p>3750380</text:p>
          </table:table-cell>
          <table:table-cell office:value-type="float" office:value="9504" calcext:value-type="float">
            <text:p>9504</text:p>
          </table:table-cell>
          <table:table-cell office:value-type="float" office:value="3565" calcext:value-type="float">
            <text:p>3565</text:p>
          </table:table-cell>
          <table:table-cell office:value-type="float" office:value="1.080493" calcext:value-type="float">
            <text:p>1.080493</text:p>
          </table:table-cell>
          <table:table-cell office:value-type="float" office:value="100.597908" calcext:value-type="float">
            <text:p>100.597908</text:p>
          </table:table-cell>
          <table:table-cell office:value-type="float" office:value="99.517415" calcext:value-type="float">
            <text:p>99.517415</text:p>
          </table:table-cell>
          <table:table-cell office:value-type="float" office:value="0.301485" calcext:value-type="float">
            <text:p>0.301485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192" calcext:value-type="float">
            <text:p>43192</text:p>
          </table:table-cell>
          <table:table-cell office:value-type="float" office:value="42640" calcext:value-type="float">
            <text:p>42640</text:p>
          </table:table-cell>
          <table:table-cell office:value-type="float" office:value="1056" calcext:value-type="float">
            <text:p>1056</text:p>
          </table:table-cell>
          <table:table-cell office:value-type="float" office:value="1043" calcext:value-type="float">
            <text:p>1043</text:p>
          </table:table-cell>
          <table:table-cell office:value-type="float" office:value="1.029599" calcext:value-type="float">
            <text:p>1.029599</text:p>
          </table:table-cell>
          <table:table-cell office:value-type="float" office:value="100.095003" calcext:value-type="float">
            <text:p>100.095003</text:p>
          </table:table-cell>
          <table:table-cell office:value-type="float" office:value="99.065405" calcext:value-type="float">
            <text:p>99.065405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98.558658" calcext:value-type="float">
            <text:p>98.558658</text:p>
          </table:table-cell>
          <table:table-cell office:value-type="float" office:value="97.539586" calcext:value-type="float">
            <text:p>97.53958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8" calcext:value-type="float">
            <text:p>1128</text:p>
          </table:table-cell>
          <table:table-cell office:value-type="float" office:value="858" calcext:value-type="float">
            <text:p>85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.049993" calcext:value-type="float">
            <text:p>1.049993</text:p>
          </table:table-cell>
          <table:table-cell office:value-type="float" office:value="98.249224" calcext:value-type="float">
            <text:p>98.249224</text:p>
          </table:table-cell>
          <table:table-cell office:value-type="float" office:value="97.199231" calcext:value-type="float">
            <text:p>97.199231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832" calcext:value-type="float">
            <text:p>88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3.205348" calcext:value-type="float">
            <text:p>3.205348</text:p>
          </table:table-cell>
          <table:table-cell office:value-type="float" office:value="99.808741" calcext:value-type="float">
            <text:p>99.808741</text:p>
          </table:table-cell>
          <table:table-cell office:value-type="float" office:value="96.603392" calcext:value-type="float">
            <text:p>96.603392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9602656" calcext:value-type="float">
            <text:p>9602656</text:p>
          </table:table-cell>
          <table:table-cell office:value-type="float" office:value="9604" calcext:value-type="float">
            <text:p>9604</text:p>
          </table:table-cell>
          <table:table-cell office:value-type="float" office:value="9128" calcext:value-type="float">
            <text:p>9128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425361" calcext:value-type="float">
            <text:p>100.425361</text:p>
          </table:table-cell>
          <table:table-cell office:value-type="float" office:value="99.417999" calcext:value-type="float">
            <text:p>99.417999</text:p>
          </table:table-cell>
          <table:table-cell office:value-type="float" office:value="0.77271" calcext:value-type="float">
            <text:p>0.7727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3691468" calcext:value-type="float">
            <text:p>3691468</text:p>
          </table:table-cell>
          <table:table-cell office:value-type="float" office:value="9603" calcext:value-type="float">
            <text:p>9603</text:p>
          </table:table-cell>
          <table:table-cell office:value-type="float" office:value="3509" calcext:value-type="float">
            <text:p>3509</text:p>
          </table:table-cell>
          <table:table-cell office:value-type="float" office:value="1.091061" calcext:value-type="float">
            <text:p>1.091061</text:p>
          </table:table-cell>
          <table:table-cell office:value-type="float" office:value="100.931153" calcext:value-type="float">
            <text:p>100.931153</text:p>
          </table:table-cell>
          <table:table-cell office:value-type="float" office:value="99.840092" calcext:value-type="float">
            <text:p>99.840092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920" calcext:value-type="float">
            <text:p>42920</text:p>
          </table:table-cell>
          <table:table-cell office:value-type="float" office:value="42760" calcext:value-type="float">
            <text:p>42760</text:p>
          </table:table-cell>
          <table:table-cell office:value-type="float" office:value="1047" calcext:value-type="float">
            <text:p>1047</text:p>
          </table:table-cell>
          <table:table-cell office:value-type="float" office:value="1043" calcext:value-type="float">
            <text:p>1043</text:p>
          </table:table-cell>
          <table:table-cell office:value-type="float" office:value="1.041619" calcext:value-type="float">
            <text:p>1.041619</text:p>
          </table:table-cell>
          <table:table-cell office:value-type="float" office:value="100.436808" calcext:value-type="float">
            <text:p>100.436808</text:p>
          </table:table-cell>
          <table:table-cell office:value-type="float" office:value="99.395189" calcext:value-type="float">
            <text:p>99.395189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98.983369" calcext:value-type="float">
            <text:p>98.983369</text:p>
          </table:table-cell>
          <table:table-cell office:value-type="float" office:value="97.952425" calcext:value-type="float">
            <text:p>97.9524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04" calcext:value-type="float">
            <text:p>1104</text:p>
          </table:table-cell>
          <table:table-cell office:value-type="float" office:value="834" calcext:value-type="float">
            <text:p>83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.05686" calcext:value-type="float">
            <text:p>1.05686</text:p>
          </table:table-cell>
          <table:table-cell office:value-type="float" office:value="98.981703" calcext:value-type="float">
            <text:p>98.981703</text:p>
          </table:table-cell>
          <table:table-cell office:value-type="float" office:value="97.924843" calcext:value-type="float">
            <text:p>97.92484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68" calcext:value-type="float">
            <text:p>1036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.839844" calcext:value-type="float">
            <text:p>2.839844</text:p>
          </table:table-cell>
          <table:table-cell office:value-type="float" office:value="100.111325" calcext:value-type="float">
            <text:p>100.111325</text:p>
          </table:table-cell>
          <table:table-cell office:value-type="float" office:value="97.271481" calcext:value-type="float">
            <text:p>97.271481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9658412" calcext:value-type="float">
            <text:p>9658412</text:p>
          </table:table-cell>
          <table:table-cell office:value-type="float" office:value="9702" calcext:value-type="float">
            <text:p>9702</text:p>
          </table:table-cell>
          <table:table-cell office:value-type="float" office:value="9181" calcext:value-type="float">
            <text:p>9181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0.403695" calcext:value-type="float">
            <text:p>100.403695</text:p>
          </table:table-cell>
          <table:table-cell office:value-type="float" office:value="99.393393" calcext:value-type="float">
            <text:p>99.393393</text:p>
          </table:table-cell>
          <table:table-cell office:value-type="float" office:value="0.777389" calcext:value-type="float">
            <text:p>0.77738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3450560" calcext:value-type="float">
            <text:p>3450560</text:p>
          </table:table-cell>
          <table:table-cell office:value-type="float" office:value="9702" calcext:value-type="float">
            <text:p>9702</text:p>
          </table:table-cell>
          <table:table-cell office:value-type="float" office:value="3280" calcext:value-type="float">
            <text:p>3280</text:p>
          </table:table-cell>
          <table:table-cell office:value-type="float" office:value="1.087414" calcext:value-type="float">
            <text:p>1.087414</text:p>
          </table:table-cell>
          <table:table-cell office:value-type="float" office:value="100.634993" calcext:value-type="float">
            <text:p>100.634993</text:p>
          </table:table-cell>
          <table:table-cell office:value-type="float" office:value="99.547579" calcext:value-type="float">
            <text:p>99.547579</text:p>
          </table:table-cell>
          <table:table-cell office:value-type="float" office:value="0.277299" calcext:value-type="float">
            <text:p>0.27729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240" calcext:value-type="float">
            <text:p>46240</text:p>
          </table:table-cell>
          <table:table-cell office:value-type="float" office:value="45568" calcext:value-type="float">
            <text:p>45568</text:p>
          </table:table-cell>
          <table:table-cell office:value-type="float" office:value="1132" calcext:value-type="float">
            <text:p>1132</text:p>
          </table:table-cell>
          <table:table-cell office:value-type="float" office:value="1116" calcext:value-type="float">
            <text:p>1116</text:p>
          </table:table-cell>
          <table:table-cell office:value-type="float" office:value="1.030769" calcext:value-type="float">
            <text:p>1.030769</text:p>
          </table:table-cell>
          <table:table-cell office:value-type="float" office:value="99.667217" calcext:value-type="float">
            <text:p>99.667217</text:p>
          </table:table-cell>
          <table:table-cell office:value-type="float" office:value="98.636448" calcext:value-type="float">
            <text:p>98.63644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296" calcext:value-type="float">
            <text:p>129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.021063" calcext:value-type="float">
            <text:p>1.021063</text:p>
          </table:table-cell>
          <table:table-cell office:value-type="float" office:value="97.975086" calcext:value-type="float">
            <text:p>97.975086</text:p>
          </table:table-cell>
          <table:table-cell office:value-type="float" office:value="96.954023" calcext:value-type="float">
            <text:p>96.95402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14" calcext:value-type="float">
            <text:p>1014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.050593" calcext:value-type="float">
            <text:p>1.050593</text:p>
          </table:table-cell>
          <table:table-cell office:value-type="float" office:value="98.461809" calcext:value-type="float">
            <text:p>98.461809</text:p>
          </table:table-cell>
          <table:table-cell office:value-type="float" office:value="97.411215" calcext:value-type="float">
            <text:p>97.411215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64" calcext:value-type="float">
            <text:p>926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.998263" calcext:value-type="float">
            <text:p>2.998263</text:p>
          </table:table-cell>
          <table:table-cell office:value-type="float" office:value="99.619704" calcext:value-type="float">
            <text:p>99.619704</text:p>
          </table:table-cell>
          <table:table-cell office:value-type="float" office:value="96.621441" calcext:value-type="float">
            <text:p>96.621441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9633164" calcext:value-type="float">
            <text:p>9633164</text:p>
          </table:table-cell>
          <table:table-cell office:value-type="float" office:value="9802" calcext:value-type="float">
            <text:p>9802</text:p>
          </table:table-cell>
          <table:table-cell office:value-type="float" office:value="9157" calcext:value-type="float">
            <text:p>9157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360521" calcext:value-type="float">
            <text:p>100.360521</text:p>
          </table:table-cell>
          <table:table-cell office:value-type="float" office:value="99.34624" calcext:value-type="float">
            <text:p>99.34624</text:p>
          </table:table-cell>
          <table:table-cell office:value-type="float" office:value="0.775724" calcext:value-type="float">
            <text:p>0.77572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3436884" calcext:value-type="float">
            <text:p>3436884</text:p>
          </table:table-cell>
          <table:table-cell office:value-type="float" office:value="9801" calcext:value-type="float">
            <text:p>9801</text:p>
          </table:table-cell>
          <table:table-cell office:value-type="float" office:value="3267" calcext:value-type="float">
            <text:p>3267</text:p>
          </table:table-cell>
          <table:table-cell office:value-type="float" office:value="1.305073" calcext:value-type="float">
            <text:p>1.305073</text:p>
          </table:table-cell>
          <table:table-cell office:value-type="float" office:value="100.50783" calcext:value-type="float">
            <text:p>100.50783</text:p>
          </table:table-cell>
          <table:table-cell office:value-type="float" office:value="99.202758" calcext:value-type="float">
            <text:p>99.202758</text:p>
          </table:table-cell>
          <table:table-cell office:value-type="float" office:value="0.27716" calcext:value-type="float">
            <text:p>0.2771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152" calcext:value-type="float">
            <text:p>50152</text:p>
          </table:table-cell>
          <table:table-cell office:value-type="float" office:value="49848" calcext:value-type="float">
            <text:p>49848</text:p>
          </table:table-cell>
          <table:table-cell office:value-type="float" office:value="1229" calcext:value-type="float">
            <text:p>1229</text:p>
          </table:table-cell>
          <table:table-cell office:value-type="float" office:value="1222" calcext:value-type="float">
            <text:p>1222</text:p>
          </table:table-cell>
          <table:table-cell office:value-type="float" office:value="1.261392" calcext:value-type="float">
            <text:p>1.261392</text:p>
          </table:table-cell>
          <table:table-cell office:value-type="float" office:value="99.820124" calcext:value-type="float">
            <text:p>99.820124</text:p>
          </table:table-cell>
          <table:table-cell office:value-type="float" office:value="98.558732" calcext:value-type="float">
            <text:p>98.558732</text:p>
          </table:table-cell>
          <table:table-cell office:value-type="float" office:value="0.004046" calcext:value-type="float">
            <text:p>0.00404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1152" calcext:value-type="float">
            <text:p>11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.252066" calcext:value-type="float">
            <text:p>1.252066</text:p>
          </table:table-cell>
          <table:table-cell office:value-type="float" office:value="98.58477" calcext:value-type="float">
            <text:p>98.58477</text:p>
          </table:table-cell>
          <table:table-cell office:value-type="float" office:value="97.332704" calcext:value-type="float">
            <text:p>97.332704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6" calcext:value-type="float">
            <text:p>846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.274633" calcext:value-type="float">
            <text:p>1.274633</text:p>
          </table:table-cell>
          <table:table-cell office:value-type="float" office:value="99.071673" calcext:value-type="float">
            <text:p>99.071673</text:p>
          </table:table-cell>
          <table:table-cell office:value-type="float" office:value="97.79704" calcext:value-type="float">
            <text:p>97.7970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76" calcext:value-type="float">
            <text:p>1017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.301638" calcext:value-type="float">
            <text:p>3.301638</text:p>
          </table:table-cell>
          <table:table-cell office:value-type="float" office:value="99.499442" calcext:value-type="float">
            <text:p>99.499442</text:p>
          </table:table-cell>
          <table:table-cell office:value-type="float" office:value="96.197804" calcext:value-type="float">
            <text:p>96.197804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9755196" calcext:value-type="float">
            <text:p>9755196</text:p>
          </table:table-cell>
          <table:table-cell office:value-type="float" office:value="9900" calcext:value-type="float">
            <text:p>9900</text:p>
          </table:table-cell>
          <table:table-cell office:value-type="float" office:value="9273" calcext:value-type="float">
            <text:p>9273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100.476041" calcext:value-type="float">
            <text:p>100.476041</text:p>
          </table:table-cell>
          <table:table-cell office:value-type="float" office:value="99.465799" calcext:value-type="float">
            <text:p>99.465799</text:p>
          </table:table-cell>
          <table:table-cell office:value-type="float" office:value="0.784607" calcext:value-type="float">
            <text:p>0.78460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3748" calcext:value-type="float">
            <text:p>10413748</text:p>
          </table:table-cell>
          <table:table-cell office:value-type="float" office:value="3293812" calcext:value-type="float">
            <text:p>3293812</text:p>
          </table:table-cell>
          <table:table-cell office:value-type="float" office:value="9899" calcext:value-type="float">
            <text:p>9899</text:p>
          </table:table-cell>
          <table:table-cell office:value-type="float" office:value="3131" calcext:value-type="float">
            <text:p>3131</text:p>
          </table:table-cell>
          <table:table-cell office:value-type="float" office:value="1.06184" calcext:value-type="float">
            <text:p>1.06184</text:p>
          </table:table-cell>
          <table:table-cell office:value-type="float" office:value="100.631685" calcext:value-type="float">
            <text:p>100.631685</text:p>
          </table:table-cell>
          <table:table-cell office:value-type="float" office:value="99.569845" calcext:value-type="float">
            <text:p>99.569845</text:p>
          </table:table-cell>
          <table:table-cell office:value-type="float" office:value="0.264643" calcext:value-type="float">
            <text:p>0.26464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632" calcext:value-type="float">
            <text:p>50632</text:p>
          </table:table-cell>
          <table:table-cell office:value-type="float" office:value="49808" calcext:value-type="float">
            <text:p>49808</text:p>
          </table:table-cell>
          <table:table-cell office:value-type="float" office:value="1243" calcext:value-type="float">
            <text:p>1243</text:p>
          </table:table-cell>
          <table:table-cell office:value-type="float" office:value="1223" calcext:value-type="float">
            <text:p>1223</text:p>
          </table:table-cell>
          <table:table-cell office:value-type="float" office:value="1.027899" calcext:value-type="float">
            <text:p>1.027899</text:p>
          </table:table-cell>
          <table:table-cell office:value-type="float" office:value="99.820441" calcext:value-type="float">
            <text:p>99.820441</text:p>
          </table:table-cell>
          <table:table-cell office:value-type="float" office:value="98.792542" calcext:value-type="float">
            <text:p>98.792542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2" calcext:value-type="float">
            <text:p>2112</text:p>
          </table:table-cell>
          <table:table-cell office:value-type="float" office:value="1968" calcext:value-type="float">
            <text:p>196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.018573" calcext:value-type="float">
            <text:p>1.018573</text:p>
          </table:table-cell>
          <table:table-cell office:value-type="float" office:value="99.827509" calcext:value-type="float">
            <text:p>99.827509</text:p>
          </table:table-cell>
          <table:table-cell office:value-type="float" office:value="98.808936" calcext:value-type="float">
            <text:p>98.808936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2" calcext:value-type="float">
            <text:p>1422</text:p>
          </table:table-cell>
          <table:table-cell office:value-type="float" office:value="1092" calcext:value-type="float">
            <text:p>109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.041661" calcext:value-type="float">
            <text:p>1.041661</text:p>
          </table:table-cell>
          <table:table-cell office:value-type="float" office:value="87.992661" calcext:value-type="float">
            <text:p>87.992661</text:p>
          </table:table-cell>
          <table:table-cell office:value-type="float" office:value="86.951001" calcext:value-type="float">
            <text:p>86.951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12" calcext:value-type="float">
            <text:p>811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3.019918" calcext:value-type="float">
            <text:p>3.019918</text:p>
          </table:table-cell>
          <table:table-cell office:value-type="float" office:value="99.301617" calcext:value-type="float">
            <text:p>99.301617</text:p>
          </table:table-cell>
          <table:table-cell office:value-type="float" office:value="96.281699" calcext:value-type="float">
            <text:p>96.281699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9802536" calcext:value-type="float">
            <text:p>9802536</text:p>
          </table:table-cell>
          <table:table-cell office:value-type="float" office:value="10000" calcext:value-type="float">
            <text:p>10000</text:p>
          </table:table-cell>
          <table:table-cell office:value-type="float" office:value="9318" calcext:value-type="float">
            <text:p>9318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100.409179" calcext:value-type="float">
            <text:p>100.409179</text:p>
          </table:table-cell>
          <table:table-cell office:value-type="float" office:value="99.400757" calcext:value-type="float">
            <text:p>99.400757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7896" calcext:value-type="float">
            <text:p>10517896</text:p>
          </table:table-cell>
          <table:table-cell office:value-type="float" office:value="3288552" calcext:value-type="float">
            <text:p>3288552</text:p>
          </table:table-cell>
          <table:table-cell office:value-type="float" office:value="9998" calcext:value-type="float">
            <text:p>9998</text:p>
          </table:table-cell>
          <table:table-cell office:value-type="float" office:value="3126" calcext:value-type="float">
            <text:p>3126</text:p>
          </table:table-cell>
          <table:table-cell office:value-type="float" office:value="1.319499" calcext:value-type="float">
            <text:p>1.319499</text:p>
          </table:table-cell>
          <table:table-cell office:value-type="float" office:value="100.648047" calcext:value-type="float">
            <text:p>100.648047</text:p>
          </table:table-cell>
          <table:table-cell office:value-type="float" office:value="99.328548" calcext:value-type="float">
            <text:p>99.328548</text:p>
          </table:table-cell>
          <table:table-cell office:value-type="float" office:value="0.264863" calcext:value-type="float">
            <text:p>0.26486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0544" calcext:value-type="float">
            <text:p>50544</text:p>
          </table:table-cell>
          <table:table-cell office:value-type="float" office:value="50032" calcext:value-type="float">
            <text:p>50032</text:p>
          </table:table-cell>
          <table:table-cell office:value-type="float" office:value="1240" calcext:value-type="float">
            <text:p>1240</text:p>
          </table:table-cell>
          <table:table-cell office:value-type="float" office:value="1228" calcext:value-type="float">
            <text:p>1228</text:p>
          </table:table-cell>
          <table:table-cell office:value-type="float" office:value="1.276057" calcext:value-type="float">
            <text:p>1.276057</text:p>
          </table:table-cell>
          <table:table-cell office:value-type="float" office:value="100.755442" calcext:value-type="float">
            <text:p>100.755442</text:p>
          </table:table-cell>
          <table:table-cell office:value-type="float" office:value="99.479384" calcext:value-type="float">
            <text:p>99.479384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1776" calcext:value-type="float">
            <text:p>177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.265191" calcext:value-type="float">
            <text:p>1.265191</text:p>
          </table:table-cell>
          <table:table-cell office:value-type="float" office:value="100.815625" calcext:value-type="float">
            <text:p>100.815625</text:p>
          </table:table-cell>
          <table:table-cell office:value-type="float" office:value="99.550434" calcext:value-type="float">
            <text:p>99.55043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54" calcext:value-type="float">
            <text:p>1254</text:p>
          </table:table-cell>
          <table:table-cell office:value-type="float" office:value="864" calcext:value-type="float">
            <text:p>86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.289219" calcext:value-type="float">
            <text:p>1.289219</text:p>
          </table:table-cell>
          <table:table-cell office:value-type="float" office:value="99.677307" calcext:value-type="float">
            <text:p>99.677307</text:p>
          </table:table-cell>
          <table:table-cell office:value-type="float" office:value="98.388088" calcext:value-type="float">
            <text:p>98.38808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10" calcext:value-type="float">
            <text:p>8910</text:p>
          </table:table-cell>
          <table:table-cell office:value-type="float" office:value="8814" calcext:value-type="float">
            <text:p>881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3.238484" calcext:value-type="float">
            <text:p>3.238484</text:p>
          </table:table-cell>
          <table:table-cell office:value-type="float" office:value="100.816959" calcext:value-type="float">
            <text:p>100.816959</text:p>
          </table:table-cell>
          <table:table-cell office:value-type="float" office:value="97.578475" calcext:value-type="float">
            <text:p>97.578475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9930880" calcext:value-type="float">
            <text:p>9930880</text:p>
          </table:table-cell>
          <table:table-cell office:value-type="float" office:value="10098" calcext:value-type="float">
            <text:p>10098</text:p>
          </table:table-cell>
          <table:table-cell office:value-type="float" office:value="9440" calcext:value-type="float">
            <text:p>9440</text:p>
          </table:table-cell>
          <table:table-cell office:value-type="float" office:value="1.013453" calcext:value-type="float">
            <text:p>1.013453</text:p>
          </table:table-cell>
          <table:table-cell office:value-type="float" office:value="100.28611" calcext:value-type="float">
            <text:p>100.28611</text:p>
          </table:table-cell>
          <table:table-cell office:value-type="float" office:value="99.272657" calcext:value-type="float">
            <text:p>99.272657</text:p>
          </table:table-cell>
          <table:table-cell office:value-type="float" office:value="0.800291" calcext:value-type="float">
            <text:p>0.80029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2044" calcext:value-type="float">
            <text:p>10622044</text:p>
          </table:table-cell>
          <table:table-cell office:value-type="float" office:value="3210704" calcext:value-type="float">
            <text:p>3210704</text:p>
          </table:table-cell>
          <table:table-cell office:value-type="float" office:value="10097" calcext:value-type="float">
            <text:p>10097</text:p>
          </table:table-cell>
          <table:table-cell office:value-type="float" office:value="3052" calcext:value-type="float">
            <text:p>3052</text:p>
          </table:table-cell>
          <table:table-cell office:value-type="float" office:value="1.322383" calcext:value-type="float">
            <text:p>1.322383</text:p>
          </table:table-cell>
          <table:table-cell office:value-type="float" office:value="100.601611" calcext:value-type="float">
            <text:p>100.601611</text:p>
          </table:table-cell>
          <table:table-cell office:value-type="float" office:value="99.279228" calcext:value-type="float">
            <text:p>99.279228</text:p>
          </table:table-cell>
          <table:table-cell office:value-type="float" office:value="0.258721" calcext:value-type="float">
            <text:p>0.25872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680" calcext:value-type="float">
            <text:p>49680</text:p>
          </table:table-cell>
          <table:table-cell office:value-type="float" office:value="49008" calcext:value-type="float">
            <text:p>49008</text:p>
          </table:table-cell>
          <table:table-cell office:value-type="float" office:value="1217" calcext:value-type="float">
            <text:p>1217</text:p>
          </table:table-cell>
          <table:table-cell office:value-type="float" office:value="1202" calcext:value-type="float">
            <text:p>1202</text:p>
          </table:table-cell>
          <table:table-cell office:value-type="float" office:value="1.273719" calcext:value-type="float">
            <text:p>1.273719</text:p>
          </table:table-cell>
          <table:table-cell office:value-type="float" office:value="100.745742" calcext:value-type="float">
            <text:p>100.745742</text:p>
          </table:table-cell>
          <table:table-cell office:value-type="float" office:value="99.472023" calcext:value-type="float">
            <text:p>99.472023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.262693" calcext:value-type="float">
            <text:p>1.262693</text:p>
          </table:table-cell>
          <table:table-cell office:value-type="float" office:value="100.741484" calcext:value-type="float">
            <text:p>100.741484</text:p>
          </table:table-cell>
          <table:table-cell office:value-type="float" office:value="99.478791" calcext:value-type="float">
            <text:p>99.47879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54" calcext:value-type="float">
            <text:p>954</text:p>
          </table:table-cell>
          <table:table-cell office:value-type="float" office:value="654" calcext:value-type="float">
            <text:p>6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291783" calcext:value-type="float">
            <text:p>1.291783</text:p>
          </table:table-cell>
          <table:table-cell office:value-type="float" office:value="97.472915" calcext:value-type="float">
            <text:p>97.472915</text:p>
          </table:table-cell>
          <table:table-cell office:value-type="float" office:value="96.181132" calcext:value-type="float">
            <text:p>96.18113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70" calcext:value-type="float">
            <text:p>987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3.381978" calcext:value-type="float">
            <text:p>3.381978</text:p>
          </table:table-cell>
          <table:table-cell office:value-type="float" office:value="100.742818" calcext:value-type="float">
            <text:p>100.742818</text:p>
          </table:table-cell>
          <table:table-cell office:value-type="float" office:value="97.36084" calcext:value-type="float">
            <text:p>97.36084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897216" calcext:value-type="float">
            <text:p>9897216</text:p>
          </table:table-cell>
          <table:table-cell office:value-type="float" office:value="10197" calcext:value-type="float">
            <text:p>10197</text:p>
          </table:table-cell>
          <table:table-cell office:value-type="float" office:value="9408" calcext:value-type="float">
            <text:p>9408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292728" calcext:value-type="float">
            <text:p>100.292728</text:p>
          </table:table-cell>
          <table:table-cell office:value-type="float" office:value="99.279447" calcext:value-type="float">
            <text:p>99.279447</text:p>
          </table:table-cell>
          <table:table-cell office:value-type="float" office:value="0.797524" calcext:value-type="float">
            <text:p>0.79752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6192" calcext:value-type="float">
            <text:p>10726192</text:p>
          </table:table-cell>
          <table:table-cell office:value-type="float" office:value="3072892" calcext:value-type="float">
            <text:p>3072892</text:p>
          </table:table-cell>
          <table:table-cell office:value-type="float" office:value="10196" calcext:value-type="float">
            <text:p>10196</text:p>
          </table:table-cell>
          <table:table-cell office:value-type="float" office:value="2921" calcext:value-type="float">
            <text:p>2921</text:p>
          </table:table-cell>
          <table:table-cell office:value-type="float" office:value="1.081373" calcext:value-type="float">
            <text:p>1.081373</text:p>
          </table:table-cell>
          <table:table-cell office:value-type="float" office:value="100.877379" calcext:value-type="float">
            <text:p>100.877379</text:p>
          </table:table-cell>
          <table:table-cell office:value-type="float" office:value="99.796007" calcext:value-type="float">
            <text:p>99.796007</text:p>
          </table:table-cell>
          <table:table-cell office:value-type="float" office:value="0.246334" calcext:value-type="float">
            <text:p>0.24633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216" calcext:value-type="float">
            <text:p>60216</text:p>
          </table:table-cell>
          <table:table-cell office:value-type="float" office:value="59880" calcext:value-type="float">
            <text:p>59880</text:p>
          </table:table-cell>
          <table:table-cell office:value-type="float" office:value="1483" calcext:value-type="float">
            <text:p>1483</text:p>
          </table:table-cell>
          <table:table-cell office:value-type="float" office:value="1475" calcext:value-type="float">
            <text:p>1475</text:p>
          </table:table-cell>
          <table:table-cell office:value-type="float" office:value="1.036641" calcext:value-type="float">
            <text:p>1.036641</text:p>
          </table:table-cell>
          <table:table-cell office:value-type="float" office:value="100.382313" calcext:value-type="float">
            <text:p>100.382313</text:p>
          </table:table-cell>
          <table:table-cell office:value-type="float" office:value="99.345672" calcext:value-type="float">
            <text:p>99.345672</text:p>
          </table:table-cell>
          <table:table-cell office:value-type="float" office:value="0.004822" calcext:value-type="float">
            <text:p>0.004822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1248" calcext:value-type="float">
            <text:p>124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.027175" calcext:value-type="float">
            <text:p>1.027175</text:p>
          </table:table-cell>
          <table:table-cell office:value-type="float" office:value="94.556337" calcext:value-type="float">
            <text:p>94.556337</text:p>
          </table:table-cell>
          <table:table-cell office:value-type="float" office:value="93.529162" calcext:value-type="float">
            <text:p>93.52916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24" calcext:value-type="float">
            <text:p>924</text:p>
          </table:table-cell>
          <table:table-cell office:value-type="float" office:value="744" calcext:value-type="float">
            <text:p>74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.056725" calcext:value-type="float">
            <text:p>1.056725</text:p>
          </table:table-cell>
          <table:table-cell office:value-type="float" office:value="84.025275" calcext:value-type="float">
            <text:p>84.025275</text:p>
          </table:table-cell>
          <table:table-cell office:value-type="float" office:value="82.968549" calcext:value-type="float">
            <text:p>82.96854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96" calcext:value-type="float">
            <text:p>969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4.284066" calcext:value-type="float">
            <text:p>4.284066</text:p>
          </table:table-cell>
          <table:table-cell office:value-type="float" office:value="100.340022" calcext:value-type="float">
            <text:p>100.340022</text:p>
          </table:table-cell>
          <table:table-cell office:value-type="float" office:value="96.055956" calcext:value-type="float">
            <text:p>96.055956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10296" calcext:value-type="float">
            <text:p>10296</text:p>
          </table:table-cell>
          <table:table-cell office:value-type="float" office:value="9504" calcext:value-type="float">
            <text:p>9504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0.479036" calcext:value-type="float">
            <text:p>100.479036</text:p>
          </table:table-cell>
          <table:table-cell office:value-type="float" office:value="99.471784" calcext:value-type="float">
            <text:p>99.471784</text:p>
          </table:table-cell>
          <table:table-cell office:value-type="float" office:value="0.804104" calcext:value-type="float">
            <text:p>0.80410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0340" calcext:value-type="float">
            <text:p>10830340</text:p>
          </table:table-cell>
          <table:table-cell office:value-type="float" office:value="3074996" calcext:value-type="float">
            <text:p>3074996</text:p>
          </table:table-cell>
          <table:table-cell office:value-type="float" office:value="10295" calcext:value-type="float">
            <text:p>10295</text:p>
          </table:table-cell>
          <table:table-cell office:value-type="float" office:value="2923" calcext:value-type="float">
            <text:p>2923</text:p>
          </table:table-cell>
          <table:table-cell office:value-type="float" office:value="1.076473" calcext:value-type="float">
            <text:p>1.076473</text:p>
          </table:table-cell>
          <table:table-cell office:value-type="float" office:value="100.623084" calcext:value-type="float">
            <text:p>100.623084</text:p>
          </table:table-cell>
          <table:table-cell office:value-type="float" office:value="99.54661" calcext:value-type="float">
            <text:p>99.54661</text:p>
          </table:table-cell>
          <table:table-cell office:value-type="float" office:value="0.24712" calcext:value-type="float">
            <text:p>0.2471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936" calcext:value-type="float">
            <text:p>55936</text:p>
          </table:table-cell>
          <table:table-cell office:value-type="float" office:value="55656" calcext:value-type="float">
            <text:p>55656</text:p>
          </table:table-cell>
          <table:table-cell office:value-type="float" office:value="1375" calcext:value-type="float">
            <text:p>1375</text:p>
          </table:table-cell>
          <table:table-cell office:value-type="float" office:value="1368" calcext:value-type="float">
            <text:p>1368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99.992707" calcext:value-type="float">
            <text:p>99.992707</text:p>
          </table:table-cell>
          <table:table-cell office:value-type="float" office:value="98.964737" calcext:value-type="float">
            <text:p>98.964737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08" calcext:value-type="float">
            <text:p>100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17324" calcext:value-type="float">
            <text:p>1.017324</text:p>
          </table:table-cell>
          <table:table-cell office:value-type="float" office:value="101.05775" calcext:value-type="float">
            <text:p>101.05775</text:p>
          </table:table-cell>
          <table:table-cell office:value-type="float" office:value="100.040426" calcext:value-type="float">
            <text:p>100.040426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92" calcext:value-type="float">
            <text:p>792</text:p>
          </table:table-cell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046214" calcext:value-type="float">
            <text:p>1.046214</text:p>
          </table:table-cell>
          <table:table-cell office:value-type="float" office:value="101.056144" calcext:value-type="float">
            <text:p>101.056144</text:p>
          </table:table-cell>
          <table:table-cell office:value-type="float" office:value="100.00993" calcext:value-type="float">
            <text:p>100.0099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272" calcext:value-type="float">
            <text:p>10272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4.756759" calcext:value-type="float">
            <text:p>4.756759</text:p>
          </table:table-cell>
          <table:table-cell office:value-type="float" office:value="99.453021" calcext:value-type="float">
            <text:p>99.453021</text:p>
          </table:table-cell>
          <table:table-cell office:value-type="float" office:value="94.696263" calcext:value-type="float">
            <text:p>94.696263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9986636" calcext:value-type="float">
            <text:p>9986636</text:p>
          </table:table-cell>
          <table:table-cell office:value-type="float" office:value="10395" calcext:value-type="float">
            <text:p>10395</text:p>
          </table:table-cell>
          <table:table-cell office:value-type="float" office:value="9493" calcext:value-type="float">
            <text:p>9493</text:p>
          </table:table-cell>
          <table:table-cell office:value-type="float" office:value="1.019501" calcext:value-type="float">
            <text:p>1.019501</text:p>
          </table:table-cell>
          <table:table-cell office:value-type="float" office:value="100.405353" calcext:value-type="float">
            <text:p>100.405353</text:p>
          </table:table-cell>
          <table:table-cell office:value-type="float" office:value="99.385852" calcext:value-type="float">
            <text:p>99.385852</text:p>
          </table:table-cell>
          <table:table-cell office:value-type="float" office:value="0.803868" calcext:value-type="float">
            <text:p>0.80386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4488" calcext:value-type="float">
            <text:p>10934488</text:p>
          </table:table-cell>
          <table:table-cell office:value-type="float" office:value="2981368" calcext:value-type="float">
            <text:p>2981368</text:p>
          </table:table-cell>
          <table:table-cell office:value-type="float" office:value="10394" calcext:value-type="float">
            <text:p>10394</text:p>
          </table:table-cell>
          <table:table-cell office:value-type="float" office:value="2834" calcext:value-type="float">
            <text:p>2834</text:p>
          </table:table-cell>
          <table:table-cell office:value-type="float" office:value="1.088447" calcext:value-type="float">
            <text:p>1.088447</text:p>
          </table:table-cell>
          <table:table-cell office:value-type="float" office:value="101.243976" calcext:value-type="float">
            <text:p>101.243976</text:p>
          </table:table-cell>
          <table:table-cell office:value-type="float" office:value="100.155528" calcext:value-type="float">
            <text:p>100.155528</text:p>
          </table:table-cell>
          <table:table-cell office:value-type="float" office:value="0.238139" calcext:value-type="float">
            <text:p>0.23813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000" calcext:value-type="float">
            <text:p>60000</text:p>
          </table:table-cell>
          <table:table-cell office:value-type="float" office:value="59712" calcext:value-type="float">
            <text:p>59712</text:p>
          </table:table-cell>
          <table:table-cell office:value-type="float" office:value="1475" calcext:value-type="float">
            <text:p>1475</text:p>
          </table:table-cell>
          <table:table-cell office:value-type="float" office:value="1468" calcext:value-type="float">
            <text:p>1468</text:p>
          </table:table-cell>
          <table:table-cell office:value-type="float" office:value="1.047843" calcext:value-type="float">
            <text:p>1.047843</text:p>
          </table:table-cell>
          <table:table-cell office:value-type="float" office:value="100.878942" calcext:value-type="float">
            <text:p>100.878942</text:p>
          </table:table-cell>
          <table:table-cell office:value-type="float" office:value="99.831099" calcext:value-type="float">
            <text:p>99.831099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1344" calcext:value-type="float">
            <text:p>134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.038597" calcext:value-type="float">
            <text:p>1.038597</text:p>
          </table:table-cell>
          <table:table-cell office:value-type="float" office:value="100.880469" calcext:value-type="float">
            <text:p>100.880469</text:p>
          </table:table-cell>
          <table:table-cell office:value-type="float" office:value="99.841872" calcext:value-type="float">
            <text:p>99.84187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2" calcext:value-type="float">
            <text:p>1032</text:p>
          </table:table-cell>
          <table:table-cell office:value-type="float" office:value="612" calcext:value-type="float">
            <text:p>6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065447" calcext:value-type="float">
            <text:p>1.065447</text:p>
          </table:table-cell>
          <table:table-cell office:value-type="float" office:value="100.894903" calcext:value-type="float">
            <text:p>100.894903</text:p>
          </table:table-cell>
          <table:table-cell office:value-type="float" office:value="99.829456" calcext:value-type="float">
            <text:p>99.82945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368" calcext:value-type="float">
            <text:p>1036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3.83386" calcext:value-type="float">
            <text:p>3.83386</text:p>
          </table:table-cell>
          <table:table-cell office:value-type="float" office:value="100.412612" calcext:value-type="float">
            <text:p>100.412612</text:p>
          </table:table-cell>
          <table:table-cell office:value-type="float" office:value="96.578752" calcext:value-type="float">
            <text:p>96.578752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9995052" calcext:value-type="float">
            <text:p>9995052</text:p>
          </table:table-cell>
          <table:table-cell office:value-type="float" office:value="10495" calcext:value-type="float">
            <text:p>10495</text:p>
          </table:table-cell>
          <table:table-cell office:value-type="float" office:value="9501" calcext:value-type="float">
            <text:p>9501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45514" calcext:value-type="float">
            <text:p>100.45514</text:p>
          </table:table-cell>
          <table:table-cell office:value-type="float" office:value="99.445827" calcext:value-type="float">
            <text:p>99.445827</text:p>
          </table:table-cell>
          <table:table-cell office:value-type="float" office:value="0.80406" calcext:value-type="float">
            <text:p>0.8040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8636" calcext:value-type="float">
            <text:p>11038636</text:p>
          </table:table-cell>
          <table:table-cell office:value-type="float" office:value="2910884" calcext:value-type="float">
            <text:p>2910884</text:p>
          </table:table-cell>
          <table:table-cell office:value-type="float" office:value="10493" calcext:value-type="float">
            <text:p>10493</text:p>
          </table:table-cell>
          <table:table-cell office:value-type="float" office:value="2767" calcext:value-type="float">
            <text:p>2767</text:p>
          </table:table-cell>
          <table:table-cell office:value-type="float" office:value="1.307424" calcext:value-type="float">
            <text:p>1.307424</text:p>
          </table:table-cell>
          <table:table-cell office:value-type="float" office:value="100.814762" calcext:value-type="float">
            <text:p>100.814762</text:p>
          </table:table-cell>
          <table:table-cell office:value-type="float" office:value="99.507338" calcext:value-type="float">
            <text:p>99.507338</text:p>
          </table:table-cell>
          <table:table-cell office:value-type="float" office:value="0.234024" calcext:value-type="float">
            <text:p>0.23402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120" calcext:value-type="float">
            <text:p>58120</text:p>
          </table:table-cell>
          <table:table-cell office:value-type="float" office:value="57376" calcext:value-type="float">
            <text:p>57376</text:p>
          </table:table-cell>
          <table:table-cell office:value-type="float" office:value="1430" calcext:value-type="float">
            <text:p>1430</text:p>
          </table:table-cell>
          <table:table-cell office:value-type="float" office:value="1412" calcext:value-type="float">
            <text:p>1412</text:p>
          </table:table-cell>
          <table:table-cell office:value-type="float" office:value="1.263849" calcext:value-type="float">
            <text:p>1.263849</text:p>
          </table:table-cell>
          <table:table-cell office:value-type="float" office:value="100.516551" calcext:value-type="float">
            <text:p>100.516551</text:p>
          </table:table-cell>
          <table:table-cell office:value-type="float" office:value="99.252702" calcext:value-type="float">
            <text:p>99.252702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1104" calcext:value-type="float">
            <text:p>110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.253003" calcext:value-type="float">
            <text:p>1.253003</text:p>
          </table:table-cell>
          <table:table-cell office:value-type="float" office:value="98.005224" calcext:value-type="float">
            <text:p>98.005224</text:p>
          </table:table-cell>
          <table:table-cell office:value-type="float" office:value="96.752222" calcext:value-type="float">
            <text:p>96.752222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76" calcext:value-type="float">
            <text:p>1176</text:p>
          </table:table-cell>
          <table:table-cell office:value-type="float" office:value="936" calcext:value-type="float">
            <text:p>93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.282493" calcext:value-type="float">
            <text:p>1.282493</text:p>
          </table:table-cell>
          <table:table-cell office:value-type="float" office:value="100.515125" calcext:value-type="float">
            <text:p>100.515125</text:p>
          </table:table-cell>
          <table:table-cell office:value-type="float" office:value="99.232632" calcext:value-type="float">
            <text:p>99.232632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080" calcext:value-type="float">
            <text:p>10080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5.193273" calcext:value-type="float">
            <text:p>5.193273</text:p>
          </table:table-cell>
          <table:table-cell office:value-type="float" office:value="100.49685" calcext:value-type="float">
            <text:p>100.49685</text:p>
          </table:table-cell>
          <table:table-cell office:value-type="float" office:value="95.303576" calcext:value-type="float">
            <text:p>95.303576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10031872" calcext:value-type="float">
            <text:p>10031872</text:p>
          </table:table-cell>
          <table:table-cell office:value-type="float" office:value="10594" calcext:value-type="float">
            <text:p>10594</text:p>
          </table:table-cell>
          <table:table-cell office:value-type="float" office:value="9536" calcext:value-type="float">
            <text:p>9536</text:p>
          </table:table-cell>
          <table:table-cell office:value-type="float" office:value="1.013213" calcext:value-type="float">
            <text:p>1.013213</text:p>
          </table:table-cell>
          <table:table-cell office:value-type="float" office:value="100.499725" calcext:value-type="float">
            <text:p>100.499725</text:p>
          </table:table-cell>
          <table:table-cell office:value-type="float" office:value="99.486512" calcext:value-type="float">
            <text:p>99.486512</text:p>
          </table:table-cell>
          <table:table-cell office:value-type="float" office:value="0.806692" calcext:value-type="float">
            <text:p>0.80669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2784" calcext:value-type="float">
            <text:p>11142784</text:p>
          </table:table-cell>
          <table:table-cell office:value-type="float" office:value="2917196" calcext:value-type="float">
            <text:p>2917196</text:p>
          </table:table-cell>
          <table:table-cell office:value-type="float" office:value="10592" calcext:value-type="float">
            <text:p>10592</text:p>
          </table:table-cell>
          <table:table-cell office:value-type="float" office:value="2773" calcext:value-type="float">
            <text:p>2773</text:p>
          </table:table-cell>
          <table:table-cell office:value-type="float" office:value="1.090579" calcext:value-type="float">
            <text:p>1.090579</text:p>
          </table:table-cell>
          <table:table-cell office:value-type="float" office:value="100.72553" calcext:value-type="float">
            <text:p>100.72553</text:p>
          </table:table-cell>
          <table:table-cell office:value-type="float" office:value="99.634952" calcext:value-type="float">
            <text:p>99.634952</text:p>
          </table:table-cell>
          <table:table-cell office:value-type="float" office:value="0.234231" calcext:value-type="float">
            <text:p>0.234231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200" calcext:value-type="float">
            <text:p>62200</text:p>
          </table:table-cell>
          <table:table-cell office:value-type="float" office:value="61552" calcext:value-type="float">
            <text:p>61552</text:p>
          </table:table-cell>
          <table:table-cell office:value-type="float" office:value="1533" calcext:value-type="float">
            <text:p>1533</text:p>
          </table:table-cell>
          <table:table-cell office:value-type="float" office:value="1517" calcext:value-type="float">
            <text:p>1517</text:p>
          </table:table-cell>
          <table:table-cell office:value-type="float" office:value="1.039321" calcext:value-type="float">
            <text:p>1.039321</text:p>
          </table:table-cell>
          <table:table-cell office:value-type="float" office:value="100.734314" calcext:value-type="float">
            <text:p>100.734314</text:p>
          </table:table-cell>
          <table:table-cell office:value-type="float" office:value="99.694994" calcext:value-type="float">
            <text:p>99.694994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1056" calcext:value-type="float">
            <text:p>10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.024532" calcext:value-type="float">
            <text:p>1.024532</text:p>
          </table:table-cell>
          <table:table-cell office:value-type="float" office:value="100.830444" calcext:value-type="float">
            <text:p>100.830444</text:p>
          </table:table-cell>
          <table:table-cell office:value-type="float" office:value="99.805912" calcext:value-type="float">
            <text:p>99.80591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66" calcext:value-type="float">
            <text:p>966</text:p>
          </table:table-cell>
          <table:table-cell office:value-type="float" office:value="696" calcext:value-type="float">
            <text:p>69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.057425" calcext:value-type="float">
            <text:p>1.057425</text:p>
          </table:table-cell>
          <table:table-cell office:value-type="float" office:value="100.828918" calcext:value-type="float">
            <text:p>100.828918</text:p>
          </table:table-cell>
          <table:table-cell office:value-type="float" office:value="99.771493" calcext:value-type="float">
            <text:p>99.77149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080" calcext:value-type="float">
            <text:p>1008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3.805965" calcext:value-type="float">
            <text:p>3.805965</text:p>
          </table:table-cell>
          <table:table-cell office:value-type="float" office:value="99.079703" calcext:value-type="float">
            <text:p>99.079703</text:p>
          </table:table-cell>
          <table:table-cell office:value-type="float" office:value="95.273738" calcext:value-type="float">
            <text:p>95.27373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10209660" calcext:value-type="float">
            <text:p>10209660</text:p>
          </table:table-cell>
          <table:table-cell office:value-type="float" office:value="10693" calcext:value-type="float">
            <text:p>10693</text:p>
          </table:table-cell>
          <table:table-cell office:value-type="float" office:value="9705" calcext:value-type="float">
            <text:p>9705</text:p>
          </table:table-cell>
          <table:table-cell office:value-type="float" office:value="1.014213" calcext:value-type="float">
            <text:p>1.014213</text:p>
          </table:table-cell>
          <table:table-cell office:value-type="float" office:value="100.569675" calcext:value-type="float">
            <text:p>100.569675</text:p>
          </table:table-cell>
          <table:table-cell office:value-type="float" office:value="99.555462" calcext:value-type="float">
            <text:p>99.555462</text:p>
          </table:table-cell>
          <table:table-cell office:value-type="float" office:value="0.82042" calcext:value-type="float">
            <text:p>0.8204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6932" calcext:value-type="float">
            <text:p>11246932</text:p>
          </table:table-cell>
          <table:table-cell office:value-type="float" office:value="2659456" calcext:value-type="float">
            <text:p>2659456</text:p>
          </table:table-cell>
          <table:table-cell office:value-type="float" office:value="10691" calcext:value-type="float">
            <text:p>10691</text:p>
          </table:table-cell>
          <table:table-cell office:value-type="float" office:value="2528" calcext:value-type="float">
            <text:p>2528</text:p>
          </table:table-cell>
          <table:table-cell office:value-type="float" office:value="1.074611" calcext:value-type="float">
            <text:p>1.074611</text:p>
          </table:table-cell>
          <table:table-cell office:value-type="float" office:value="100.8692" calcext:value-type="float">
            <text:p>100.8692</text:p>
          </table:table-cell>
          <table:table-cell office:value-type="float" office:value="99.794589" calcext:value-type="float">
            <text:p>99.794589</text:p>
          </table:table-cell>
          <table:table-cell office:value-type="float" office:value="0.213194" calcext:value-type="float">
            <text:p>0.21319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696" calcext:value-type="float">
            <text:p>70696</text:p>
          </table:table-cell>
          <table:table-cell office:value-type="float" office:value="70096" calcext:value-type="float">
            <text:p>70096</text:p>
          </table:table-cell>
          <table:table-cell office:value-type="float" office:value="1744" calcext:value-type="float">
            <text:p>1744</text:p>
          </table:table-cell>
          <table:table-cell office:value-type="float" office:value="1729" calcext:value-type="float">
            <text:p>1729</text:p>
          </table:table-cell>
          <table:table-cell office:value-type="float" office:value="1.037093" calcext:value-type="float">
            <text:p>1.037093</text:p>
          </table:table-cell>
          <table:table-cell office:value-type="float" office:value="100.589253" calcext:value-type="float">
            <text:p>100.589253</text:p>
          </table:table-cell>
          <table:table-cell office:value-type="float" office:value="99.55216" calcext:value-type="float">
            <text:p>99.55216</text:p>
          </table:table-cell>
          <table:table-cell office:value-type="float" office:value="0.005633" calcext:value-type="float">
            <text:p>0.005633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27527" calcext:value-type="float">
            <text:p>1.027527</text:p>
          </table:table-cell>
          <table:table-cell office:value-type="float" office:value="100.597635" calcext:value-type="float">
            <text:p>100.597635</text:p>
          </table:table-cell>
          <table:table-cell office:value-type="float" office:value="99.570109" calcext:value-type="float">
            <text:p>99.570109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98" calcext:value-type="float">
            <text:p>798</text:p>
          </table:table-cell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.049494" calcext:value-type="float">
            <text:p>1.049494</text:p>
          </table:table-cell>
          <table:table-cell office:value-type="float" office:value="100.590807" calcext:value-type="float">
            <text:p>100.590807</text:p>
          </table:table-cell>
          <table:table-cell office:value-type="float" office:value="99.541313" calcext:value-type="float">
            <text:p>99.54131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88" calcext:value-type="float">
            <text:p>1108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3.035808" calcext:value-type="float">
            <text:p>3.035808</text:p>
          </table:table-cell>
          <table:table-cell office:value-type="float" office:value="100.556099" calcext:value-type="float">
            <text:p>100.556099</text:p>
          </table:table-cell>
          <table:table-cell office:value-type="float" office:value="97.520291" calcext:value-type="float">
            <text:p>97.52029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10314860" calcext:value-type="float">
            <text:p>10314860</text:p>
          </table:table-cell>
          <table:table-cell office:value-type="float" office:value="10791" calcext:value-type="float">
            <text:p>10791</text:p>
          </table:table-cell>
          <table:table-cell office:value-type="float" office:value="9805" calcext:value-type="float">
            <text:p>9805</text:p>
          </table:table-cell>
          <table:table-cell office:value-type="float" office:value="1.010462" calcext:value-type="float">
            <text:p>1.010462</text:p>
          </table:table-cell>
          <table:table-cell office:value-type="float" office:value="100.392568" calcext:value-type="float">
            <text:p>100.392568</text:p>
          </table:table-cell>
          <table:table-cell office:value-type="float" office:value="99.382106" calcext:value-type="float">
            <text:p>99.382106</text:p>
          </table:table-cell>
          <table:table-cell office:value-type="float" office:value="0.830319" calcext:value-type="float">
            <text:p>0.830319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1080" calcext:value-type="float">
            <text:p>11351080</text:p>
          </table:table-cell>
          <table:table-cell office:value-type="float" office:value="2703640" calcext:value-type="float">
            <text:p>2703640</text:p>
          </table:table-cell>
          <table:table-cell office:value-type="float" office:value="10790" calcext:value-type="float">
            <text:p>10790</text:p>
          </table:table-cell>
          <table:table-cell office:value-type="float" office:value="2570" calcext:value-type="float">
            <text:p>2570</text:p>
          </table:table-cell>
          <table:table-cell office:value-type="float" office:value="1.059736" calcext:value-type="float">
            <text:p>1.059736</text:p>
          </table:table-cell>
          <table:table-cell office:value-type="float" office:value="100.877197" calcext:value-type="float">
            <text:p>100.877197</text:p>
          </table:table-cell>
          <table:table-cell office:value-type="float" office:value="99.817461" calcext:value-type="float">
            <text:p>99.817461</text:p>
          </table:table-cell>
          <table:table-cell office:value-type="float" office:value="0.216687" calcext:value-type="float">
            <text:p>0.21668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224" calcext:value-type="float">
            <text:p>63224</text:p>
          </table:table-cell>
          <table:table-cell office:value-type="float" office:value="62664" calcext:value-type="float">
            <text:p>62664</text:p>
          </table:table-cell>
          <table:table-cell office:value-type="float" office:value="1557" calcext:value-type="float">
            <text:p>1557</text:p>
          </table:table-cell>
          <table:table-cell office:value-type="float" office:value="1544" calcext:value-type="float">
            <text:p>1544</text:p>
          </table:table-cell>
          <table:table-cell office:value-type="float" office:value="1.027919" calcext:value-type="float">
            <text:p>1.027919</text:p>
          </table:table-cell>
          <table:table-cell office:value-type="float" office:value="100.363426" calcext:value-type="float">
            <text:p>100.363426</text:p>
          </table:table-cell>
          <table:table-cell office:value-type="float" office:value="99.335506" calcext:value-type="float">
            <text:p>99.335506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296" calcext:value-type="float">
            <text:p>129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.018593" calcext:value-type="float">
            <text:p>1.018593</text:p>
          </table:table-cell>
          <table:table-cell office:value-type="float" office:value="100.364872" calcext:value-type="float">
            <text:p>100.364872</text:p>
          </table:table-cell>
          <table:table-cell office:value-type="float" office:value="99.346279" calcext:value-type="float">
            <text:p>99.34627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24" calcext:value-type="float">
            <text:p>924</text:p>
          </table:table-cell>
          <table:table-cell office:value-type="float" office:value="594" calcext:value-type="float">
            <text:p>59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.040241" calcext:value-type="float">
            <text:p>1.040241</text:p>
          </table:table-cell>
          <table:table-cell office:value-type="float" office:value="100.366306" calcext:value-type="float">
            <text:p>100.366306</text:p>
          </table:table-cell>
          <table:table-cell office:value-type="float" office:value="99.326066" calcext:value-type="float">
            <text:p>99.32606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40" calcext:value-type="float">
            <text:p>984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3.025937" calcext:value-type="float">
            <text:p>3.025937</text:p>
          </table:table-cell>
          <table:table-cell office:value-type="float" office:value="99.457211" calcext:value-type="float">
            <text:p>99.457211</text:p>
          </table:table-cell>
          <table:table-cell office:value-type="float" office:value="96.431274" calcext:value-type="float">
            <text:p>96.431274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0314860" calcext:value-type="float">
            <text:p>10314860</text:p>
          </table:table-cell>
          <table:table-cell office:value-type="float" office:value="10891" calcext:value-type="float">
            <text:p>10891</text:p>
          </table:table-cell>
          <table:table-cell office:value-type="float" office:value="9805" calcext:value-type="float">
            <text:p>9805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46705" calcext:value-type="float">
            <text:p>100.46705</text:p>
          </table:table-cell>
          <table:table-cell office:value-type="float" office:value="99.457689" calcext:value-type="float">
            <text:p>99.457689</text:p>
          </table:table-cell>
          <table:table-cell office:value-type="float" office:value="0.829688" calcext:value-type="float">
            <text:p>0.82968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5228" calcext:value-type="float">
            <text:p>11455228</text:p>
          </table:table-cell>
          <table:table-cell office:value-type="float" office:value="2598440" calcext:value-type="float">
            <text:p>2598440</text:p>
          </table:table-cell>
          <table:table-cell office:value-type="float" office:value="10889" calcext:value-type="float">
            <text:p>10889</text:p>
          </table:table-cell>
          <table:table-cell office:value-type="float" office:value="2470" calcext:value-type="float">
            <text:p>2470</text:p>
          </table:table-cell>
          <table:table-cell office:value-type="float" office:value="1.089557" calcext:value-type="float">
            <text:p>1.089557</text:p>
          </table:table-cell>
          <table:table-cell office:value-type="float" office:value="100.982705" calcext:value-type="float">
            <text:p>100.982705</text:p>
          </table:table-cell>
          <table:table-cell office:value-type="float" office:value="99.893147" calcext:value-type="float">
            <text:p>99.893147</text:p>
          </table:table-cell>
          <table:table-cell office:value-type="float" office:value="0.208098" calcext:value-type="float">
            <text:p>0.20809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664" calcext:value-type="float">
            <text:p>68664</text:p>
          </table:table-cell>
          <table:table-cell office:value-type="float" office:value="68168" calcext:value-type="float">
            <text:p>68168</text:p>
          </table:table-cell>
          <table:table-cell office:value-type="float" office:value="1693" calcext:value-type="float">
            <text:p>1693</text:p>
          </table:table-cell>
          <table:table-cell office:value-type="float" office:value="1681" calcext:value-type="float">
            <text:p>1681</text:p>
          </table:table-cell>
          <table:table-cell office:value-type="float" office:value="1.028439" calcext:value-type="float">
            <text:p>1.028439</text:p>
          </table:table-cell>
          <table:table-cell office:value-type="float" office:value="100.483943" calcext:value-type="float">
            <text:p>100.483943</text:p>
          </table:table-cell>
          <table:table-cell office:value-type="float" office:value="99.455505" calcext:value-type="float">
            <text:p>99.455505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6" calcext:value-type="float">
            <text:p>1096</text:p>
          </table:table-cell>
          <table:table-cell office:value-type="float" office:value="1048" calcext:value-type="float">
            <text:p>104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100.48547" calcext:value-type="float">
            <text:p>100.48547</text:p>
          </table:table-cell>
          <table:table-cell office:value-type="float" office:value="99.466397" calcext:value-type="float">
            <text:p>99.466397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10" calcext:value-type="float">
            <text:p>810</text:p>
          </table:table-cell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.053695" calcext:value-type="float">
            <text:p>1.053695</text:p>
          </table:table-cell>
          <table:table-cell office:value-type="float" office:value="100.184867" calcext:value-type="float">
            <text:p>100.184867</text:p>
          </table:table-cell>
          <table:table-cell office:value-type="float" office:value="99.131171" calcext:value-type="float">
            <text:p>99.13117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04" calcext:value-type="float">
            <text:p>10704</text:p>
          </table:table-cell>
          <table:table-cell office:value-type="float" office:value="10608" calcext:value-type="float">
            <text:p>10608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3.731574" calcext:value-type="float">
            <text:p>3.731574</text:p>
          </table:table-cell>
          <table:table-cell office:value-type="float" office:value="100.182318" calcext:value-type="float">
            <text:p>100.182318</text:p>
          </table:table-cell>
          <table:table-cell office:value-type="float" office:value="96.450743" calcext:value-type="float">
            <text:p>96.45074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10424268" calcext:value-type="float">
            <text:p>10424268</text:p>
          </table:table-cell>
          <table:table-cell office:value-type="float" office:value="10990" calcext:value-type="float">
            <text:p>10990</text:p>
          </table:table-cell>
          <table:table-cell office:value-type="float" office:value="9909" calcext:value-type="float">
            <text:p>9909</text:p>
          </table:table-cell>
          <table:table-cell office:value-type="float" office:value="1.011362" calcext:value-type="float">
            <text:p>1.011362</text:p>
          </table:table-cell>
          <table:table-cell office:value-type="float" office:value="100.46502" calcext:value-type="float">
            <text:p>100.46502</text:p>
          </table:table-cell>
          <table:table-cell office:value-type="float" office:value="99.453658" calcext:value-type="float">
            <text:p>99.453658</text:p>
          </table:table-cell>
          <table:table-cell office:value-type="float" office:value="0.838523" calcext:value-type="float">
            <text:p>0.83852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59376" calcext:value-type="float">
            <text:p>11559376</text:p>
          </table:table-cell>
          <table:table-cell office:value-type="float" office:value="2562672" calcext:value-type="float">
            <text:p>2562672</text:p>
          </table:table-cell>
          <table:table-cell office:value-type="float" office:value="10988" calcext:value-type="float">
            <text:p>10988</text:p>
          </table:table-cell>
          <table:table-cell office:value-type="float" office:value="2436" calcext:value-type="float">
            <text:p>2436</text:p>
          </table:table-cell>
          <table:table-cell office:value-type="float" office:value="1.079034" calcext:value-type="float">
            <text:p>1.079034</text:p>
          </table:table-cell>
          <table:table-cell office:value-type="float" office:value="100.971805" calcext:value-type="float">
            <text:p>100.971805</text:p>
          </table:table-cell>
          <table:table-cell office:value-type="float" office:value="99.892771" calcext:value-type="float">
            <text:p>99.892771</text:p>
          </table:table-cell>
          <table:table-cell office:value-type="float" office:value="0.205234" calcext:value-type="float">
            <text:p>0.205234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312" calcext:value-type="float">
            <text:p>69312</text:p>
          </table:table-cell>
          <table:table-cell office:value-type="float" office:value="68752" calcext:value-type="float">
            <text:p>68752</text:p>
          </table:table-cell>
          <table:table-cell office:value-type="float" office:value="1710" calcext:value-type="float">
            <text:p>1710</text:p>
          </table:table-cell>
          <table:table-cell office:value-type="float" office:value="1696" calcext:value-type="float">
            <text:p>1696</text:p>
          </table:table-cell>
          <table:table-cell office:value-type="float" office:value="1.03902" calcext:value-type="float">
            <text:p>1.03902</text:p>
          </table:table-cell>
          <table:table-cell office:value-type="float" office:value="100.981602" calcext:value-type="float">
            <text:p>100.981602</text:p>
          </table:table-cell>
          <table:table-cell office:value-type="float" office:value="99.942582" calcext:value-type="float">
            <text:p>99.942582</text:p>
          </table:table-cell>
          <table:table-cell office:value-type="float" office:value="0.005503" calcext:value-type="float">
            <text:p>0.00550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028424" calcext:value-type="float">
            <text:p>1.028424</text:p>
          </table:table-cell>
          <table:table-cell office:value-type="float" office:value="100.980055" calcext:value-type="float">
            <text:p>100.980055</text:p>
          </table:table-cell>
          <table:table-cell office:value-type="float" office:value="99.951631" calcext:value-type="float">
            <text:p>99.951631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32" calcext:value-type="float">
            <text:p>732</text:p>
          </table:table-cell>
          <table:table-cell office:value-type="float" office:value="582" calcext:value-type="float">
            <text:p>58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062547" calcext:value-type="float">
            <text:p>1.062547</text:p>
          </table:table-cell>
          <table:table-cell office:value-type="float" office:value="100.467429" calcext:value-type="float">
            <text:p>100.467429</text:p>
          </table:table-cell>
          <table:table-cell office:value-type="float" office:value="99.404883" calcext:value-type="float">
            <text:p>99.40488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78" calcext:value-type="float">
            <text:p>10878</text:p>
          </table:table-cell>
          <table:table-cell office:value-type="float" office:value="10638" calcext:value-type="float">
            <text:p>10638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5.726831" calcext:value-type="float">
            <text:p>5.726831</text:p>
          </table:table-cell>
          <table:table-cell office:value-type="float" office:value="100.987116" calcext:value-type="float">
            <text:p>100.987116</text:p>
          </table:table-cell>
          <table:table-cell office:value-type="float" office:value="95.260285" calcext:value-type="float">
            <text:p>95.260285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0548404" calcext:value-type="float">
            <text:p>10548404</text:p>
          </table:table-cell>
          <table:table-cell office:value-type="float" office:value="11089" calcext:value-type="float">
            <text:p>11089</text:p>
          </table:table-cell>
          <table:table-cell office:value-type="float" office:value="10027" calcext:value-type="float">
            <text:p>10027</text:p>
          </table:table-cell>
          <table:table-cell office:value-type="float" office:value="1.012262" calcext:value-type="float">
            <text:p>1.012262</text:p>
          </table:table-cell>
          <table:table-cell office:value-type="float" office:value="100.386635" calcext:value-type="float">
            <text:p>100.386635</text:p>
          </table:table-cell>
          <table:table-cell office:value-type="float" office:value="99.374373" calcext:value-type="float">
            <text:p>99.374373</text:p>
          </table:table-cell>
          <table:table-cell office:value-type="float" office:value="0.849185" calcext:value-type="float">
            <text:p>0.849185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3524" calcext:value-type="float">
            <text:p>11663524</text:p>
          </table:table-cell>
          <table:table-cell office:value-type="float" office:value="2434328" calcext:value-type="float">
            <text:p>2434328</text:p>
          </table:table-cell>
          <table:table-cell office:value-type="float" office:value="11087" calcext:value-type="float">
            <text:p>11087</text:p>
          </table:table-cell>
          <table:table-cell office:value-type="float" office:value="2314" calcext:value-type="float">
            <text:p>2314</text:p>
          </table:table-cell>
          <table:table-cell office:value-type="float" office:value="1.097309" calcext:value-type="float">
            <text:p>1.097309</text:p>
          </table:table-cell>
          <table:table-cell office:value-type="float" office:value="100.782599" calcext:value-type="float">
            <text:p>100.782599</text:p>
          </table:table-cell>
          <table:table-cell office:value-type="float" office:value="99.685289" calcext:value-type="float">
            <text:p>99.685289</text:p>
          </table:table-cell>
          <table:table-cell office:value-type="float" office:value="0.195361" calcext:value-type="float">
            <text:p>0.195361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416" calcext:value-type="float">
            <text:p>70416</text:p>
          </table:table-cell>
          <table:table-cell office:value-type="float" office:value="70016" calcext:value-type="float">
            <text:p>70016</text:p>
          </table:table-cell>
          <table:table-cell office:value-type="float" office:value="1737" calcext:value-type="float">
            <text:p>1737</text:p>
          </table:table-cell>
          <table:table-cell office:value-type="float" office:value="1727" calcext:value-type="float">
            <text:p>1727</text:p>
          </table:table-cell>
          <table:table-cell office:value-type="float" office:value="1.0398" calcext:value-type="float">
            <text:p>1.0398</text:p>
          </table:table-cell>
          <table:table-cell office:value-type="float" office:value="100.276123" calcext:value-type="float">
            <text:p>100.276123</text:p>
          </table:table-cell>
          <table:table-cell office:value-type="float" office:value="99.236323" calcext:value-type="float">
            <text:p>99.236323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3521" calcext:value-type="float">
            <text:p>1.023521</text:p>
          </table:table-cell>
          <table:table-cell office:value-type="float" office:value="98.601022" calcext:value-type="float">
            <text:p>98.601022</text:p>
          </table:table-cell>
          <table:table-cell office:value-type="float" office:value="97.5775" calcext:value-type="float">
            <text:p>97.5775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52" calcext:value-type="float">
            <text:p>552</text:p>
          </table:table-cell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058934" calcext:value-type="float">
            <text:p>1.058934</text:p>
          </table:table-cell>
          <table:table-cell office:value-type="float" office:value="99.093652" calcext:value-type="float">
            <text:p>99.093652</text:p>
          </table:table-cell>
          <table:table-cell office:value-type="float" office:value="98.034718" calcext:value-type="float">
            <text:p>98.03471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92" calcext:value-type="float">
            <text:p>10992</text:p>
          </table:table-cell>
          <table:table-cell office:value-type="float" office:value="10752" calcext:value-type="float">
            <text:p>10752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4.76237" calcext:value-type="float">
            <text:p>4.76237</text:p>
          </table:table-cell>
          <table:table-cell office:value-type="float" office:value="99.913403" calcext:value-type="float">
            <text:p>99.913403</text:p>
          </table:table-cell>
          <table:table-cell office:value-type="float" office:value="95.151033" calcext:value-type="float">
            <text:p>95.151033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0472660" calcext:value-type="float">
            <text:p>10472660</text:p>
          </table:table-cell>
          <table:table-cell office:value-type="float" office:value="11187" calcext:value-type="float">
            <text:p>11187</text:p>
          </table:table-cell>
          <table:table-cell office:value-type="float" office:value="9955" calcext:value-type="float">
            <text:p>9955</text:p>
          </table:table-cell>
          <table:table-cell office:value-type="float" office:value="1.010442" calcext:value-type="float">
            <text:p>1.010442</text:p>
          </table:table-cell>
          <table:table-cell office:value-type="float" office:value="100.518091" calcext:value-type="float">
            <text:p>100.518091</text:p>
          </table:table-cell>
          <table:table-cell office:value-type="float" office:value="99.507649" calcext:value-type="float">
            <text:p>99.507649</text:p>
          </table:table-cell>
          <table:table-cell office:value-type="float" office:value="0.841958" calcext:value-type="float">
            <text:p>0.84195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7672" calcext:value-type="float">
            <text:p>11767672</text:p>
          </table:table-cell>
          <table:table-cell office:value-type="float" office:value="2257592" calcext:value-type="float">
            <text:p>2257592</text:p>
          </table:table-cell>
          <table:table-cell office:value-type="float" office:value="11186" calcext:value-type="float">
            <text:p>11186</text:p>
          </table:table-cell>
          <table:table-cell office:value-type="float" office:value="2146" calcext:value-type="float">
            <text:p>2146</text:p>
          </table:table-cell>
          <table:table-cell office:value-type="float" office:value="1.081985" calcext:value-type="float">
            <text:p>1.081985</text:p>
          </table:table-cell>
          <table:table-cell office:value-type="float" office:value="101.055657" calcext:value-type="float">
            <text:p>101.055657</text:p>
          </table:table-cell>
          <table:table-cell office:value-type="float" office:value="99.973672" calcext:value-type="float">
            <text:p>99.973672</text:p>
          </table:table-cell>
          <table:table-cell office:value-type="float" office:value="0.180655" calcext:value-type="float">
            <text:p>0.18065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616" calcext:value-type="float">
            <text:p>80616</text:p>
          </table:table-cell>
          <table:table-cell office:value-type="float" office:value="79880" calcext:value-type="float">
            <text:p>79880</text:p>
          </table:table-cell>
          <table:table-cell office:value-type="float" office:value="1993" calcext:value-type="float">
            <text:p>1993</text:p>
          </table:table-cell>
          <table:table-cell office:value-type="float" office:value="1975" calcext:value-type="float">
            <text:p>1975</text:p>
          </table:table-cell>
          <table:table-cell office:value-type="float" office:value="1.031067" calcext:value-type="float">
            <text:p>1.031067</text:p>
          </table:table-cell>
          <table:table-cell office:value-type="float" office:value="100.526506" calcext:value-type="float">
            <text:p>100.526506</text:p>
          </table:table-cell>
          <table:table-cell office:value-type="float" office:value="99.495438" calcext:value-type="float">
            <text:p>99.495438</text:p>
          </table:table-cell>
          <table:table-cell office:value-type="float" office:value="0.006423" calcext:value-type="float">
            <text:p>0.00642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21741" calcext:value-type="float">
            <text:p>1.021741</text:p>
          </table:table-cell>
          <table:table-cell office:value-type="float" office:value="91.395767" calcext:value-type="float">
            <text:p>91.395767</text:p>
          </table:table-cell>
          <table:table-cell office:value-type="float" office:value="90.374026" calcext:value-type="float">
            <text:p>90.37402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52" calcext:value-type="float">
            <text:p>552</text:p>
          </table:table-cell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059977" calcext:value-type="float">
            <text:p>1.059977</text:p>
          </table:table-cell>
          <table:table-cell office:value-type="float" office:value="91.88538" calcext:value-type="float">
            <text:p>91.88538</text:p>
          </table:table-cell>
          <table:table-cell office:value-type="float" office:value="90.825404" calcext:value-type="float">
            <text:p>90.82540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.952533" calcext:value-type="float">
            <text:p>2.952533</text:p>
          </table:table-cell>
          <table:table-cell office:value-type="float" office:value="100.327505" calcext:value-type="float">
            <text:p>100.327505</text:p>
          </table:table-cell>
          <table:table-cell office:value-type="float" office:value="97.374972" calcext:value-type="float">
            <text:p>97.374972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0605212" calcext:value-type="float">
            <text:p>10605212</text:p>
          </table:table-cell>
          <table:table-cell office:value-type="float" office:value="11286" calcext:value-type="float">
            <text:p>11286</text:p>
          </table:table-cell>
          <table:table-cell office:value-type="float" office:value="10081" calcext:value-type="float">
            <text:p>10081</text:p>
          </table:table-cell>
          <table:table-cell office:value-type="float" office:value="1.011242" calcext:value-type="float">
            <text:p>1.011242</text:p>
          </table:table-cell>
          <table:table-cell office:value-type="float" office:value="100.491271" calcext:value-type="float">
            <text:p>100.491271</text:p>
          </table:table-cell>
          <table:table-cell office:value-type="float" office:value="99.480029" calcext:value-type="float">
            <text:p>99.480029</text:p>
          </table:table-cell>
          <table:table-cell office:value-type="float" office:value="0.852852" calcext:value-type="float">
            <text:p>0.852852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1820" calcext:value-type="float">
            <text:p>11871820</text:p>
          </table:table-cell>
          <table:table-cell office:value-type="float" office:value="2296516" calcext:value-type="float">
            <text:p>2296516</text:p>
          </table:table-cell>
          <table:table-cell office:value-type="float" office:value="11285" calcext:value-type="float">
            <text:p>11285</text:p>
          </table:table-cell>
          <table:table-cell office:value-type="float" office:value="2183" calcext:value-type="float">
            <text:p>2183</text:p>
          </table:table-cell>
          <table:table-cell office:value-type="float" office:value="1.089822" calcext:value-type="float">
            <text:p>1.089822</text:p>
          </table:table-cell>
          <table:table-cell office:value-type="float" office:value="100.603775" calcext:value-type="float">
            <text:p>100.603775</text:p>
          </table:table-cell>
          <table:table-cell office:value-type="float" office:value="99.513953" calcext:value-type="float">
            <text:p>99.513953</text:p>
          </table:table-cell>
          <table:table-cell office:value-type="float" office:value="0.184619" calcext:value-type="float">
            <text:p>0.18461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136" calcext:value-type="float">
            <text:p>73136</text:p>
          </table:table-cell>
          <table:table-cell office:value-type="float" office:value="72152" calcext:value-type="float">
            <text:p>72152</text:p>
          </table:table-cell>
          <table:table-cell office:value-type="float" office:value="1807" calcext:value-type="float">
            <text:p>1807</text:p>
          </table:table-cell>
          <table:table-cell office:value-type="float" office:value="1783" calcext:value-type="float">
            <text:p>1783</text:p>
          </table:table-cell>
          <table:table-cell office:value-type="float" office:value="1.03701" calcext:value-type="float">
            <text:p>1.03701</text:p>
          </table:table-cell>
          <table:table-cell office:value-type="float" office:value="100.757513" calcext:value-type="float">
            <text:p>100.757513</text:p>
          </table:table-cell>
          <table:table-cell office:value-type="float" office:value="99.720503" calcext:value-type="float">
            <text:p>99.720503</text:p>
          </table:table-cell>
          <table:table-cell office:value-type="float" office:value="0.005788" calcext:value-type="float">
            <text:p>0.00578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027924" calcext:value-type="float">
            <text:p>1.027924</text:p>
          </table:table-cell>
          <table:table-cell office:value-type="float" office:value="100.783134" calcext:value-type="float">
            <text:p>100.783134</text:p>
          </table:table-cell>
          <table:table-cell office:value-type="float" office:value="99.75521" calcext:value-type="float">
            <text:p>99.7552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92" calcext:value-type="float">
            <text:p>792</text:p>
          </table:table-cell>
          <table:table-cell office:value-type="float" office:value="762" calcext:value-type="float">
            <text:p>76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.056044" calcext:value-type="float">
            <text:p>1.056044</text:p>
          </table:table-cell>
          <table:table-cell office:value-type="float" office:value="89.143501" calcext:value-type="float">
            <text:p>89.143501</text:p>
          </table:table-cell>
          <table:table-cell office:value-type="float" office:value="88.087457" calcext:value-type="float">
            <text:p>88.08745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22" calcext:value-type="float">
            <text:p>9822</text:p>
          </table:table-cell>
          <table:table-cell office:value-type="float" office:value="9774" calcext:value-type="float">
            <text:p>9774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3.545891" calcext:value-type="float">
            <text:p>3.545891</text:p>
          </table:table-cell>
          <table:table-cell office:value-type="float" office:value="100.784468" calcext:value-type="float">
            <text:p>100.784468</text:p>
          </table:table-cell>
          <table:table-cell office:value-type="float" office:value="97.238577" calcext:value-type="float">
            <text:p>97.238577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0628356" calcext:value-type="float">
            <text:p>10628356</text:p>
          </table:table-cell>
          <table:table-cell office:value-type="float" office:value="11386" calcext:value-type="float">
            <text:p>11386</text:p>
          </table:table-cell>
          <table:table-cell office:value-type="float" office:value="10103" calcext:value-type="float">
            <text:p>10103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0.499718" calcext:value-type="float">
            <text:p>100.499718</text:p>
          </table:table-cell>
          <table:table-cell office:value-type="float" office:value="99.486216" calcext:value-type="float">
            <text:p>99.486216</text:p>
          </table:table-cell>
          <table:table-cell office:value-type="float" office:value="0.85466" calcext:value-type="float">
            <text:p>0.8546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5968" calcext:value-type="float">
            <text:p>11975968</text:p>
          </table:table-cell>
          <table:table-cell office:value-type="float" office:value="2138716" calcext:value-type="float">
            <text:p>2138716</text:p>
          </table:table-cell>
          <table:table-cell office:value-type="float" office:value="11384" calcext:value-type="float">
            <text:p>11384</text:p>
          </table:table-cell>
          <table:table-cell office:value-type="float" office:value="2033" calcext:value-type="float">
            <text:p>2033</text:p>
          </table:table-cell>
          <table:table-cell office:value-type="float" office:value="1.119839" calcext:value-type="float">
            <text:p>1.119839</text:p>
          </table:table-cell>
          <table:table-cell office:value-type="float" office:value="100.625157" calcext:value-type="float">
            <text:p>100.625157</text:p>
          </table:table-cell>
          <table:table-cell office:value-type="float" office:value="99.505318" calcext:value-type="float">
            <text:p>99.505318</text:p>
          </table:table-cell>
          <table:table-cell office:value-type="float" office:value="0.171948" calcext:value-type="float">
            <text:p>0.17194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296" calcext:value-type="float">
            <text:p>79296</text:p>
          </table:table-cell>
          <table:table-cell office:value-type="float" office:value="78520" calcext:value-type="float">
            <text:p>78520</text:p>
          </table:table-cell>
          <table:table-cell office:value-type="float" office:value="1959" calcext:value-type="float">
            <text:p>1959</text:p>
          </table:table-cell>
          <table:table-cell office:value-type="float" office:value="1940" calcext:value-type="float">
            <text:p>1940</text:p>
          </table:table-cell>
          <table:table-cell office:value-type="float" office:value="1.052064" calcext:value-type="float">
            <text:p>1.052064</text:p>
          </table:table-cell>
          <table:table-cell office:value-type="float" office:value="100.780379" calcext:value-type="float">
            <text:p>100.780379</text:p>
          </table:table-cell>
          <table:table-cell office:value-type="float" office:value="99.728315" calcext:value-type="float">
            <text:p>99.728315</text:p>
          </table:table-cell>
          <table:table-cell office:value-type="float" office:value="0.006299" calcext:value-type="float">
            <text:p>0.00629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912" calcext:value-type="float">
            <text:p>9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037297" calcext:value-type="float">
            <text:p>1.037297</text:p>
          </table:table-cell>
          <table:table-cell office:value-type="float" office:value="100.80736" calcext:value-type="float">
            <text:p>100.80736</text:p>
          </table:table-cell>
          <table:table-cell office:value-type="float" office:value="99.770063" calcext:value-type="float">
            <text:p>99.770063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10" calcext:value-type="float">
            <text:p>810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070538" calcext:value-type="float">
            <text:p>1.070538</text:p>
          </table:table-cell>
          <table:table-cell office:value-type="float" office:value="80.208857" calcext:value-type="float">
            <text:p>80.208857</text:p>
          </table:table-cell>
          <table:table-cell office:value-type="float" office:value="79.138319" calcext:value-type="float">
            <text:p>79.13831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38" calcext:value-type="float">
            <text:p>1063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3.010133" calcext:value-type="float">
            <text:p>3.010133</text:p>
          </table:table-cell>
          <table:table-cell office:value-type="float" office:value="100.808694" calcext:value-type="float">
            <text:p>100.808694</text:p>
          </table:table-cell>
          <table:table-cell office:value-type="float" office:value="97.798561" calcext:value-type="float">
            <text:p>97.79856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0745128" calcext:value-type="float">
            <text:p>10745128</text:p>
          </table:table-cell>
          <table:table-cell office:value-type="float" office:value="11484" calcext:value-type="float">
            <text:p>11484</text:p>
          </table:table-cell>
          <table:table-cell office:value-type="float" office:value="10214" calcext:value-type="float">
            <text:p>10214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100.173103" calcext:value-type="float">
            <text:p>100.173103</text:p>
          </table:table-cell>
          <table:table-cell office:value-type="float" office:value="99.162831" calcext:value-type="float">
            <text:p>99.162831</text:p>
          </table:table-cell>
          <table:table-cell office:value-type="float" office:value="0.866867" calcext:value-type="float">
            <text:p>0.86686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0116" calcext:value-type="float">
            <text:p>12080116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11483" calcext:value-type="float">
            <text:p>11483</text:p>
          </table:table-cell>
          <table:table-cell office:value-type="float" office:value="1938" calcext:value-type="float">
            <text:p>1938</text:p>
          </table:table-cell>
          <table:table-cell office:value-type="float" office:value="3.100905" calcext:value-type="float">
            <text:p>3.100905</text:p>
          </table:table-cell>
          <table:table-cell office:value-type="float" office:value="100.78461" calcext:value-type="float">
            <text:p>100.78461</text:p>
          </table:table-cell>
          <table:table-cell office:value-type="float" office:value="97.683705" calcext:value-type="float">
            <text:p>97.683705</text:p>
          </table:table-cell>
          <table:table-cell office:value-type="float" office:value="0.16697" calcext:value-type="float">
            <text:p>0.1669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720" calcext:value-type="float">
            <text:p>80720</text:p>
          </table:table-cell>
          <table:table-cell office:value-type="float" office:value="79464" calcext:value-type="float">
            <text:p>79464</text:p>
          </table:table-cell>
          <table:table-cell office:value-type="float" office:value="1995" calcext:value-type="float">
            <text:p>1995</text:p>
          </table:table-cell>
          <table:table-cell office:value-type="float" office:value="1964" calcext:value-type="float">
            <text:p>1964</text:p>
          </table:table-cell>
          <table:table-cell office:value-type="float" office:value="1.034533" calcext:value-type="float">
            <text:p>1.034533</text:p>
          </table:table-cell>
          <table:table-cell office:value-type="float" office:value="100.289031" calcext:value-type="float">
            <text:p>100.289031</text:p>
          </table:table-cell>
          <table:table-cell office:value-type="float" office:value="99.254498" calcext:value-type="float">
            <text:p>99.254498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018244" calcext:value-type="float">
            <text:p>1.018244</text:p>
          </table:table-cell>
          <table:table-cell office:value-type="float" office:value="97.674676" calcext:value-type="float">
            <text:p>97.674676</text:p>
          </table:table-cell>
          <table:table-cell office:value-type="float" office:value="96.656432" calcext:value-type="float">
            <text:p>96.65643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78" calcext:value-type="float">
            <text:p>978</text:p>
          </table:table-cell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.047666" calcext:value-type="float">
            <text:p>3.047666</text:p>
          </table:table-cell>
          <table:table-cell office:value-type="float" office:value="98.166754" calcext:value-type="float">
            <text:p>98.166754</text:p>
          </table:table-cell>
          <table:table-cell office:value-type="float" office:value="95.119088" calcext:value-type="float">
            <text:p>95.119088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64" calcext:value-type="float">
            <text:p>10464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4.806209" calcext:value-type="float">
            <text:p>4.806209</text:p>
          </table:table-cell>
          <table:table-cell office:value-type="float" office:value="100.264124" calcext:value-type="float">
            <text:p>100.264124</text:p>
          </table:table-cell>
          <table:table-cell office:value-type="float" office:value="95.457914" calcext:value-type="float">
            <text:p>95.457914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0772480" calcext:value-type="float">
            <text:p>10772480</text:p>
          </table:table-cell>
          <table:table-cell office:value-type="float" office:value="11583" calcext:value-type="float">
            <text:p>11583</text:p>
          </table:table-cell>
          <table:table-cell office:value-type="float" office:value="10240" calcext:value-type="float">
            <text:p>10240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0.501667" calcext:value-type="float">
            <text:p>100.501667</text:p>
          </table:table-cell>
          <table:table-cell office:value-type="float" office:value="99.490365" calcext:value-type="float">
            <text:p>99.490365</text:p>
          </table:table-cell>
          <table:table-cell office:value-type="float" office:value="0.866213" calcext:value-type="float">
            <text:p>0.86621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4264" calcext:value-type="float">
            <text:p>12184264</text:p>
          </table:table-cell>
          <table:table-cell office:value-type="float" office:value="2076648" calcext:value-type="float">
            <text:p>2076648</text:p>
          </table:table-cell>
          <table:table-cell office:value-type="float" office:value="11582" calcext:value-type="float">
            <text:p>11582</text:p>
          </table:table-cell>
          <table:table-cell office:value-type="float" office:value="1974" calcext:value-type="float">
            <text:p>1974</text:p>
          </table:table-cell>
          <table:table-cell office:value-type="float" office:value="1.090938" calcext:value-type="float">
            <text:p>1.090938</text:p>
          </table:table-cell>
          <table:table-cell office:value-type="float" office:value="101.173743" calcext:value-type="float">
            <text:p>101.173743</text:p>
          </table:table-cell>
          <table:table-cell office:value-type="float" office:value="100.082804" calcext:value-type="float">
            <text:p>100.082804</text:p>
          </table:table-cell>
          <table:table-cell office:value-type="float" office:value="0.165994" calcext:value-type="float">
            <text:p>0.16599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384" calcext:value-type="float">
            <text:p>83384</text:p>
          </table:table-cell>
          <table:table-cell office:value-type="float" office:value="82344" calcext:value-type="float">
            <text:p>82344</text:p>
          </table:table-cell>
          <table:table-cell office:value-type="float" office:value="2062" calcext:value-type="float">
            <text:p>2062</text:p>
          </table:table-cell>
          <table:table-cell office:value-type="float" office:value="2036" calcext:value-type="float">
            <text:p>2036</text:p>
          </table:table-cell>
          <table:table-cell office:value-type="float" office:value="1.035312" calcext:value-type="float">
            <text:p>1.035312</text:p>
          </table:table-cell>
          <table:table-cell office:value-type="float" office:value="100.663438" calcext:value-type="float">
            <text:p>100.663438</text:p>
          </table:table-cell>
          <table:table-cell office:value-type="float" office:value="99.628126" calcext:value-type="float">
            <text:p>99.628126</text:p>
          </table:table-cell>
          <table:table-cell office:value-type="float" office:value="0.006612" calcext:value-type="float">
            <text:p>0.00661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36" calcext:value-type="float">
            <text:p>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5947" calcext:value-type="float">
            <text:p>1.025947</text:p>
          </table:table-cell>
          <table:table-cell office:value-type="float" office:value="100.665045" calcext:value-type="float">
            <text:p>100.665045</text:p>
          </table:table-cell>
          <table:table-cell office:value-type="float" office:value="99.639098" calcext:value-type="float">
            <text:p>99.639098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04" calcext:value-type="float">
            <text:p>504</text:p>
          </table:table-cell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54716" calcext:value-type="float">
            <text:p>1.054716</text:p>
          </table:table-cell>
          <table:table-cell office:value-type="float" office:value="100.668659" calcext:value-type="float">
            <text:p>100.668659</text:p>
          </table:table-cell>
          <table:table-cell office:value-type="float" office:value="99.613943" calcext:value-type="float">
            <text:p>99.61394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40" calcext:value-type="float">
            <text:p>1104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.874587" calcext:value-type="float">
            <text:p>2.874587</text:p>
          </table:table-cell>
          <table:table-cell office:value-type="float" office:value="100.184178" calcext:value-type="float">
            <text:p>100.184178</text:p>
          </table:table-cell>
          <table:table-cell office:value-type="float" office:value="97.309591" calcext:value-type="float">
            <text:p>97.309591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10747232" calcext:value-type="float">
            <text:p>10747232</text:p>
          </table:table-cell>
          <table:table-cell office:value-type="float" office:value="11683" calcext:value-type="float">
            <text:p>11683</text:p>
          </table:table-cell>
          <table:table-cell office:value-type="float" office:value="10216" calcext:value-type="float">
            <text:p>10216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25786" calcext:value-type="float">
            <text:p>100.525786</text:p>
          </table:table-cell>
          <table:table-cell office:value-type="float" office:value="99.512505" calcext:value-type="float">
            <text:p>99.512505</text:p>
          </table:table-cell>
          <table:table-cell office:value-type="float" office:value="0.86399" calcext:value-type="float">
            <text:p>0.8639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8412" calcext:value-type="float">
            <text:p>12288412</text:p>
          </table:table-cell>
          <table:table-cell office:value-type="float" office:value="1978812" calcext:value-type="float">
            <text:p>1978812</text:p>
          </table:table-cell>
          <table:table-cell office:value-type="float" office:value="11681" calcext:value-type="float">
            <text:p>11681</text:p>
          </table:table-cell>
          <table:table-cell office:value-type="float" office:value="1881" calcext:value-type="float">
            <text:p>1881</text:p>
          </table:table-cell>
          <table:table-cell office:value-type="float" office:value="1.09809" calcext:value-type="float">
            <text:p>1.09809</text:p>
          </table:table-cell>
          <table:table-cell office:value-type="float" office:value="101.211701" calcext:value-type="float">
            <text:p>101.211701</text:p>
          </table:table-cell>
          <table:table-cell office:value-type="float" office:value="100.113611" calcext:value-type="float">
            <text:p>100.113611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776" calcext:value-type="float">
            <text:p>86776</text:p>
          </table:table-cell>
          <table:table-cell office:value-type="float" office:value="85464" calcext:value-type="float">
            <text:p>85464</text:p>
          </table:table-cell>
          <table:table-cell office:value-type="float" office:value="2146" calcext:value-type="float">
            <text:p>2146</text:p>
          </table:table-cell>
          <table:table-cell office:value-type="float" office:value="2114" calcext:value-type="float">
            <text:p>2114</text:p>
          </table:table-cell>
          <table:table-cell office:value-type="float" office:value="1.045192" calcext:value-type="float">
            <text:p>1.045192</text:p>
          </table:table-cell>
          <table:table-cell office:value-type="float" office:value="100.702871" calcext:value-type="float">
            <text:p>100.702871</text:p>
          </table:table-cell>
          <table:table-cell office:value-type="float" office:value="99.657679" calcext:value-type="float">
            <text:p>99.657679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864" calcext:value-type="float">
            <text:p>8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.035886" calcext:value-type="float">
            <text:p>1.035886</text:p>
          </table:table-cell>
          <table:table-cell office:value-type="float" office:value="100.711074" calcext:value-type="float">
            <text:p>100.711074</text:p>
          </table:table-cell>
          <table:table-cell office:value-type="float" office:value="99.675188" calcext:value-type="float">
            <text:p>99.67518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2" calcext:value-type="float">
            <text:p>7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063196" calcext:value-type="float">
            <text:p>1.063196</text:p>
          </table:table-cell>
          <table:table-cell office:value-type="float" office:value="100.704205" calcext:value-type="float">
            <text:p>100.704205</text:p>
          </table:table-cell>
          <table:table-cell office:value-type="float" office:value="99.641009" calcext:value-type="float">
            <text:p>99.64100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.908052" calcext:value-type="float">
            <text:p>2.908052</text:p>
          </table:table-cell>
          <table:table-cell office:value-type="float" office:value="100.208591" calcext:value-type="float">
            <text:p>100.208591</text:p>
          </table:table-cell>
          <table:table-cell office:value-type="float" office:value="97.300539" calcext:value-type="float">
            <text:p>97.300539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0847172" calcext:value-type="float">
            <text:p>10847172</text:p>
          </table:table-cell>
          <table:table-cell office:value-type="float" office:value="11782" calcext:value-type="float">
            <text:p>11782</text:p>
          </table:table-cell>
          <table:table-cell office:value-type="float" office:value="10311" calcext:value-type="float">
            <text:p>10311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0.249827" calcext:value-type="float">
            <text:p>100.249827</text:p>
          </table:table-cell>
          <table:table-cell office:value-type="float" office:value="99.241585" calcext:value-type="float">
            <text:p>99.241585</text:p>
          </table:table-cell>
          <table:table-cell office:value-type="float" office:value="0.874405" calcext:value-type="float">
            <text:p>0.874405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0" calcext:value-type="float">
            <text:p>12392560</text:p>
          </table:table-cell>
          <table:table-cell office:value-type="float" office:value="1877820" calcext:value-type="float">
            <text:p>1877820</text:p>
          </table:table-cell>
          <table:table-cell office:value-type="float" office:value="11780" calcext:value-type="float">
            <text:p>11780</text:p>
          </table:table-cell>
          <table:table-cell office:value-type="float" office:value="1785" calcext:value-type="float">
            <text:p>1785</text:p>
          </table:table-cell>
          <table:table-cell office:value-type="float" office:value="1.068019" calcext:value-type="float">
            <text:p>1.068019</text:p>
          </table:table-cell>
          <table:table-cell office:value-type="float" office:value="100.830756" calcext:value-type="float">
            <text:p>100.830756</text:p>
          </table:table-cell>
          <table:table-cell office:value-type="float" office:value="99.762736" calcext:value-type="float">
            <text:p>99.762736</text:p>
          </table:table-cell>
          <table:table-cell office:value-type="float" office:value="0.150583" calcext:value-type="float">
            <text:p>0.15058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136" calcext:value-type="float">
            <text:p>84136</text:p>
          </table:table-cell>
          <table:table-cell office:value-type="float" office:value="82376" calcext:value-type="float">
            <text:p>82376</text:p>
          </table:table-cell>
          <table:table-cell office:value-type="float" office:value="2083" calcext:value-type="float">
            <text:p>2083</text:p>
          </table:table-cell>
          <table:table-cell office:value-type="float" office:value="2039" calcext:value-type="float">
            <text:p>2039</text:p>
          </table:table-cell>
          <table:table-cell office:value-type="float" office:value="1.025719" calcext:value-type="float">
            <text:p>1.025719</text:p>
          </table:table-cell>
          <table:table-cell office:value-type="float" office:value="100.324526" calcext:value-type="float">
            <text:p>100.324526</text:p>
          </table:table-cell>
          <table:table-cell office:value-type="float" office:value="99.298808" calcext:value-type="float">
            <text:p>99.298808</text:p>
          </table:table-cell>
          <table:table-cell office:value-type="float" office:value="0.006637" calcext:value-type="float">
            <text:p>0.00663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16433" calcext:value-type="float">
            <text:p>1.016433</text:p>
          </table:table-cell>
          <table:table-cell office:value-type="float" office:value="92.022951" calcext:value-type="float">
            <text:p>92.022951</text:p>
          </table:table-cell>
          <table:table-cell office:value-type="float" office:value="91.006518" calcext:value-type="float">
            <text:p>91.006518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52" calcext:value-type="float">
            <text:p>552</text:p>
          </table:table-cell>
          <table:table-cell office:value-type="float" office:value="402" calcext:value-type="float">
            <text:p>40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03774" calcext:value-type="float">
            <text:p>1.03774</text:p>
          </table:table-cell>
          <table:table-cell office:value-type="float" office:value="89.960039" calcext:value-type="float">
            <text:p>89.960039</text:p>
          </table:table-cell>
          <table:table-cell office:value-type="float" office:value="88.922299" calcext:value-type="float">
            <text:p>88.92229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840" calcext:value-type="float">
            <text:p>9840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3.566445" calcext:value-type="float">
            <text:p>3.566445</text:p>
          </table:table-cell>
          <table:table-cell office:value-type="float" office:value="100.316866" calcext:value-type="float">
            <text:p>100.316866</text:p>
          </table:table-cell>
          <table:table-cell office:value-type="float" office:value="96.75042" calcext:value-type="float">
            <text:p>96.75042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11881" calcext:value-type="float">
            <text:p>11881</text:p>
          </table:table-cell>
          <table:table-cell office:value-type="float" office:value="10098" calcext:value-type="float">
            <text:p>10098</text:p>
          </table:table-cell>
          <table:table-cell office:value-type="float" office:value="1.019551" calcext:value-type="float">
            <text:p>1.019551</text:p>
          </table:table-cell>
          <table:table-cell office:value-type="float" office:value="100.528383" calcext:value-type="float">
            <text:p>100.528383</text:p>
          </table:table-cell>
          <table:table-cell office:value-type="float" office:value="99.508832" calcext:value-type="float">
            <text:p>99.508832</text:p>
          </table:table-cell>
          <table:table-cell office:value-type="float" office:value="0.854042" calcext:value-type="float">
            <text:p>0.854042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6708" calcext:value-type="float">
            <text:p>12496708</text:p>
          </table:table-cell>
          <table:table-cell office:value-type="float" office:value="1923056" calcext:value-type="float">
            <text:p>1923056</text:p>
          </table:table-cell>
          <table:table-cell office:value-type="float" office:value="11879" calcext:value-type="float">
            <text:p>11879</text:p>
          </table:table-cell>
          <table:table-cell office:value-type="float" office:value="1828" calcext:value-type="float">
            <text:p>1828</text:p>
          </table:table-cell>
          <table:table-cell office:value-type="float" office:value="1.318704" calcext:value-type="float">
            <text:p>1.318704</text:p>
          </table:table-cell>
          <table:table-cell office:value-type="float" office:value="101.192481" calcext:value-type="float">
            <text:p>101.192481</text:p>
          </table:table-cell>
          <table:table-cell office:value-type="float" office:value="99.873777" calcext:value-type="float">
            <text:p>99.873777</text:p>
          </table:table-cell>
          <table:table-cell office:value-type="float" office:value="0.154039" calcext:value-type="float">
            <text:p>0.15403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120" calcext:value-type="float">
            <text:p>93120</text:p>
          </table:table-cell>
          <table:table-cell office:value-type="float" office:value="91208" calcext:value-type="float">
            <text:p>91208</text:p>
          </table:table-cell>
          <table:table-cell office:value-type="float" office:value="2304" calcext:value-type="float">
            <text:p>2304</text:p>
          </table:table-cell>
          <table:table-cell office:value-type="float" office:value="2258" calcext:value-type="float">
            <text:p>2258</text:p>
          </table:table-cell>
          <table:table-cell office:value-type="float" office:value="1.267886" calcext:value-type="float">
            <text:p>1.267886</text:p>
          </table:table-cell>
          <table:table-cell office:value-type="float" office:value="100.646406" calcext:value-type="float">
            <text:p>100.646406</text:p>
          </table:table-cell>
          <table:table-cell office:value-type="float" office:value="99.37852" calcext:value-type="float">
            <text:p>99.37852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8" calcext:value-type="float">
            <text:p>1528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.25764" calcext:value-type="float">
            <text:p>1.25764</text:p>
          </table:table-cell>
          <table:table-cell office:value-type="float" office:value="100.648013" calcext:value-type="float">
            <text:p>100.648013</text:p>
          </table:table-cell>
          <table:table-cell office:value-type="float" office:value="99.390373" calcext:value-type="float">
            <text:p>99.39037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6" calcext:value-type="float">
            <text:p>756</text:p>
          </table:table-cell>
          <table:table-cell office:value-type="float" office:value="606" calcext:value-type="float">
            <text:p>60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.28589" calcext:value-type="float">
            <text:p>1.28589</text:p>
          </table:table-cell>
          <table:table-cell office:value-type="float" office:value="100.650047" calcext:value-type="float">
            <text:p>100.650047</text:p>
          </table:table-cell>
          <table:table-cell office:value-type="float" office:value="99.364157" calcext:value-type="float">
            <text:p>99.364157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320" calcext:value-type="float">
            <text:p>1032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4.069592" calcext:value-type="float">
            <text:p>4.069592</text:p>
          </table:table-cell>
          <table:table-cell office:value-type="float" office:value="100.167638" calcext:value-type="float">
            <text:p>100.167638</text:p>
          </table:table-cell>
          <table:table-cell office:value-type="float" office:value="96.098046" calcext:value-type="float">
            <text:p>96.098046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0972360" calcext:value-type="float">
            <text:p>10972360</text:p>
          </table:table-cell>
          <table:table-cell office:value-type="float" office:value="11979" calcext:value-type="float">
            <text:p>11979</text:p>
          </table:table-cell>
          <table:table-cell office:value-type="float" office:value="10430" calcext:value-type="float">
            <text:p>10430</text:p>
          </table:table-cell>
          <table:table-cell office:value-type="float" office:value="1.020504" calcext:value-type="float">
            <text:p>1.020504</text:p>
          </table:table-cell>
          <table:table-cell office:value-type="float" office:value="100.492849" calcext:value-type="float">
            <text:p>100.492849</text:p>
          </table:table-cell>
          <table:table-cell office:value-type="float" office:value="99.472345" calcext:value-type="float">
            <text:p>99.472345</text:p>
          </table:table-cell>
          <table:table-cell office:value-type="float" office:value="0.882445" calcext:value-type="float">
            <text:p>0.88244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0856" calcext:value-type="float">
            <text:p>12600856</text:p>
          </table:table-cell>
          <table:table-cell office:value-type="float" office:value="1720020" calcext:value-type="float">
            <text:p>1720020</text:p>
          </table:table-cell>
          <table:table-cell office:value-type="float" office:value="11978" calcext:value-type="float">
            <text:p>11978</text:p>
          </table:table-cell>
          <table:table-cell office:value-type="float" office:value="1635" calcext:value-type="float">
            <text:p>1635</text:p>
          </table:table-cell>
          <table:table-cell office:value-type="float" office:value="1.100174" calcext:value-type="float">
            <text:p>1.100174</text:p>
          </table:table-cell>
          <table:table-cell office:value-type="float" office:value="100.939887" calcext:value-type="float">
            <text:p>100.939887</text:p>
          </table:table-cell>
          <table:table-cell office:value-type="float" office:value="99.839713" calcext:value-type="float">
            <text:p>99.839713</text:p>
          </table:table-cell>
          <table:table-cell office:value-type="float" office:value="0.137823" calcext:value-type="float">
            <text:p>0.137823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312" calcext:value-type="float">
            <text:p>91312</text:p>
          </table:table-cell>
          <table:table-cell office:value-type="float" office:value="89384" calcext:value-type="float">
            <text:p>89384</text:p>
          </table:table-cell>
          <table:table-cell office:value-type="float" office:value="2260" calcext:value-type="float">
            <text:p>2260</text:p>
          </table:table-cell>
          <table:table-cell office:value-type="float" office:value="2212" calcext:value-type="float">
            <text:p>2212</text:p>
          </table:table-cell>
          <table:table-cell office:value-type="float" office:value="1.048285" calcext:value-type="float">
            <text:p>1.048285</text:p>
          </table:table-cell>
          <table:table-cell office:value-type="float" office:value="100.424331" calcext:value-type="float">
            <text:p>100.424331</text:p>
          </table:table-cell>
          <table:table-cell office:value-type="float" office:value="99.376047" calcext:value-type="float">
            <text:p>99.376047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768" calcext:value-type="float">
            <text:p>76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98.909731" calcext:value-type="float">
            <text:p>98.909731</text:p>
          </table:table-cell>
          <table:table-cell office:value-type="float" office:value="97.881957" calcext:value-type="float">
            <text:p>97.881957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2" calcext:value-type="float">
            <text:p>702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.078305" calcext:value-type="float">
            <text:p>1.078305</text:p>
          </table:table-cell>
          <table:table-cell office:value-type="float" office:value="99.406171" calcext:value-type="float">
            <text:p>99.406171</text:p>
          </table:table-cell>
          <table:table-cell office:value-type="float" office:value="98.327866" calcext:value-type="float">
            <text:p>98.32786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20" calcext:value-type="float">
            <text:p>103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.079977" calcext:value-type="float">
            <text:p>3.079977</text:p>
          </table:table-cell>
          <table:table-cell office:value-type="float" office:value="99.95018" calcext:value-type="float">
            <text:p>99.95018</text:p>
          </table:table-cell>
          <table:table-cell office:value-type="float" office:value="96.870203" calcext:value-type="float">
            <text:p>96.870203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0959736" calcext:value-type="float">
            <text:p>10959736</text:p>
          </table:table-cell>
          <table:table-cell office:value-type="float" office:value="12079" calcext:value-type="float">
            <text:p>12079</text:p>
          </table:table-cell>
          <table:table-cell office:value-type="float" office:value="10418" calcext:value-type="float">
            <text:p>10418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506209" calcext:value-type="float">
            <text:p>100.506209</text:p>
          </table:table-cell>
          <table:table-cell office:value-type="float" office:value="99.493996" calcext:value-type="float">
            <text:p>99.493996</text:p>
          </table:table-cell>
          <table:table-cell office:value-type="float" office:value="0.881238" calcext:value-type="float">
            <text:p>0.88123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5004" calcext:value-type="float">
            <text:p>12705004</text:p>
          </table:table-cell>
          <table:table-cell office:value-type="float" office:value="1648484" calcext:value-type="float">
            <text:p>1648484</text:p>
          </table:table-cell>
          <table:table-cell office:value-type="float" office:value="12077" calcext:value-type="float">
            <text:p>12077</text:p>
          </table:table-cell>
          <table:table-cell office:value-type="float" office:value="1567" calcext:value-type="float">
            <text:p>1567</text:p>
          </table:table-cell>
          <table:table-cell office:value-type="float" office:value="1.096079" calcext:value-type="float">
            <text:p>1.096079</text:p>
          </table:table-cell>
          <table:table-cell office:value-type="float" office:value="100.535807" calcext:value-type="float">
            <text:p>100.535807</text:p>
          </table:table-cell>
          <table:table-cell office:value-type="float" office:value="99.439728" calcext:value-type="float">
            <text:p>99.439728</text:p>
          </table:table-cell>
          <table:table-cell office:value-type="float" office:value="0.132622" calcext:value-type="float">
            <text:p>0.13262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744" calcext:value-type="float">
            <text:p>97744</text:p>
          </table:table-cell>
          <table:table-cell office:value-type="float" office:value="96336" calcext:value-type="float">
            <text:p>96336</text:p>
          </table:table-cell>
          <table:table-cell office:value-type="float" office:value="2422" calcext:value-type="float">
            <text:p>2422</text:p>
          </table:table-cell>
          <table:table-cell office:value-type="float" office:value="2387" calcext:value-type="float">
            <text:p>2387</text:p>
          </table:table-cell>
          <table:table-cell office:value-type="float" office:value="1.044271" calcext:value-type="float">
            <text:p>1.044271</text:p>
          </table:table-cell>
          <table:table-cell office:value-type="float" office:value="100.569137" calcext:value-type="float">
            <text:p>100.569137</text:p>
          </table:table-cell>
          <table:table-cell office:value-type="float" office:value="99.524865" calcext:value-type="float">
            <text:p>99.52486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0" calcext:value-type="float">
            <text:p>720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34785" calcext:value-type="float">
            <text:p>1.034785</text:p>
          </table:table-cell>
          <table:table-cell office:value-type="float" office:value="66.599882" calcext:value-type="float">
            <text:p>66.599882</text:p>
          </table:table-cell>
          <table:table-cell office:value-type="float" office:value="65.565096" calcext:value-type="float">
            <text:p>65.56509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68" calcext:value-type="float">
            <text:p>468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063305" calcext:value-type="float">
            <text:p>1.063305</text:p>
          </table:table-cell>
          <table:table-cell office:value-type="float" office:value="100.543103" calcext:value-type="float">
            <text:p>100.543103</text:p>
          </table:table-cell>
          <table:table-cell office:value-type="float" office:value="99.479797" calcext:value-type="float">
            <text:p>99.47979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20" calcext:value-type="float">
            <text:p>103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.008814" calcext:value-type="float">
            <text:p>3.008814</text:p>
          </table:table-cell>
          <table:table-cell office:value-type="float" office:value="100.069605" calcext:value-type="float">
            <text:p>100.069605</text:p>
          </table:table-cell>
          <table:table-cell office:value-type="float" office:value="97.060791" calcext:value-type="float">
            <text:p>97.060791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0650448" calcext:value-type="float">
            <text:p>10650448</text:p>
          </table:table-cell>
          <table:table-cell office:value-type="float" office:value="12178" calcext:value-type="float">
            <text:p>12178</text:p>
          </table:table-cell>
          <table:table-cell office:value-type="float" office:value="10124" calcext:value-type="float">
            <text:p>10124</text:p>
          </table:table-cell>
          <table:table-cell office:value-type="float" office:value="1.018382" calcext:value-type="float">
            <text:p>1.018382</text:p>
          </table:table-cell>
          <table:table-cell office:value-type="float" office:value="100.492598" calcext:value-type="float">
            <text:p>100.492598</text:p>
          </table:table-cell>
          <table:table-cell office:value-type="float" office:value="99.474216" calcext:value-type="float">
            <text:p>99.474216</text:p>
          </table:table-cell>
          <table:table-cell office:value-type="float" office:value="0.856539" calcext:value-type="float">
            <text:p>0.85653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09152" calcext:value-type="float">
            <text:p>12809152</text:p>
          </table:table-cell>
          <table:table-cell office:value-type="float" office:value="1790504" calcext:value-type="float">
            <text:p>1790504</text:p>
          </table:table-cell>
          <table:table-cell office:value-type="float" office:value="12176" calcext:value-type="float">
            <text:p>12176</text:p>
          </table:table-cell>
          <table:table-cell office:value-type="float" office:value="1702" calcext:value-type="float">
            <text:p>1702</text:p>
          </table:table-cell>
          <table:table-cell office:value-type="float" office:value="1.307665" calcext:value-type="float">
            <text:p>1.307665</text:p>
          </table:table-cell>
          <table:table-cell office:value-type="float" office:value="100.610142" calcext:value-type="float">
            <text:p>100.610142</text:p>
          </table:table-cell>
          <table:table-cell office:value-type="float" office:value="99.302477" calcext:value-type="float">
            <text:p>99.302477</text:p>
          </table:table-cell>
          <table:table-cell office:value-type="float" office:value="0.144246" calcext:value-type="float">
            <text:p>0.144246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336" calcext:value-type="float">
            <text:p>92336</text:p>
          </table:table-cell>
          <table:table-cell office:value-type="float" office:value="89984" calcext:value-type="float">
            <text:p>89984</text:p>
          </table:table-cell>
          <table:table-cell office:value-type="float" office:value="2285" calcext:value-type="float">
            <text:p>2285</text:p>
          </table:table-cell>
          <table:table-cell office:value-type="float" office:value="2228" calcext:value-type="float">
            <text:p>2228</text:p>
          </table:table-cell>
          <table:table-cell office:value-type="float" office:value="1.26151" calcext:value-type="float">
            <text:p>1.26151</text:p>
          </table:table-cell>
          <table:table-cell office:value-type="float" office:value="100.764448" calcext:value-type="float">
            <text:p>100.764448</text:p>
          </table:table-cell>
          <table:table-cell office:value-type="float" office:value="99.502938" calcext:value-type="float">
            <text:p>99.502938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200" calcext:value-type="float">
            <text:p>120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52064" calcext:value-type="float">
            <text:p>1.252064</text:p>
          </table:table-cell>
          <table:table-cell office:value-type="float" office:value="100.777684" calcext:value-type="float">
            <text:p>100.777684</text:p>
          </table:table-cell>
          <table:table-cell office:value-type="float" office:value="99.52562" calcext:value-type="float">
            <text:p>99.52562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74" calcext:value-type="float">
            <text:p>1074</text:p>
          </table:table-cell>
          <table:table-cell office:value-type="float" office:value="816" calcext:value-type="float">
            <text:p>81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.279974" calcext:value-type="float">
            <text:p>1.279974</text:p>
          </table:table-cell>
          <table:table-cell office:value-type="float" office:value="96.354739" calcext:value-type="float">
            <text:p>96.354739</text:p>
          </table:table-cell>
          <table:table-cell office:value-type="float" office:value="95.074765" calcext:value-type="float">
            <text:p>95.074765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82" calcext:value-type="float">
            <text:p>9582</text:p>
          </table:table-cell>
          <table:table-cell office:value-type="float" office:value="9486" calcext:value-type="float">
            <text:p>9486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3.754664" calcext:value-type="float">
            <text:p>3.754664</text:p>
          </table:table-cell>
          <table:table-cell office:value-type="float" office:value="100.779018" calcext:value-type="float">
            <text:p>100.779018</text:p>
          </table:table-cell>
          <table:table-cell office:value-type="float" office:value="97.024354" calcext:value-type="float">
            <text:p>97.024354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0896616" calcext:value-type="float">
            <text:p>10896616</text:p>
          </table:table-cell>
          <table:table-cell office:value-type="float" office:value="12277" calcext:value-type="float">
            <text:p>12277</text:p>
          </table:table-cell>
          <table:table-cell office:value-type="float" office:value="10358" calcext:value-type="float">
            <text:p>10358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499742" calcext:value-type="float">
            <text:p>100.499742</text:p>
          </table:table-cell>
          <table:table-cell office:value-type="float" office:value="99.49152" calcext:value-type="float">
            <text:p>99.49152</text:p>
          </table:table-cell>
          <table:table-cell office:value-type="float" office:value="0.876185" calcext:value-type="float">
            <text:p>0.87618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3300" calcext:value-type="float">
            <text:p>12913300</text:p>
          </table:table-cell>
          <table:table-cell office:value-type="float" office:value="1650588" calcext:value-type="float">
            <text:p>1650588</text:p>
          </table:table-cell>
          <table:table-cell office:value-type="float" office:value="12275" calcext:value-type="float">
            <text:p>12275</text:p>
          </table:table-cell>
          <table:table-cell office:value-type="float" office:value="1569" calcext:value-type="float">
            <text:p>1569</text:p>
          </table:table-cell>
          <table:table-cell office:value-type="float" office:value="1.098686" calcext:value-type="float">
            <text:p>1.098686</text:p>
          </table:table-cell>
          <table:table-cell office:value-type="float" office:value="100.699451" calcext:value-type="float">
            <text:p>100.699451</text:p>
          </table:table-cell>
          <table:table-cell office:value-type="float" office:value="99.600765" calcext:value-type="float">
            <text:p>99.600765</text:p>
          </table:table-cell>
          <table:table-cell office:value-type="float" office:value="0.132576" calcext:value-type="float">
            <text:p>0.132576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536" calcext:value-type="float">
            <text:p>98536</text:p>
          </table:table-cell>
          <table:table-cell office:value-type="float" office:value="96200" calcext:value-type="float">
            <text:p>96200</text:p>
          </table:table-cell>
          <table:table-cell office:value-type="float" office:value="2441" calcext:value-type="float">
            <text:p>2441</text:p>
          </table:table-cell>
          <table:table-cell office:value-type="float" office:value="2384" calcext:value-type="float">
            <text:p>2384</text:p>
          </table:table-cell>
          <table:table-cell office:value-type="float" office:value="1.032792" calcext:value-type="float">
            <text:p>1.032792</text:p>
          </table:table-cell>
          <table:table-cell office:value-type="float" office:value="100.779687" calcext:value-type="float">
            <text:p>100.779687</text:p>
          </table:table-cell>
          <table:table-cell office:value-type="float" office:value="99.746895" calcext:value-type="float">
            <text:p>99.746895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.023766" calcext:value-type="float">
            <text:p>1.023766</text:p>
          </table:table-cell>
          <table:table-cell office:value-type="float" office:value="100.776707" calcext:value-type="float">
            <text:p>100.776707</text:p>
          </table:table-cell>
          <table:table-cell office:value-type="float" office:value="99.752941" calcext:value-type="float">
            <text:p>99.752941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36" calcext:value-type="float">
            <text:p>936</text:p>
          </table:table-cell>
          <table:table-cell office:value-type="float" office:value="756" calcext:value-type="float">
            <text:p>75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.044833" calcext:value-type="float">
            <text:p>1.044833</text:p>
          </table:table-cell>
          <table:table-cell office:value-type="float" office:value="98.401642" calcext:value-type="float">
            <text:p>98.401642</text:p>
          </table:table-cell>
          <table:table-cell office:value-type="float" office:value="97.356809" calcext:value-type="float">
            <text:p>97.356809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74" calcext:value-type="float">
            <text:p>9774</text:p>
          </table:table-cell>
          <table:table-cell office:value-type="float" office:value="9678" calcext:value-type="float">
            <text:p>9678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3.596165" calcext:value-type="float">
            <text:p>3.596165</text:p>
          </table:table-cell>
          <table:table-cell office:value-type="float" office:value="100.778041" calcext:value-type="float">
            <text:p>100.778041</text:p>
          </table:table-cell>
          <table:table-cell office:value-type="float" office:value="97.181875" calcext:value-type="float">
            <text:p>97.181875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1235360" calcext:value-type="float">
            <text:p>11235360</text:p>
          </table:table-cell>
          <table:table-cell office:value-type="float" office:value="12375" calcext:value-type="float">
            <text:p>12375</text:p>
          </table:table-cell>
          <table:table-cell office:value-type="float" office:value="10680" calcext:value-type="float">
            <text:p>10680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0.585679" calcext:value-type="float">
            <text:p>100.585679</text:p>
          </table:table-cell>
          <table:table-cell office:value-type="float" office:value="99.575326" calcext:value-type="float">
            <text:p>99.575326</text:p>
          </table:table-cell>
          <table:table-cell office:value-type="float" office:value="0.902662" calcext:value-type="float">
            <text:p>0.90266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7448" calcext:value-type="float">
            <text:p>13017448</text:p>
          </table:table-cell>
          <table:table-cell office:value-type="float" office:value="1740008" calcext:value-type="float">
            <text:p>1740008</text:p>
          </table:table-cell>
          <table:table-cell office:value-type="float" office:value="12374" calcext:value-type="float">
            <text:p>12374</text:p>
          </table:table-cell>
          <table:table-cell office:value-type="float" office:value="1654" calcext:value-type="float">
            <text:p>1654</text:p>
          </table:table-cell>
          <table:table-cell office:value-type="float" office:value="1.083574" calcext:value-type="float">
            <text:p>1.083574</text:p>
          </table:table-cell>
          <table:table-cell office:value-type="float" office:value="100.867288" calcext:value-type="float">
            <text:p>100.867288</text:p>
          </table:table-cell>
          <table:table-cell office:value-type="float" office:value="99.783714" calcext:value-type="float">
            <text:p>99.783714</text:p>
          </table:table-cell>
          <table:table-cell office:value-type="float" office:value="0.139502" calcext:value-type="float">
            <text:p>0.13950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520" calcext:value-type="float">
            <text:p>81520</text:p>
          </table:table-cell>
          <table:table-cell office:value-type="float" office:value="79368" calcext:value-type="float">
            <text:p>79368</text:p>
          </table:table-cell>
          <table:table-cell office:value-type="float" office:value="2017" calcext:value-type="float">
            <text:p>2017</text:p>
          </table:table-cell>
          <table:table-cell office:value-type="float" office:value="1965" calcext:value-type="float">
            <text:p>1965</text:p>
          </table:table-cell>
          <table:table-cell office:value-type="float" office:value="1.039403" calcext:value-type="float">
            <text:p>1.039403</text:p>
          </table:table-cell>
          <table:table-cell office:value-type="float" office:value="100.599396" calcext:value-type="float">
            <text:p>100.599396</text:p>
          </table:table-cell>
          <table:table-cell office:value-type="float" office:value="99.559993" calcext:value-type="float">
            <text:p>99.559993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" calcext:value-type="float">
            <text:p>1864</text:p>
          </table:table-cell>
          <table:table-cell office:value-type="float" office:value="1192" calcext:value-type="float">
            <text:p>119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.024375" calcext:value-type="float">
            <text:p>1.024375</text:p>
          </table:table-cell>
          <table:table-cell office:value-type="float" office:value="99.669957" calcext:value-type="float">
            <text:p>99.669957</text:p>
          </table:table-cell>
          <table:table-cell office:value-type="float" office:value="98.645583" calcext:value-type="float">
            <text:p>98.64558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62" calcext:value-type="float">
            <text:p>1062</text:p>
          </table:table-cell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.052975" calcext:value-type="float">
            <text:p>1.052975</text:p>
          </table:table-cell>
          <table:table-cell office:value-type="float" office:value="91.994393" calcext:value-type="float">
            <text:p>91.994393</text:p>
          </table:table-cell>
          <table:table-cell office:value-type="float" office:value="90.941418" calcext:value-type="float">
            <text:p>90.94141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592" calcext:value-type="float">
            <text:p>8592</text:p>
          </table:table-cell>
          <table:table-cell office:value-type="float" office:value="8448" calcext:value-type="float">
            <text:p>8448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3.01702" calcext:value-type="float">
            <text:p>3.01702</text:p>
          </table:table-cell>
          <table:table-cell office:value-type="float" office:value="100.410674" calcext:value-type="float">
            <text:p>100.410674</text:p>
          </table:table-cell>
          <table:table-cell office:value-type="float" office:value="97.393654" calcext:value-type="float">
            <text:p>97.393654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11217476" calcext:value-type="float">
            <text:p>11217476</text:p>
          </table:table-cell>
          <table:table-cell office:value-type="float" office:value="12474" calcext:value-type="float">
            <text:p>12474</text:p>
          </table:table-cell>
          <table:table-cell office:value-type="float" office:value="10663" calcext:value-type="float">
            <text:p>10663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0.484498" calcext:value-type="float">
            <text:p>100.484498</text:p>
          </table:table-cell>
          <table:table-cell office:value-type="float" office:value="99.474076" calcext:value-type="float">
            <text:p>99.474076</text:p>
          </table:table-cell>
          <table:table-cell office:value-type="float" office:value="0.902143" calcext:value-type="float">
            <text:p>0.90214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1596" calcext:value-type="float">
            <text:p>13121596</text:p>
          </table:table-cell>
          <table:table-cell office:value-type="float" office:value="1589572" calcext:value-type="float">
            <text:p>1589572</text:p>
          </table:table-cell>
          <table:table-cell office:value-type="float" office:value="12473" calcext:value-type="float">
            <text:p>12473</text:p>
          </table:table-cell>
          <table:table-cell office:value-type="float" office:value="1511" calcext:value-type="float">
            <text:p>1511</text:p>
          </table:table-cell>
          <table:table-cell office:value-type="float" office:value="1.077593" calcext:value-type="float">
            <text:p>1.077593</text:p>
          </table:table-cell>
          <table:table-cell office:value-type="float" office:value="100.730524" calcext:value-type="float">
            <text:p>100.730524</text:p>
          </table:table-cell>
          <table:table-cell office:value-type="float" office:value="99.652931" calcext:value-type="float">
            <text:p>99.652931</text:p>
          </table:table-cell>
          <table:table-cell office:value-type="float" office:value="0.127609" calcext:value-type="float">
            <text:p>0.12760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464" calcext:value-type="float">
            <text:p>92464</text:p>
          </table:table-cell>
          <table:table-cell office:value-type="float" office:value="90448" calcext:value-type="float">
            <text:p>90448</text:p>
          </table:table-cell>
          <table:table-cell office:value-type="float" office:value="2289" calcext:value-type="float">
            <text:p>2289</text:p>
          </table:table-cell>
          <table:table-cell office:value-type="float" office:value="2240" calcext:value-type="float">
            <text:p>2240</text:p>
          </table:table-cell>
          <table:table-cell office:value-type="float" office:value="1.032962" calcext:value-type="float">
            <text:p>1.032962</text:p>
          </table:table-cell>
          <table:table-cell office:value-type="float" office:value="100.80574" calcext:value-type="float">
            <text:p>100.80574</text:p>
          </table:table-cell>
          <table:table-cell office:value-type="float" office:value="99.772778" calcext:value-type="float">
            <text:p>99.772778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0" calcext:value-type="float">
            <text:p>1480</text:p>
          </table:table-cell>
          <table:table-cell office:value-type="float" office:value="1192" calcext:value-type="float">
            <text:p>119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.023716" calcext:value-type="float">
            <text:p>1.023716</text:p>
          </table:table-cell>
          <table:table-cell office:value-type="float" office:value="100.912847" calcext:value-type="float">
            <text:p>100.912847</text:p>
          </table:table-cell>
          <table:table-cell office:value-type="float" office:value="99.889131" calcext:value-type="float">
            <text:p>99.889131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26" calcext:value-type="float">
            <text:p>726</text:p>
          </table:table-cell>
          <table:table-cell office:value-type="float" office:value="486" calcext:value-type="float">
            <text:p>48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051206" calcext:value-type="float">
            <text:p>1.051206</text:p>
          </table:table-cell>
          <table:table-cell office:value-type="float" office:value="92.422706" calcext:value-type="float">
            <text:p>92.422706</text:p>
          </table:table-cell>
          <table:table-cell office:value-type="float" office:value="91.3715" calcext:value-type="float">
            <text:p>91.371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78" calcext:value-type="float">
            <text:p>9678</text:p>
          </table:table-cell>
          <table:table-cell office:value-type="float" office:value="9630" calcext:value-type="float">
            <text:p>963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3.885325" calcext:value-type="float">
            <text:p>3.885325</text:p>
          </table:table-cell>
          <table:table-cell office:value-type="float" office:value="100.914181" calcext:value-type="float">
            <text:p>100.914181</text:p>
          </table:table-cell>
          <table:table-cell office:value-type="float" office:value="97.028856" calcext:value-type="float">
            <text:p>97.02885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10916604" calcext:value-type="float">
            <text:p>10916604</text:p>
          </table:table-cell>
          <table:table-cell office:value-type="float" office:value="12573" calcext:value-type="float">
            <text:p>12573</text:p>
          </table:table-cell>
          <table:table-cell office:value-type="float" office:value="10377" calcext:value-type="float">
            <text:p>10377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489517" calcext:value-type="float">
            <text:p>100.489517</text:p>
          </table:table-cell>
          <table:table-cell office:value-type="float" office:value="99.479295" calcext:value-type="float">
            <text:p>99.479295</text:p>
          </table:table-cell>
          <table:table-cell office:value-type="float" office:value="0.8779" calcext:value-type="float">
            <text:p>0.877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5744" calcext:value-type="float">
            <text:p>13225744</text:p>
          </table:table-cell>
          <table:table-cell office:value-type="float" office:value="1570636" calcext:value-type="float">
            <text:p>1570636</text:p>
          </table:table-cell>
          <table:table-cell office:value-type="float" office:value="12572" calcext:value-type="float">
            <text:p>12572</text:p>
          </table:table-cell>
          <table:table-cell office:value-type="float" office:value="1493" calcext:value-type="float">
            <text:p>1493</text:p>
          </table:table-cell>
          <table:table-cell office:value-type="float" office:value="1.119017" calcext:value-type="float">
            <text:p>1.119017</text:p>
          </table:table-cell>
          <table:table-cell office:value-type="float" office:value="100.629903" calcext:value-type="float">
            <text:p>100.629903</text:p>
          </table:table-cell>
          <table:table-cell office:value-type="float" office:value="99.510887" calcext:value-type="float">
            <text:p>99.510887</text:p>
          </table:table-cell>
          <table:table-cell office:value-type="float" office:value="0.126268" calcext:value-type="float">
            <text:p>0.126268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776" calcext:value-type="float">
            <text:p>97776</text:p>
          </table:table-cell>
          <table:table-cell office:value-type="float" office:value="94016" calcext:value-type="float">
            <text:p>94016</text:p>
          </table:table-cell>
          <table:table-cell office:value-type="float" office:value="2422" calcext:value-type="float">
            <text:p>2422</text:p>
          </table:table-cell>
          <table:table-cell office:value-type="float" office:value="2330" calcext:value-type="float">
            <text:p>2330</text:p>
          </table:table-cell>
          <table:table-cell office:value-type="float" office:value="1.038984" calcext:value-type="float">
            <text:p>1.038984</text:p>
          </table:table-cell>
          <table:table-cell office:value-type="float" office:value="100.6355" calcext:value-type="float">
            <text:p>100.6355</text:p>
          </table:table-cell>
          <table:table-cell office:value-type="float" office:value="99.596516" calcext:value-type="float">
            <text:p>99.596516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.023935" calcext:value-type="float">
            <text:p>1.023935</text:p>
          </table:table-cell>
          <table:table-cell office:value-type="float" office:value="93.544583" calcext:value-type="float">
            <text:p>93.544583</text:p>
          </table:table-cell>
          <table:table-cell office:value-type="float" office:value="92.520648" calcext:value-type="float">
            <text:p>92.520648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74" calcext:value-type="float">
            <text:p>774</text:p>
          </table:table-cell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.066768" calcext:value-type="float">
            <text:p>1.066768</text:p>
          </table:table-cell>
          <table:table-cell office:value-type="float" office:value="95.702633" calcext:value-type="float">
            <text:p>95.702633</text:p>
          </table:table-cell>
          <table:table-cell office:value-type="float" office:value="94.635865" calcext:value-type="float">
            <text:p>94.63586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40" calcext:value-type="float">
            <text:p>984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.825926" calcext:value-type="float">
            <text:p>2.825926</text:p>
          </table:table-cell>
          <table:table-cell office:value-type="float" office:value="99.404641" calcext:value-type="float">
            <text:p>99.404641</text:p>
          </table:table-cell>
          <table:table-cell office:value-type="float" office:value="96.578715" calcext:value-type="float">
            <text:p>96.578715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1027064" calcext:value-type="float">
            <text:p>11027064</text:p>
          </table:table-cell>
          <table:table-cell office:value-type="float" office:value="12672" calcext:value-type="float">
            <text:p>12672</text:p>
          </table:table-cell>
          <table:table-cell office:value-type="float" office:value="10482" calcext:value-type="float">
            <text:p>10482</text:p>
          </table:table-cell>
          <table:table-cell office:value-type="float" office:value="1.036315" calcext:value-type="float">
            <text:p>1.036315</text:p>
          </table:table-cell>
          <table:table-cell office:value-type="float" office:value="100.418417" calcext:value-type="float">
            <text:p>100.418417</text:p>
          </table:table-cell>
          <table:table-cell office:value-type="float" office:value="99.382102" calcext:value-type="float">
            <text:p>99.382102</text:p>
          </table:table-cell>
          <table:table-cell office:value-type="float" office:value="0.88765" calcext:value-type="float">
            <text:p>0.88765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26" calcext:value-type="float">
            <text:p>9726</text:p>
          </table:table-cell>
          <table:table-cell office:value-type="float" office:value="9678" calcext:value-type="float">
            <text:p>9678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.017178" calcext:value-type="float">
            <text:p>1.017178</text:p>
          </table:table-cell>
          <table:table-cell office:value-type="float" office:value="100.988593" calcext:value-type="float">
            <text:p>100.988593</text:p>
          </table:table-cell>
          <table:table-cell office:value-type="float" office:value="99.971415" calcext:value-type="float">
            <text:p>99.971415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29892" calcext:value-type="float">
            <text:p>13329892</text:p>
          </table:table-cell>
          <table:table-cell office:value-type="float" office:value="1721072" calcext:value-type="float">
            <text:p>1721072</text:p>
          </table:table-cell>
          <table:table-cell office:value-type="float" office:value="12671" calcext:value-type="float">
            <text:p>12671</text:p>
          </table:table-cell>
          <table:table-cell office:value-type="float" office:value="1636" calcext:value-type="float">
            <text:p>1636</text:p>
          </table:table-cell>
          <table:table-cell office:value-type="float" office:value="1.121874" calcext:value-type="float">
            <text:p>1.121874</text:p>
          </table:table-cell>
          <table:table-cell office:value-type="float" office:value="100.98437" calcext:value-type="float">
            <text:p>100.98437</text:p>
          </table:table-cell>
          <table:table-cell office:value-type="float" office:value="99.862496" calcext:value-type="float">
            <text:p>99.862496</text:p>
          </table:table-cell>
          <table:table-cell office:value-type="float" office:value="0.137875" calcext:value-type="float">
            <text:p>0.137875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416" calcext:value-type="float">
            <text:p>89416</text:p>
          </table:table-cell>
          <table:table-cell office:value-type="float" office:value="86096" calcext:value-type="float">
            <text:p>86096</text:p>
          </table:table-cell>
          <table:table-cell office:value-type="float" office:value="2210" calcext:value-type="float">
            <text:p>2210</text:p>
          </table:table-cell>
          <table:table-cell office:value-type="float" office:value="2130" calcext:value-type="float">
            <text:p>2130</text:p>
          </table:table-cell>
          <table:table-cell office:value-type="float" office:value="1.049187" calcext:value-type="float">
            <text:p>1.049187</text:p>
          </table:table-cell>
          <table:table-cell office:value-type="float" office:value="100.989999" calcext:value-type="float">
            <text:p>100.989999</text:p>
          </table:table-cell>
          <table:table-cell office:value-type="float" office:value="99.940812" calcext:value-type="float">
            <text:p>99.940812</text:p>
          </table:table-cell>
          <table:table-cell office:value-type="float" office:value="0.006892" calcext:value-type="float">
            <text:p>0.00689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52" calcext:value-type="float">
            <text:p>2752</text:p>
          </table:table-cell>
          <table:table-cell office:value-type="float" office:value="1856" calcext:value-type="float">
            <text:p>185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.611097" calcext:value-type="float">
            <text:p>5.611097</text:p>
          </table:table-cell>
          <table:table-cell office:value-type="float" office:value="100.987039" calcext:value-type="float">
            <text:p>100.987039</text:p>
          </table:table-cell>
          <table:table-cell office:value-type="float" office:value="95.375942" calcext:value-type="float">
            <text:p>95.37594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954" calcext:value-type="float">
            <text:p>95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077916" calcext:value-type="float">
            <text:p>1.077916</text:p>
          </table:table-cell>
          <table:table-cell office:value-type="float" office:value="100.475247" calcext:value-type="float">
            <text:p>100.475247</text:p>
          </table:table-cell>
          <table:table-cell office:value-type="float" office:value="99.397331" calcext:value-type="float">
            <text:p>99.39733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10920812" calcext:value-type="float">
            <text:p>10920812</text:p>
          </table:table-cell>
          <table:table-cell office:value-type="float" office:value="12771" calcext:value-type="float">
            <text:p>12771</text:p>
          </table:table-cell>
          <table:table-cell office:value-type="float" office:value="10381" calcext:value-type="float">
            <text:p>10381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0.71196" calcext:value-type="float">
            <text:p>100.71196</text:p>
          </table:table-cell>
          <table:table-cell office:value-type="float" office:value="99.704559" calcext:value-type="float">
            <text:p>99.704559</text:p>
          </table:table-cell>
          <table:table-cell office:value-type="float" office:value="0.876254" calcext:value-type="float">
            <text:p>0.876254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4040" calcext:value-type="float">
            <text:p>13434040</text:p>
          </table:table-cell>
          <table:table-cell office:value-type="float" office:value="1589572" calcext:value-type="float">
            <text:p>1589572</text:p>
          </table:table-cell>
          <table:table-cell office:value-type="float" office:value="12770" calcext:value-type="float">
            <text:p>12770</text:p>
          </table:table-cell>
          <table:table-cell office:value-type="float" office:value="1511" calcext:value-type="float">
            <text:p>1511</text:p>
          </table:table-cell>
          <table:table-cell office:value-type="float" office:value="1.103374" calcext:value-type="float">
            <text:p>1.103374</text:p>
          </table:table-cell>
          <table:table-cell office:value-type="float" office:value="100.826472" calcext:value-type="float">
            <text:p>100.826472</text:p>
          </table:table-cell>
          <table:table-cell office:value-type="float" office:value="99.723098" calcext:value-type="float">
            <text:p>99.723098</text:p>
          </table:table-cell>
          <table:table-cell office:value-type="float" office:value="0.127519" calcext:value-type="float">
            <text:p>0.127519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648" calcext:value-type="float">
            <text:p>96648</text:p>
          </table:table-cell>
          <table:table-cell office:value-type="float" office:value="93360" calcext:value-type="float">
            <text:p>93360</text:p>
          </table:table-cell>
          <table:table-cell office:value-type="float" office:value="2394" calcext:value-type="float">
            <text:p>2394</text:p>
          </table:table-cell>
          <table:table-cell office:value-type="float" office:value="2315" calcext:value-type="float">
            <text:p>2315</text:p>
          </table:table-cell>
          <table:table-cell office:value-type="float" office:value="1.030901" calcext:value-type="float">
            <text:p>1.030901</text:p>
          </table:table-cell>
          <table:table-cell office:value-type="float" office:value="100.720331" calcext:value-type="float">
            <text:p>100.720331</text:p>
          </table:table-cell>
          <table:table-cell office:value-type="float" office:value="99.689429" calcext:value-type="float">
            <text:p>99.689429</text:p>
          </table:table-cell>
          <table:table-cell office:value-type="float" office:value="0.007492" calcext:value-type="float">
            <text:p>0.007492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6" calcext:value-type="float">
            <text:p>2296</text:p>
          </table:table-cell>
          <table:table-cell office:value-type="float" office:value="1248" calcext:value-type="float">
            <text:p>124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.015653" calcext:value-type="float">
            <text:p>1.015653</text:p>
          </table:table-cell>
          <table:table-cell office:value-type="float" office:value="99.475892" calcext:value-type="float">
            <text:p>99.475892</text:p>
          </table:table-cell>
          <table:table-cell office:value-type="float" office:value="98.46024" calcext:value-type="float">
            <text:p>98.4602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52" calcext:value-type="float">
            <text:p>1152</text:p>
          </table:table-cell>
          <table:table-cell office:value-type="float" office:value="942" calcext:value-type="float">
            <text:p>94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.062091" calcext:value-type="float">
            <text:p>1.062091</text:p>
          </table:table-cell>
          <table:table-cell office:value-type="float" office:value="99.438501" calcext:value-type="float">
            <text:p>99.438501</text:p>
          </table:table-cell>
          <table:table-cell office:value-type="float" office:value="98.37641" calcext:value-type="float">
            <text:p>98.3764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12" calcext:value-type="float">
            <text:p>931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.661456" calcext:value-type="float">
            <text:p>2.661456</text:p>
          </table:table-cell>
          <table:table-cell office:value-type="float" office:value="100.560939" calcext:value-type="float">
            <text:p>100.560939</text:p>
          </table:table-cell>
          <table:table-cell office:value-type="float" office:value="97.899484" calcext:value-type="float">
            <text:p>97.899484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11181708" calcext:value-type="float">
            <text:p>11181708</text:p>
          </table:table-cell>
          <table:table-cell office:value-type="float" office:value="12870" calcext:value-type="float">
            <text:p>12870</text:p>
          </table:table-cell>
          <table:table-cell office:value-type="float" office:value="10629" calcext:value-type="float">
            <text:p>10629</text:p>
          </table:table-cell>
          <table:table-cell office:value-type="float" office:value="1.023021" calcext:value-type="float">
            <text:p>1.023021</text:p>
          </table:table-cell>
          <table:table-cell office:value-type="float" office:value="100.493394" calcext:value-type="float">
            <text:p>100.493394</text:p>
          </table:table-cell>
          <table:table-cell office:value-type="float" office:value="99.470373" calcext:value-type="float">
            <text:p>99.470373</text:p>
          </table:table-cell>
          <table:table-cell office:value-type="float" office:value="0.8993" calcext:value-type="float">
            <text:p>0.8993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382" calcext:value-type="float">
            <text:p>8382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0.914353" calcext:value-type="float">
            <text:p>100.914353</text:p>
          </table:table-cell>
          <table:table-cell office:value-type="float" office:value="99.904185" calcext:value-type="float">
            <text:p>99.904185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8188" calcext:value-type="float">
            <text:p>13538188</text:p>
          </table:table-cell>
          <table:table-cell office:value-type="float" office:value="1599040" calcext:value-type="float">
            <text:p>1599040</text:p>
          </table:table-cell>
          <table:table-cell office:value-type="float" office:value="12869" calcext:value-type="float">
            <text:p>12869</text:p>
          </table:table-cell>
          <table:table-cell office:value-type="float" office:value="1520" calcext:value-type="float">
            <text:p>1520</text:p>
          </table:table-cell>
          <table:table-cell office:value-type="float" office:value="1.316802" calcext:value-type="float">
            <text:p>1.316802</text:p>
          </table:table-cell>
          <table:table-cell office:value-type="float" office:value="100.73533" calcext:value-type="float">
            <text:p>100.73533</text:p>
          </table:table-cell>
          <table:table-cell office:value-type="float" office:value="99.418528" calcext:value-type="float">
            <text:p>99.418528</text:p>
          </table:table-cell>
          <table:table-cell office:value-type="float" office:value="0.128671" calcext:value-type="float">
            <text:p>0.128671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56" calcext:value-type="float">
            <text:p>87256</text:p>
          </table:table-cell>
          <table:table-cell office:value-type="float" office:value="83416" calcext:value-type="float">
            <text:p>83416</text:p>
          </table:table-cell>
          <table:table-cell office:value-type="float" office:value="2160" calcext:value-type="float">
            <text:p>2160</text:p>
          </table:table-cell>
          <table:table-cell office:value-type="float" office:value="2068" calcext:value-type="float">
            <text:p>2068</text:p>
          </table:table-cell>
          <table:table-cell office:value-type="float" office:value="1.277109" calcext:value-type="float">
            <text:p>1.277109</text:p>
          </table:table-cell>
          <table:table-cell office:value-type="float" office:value="100.810783" calcext:value-type="float">
            <text:p>100.810783</text:p>
          </table:table-cell>
          <table:table-cell office:value-type="float" office:value="99.533674" calcext:value-type="float">
            <text:p>99.533674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4" calcext:value-type="float">
            <text:p>2304</text:p>
          </table:table-cell>
          <table:table-cell office:value-type="float" office:value="1440" calcext:value-type="float">
            <text:p>144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.262061" calcext:value-type="float">
            <text:p>1.262061</text:p>
          </table:table-cell>
          <table:table-cell office:value-type="float" office:value="100.913019" calcext:value-type="float">
            <text:p>100.913019</text:p>
          </table:table-cell>
          <table:table-cell office:value-type="float" office:value="99.650958" calcext:value-type="float">
            <text:p>99.65095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72" calcext:value-type="float">
            <text:p>972</text:p>
          </table:table-cell>
          <table:table-cell office:value-type="float" office:value="852" calcext:value-type="float">
            <text:p>85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.289311" calcext:value-type="float">
            <text:p>1.289311</text:p>
          </table:table-cell>
          <table:table-cell office:value-type="float" office:value="99.546934" calcext:value-type="float">
            <text:p>99.546934</text:p>
          </table:table-cell>
          <table:table-cell office:value-type="float" office:value="98.257623" calcext:value-type="float">
            <text:p>98.25762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11219580" calcext:value-type="float">
            <text:p>11219580</text:p>
          </table:table-cell>
          <table:table-cell office:value-type="float" office:value="12969" calcext:value-type="float">
            <text:p>12969</text:p>
          </table:table-cell>
          <table:table-cell office:value-type="float" office:value="10665" calcext:value-type="float">
            <text:p>10665</text:p>
          </table:table-cell>
          <table:table-cell office:value-type="float" office:value="1.012413" calcext:value-type="float">
            <text:p>1.012413</text:p>
          </table:table-cell>
          <table:table-cell office:value-type="float" office:value="100.36981" calcext:value-type="float">
            <text:p>100.36981</text:p>
          </table:table-cell>
          <table:table-cell office:value-type="float" office:value="99.357397" calcext:value-type="float">
            <text:p>99.357397</text:p>
          </table:table-cell>
          <table:table-cell office:value-type="float" office:value="0.903372" calcext:value-type="float">
            <text:p>0.903372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2336" calcext:value-type="float">
            <text:p>13642336</text:p>
          </table:table-cell>
          <table:table-cell office:value-type="float" office:value="1504360" calcext:value-type="float">
            <text:p>1504360</text:p>
          </table:table-cell>
          <table:table-cell office:value-type="float" office:value="12968" calcext:value-type="float">
            <text:p>12968</text:p>
          </table:table-cell>
          <table:table-cell office:value-type="float" office:value="1430" calcext:value-type="float">
            <text:p>1430</text:p>
          </table:table-cell>
          <table:table-cell office:value-type="float" office:value="1.11206" calcext:value-type="float">
            <text:p>1.11206</text:p>
          </table:table-cell>
          <table:table-cell office:value-type="float" office:value="100.640988" calcext:value-type="float">
            <text:p>100.640988</text:p>
          </table:table-cell>
          <table:table-cell office:value-type="float" office:value="99.528928" calcext:value-type="float">
            <text:p>99.528928</text:p>
          </table:table-cell>
          <table:table-cell office:value-type="float" office:value="0.120918" calcext:value-type="float">
            <text:p>0.120918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808" calcext:value-type="float">
            <text:p>91808</text:p>
          </table:table-cell>
          <table:table-cell office:value-type="float" office:value="88440" calcext:value-type="float">
            <text:p>88440</text:p>
          </table:table-cell>
          <table:table-cell office:value-type="float" office:value="2273" calcext:value-type="float">
            <text:p>2273</text:p>
          </table:table-cell>
          <table:table-cell office:value-type="float" office:value="2192" calcext:value-type="float">
            <text:p>2192</text:p>
          </table:table-cell>
          <table:table-cell office:value-type="float" office:value="1.043863" calcext:value-type="float">
            <text:p>1.043863</text:p>
          </table:table-cell>
          <table:table-cell office:value-type="float" office:value="100.19164" calcext:value-type="float">
            <text:p>100.19164</text:p>
          </table:table-cell>
          <table:table-cell office:value-type="float" office:value="99.147777" calcext:value-type="float">
            <text:p>99.147777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6" calcext:value-type="float">
            <text:p>2016</text:p>
          </table:table-cell>
          <table:table-cell office:value-type="float" office:value="1488" calcext:value-type="float">
            <text:p>148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.028795" calcext:value-type="float">
            <text:p>1.028795</text:p>
          </table:table-cell>
          <table:table-cell office:value-type="float" office:value="97.08069" calcext:value-type="float">
            <text:p>97.08069</text:p>
          </table:table-cell>
          <table:table-cell office:value-type="float" office:value="96.051895" calcext:value-type="float">
            <text:p>96.05189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24" calcext:value-type="float">
            <text:p>924</text:p>
          </table:table-cell>
          <table:table-cell office:value-type="float" office:value="744" calcext:value-type="float">
            <text:p>74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.072893" calcext:value-type="float">
            <text:p>1.072893</text:p>
          </table:table-cell>
          <table:table-cell office:value-type="float" office:value="99.880396" calcext:value-type="float">
            <text:p>99.880396</text:p>
          </table:table-cell>
          <table:table-cell office:value-type="float" office:value="98.807503" calcext:value-type="float">
            <text:p>98.80750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640" calcext:value-type="float">
            <text:p>86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.724137" calcext:value-type="float">
            <text:p>2.724137</text:p>
          </table:table-cell>
          <table:table-cell office:value-type="float" office:value="99.504068" calcext:value-type="float">
            <text:p>99.504068</text:p>
          </table:table-cell>
          <table:table-cell office:value-type="float" office:value="96.779931" calcext:value-type="float">
            <text:p>96.779931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1023908" calcext:value-type="float">
            <text:p>11023908</text:p>
          </table:table-cell>
          <table:table-cell office:value-type="float" office:value="13068" calcext:value-type="float">
            <text:p>13068</text:p>
          </table:table-cell>
          <table:table-cell office:value-type="float" office:value="10479" calcext:value-type="float">
            <text:p>10479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0.567621" calcext:value-type="float">
            <text:p>100.567621</text:p>
          </table:table-cell>
          <table:table-cell office:value-type="float" office:value="99.558328" calcext:value-type="float">
            <text:p>99.558328</text:p>
          </table:table-cell>
          <table:table-cell office:value-type="float" office:value="0.885825" calcext:value-type="float">
            <text:p>0.885825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6484" calcext:value-type="float">
            <text:p>13746484</text:p>
          </table:table-cell>
          <table:table-cell office:value-type="float" office:value="1556960" calcext:value-type="float">
            <text:p>1556960</text:p>
          </table:table-cell>
          <table:table-cell office:value-type="float" office:value="13067" calcext:value-type="float">
            <text:p>13067</text:p>
          </table:table-cell>
          <table:table-cell office:value-type="float" office:value="1480" calcext:value-type="float">
            <text:p>1480</text:p>
          </table:table-cell>
          <table:table-cell office:value-type="float" office:value="1.09164" calcext:value-type="float">
            <text:p>1.09164</text:p>
          </table:table-cell>
          <table:table-cell office:value-type="float" office:value="101.299486" calcext:value-type="float">
            <text:p>101.299486</text:p>
          </table:table-cell>
          <table:table-cell office:value-type="float" office:value="100.207846" calcext:value-type="float">
            <text:p>100.207846</text:p>
          </table:table-cell>
          <table:table-cell office:value-type="float" office:value="0.124298" calcext:value-type="float">
            <text:p>0.12429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904" calcext:value-type="float">
            <text:p>88904</text:p>
          </table:table-cell>
          <table:table-cell office:value-type="float" office:value="85088" calcext:value-type="float">
            <text:p>85088</text:p>
          </table:table-cell>
          <table:table-cell office:value-type="float" office:value="2201" calcext:value-type="float">
            <text:p>2201</text:p>
          </table:table-cell>
          <table:table-cell office:value-type="float" office:value="2109" calcext:value-type="float">
            <text:p>2109</text:p>
          </table:table-cell>
          <table:table-cell office:value-type="float" office:value="1.038075" calcext:value-type="float">
            <text:p>1.038075</text:p>
          </table:table-cell>
          <table:table-cell office:value-type="float" office:value="100.853204" calcext:value-type="float">
            <text:p>100.853204</text:p>
          </table:table-cell>
          <table:table-cell office:value-type="float" office:value="99.815129" calcext:value-type="float">
            <text:p>99.815129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8" calcext:value-type="float">
            <text:p>2048</text:p>
          </table:table-cell>
          <table:table-cell office:value-type="float" office:value="1104" calcext:value-type="float">
            <text:p>110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.023247" calcext:value-type="float">
            <text:p>1.023247</text:p>
          </table:table-cell>
          <table:table-cell office:value-type="float" office:value="100.854871" calcext:value-type="float">
            <text:p>100.854871</text:p>
          </table:table-cell>
          <table:table-cell office:value-type="float" office:value="99.831624" calcext:value-type="float">
            <text:p>99.83162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24" calcext:value-type="float">
            <text:p>92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.050357" calcext:value-type="float">
            <text:p>1.050357</text:p>
          </table:table-cell>
          <table:table-cell office:value-type="float" office:value="100.856225" calcext:value-type="float">
            <text:p>100.856225</text:p>
          </table:table-cell>
          <table:table-cell office:value-type="float" office:value="99.805868" calcext:value-type="float">
            <text:p>99.805868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24" calcext:value-type="float">
            <text:p>9024</text:p>
          </table:table-cell>
          <table:table-cell office:value-type="float" office:value="8928" calcext:value-type="float">
            <text:p>8928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3.702031" calcext:value-type="float">
            <text:p>3.702031</text:p>
          </table:table-cell>
          <table:table-cell office:value-type="float" office:value="100.309037" calcext:value-type="float">
            <text:p>100.309037</text:p>
          </table:table-cell>
          <table:table-cell office:value-type="float" office:value="96.607007" calcext:value-type="float">
            <text:p>96.607007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0936592" calcext:value-type="float">
            <text:p>10936592</text:p>
          </table:table-cell>
          <table:table-cell office:value-type="float" office:value="13167" calcext:value-type="float">
            <text:p>13167</text:p>
          </table:table-cell>
          <table:table-cell office:value-type="float" office:value="10396" calcext:value-type="float">
            <text:p>10396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0.494056" calcext:value-type="float">
            <text:p>100.494056</text:p>
          </table:table-cell>
          <table:table-cell office:value-type="float" office:value="99.485674" calcext:value-type="float">
            <text:p>99.485674</text:p>
          </table:table-cell>
          <table:table-cell office:value-type="float" office:value="0.879451" calcext:value-type="float">
            <text:p>0.87945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0632" calcext:value-type="float">
            <text:p>13850632</text:p>
          </table:table-cell>
          <table:table-cell office:value-type="float" office:value="1525400" calcext:value-type="float">
            <text:p>1525400</text:p>
          </table:table-cell>
          <table:table-cell office:value-type="float" office:value="13166" calcext:value-type="float">
            <text:p>13166</text:p>
          </table:table-cell>
          <table:table-cell office:value-type="float" office:value="1450" calcext:value-type="float">
            <text:p>1450</text:p>
          </table:table-cell>
          <table:table-cell office:value-type="float" office:value="1.109129" calcext:value-type="float">
            <text:p>1.109129</text:p>
          </table:table-cell>
          <table:table-cell office:value-type="float" office:value="100.513518" calcext:value-type="float">
            <text:p>100.513518</text:p>
          </table:table-cell>
          <table:table-cell office:value-type="float" office:value="99.404389" calcext:value-type="float">
            <text:p>99.404389</text:p>
          </table:table-cell>
          <table:table-cell office:value-type="float" office:value="0.122763" calcext:value-type="float">
            <text:p>0.122763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888" calcext:value-type="float">
            <text:p>99888</text:p>
          </table:table-cell>
          <table:table-cell office:value-type="float" office:value="95912" calcext:value-type="float">
            <text:p>95912</text:p>
          </table:table-cell>
          <table:table-cell office:value-type="float" office:value="2473" calcext:value-type="float">
            <text:p>2473</text:p>
          </table:table-cell>
          <table:table-cell office:value-type="float" office:value="2378" calcext:value-type="float">
            <text:p>2378</text:p>
          </table:table-cell>
          <table:table-cell office:value-type="float" office:value="1.045773" calcext:value-type="float">
            <text:p>1.045773</text:p>
          </table:table-cell>
          <table:table-cell office:value-type="float" office:value="100.943715" calcext:value-type="float">
            <text:p>100.943715</text:p>
          </table:table-cell>
          <table:table-cell office:value-type="float" office:value="99.897942" calcext:value-type="float">
            <text:p>99.897942</text:p>
          </table:table-cell>
          <table:table-cell office:value-type="float" office:value="0.007681" calcext:value-type="float">
            <text:p>0.00768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4" calcext:value-type="float">
            <text:p>2384</text:p>
          </table:table-cell>
          <table:table-cell office:value-type="float" office:value="1480" calcext:value-type="float">
            <text:p>148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.025343" calcext:value-type="float">
            <text:p>1.025343</text:p>
          </table:table-cell>
          <table:table-cell office:value-type="float" office:value="100.523714" calcext:value-type="float">
            <text:p>100.523714</text:p>
          </table:table-cell>
          <table:table-cell office:value-type="float" office:value="99.498371" calcext:value-type="float">
            <text:p>99.49837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54" calcext:value-type="float">
            <text:p>954</text:p>
          </table:table-cell>
          <table:table-cell office:value-type="float" office:value="864" calcext:value-type="float">
            <text:p>86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.057291" calcext:value-type="float">
            <text:p>1.057291</text:p>
          </table:table-cell>
          <table:table-cell office:value-type="float" office:value="100.92584" calcext:value-type="float">
            <text:p>100.92584</text:p>
          </table:table-cell>
          <table:table-cell office:value-type="float" office:value="99.868549" calcext:value-type="float">
            <text:p>99.868549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736" calcext:value-type="float">
            <text:p>8736</text:p>
          </table:table-cell>
          <table:table-cell office:value-type="float" office:value="8496" calcext:value-type="float">
            <text:p>8496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3.847659" calcext:value-type="float">
            <text:p>3.847659</text:p>
          </table:table-cell>
          <table:table-cell office:value-type="float" office:value="99.770467" calcext:value-type="float">
            <text:p>99.770467</text:p>
          </table:table-cell>
          <table:table-cell office:value-type="float" office:value="95.922809" calcext:value-type="float">
            <text:p>95.922809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11076508" calcext:value-type="float">
            <text:p>11076508</text:p>
          </table:table-cell>
          <table:table-cell office:value-type="float" office:value="13266" calcext:value-type="float">
            <text:p>13266</text:p>
          </table:table-cell>
          <table:table-cell office:value-type="float" office:value="10529" calcext:value-type="float">
            <text:p>10529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00.552307" calcext:value-type="float">
            <text:p>100.552307</text:p>
          </table:table-cell>
          <table:table-cell office:value-type="float" office:value="99.544014" calcext:value-type="float">
            <text:p>99.544014</text:p>
          </table:table-cell>
          <table:table-cell office:value-type="float" office:value="0.89018" calcext:value-type="float">
            <text:p>0.89018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4780" calcext:value-type="float">
            <text:p>13954780</text:p>
          </table:table-cell>
          <table:table-cell office:value-type="float" office:value="1482268" calcext:value-type="float">
            <text:p>1482268</text:p>
          </table:table-cell>
          <table:table-cell office:value-type="float" office:value="13265" calcext:value-type="float">
            <text:p>13265</text:p>
          </table:table-cell>
          <table:table-cell office:value-type="float" office:value="1409" calcext:value-type="float">
            <text:p>1409</text:p>
          </table:table-cell>
          <table:table-cell office:value-type="float" office:value="1.075765" calcext:value-type="float">
            <text:p>1.075765</text:p>
          </table:table-cell>
          <table:table-cell office:value-type="float" office:value="101.174651" calcext:value-type="float">
            <text:p>101.174651</text:p>
          </table:table-cell>
          <table:table-cell office:value-type="float" office:value="100.098886" calcext:value-type="float">
            <text:p>100.098886</text:p>
          </table:table-cell>
          <table:table-cell office:value-type="float" office:value="0.118464" calcext:value-type="float">
            <text:p>0.118464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784" calcext:value-type="float">
            <text:p>94784</text:p>
          </table:table-cell>
          <table:table-cell office:value-type="float" office:value="90656" calcext:value-type="float">
            <text:p>90656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1.034361" calcext:value-type="float">
            <text:p>1.034361</text:p>
          </table:table-cell>
          <table:table-cell office:value-type="float" office:value="100.669926" calcext:value-type="float">
            <text:p>100.669926</text:p>
          </table:table-cell>
          <table:table-cell office:value-type="float" office:value="99.635566" calcext:value-type="float">
            <text:p>99.635566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0" calcext:value-type="float">
            <text:p>2240</text:p>
          </table:table-cell>
          <table:table-cell office:value-type="float" office:value="1576" calcext:value-type="float">
            <text:p>157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.025175" calcext:value-type="float">
            <text:p>1.025175</text:p>
          </table:table-cell>
          <table:table-cell office:value-type="float" office:value="100.671553" calcext:value-type="float">
            <text:p>100.671553</text:p>
          </table:table-cell>
          <table:table-cell office:value-type="float" office:value="99.646378" calcext:value-type="float">
            <text:p>99.64637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66" calcext:value-type="float">
            <text:p>966</text:p>
          </table:table-cell>
          <table:table-cell office:value-type="float" office:value="906" calcext:value-type="float">
            <text:p>90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.052565" calcext:value-type="float">
            <text:p>1.052565</text:p>
          </table:table-cell>
          <table:table-cell office:value-type="float" office:value="100.675387" calcext:value-type="float">
            <text:p>100.675387</text:p>
          </table:table-cell>
          <table:table-cell office:value-type="float" office:value="99.622822" calcext:value-type="float">
            <text:p>99.62282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784" calcext:value-type="float">
            <text:p>8784</text:p>
          </table:table-cell>
          <table:table-cell office:value-type="float" office:value="8688" calcext:value-type="float">
            <text:p>8688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3.697261" calcext:value-type="float">
            <text:p>3.697261</text:p>
          </table:table-cell>
          <table:table-cell office:value-type="float" office:value="100.175245" calcext:value-type="float">
            <text:p>100.175245</text:p>
          </table:table-cell>
          <table:table-cell office:value-type="float" office:value="96.477984" calcext:value-type="float">
            <text:p>96.477984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11272180" calcext:value-type="float">
            <text:p>11272180</text:p>
          </table:table-cell>
          <table:table-cell office:value-type="float" office:value="13366" calcext:value-type="float">
            <text:p>13366</text:p>
          </table:table-cell>
          <table:table-cell office:value-type="float" office:value="10715" calcext:value-type="float">
            <text:p>10715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503446" calcext:value-type="float">
            <text:p>100.503446</text:p>
          </table:table-cell>
          <table:table-cell office:value-type="float" office:value="99.496084" calcext:value-type="float">
            <text:p>99.496084</text:p>
          </table:table-cell>
          <table:table-cell office:value-type="float" office:value="0.906342" calcext:value-type="float">
            <text:p>0.906342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8928" calcext:value-type="float">
            <text:p>14058928</text:p>
          </table:table-cell>
          <table:table-cell office:value-type="float" office:value="1464384" calcext:value-type="float">
            <text:p>1464384</text:p>
          </table:table-cell>
          <table:table-cell office:value-type="float" office:value="13364" calcext:value-type="float">
            <text:p>13364</text:p>
          </table:table-cell>
          <table:table-cell office:value-type="float" office:value="1392" calcext:value-type="float">
            <text:p>1392</text:p>
          </table:table-cell>
          <table:table-cell office:value-type="float" office:value="1.097052" calcext:value-type="float">
            <text:p>1.097052</text:p>
          </table:table-cell>
          <table:table-cell office:value-type="float" office:value="100.834736" calcext:value-type="float">
            <text:p>100.834736</text:p>
          </table:table-cell>
          <table:table-cell office:value-type="float" office:value="99.737684" calcext:value-type="float">
            <text:p>99.737684</text:p>
          </table:table-cell>
          <table:table-cell office:value-type="float" office:value="0.117459" calcext:value-type="float">
            <text:p>0.11745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504" calcext:value-type="float">
            <text:p>91504</text:p>
          </table:table-cell>
          <table:table-cell office:value-type="float" office:value="88760" calcext:value-type="float">
            <text:p>88760</text:p>
          </table:table-cell>
          <table:table-cell office:value-type="float" office:value="2265" calcext:value-type="float">
            <text:p>2265</text:p>
          </table:table-cell>
          <table:table-cell office:value-type="float" office:value="2199" calcext:value-type="float">
            <text:p>2199</text:p>
          </table:table-cell>
          <table:table-cell office:value-type="float" office:value="1.037523" calcext:value-type="float">
            <text:p>1.037523</text:p>
          </table:table-cell>
          <table:table-cell office:value-type="float" office:value="100.575084" calcext:value-type="float">
            <text:p>100.575084</text:p>
          </table:table-cell>
          <table:table-cell office:value-type="float" office:value="99.537561" calcext:value-type="float">
            <text:p>99.537561</text:p>
          </table:table-cell>
          <table:table-cell office:value-type="float" office:value="0.007134" calcext:value-type="float">
            <text:p>0.007134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8" calcext:value-type="float">
            <text:p>2288</text:p>
          </table:table-cell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94.451633" calcext:value-type="float">
            <text:p>94.451633</text:p>
          </table:table-cell>
          <table:table-cell office:value-type="float" office:value="93.436239" calcext:value-type="float">
            <text:p>93.436239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90" calcext:value-type="float">
            <text:p>990</text:p>
          </table:table-cell>
          <table:table-cell office:value-type="float" office:value="810" calcext:value-type="float">
            <text:p>81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.055707" calcext:value-type="float">
            <text:p>1.055707</text:p>
          </table:table-cell>
          <table:table-cell office:value-type="float" office:value="99.806857" calcext:value-type="float">
            <text:p>99.806857</text:p>
          </table:table-cell>
          <table:table-cell office:value-type="float" office:value="98.75115" calcext:value-type="float">
            <text:p>98.7511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784" calcext:value-type="float">
            <text:p>8784</text:p>
          </table:table-cell>
          <table:table-cell office:value-type="float" office:value="8496" calcext:value-type="float">
            <text:p>8496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4.859177" calcext:value-type="float">
            <text:p>4.859177</text:p>
          </table:table-cell>
          <table:table-cell office:value-type="float" office:value="100.573478" calcext:value-type="float">
            <text:p>100.573478</text:p>
          </table:table-cell>
          <table:table-cell office:value-type="float" office:value="95.714301" calcext:value-type="float">
            <text:p>95.71430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11177500" calcext:value-type="float">
            <text:p>11177500</text:p>
          </table:table-cell>
          <table:table-cell office:value-type="float" office:value="13465" calcext:value-type="float">
            <text:p>13465</text:p>
          </table:table-cell>
          <table:table-cell office:value-type="float" office:value="10625" calcext:value-type="float">
            <text:p>10625</text:p>
          </table:table-cell>
          <table:table-cell office:value-type="float" office:value="1.01831" calcext:value-type="float">
            <text:p>1.01831</text:p>
          </table:table-cell>
          <table:table-cell office:value-type="float" office:value="100.503066" calcext:value-type="float">
            <text:p>100.503066</text:p>
          </table:table-cell>
          <table:table-cell office:value-type="float" office:value="99.484756" calcext:value-type="float">
            <text:p>99.484756</text:p>
          </table:table-cell>
          <table:table-cell office:value-type="float" office:value="0.898831" calcext:value-type="float">
            <text:p>0.898831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3076" calcext:value-type="float">
            <text:p>14163076</text:p>
          </table:table-cell>
          <table:table-cell office:value-type="float" office:value="1371808" calcext:value-type="float">
            <text:p>1371808</text:p>
          </table:table-cell>
          <table:table-cell office:value-type="float" office:value="13463" calcext:value-type="float">
            <text:p>13463</text:p>
          </table:table-cell>
          <table:table-cell office:value-type="float" office:value="1304" calcext:value-type="float">
            <text:p>1304</text:p>
          </table:table-cell>
          <table:table-cell office:value-type="float" office:value="1.110791" calcext:value-type="float">
            <text:p>1.110791</text:p>
          </table:table-cell>
          <table:table-cell office:value-type="float" office:value="100.491216" calcext:value-type="float">
            <text:p>100.491216</text:p>
          </table:table-cell>
          <table:table-cell office:value-type="float" office:value="99.380425" calcext:value-type="float">
            <text:p>99.380425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344" calcext:value-type="float">
            <text:p>93344</text:p>
          </table:table-cell>
          <table:table-cell office:value-type="float" office:value="90040" calcext:value-type="float">
            <text:p>90040</text:p>
          </table:table-cell>
          <table:table-cell office:value-type="float" office:value="2312" calcext:value-type="float">
            <text:p>2312</text:p>
          </table:table-cell>
          <table:table-cell office:value-type="float" office:value="2233" calcext:value-type="float">
            <text:p>2233</text:p>
          </table:table-cell>
          <table:table-cell office:value-type="float" office:value="1.052395" calcext:value-type="float">
            <text:p>1.052395</text:p>
          </table:table-cell>
          <table:table-cell office:value-type="float" office:value="100.562894" calcext:value-type="float">
            <text:p>100.562894</text:p>
          </table:table-cell>
          <table:table-cell office:value-type="float" office:value="99.510499" calcext:value-type="float">
            <text:p>99.510499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.037387" calcext:value-type="float">
            <text:p>1.037387</text:p>
          </table:table-cell>
          <table:table-cell office:value-type="float" office:value="93.753769" calcext:value-type="float">
            <text:p>93.753769</text:p>
          </table:table-cell>
          <table:table-cell office:value-type="float" office:value="92.716382" calcext:value-type="float">
            <text:p>92.71638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94" calcext:value-type="float">
            <text:p>894</text:p>
          </table:table-cell>
          <table:table-cell office:value-type="float" office:value="804" calcext:value-type="float">
            <text:p>80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.0833" calcext:value-type="float">
            <text:p>1.0833</text:p>
          </table:table-cell>
          <table:table-cell office:value-type="float" office:value="93.752323" calcext:value-type="float">
            <text:p>93.752323</text:p>
          </table:table-cell>
          <table:table-cell office:value-type="float" office:value="92.669023" calcext:value-type="float">
            <text:p>92.66902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784" calcext:value-type="float">
            <text:p>8784</text:p>
          </table:table-cell>
          <table:table-cell office:value-type="float" office:value="8736" calcext:value-type="float">
            <text:p>8736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4.366133" calcext:value-type="float">
            <text:p>4.366133</text:p>
          </table:table-cell>
          <table:table-cell office:value-type="float" office:value="99.279129" calcext:value-type="float">
            <text:p>99.279129</text:p>
          </table:table-cell>
          <table:table-cell office:value-type="float" office:value="94.912996" calcext:value-type="float">
            <text:p>94.912996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10467400" calcext:value-type="float">
            <text:p>10467400</text:p>
          </table:table-cell>
          <table:table-cell office:value-type="float" office:value="13564" calcext:value-type="float">
            <text:p>13564</text:p>
          </table:table-cell>
          <table:table-cell office:value-type="float" office:value="9950" calcext:value-type="float">
            <text:p>9950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0.951872" calcext:value-type="float">
            <text:p>100.951872</text:p>
          </table:table-cell>
          <table:table-cell office:value-type="float" office:value="99.94053" calcext:value-type="float">
            <text:p>99.94053</text:p>
          </table:table-cell>
          <table:table-cell office:value-type="float" office:value="0.83789" calcext:value-type="float">
            <text:p>0.83789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7224" calcext:value-type="float">
            <text:p>14267224</text:p>
          </table:table-cell>
          <table:table-cell office:value-type="float" office:value="1565376" calcext:value-type="float">
            <text:p>1565376</text:p>
          </table:table-cell>
          <table:table-cell office:value-type="float" office:value="13562" calcext:value-type="float">
            <text:p>13562</text:p>
          </table:table-cell>
          <table:table-cell office:value-type="float" office:value="1488" calcext:value-type="float">
            <text:p>1488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04.043758" calcext:value-type="float">
            <text:p>104.043758</text:p>
          </table:table-cell>
          <table:table-cell office:value-type="float" office:value="102.903133" calcext:value-type="float">
            <text:p>102.903133</text:p>
          </table:table-cell>
          <table:table-cell office:value-type="float" office:value="0.121697" calcext:value-type="float">
            <text:p>0.12169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352" calcext:value-type="float">
            <text:p>52352</text:p>
          </table:table-cell>
          <table:table-cell office:value-type="float" office:value="51344" calcext:value-type="float">
            <text:p>51344</text:p>
          </table:table-cell>
          <table:table-cell office:value-type="float" office:value="1299" calcext:value-type="float">
            <text:p>1299</text:p>
          </table:table-cell>
          <table:table-cell office:value-type="float" office:value="1274" calcext:value-type="float">
            <text:p>1274</text:p>
          </table:table-cell>
          <table:table-cell office:value-type="float" office:value="1.059339" calcext:value-type="float">
            <text:p>1.059339</text:p>
          </table:table-cell>
          <table:table-cell office:value-type="float" office:value="103.708793" calcext:value-type="float">
            <text:p>103.708793</text:p>
          </table:table-cell>
          <table:table-cell office:value-type="float" office:value="102.649454" calcext:value-type="float">
            <text:p>102.649454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2" calcext:value-type="float">
            <text:p>2352</text:p>
          </table:table-cell>
          <table:table-cell office:value-type="float" office:value="2256" calcext:value-type="float">
            <text:p>225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.038929" calcext:value-type="float">
            <text:p>1.038929</text:p>
          </table:table-cell>
          <table:table-cell office:value-type="float" office:value="103.711713" calcext:value-type="float">
            <text:p>103.711713</text:p>
          </table:table-cell>
          <table:table-cell office:value-type="float" office:value="102.672784" calcext:value-type="float">
            <text:p>102.67278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6" calcext:value-type="float">
            <text:p>1506</text:p>
          </table:table-cell>
          <table:table-cell office:value-type="float" office:value="1476" calcext:value-type="float">
            <text:p>147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.083026" calcext:value-type="float">
            <text:p>1.083026</text:p>
          </table:table-cell>
          <table:table-cell office:value-type="float" office:value="103.710207" calcext:value-type="float">
            <text:p>103.710207</text:p>
          </table:table-cell>
          <table:table-cell office:value-type="float" office:value="102.627181" calcext:value-type="float">
            <text:p>102.62718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24" calcext:value-type="float">
            <text:p>782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1294272" calcext:value-type="float">
            <text:p>11294272</text:p>
          </table:table-cell>
          <table:table-cell office:value-type="float" office:value="13662" calcext:value-type="float">
            <text:p>13662</text:p>
          </table:table-cell>
          <table:table-cell office:value-type="float" office:value="10736" calcext:value-type="float">
            <text:p>10736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100.651298" calcext:value-type="float">
            <text:p>100.651298</text:p>
          </table:table-cell>
          <table:table-cell office:value-type="float" office:value="99.635008" calcext:value-type="float">
            <text:p>99.635008</text:p>
          </table:table-cell>
          <table:table-cell office:value-type="float" office:value="0.906852" calcext:value-type="float">
            <text:p>0.90685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1372" calcext:value-type="float">
            <text:p>14371372</text:p>
          </table:table-cell>
          <table:table-cell office:value-type="float" office:value="1512776" calcext:value-type="float">
            <text:p>1512776</text:p>
          </table:table-cell>
          <table:table-cell office:value-type="float" office:value="13661" calcext:value-type="float">
            <text:p>13661</text:p>
          </table:table-cell>
          <table:table-cell office:value-type="float" office:value="1438" calcext:value-type="float">
            <text:p>1438</text:p>
          </table:table-cell>
          <table:table-cell office:value-type="float" office:value="1.13066" calcext:value-type="float">
            <text:p>1.13066</text:p>
          </table:table-cell>
          <table:table-cell office:value-type="float" office:value="101.142917" calcext:value-type="float">
            <text:p>101.142917</text:p>
          </table:table-cell>
          <table:table-cell office:value-type="float" office:value="100.012257" calcext:value-type="float">
            <text:p>100.012257</text:p>
          </table:table-cell>
          <table:table-cell office:value-type="float" office:value="0.121007" calcext:value-type="float">
            <text:p>0.12100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192" calcext:value-type="float">
            <text:p>87192</text:p>
          </table:table-cell>
          <table:table-cell office:value-type="float" office:value="82056" calcext:value-type="float">
            <text:p>82056</text:p>
          </table:table-cell>
          <table:table-cell office:value-type="float" office:value="2156" calcext:value-type="float">
            <text:p>2156</text:p>
          </table:table-cell>
          <table:table-cell office:value-type="float" office:value="2034" calcext:value-type="float">
            <text:p>2034</text:p>
          </table:table-cell>
          <table:table-cell office:value-type="float" office:value="1.056057" calcext:value-type="float">
            <text:p>1.056057</text:p>
          </table:table-cell>
          <table:table-cell office:value-type="float" office:value="101.117325" calcext:value-type="float">
            <text:p>101.117325</text:p>
          </table:table-cell>
          <table:table-cell office:value-type="float" office:value="100.061268" calcext:value-type="float">
            <text:p>100.06126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88" calcext:value-type="float">
            <text:p>3488</text:p>
          </table:table-cell>
          <table:table-cell office:value-type="float" office:value="2152" calcext:value-type="float">
            <text:p>2152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.041009" calcext:value-type="float">
            <text:p>1.041009</text:p>
          </table:table-cell>
          <table:table-cell office:value-type="float" office:value="101.120345" calcext:value-type="float">
            <text:p>101.120345</text:p>
          </table:table-cell>
          <table:table-cell office:value-type="float" office:value="100.079336" calcext:value-type="float">
            <text:p>100.07933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50" calcext:value-type="float">
            <text:p>1050</text:p>
          </table:table-cell>
          <table:table-cell office:value-type="float" office:value="960" calcext:value-type="float">
            <text:p>96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.097747" calcext:value-type="float">
            <text:p>1.097747</text:p>
          </table:table-cell>
          <table:table-cell office:value-type="float" office:value="101.118899" calcext:value-type="float">
            <text:p>101.118899</text:p>
          </table:table-cell>
          <table:table-cell office:value-type="float" office:value="100.021152" calcext:value-type="float">
            <text:p>100.02115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688" calcext:value-type="float">
            <text:p>868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.760055" calcext:value-type="float">
            <text:p>2.760055</text:p>
          </table:table-cell>
          <table:table-cell office:value-type="float" office:value="100.492832" calcext:value-type="float">
            <text:p>100.492832</text:p>
          </table:table-cell>
          <table:table-cell office:value-type="float" office:value="97.732777" calcext:value-type="float">
            <text:p>97.73277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11380536" calcext:value-type="float">
            <text:p>11380536</text:p>
          </table:table-cell>
          <table:table-cell office:value-type="float" office:value="13761" calcext:value-type="float">
            <text:p>13761</text:p>
          </table:table-cell>
          <table:table-cell office:value-type="float" office:value="10818" calcext:value-type="float">
            <text:p>10818</text:p>
          </table:table-cell>
          <table:table-cell office:value-type="float" office:value="1.019284" calcext:value-type="float">
            <text:p>1.019284</text:p>
          </table:table-cell>
          <table:table-cell office:value-type="float" office:value="100.488306" calcext:value-type="float">
            <text:p>100.488306</text:p>
          </table:table-cell>
          <table:table-cell office:value-type="float" office:value="99.469022" calcext:value-type="float">
            <text:p>99.469022</text:p>
          </table:table-cell>
          <table:table-cell office:value-type="float" office:value="0.915303" calcext:value-type="float">
            <text:p>0.915303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5520" calcext:value-type="float">
            <text:p>14475520</text:p>
          </table:table-cell>
          <table:table-cell office:value-type="float" office:value="1579052" calcext:value-type="float">
            <text:p>1579052</text:p>
          </table:table-cell>
          <table:table-cell office:value-type="float" office:value="13760" calcext:value-type="float">
            <text:p>13760</text:p>
          </table:table-cell>
          <table:table-cell office:value-type="float" office:value="1501" calcext:value-type="float">
            <text:p>1501</text:p>
          </table:table-cell>
          <table:table-cell office:value-type="float" office:value="1.115439" calcext:value-type="float">
            <text:p>1.115439</text:p>
          </table:table-cell>
          <table:table-cell office:value-type="float" office:value="100.70233" calcext:value-type="float">
            <text:p>100.70233</text:p>
          </table:table-cell>
          <table:table-cell office:value-type="float" office:value="99.586891" calcext:value-type="float">
            <text:p>99.586891</text:p>
          </table:table-cell>
          <table:table-cell office:value-type="float" office:value="0.126848" calcext:value-type="float">
            <text:p>0.12684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768" calcext:value-type="float">
            <text:p>84768</text:p>
          </table:table-cell>
          <table:table-cell office:value-type="float" office:value="81200" calcext:value-type="float">
            <text:p>81200</text:p>
          </table:table-cell>
          <table:table-cell office:value-type="float" office:value="2097" calcext:value-type="float">
            <text:p>2097</text:p>
          </table:table-cell>
          <table:table-cell office:value-type="float" office:value="2013" calcext:value-type="float">
            <text:p>2013</text:p>
          </table:table-cell>
          <table:table-cell office:value-type="float" office:value="1.047065" calcext:value-type="float">
            <text:p>1.047065</text:p>
          </table:table-cell>
          <table:table-cell office:value-type="float" office:value="100.792352" calcext:value-type="float">
            <text:p>100.792352</text:p>
          </table:table-cell>
          <table:table-cell office:value-type="float" office:value="99.745288" calcext:value-type="float">
            <text:p>99.745288</text:p>
          </table:table-cell>
          <table:table-cell office:value-type="float" office:value="0.006513" calcext:value-type="float">
            <text:p>0.006513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28" calcext:value-type="float">
            <text:p>2928</text:p>
          </table:table-cell>
          <table:table-cell office:value-type="float" office:value="1584" calcext:value-type="float">
            <text:p>1584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.026613" calcext:value-type="float">
            <text:p>1.026613</text:p>
          </table:table-cell>
          <table:table-cell office:value-type="float" office:value="100.790866" calcext:value-type="float">
            <text:p>100.790866</text:p>
          </table:table-cell>
          <table:table-cell office:value-type="float" office:value="99.764252" calcext:value-type="float">
            <text:p>99.76425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0" calcext:value-type="float">
            <text:p>1020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96.823541" calcext:value-type="float">
            <text:p>96.823541</text:p>
          </table:table-cell>
          <table:table-cell office:value-type="float" office:value="95.7519" calcext:value-type="float">
            <text:p>95.7519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622" calcext:value-type="float">
            <text:p>8622</text:p>
          </table:table-cell>
          <table:table-cell office:value-type="float" office:value="8478" calcext:value-type="float">
            <text:p>8478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2.665495" calcext:value-type="float">
            <text:p>2.665495</text:p>
          </table:table-cell>
          <table:table-cell office:value-type="float" office:value="101.191888" calcext:value-type="float">
            <text:p>101.191888</text:p>
          </table:table-cell>
          <table:table-cell office:value-type="float" office:value="98.526393" calcext:value-type="float">
            <text:p>98.526393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1437344" calcext:value-type="float">
            <text:p>11437344</text:p>
          </table:table-cell>
          <table:table-cell office:value-type="float" office:value="13861" calcext:value-type="float">
            <text:p>13861</text:p>
          </table:table-cell>
          <table:table-cell office:value-type="float" office:value="10872" calcext:value-type="float">
            <text:p>10872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50134" calcext:value-type="float">
            <text:p>100.50134</text:p>
          </table:table-cell>
          <table:table-cell office:value-type="float" office:value="99.48175" calcext:value-type="float">
            <text:p>99.48175</text:p>
          </table:table-cell>
          <table:table-cell office:value-type="float" office:value="0.919754" calcext:value-type="float">
            <text:p>0.919754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79668" calcext:value-type="float">
            <text:p>14579668</text:p>
          </table:table-cell>
          <table:table-cell office:value-type="float" office:value="1268712" calcext:value-type="float">
            <text:p>1268712</text:p>
          </table:table-cell>
          <table:table-cell office:value-type="float" office:value="13859" calcext:value-type="float">
            <text:p>13859</text:p>
          </table:table-cell>
          <table:table-cell office:value-type="float" office:value="1206" calcext:value-type="float">
            <text:p>1206</text:p>
          </table:table-cell>
          <table:table-cell office:value-type="float" office:value="1.123439" calcext:value-type="float">
            <text:p>1.123439</text:p>
          </table:table-cell>
          <table:table-cell office:value-type="float" office:value="100.637914" calcext:value-type="float">
            <text:p>100.637914</text:p>
          </table:table-cell>
          <table:table-cell office:value-type="float" office:value="99.514475" calcext:value-type="float">
            <text:p>99.514475</text:p>
          </table:table-cell>
          <table:table-cell office:value-type="float" office:value="0.101992" calcext:value-type="float">
            <text:p>0.101992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160" calcext:value-type="float">
            <text:p>101160</text:p>
          </table:table-cell>
          <table:table-cell office:value-type="float" office:value="96408" calcext:value-type="float">
            <text:p>96408</text:p>
          </table:table-cell>
          <table:table-cell office:value-type="float" office:value="2507" calcext:value-type="float">
            <text:p>2507</text:p>
          </table:table-cell>
          <table:table-cell office:value-type="float" office:value="2394" calcext:value-type="float">
            <text:p>2394</text:p>
          </table:table-cell>
          <table:table-cell office:value-type="float" office:value="1.055365" calcext:value-type="float">
            <text:p>1.055365</text:p>
          </table:table-cell>
          <table:table-cell office:value-type="float" office:value="100.646857" calcext:value-type="float">
            <text:p>100.646857</text:p>
          </table:table-cell>
          <table:table-cell office:value-type="float" office:value="99.591492" calcext:value-type="float">
            <text:p>99.591492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92" calcext:value-type="float">
            <text:p>2792</text:p>
          </table:table-cell>
          <table:table-cell office:value-type="float" office:value="1760" calcext:value-type="float">
            <text:p>1760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.033424" calcext:value-type="float">
            <text:p>1.033424</text:p>
          </table:table-cell>
          <table:table-cell office:value-type="float" office:value="100.027751" calcext:value-type="float">
            <text:p>100.027751</text:p>
          </table:table-cell>
          <table:table-cell office:value-type="float" office:value="98.994327" calcext:value-type="float">
            <text:p>98.99432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0" calcext:value-type="float">
            <text:p>750</text:p>
          </table:table-cell>
          <table:table-cell office:value-type="float" office:value="690" calcext:value-type="float">
            <text:p>69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.079502" calcext:value-type="float">
            <text:p>1.079502</text:p>
          </table:table-cell>
          <table:table-cell office:value-type="float" office:value="100.026185" calcext:value-type="float">
            <text:p>100.026185</text:p>
          </table:table-cell>
          <table:table-cell office:value-type="float" office:value="98.946683" calcext:value-type="float">
            <text:p>98.94668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208" calcext:value-type="float">
            <text:p>820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2.822982" calcext:value-type="float">
            <text:p>2.822982</text:p>
          </table:table-cell>
          <table:table-cell office:value-type="float" office:value="99.631345" calcext:value-type="float">
            <text:p>99.631345</text:p>
          </table:table-cell>
          <table:table-cell office:value-type="float" office:value="96.808363" calcext:value-type="float">
            <text:p>96.808363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11331092" calcext:value-type="float">
            <text:p>11331092</text:p>
          </table:table-cell>
          <table:table-cell office:value-type="float" office:value="13959" calcext:value-type="float">
            <text:p>13959</text:p>
          </table:table-cell>
          <table:table-cell office:value-type="float" office:value="10771" calcext:value-type="float">
            <text:p>10771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40927" calcext:value-type="float">
            <text:p>100.40927</text:p>
          </table:table-cell>
          <table:table-cell office:value-type="float" office:value="99.399909" calcext:value-type="float">
            <text:p>99.399909</text:p>
          </table:table-cell>
          <table:table-cell office:value-type="float" office:value="0.91196" calcext:value-type="float">
            <text:p>0.91196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3816" calcext:value-type="float">
            <text:p>14683816</text:p>
          </table:table-cell>
          <table:table-cell office:value-type="float" office:value="1304480" calcext:value-type="float">
            <text:p>1304480</text:p>
          </table:table-cell>
          <table:table-cell office:value-type="float" office:value="13958" calcext:value-type="float">
            <text:p>13958</text:p>
          </table:table-cell>
          <table:table-cell office:value-type="float" office:value="1240" calcext:value-type="float">
            <text:p>1240</text:p>
          </table:table-cell>
          <table:table-cell office:value-type="float" office:value="1.119141" calcext:value-type="float">
            <text:p>1.119141</text:p>
          </table:table-cell>
          <table:table-cell office:value-type="float" office:value="100.496382" calcext:value-type="float">
            <text:p>100.496382</text:p>
          </table:table-cell>
          <table:table-cell office:value-type="float" office:value="99.377241" calcext:value-type="float">
            <text:p>99.377241</text:p>
          </table:table-cell>
          <table:table-cell office:value-type="float" office:value="0.105012" calcext:value-type="float">
            <text:p>0.105012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608" calcext:value-type="float">
            <text:p>101608</text:p>
          </table:table-cell>
          <table:table-cell office:value-type="float" office:value="97592" calcext:value-type="float">
            <text:p>97592</text:p>
          </table:table-cell>
          <table:table-cell office:value-type="float" office:value="2518" calcext:value-type="float">
            <text:p>2518</text:p>
          </table:table-cell>
          <table:table-cell office:value-type="float" office:value="2422" calcext:value-type="float">
            <text:p>2422</text:p>
          </table:table-cell>
          <table:table-cell office:value-type="float" office:value="1.035329" calcext:value-type="float">
            <text:p>1.035329</text:p>
          </table:table-cell>
          <table:table-cell office:value-type="float" office:value="100.006229" calcext:value-type="float">
            <text:p>100.006229</text:p>
          </table:table-cell>
          <table:table-cell office:value-type="float" office:value="98.970899" calcext:value-type="float">
            <text:p>98.970899</text:p>
          </table:table-cell>
          <table:table-cell office:value-type="float" office:value="0.007889" calcext:value-type="float">
            <text:p>0.007889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4" calcext:value-type="float">
            <text:p>2544</text:p>
          </table:table-cell>
          <table:table-cell office:value-type="float" office:value="1200" calcext:value-type="float">
            <text:p>1200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.025983" calcext:value-type="float">
            <text:p>1.025983</text:p>
          </table:table-cell>
          <table:table-cell office:value-type="float" office:value="98.677108" calcext:value-type="float">
            <text:p>98.677108</text:p>
          </table:table-cell>
          <table:table-cell office:value-type="float" office:value="97.651124" calcext:value-type="float">
            <text:p>97.651124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6" calcext:value-type="float">
            <text:p>1026</text:p>
          </table:table-cell>
          <table:table-cell office:value-type="float" office:value="876" calcext:value-type="float">
            <text:p>87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.053453" calcext:value-type="float">
            <text:p>1.053453</text:p>
          </table:table-cell>
          <table:table-cell office:value-type="float" office:value="98.675682" calcext:value-type="float">
            <text:p>98.675682</text:p>
          </table:table-cell>
          <table:table-cell office:value-type="float" office:value="97.622228" calcext:value-type="float">
            <text:p>97.62222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352" calcext:value-type="float">
            <text:p>8352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.690248" calcext:value-type="float">
            <text:p>2.690248</text:p>
          </table:table-cell>
          <table:table-cell office:value-type="float" office:value="99.990575" calcext:value-type="float">
            <text:p>99.990575</text:p>
          </table:table-cell>
          <table:table-cell office:value-type="float" office:value="97.300326" calcext:value-type="float">
            <text:p>97.300326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1151200" calcext:value-type="float">
            <text:p>11151200</text:p>
          </table:table-cell>
          <table:table-cell office:value-type="float" office:value="14058" calcext:value-type="float">
            <text:p>14058</text:p>
          </table:table-cell>
          <table:table-cell office:value-type="float" office:value="10600" calcext:value-type="float">
            <text:p>10600</text:p>
          </table:table-cell>
          <table:table-cell office:value-type="float" office:value="1.01937" calcext:value-type="float">
            <text:p>1.01937</text:p>
          </table:table-cell>
          <table:table-cell office:value-type="float" office:value="100.496845" calcext:value-type="float">
            <text:p>100.496845</text:p>
          </table:table-cell>
          <table:table-cell office:value-type="float" office:value="99.477475" calcext:value-type="float">
            <text:p>99.477475</text:p>
          </table:table-cell>
          <table:table-cell office:value-type="float" office:value="0.896782" calcext:value-type="float">
            <text:p>0.896782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7964" calcext:value-type="float">
            <text:p>14787964</text:p>
          </table:table-cell>
          <table:table-cell office:value-type="float" office:value="1373912" calcext:value-type="float">
            <text:p>1373912</text:p>
          </table:table-cell>
          <table:table-cell office:value-type="float" office:value="14057" calcext:value-type="float">
            <text:p>14057</text:p>
          </table:table-cell>
          <table:table-cell office:value-type="float" office:value="1306" calcext:value-type="float">
            <text:p>1306</text:p>
          </table:table-cell>
          <table:table-cell office:value-type="float" office:value="1.117895" calcext:value-type="float">
            <text:p>1.117895</text:p>
          </table:table-cell>
          <table:table-cell office:value-type="float" office:value="100.570953" calcext:value-type="float">
            <text:p>100.570953</text:p>
          </table:table-cell>
          <table:table-cell office:value-type="float" office:value="99.453058" calcext:value-type="float">
            <text:p>99.453058</text:p>
          </table:table-cell>
          <table:table-cell office:value-type="float" office:value="0.110517" calcext:value-type="float">
            <text:p>0.110517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376" calcext:value-type="float">
            <text:p>98376</text:p>
          </table:table-cell>
          <table:table-cell office:value-type="float" office:value="93184" calcext:value-type="float">
            <text:p>93184</text:p>
          </table:table-cell>
          <table:table-cell office:value-type="float" office:value="2436" calcext:value-type="float">
            <text:p>2436</text:p>
          </table:table-cell>
          <table:table-cell office:value-type="float" office:value="2311" calcext:value-type="float">
            <text:p>2311</text:p>
          </table:table-cell>
          <table:table-cell office:value-type="float" office:value="1.054765" calcext:value-type="float">
            <text:p>1.054765</text:p>
          </table:table-cell>
          <table:table-cell office:value-type="float" office:value="100.589892" calcext:value-type="float">
            <text:p>100.589892</text:p>
          </table:table-cell>
          <table:table-cell office:value-type="float" office:value="99.535126" calcext:value-type="float">
            <text:p>99.535126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88" calcext:value-type="float">
            <text:p>3088</text:p>
          </table:table-cell>
          <table:table-cell office:value-type="float" office:value="1424" calcext:value-type="float">
            <text:p>142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.034234" calcext:value-type="float">
            <text:p>1.034234</text:p>
          </table:table-cell>
          <table:table-cell office:value-type="float" office:value="98.399454" calcext:value-type="float">
            <text:p>98.399454</text:p>
          </table:table-cell>
          <table:table-cell office:value-type="float" office:value="97.36522" calcext:value-type="float">
            <text:p>97.3652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40" calcext:value-type="float">
            <text:p>1140</text:p>
          </table:table-cell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.072409" calcext:value-type="float">
            <text:p>1.072409</text:p>
          </table:table-cell>
          <table:table-cell office:value-type="float" office:value="98.398048" calcext:value-type="float">
            <text:p>98.398048</text:p>
          </table:table-cell>
          <table:table-cell office:value-type="float" office:value="97.325639" calcext:value-type="float">
            <text:p>97.325639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76" calcext:value-type="float">
            <text:p>8976</text:p>
          </table:table-cell>
          <table:table-cell office:value-type="float" office:value="8736" calcext:value-type="float">
            <text:p>8736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3.935227" calcext:value-type="float">
            <text:p>3.935227</text:p>
          </table:table-cell>
          <table:table-cell office:value-type="float" office:value="99.445298" calcext:value-type="float">
            <text:p>99.445298</text:p>
          </table:table-cell>
          <table:table-cell office:value-type="float" office:value="95.510071" calcext:value-type="float">
            <text:p>95.510071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11737164" calcext:value-type="float">
            <text:p>11737164</text:p>
          </table:table-cell>
          <table:table-cell office:value-type="float" office:value="14157" calcext:value-type="float">
            <text:p>14157</text:p>
          </table:table-cell>
          <table:table-cell office:value-type="float" office:value="11157" calcext:value-type="float">
            <text:p>11157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100.464272" calcext:value-type="float">
            <text:p>100.464272</text:p>
          </table:table-cell>
          <table:table-cell office:value-type="float" office:value="99.45603" calcext:value-type="float">
            <text:p>99.45603</text:p>
          </table:table-cell>
          <table:table-cell office:value-type="float" office:value="0.944109" calcext:value-type="float">
            <text:p>0.94410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2112" calcext:value-type="float">
            <text:p>14892112</text:p>
          </table:table-cell>
          <table:table-cell office:value-type="float" office:value="1457020" calcext:value-type="float">
            <text:p>1457020</text:p>
          </table:table-cell>
          <table:table-cell office:value-type="float" office:value="14156" calcext:value-type="float">
            <text:p>14156</text:p>
          </table:table-cell>
          <table:table-cell office:value-type="float" office:value="1385" calcext:value-type="float">
            <text:p>1385</text:p>
          </table:table-cell>
          <table:table-cell office:value-type="float" office:value="1.109348" calcext:value-type="float">
            <text:p>1.109348</text:p>
          </table:table-cell>
          <table:table-cell office:value-type="float" office:value="101.161316" calcext:value-type="float">
            <text:p>101.161316</text:p>
          </table:table-cell>
          <table:table-cell office:value-type="float" office:value="100.051968" calcext:value-type="float">
            <text:p>100.051968</text:p>
          </table:table-cell>
          <table:table-cell office:value-type="float" office:value="0.116501" calcext:value-type="float">
            <text:p>0.116501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504" calcext:value-type="float">
            <text:p>82504</text:p>
          </table:table-cell>
          <table:table-cell office:value-type="float" office:value="78888" calcext:value-type="float">
            <text:p>78888</text:p>
          </table:table-cell>
          <table:table-cell office:value-type="float" office:value="2039" calcext:value-type="float">
            <text:p>2039</text:p>
          </table:table-cell>
          <table:table-cell office:value-type="float" office:value="1955" calcext:value-type="float">
            <text:p>1955</text:p>
          </table:table-cell>
          <table:table-cell office:value-type="float" office:value="1.043336" calcext:value-type="float">
            <text:p>1.043336</text:p>
          </table:table-cell>
          <table:table-cell office:value-type="float" office:value="101.10411" calcext:value-type="float">
            <text:p>101.10411</text:p>
          </table:table-cell>
          <table:table-cell office:value-type="float" office:value="100.060774" calcext:value-type="float">
            <text:p>100.060774</text:p>
          </table:table-cell>
          <table:table-cell office:value-type="float" office:value="0.006307" calcext:value-type="float">
            <text:p>0.006307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36" calcext:value-type="float">
            <text:p>3536</text:p>
          </table:table-cell>
          <table:table-cell office:value-type="float" office:value="1952" calcext:value-type="float">
            <text:p>195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1.021956" calcext:value-type="float">
            <text:p>1.021956</text:p>
          </table:table-cell>
          <table:table-cell office:value-type="float" office:value="101.105676" calcext:value-type="float">
            <text:p>101.105676</text:p>
          </table:table-cell>
          <table:table-cell office:value-type="float" office:value="100.08372" calcext:value-type="float">
            <text:p>100.0837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990" calcext:value-type="float">
            <text:p>99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.073385" calcext:value-type="float">
            <text:p>1.073385</text:p>
          </table:table-cell>
          <table:table-cell office:value-type="float" office:value="101.10803" calcext:value-type="float">
            <text:p>101.10803</text:p>
          </table:table-cell>
          <table:table-cell office:value-type="float" office:value="100.034646" calcext:value-type="float">
            <text:p>100.034646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80" calcext:value-type="float">
            <text:p>7680</text:p>
          </table:table-cell>
          <table:table-cell office:value-type="float" office:value="7584" calcext:value-type="float">
            <text:p>7584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2.838194" calcext:value-type="float">
            <text:p>2.838194</text:p>
          </table:table-cell>
          <table:table-cell office:value-type="float" office:value="99.076823" calcext:value-type="float">
            <text:p>99.076823</text:p>
          </table:table-cell>
          <table:table-cell office:value-type="float" office:value="96.238629" calcext:value-type="float">
            <text:p>96.23862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11478372" calcext:value-type="float">
            <text:p>11478372</text:p>
          </table:table-cell>
          <table:table-cell office:value-type="float" office:value="14257" calcext:value-type="float">
            <text:p>14257</text:p>
          </table:table-cell>
          <table:table-cell office:value-type="float" office:value="10911" calcext:value-type="float">
            <text:p>10911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100.501619" calcext:value-type="float">
            <text:p>100.501619</text:p>
          </table:table-cell>
          <table:table-cell office:value-type="float" office:value="99.486318" calcext:value-type="float">
            <text:p>99.486318</text:p>
          </table:table-cell>
          <table:table-cell office:value-type="float" office:value="0.923011" calcext:value-type="float">
            <text:p>0.92301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6260" calcext:value-type="float">
            <text:p>14996260</text:p>
          </table:table-cell>
          <table:table-cell office:value-type="float" office:value="1422304" calcext:value-type="float">
            <text:p>1422304</text:p>
          </table:table-cell>
          <table:table-cell office:value-type="float" office:value="14255" calcext:value-type="float">
            <text:p>14255</text:p>
          </table:table-cell>
          <table:table-cell office:value-type="float" office:value="1352" calcext:value-type="float">
            <text:p>1352</text:p>
          </table:table-cell>
          <table:table-cell office:value-type="float" office:value="1.129937" calcext:value-type="float">
            <text:p>1.129937</text:p>
          </table:table-cell>
          <table:table-cell office:value-type="float" office:value="100.595202" calcext:value-type="float">
            <text:p>100.595202</text:p>
          </table:table-cell>
          <table:table-cell office:value-type="float" office:value="99.465264" calcext:value-type="float">
            <text:p>99.465264</text:p>
          </table:table-cell>
          <table:table-cell office:value-type="float" office:value="0.114396" calcext:value-type="float">
            <text:p>0.114396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280" calcext:value-type="float">
            <text:p>91280</text:p>
          </table:table-cell>
          <table:table-cell office:value-type="float" office:value="87232" calcext:value-type="float">
            <text:p>87232</text:p>
          </table:table-cell>
          <table:table-cell office:value-type="float" office:value="2260" calcext:value-type="float">
            <text:p>2260</text:p>
          </table:table-cell>
          <table:table-cell office:value-type="float" office:value="2164" calcext:value-type="float">
            <text:p>2164</text:p>
          </table:table-cell>
          <table:table-cell office:value-type="float" office:value="1.055859" calcext:value-type="float">
            <text:p>1.055859</text:p>
          </table:table-cell>
          <table:table-cell office:value-type="float" office:value="100.810279" calcext:value-type="float">
            <text:p>100.810279</text:p>
          </table:table-cell>
          <table:table-cell office:value-type="float" office:value="99.754421" calcext:value-type="float">
            <text:p>99.754421</text:p>
          </table:table-cell>
          <table:table-cell office:value-type="float" office:value="0.006996" calcext:value-type="float">
            <text:p>0.006996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92" calcext:value-type="float">
            <text:p>2992</text:p>
          </table:table-cell>
          <table:table-cell office:value-type="float" office:value="1800" calcext:value-type="float">
            <text:p>1800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.034557" calcext:value-type="float">
            <text:p>1.034557</text:p>
          </table:table-cell>
          <table:table-cell office:value-type="float" office:value="94.817726" calcext:value-type="float">
            <text:p>94.817726</text:p>
          </table:table-cell>
          <table:table-cell office:value-type="float" office:value="93.783168" calcext:value-type="float">
            <text:p>93.78316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0" calcext:value-type="float">
            <text:p>1020</text:p>
          </table:table-cell>
          <table:table-cell office:value-type="float" office:value="780" calcext:value-type="float">
            <text:p>78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.084988" calcext:value-type="float">
            <text:p>1.084988</text:p>
          </table:table-cell>
          <table:table-cell office:value-type="float" office:value="93.145298" calcext:value-type="float">
            <text:p>93.145298</text:p>
          </table:table-cell>
          <table:table-cell office:value-type="float" office:value="92.06031" calcext:value-type="float">
            <text:p>92.0603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112" calcext:value-type="float">
            <text:p>8112</text:p>
          </table:table-cell>
          <table:table-cell office:value-type="float" office:value="8016" calcext:value-type="float">
            <text:p>8016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4.572209" calcext:value-type="float">
            <text:p>4.572209</text:p>
          </table:table-cell>
          <table:table-cell office:value-type="float" office:value="99.861652" calcext:value-type="float">
            <text:p>99.861652</text:p>
          </table:table-cell>
          <table:table-cell office:value-type="float" office:value="95.289444" calcext:value-type="float">
            <text:p>95.289444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1466800" calcext:value-type="float">
            <text:p>11466800</text:p>
          </table:table-cell>
          <table:table-cell office:value-type="float" office:value="14355" calcext:value-type="float">
            <text:p>14355</text:p>
          </table:table-cell>
          <table:table-cell office:value-type="float" office:value="10900" calcext:value-type="float">
            <text:p>10900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332353" calcext:value-type="float">
            <text:p>100.332353</text:p>
          </table:table-cell>
          <table:table-cell office:value-type="float" office:value="99.316992" calcext:value-type="float">
            <text:p>99.316992</text:p>
          </table:table-cell>
          <table:table-cell office:value-type="float" office:value="0.923653" calcext:value-type="float">
            <text:p>0.923653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0408" calcext:value-type="float">
            <text:p>15100408</text:p>
          </table:table-cell>
          <table:table-cell office:value-type="float" office:value="1261348" calcext:value-type="float">
            <text:p>1261348</text:p>
          </table:table-cell>
          <table:table-cell office:value-type="float" office:value="14354" calcext:value-type="float">
            <text:p>14354</text:p>
          </table:table-cell>
          <table:table-cell office:value-type="float" office:value="1199" calcext:value-type="float">
            <text:p>1199</text:p>
          </table:table-cell>
          <table:table-cell office:value-type="float" office:value="1.118891" calcext:value-type="float">
            <text:p>1.118891</text:p>
          </table:table-cell>
          <table:table-cell office:value-type="float" office:value="100.634749" calcext:value-type="float">
            <text:p>100.634749</text:p>
          </table:table-cell>
          <table:table-cell office:value-type="float" office:value="99.515858" calcext:value-type="float">
            <text:p>99.515858</text:p>
          </table:table-cell>
          <table:table-cell office:value-type="float" office:value="0.101399" calcext:value-type="float">
            <text:p>0.10139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664" calcext:value-type="float">
            <text:p>98664</text:p>
          </table:table-cell>
          <table:table-cell office:value-type="float" office:value="94456" calcext:value-type="float">
            <text:p>94456</text:p>
          </table:table-cell>
          <table:table-cell office:value-type="float" office:value="2445" calcext:value-type="float">
            <text:p>2445</text:p>
          </table:table-cell>
          <table:table-cell office:value-type="float" office:value="2345" calcext:value-type="float">
            <text:p>2345</text:p>
          </table:table-cell>
          <table:table-cell office:value-type="float" office:value="1.050656" calcext:value-type="float">
            <text:p>1.050656</text:p>
          </table:table-cell>
          <table:table-cell office:value-type="float" office:value="100.424014" calcext:value-type="float">
            <text:p>100.424014</text:p>
          </table:table-cell>
          <table:table-cell office:value-type="float" office:value="99.373358" calcext:value-type="float">
            <text:p>99.373358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6" calcext:value-type="float">
            <text:p>2496</text:p>
          </table:table-cell>
          <table:table-cell office:value-type="float" office:value="1392" calcext:value-type="float">
            <text:p>139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.029095" calcext:value-type="float">
            <text:p>1.029095</text:p>
          </table:table-cell>
          <table:table-cell office:value-type="float" office:value="100.425581" calcext:value-type="float">
            <text:p>100.425581</text:p>
          </table:table-cell>
          <table:table-cell office:value-type="float" office:value="99.396486" calcext:value-type="float">
            <text:p>99.39648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80" calcext:value-type="float">
            <text:p>780</text:p>
          </table:table-cell>
          <table:table-cell office:value-type="float" office:value="720" calcext:value-type="float">
            <text:p>7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.075073" calcext:value-type="float">
            <text:p>1.075073</text:p>
          </table:table-cell>
          <table:table-cell office:value-type="float" office:value="100.652327" calcext:value-type="float">
            <text:p>100.652327</text:p>
          </table:table-cell>
          <table:table-cell office:value-type="float" office:value="99.577254" calcext:value-type="float">
            <text:p>99.57725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776" calcext:value-type="float">
            <text:p>7776</text:p>
          </table:table-cell>
          <table:table-cell office:value-type="float" office:value="7728" calcext:value-type="float">
            <text:p>7728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3.538233" calcext:value-type="float">
            <text:p>3.538233</text:p>
          </table:table-cell>
          <table:table-cell office:value-type="float" office:value="100.34476" calcext:value-type="float">
            <text:p>100.34476</text:p>
          </table:table-cell>
          <table:table-cell office:value-type="float" office:value="96.806527" calcext:value-type="float">
            <text:p>96.806527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11319520" calcext:value-type="float">
            <text:p>11319520</text:p>
          </table:table-cell>
          <table:table-cell office:value-type="float" office:value="14455" calcext:value-type="float">
            <text:p>14455</text:p>
          </table:table-cell>
          <table:table-cell office:value-type="float" office:value="10760" calcext:value-type="float">
            <text:p>10760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0.358779" calcext:value-type="float">
            <text:p>100.358779</text:p>
          </table:table-cell>
          <table:table-cell office:value-type="float" office:value="99.342549" calcext:value-type="float">
            <text:p>99.342549</text:p>
          </table:table-cell>
          <table:table-cell office:value-type="float" office:value="0.911555" calcext:value-type="float">
            <text:p>0.911555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4556" calcext:value-type="float">
            <text:p>15204556</text:p>
          </table:table-cell>
          <table:table-cell office:value-type="float" office:value="1371808" calcext:value-type="float">
            <text:p>1371808</text:p>
          </table:table-cell>
          <table:table-cell office:value-type="float" office:value="14453" calcext:value-type="float">
            <text:p>14453</text:p>
          </table:table-cell>
          <table:table-cell office:value-type="float" office:value="1304" calcext:value-type="float">
            <text:p>1304</text:p>
          </table:table-cell>
          <table:table-cell office:value-type="float" office:value="1.136096" calcext:value-type="float">
            <text:p>1.136096</text:p>
          </table:table-cell>
          <table:table-cell office:value-type="float" office:value="100.562242" calcext:value-type="float">
            <text:p>100.562242</text:p>
          </table:table-cell>
          <table:table-cell office:value-type="float" office:value="99.426146" calcext:value-type="float">
            <text:p>99.426146</text:p>
          </table:table-cell>
          <table:table-cell office:value-type="float" office:value="0.110378" calcext:value-type="float">
            <text:p>0.11037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872" calcext:value-type="float">
            <text:p>100872</text:p>
          </table:table-cell>
          <table:table-cell office:value-type="float" office:value="96536" calcext:value-type="float">
            <text:p>96536</text:p>
          </table:table-cell>
          <table:table-cell office:value-type="float" office:value="2498" calcext:value-type="float">
            <text:p>2498</text:p>
          </table:table-cell>
          <table:table-cell office:value-type="float" office:value="2396" calcext:value-type="float">
            <text:p>2396</text:p>
          </table:table-cell>
          <table:table-cell office:value-type="float" office:value="1.050435" calcext:value-type="float">
            <text:p>1.050435</text:p>
          </table:table-cell>
          <table:table-cell office:value-type="float" office:value="100.051351" calcext:value-type="float">
            <text:p>100.051351</text:p>
          </table:table-cell>
          <table:table-cell office:value-type="float" office:value="99.000917" calcext:value-type="float">
            <text:p>99.000917</text:p>
          </table:table-cell>
          <table:table-cell office:value-type="float" office:value="0.007801" calcext:value-type="float">
            <text:p>0.007801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0" calcext:value-type="float">
            <text:p>3240</text:p>
          </table:table-cell>
          <table:table-cell office:value-type="float" office:value="1472" calcext:value-type="float">
            <text:p>147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.035526" calcext:value-type="float">
            <text:p>1.035526</text:p>
          </table:table-cell>
          <table:table-cell office:value-type="float" office:value="100.061153" calcext:value-type="float">
            <text:p>100.061153</text:p>
          </table:table-cell>
          <table:table-cell office:value-type="float" office:value="99.025627" calcext:value-type="float">
            <text:p>99.02562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90" calcext:value-type="float">
            <text:p>990</text:p>
          </table:table-cell>
          <table:table-cell office:value-type="float" office:value="840" calcext:value-type="float">
            <text:p>84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.080084" calcext:value-type="float">
            <text:p>1.080084</text:p>
          </table:table-cell>
          <table:table-cell office:value-type="float" office:value="100.052685" calcext:value-type="float">
            <text:p>100.052685</text:p>
          </table:table-cell>
          <table:table-cell office:value-type="float" office:value="98.972601" calcext:value-type="float">
            <text:p>98.97260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544" calcext:value-type="float">
            <text:p>8544</text:p>
          </table:table-cell>
          <table:table-cell office:value-type="float" office:value="8496" calcext:value-type="float">
            <text:p>849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2.681976" calcext:value-type="float">
            <text:p>2.681976</text:p>
          </table:table-cell>
          <table:table-cell office:value-type="float" office:value="99.561212" calcext:value-type="float">
            <text:p>99.561212</text:p>
          </table:table-cell>
          <table:table-cell office:value-type="float" office:value="96.879236" calcext:value-type="float">
            <text:p>96.879236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1013388" calcext:value-type="float">
            <text:p>11013388</text:p>
          </table:table-cell>
          <table:table-cell office:value-type="float" office:value="14554" calcext:value-type="float">
            <text:p>14554</text:p>
          </table:table-cell>
          <table:table-cell office:value-type="float" office:value="10469" calcext:value-type="float">
            <text:p>10469</text:p>
          </table:table-cell>
          <table:table-cell office:value-type="float" office:value="1.01887" calcext:value-type="float">
            <text:p>1.01887</text:p>
          </table:table-cell>
          <table:table-cell office:value-type="float" office:value="100.500516" calcext:value-type="float">
            <text:p>100.500516</text:p>
          </table:table-cell>
          <table:table-cell office:value-type="float" office:value="99.481646" calcext:value-type="float">
            <text:p>99.481646</text:p>
          </table:table-cell>
          <table:table-cell office:value-type="float" office:value="0.885662" calcext:value-type="float">
            <text:p>0.88566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8704" calcext:value-type="float">
            <text:p>15308704</text:p>
          </table:table-cell>
          <table:table-cell office:value-type="float" office:value="1550648" calcext:value-type="float">
            <text:p>1550648</text:p>
          </table:table-cell>
          <table:table-cell office:value-type="float" office:value="14552" calcext:value-type="float">
            <text:p>14552</text:p>
          </table:table-cell>
          <table:table-cell office:value-type="float" office:value="1474" calcext:value-type="float">
            <text:p>1474</text:p>
          </table:table-cell>
          <table:table-cell office:value-type="float" office:value="1.116245" calcext:value-type="float">
            <text:p>1.116245</text:p>
          </table:table-cell>
          <table:table-cell office:value-type="float" office:value="100.902078" calcext:value-type="float">
            <text:p>100.902078</text:p>
          </table:table-cell>
          <table:table-cell office:value-type="float" office:value="99.785833" calcext:value-type="float">
            <text:p>99.785833</text:p>
          </table:table-cell>
          <table:table-cell office:value-type="float" office:value="0.124318" calcext:value-type="float">
            <text:p>0.124318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584" calcext:value-type="float">
            <text:p>88584</text:p>
          </table:table-cell>
          <table:table-cell office:value-type="float" office:value="84112" calcext:value-type="float">
            <text:p>84112</text:p>
          </table:table-cell>
          <table:table-cell office:value-type="float" office:value="2191" calcext:value-type="float">
            <text:p>2191</text:p>
          </table:table-cell>
          <table:table-cell office:value-type="float" office:value="2085" calcext:value-type="float">
            <text:p>2085</text:p>
          </table:table-cell>
          <table:table-cell office:value-type="float" office:value="1.058698" calcext:value-type="float">
            <text:p>1.058698</text:p>
          </table:table-cell>
          <table:table-cell office:value-type="float" office:value="100.510108" calcext:value-type="float">
            <text:p>100.510108</text:p>
          </table:table-cell>
          <table:table-cell office:value-type="float" office:value="99.45141" calcext:value-type="float">
            <text:p>99.45141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6" calcext:value-type="float">
            <text:p>3056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.038047" calcext:value-type="float">
            <text:p>1.038047</text:p>
          </table:table-cell>
          <table:table-cell office:value-type="float" office:value="100.51722" calcext:value-type="float">
            <text:p>100.51722</text:p>
          </table:table-cell>
          <table:table-cell office:value-type="float" office:value="99.479174" calcext:value-type="float">
            <text:p>99.47917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0" calcext:value-type="float">
            <text:p>1320</text:p>
          </table:table-cell>
          <table:table-cell office:value-type="float" office:value="1170" calcext:value-type="float">
            <text:p>117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.082025" calcext:value-type="float">
            <text:p>1.082025</text:p>
          </table:table-cell>
          <table:table-cell office:value-type="float" office:value="100.515814" calcext:value-type="float">
            <text:p>100.515814</text:p>
          </table:table-cell>
          <table:table-cell office:value-type="float" office:value="99.43379" calcext:value-type="float">
            <text:p>99.43379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304" calcext:value-type="float">
            <text:p>8304</text:p>
          </table:table-cell>
          <table:table-cell office:value-type="float" office:value="7824" calcext:value-type="float">
            <text:p>7824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4.577481" calcext:value-type="float">
            <text:p>4.577481</text:p>
          </table:table-cell>
          <table:table-cell office:value-type="float" office:value="100.508702" calcext:value-type="float">
            <text:p>100.508702</text:p>
          </table:table-cell>
          <table:table-cell office:value-type="float" office:value="95.931222" calcext:value-type="float">
            <text:p>95.931222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0938696" calcext:value-type="float">
            <text:p>10938696</text:p>
          </table:table-cell>
          <table:table-cell office:value-type="float" office:value="14652" calcext:value-type="float">
            <text:p>14652</text:p>
          </table:table-cell>
          <table:table-cell office:value-type="float" office:value="10398" calcext:value-type="float">
            <text:p>10398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0.496305" calcext:value-type="float">
            <text:p>100.496305</text:p>
          </table:table-cell>
          <table:table-cell office:value-type="float" office:value="99.489083" calcext:value-type="float">
            <text:p>99.489083</text:p>
          </table:table-cell>
          <table:table-cell office:value-type="float" office:value="0.87959" calcext:value-type="float">
            <text:p>0.8795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2852" calcext:value-type="float">
            <text:p>15412852</text:p>
          </table:table-cell>
          <table:table-cell office:value-type="float" office:value="1437032" calcext:value-type="float">
            <text:p>1437032</text:p>
          </table:table-cell>
          <table:table-cell office:value-type="float" office:value="14651" calcext:value-type="float">
            <text:p>14651</text:p>
          </table:table-cell>
          <table:table-cell office:value-type="float" office:value="1366" calcext:value-type="float">
            <text:p>1366</text:p>
          </table:table-cell>
          <table:table-cell office:value-type="float" office:value="1.108527" calcext:value-type="float">
            <text:p>1.108527</text:p>
          </table:table-cell>
          <table:table-cell office:value-type="float" office:value="100.558465" calcext:value-type="float">
            <text:p>100.558465</text:p>
          </table:table-cell>
          <table:table-cell office:value-type="float" office:value="99.449937" calcext:value-type="float">
            <text:p>99.449937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056" calcext:value-type="float">
            <text:p>102056</text:p>
          </table:table-cell>
          <table:table-cell office:value-type="float" office:value="97160" calcext:value-type="float">
            <text:p>97160</text:p>
          </table:table-cell>
          <table:table-cell office:value-type="float" office:value="2529" calcext:value-type="float">
            <text:p>2529</text:p>
          </table:table-cell>
          <table:table-cell office:value-type="float" office:value="2413" calcext:value-type="float">
            <text:p>2413</text:p>
          </table:table-cell>
          <table:table-cell office:value-type="float" office:value="1.040133" calcext:value-type="float">
            <text:p>1.040133</text:p>
          </table:table-cell>
          <table:table-cell office:value-type="float" office:value="100.707961" calcext:value-type="float">
            <text:p>100.707961</text:p>
          </table:table-cell>
          <table:table-cell office:value-type="float" office:value="99.667828" calcext:value-type="float">
            <text:p>99.667828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8" calcext:value-type="float">
            <text:p>3248</text:p>
          </table:table-cell>
          <table:table-cell office:value-type="float" office:value="1728" calcext:value-type="float">
            <text:p>172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.030707" calcext:value-type="float">
            <text:p>1.030707</text:p>
          </table:table-cell>
          <table:table-cell office:value-type="float" office:value="100.725592" calcext:value-type="float">
            <text:p>100.725592</text:p>
          </table:table-cell>
          <table:table-cell office:value-type="float" office:value="99.694885" calcext:value-type="float">
            <text:p>99.69488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04" calcext:value-type="float">
            <text:p>1104</text:p>
          </table:table-cell>
          <table:table-cell office:value-type="float" office:value="966" calcext:value-type="float">
            <text:p>96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.059007" calcext:value-type="float">
            <text:p>1.059007</text:p>
          </table:table-cell>
          <table:table-cell office:value-type="float" office:value="98.098989" calcext:value-type="float">
            <text:p>98.098989</text:p>
          </table:table-cell>
          <table:table-cell office:value-type="float" office:value="97.039983" calcext:value-type="float">
            <text:p>97.0399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382" calcext:value-type="float">
            <text:p>8382</text:p>
          </table:table-cell>
          <table:table-cell office:value-type="float" office:value="8334" calcext:value-type="float">
            <text:p>8334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2.956694" calcext:value-type="float">
            <text:p>2.956694</text:p>
          </table:table-cell>
          <table:table-cell office:value-type="float" office:value="100.726926" calcext:value-type="float">
            <text:p>100.726926</text:p>
          </table:table-cell>
          <table:table-cell office:value-type="float" office:value="97.770232" calcext:value-type="float">
            <text:p>97.770232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1231152" calcext:value-type="float">
            <text:p>11231152</text:p>
          </table:table-cell>
          <table:table-cell office:value-type="float" office:value="14752" calcext:value-type="float">
            <text:p>14752</text:p>
          </table:table-cell>
          <table:table-cell office:value-type="float" office:value="10676" calcext:value-type="float">
            <text:p>10676</text:p>
          </table:table-cell>
          <table:table-cell office:value-type="float" office:value="1.019209" calcext:value-type="float">
            <text:p>1.019209</text:p>
          </table:table-cell>
          <table:table-cell office:value-type="float" office:value="100.454041" calcext:value-type="float">
            <text:p>100.454041</text:p>
          </table:table-cell>
          <table:table-cell office:value-type="float" office:value="99.434832" calcext:value-type="float">
            <text:p>99.434832</text:p>
          </table:table-cell>
          <table:table-cell office:value-type="float" office:value="0.903599" calcext:value-type="float">
            <text:p>0.903599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7000" calcext:value-type="float">
            <text:p>15517000</text:p>
          </table:table-cell>
          <table:table-cell office:value-type="float" office:value="1217164" calcext:value-type="float">
            <text:p>1217164</text:p>
          </table:table-cell>
          <table:table-cell office:value-type="float" office:value="14750" calcext:value-type="float">
            <text:p>14750</text:p>
          </table:table-cell>
          <table:table-cell office:value-type="float" office:value="1157" calcext:value-type="float">
            <text:p>1157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100.46668" calcext:value-type="float">
            <text:p>100.46668</text:p>
          </table:table-cell>
          <table:table-cell office:value-type="float" office:value="98.13034" calcext:value-type="float">
            <text:p>98.13034</text:p>
          </table:table-cell>
          <table:table-cell office:value-type="float" office:value="0.099228" calcext:value-type="float">
            <text:p>0.099228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1624" calcext:value-type="float">
            <text:p>101624</text:p>
          </table:table-cell>
          <table:table-cell office:value-type="float" office:value="97440" calcext:value-type="float">
            <text:p>97440</text:p>
          </table:table-cell>
          <table:table-cell office:value-type="float" office:value="2518" calcext:value-type="float">
            <text:p>2518</text:p>
          </table:table-cell>
          <table:table-cell office:value-type="float" office:value="2418" calcext:value-type="float">
            <text:p>2418</text:p>
          </table:table-cell>
          <table:table-cell office:value-type="float" office:value="1.27754" calcext:value-type="float">
            <text:p>1.27754</text:p>
          </table:table-cell>
          <table:table-cell office:value-type="float" office:value="100.563026" calcext:value-type="float">
            <text:p>100.563026</text:p>
          </table:table-cell>
          <table:table-cell office:value-type="float" office:value="99.285486" calcext:value-type="float">
            <text:p>99.285486</text:p>
          </table:table-cell>
          <table:table-cell office:value-type="float" office:value="0.007851" calcext:value-type="float">
            <text:p>0.007851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00" calcext:value-type="float">
            <text:p>2800</text:p>
          </table:table-cell>
          <table:table-cell office:value-type="float" office:value="1720" calcext:value-type="float">
            <text:p>172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.262631" calcext:value-type="float">
            <text:p>1.262631</text:p>
          </table:table-cell>
          <table:table-cell office:value-type="float" office:value="98.092775" calcext:value-type="float">
            <text:p>98.092775</text:p>
          </table:table-cell>
          <table:table-cell office:value-type="float" office:value="96.830143" calcext:value-type="float">
            <text:p>96.83014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0" calcext:value-type="float">
            <text:p>1020</text:p>
          </table:table-cell>
          <table:table-cell office:value-type="float" office:value="870" calcext:value-type="float">
            <text:p>87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.286859" calcext:value-type="float">
            <text:p>2.286859</text:p>
          </table:table-cell>
          <table:table-cell office:value-type="float" office:value="98.091229" calcext:value-type="float">
            <text:p>98.091229</text:p>
          </table:table-cell>
          <table:table-cell office:value-type="float" office:value="95.80437" calcext:value-type="float">
            <text:p>95.8043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112" calcext:value-type="float">
            <text:p>8112</text:p>
          </table:table-cell>
          <table:table-cell office:value-type="float" office:value="8064" calcext:value-type="float">
            <text:p>806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4.708055" calcext:value-type="float">
            <text:p>4.708055</text:p>
          </table:table-cell>
          <table:table-cell office:value-type="float" office:value="99.280405" calcext:value-type="float">
            <text:p>99.280405</text:p>
          </table:table-cell>
          <table:table-cell office:value-type="float" office:value="94.57235" calcext:value-type="float">
            <text:p>94.57235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0871368" calcext:value-type="float">
            <text:p>10871368</text:p>
          </table:table-cell>
          <table:table-cell office:value-type="float" office:value="14850" calcext:value-type="float">
            <text:p>14850</text:p>
          </table:table-cell>
          <table:table-cell office:value-type="float" office:value="10334" calcext:value-type="float">
            <text:p>10334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100.658805" calcext:value-type="float">
            <text:p>100.658805</text:p>
          </table:table-cell>
          <table:table-cell office:value-type="float" office:value="99.647484" calcext:value-type="float">
            <text:p>99.647484</text:p>
          </table:table-cell>
          <table:table-cell office:value-type="float" office:value="0.872786" calcext:value-type="float">
            <text:p>0.872786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1148" calcext:value-type="float">
            <text:p>15621148</text:p>
          </table:table-cell>
          <table:table-cell office:value-type="float" office:value="1398108" calcext:value-type="float">
            <text:p>1398108</text:p>
          </table:table-cell>
          <table:table-cell office:value-type="float" office:value="14849" calcext:value-type="float">
            <text:p>14849</text:p>
          </table:table-cell>
          <table:table-cell office:value-type="float" office:value="1329" calcext:value-type="float">
            <text:p>1329</text:p>
          </table:table-cell>
          <table:table-cell office:value-type="float" office:value="1.145563" calcext:value-type="float">
            <text:p>1.145563</text:p>
          </table:table-cell>
          <table:table-cell office:value-type="float" office:value="101.158168" calcext:value-type="float">
            <text:p>101.158168</text:p>
          </table:table-cell>
          <table:table-cell office:value-type="float" office:value="100.012605" calcext:value-type="float">
            <text:p>100.012605</text:p>
          </table:table-cell>
          <table:table-cell office:value-type="float" office:value="0.111835" calcext:value-type="float">
            <text:p>0.11183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600" calcext:value-type="float">
            <text:p>103600</text:p>
          </table:table-cell>
          <table:table-cell office:value-type="float" office:value="98872" calcext:value-type="float">
            <text:p>98872</text:p>
          </table:table-cell>
          <table:table-cell office:value-type="float" office:value="2565" calcext:value-type="float">
            <text:p>2565</text:p>
          </table:table-cell>
          <table:table-cell office:value-type="float" office:value="2452" calcext:value-type="float">
            <text:p>2452</text:p>
          </table:table-cell>
          <table:table-cell office:value-type="float" office:value="1.06019" calcext:value-type="float">
            <text:p>1.06019</text:p>
          </table:table-cell>
          <table:table-cell office:value-type="float" office:value="100.66728" calcext:value-type="float">
            <text:p>100.66728</text:p>
          </table:table-cell>
          <table:table-cell office:value-type="float" office:value="99.60709" calcext:value-type="float">
            <text:p>99.60709</text:p>
          </table:table-cell>
          <table:table-cell office:value-type="float" office:value="0.007941" calcext:value-type="float">
            <text:p>0.00794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52" calcext:value-type="float">
            <text:p>2952</text:p>
          </table:table-cell>
          <table:table-cell office:value-type="float" office:value="1760" calcext:value-type="float">
            <text:p>176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.045301" calcext:value-type="float">
            <text:p>1.045301</text:p>
          </table:table-cell>
          <table:table-cell office:value-type="float" office:value="96.711961" calcext:value-type="float">
            <text:p>96.711961</text:p>
          </table:table-cell>
          <table:table-cell office:value-type="float" office:value="95.66666" calcext:value-type="float">
            <text:p>95.6666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42" calcext:value-type="float">
            <text:p>1242</text:p>
          </table:table-cell>
          <table:table-cell office:value-type="float" office:value="1014" calcext:value-type="float">
            <text:p>101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.11261" calcext:value-type="float">
            <text:p>1.11261</text:p>
          </table:table-cell>
          <table:table-cell office:value-type="float" office:value="95.290099" calcext:value-type="float">
            <text:p>95.290099</text:p>
          </table:table-cell>
          <table:table-cell office:value-type="float" office:value="94.177489" calcext:value-type="float">
            <text:p>94.177489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9072" calcext:value-type="float">
            <text:p>907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2.684056" calcext:value-type="float">
            <text:p>2.684056</text:p>
          </table:table-cell>
          <table:table-cell office:value-type="float" office:value="100.407977" calcext:value-type="float">
            <text:p>100.407977</text:p>
          </table:table-cell>
          <table:table-cell office:value-type="float" office:value="97.72392" calcext:value-type="float">
            <text:p>97.72392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2075908" calcext:value-type="float">
            <text:p>12075908</text:p>
          </table:table-cell>
          <table:table-cell office:value-type="float" office:value="14949" calcext:value-type="float">
            <text:p>14949</text:p>
          </table:table-cell>
          <table:table-cell office:value-type="float" office:value="11479" calcext:value-type="float">
            <text:p>11479</text:p>
          </table:table-cell>
          <table:table-cell office:value-type="float" office:value="1.016321" calcext:value-type="float">
            <text:p>1.016321</text:p>
          </table:table-cell>
          <table:table-cell office:value-type="float" office:value="100.398417" calcext:value-type="float">
            <text:p>100.398417</text:p>
          </table:table-cell>
          <table:table-cell office:value-type="float" office:value="99.382096" calcext:value-type="float">
            <text:p>99.382096</text:p>
          </table:table-cell>
          <table:table-cell office:value-type="float" office:value="0.972079" calcext:value-type="float">
            <text:p>0.97207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5296" calcext:value-type="float">
            <text:p>15725296</text:p>
          </table:table-cell>
          <table:table-cell office:value-type="float" office:value="1258192" calcext:value-type="float">
            <text:p>1258192</text:p>
          </table:table-cell>
          <table:table-cell office:value-type="float" office:value="14948" calcext:value-type="float">
            <text:p>14948</text:p>
          </table:table-cell>
          <table:table-cell office:value-type="float" office:value="1196" calcext:value-type="float">
            <text:p>1196</text:p>
          </table:table-cell>
          <table:table-cell office:value-type="float" office:value="1.148263" calcext:value-type="float">
            <text:p>1.148263</text:p>
          </table:table-cell>
          <table:table-cell office:value-type="float" office:value="100.545825" calcext:value-type="float">
            <text:p>100.545825</text:p>
          </table:table-cell>
          <table:table-cell office:value-type="float" office:value="99.397562" calcext:value-type="float">
            <text:p>99.397562</text:p>
          </table:table-cell>
          <table:table-cell office:value-type="float" office:value="0.101265" calcext:value-type="float">
            <text:p>0.101265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512" calcext:value-type="float">
            <text:p>81512</text:p>
          </table:table-cell>
          <table:table-cell office:value-type="float" office:value="76520" calcext:value-type="float">
            <text:p>76520</text:p>
          </table:table-cell>
          <table:table-cell office:value-type="float" office:value="2017" calcext:value-type="float">
            <text:p>2017</text:p>
          </table:table-cell>
          <table:table-cell office:value-type="float" office:value="1899" calcext:value-type="float">
            <text:p>1899</text:p>
          </table:table-cell>
          <table:table-cell office:value-type="float" office:value="1.050866" calcext:value-type="float">
            <text:p>1.050866</text:p>
          </table:table-cell>
          <table:table-cell office:value-type="float" office:value="99.603693" calcext:value-type="float">
            <text:p>99.603693</text:p>
          </table:table-cell>
          <table:table-cell office:value-type="float" office:value="98.552827" calcext:value-type="float">
            <text:p>98.552827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68" calcext:value-type="float">
            <text:p>3168</text:p>
          </table:table-cell>
          <table:table-cell office:value-type="float" office:value="1560" calcext:value-type="float">
            <text:p>156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.035537" calcext:value-type="float">
            <text:p>1.035537</text:p>
          </table:table-cell>
          <table:table-cell office:value-type="float" office:value="99.606533" calcext:value-type="float">
            <text:p>99.606533</text:p>
          </table:table-cell>
          <table:table-cell office:value-type="float" office:value="98.570995" calcext:value-type="float">
            <text:p>98.57099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84" calcext:value-type="float">
            <text:p>984</text:p>
          </table:table-cell>
          <table:table-cell office:value-type="float" office:value="894" calcext:value-type="float">
            <text:p>89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.082035" calcext:value-type="float">
            <text:p>1.082035</text:p>
          </table:table-cell>
          <table:table-cell office:value-type="float" office:value="99.605027" calcext:value-type="float">
            <text:p>99.605027</text:p>
          </table:table-cell>
          <table:table-cell office:value-type="float" office:value="98.522991" calcext:value-type="float">
            <text:p>98.522991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248" calcext:value-type="float">
            <text:p>7248</text:p>
          </table:table-cell>
          <table:table-cell office:value-type="float" office:value="7200" calcext:value-type="float">
            <text:p>720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.87275" calcext:value-type="float">
            <text:p>2.87275</text:p>
          </table:table-cell>
          <table:table-cell office:value-type="float" office:value="96.936972" calcext:value-type="float">
            <text:p>96.936972</text:p>
          </table:table-cell>
          <table:table-cell office:value-type="float" office:value="94.064222" calcext:value-type="float">
            <text:p>94.064222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0961840" calcext:value-type="float">
            <text:p>10961840</text:p>
          </table:table-cell>
          <table:table-cell office:value-type="float" office:value="15049" calcext:value-type="float">
            <text:p>15049</text:p>
          </table:table-cell>
          <table:table-cell office:value-type="float" office:value="10420" calcext:value-type="float">
            <text:p>10420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0.284352" calcext:value-type="float">
            <text:p>100.284352</text:p>
          </table:table-cell>
          <table:table-cell office:value-type="float" office:value="99.273919" calcext:value-type="float">
            <text:p>99.273919</text:p>
          </table:table-cell>
          <table:table-cell office:value-type="float" office:value="0.883361" calcext:value-type="float">
            <text:p>0.88336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29444" calcext:value-type="float">
            <text:p>15829444</text:p>
          </table:table-cell>
          <table:table-cell office:value-type="float" office:value="1233996" calcext:value-type="float">
            <text:p>1233996</text:p>
          </table:table-cell>
          <table:table-cell office:value-type="float" office:value="15047" calcext:value-type="float">
            <text:p>15047</text:p>
          </table:table-cell>
          <table:table-cell office:value-type="float" office:value="1173" calcext:value-type="float">
            <text:p>1173</text:p>
          </table:table-cell>
          <table:table-cell office:value-type="float" office:value="1.117109" calcext:value-type="float">
            <text:p>1.117109</text:p>
          </table:table-cell>
          <table:table-cell office:value-type="float" office:value="100.553455" calcext:value-type="float">
            <text:p>100.553455</text:p>
          </table:table-cell>
          <table:table-cell office:value-type="float" office:value="99.436345" calcext:value-type="float">
            <text:p>99.436345</text:p>
          </table:table-cell>
          <table:table-cell office:value-type="float" office:value="0.099279" calcext:value-type="float">
            <text:p>0.099279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0120" calcext:value-type="float">
            <text:p>110120</text:p>
          </table:table-cell>
          <table:table-cell office:value-type="float" office:value="105720" calcext:value-type="float">
            <text:p>105720</text:p>
          </table:table-cell>
          <table:table-cell office:value-type="float" office:value="2730" calcext:value-type="float">
            <text:p>2730</text:p>
          </table:table-cell>
          <table:table-cell office:value-type="float" office:value="2625" calcext:value-type="float">
            <text:p>2625</text:p>
          </table:table-cell>
          <table:table-cell office:value-type="float" office:value="1.042063" calcext:value-type="float">
            <text:p>1.042063</text:p>
          </table:table-cell>
          <table:table-cell office:value-type="float" office:value="100.480065" calcext:value-type="float">
            <text:p>100.480065</text:p>
          </table:table-cell>
          <table:table-cell office:value-type="float" office:value="99.438002" calcext:value-type="float">
            <text:p>99.438002</text:p>
          </table:table-cell>
          <table:table-cell office:value-type="float" office:value="0.008505" calcext:value-type="float">
            <text:p>0.008505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00" calcext:value-type="float">
            <text:p>2800</text:p>
          </table:table-cell>
          <table:table-cell office:value-type="float" office:value="1664" calcext:value-type="float">
            <text:p>1664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.027255" calcext:value-type="float">
            <text:p>1.027255</text:p>
          </table:table-cell>
          <table:table-cell office:value-type="float" office:value="100.489931" calcext:value-type="float">
            <text:p>100.489931</text:p>
          </table:table-cell>
          <table:table-cell office:value-type="float" office:value="99.462676" calcext:value-type="float">
            <text:p>99.46267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78" calcext:value-type="float">
            <text:p>978</text:p>
          </table:table-cell>
          <table:table-cell office:value-type="float" office:value="798" calcext:value-type="float">
            <text:p>79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.06741" calcext:value-type="float">
            <text:p>1.06741</text:p>
          </table:table-cell>
          <table:table-cell office:value-type="float" office:value="100.517949" calcext:value-type="float">
            <text:p>100.517949</text:p>
          </table:table-cell>
          <table:table-cell office:value-type="float" office:value="99.450539" calcext:value-type="float">
            <text:p>99.450539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96" calcext:value-type="float">
            <text:p>8496</text:p>
          </table:table-cell>
          <table:table-cell office:value-type="float" office:value="8352" calcext:value-type="float">
            <text:p>8352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3.931627" calcext:value-type="float">
            <text:p>3.931627</text:p>
          </table:table-cell>
          <table:table-cell office:value-type="float" office:value="100.297101" calcext:value-type="float">
            <text:p>100.297101</text:p>
          </table:table-cell>
          <table:table-cell office:value-type="float" office:value="96.365474" calcext:value-type="float">
            <text:p>96.36547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1615132" calcext:value-type="float">
            <text:p>11615132</text:p>
          </table:table-cell>
          <table:table-cell office:value-type="float" office:value="15147" calcext:value-type="float">
            <text:p>15147</text:p>
          </table:table-cell>
          <table:table-cell office:value-type="float" office:value="11041" calcext:value-type="float">
            <text:p>11041</text:p>
          </table:table-cell>
          <table:table-cell office:value-type="float" office:value="1.01921" calcext:value-type="float">
            <text:p>1.01921</text:p>
          </table:table-cell>
          <table:table-cell office:value-type="float" office:value="100.496829" calcext:value-type="float">
            <text:p>100.496829</text:p>
          </table:table-cell>
          <table:table-cell office:value-type="float" office:value="99.477619" calcext:value-type="float">
            <text:p>99.477619</text:p>
          </table:table-cell>
          <table:table-cell office:value-type="float" office:value="0.93409" calcext:value-type="float">
            <text:p>0.9340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3592" calcext:value-type="float">
            <text:p>15933592</text:p>
          </table:table-cell>
          <table:table-cell office:value-type="float" office:value="1172980" calcext:value-type="float">
            <text:p>1172980</text:p>
          </table:table-cell>
          <table:table-cell office:value-type="float" office:value="15146" calcext:value-type="float">
            <text:p>15146</text:p>
          </table:table-cell>
          <table:table-cell office:value-type="float" office:value="1115" calcext:value-type="float">
            <text:p>1115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00.534759" calcext:value-type="float">
            <text:p>100.534759</text:p>
          </table:table-cell>
          <table:table-cell office:value-type="float" office:value="99.373303" calcext:value-type="float">
            <text:p>99.373303</text:p>
          </table:table-cell>
          <table:table-cell office:value-type="float" office:value="0.09443" calcext:value-type="float">
            <text:p>0.09443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040" calcext:value-type="float">
            <text:p>94040</text:p>
          </table:table-cell>
          <table:table-cell office:value-type="float" office:value="89504" calcext:value-type="float">
            <text:p>89504</text:p>
          </table:table-cell>
          <table:table-cell office:value-type="float" office:value="2329" calcext:value-type="float">
            <text:p>2329</text:p>
          </table:table-cell>
          <table:table-cell office:value-type="float" office:value="2222" calcext:value-type="float">
            <text:p>2222</text:p>
          </table:table-cell>
          <table:table-cell office:value-type="float" office:value="1.061078" calcext:value-type="float">
            <text:p>1.061078</text:p>
          </table:table-cell>
          <table:table-cell office:value-type="float" office:value="100.57629" calcext:value-type="float">
            <text:p>100.57629</text:p>
          </table:table-cell>
          <table:table-cell office:value-type="float" office:value="99.515212" calcext:value-type="float">
            <text:p>99.515212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60" calcext:value-type="float">
            <text:p>2760</text:p>
          </table:table-cell>
          <table:table-cell office:value-type="float" office:value="1184" calcext:value-type="float">
            <text:p>1184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.046306" calcext:value-type="float">
            <text:p>1.046306</text:p>
          </table:table-cell>
          <table:table-cell office:value-type="float" office:value="96.656529" calcext:value-type="float">
            <text:p>96.656529</text:p>
          </table:table-cell>
          <table:table-cell office:value-type="float" office:value="95.610223" calcext:value-type="float">
            <text:p>95.61022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68" calcext:value-type="float">
            <text:p>768</text:p>
          </table:table-cell>
          <table:table-cell office:value-type="float" office:value="648" calcext:value-type="float">
            <text:p>64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.090387" calcext:value-type="float">
            <text:p>1.090387</text:p>
          </table:table-cell>
          <table:table-cell office:value-type="float" office:value="96.64956" calcext:value-type="float">
            <text:p>96.64956</text:p>
          </table:table-cell>
          <table:table-cell office:value-type="float" office:value="95.559173" calcext:value-type="float">
            <text:p>95.55917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592" calcext:value-type="float">
            <text:p>8592</text:p>
          </table:table-cell>
          <table:table-cell office:value-type="float" office:value="8544" calcext:value-type="float">
            <text:p>854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2.675957" calcext:value-type="float">
            <text:p>2.675957</text:p>
          </table:table-cell>
          <table:table-cell office:value-type="float" office:value="99.782883" calcext:value-type="float">
            <text:p>99.782883</text:p>
          </table:table-cell>
          <table:table-cell office:value-type="float" office:value="97.106926" calcext:value-type="float">
            <text:p>97.106926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1596196" calcext:value-type="float">
            <text:p>11596196</text:p>
          </table:table-cell>
          <table:table-cell office:value-type="float" office:value="15247" calcext:value-type="float">
            <text:p>15247</text:p>
          </table:table-cell>
          <table:table-cell office:value-type="float" office:value="11023" calcext:value-type="float">
            <text:p>11023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100.08574" calcext:value-type="float">
            <text:p>100.08574</text:p>
          </table:table-cell>
          <table:table-cell office:value-type="float" office:value="99.06947" calcext:value-type="float">
            <text:p>99.06947</text:p>
          </table:table-cell>
          <table:table-cell office:value-type="float" office:value="0.936409" calcext:value-type="float">
            <text:p>0.93640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7740" calcext:value-type="float">
            <text:p>16037740</text:p>
          </table:table-cell>
          <table:table-cell office:value-type="float" office:value="1209800" calcext:value-type="float">
            <text:p>1209800</text:p>
          </table:table-cell>
          <table:table-cell office:value-type="float" office:value="15245" calcext:value-type="float">
            <text:p>15245</text:p>
          </table:table-cell>
          <table:table-cell office:value-type="float" office:value="1150" calcext:value-type="float">
            <text:p>1150</text:p>
          </table:table-cell>
          <table:table-cell office:value-type="float" office:value="1.108027" calcext:value-type="float">
            <text:p>1.108027</text:p>
          </table:table-cell>
          <table:table-cell office:value-type="float" office:value="101.178261" calcext:value-type="float">
            <text:p>101.178261</text:p>
          </table:table-cell>
          <table:table-cell office:value-type="float" office:value="100.070233" calcext:value-type="float">
            <text:p>100.070233</text:p>
          </table:table-cell>
          <table:table-cell office:value-type="float" office:value="0.096716" calcext:value-type="float">
            <text:p>0.09671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288" calcext:value-type="float">
            <text:p>94288</text:p>
          </table:table-cell>
          <table:table-cell office:value-type="float" office:value="88800" calcext:value-type="float">
            <text:p>88800</text:p>
          </table:table-cell>
          <table:table-cell office:value-type="float" office:value="2334" calcext:value-type="float">
            <text:p>2334</text:p>
          </table:table-cell>
          <table:table-cell office:value-type="float" office:value="2205" calcext:value-type="float">
            <text:p>2205</text:p>
          </table:table-cell>
          <table:table-cell office:value-type="float" office:value="1.050195" calcext:value-type="float">
            <text:p>1.050195</text:p>
          </table:table-cell>
          <table:table-cell office:value-type="float" office:value="100.664336" calcext:value-type="float">
            <text:p>100.664336</text:p>
          </table:table-cell>
          <table:table-cell office:value-type="float" office:value="99.614141" calcext:value-type="float">
            <text:p>99.614141</text:p>
          </table:table-cell>
          <table:table-cell office:value-type="float" office:value="0.007132" calcext:value-type="float">
            <text:p>0.007132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2" calcext:value-type="float">
            <text:p>3952</text:p>
          </table:table-cell>
          <table:table-cell office:value-type="float" office:value="2248" calcext:value-type="float">
            <text:p>2248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1.035367" calcext:value-type="float">
            <text:p>1.035367</text:p>
          </table:table-cell>
          <table:table-cell office:value-type="float" office:value="100.667196" calcext:value-type="float">
            <text:p>100.667196</text:p>
          </table:table-cell>
          <table:table-cell office:value-type="float" office:value="99.63183" calcext:value-type="float">
            <text:p>99.6318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.074932" calcext:value-type="float">
            <text:p>1.074932</text:p>
          </table:table-cell>
          <table:table-cell office:value-type="float" office:value="100.66571" calcext:value-type="float">
            <text:p>100.66571</text:p>
          </table:table-cell>
          <table:table-cell office:value-type="float" office:value="99.590778" calcext:value-type="float">
            <text:p>99.59077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536" calcext:value-type="float">
            <text:p>7536</text:p>
          </table:table-cell>
          <table:table-cell office:value-type="float" office:value="7392" calcext:value-type="float">
            <text:p>7392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3.466361" calcext:value-type="float">
            <text:p>3.466361</text:p>
          </table:table-cell>
          <table:table-cell office:value-type="float" office:value="97.27664" calcext:value-type="float">
            <text:p>97.27664</text:p>
          </table:table-cell>
          <table:table-cell office:value-type="float" office:value="93.810279" calcext:value-type="float">
            <text:p>93.81027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1362652" calcext:value-type="float">
            <text:p>11362652</text:p>
          </table:table-cell>
          <table:table-cell office:value-type="float" office:value="15345" calcext:value-type="float">
            <text:p>15345</text:p>
          </table:table-cell>
          <table:table-cell office:value-type="float" office:value="10801" calcext:value-type="float">
            <text:p>10801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0.468955" calcext:value-type="float">
            <text:p>100.468955</text:p>
          </table:table-cell>
          <table:table-cell office:value-type="float" office:value="99.458593" calcext:value-type="float">
            <text:p>99.458593</text:p>
          </table:table-cell>
          <table:table-cell office:value-type="float" office:value="0.91396" calcext:value-type="float">
            <text:p>0.91396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1888" calcext:value-type="float">
            <text:p>16141888</text:p>
          </table:table-cell>
          <table:table-cell office:value-type="float" office:value="1245568" calcext:value-type="float">
            <text:p>1245568</text:p>
          </table:table-cell>
          <table:table-cell office:value-type="float" office:value="15344" calcext:value-type="float">
            <text:p>15344</text:p>
          </table:table-cell>
          <table:table-cell office:value-type="float" office:value="1184" calcext:value-type="float">
            <text:p>1184</text:p>
          </table:table-cell>
          <table:table-cell office:value-type="float" office:value="1.155007" calcext:value-type="float">
            <text:p>1.155007</text:p>
          </table:table-cell>
          <table:table-cell office:value-type="float" office:value="100.581954" calcext:value-type="float">
            <text:p>100.581954</text:p>
          </table:table-cell>
          <table:table-cell office:value-type="float" office:value="99.426947" calcext:value-type="float">
            <text:p>99.426947</text:p>
          </table:table-cell>
          <table:table-cell office:value-type="float" office:value="0.10022" calcext:value-type="float">
            <text:p>0.10022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056" calcext:value-type="float">
            <text:p>102056</text:p>
          </table:table-cell>
          <table:table-cell office:value-type="float" office:value="97200" calcext:value-type="float">
            <text:p>97200</text:p>
          </table:table-cell>
          <table:table-cell office:value-type="float" office:value="2530" calcext:value-type="float">
            <text:p>2530</text:p>
          </table:table-cell>
          <table:table-cell office:value-type="float" office:value="2414" calcext:value-type="float">
            <text:p>2414</text:p>
          </table:table-cell>
          <table:table-cell office:value-type="float" office:value="1.054108" calcext:value-type="float">
            <text:p>1.054108</text:p>
          </table:table-cell>
          <table:table-cell office:value-type="float" office:value="100.620995" calcext:value-type="float">
            <text:p>100.620995</text:p>
          </table:table-cell>
          <table:table-cell office:value-type="float" office:value="99.566887" calcext:value-type="float">
            <text:p>99.566887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68" calcext:value-type="float">
            <text:p>2968</text:p>
          </table:table-cell>
          <table:table-cell office:value-type="float" office:value="1528" calcext:value-type="float">
            <text:p>152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.032327" calcext:value-type="float">
            <text:p>1.032327</text:p>
          </table:table-cell>
          <table:table-cell office:value-type="float" office:value="93.325294" calcext:value-type="float">
            <text:p>93.325294</text:p>
          </table:table-cell>
          <table:table-cell office:value-type="float" office:value="92.292968" calcext:value-type="float">
            <text:p>92.29296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0" calcext:value-type="float">
            <text:p>1020</text:p>
          </table:table-cell>
          <table:table-cell office:value-type="float" office:value="840" calcext:value-type="float">
            <text:p>8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.0889" calcext:value-type="float">
            <text:p>1.0889</text:p>
          </table:table-cell>
          <table:table-cell office:value-type="float" office:value="94.838251" calcext:value-type="float">
            <text:p>94.838251</text:p>
          </table:table-cell>
          <table:table-cell office:value-type="float" office:value="93.749351" calcext:value-type="float">
            <text:p>93.74935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00" calcext:value-type="float">
            <text:p>8400</text:p>
          </table:table-cell>
          <table:table-cell office:value-type="float" office:value="7968" calcext:value-type="float">
            <text:p>7968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6.755141" calcext:value-type="float">
            <text:p>6.755141</text:p>
          </table:table-cell>
          <table:table-cell office:value-type="float" office:value="99.56638" calcext:value-type="float">
            <text:p>99.56638</text:p>
          </table:table-cell>
          <table:table-cell office:value-type="float" office:value="92.811239" calcext:value-type="float">
            <text:p>92.81123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11425772" calcext:value-type="float">
            <text:p>11425772</text:p>
          </table:table-cell>
          <table:table-cell office:value-type="float" office:value="15445" calcext:value-type="float">
            <text:p>15445</text:p>
          </table:table-cell>
          <table:table-cell office:value-type="float" office:value="10861" calcext:value-type="float">
            <text:p>10861</text:p>
          </table:table-cell>
          <table:table-cell office:value-type="float" office:value="1.01733" calcext:value-type="float">
            <text:p>1.01733</text:p>
          </table:table-cell>
          <table:table-cell office:value-type="float" office:value="100.496157" calcext:value-type="float">
            <text:p>100.496157</text:p>
          </table:table-cell>
          <table:table-cell office:value-type="float" office:value="99.478827" calcext:value-type="float">
            <text:p>99.478827</text:p>
          </table:table-cell>
          <table:table-cell office:value-type="float" office:value="0.918851" calcext:value-type="float">
            <text:p>0.918851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6036" calcext:value-type="float">
            <text:p>16246036</text:p>
          </table:table-cell>
          <table:table-cell office:value-type="float" office:value="1247672" calcext:value-type="float">
            <text:p>1247672</text:p>
          </table:table-cell>
          <table:table-cell office:value-type="float" office:value="15443" calcext:value-type="float">
            <text:p>15443</text:p>
          </table:table-cell>
          <table:table-cell office:value-type="float" office:value="1186" calcext:value-type="float">
            <text:p>1186</text:p>
          </table:table-cell>
          <table:table-cell office:value-type="float" office:value="1.159288" calcext:value-type="float">
            <text:p>1.159288</text:p>
          </table:table-cell>
          <table:table-cell office:value-type="float" office:value="100.595279" calcext:value-type="float">
            <text:p>100.595279</text:p>
          </table:table-cell>
          <table:table-cell office:value-type="float" office:value="99.435991" calcext:value-type="float">
            <text:p>99.435991</text:p>
          </table:table-cell>
          <table:table-cell office:value-type="float" office:value="0.10038" calcext:value-type="float">
            <text:p>0.1003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320" calcext:value-type="float">
            <text:p>98320</text:p>
          </table:table-cell>
          <table:table-cell office:value-type="float" office:value="94120" calcext:value-type="float">
            <text:p>94120</text:p>
          </table:table-cell>
          <table:table-cell office:value-type="float" office:value="2435" calcext:value-type="float">
            <text:p>2435</text:p>
          </table:table-cell>
          <table:table-cell office:value-type="float" office:value="2335" calcext:value-type="float">
            <text:p>2335</text:p>
          </table:table-cell>
          <table:table-cell office:value-type="float" office:value="1.057848" calcext:value-type="float">
            <text:p>1.057848</text:p>
          </table:table-cell>
          <table:table-cell office:value-type="float" office:value="100.650806" calcext:value-type="float">
            <text:p>100.650806</text:p>
          </table:table-cell>
          <table:table-cell office:value-type="float" office:value="99.592958" calcext:value-type="float">
            <text:p>99.592958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6" calcext:value-type="float">
            <text:p>3056</text:p>
          </table:table-cell>
          <table:table-cell office:value-type="float" office:value="1624" calcext:value-type="float">
            <text:p>162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.030944" calcext:value-type="float">
            <text:p>1.030944</text:p>
          </table:table-cell>
          <table:table-cell office:value-type="float" office:value="97.602936" calcext:value-type="float">
            <text:p>97.602936</text:p>
          </table:table-cell>
          <table:table-cell office:value-type="float" office:value="96.571992" calcext:value-type="float">
            <text:p>96.57199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58" calcext:value-type="float">
            <text:p>1158</text:p>
          </table:table-cell>
          <table:table-cell office:value-type="float" office:value="948" calcext:value-type="float">
            <text:p>94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.086937" calcext:value-type="float">
            <text:p>1.086937</text:p>
          </table:table-cell>
          <table:table-cell office:value-type="float" office:value="100.114393" calcext:value-type="float">
            <text:p>100.114393</text:p>
          </table:table-cell>
          <table:table-cell office:value-type="float" office:value="99.027455" calcext:value-type="float">
            <text:p>99.02745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256" calcext:value-type="float">
            <text:p>8256</text:p>
          </table:table-cell>
          <table:table-cell office:value-type="float" office:value="8208" calcext:value-type="float">
            <text:p>8208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3.524627" calcext:value-type="float">
            <text:p>3.524627</text:p>
          </table:table-cell>
          <table:table-cell office:value-type="float" office:value="99.678729" calcext:value-type="float">
            <text:p>99.678729</text:p>
          </table:table-cell>
          <table:table-cell office:value-type="float" office:value="96.154102" calcext:value-type="float">
            <text:p>96.15410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1809752" calcext:value-type="float">
            <text:p>11809752</text:p>
          </table:table-cell>
          <table:table-cell office:value-type="float" office:value="15543" calcext:value-type="float">
            <text:p>15543</text:p>
          </table:table-cell>
          <table:table-cell office:value-type="float" office:value="11226" calcext:value-type="float">
            <text:p>11226</text:p>
          </table:table-cell>
          <table:table-cell office:value-type="float" office:value="1.010233" calcext:value-type="float">
            <text:p>1.010233</text:p>
          </table:table-cell>
          <table:table-cell office:value-type="float" office:value="100.067554" calcext:value-type="float">
            <text:p>100.067554</text:p>
          </table:table-cell>
          <table:table-cell office:value-type="float" office:value="99.057322" calcext:value-type="float">
            <text:p>99.057322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0184" calcext:value-type="float">
            <text:p>16350184</text:p>
          </table:table-cell>
          <table:table-cell office:value-type="float" office:value="1184552" calcext:value-type="float">
            <text:p>1184552</text:p>
          </table:table-cell>
          <table:table-cell office:value-type="float" office:value="15542" calcext:value-type="float">
            <text:p>15542</text:p>
          </table:table-cell>
          <table:table-cell office:value-type="float" office:value="1126" calcext:value-type="float">
            <text:p>1126</text:p>
          </table:table-cell>
          <table:table-cell office:value-type="float" office:value="1.143479" calcext:value-type="float">
            <text:p>1.143479</text:p>
          </table:table-cell>
          <table:table-cell office:value-type="float" office:value="101.296136" calcext:value-type="float">
            <text:p>101.296136</text:p>
          </table:table-cell>
          <table:table-cell office:value-type="float" office:value="100.152657" calcext:value-type="float">
            <text:p>100.152657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208" calcext:value-type="float">
            <text:p>94208</text:p>
          </table:table-cell>
          <table:table-cell office:value-type="float" office:value="89416" calcext:value-type="float">
            <text:p>89416</text:p>
          </table:table-cell>
          <table:table-cell office:value-type="float" office:value="2333" calcext:value-type="float">
            <text:p>2333</text:p>
          </table:table-cell>
          <table:table-cell office:value-type="float" office:value="2221" calcext:value-type="float">
            <text:p>2221</text:p>
          </table:table-cell>
          <table:table-cell office:value-type="float" office:value="1.064852" calcext:value-type="float">
            <text:p>1.064852</text:p>
          </table:table-cell>
          <table:table-cell office:value-type="float" office:value="100.786202" calcext:value-type="float">
            <text:p>100.786202</text:p>
          </table:table-cell>
          <table:table-cell office:value-type="float" office:value="99.72135" calcext:value-type="float">
            <text:p>99.72135</text:p>
          </table:table-cell>
          <table:table-cell office:value-type="float" office:value="0.007173" calcext:value-type="float">
            <text:p>0.00717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00" calcext:value-type="float">
            <text:p>3200</text:p>
          </table:table-cell>
          <table:table-cell office:value-type="float" office:value="1768" calcext:value-type="float">
            <text:p>1768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.043391" calcext:value-type="float">
            <text:p>1.043391</text:p>
          </table:table-cell>
          <table:table-cell office:value-type="float" office:value="100.787708" calcext:value-type="float">
            <text:p>100.787708</text:p>
          </table:table-cell>
          <table:table-cell office:value-type="float" office:value="99.744318" calcext:value-type="float">
            <text:p>99.74431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0" calcext:value-type="float">
            <text:p>840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.088359" calcext:value-type="float">
            <text:p>1.088359</text:p>
          </table:table-cell>
          <table:table-cell office:value-type="float" office:value="100.789482" calcext:value-type="float">
            <text:p>100.789482</text:p>
          </table:table-cell>
          <table:table-cell office:value-type="float" office:value="99.701124" calcext:value-type="float">
            <text:p>99.701124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208" calcext:value-type="float">
            <text:p>820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2.76455" calcext:value-type="float">
            <text:p>2.76455</text:p>
          </table:table-cell>
          <table:table-cell office:value-type="float" office:value="97.340078" calcext:value-type="float">
            <text:p>97.340078</text:p>
          </table:table-cell>
          <table:table-cell office:value-type="float" office:value="94.575527" calcext:value-type="float">
            <text:p>94.575527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1677200" calcext:value-type="float">
            <text:p>11677200</text:p>
          </table:table-cell>
          <table:table-cell office:value-type="float" office:value="15642" calcext:value-type="float">
            <text:p>15642</text:p>
          </table:table-cell>
          <table:table-cell office:value-type="float" office:value="11100" calcext:value-type="float">
            <text:p>11100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0.494384" calcext:value-type="float">
            <text:p>100.494384</text:p>
          </table:table-cell>
          <table:table-cell office:value-type="float" office:value="99.487151" calcext:value-type="float">
            <text:p>99.487151</text:p>
          </table:table-cell>
          <table:table-cell office:value-type="float" office:value="0.938992" calcext:value-type="float">
            <text:p>0.93899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4332" calcext:value-type="float">
            <text:p>16454332</text:p>
          </table:table-cell>
          <table:table-cell office:value-type="float" office:value="1129848" calcext:value-type="float">
            <text:p>1129848</text:p>
          </table:table-cell>
          <table:table-cell office:value-type="float" office:value="15641" calcext:value-type="float">
            <text:p>15641</text:p>
          </table:table-cell>
          <table:table-cell office:value-type="float" office:value="1074" calcext:value-type="float">
            <text:p>1074</text:p>
          </table:table-cell>
          <table:table-cell office:value-type="float" office:value="1.351104" calcext:value-type="float">
            <text:p>1.351104</text:p>
          </table:table-cell>
          <table:table-cell office:value-type="float" office:value="100.466143" calcext:value-type="float">
            <text:p>100.466143</text:p>
          </table:table-cell>
          <table:table-cell office:value-type="float" office:value="99.115039" calcext:value-type="float">
            <text:p>99.115039</text:p>
          </table:table-cell>
          <table:table-cell office:value-type="float" office:value="0.091195" calcext:value-type="float">
            <text:p>0.091195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328" calcext:value-type="float">
            <text:p>102328</text:p>
          </table:table-cell>
          <table:table-cell office:value-type="float" office:value="97104" calcext:value-type="float">
            <text:p>97104</text:p>
          </table:table-cell>
          <table:table-cell office:value-type="float" office:value="2535" calcext:value-type="float">
            <text:p>2535</text:p>
          </table:table-cell>
          <table:table-cell office:value-type="float" office:value="2412" calcext:value-type="float">
            <text:p>2412</text:p>
          </table:table-cell>
          <table:table-cell office:value-type="float" office:value="1.284299" calcext:value-type="float">
            <text:p>1.284299</text:p>
          </table:table-cell>
          <table:table-cell office:value-type="float" office:value="100.556715" calcext:value-type="float">
            <text:p>100.556715</text:p>
          </table:table-cell>
          <table:table-cell office:value-type="float" office:value="99.272416" calcext:value-type="float">
            <text:p>99.272416</text:p>
          </table:table-cell>
          <table:table-cell office:value-type="float" office:value="0.007825" calcext:value-type="float">
            <text:p>0.007825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8" calcext:value-type="float">
            <text:p>3688</text:p>
          </table:table-cell>
          <table:table-cell office:value-type="float" office:value="1920" calcext:value-type="float">
            <text:p>192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.269351" calcext:value-type="float">
            <text:p>1.269351</text:p>
          </table:table-cell>
          <table:table-cell office:value-type="float" office:value="97.141723" calcext:value-type="float">
            <text:p>97.141723</text:p>
          </table:table-cell>
          <table:table-cell office:value-type="float" office:value="95.872372" calcext:value-type="float">
            <text:p>95.87237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40" calcext:value-type="float">
            <text:p>1140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.301643" calcext:value-type="float">
            <text:p>1.301643</text:p>
          </table:table-cell>
          <table:table-cell office:value-type="float" office:value="98.521561" calcext:value-type="float">
            <text:p>98.521561</text:p>
          </table:table-cell>
          <table:table-cell office:value-type="float" office:value="97.219917" calcext:value-type="float">
            <text:p>97.21991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80" calcext:value-type="float">
            <text:p>7680</text:p>
          </table:table-cell>
          <table:table-cell office:value-type="float" office:value="7632" calcext:value-type="float">
            <text:p>7632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2.966606" calcext:value-type="float">
            <text:p>2.966606</text:p>
          </table:table-cell>
          <table:table-cell office:value-type="float" office:value="99.544546" calcext:value-type="float">
            <text:p>99.544546</text:p>
          </table:table-cell>
          <table:table-cell office:value-type="float" office:value="96.57794" calcext:value-type="float">
            <text:p>96.57794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1344768" calcext:value-type="float">
            <text:p>11344768</text:p>
          </table:table-cell>
          <table:table-cell office:value-type="float" office:value="15742" calcext:value-type="float">
            <text:p>15742</text:p>
          </table:table-cell>
          <table:table-cell office:value-type="float" office:value="10784" calcext:value-type="float">
            <text:p>10784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0.473691" calcext:value-type="float">
            <text:p>100.473691</text:p>
          </table:table-cell>
          <table:table-cell office:value-type="float" office:value="99.464239" calcext:value-type="float">
            <text:p>99.464239</text:p>
          </table:table-cell>
          <table:table-cell office:value-type="float" office:value="0.91247" calcext:value-type="float">
            <text:p>0.91247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8480" calcext:value-type="float">
            <text:p>16558480</text:p>
          </table:table-cell>
          <table:table-cell office:value-type="float" office:value="1267660" calcext:value-type="float">
            <text:p>1267660</text:p>
          </table:table-cell>
          <table:table-cell office:value-type="float" office:value="15740" calcext:value-type="float">
            <text:p>15740</text:p>
          </table:table-cell>
          <table:table-cell office:value-type="float" office:value="1205" calcext:value-type="float">
            <text:p>1205</text:p>
          </table:table-cell>
          <table:table-cell office:value-type="float" office:value="1.147719" calcext:value-type="float">
            <text:p>1.147719</text:p>
          </table:table-cell>
          <table:table-cell office:value-type="float" office:value="100.986999" calcext:value-type="float">
            <text:p>100.986999</text:p>
          </table:table-cell>
          <table:table-cell office:value-type="float" office:value="99.83928" calcext:value-type="float">
            <text:p>99.83928</text:p>
          </table:table-cell>
          <table:table-cell office:value-type="float" office:value="0.101576" calcext:value-type="float">
            <text:p>0.10157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960" calcext:value-type="float">
            <text:p>102960</text:p>
          </table:table-cell>
          <table:table-cell office:value-type="float" office:value="97616" calcext:value-type="float">
            <text:p>97616</text:p>
          </table:table-cell>
          <table:table-cell office:value-type="float" office:value="2550" calcext:value-type="float">
            <text:p>2550</text:p>
          </table:table-cell>
          <table:table-cell office:value-type="float" office:value="2422" calcext:value-type="float">
            <text:p>2422</text:p>
          </table:table-cell>
          <table:table-cell office:value-type="float" office:value="1.063453" calcext:value-type="float">
            <text:p>1.063453</text:p>
          </table:table-cell>
          <table:table-cell office:value-type="float" office:value="101.132906" calcext:value-type="float">
            <text:p>101.132906</text:p>
          </table:table-cell>
          <table:table-cell office:value-type="float" office:value="100.069454" calcext:value-type="float">
            <text:p>100.069454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6" calcext:value-type="float">
            <text:p>3616</text:p>
          </table:table-cell>
          <table:table-cell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.031977" calcext:value-type="float">
            <text:p>1.031977</text:p>
          </table:table-cell>
          <table:table-cell office:value-type="float" office:value="101.136914" calcext:value-type="float">
            <text:p>101.136914</text:p>
          </table:table-cell>
          <table:table-cell office:value-type="float" office:value="100.104936" calcext:value-type="float">
            <text:p>100.10493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60" calcext:value-type="float">
            <text:p>1260</text:p>
          </table:table-cell>
          <table:table-cell office:value-type="float" office:value="1020" calcext:value-type="float">
            <text:p>102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.098456" calcext:value-type="float">
            <text:p>1.098456</text:p>
          </table:table-cell>
          <table:table-cell office:value-type="float" office:value="96.043195" calcext:value-type="float">
            <text:p>96.043195</text:p>
          </table:table-cell>
          <table:table-cell office:value-type="float" office:value="94.944739" calcext:value-type="float">
            <text:p>94.944739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78" calcext:value-type="float">
            <text:p>8478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2.673408" calcext:value-type="float">
            <text:p>2.673408</text:p>
          </table:table-cell>
          <table:table-cell office:value-type="float" office:value="101.138388" calcext:value-type="float">
            <text:p>101.138388</text:p>
          </table:table-cell>
          <table:table-cell office:value-type="float" office:value="98.46498" calcext:value-type="float">
            <text:p>98.4649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1568844" calcext:value-type="float">
            <text:p>11568844</text:p>
          </table:table-cell>
          <table:table-cell office:value-type="float" office:value="15840" calcext:value-type="float">
            <text:p>15840</text:p>
          </table:table-cell>
          <table:table-cell office:value-type="float" office:value="10997" calcext:value-type="float">
            <text:p>10997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730924" calcext:value-type="float">
            <text:p>100.730924</text:p>
          </table:table-cell>
          <table:table-cell office:value-type="float" office:value="99.715614" calcext:value-type="float">
            <text:p>99.715614</text:p>
          </table:table-cell>
          <table:table-cell office:value-type="float" office:value="0.928147" calcext:value-type="float">
            <text:p>0.928147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2628" calcext:value-type="float">
            <text:p>16662628</text:p>
          </table:table-cell>
          <table:table-cell office:value-type="float" office:value="1249776" calcext:value-type="float">
            <text:p>1249776</text:p>
          </table:table-cell>
          <table:table-cell office:value-type="float" office:value="15839" calcext:value-type="float">
            <text:p>15839</text:p>
          </table:table-cell>
          <table:table-cell office:value-type="float" office:value="1188" calcext:value-type="float">
            <text:p>1188</text:p>
          </table:table-cell>
          <table:table-cell office:value-type="float" office:value="1.119443" calcext:value-type="float">
            <text:p>1.119443</text:p>
          </table:table-cell>
          <table:table-cell office:value-type="float" office:value="100.409707" calcext:value-type="float">
            <text:p>100.409707</text:p>
          </table:table-cell>
          <table:table-cell office:value-type="float" office:value="99.290265" calcext:value-type="float">
            <text:p>99.290265</text:p>
          </table:table-cell>
          <table:table-cell office:value-type="float" office:value="0.100697" calcext:value-type="float">
            <text:p>0.100697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176" calcext:value-type="float">
            <text:p>95176</text:p>
          </table:table-cell>
          <table:table-cell office:value-type="float" office:value="89744" calcext:value-type="float">
            <text:p>89744</text:p>
          </table:table-cell>
          <table:table-cell office:value-type="float" office:value="2356" calcext:value-type="float">
            <text:p>2356</text:p>
          </table:table-cell>
          <table:table-cell office:value-type="float" office:value="2226" calcext:value-type="float">
            <text:p>2226</text:p>
          </table:table-cell>
          <table:table-cell office:value-type="float" office:value="1.050685" calcext:value-type="float">
            <text:p>1.050685</text:p>
          </table:table-cell>
          <table:table-cell office:value-type="float" office:value="100.554764" calcext:value-type="float">
            <text:p>100.554764</text:p>
          </table:table-cell>
          <table:table-cell office:value-type="float" office:value="99.504079" calcext:value-type="float">
            <text:p>99.504079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04" calcext:value-type="float">
            <text:p>3304</text:p>
          </table:table-cell>
          <table:table-cell office:value-type="float" office:value="1776" calcext:value-type="float">
            <text:p>177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.028964" calcext:value-type="float">
            <text:p>1.028964</text:p>
          </table:table-cell>
          <table:table-cell office:value-type="float" office:value="100.732491" calcext:value-type="float">
            <text:p>100.732491</text:p>
          </table:table-cell>
          <table:table-cell office:value-type="float" office:value="99.703527" calcext:value-type="float">
            <text:p>99.70352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86" calcext:value-type="float">
            <text:p>1086</text:p>
          </table:table-cell>
          <table:table-cell office:value-type="float" office:value="906" calcext:value-type="float">
            <text:p>90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.085097" calcext:value-type="float">
            <text:p>1.085097</text:p>
          </table:table-cell>
          <table:table-cell office:value-type="float" office:value="95.437579" calcext:value-type="float">
            <text:p>95.437579</text:p>
          </table:table-cell>
          <table:table-cell office:value-type="float" office:value="94.352481" calcext:value-type="float">
            <text:p>94.35248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736" calcext:value-type="float">
            <text:p>8736</text:p>
          </table:table-cell>
          <table:table-cell office:value-type="float" office:value="8688" calcext:value-type="float">
            <text:p>8688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2.848271" calcext:value-type="float">
            <text:p>2.848271</text:p>
          </table:table-cell>
          <table:table-cell office:value-type="float" office:value="100.657288" calcext:value-type="float">
            <text:p>100.657288</text:p>
          </table:table-cell>
          <table:table-cell office:value-type="float" office:value="97.809017" calcext:value-type="float">
            <text:p>97.80901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1199592" calcext:value-type="float">
            <text:p>11199592</text:p>
          </table:table-cell>
          <table:table-cell office:value-type="float" office:value="15940" calcext:value-type="float">
            <text:p>15940</text:p>
          </table:table-cell>
          <table:table-cell office:value-type="float" office:value="10646" calcext:value-type="float">
            <text:p>10646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0.595415" calcext:value-type="float">
            <text:p>100.595415</text:p>
          </table:table-cell>
          <table:table-cell office:value-type="float" office:value="99.578257" calcext:value-type="float">
            <text:p>99.578257</text:p>
          </table:table-cell>
          <table:table-cell office:value-type="float" office:value="0.899762" calcext:value-type="float">
            <text:p>0.899762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6776" calcext:value-type="float">
            <text:p>16766776</text:p>
          </table:table-cell>
          <table:table-cell office:value-type="float" office:value="1233996" calcext:value-type="float">
            <text:p>1233996</text:p>
          </table:table-cell>
          <table:table-cell office:value-type="float" office:value="15938" calcext:value-type="float">
            <text:p>15938</text:p>
          </table:table-cell>
          <table:table-cell office:value-type="float" office:value="1173" calcext:value-type="float">
            <text:p>1173</text:p>
          </table:table-cell>
          <table:table-cell office:value-type="float" office:value="1.362095" calcext:value-type="float">
            <text:p>1.362095</text:p>
          </table:table-cell>
          <table:table-cell office:value-type="float" office:value="101.108548" calcext:value-type="float">
            <text:p>101.108548</text:p>
          </table:table-cell>
          <table:table-cell office:value-type="float" office:value="99.746453" calcext:value-type="float">
            <text:p>99.746453</text:p>
          </table:table-cell>
          <table:table-cell office:value-type="float" office:value="0.098971" calcext:value-type="float">
            <text:p>0.09897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5032" calcext:value-type="float">
            <text:p>105032</text:p>
          </table:table-cell>
          <table:table-cell office:value-type="float" office:value="99896" calcext:value-type="float">
            <text:p>99896</text:p>
          </table:table-cell>
          <table:table-cell office:value-type="float" office:value="2603" calcext:value-type="float">
            <text:p>2603</text:p>
          </table:table-cell>
          <table:table-cell office:value-type="float" office:value="2480" calcext:value-type="float">
            <text:p>2480</text:p>
          </table:table-cell>
          <table:table-cell office:value-type="float" office:value="1.283325" calcext:value-type="float">
            <text:p>1.283325</text:p>
          </table:table-cell>
          <table:table-cell office:value-type="float" office:value="101.235569" calcext:value-type="float">
            <text:p>101.235569</text:p>
          </table:table-cell>
          <table:table-cell office:value-type="float" office:value="99.952243" calcext:value-type="float">
            <text:p>99.952243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12" calcext:value-type="float">
            <text:p>3112</text:p>
          </table:table-cell>
          <table:table-cell office:value-type="float" office:value="1776" calcext:value-type="float">
            <text:p>1776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.268117" calcext:value-type="float">
            <text:p>1.268117</text:p>
          </table:table-cell>
          <table:table-cell office:value-type="float" office:value="101.259771" calcext:value-type="float">
            <text:p>101.259771</text:p>
          </table:table-cell>
          <table:table-cell office:value-type="float" office:value="99.991654" calcext:value-type="float">
            <text:p>99.99165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6" calcext:value-type="float">
            <text:p>1206</text:p>
          </table:table-cell>
          <table:table-cell office:value-type="float" office:value="1116" calcext:value-type="float">
            <text:p>111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.306892" calcext:value-type="float">
            <text:p>1.306892</text:p>
          </table:table-cell>
          <table:table-cell office:value-type="float" office:value="100.599903" calcext:value-type="float">
            <text:p>100.599903</text:p>
          </table:table-cell>
          <table:table-cell office:value-type="float" office:value="99.293011" calcext:value-type="float">
            <text:p>99.293011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046" calcext:value-type="float">
            <text:p>8046</text:p>
          </table:table-cell>
          <table:table-cell office:value-type="float" office:value="7806" calcext:value-type="float">
            <text:p>7806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3.689448" calcext:value-type="float">
            <text:p>3.689448</text:p>
          </table:table-cell>
          <table:table-cell office:value-type="float" office:value="101.261305" calcext:value-type="float">
            <text:p>101.261305</text:p>
          </table:table-cell>
          <table:table-cell office:value-type="float" office:value="97.571857" calcext:value-type="float">
            <text:p>97.571857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1305844" calcext:value-type="float">
            <text:p>11305844</text:p>
          </table:table-cell>
          <table:table-cell office:value-type="float" office:value="16038" calcext:value-type="float">
            <text:p>16038</text:p>
          </table:table-cell>
          <table:table-cell office:value-type="float" office:value="10747" calcext:value-type="float">
            <text:p>10747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455782" calcext:value-type="float">
            <text:p>100.455782</text:p>
          </table:table-cell>
          <table:table-cell office:value-type="float" office:value="99.446469" calcext:value-type="float">
            <text:p>99.446469</text:p>
          </table:table-cell>
          <table:table-cell office:value-type="float" office:value="0.909502" calcext:value-type="float">
            <text:p>0.909502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0924" calcext:value-type="float">
            <text:p>16870924</text:p>
          </table:table-cell>
          <table:table-cell office:value-type="float" office:value="1237152" calcext:value-type="float">
            <text:p>1237152</text:p>
          </table:table-cell>
          <table:table-cell office:value-type="float" office:value="16037" calcext:value-type="float">
            <text:p>16037</text:p>
          </table:table-cell>
          <table:table-cell office:value-type="float" office:value="1176" calcext:value-type="float">
            <text:p>1176</text:p>
          </table:table-cell>
          <table:table-cell office:value-type="float" office:value="1.137709" calcext:value-type="float">
            <text:p>1.137709</text:p>
          </table:table-cell>
          <table:table-cell office:value-type="float" office:value="100.583031" calcext:value-type="float">
            <text:p>100.583031</text:p>
          </table:table-cell>
          <table:table-cell office:value-type="float" office:value="99.445322" calcext:value-type="float">
            <text:p>99.445322</text:p>
          </table:table-cell>
          <table:table-cell office:value-type="float" office:value="0.099524" calcext:value-type="float">
            <text:p>0.09952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384" calcext:value-type="float">
            <text:p>102384</text:p>
          </table:table-cell>
          <table:table-cell office:value-type="float" office:value="97440" calcext:value-type="float">
            <text:p>97440</text:p>
          </table:table-cell>
          <table:table-cell office:value-type="float" office:value="2538" calcext:value-type="float">
            <text:p>2538</text:p>
          </table:table-cell>
          <table:table-cell office:value-type="float" office:value="2419" calcext:value-type="float">
            <text:p>2419</text:p>
          </table:table-cell>
          <table:table-cell office:value-type="float" office:value="1.040823" calcext:value-type="float">
            <text:p>1.040823</text:p>
          </table:table-cell>
          <table:table-cell office:value-type="float" office:value="100.87575" calcext:value-type="float">
            <text:p>100.87575</text:p>
          </table:table-cell>
          <table:table-cell office:value-type="float" office:value="99.834927" calcext:value-type="float">
            <text:p>99.834927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68" calcext:value-type="float">
            <text:p>3168</text:p>
          </table:table-cell>
          <table:table-cell office:value-type="float" office:value="2064" calcext:value-type="float">
            <text:p>206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.025875" calcext:value-type="float">
            <text:p>1.025875</text:p>
          </table:table-cell>
          <table:table-cell office:value-type="float" office:value="100.586287" calcext:value-type="float">
            <text:p>100.586287</text:p>
          </table:table-cell>
          <table:table-cell office:value-type="float" office:value="99.560412" calcext:value-type="float">
            <text:p>99.56041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24" calcext:value-type="float">
            <text:p>1524</text:p>
          </table:table-cell>
          <table:table-cell office:value-type="float" office:value="1374" calcext:value-type="float">
            <text:p>137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.081737" calcext:value-type="float">
            <text:p>1.081737</text:p>
          </table:table-cell>
          <table:table-cell office:value-type="float" office:value="100.589219" calcext:value-type="float">
            <text:p>100.589219</text:p>
          </table:table-cell>
          <table:table-cell office:value-type="float" office:value="99.507482" calcext:value-type="float">
            <text:p>99.50748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536" calcext:value-type="float">
            <text:p>7536</text:p>
          </table:table-cell>
          <table:table-cell office:value-type="float" office:value="7200" calcext:value-type="float">
            <text:p>7200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4.592097" calcext:value-type="float">
            <text:p>4.592097</text:p>
          </table:table-cell>
          <table:table-cell office:value-type="float" office:value="100.132704" calcext:value-type="float">
            <text:p>100.132704</text:p>
          </table:table-cell>
          <table:table-cell office:value-type="float" office:value="95.540606" calcext:value-type="float">
            <text:p>95.540606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1072300" calcext:value-type="float">
            <text:p>11072300</text:p>
          </table:table-cell>
          <table:table-cell office:value-type="float" office:value="16138" calcext:value-type="float">
            <text:p>16138</text:p>
          </table:table-cell>
          <table:table-cell office:value-type="float" office:value="10525" calcext:value-type="float">
            <text:p>10525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826719" calcext:value-type="float">
            <text:p>100.826719</text:p>
          </table:table-cell>
          <table:table-cell office:value-type="float" office:value="99.816498" calcext:value-type="float">
            <text:p>99.816498</text:p>
          </table:table-cell>
          <table:table-cell office:value-type="float" office:value="0.887412" calcext:value-type="float">
            <text:p>0.88741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5072" calcext:value-type="float">
            <text:p>16975072</text:p>
          </table:table-cell>
          <table:table-cell office:value-type="float" office:value="1232944" calcext:value-type="float">
            <text:p>1232944</text:p>
          </table:table-cell>
          <table:table-cell office:value-type="float" office:value="16136" calcext:value-type="float">
            <text:p>16136</text:p>
          </table:table-cell>
          <table:table-cell office:value-type="float" office:value="1172" calcext:value-type="float">
            <text:p>1172</text:p>
          </table:table-cell>
          <table:table-cell office:value-type="float" office:value="1.148471" calcext:value-type="float">
            <text:p>1.148471</text:p>
          </table:table-cell>
          <table:table-cell office:value-type="float" office:value="100.331891" calcext:value-type="float">
            <text:p>100.331891</text:p>
          </table:table-cell>
          <table:table-cell office:value-type="float" office:value="99.183421" calcext:value-type="float">
            <text:p>99.183421</text:p>
          </table:table-cell>
          <table:table-cell office:value-type="float" office:value="0.099448" calcext:value-type="float">
            <text:p>0.099448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8344" calcext:value-type="float">
            <text:p>108344</text:p>
          </table:table-cell>
          <table:table-cell office:value-type="float" office:value="103048" calcext:value-type="float">
            <text:p>103048</text:p>
          </table:table-cell>
          <table:table-cell office:value-type="float" office:value="2685" calcext:value-type="float">
            <text:p>2685</text:p>
          </table:table-cell>
          <table:table-cell office:value-type="float" office:value="2558" calcext:value-type="float">
            <text:p>2558</text:p>
          </table:table-cell>
          <table:table-cell office:value-type="float" office:value="1.053025" calcext:value-type="float">
            <text:p>1.053025</text:p>
          </table:table-cell>
          <table:table-cell office:value-type="float" office:value="100.532519" calcext:value-type="float">
            <text:p>100.532519</text:p>
          </table:table-cell>
          <table:table-cell office:value-type="float" office:value="99.479493" calcext:value-type="float">
            <text:p>99.479493</text:p>
          </table:table-cell>
          <table:table-cell office:value-type="float" office:value="0.008287" calcext:value-type="float">
            <text:p>0.008287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44" calcext:value-type="float">
            <text:p>3344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.032574" calcext:value-type="float">
            <text:p>1.032574</text:p>
          </table:table-cell>
          <table:table-cell office:value-type="float" office:value="94.820814" calcext:value-type="float">
            <text:p>94.820814</text:p>
          </table:table-cell>
          <table:table-cell office:value-type="float" office:value="93.78824" calcext:value-type="float">
            <text:p>93.7882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1218" calcext:value-type="float">
            <text:p>121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.082745" calcext:value-type="float">
            <text:p>1.082745</text:p>
          </table:table-cell>
          <table:table-cell office:value-type="float" office:value="94.819308" calcext:value-type="float">
            <text:p>94.819308</text:p>
          </table:table-cell>
          <table:table-cell office:value-type="float" office:value="93.736563" calcext:value-type="float">
            <text:p>93.73656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256" calcext:value-type="float">
            <text:p>825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.65475" calcext:value-type="float">
            <text:p>2.65475</text:p>
          </table:table-cell>
          <table:table-cell office:value-type="float" office:value="100.626887" calcext:value-type="float">
            <text:p>100.626887</text:p>
          </table:table-cell>
          <table:table-cell office:value-type="float" office:value="97.972136" calcext:value-type="float">
            <text:p>97.97213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1881288" calcext:value-type="float">
            <text:p>11881288</text:p>
          </table:table-cell>
          <table:table-cell office:value-type="float" office:value="16236" calcext:value-type="float">
            <text:p>16236</text:p>
          </table:table-cell>
          <table:table-cell office:value-type="float" office:value="11294" calcext:value-type="float">
            <text:p>11294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488675" calcext:value-type="float">
            <text:p>100.488675</text:p>
          </table:table-cell>
          <table:table-cell office:value-type="float" office:value="99.473365" calcext:value-type="float">
            <text:p>99.473365</text:p>
          </table:table-cell>
          <table:table-cell office:value-type="float" office:value="0.955535" calcext:value-type="float">
            <text:p>0.955535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79220" calcext:value-type="float">
            <text:p>17079220</text:p>
          </table:table-cell>
          <table:table-cell office:value-type="float" office:value="1185604" calcext:value-type="float">
            <text:p>1185604</text:p>
          </table:table-cell>
          <table:table-cell office:value-type="float" office:value="16235" calcext:value-type="float">
            <text:p>16235</text:p>
          </table:table-cell>
          <table:table-cell office:value-type="float" office:value="1127" calcext:value-type="float">
            <text:p>1127</text:p>
          </table:table-cell>
          <table:table-cell office:value-type="float" office:value="1.163719" calcext:value-type="float">
            <text:p>1.163719</text:p>
          </table:table-cell>
          <table:table-cell office:value-type="float" office:value="100.578269" calcext:value-type="float">
            <text:p>100.578269</text:p>
          </table:table-cell>
          <table:table-cell office:value-type="float" office:value="99.414551" calcext:value-type="float">
            <text:p>99.414551</text:p>
          </table:table-cell>
          <table:table-cell office:value-type="float" office:value="0.095407" calcext:value-type="float">
            <text:p>0.09540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568" calcext:value-type="float">
            <text:p>93568</text:p>
          </table:table-cell>
          <table:table-cell office:value-type="float" office:value="88728" calcext:value-type="float">
            <text:p>88728</text:p>
          </table:table-cell>
          <table:table-cell office:value-type="float" office:value="2318" calcext:value-type="float">
            <text:p>2318</text:p>
          </table:table-cell>
          <table:table-cell office:value-type="float" office:value="2203" calcext:value-type="float">
            <text:p>2203</text:p>
          </table:table-cell>
          <table:table-cell office:value-type="float" office:value="1.057678" calcext:value-type="float">
            <text:p>1.057678</text:p>
          </table:table-cell>
          <table:table-cell office:value-type="float" office:value="100.610188" calcext:value-type="float">
            <text:p>100.610188</text:p>
          </table:table-cell>
          <table:table-cell office:value-type="float" office:value="99.55251" calcext:value-type="float">
            <text:p>99.55251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08" calcext:value-type="float">
            <text:p>3208</text:p>
          </table:table-cell>
          <table:table-cell office:value-type="float" office:value="1632" calcext:value-type="float">
            <text:p>163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.034687" calcext:value-type="float">
            <text:p>1.034687</text:p>
          </table:table-cell>
          <table:table-cell office:value-type="float" office:value="100.095174" calcext:value-type="float">
            <text:p>100.095174</text:p>
          </table:table-cell>
          <table:table-cell office:value-type="float" office:value="99.060488" calcext:value-type="float">
            <text:p>99.06048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80" calcext:value-type="float">
            <text:p>1080</text:p>
          </table:table-cell>
          <table:table-cell office:value-type="float" office:value="930" calcext:value-type="float">
            <text:p>93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.081365" calcext:value-type="float">
            <text:p>1.081365</text:p>
          </table:table-cell>
          <table:table-cell office:value-type="float" office:value="100.093245" calcext:value-type="float">
            <text:p>100.093245</text:p>
          </table:table-cell>
          <table:table-cell office:value-type="float" office:value="99.01188" calcext:value-type="float">
            <text:p>99.01188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84" calcext:value-type="float">
            <text:p>758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.943294" calcext:value-type="float">
            <text:p>2.943294</text:p>
          </table:table-cell>
          <table:table-cell office:value-type="float" office:value="99.711908" calcext:value-type="float">
            <text:p>99.711908</text:p>
          </table:table-cell>
          <table:table-cell office:value-type="float" office:value="96.768614" calcext:value-type="float">
            <text:p>96.768614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11311104" calcext:value-type="float">
            <text:p>11311104</text:p>
          </table:table-cell>
          <table:table-cell office:value-type="float" office:value="16336" calcext:value-type="float">
            <text:p>16336</text:p>
          </table:table-cell>
          <table:table-cell office:value-type="float" office:value="10752" calcext:value-type="float">
            <text:p>10752</text:p>
          </table:table-cell>
          <table:table-cell office:value-type="float" office:value="1.01527" calcext:value-type="float">
            <text:p>1.01527</text:p>
          </table:table-cell>
          <table:table-cell office:value-type="float" office:value="100.501973" calcext:value-type="float">
            <text:p>100.501973</text:p>
          </table:table-cell>
          <table:table-cell office:value-type="float" office:value="99.486703" calcext:value-type="float">
            <text:p>99.486703</text:p>
          </table:table-cell>
          <table:table-cell office:value-type="float" office:value="0.909557" calcext:value-type="float">
            <text:p>0.90955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3368" calcext:value-type="float">
            <text:p>17183368</text:p>
          </table:table-cell>
          <table:table-cell office:value-type="float" office:value="1133004" calcext:value-type="float">
            <text:p>1133004</text:p>
          </table:table-cell>
          <table:table-cell office:value-type="float" office:value="16334" calcext:value-type="float">
            <text:p>16334</text:p>
          </table:table-cell>
          <table:table-cell office:value-type="float" office:value="1077" calcext:value-type="float">
            <text:p>1077</text:p>
          </table:table-cell>
          <table:table-cell office:value-type="float" office:value="1.146688" calcext:value-type="float">
            <text:p>1.146688</text:p>
          </table:table-cell>
          <table:table-cell office:value-type="float" office:value="103.835211" calcext:value-type="float">
            <text:p>103.835211</text:p>
          </table:table-cell>
          <table:table-cell office:value-type="float" office:value="102.688523" calcext:value-type="float">
            <text:p>102.688523</text:p>
          </table:table-cell>
          <table:table-cell office:value-type="float" office:value="0.088267" calcext:value-type="float">
            <text:p>0.08826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7016" calcext:value-type="float">
            <text:p>107016</text:p>
          </table:table-cell>
          <table:table-cell office:value-type="float" office:value="101872" calcext:value-type="float">
            <text:p>101872</text:p>
          </table:table-cell>
          <table:table-cell office:value-type="float" office:value="2653" calcext:value-type="float">
            <text:p>2653</text:p>
          </table:table-cell>
          <table:table-cell office:value-type="float" office:value="2530" calcext:value-type="float">
            <text:p>2530</text:p>
          </table:table-cell>
          <table:table-cell office:value-type="float" office:value="1.056148" calcext:value-type="float">
            <text:p>1.056148</text:p>
          </table:table-cell>
          <table:table-cell office:value-type="float" office:value="103.310824" calcext:value-type="float">
            <text:p>103.310824</text:p>
          </table:table-cell>
          <table:table-cell office:value-type="float" office:value="102.254676" calcext:value-type="float">
            <text:p>102.254676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64" calcext:value-type="float">
            <text:p>3264</text:p>
          </table:table-cell>
          <table:table-cell office:value-type="float" office:value="1920" calcext:value-type="float">
            <text:p>192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.028884" calcext:value-type="float">
            <text:p>1.028884</text:p>
          </table:table-cell>
          <table:table-cell office:value-type="float" office:value="103.313624" calcext:value-type="float">
            <text:p>103.313624</text:p>
          </table:table-cell>
          <table:table-cell office:value-type="float" office:value="102.28474" calcext:value-type="float">
            <text:p>102.2847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96" calcext:value-type="float">
            <text:p>1296</text:p>
          </table:table-cell>
          <table:table-cell office:value-type="float" office:value="1116" calcext:value-type="float">
            <text:p>11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.079395" calcext:value-type="float">
            <text:p>1.079395</text:p>
          </table:table-cell>
          <table:table-cell office:value-type="float" office:value="103.312158" calcext:value-type="float">
            <text:p>103.312158</text:p>
          </table:table-cell>
          <table:table-cell office:value-type="float" office:value="102.232763" calcext:value-type="float">
            <text:p>102.232763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72" calcext:value-type="float">
            <text:p>7872</text:p>
          </table:table-cell>
          <table:table-cell office:value-type="float" office:value="7680" calcext:value-type="float">
            <text:p>768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3.448093" calcext:value-type="float">
            <text:p>3.448093</text:p>
          </table:table-cell>
          <table:table-cell office:value-type="float" office:value="99.867847" calcext:value-type="float">
            <text:p>99.867847</text:p>
          </table:table-cell>
          <table:table-cell office:value-type="float" office:value="96.419753" calcext:value-type="float">
            <text:p>96.419753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1507828" calcext:value-type="float">
            <text:p>11507828</text:p>
          </table:table-cell>
          <table:table-cell office:value-type="float" office:value="16435" calcext:value-type="float">
            <text:p>16435</text:p>
          </table:table-cell>
          <table:table-cell office:value-type="float" office:value="10939" calcext:value-type="float">
            <text:p>10939</text:p>
          </table:table-cell>
          <table:table-cell office:value-type="float" office:value="1.018561" calcext:value-type="float">
            <text:p>1.018561</text:p>
          </table:table-cell>
          <table:table-cell office:value-type="float" office:value="100.492898" calcext:value-type="float">
            <text:p>100.492898</text:p>
          </table:table-cell>
          <table:table-cell office:value-type="float" office:value="99.474337" calcext:value-type="float">
            <text:p>99.474337</text:p>
          </table:table-cell>
          <table:table-cell office:value-type="float" office:value="0.925491" calcext:value-type="float">
            <text:p>0.925491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7516" calcext:value-type="float">
            <text:p>17287516</text:p>
          </table:table-cell>
          <table:table-cell office:value-type="float" office:value="1093028" calcext:value-type="float">
            <text:p>1093028</text:p>
          </table:table-cell>
          <table:table-cell office:value-type="float" office:value="16433" calcext:value-type="float">
            <text:p>16433</text:p>
          </table:table-cell>
          <table:table-cell office:value-type="float" office:value="1039" calcext:value-type="float">
            <text:p>1039</text:p>
          </table:table-cell>
          <table:table-cell office:value-type="float" office:value="1.171253" calcext:value-type="float">
            <text:p>1.171253</text:p>
          </table:table-cell>
          <table:table-cell office:value-type="float" office:value="99.934939" calcext:value-type="float">
            <text:p>99.934939</text:p>
          </table:table-cell>
          <table:table-cell office:value-type="float" office:value="98.763686" calcext:value-type="float">
            <text:p>98.763686</text:p>
          </table:table-cell>
          <table:table-cell office:value-type="float" office:value="0.088537" calcext:value-type="float">
            <text:p>0.08853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5160" calcext:value-type="float">
            <text:p>105160</text:p>
          </table:table-cell>
          <table:table-cell office:value-type="float" office:value="99752" calcext:value-type="float">
            <text:p>99752</text:p>
          </table:table-cell>
          <table:table-cell office:value-type="float" office:value="2608" calcext:value-type="float">
            <text:p>2608</text:p>
          </table:table-cell>
          <table:table-cell office:value-type="float" office:value="2478" calcext:value-type="float">
            <text:p>2478</text:p>
          </table:table-cell>
          <table:table-cell office:value-type="float" office:value="1.070652" calcext:value-type="float">
            <text:p>1.070652</text:p>
          </table:table-cell>
          <table:table-cell office:value-type="float" office:value="100.942529" calcext:value-type="float">
            <text:p>100.942529</text:p>
          </table:table-cell>
          <table:table-cell office:value-type="float" office:value="99.871877" calcext:value-type="float">
            <text:p>99.871877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16" calcext:value-type="float">
            <text:p>3016</text:p>
          </table:table-cell>
          <table:table-cell office:value-type="float" office:value="1728" calcext:value-type="float">
            <text:p>172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.043288" calcext:value-type="float">
            <text:p>1.043288</text:p>
          </table:table-cell>
          <table:table-cell office:value-type="float" office:value="98.923793" calcext:value-type="float">
            <text:p>98.923793</text:p>
          </table:table-cell>
          <table:table-cell office:value-type="float" office:value="97.880505" calcext:value-type="float">
            <text:p>97.88050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10" calcext:value-type="float">
            <text:p>1110</text:p>
          </table:table-cell>
          <table:table-cell office:value-type="float" office:value="990" calcext:value-type="float">
            <text:p>99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.110567" calcext:value-type="float">
            <text:p>1.110567</text:p>
          </table:table-cell>
          <table:table-cell office:value-type="float" office:value="100.443419" calcext:value-type="float">
            <text:p>100.443419</text:p>
          </table:table-cell>
          <table:table-cell office:value-type="float" office:value="99.332852" calcext:value-type="float">
            <text:p>99.33285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84" calcext:value-type="float">
            <text:p>758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.93811" calcext:value-type="float">
            <text:p>2.93811</text:p>
          </table:table-cell>
          <table:table-cell office:value-type="float" office:value="99.98481" calcext:value-type="float">
            <text:p>99.98481</text:p>
          </table:table-cell>
          <table:table-cell office:value-type="float" office:value="97.0467" calcext:value-type="float">
            <text:p>97.0467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1744528" calcext:value-type="float">
            <text:p>11744528</text:p>
          </table:table-cell>
          <table:table-cell office:value-type="float" office:value="16533" calcext:value-type="float">
            <text:p>16533</text:p>
          </table:table-cell>
          <table:table-cell office:value-type="float" office:value="11164" calcext:value-type="float">
            <text:p>11164</text:p>
          </table:table-cell>
          <table:table-cell office:value-type="float" office:value="1.018181" calcext:value-type="float">
            <text:p>1.018181</text:p>
          </table:table-cell>
          <table:table-cell office:value-type="float" office:value="100.423861" calcext:value-type="float">
            <text:p>100.423861</text:p>
          </table:table-cell>
          <table:table-cell office:value-type="float" office:value="99.40568" calcext:value-type="float">
            <text:p>99.40568</text:p>
          </table:table-cell>
          <table:table-cell office:value-type="float" office:value="0.94518" calcext:value-type="float">
            <text:p>0.9451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1664" calcext:value-type="float">
            <text:p>17391664</text:p>
          </table:table-cell>
          <table:table-cell office:value-type="float" office:value="1199280" calcext:value-type="float">
            <text:p>1199280</text:p>
          </table:table-cell>
          <table:table-cell office:value-type="float" office:value="16532" calcext:value-type="float">
            <text:p>16532</text:p>
          </table:table-cell>
          <table:table-cell office:value-type="float" office:value="1140" calcext:value-type="float">
            <text:p>1140</text:p>
          </table:table-cell>
          <table:table-cell office:value-type="float" office:value="1.182056" calcext:value-type="float">
            <text:p>1.182056</text:p>
          </table:table-cell>
          <table:table-cell office:value-type="float" office:value="100.503219" calcext:value-type="float">
            <text:p>100.503219</text:p>
          </table:table-cell>
          <table:table-cell office:value-type="float" office:value="99.321163" calcext:value-type="float">
            <text:p>99.321163</text:p>
          </table:table-cell>
          <table:table-cell office:value-type="float" office:value="0.096598" calcext:value-type="float">
            <text:p>0.09659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152" calcext:value-type="float">
            <text:p>97152</text:p>
          </table:table-cell>
          <table:table-cell office:value-type="float" office:value="92424" calcext:value-type="float">
            <text:p>92424</text:p>
          </table:table-cell>
          <table:table-cell office:value-type="float" office:value="2407" calcext:value-type="float">
            <text:p>2407</text:p>
          </table:table-cell>
          <table:table-cell office:value-type="float" office:value="2294" calcext:value-type="float">
            <text:p>2294</text:p>
          </table:table-cell>
          <table:table-cell office:value-type="float" office:value="1.063091" calcext:value-type="float">
            <text:p>1.063091</text:p>
          </table:table-cell>
          <table:table-cell office:value-type="float" office:value="99.983885" calcext:value-type="float">
            <text:p>99.983885</text:p>
          </table:table-cell>
          <table:table-cell office:value-type="float" office:value="98.920793" calcext:value-type="float">
            <text:p>98.920793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88" calcext:value-type="float">
            <text:p>3288</text:p>
          </table:table-cell>
          <table:table-cell office:value-type="float" office:value="1856" calcext:value-type="float">
            <text:p>185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.037177" calcext:value-type="float">
            <text:p>1.037177</text:p>
          </table:table-cell>
          <table:table-cell office:value-type="float" office:value="95.051377" calcext:value-type="float">
            <text:p>95.051377</text:p>
          </table:table-cell>
          <table:table-cell office:value-type="float" office:value="94.014199" calcext:value-type="float">
            <text:p>94.01419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1020" calcext:value-type="float">
            <text:p>102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.098513" calcext:value-type="float">
            <text:p>1.098513</text:p>
          </table:table-cell>
          <table:table-cell office:value-type="float" office:value="96.423764" calcext:value-type="float">
            <text:p>96.423764</text:p>
          </table:table-cell>
          <table:table-cell office:value-type="float" office:value="95.32525" calcext:value-type="float">
            <text:p>95.32525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344" calcext:value-type="float">
            <text:p>7344</text:p>
          </table:table-cell>
          <table:table-cell office:value-type="float" office:value="7296" calcext:value-type="float">
            <text:p>7296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.593458" calcext:value-type="float">
            <text:p>2.593458</text:p>
          </table:table-cell>
          <table:table-cell office:value-type="float" office:value="99.623768" calcext:value-type="float">
            <text:p>99.623768</text:p>
          </table:table-cell>
          <table:table-cell office:value-type="float" office:value="97.030309" calcext:value-type="float">
            <text:p>97.030309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2154808" calcext:value-type="float">
            <text:p>12154808</text:p>
          </table:table-cell>
          <table:table-cell office:value-type="float" office:value="16632" calcext:value-type="float">
            <text:p>16632</text:p>
          </table:table-cell>
          <table:table-cell office:value-type="float" office:value="11554" calcext:value-type="float">
            <text:p>11554</text:p>
          </table:table-cell>
          <table:table-cell office:value-type="float" office:value="1.015289" calcext:value-type="float">
            <text:p>1.015289</text:p>
          </table:table-cell>
          <table:table-cell office:value-type="float" office:value="100.494725" calcext:value-type="float">
            <text:p>100.494725</text:p>
          </table:table-cell>
          <table:table-cell office:value-type="float" office:value="99.479435" calcext:value-type="float">
            <text:p>99.479435</text:p>
          </table:table-cell>
          <table:table-cell office:value-type="float" office:value="0.977473" calcext:value-type="float">
            <text:p>0.977473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5812" calcext:value-type="float">
            <text:p>17495812</text:p>
          </table:table-cell>
          <table:table-cell office:value-type="float" office:value="1083560" calcext:value-type="float">
            <text:p>1083560</text:p>
          </table:table-cell>
          <table:table-cell office:value-type="float" office:value="16631" calcext:value-type="float">
            <text:p>16631</text:p>
          </table:table-cell>
          <table:table-cell office:value-type="float" office:value="1030" calcext:value-type="float">
            <text:p>1030</text:p>
          </table:table-cell>
          <table:table-cell office:value-type="float" office:value="1.346038" calcext:value-type="float">
            <text:p>1.346038</text:p>
          </table:table-cell>
          <table:table-cell office:value-type="float" office:value="100.514367" calcext:value-type="float">
            <text:p>100.514367</text:p>
          </table:table-cell>
          <table:table-cell office:value-type="float" office:value="99.168329" calcext:value-type="float">
            <text:p>99.168329</text:p>
          </table:table-cell>
          <table:table-cell office:value-type="float" office:value="0.087412" calcext:value-type="float">
            <text:p>0.087412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528" calcext:value-type="float">
            <text:p>91528</text:p>
          </table:table-cell>
          <table:table-cell office:value-type="float" office:value="86832" calcext:value-type="float">
            <text:p>86832</text:p>
          </table:table-cell>
          <table:table-cell office:value-type="float" office:value="2268" calcext:value-type="float">
            <text:p>2268</text:p>
          </table:table-cell>
          <table:table-cell office:value-type="float" office:value="2156" calcext:value-type="float">
            <text:p>2156</text:p>
          </table:table-cell>
          <table:table-cell office:value-type="float" office:value="1.278733" calcext:value-type="float">
            <text:p>1.278733</text:p>
          </table:table-cell>
          <table:table-cell office:value-type="float" office:value="100.900736" calcext:value-type="float">
            <text:p>100.900736</text:p>
          </table:table-cell>
          <table:table-cell office:value-type="float" office:value="99.622003" calcext:value-type="float">
            <text:p>99.622003</text:p>
          </table:table-cell>
          <table:table-cell office:value-type="float" office:value="0.006973" calcext:value-type="float">
            <text:p>0.006973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12" calcext:value-type="float">
            <text:p>3312</text:p>
          </table:table-cell>
          <table:table-cell office:value-type="float" office:value="1680" calcext:value-type="float">
            <text:p>168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.271604" calcext:value-type="float">
            <text:p>1.271604</text:p>
          </table:table-cell>
          <table:table-cell office:value-type="float" office:value="100.398565" calcext:value-type="float">
            <text:p>100.398565</text:p>
          </table:table-cell>
          <table:table-cell office:value-type="float" office:value="99.126961" calcext:value-type="float">
            <text:p>99.12696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38" calcext:value-type="float">
            <text:p>1338</text:p>
          </table:table-cell>
          <table:table-cell office:value-type="float" office:value="1158" calcext:value-type="float">
            <text:p>115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30202" calcext:value-type="float">
            <text:p>1.30202</text:p>
          </table:table-cell>
          <table:table-cell office:value-type="float" office:value="100.397159" calcext:value-type="float">
            <text:p>100.397159</text:p>
          </table:table-cell>
          <table:table-cell office:value-type="float" office:value="99.095139" calcext:value-type="float">
            <text:p>99.095139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720" calcext:value-type="float">
            <text:p>67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.158683" calcext:value-type="float">
            <text:p>3.158683</text:p>
          </table:table-cell>
          <table:table-cell office:value-type="float" office:value="99.95753" calcext:value-type="float">
            <text:p>99.95753</text:p>
          </table:table-cell>
          <table:table-cell office:value-type="float" office:value="96.798847" calcext:value-type="float">
            <text:p>96.798847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0929228" calcext:value-type="float">
            <text:p>10929228</text:p>
          </table:table-cell>
          <table:table-cell office:value-type="float" office:value="16731" calcext:value-type="float">
            <text:p>16731</text:p>
          </table:table-cell>
          <table:table-cell office:value-type="float" office:value="10389" calcext:value-type="float">
            <text:p>10389</text:p>
          </table:table-cell>
          <table:table-cell office:value-type="float" office:value="1.014112" calcext:value-type="float">
            <text:p>1.014112</text:p>
          </table:table-cell>
          <table:table-cell office:value-type="float" office:value="100.492106" calcext:value-type="float">
            <text:p>100.492106</text:p>
          </table:table-cell>
          <table:table-cell office:value-type="float" office:value="99.477994" calcext:value-type="float">
            <text:p>99.477994</text:p>
          </table:table-cell>
          <table:table-cell office:value-type="float" office:value="0.878926" calcext:value-type="float">
            <text:p>0.87892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599960" calcext:value-type="float">
            <text:p>17599960</text:p>
          </table:table-cell>
          <table:table-cell office:value-type="float" office:value="1409680" calcext:value-type="float">
            <text:p>1409680</text:p>
          </table:table-cell>
          <table:table-cell office:value-type="float" office:value="16730" calcext:value-type="float">
            <text:p>16730</text:p>
          </table:table-cell>
          <table:table-cell office:value-type="float" office:value="1340" calcext:value-type="float">
            <text:p>1340</text:p>
          </table:table-cell>
          <table:table-cell office:value-type="float" office:value="1.166953" calcext:value-type="float">
            <text:p>1.166953</text:p>
          </table:table-cell>
          <table:table-cell office:value-type="float" office:value="101.0193" calcext:value-type="float">
            <text:p>101.0193</text:p>
          </table:table-cell>
          <table:table-cell office:value-type="float" office:value="99.852346" calcext:value-type="float">
            <text:p>99.852346</text:p>
          </table:table-cell>
          <table:table-cell office:value-type="float" office:value="0.112941" calcext:value-type="float">
            <text:p>0.112941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984" calcext:value-type="float">
            <text:p>94984</text:p>
          </table:table-cell>
          <table:table-cell office:value-type="float" office:value="89968" calcext:value-type="float">
            <text:p>89968</text:p>
          </table:table-cell>
          <table:table-cell office:value-type="float" office:value="2350" calcext:value-type="float">
            <text:p>2350</text:p>
          </table:table-cell>
          <table:table-cell office:value-type="float" office:value="2232" calcext:value-type="float">
            <text:p>2232</text:p>
          </table:table-cell>
          <table:table-cell office:value-type="float" office:value="1.060853" calcext:value-type="float">
            <text:p>1.060853</text:p>
          </table:table-cell>
          <table:table-cell office:value-type="float" office:value="100.515737" calcext:value-type="float">
            <text:p>100.515737</text:p>
          </table:table-cell>
          <table:table-cell office:value-type="float" office:value="99.454884" calcext:value-type="float">
            <text:p>99.454884</text:p>
          </table:table-cell>
          <table:table-cell office:value-type="float" office:value="0.007237" calcext:value-type="float">
            <text:p>0.00723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0" calcext:value-type="float">
            <text:p>4360</text:p>
          </table:table-cell>
          <table:table-cell office:value-type="float" office:value="2496" calcext:value-type="float">
            <text:p>249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.033509" calcext:value-type="float">
            <text:p>1.033509</text:p>
          </table:table-cell>
          <table:table-cell office:value-type="float" office:value="101.150472" calcext:value-type="float">
            <text:p>101.150472</text:p>
          </table:table-cell>
          <table:table-cell office:value-type="float" office:value="100.116963" calcext:value-type="float">
            <text:p>100.116963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02" calcext:value-type="float">
            <text:p>1902</text:p>
          </table:table-cell>
          <table:table-cell office:value-type="float" office:value="1722" calcext:value-type="float">
            <text:p>172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.10633" calcext:value-type="float">
            <text:p>1.10633</text:p>
          </table:table-cell>
          <table:table-cell office:value-type="float" office:value="101.149006" calcext:value-type="float">
            <text:p>101.149006</text:p>
          </table:table-cell>
          <table:table-cell office:value-type="float" office:value="100.042676" calcext:value-type="float">
            <text:p>100.04267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536" calcext:value-type="float">
            <text:p>7536</text:p>
          </table:table-cell>
          <table:table-cell office:value-type="float" office:value="7488" calcext:value-type="float">
            <text:p>748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3.455413" calcext:value-type="float">
            <text:p>3.455413</text:p>
          </table:table-cell>
          <table:table-cell office:value-type="float" office:value="100.244382" calcext:value-type="float">
            <text:p>100.244382</text:p>
          </table:table-cell>
          <table:table-cell office:value-type="float" office:value="96.78897" calcext:value-type="float">
            <text:p>96.78897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12242124" calcext:value-type="float">
            <text:p>12242124</text:p>
          </table:table-cell>
          <table:table-cell office:value-type="float" office:value="16830" calcext:value-type="float">
            <text:p>16830</text:p>
          </table:table-cell>
          <table:table-cell office:value-type="float" office:value="11637" calcext:value-type="float">
            <text:p>11637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100.49261" calcext:value-type="float">
            <text:p>100.49261</text:p>
          </table:table-cell>
          <table:table-cell office:value-type="float" office:value="99.483108" calcext:value-type="float">
            <text:p>99.483108</text:p>
          </table:table-cell>
          <table:table-cell office:value-type="float" office:value="0.984459" calcext:value-type="float">
            <text:p>0.984459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4108" calcext:value-type="float">
            <text:p>17704108</text:p>
          </table:table-cell>
          <table:table-cell office:value-type="float" office:value="1107756" calcext:value-type="float">
            <text:p>1107756</text:p>
          </table:table-cell>
          <table:table-cell office:value-type="float" office:value="16829" calcext:value-type="float">
            <text:p>16829</text:p>
          </table:table-cell>
          <table:table-cell office:value-type="float" office:value="1053" calcext:value-type="float">
            <text:p>1053</text:p>
          </table:table-cell>
          <table:table-cell office:value-type="float" office:value="1.138362" calcext:value-type="float">
            <text:p>1.138362</text:p>
          </table:table-cell>
          <table:table-cell office:value-type="float" office:value="100.669882" calcext:value-type="float">
            <text:p>100.669882</text:p>
          </table:table-cell>
          <table:table-cell office:value-type="float" office:value="99.53152" calcext:value-type="float">
            <text:p>99.53152</text:p>
          </table:table-cell>
          <table:table-cell office:value-type="float" office:value="0.089038" calcext:value-type="float">
            <text:p>0.08903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360" calcext:value-type="float">
            <text:p>83360</text:p>
          </table:table-cell>
          <table:table-cell office:value-type="float" office:value="77496" calcext:value-type="float">
            <text:p>77496</text:p>
          </table:table-cell>
          <table:table-cell office:value-type="float" office:value="2062" calcext:value-type="float">
            <text:p>2062</text:p>
          </table:table-cell>
          <table:table-cell office:value-type="float" office:value="1923" calcext:value-type="float">
            <text:p>1923</text:p>
          </table:table-cell>
          <table:table-cell office:value-type="float" office:value="1.046515" calcext:value-type="float">
            <text:p>1.046515</text:p>
          </table:table-cell>
          <table:table-cell office:value-type="float" office:value="100.728372" calcext:value-type="float">
            <text:p>100.728372</text:p>
          </table:table-cell>
          <table:table-cell office:value-type="float" office:value="99.681857" calcext:value-type="float">
            <text:p>99.681857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84" calcext:value-type="float">
            <text:p>4184</text:p>
          </table:table-cell>
          <table:table-cell office:value-type="float" office:value="2280" calcext:value-type="float">
            <text:p>2280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.026204" calcext:value-type="float">
            <text:p>1.026204</text:p>
          </table:table-cell>
          <table:table-cell office:value-type="float" office:value="100.22542" calcext:value-type="float">
            <text:p>100.22542</text:p>
          </table:table-cell>
          <table:table-cell office:value-type="float" office:value="99.199216" calcext:value-type="float">
            <text:p>99.19921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8" calcext:value-type="float">
            <text:p>1428</text:p>
          </table:table-cell>
          <table:table-cell office:value-type="float" office:value="1278" calcext:value-type="float">
            <text:p>127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.077936" calcext:value-type="float">
            <text:p>1.077936</text:p>
          </table:table-cell>
          <table:table-cell office:value-type="float" office:value="100.218512" calcext:value-type="float">
            <text:p>100.218512</text:p>
          </table:table-cell>
          <table:table-cell office:value-type="float" office:value="99.140576" calcext:value-type="float">
            <text:p>99.14057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24" calcext:value-type="float">
            <text:p>6624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.822425" calcext:value-type="float">
            <text:p>2.822425</text:p>
          </table:table-cell>
          <table:table-cell office:value-type="float" office:value="99.992414" calcext:value-type="float">
            <text:p>99.992414</text:p>
          </table:table-cell>
          <table:table-cell office:value-type="float" office:value="97.169989" calcext:value-type="float">
            <text:p>97.169989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11141732" calcext:value-type="float">
            <text:p>11141732</text:p>
          </table:table-cell>
          <table:table-cell office:value-type="float" office:value="16930" calcext:value-type="float">
            <text:p>16930</text:p>
          </table:table-cell>
          <table:table-cell office:value-type="float" office:value="10591" calcext:value-type="float">
            <text:p>10591</text:p>
          </table:table-cell>
          <table:table-cell office:value-type="float" office:value="1.018241" calcext:value-type="float">
            <text:p>1.018241</text:p>
          </table:table-cell>
          <table:table-cell office:value-type="float" office:value="100.492753" calcext:value-type="float">
            <text:p>100.492753</text:p>
          </table:table-cell>
          <table:table-cell office:value-type="float" office:value="99.474513" calcext:value-type="float">
            <text:p>99.474513</text:p>
          </table:table-cell>
          <table:table-cell office:value-type="float" office:value="0.896047" calcext:value-type="float">
            <text:p>0.89604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08256" calcext:value-type="float">
            <text:p>17808256</text:p>
          </table:table-cell>
          <table:table-cell office:value-type="float" office:value="1333936" calcext:value-type="float">
            <text:p>1333936</text:p>
          </table:table-cell>
          <table:table-cell office:value-type="float" office:value="16928" calcext:value-type="float">
            <text:p>16928</text:p>
          </table:table-cell>
          <table:table-cell office:value-type="float" office:value="1268" calcext:value-type="float">
            <text:p>1268</text:p>
          </table:table-cell>
          <table:table-cell office:value-type="float" office:value="1.182629" calcext:value-type="float">
            <text:p>1.182629</text:p>
          </table:table-cell>
          <table:table-cell office:value-type="float" office:value="100.554331" calcext:value-type="float">
            <text:p>100.554331</text:p>
          </table:table-cell>
          <table:table-cell office:value-type="float" office:value="99.371703" calcext:value-type="float">
            <text:p>99.371703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736" calcext:value-type="float">
            <text:p>100736</text:p>
          </table:table-cell>
          <table:table-cell office:value-type="float" office:value="95240" calcext:value-type="float">
            <text:p>95240</text:p>
          </table:table-cell>
          <table:table-cell office:value-type="float" office:value="2494" calcext:value-type="float">
            <text:p>2494</text:p>
          </table:table-cell>
          <table:table-cell office:value-type="float" office:value="2366" calcext:value-type="float">
            <text:p>2366</text:p>
          </table:table-cell>
          <table:table-cell office:value-type="float" office:value="1.077547" calcext:value-type="float">
            <text:p>1.077547</text:p>
          </table:table-cell>
          <table:table-cell office:value-type="float" office:value="100.596816" calcext:value-type="float">
            <text:p>100.596816</text:p>
          </table:table-cell>
          <table:table-cell office:value-type="float" office:value="99.519269" calcext:value-type="float">
            <text:p>99.519269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80" calcext:value-type="float">
            <text:p>4680</text:p>
          </table:table-cell>
          <table:table-cell office:value-type="float" office:value="2624" calcext:value-type="float">
            <text:p>2624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.058162" calcext:value-type="float">
            <text:p>1.058162</text:p>
          </table:table-cell>
          <table:table-cell office:value-type="float" office:value="98.33058" calcext:value-type="float">
            <text:p>98.33058</text:p>
          </table:table-cell>
          <table:table-cell office:value-type="float" office:value="97.272418" calcext:value-type="float">
            <text:p>97.27241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320" calcext:value-type="float">
            <text:p>132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.111739" calcext:value-type="float">
            <text:p>1.111739</text:p>
          </table:table-cell>
          <table:table-cell office:value-type="float" office:value="98.382138" calcext:value-type="float">
            <text:p>98.382138</text:p>
          </table:table-cell>
          <table:table-cell office:value-type="float" office:value="97.270399" calcext:value-type="float">
            <text:p>97.27039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84" calcext:value-type="float">
            <text:p>758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.763272" calcext:value-type="float">
            <text:p>2.763272</text:p>
          </table:table-cell>
          <table:table-cell office:value-type="float" office:value="99.37206" calcext:value-type="float">
            <text:p>99.37206</text:p>
          </table:table-cell>
          <table:table-cell office:value-type="float" office:value="96.608787" calcext:value-type="float">
            <text:p>96.608787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11180656" calcext:value-type="float">
            <text:p>11180656</text:p>
          </table:table-cell>
          <table:table-cell office:value-type="float" office:value="17029" calcext:value-type="float">
            <text:p>17029</text:p>
          </table:table-cell>
          <table:table-cell office:value-type="float" office:value="10628" calcext:value-type="float">
            <text:p>10628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100.501293" calcext:value-type="float">
            <text:p>100.501293</text:p>
          </table:table-cell>
          <table:table-cell office:value-type="float" office:value="99.487043" calcext:value-type="float">
            <text:p>99.487043</text:p>
          </table:table-cell>
          <table:table-cell office:value-type="float" office:value="0.899064" calcext:value-type="float">
            <text:p>0.899064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2404" calcext:value-type="float">
            <text:p>17912404</text:p>
          </table:table-cell>
          <table:table-cell office:value-type="float" office:value="1280284" calcext:value-type="float">
            <text:p>1280284</text:p>
          </table:table-cell>
          <table:table-cell office:value-type="float" office:value="17027" calcext:value-type="float">
            <text:p>17027</text:p>
          </table:table-cell>
          <table:table-cell office:value-type="float" office:value="1217" calcext:value-type="float">
            <text:p>1217</text:p>
          </table:table-cell>
          <table:table-cell office:value-type="float" office:value="1.167543" calcext:value-type="float">
            <text:p>1.167543</text:p>
          </table:table-cell>
          <table:table-cell office:value-type="float" office:value="99.662489" calcext:value-type="float">
            <text:p>99.662489</text:p>
          </table:table-cell>
          <table:table-cell office:value-type="float" office:value="98.494946" calcext:value-type="float">
            <text:p>98.494946</text:p>
          </table:table-cell>
          <table:table-cell office:value-type="float" office:value="0.103988" calcext:value-type="float">
            <text:p>0.103988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168" calcext:value-type="float">
            <text:p>103168</text:p>
          </table:table-cell>
          <table:table-cell office:value-type="float" office:value="98528" calcext:value-type="float">
            <text:p>98528</text:p>
          </table:table-cell>
          <table:table-cell office:value-type="float" office:value="2556" calcext:value-type="float">
            <text:p>2556</text:p>
          </table:table-cell>
          <table:table-cell office:value-type="float" office:value="2447" calcext:value-type="float">
            <text:p>2447</text:p>
          </table:table-cell>
          <table:table-cell office:value-type="float" office:value="1.061901" calcext:value-type="float">
            <text:p>1.061901</text:p>
          </table:table-cell>
          <table:table-cell office:value-type="float" office:value="100.968769" calcext:value-type="float">
            <text:p>100.968769</text:p>
          </table:table-cell>
          <table:table-cell office:value-type="float" office:value="99.906869" calcext:value-type="float">
            <text:p>99.906869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2256" calcext:value-type="float">
            <text:p>225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.028834" calcext:value-type="float">
            <text:p>1.028834</text:p>
          </table:table-cell>
          <table:table-cell office:value-type="float" office:value="96.59416" calcext:value-type="float">
            <text:p>96.59416</text:p>
          </table:table-cell>
          <table:table-cell office:value-type="float" office:value="95.565326" calcext:value-type="float">
            <text:p>95.56532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90" calcext:value-type="float">
            <text:p>1590</text:p>
          </table:table-cell>
          <table:table-cell office:value-type="float" office:value="1380" calcext:value-type="float">
            <text:p>138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.107058" calcext:value-type="float">
            <text:p>1.107058</text:p>
          </table:table-cell>
          <table:table-cell office:value-type="float" office:value="98.693031" calcext:value-type="float">
            <text:p>98.693031</text:p>
          </table:table-cell>
          <table:table-cell office:value-type="float" office:value="97.585973" calcext:value-type="float">
            <text:p>97.58597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344" calcext:value-type="float">
            <text:p>7344</text:p>
          </table:table-cell>
          <table:table-cell office:value-type="float" office:value="7248" calcext:value-type="float">
            <text:p>7248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.73994" calcext:value-type="float">
            <text:p>2.73994</text:p>
          </table:table-cell>
          <table:table-cell office:value-type="float" office:value="100.19757" calcext:value-type="float">
            <text:p>100.19757</text:p>
          </table:table-cell>
          <table:table-cell office:value-type="float" office:value="97.457629" calcext:value-type="float">
            <text:p>97.457629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11102808" calcext:value-type="float">
            <text:p>11102808</text:p>
          </table:table-cell>
          <table:table-cell office:value-type="float" office:value="17127" calcext:value-type="float">
            <text:p>17127</text:p>
          </table:table-cell>
          <table:table-cell office:value-type="float" office:value="10554" calcext:value-type="float">
            <text:p>10554</text:p>
          </table:table-cell>
          <table:table-cell office:value-type="float" office:value="1.01649" calcext:value-type="float">
            <text:p>1.01649</text:p>
          </table:table-cell>
          <table:table-cell office:value-type="float" office:value="100.496235" calcext:value-type="float">
            <text:p>100.496235</text:p>
          </table:table-cell>
          <table:table-cell office:value-type="float" office:value="99.479745" calcext:value-type="float">
            <text:p>99.479745</text:p>
          </table:table-cell>
          <table:table-cell office:value-type="float" office:value="0.89287" calcext:value-type="float">
            <text:p>0.89287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6552" calcext:value-type="float">
            <text:p>18016552</text:p>
          </table:table-cell>
          <table:table-cell office:value-type="float" office:value="1215060" calcext:value-type="float">
            <text:p>1215060</text:p>
          </table:table-cell>
          <table:table-cell office:value-type="float" office:value="17126" calcext:value-type="float">
            <text:p>17126</text:p>
          </table:table-cell>
          <table:table-cell office:value-type="float" office:value="1155" calcext:value-type="float">
            <text:p>1155</text:p>
          </table:table-cell>
          <table:table-cell office:value-type="float" office:value="1.186328" calcext:value-type="float">
            <text:p>1.186328</text:p>
          </table:table-cell>
          <table:table-cell office:value-type="float" office:value="100.655866" calcext:value-type="float">
            <text:p>100.655866</text:p>
          </table:table-cell>
          <table:table-cell office:value-type="float" office:value="99.469538" calcext:value-type="float">
            <text:p>99.469538</text:p>
          </table:table-cell>
          <table:table-cell office:value-type="float" office:value="0.097723" calcext:value-type="float">
            <text:p>0.09772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016" calcext:value-type="float">
            <text:p>99016</text:p>
          </table:table-cell>
          <table:table-cell office:value-type="float" office:value="94056" calcext:value-type="float">
            <text:p>94056</text:p>
          </table:table-cell>
          <table:table-cell office:value-type="float" office:value="2452" calcext:value-type="float">
            <text:p>2452</text:p>
          </table:table-cell>
          <table:table-cell office:value-type="float" office:value="2334" calcext:value-type="float">
            <text:p>2334</text:p>
          </table:table-cell>
          <table:table-cell office:value-type="float" office:value="1.069863" calcext:value-type="float">
            <text:p>1.069863</text:p>
          </table:table-cell>
          <table:table-cell office:value-type="float" office:value="101.055995" calcext:value-type="float">
            <text:p>101.055995</text:p>
          </table:table-cell>
          <table:table-cell office:value-type="float" office:value="99.986131" calcext:value-type="float">
            <text:p>99.986131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2152" calcext:value-type="float">
            <text:p>215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.048102" calcext:value-type="float">
            <text:p>1.048102</text:p>
          </table:table-cell>
          <table:table-cell office:value-type="float" office:value="100.678284" calcext:value-type="float">
            <text:p>100.678284</text:p>
          </table:table-cell>
          <table:table-cell office:value-type="float" office:value="99.630182" calcext:value-type="float">
            <text:p>99.63018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6" calcext:value-type="float">
            <text:p>1566</text:p>
          </table:table-cell>
          <table:table-cell office:value-type="float" office:value="1296" calcext:value-type="float">
            <text:p>129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.114681" calcext:value-type="float">
            <text:p>1.114681</text:p>
          </table:table-cell>
          <table:table-cell office:value-type="float" office:value="101.042323" calcext:value-type="float">
            <text:p>101.042323</text:p>
          </table:table-cell>
          <table:table-cell office:value-type="float" office:value="99.927643" calcext:value-type="float">
            <text:p>99.92764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32" calcext:value-type="float">
            <text:p>7632</text:p>
          </table:table-cell>
          <table:table-cell office:value-type="float" office:value="7584" calcext:value-type="float">
            <text:p>7584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3.633376" calcext:value-type="float">
            <text:p>3.633376</text:p>
          </table:table-cell>
          <table:table-cell office:value-type="float" office:value="100.125288" calcext:value-type="float">
            <text:p>100.125288</text:p>
          </table:table-cell>
          <table:table-cell office:value-type="float" office:value="96.491912" calcext:value-type="float">
            <text:p>96.491912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2121144" calcext:value-type="float">
            <text:p>12121144</text:p>
          </table:table-cell>
          <table:table-cell office:value-type="float" office:value="17227" calcext:value-type="float">
            <text:p>17227</text:p>
          </table:table-cell>
          <table:table-cell office:value-type="float" office:value="11522" calcext:value-type="float">
            <text:p>11522</text:p>
          </table:table-cell>
          <table:table-cell office:value-type="float" office:value="1.016529" calcext:value-type="float">
            <text:p>1.016529</text:p>
          </table:table-cell>
          <table:table-cell office:value-type="float" office:value="100.507397" calcext:value-type="float">
            <text:p>100.507397</text:p>
          </table:table-cell>
          <table:table-cell office:value-type="float" office:value="99.490868" calcext:value-type="float">
            <text:p>99.490868</text:p>
          </table:table-cell>
          <table:table-cell office:value-type="float" office:value="0.974654" calcext:value-type="float">
            <text:p>0.974654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0700" calcext:value-type="float">
            <text:p>18120700</text:p>
          </table:table-cell>
          <table:table-cell office:value-type="float" office:value="1078300" calcext:value-type="float">
            <text:p>1078300</text:p>
          </table:table-cell>
          <table:table-cell office:value-type="float" office:value="17225" calcext:value-type="float">
            <text:p>17225</text:p>
          </table:table-cell>
          <table:table-cell office:value-type="float" office:value="1025" calcext:value-type="float">
            <text:p>1025</text:p>
          </table:table-cell>
          <table:table-cell office:value-type="float" office:value="1.185371" calcext:value-type="float">
            <text:p>1.185371</text:p>
          </table:table-cell>
          <table:table-cell office:value-type="float" office:value="100.51292" calcext:value-type="float">
            <text:p>100.51292</text:p>
          </table:table-cell>
          <table:table-cell office:value-type="float" office:value="99.327548" calcext:value-type="float">
            <text:p>99.327548</text:p>
          </table:table-cell>
          <table:table-cell office:value-type="float" office:value="0.086848" calcext:value-type="float">
            <text:p>0.086848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064" calcext:value-type="float">
            <text:p>84064</text:p>
          </table:table-cell>
          <table:table-cell office:value-type="float" office:value="79328" calcext:value-type="float">
            <text:p>79328</text:p>
          </table:table-cell>
          <table:table-cell office:value-type="float" office:value="2080" calcext:value-type="float">
            <text:p>2080</text:p>
          </table:table-cell>
          <table:table-cell office:value-type="float" office:value="1968" calcext:value-type="float">
            <text:p>1968</text:p>
          </table:table-cell>
          <table:table-cell office:value-type="float" office:value="1.102257" calcext:value-type="float">
            <text:p>1.102257</text:p>
          </table:table-cell>
          <table:table-cell office:value-type="float" office:value="100.533775" calcext:value-type="float">
            <text:p>100.533775</text:p>
          </table:table-cell>
          <table:table-cell office:value-type="float" office:value="99.431518" calcext:value-type="float">
            <text:p>99.431518</text:p>
          </table:table-cell>
          <table:table-cell office:value-type="float" office:value="0.006383" calcext:value-type="float">
            <text:p>0.006383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.042359" calcext:value-type="float">
            <text:p>1.042359</text:p>
          </table:table-cell>
          <table:table-cell office:value-type="float" office:value="98.312009" calcext:value-type="float">
            <text:p>98.312009</text:p>
          </table:table-cell>
          <table:table-cell office:value-type="float" office:value="97.26965" calcext:value-type="float">
            <text:p>97.2696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140" calcext:value-type="float">
            <text:p>114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.136189" calcext:value-type="float">
            <text:p>1.136189</text:p>
          </table:table-cell>
          <table:table-cell office:value-type="float" office:value="98.310383" calcext:value-type="float">
            <text:p>98.310383</text:p>
          </table:table-cell>
          <table:table-cell office:value-type="float" office:value="97.174193" calcext:value-type="float">
            <text:p>97.174193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960" calcext:value-type="float">
            <text:p>6960</text:p>
          </table:table-cell>
          <table:table-cell office:value-type="float" office:value="6816" calcext:value-type="float">
            <text:p>6816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3.527412" calcext:value-type="float">
            <text:p>3.527412</text:p>
          </table:table-cell>
          <table:table-cell office:value-type="float" office:value="99.700431" calcext:value-type="float">
            <text:p>99.700431</text:p>
          </table:table-cell>
          <table:table-cell office:value-type="float" office:value="96.173019" calcext:value-type="float">
            <text:p>96.173019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2235812" calcext:value-type="float">
            <text:p>12235812</text:p>
          </table:table-cell>
          <table:table-cell office:value-type="float" office:value="17325" calcext:value-type="float">
            <text:p>17325</text:p>
          </table:table-cell>
          <table:table-cell office:value-type="float" office:value="11631" calcext:value-type="float">
            <text:p>11631</text:p>
          </table:table-cell>
          <table:table-cell office:value-type="float" office:value="1.009253" calcext:value-type="float">
            <text:p>1.009253</text:p>
          </table:table-cell>
          <table:table-cell office:value-type="float" office:value="100.299672" calcext:value-type="float">
            <text:p>100.299672</text:p>
          </table:table-cell>
          <table:table-cell office:value-type="float" office:value="99.290419" calcext:value-type="float">
            <text:p>99.290419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4848" calcext:value-type="float">
            <text:p>18224848</text:p>
          </table:table-cell>
          <table:table-cell office:value-type="float" office:value="1015180" calcext:value-type="float">
            <text:p>1015180</text:p>
          </table:table-cell>
          <table:table-cell office:value-type="float" office:value="17324" calcext:value-type="float">
            <text:p>17324</text:p>
          </table:table-cell>
          <table:table-cell office:value-type="float" office:value="965" calcext:value-type="float">
            <text:p>965</text:p>
          </table:table-cell>
          <table:table-cell office:value-type="float" office:value="1.357129" calcext:value-type="float">
            <text:p>1.357129</text:p>
          </table:table-cell>
          <table:table-cell office:value-type="float" office:value="100.305235" calcext:value-type="float">
            <text:p>100.305235</text:p>
          </table:table-cell>
          <table:table-cell office:value-type="float" office:value="98.948106" calcext:value-type="float">
            <text:p>98.948106</text:p>
          </table:table-cell>
          <table:table-cell office:value-type="float" office:value="0.082078" calcext:value-type="float">
            <text:p>0.08207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896" calcext:value-type="float">
            <text:p>90896</text:p>
          </table:table-cell>
          <table:table-cell office:value-type="float" office:value="86008" calcext:value-type="float">
            <text:p>86008</text:p>
          </table:table-cell>
          <table:table-cell office:value-type="float" office:value="2251" calcext:value-type="float">
            <text:p>2251</text:p>
          </table:table-cell>
          <table:table-cell office:value-type="float" office:value="2135" calcext:value-type="float">
            <text:p>2135</text:p>
          </table:table-cell>
          <table:table-cell office:value-type="float" office:value="1.289863" calcext:value-type="float">
            <text:p>1.289863</text:p>
          </table:table-cell>
          <table:table-cell office:value-type="float" office:value="100.535543" calcext:value-type="float">
            <text:p>100.535543</text:p>
          </table:table-cell>
          <table:table-cell office:value-type="float" office:value="99.24568" calcext:value-type="float">
            <text:p>99.24568</text:p>
          </table:table-cell>
          <table:table-cell office:value-type="float" office:value="0.006933" calcext:value-type="float">
            <text:p>0.006933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52" calcext:value-type="float">
            <text:p>3552</text:p>
          </table:table-cell>
          <table:table-cell office:value-type="float" office:value="1824" calcext:value-type="float">
            <text:p>182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.269151" calcext:value-type="float">
            <text:p>1.269151</text:p>
          </table:table-cell>
          <table:table-cell office:value-type="float" office:value="99.648717" calcext:value-type="float">
            <text:p>99.648717</text:p>
          </table:table-cell>
          <table:table-cell office:value-type="float" office:value="98.379566" calcext:value-type="float">
            <text:p>98.37956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2" calcext:value-type="float">
            <text:p>1572</text:p>
          </table:table-cell>
          <table:table-cell office:value-type="float" office:value="1362" calcext:value-type="float">
            <text:p>136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.318652" calcext:value-type="float">
            <text:p>1.318652</text:p>
          </table:table-cell>
          <table:table-cell office:value-type="float" office:value="99.633355" calcext:value-type="float">
            <text:p>99.633355</text:p>
          </table:table-cell>
          <table:table-cell office:value-type="float" office:value="98.314703" calcext:value-type="float">
            <text:p>98.31470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432" calcext:value-type="float">
            <text:p>6432</text:p>
          </table:table-cell>
          <table:table-cell office:value-type="float" office:value="6384" calcext:value-type="float">
            <text:p>6384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2.978167" calcext:value-type="float">
            <text:p>2.978167</text:p>
          </table:table-cell>
          <table:table-cell office:value-type="float" office:value="99.196517" calcext:value-type="float">
            <text:p>99.196517</text:p>
          </table:table-cell>
          <table:table-cell office:value-type="float" office:value="96.21835" calcext:value-type="float">
            <text:p>96.21835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1460488" calcext:value-type="float">
            <text:p>11460488</text:p>
          </table:table-cell>
          <table:table-cell office:value-type="float" office:value="17425" calcext:value-type="float">
            <text:p>17425</text:p>
          </table:table-cell>
          <table:table-cell office:value-type="float" office:value="10894" calcext:value-type="float">
            <text:p>10894</text:p>
          </table:table-cell>
          <table:table-cell office:value-type="float" office:value="1.018289" calcext:value-type="float">
            <text:p>1.018289</text:p>
          </table:table-cell>
          <table:table-cell office:value-type="float" office:value="100.445847" calcext:value-type="float">
            <text:p>100.445847</text:p>
          </table:table-cell>
          <table:table-cell office:value-type="float" office:value="99.427557" calcext:value-type="float">
            <text:p>99.427557</text:p>
          </table:table-cell>
          <table:table-cell office:value-type="float" office:value="0.922118" calcext:value-type="float">
            <text:p>0.922118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28996" calcext:value-type="float">
            <text:p>18328996</text:p>
          </table:table-cell>
          <table:table-cell office:value-type="float" office:value="1150888" calcext:value-type="float">
            <text:p>1150888</text:p>
          </table:table-cell>
          <table:table-cell office:value-type="float" office:value="17423" calcext:value-type="float">
            <text:p>17423</text:p>
          </table:table-cell>
          <table:table-cell office:value-type="float" office:value="1094" calcext:value-type="float">
            <text:p>1094</text:p>
          </table:table-cell>
          <table:table-cell office:value-type="float" office:value="1.377115" calcext:value-type="float">
            <text:p>1.377115</text:p>
          </table:table-cell>
          <table:table-cell office:value-type="float" office:value="102.736787" calcext:value-type="float">
            <text:p>102.736787</text:p>
          </table:table-cell>
          <table:table-cell office:value-type="float" office:value="101.359671" calcext:value-type="float">
            <text:p>101.359671</text:p>
          </table:table-cell>
          <table:table-cell office:value-type="float" office:value="0.090836" calcext:value-type="float">
            <text:p>0.090836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624" calcext:value-type="float">
            <text:p>99624</text:p>
          </table:table-cell>
          <table:table-cell office:value-type="float" office:value="93376" calcext:value-type="float">
            <text:p>93376</text:p>
          </table:table-cell>
          <table:table-cell office:value-type="float" office:value="2467" calcext:value-type="float">
            <text:p>2467</text:p>
          </table:table-cell>
          <table:table-cell office:value-type="float" office:value="2319" calcext:value-type="float">
            <text:p>2319</text:p>
          </table:table-cell>
          <table:table-cell office:value-type="float" office:value="1.293081" calcext:value-type="float">
            <text:p>1.293081</text:p>
          </table:table-cell>
          <table:table-cell office:value-type="float" office:value="102.230839" calcext:value-type="float">
            <text:p>102.230839</text:p>
          </table:table-cell>
          <table:table-cell office:value-type="float" office:value="100.937757" calcext:value-type="float">
            <text:p>100.937757</text:p>
          </table:table-cell>
          <table:table-cell office:value-type="float" office:value="0.007401" calcext:value-type="float">
            <text:p>0.00740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0" calcext:value-type="float">
            <text:p>4360</text:p>
          </table:table-cell>
          <table:table-cell office:value-type="float" office:value="2736" calcext:value-type="float">
            <text:p>2736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.274967" calcext:value-type="float">
            <text:p>1.274967</text:p>
          </table:table-cell>
          <table:table-cell office:value-type="float" office:value="102.233839" calcext:value-type="float">
            <text:p>102.233839</text:p>
          </table:table-cell>
          <table:table-cell office:value-type="float" office:value="100.958872" calcext:value-type="float">
            <text:p>100.958872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440" calcext:value-type="float">
            <text:p>144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.327573" calcext:value-type="float">
            <text:p>1.327573</text:p>
          </table:table-cell>
          <table:table-cell office:value-type="float" office:value="102.232293" calcext:value-type="float">
            <text:p>102.232293</text:p>
          </table:table-cell>
          <table:table-cell office:value-type="float" office:value="100.904719" calcext:value-type="float">
            <text:p>100.90471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864" calcext:value-type="float">
            <text:p>686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2.970844" calcext:value-type="float">
            <text:p>2.970844</text:p>
          </table:table-cell>
          <table:table-cell office:value-type="float" office:value="99.575915" calcext:value-type="float">
            <text:p>99.575915</text:p>
          </table:table-cell>
          <table:table-cell office:value-type="float" office:value="96.605071" calcext:value-type="float">
            <text:p>96.605071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1536232" calcext:value-type="float">
            <text:p>11536232</text:p>
          </table:table-cell>
          <table:table-cell office:value-type="float" office:value="17523" calcext:value-type="float">
            <text:p>17523</text:p>
          </table:table-cell>
          <table:table-cell office:value-type="float" office:value="10966" calcext:value-type="float">
            <text:p>10966</text:p>
          </table:table-cell>
          <table:table-cell office:value-type="float" office:value="1.01933" calcext:value-type="float">
            <text:p>1.01933</text:p>
          </table:table-cell>
          <table:table-cell office:value-type="float" office:value="100.433203" calcext:value-type="float">
            <text:p>100.433203</text:p>
          </table:table-cell>
          <table:table-cell office:value-type="float" office:value="99.413873" calcext:value-type="float">
            <text:p>99.413873</text:p>
          </table:table-cell>
          <table:table-cell office:value-type="float" office:value="0.92834" calcext:value-type="float">
            <text:p>0.9283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3144" calcext:value-type="float">
            <text:p>18433144</text:p>
          </table:table-cell>
          <table:table-cell office:value-type="float" office:value="1038324" calcext:value-type="float">
            <text:p>1038324</text:p>
          </table:table-cell>
          <table:table-cell office:value-type="float" office:value="17522" calcext:value-type="float">
            <text:p>17522</text:p>
          </table:table-cell>
          <table:table-cell office:value-type="float" office:value="987" calcext:value-type="float">
            <text:p>987</text:p>
          </table:table-cell>
          <table:table-cell office:value-type="float" office:value="1.200275" calcext:value-type="float">
            <text:p>1.200275</text:p>
          </table:table-cell>
          <table:table-cell office:value-type="float" office:value="102.150168" calcext:value-type="float">
            <text:p>102.150168</text:p>
          </table:table-cell>
          <table:table-cell office:value-type="float" office:value="100.949893" calcext:value-type="float">
            <text:p>100.949893</text:p>
          </table:table-cell>
          <table:table-cell office:value-type="float" office:value="0.082284" calcext:value-type="float">
            <text:p>0.08228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816" calcext:value-type="float">
            <text:p>103816</text:p>
          </table:table-cell>
          <table:table-cell office:value-type="float" office:value="98568" calcext:value-type="float">
            <text:p>98568</text:p>
          </table:table-cell>
          <table:table-cell office:value-type="float" office:value="2573" calcext:value-type="float">
            <text:p>2573</text:p>
          </table:table-cell>
          <table:table-cell office:value-type="float" office:value="2448" calcext:value-type="float">
            <text:p>2448</text:p>
          </table:table-cell>
          <table:table-cell office:value-type="float" office:value="1.072323" calcext:value-type="float">
            <text:p>1.072323</text:p>
          </table:table-cell>
          <table:table-cell office:value-type="float" office:value="101.650948" calcext:value-type="float">
            <text:p>101.650948</text:p>
          </table:table-cell>
          <table:table-cell office:value-type="float" office:value="100.578625" calcext:value-type="float">
            <text:p>100.578625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0" calcext:value-type="float">
            <text:p>3880</text:p>
          </table:table-cell>
          <table:table-cell office:value-type="float" office:value="2152" calcext:value-type="float">
            <text:p>2152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.038567" calcext:value-type="float">
            <text:p>1.038567</text:p>
          </table:table-cell>
          <table:table-cell office:value-type="float" office:value="101.659331" calcext:value-type="float">
            <text:p>101.659331</text:p>
          </table:table-cell>
          <table:table-cell office:value-type="float" office:value="100.620764" calcext:value-type="float">
            <text:p>100.62076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00" calcext:value-type="float">
            <text:p>1500</text:p>
          </table:table-cell>
          <table:table-cell office:value-type="float" office:value="1320" calcext:value-type="float">
            <text:p>132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.112538" calcext:value-type="float">
            <text:p>1.112538</text:p>
          </table:table-cell>
          <table:table-cell office:value-type="float" office:value="101.652342" calcext:value-type="float">
            <text:p>101.652342</text:p>
          </table:table-cell>
          <table:table-cell office:value-type="float" office:value="100.539804" calcext:value-type="float">
            <text:p>100.53980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768" calcext:value-type="float">
            <text:p>6768</text:p>
          </table:table-cell>
          <table:table-cell office:value-type="float" office:value="6576" calcext:value-type="float">
            <text:p>6576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3.571167" calcext:value-type="float">
            <text:p>3.571167</text:p>
          </table:table-cell>
          <table:table-cell office:value-type="float" office:value="99.043656" calcext:value-type="float">
            <text:p>99.043656</text:p>
          </table:table-cell>
          <table:table-cell office:value-type="float" office:value="95.472488" calcext:value-type="float">
            <text:p>95.472488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1712968" calcext:value-type="float">
            <text:p>11712968</text:p>
          </table:table-cell>
          <table:table-cell office:value-type="float" office:value="17622" calcext:value-type="float">
            <text:p>17622</text:p>
          </table:table-cell>
          <table:table-cell office:value-type="float" office:value="11134" calcext:value-type="float">
            <text:p>11134</text:p>
          </table:table-cell>
          <table:table-cell office:value-type="float" office:value="1.018338" calcext:value-type="float">
            <text:p>1.018338</text:p>
          </table:table-cell>
          <table:table-cell office:value-type="float" office:value="100.56305" calcext:value-type="float">
            <text:p>100.56305</text:p>
          </table:table-cell>
          <table:table-cell office:value-type="float" office:value="99.544712" calcext:value-type="float">
            <text:p>99.544712</text:p>
          </table:table-cell>
          <table:table-cell office:value-type="float" office:value="0.941323" calcext:value-type="float">
            <text:p>0.94132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7292" calcext:value-type="float">
            <text:p>18537292</text:p>
          </table:table-cell>
          <table:table-cell office:value-type="float" office:value="1161408" calcext:value-type="float">
            <text:p>1161408</text:p>
          </table:table-cell>
          <table:table-cell office:value-type="float" office:value="17621" calcext:value-type="float">
            <text:p>17621</text:p>
          </table:table-cell>
          <table:table-cell office:value-type="float" office:value="1104" calcext:value-type="float">
            <text:p>1104</text:p>
          </table:table-cell>
          <table:table-cell office:value-type="float" office:value="1.445895" calcext:value-type="float">
            <text:p>1.445895</text:p>
          </table:table-cell>
          <table:table-cell office:value-type="float" office:value="100.78956" calcext:value-type="float">
            <text:p>100.78956</text:p>
          </table:table-cell>
          <table:table-cell office:value-type="float" office:value="99.343666" calcext:value-type="float">
            <text:p>99.343666</text:p>
          </table:table-cell>
          <table:table-cell office:value-type="float" office:value="0.093526" calcext:value-type="float">
            <text:p>0.093526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688" calcext:value-type="float">
            <text:p>90688</text:p>
          </table:table-cell>
          <table:table-cell office:value-type="float" office:value="86136" calcext:value-type="float">
            <text:p>86136</text:p>
          </table:table-cell>
          <table:table-cell office:value-type="float" office:value="2245" calcext:value-type="float">
            <text:p>2245</text:p>
          </table:table-cell>
          <table:table-cell office:value-type="float" office:value="2138" calcext:value-type="float">
            <text:p>2138</text:p>
          </table:table-cell>
          <table:table-cell office:value-type="float" office:value="1.329307" calcext:value-type="float">
            <text:p>1.329307</text:p>
          </table:table-cell>
          <table:table-cell office:value-type="float" office:value="101.088848" calcext:value-type="float">
            <text:p>101.088848</text:p>
          </table:table-cell>
          <table:table-cell office:value-type="float" office:value="99.759541" calcext:value-type="float">
            <text:p>99.759541</text:p>
          </table:table-cell>
          <table:table-cell office:value-type="float" office:value="0.006907" calcext:value-type="float">
            <text:p>0.006907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1960" calcext:value-type="float">
            <text:p>196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.297191" calcext:value-type="float">
            <text:p>1.297191</text:p>
          </table:table-cell>
          <table:table-cell office:value-type="float" office:value="100.796685" calcext:value-type="float">
            <text:p>100.796685</text:p>
          </table:table-cell>
          <table:table-cell office:value-type="float" office:value="99.499494" calcext:value-type="float">
            <text:p>99.49949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290" calcext:value-type="float">
            <text:p>129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.374485" calcext:value-type="float">
            <text:p>1.374485</text:p>
          </table:table-cell>
          <table:table-cell office:value-type="float" office:value="100.799594" calcext:value-type="float">
            <text:p>100.799594</text:p>
          </table:table-cell>
          <table:table-cell office:value-type="float" office:value="99.425109" calcext:value-type="float">
            <text:p>99.42510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88" calcext:value-type="float">
            <text:p>7488</text:p>
          </table:table-cell>
          <table:table-cell office:value-type="float" office:value="7392" calcext:value-type="float">
            <text:p>7392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3.900901" calcext:value-type="float">
            <text:p>3.900901</text:p>
          </table:table-cell>
          <table:table-cell office:value-type="float" office:value="100.284768" calcext:value-type="float">
            <text:p>100.284768</text:p>
          </table:table-cell>
          <table:table-cell office:value-type="float" office:value="96.383867" calcext:value-type="float">
            <text:p>96.383867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1501516" calcext:value-type="float">
            <text:p>11501516</text:p>
          </table:table-cell>
          <table:table-cell office:value-type="float" office:value="17722" calcext:value-type="float">
            <text:p>17722</text:p>
          </table:table-cell>
          <table:table-cell office:value-type="float" office:value="10933" calcext:value-type="float">
            <text:p>10933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0.476663" calcext:value-type="float">
            <text:p>100.476663</text:p>
          </table:table-cell>
          <table:table-cell office:value-type="float" office:value="99.466441" calcext:value-type="float">
            <text:p>99.466441</text:p>
          </table:table-cell>
          <table:table-cell office:value-type="float" office:value="0.925057" calcext:value-type="float">
            <text:p>0.92505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1440" calcext:value-type="float">
            <text:p>18641440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17720" calcext:value-type="float">
            <text:p>17720</text:p>
          </table:table-cell>
          <table:table-cell office:value-type="float" office:value="1216" calcext:value-type="float">
            <text:p>1216</text:p>
          </table:table-cell>
          <table:table-cell office:value-type="float" office:value="1.182899" calcext:value-type="float">
            <text:p>1.182899</text:p>
          </table:table-cell>
          <table:table-cell office:value-type="float" office:value="100.692109" calcext:value-type="float">
            <text:p>100.692109</text:p>
          </table:table-cell>
          <table:table-cell office:value-type="float" office:value="99.509211" calcext:value-type="float">
            <text:p>99.509211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112" calcext:value-type="float">
            <text:p>90112</text:p>
          </table:table-cell>
          <table:table-cell office:value-type="float" office:value="84680" calcext:value-type="float">
            <text:p>84680</text:p>
          </table:table-cell>
          <table:table-cell office:value-type="float" office:value="2230" calcext:value-type="float">
            <text:p>2230</text:p>
          </table:table-cell>
          <table:table-cell office:value-type="float" office:value="2102" calcext:value-type="float">
            <text:p>2102</text:p>
          </table:table-cell>
          <table:table-cell office:value-type="float" office:value="1.059391" calcext:value-type="float">
            <text:p>1.059391</text:p>
          </table:table-cell>
          <table:table-cell office:value-type="float" office:value="100.187457" calcext:value-type="float">
            <text:p>100.187457</text:p>
          </table:table-cell>
          <table:table-cell office:value-type="float" office:value="99.128066" calcext:value-type="float">
            <text:p>99.128066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92" calcext:value-type="float">
            <text:p>4392</text:p>
          </table:table-cell>
          <table:table-cell office:value-type="float" office:value="2584" calcext:value-type="float">
            <text:p>2584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1.038779" calcext:value-type="float">
            <text:p>1.038779</text:p>
          </table:table-cell>
          <table:table-cell office:value-type="float" office:value="99.195681" calcext:value-type="float">
            <text:p>99.195681</text:p>
          </table:table-cell>
          <table:table-cell office:value-type="float" office:value="98.156902" calcext:value-type="float">
            <text:p>98.15690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8" calcext:value-type="float">
            <text:p>1578</text:p>
          </table:table-cell>
          <table:table-cell office:value-type="float" office:value="1428" calcext:value-type="float">
            <text:p>142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.106027" calcext:value-type="float">
            <text:p>1.106027</text:p>
          </table:table-cell>
          <table:table-cell office:value-type="float" office:value="99.194055" calcext:value-type="float">
            <text:p>99.194055</text:p>
          </table:table-cell>
          <table:table-cell office:value-type="float" office:value="98.088028" calcext:value-type="float">
            <text:p>98.08802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48" calcext:value-type="float">
            <text:p>724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2.644648" calcext:value-type="float">
            <text:p>2.644648</text:p>
          </table:table-cell>
          <table:table-cell office:value-type="float" office:value="100.170704" calcext:value-type="float">
            <text:p>100.170704</text:p>
          </table:table-cell>
          <table:table-cell office:value-type="float" office:value="97.526057" calcext:value-type="float">
            <text:p>97.526057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11420512" calcext:value-type="float">
            <text:p>11420512</text:p>
          </table:table-cell>
          <table:table-cell office:value-type="float" office:value="17820" calcext:value-type="float">
            <text:p>17820</text:p>
          </table:table-cell>
          <table:table-cell office:value-type="float" office:value="10856" calcext:value-type="float">
            <text:p>10856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0.614477" calcext:value-type="float">
            <text:p>100.614477</text:p>
          </table:table-cell>
          <table:table-cell office:value-type="float" office:value="99.604224" calcext:value-type="float">
            <text:p>99.604224</text:p>
          </table:table-cell>
          <table:table-cell office:value-type="float" office:value="0.917271" calcext:value-type="float">
            <text:p>0.917271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5588" calcext:value-type="float">
            <text:p>18745588</text:p>
          </table:table-cell>
          <table:table-cell office:value-type="float" office:value="1337092" calcext:value-type="float">
            <text:p>1337092</text:p>
          </table:table-cell>
          <table:table-cell office:value-type="float" office:value="17819" calcext:value-type="float">
            <text:p>17819</text:p>
          </table:table-cell>
          <table:table-cell office:value-type="float" office:value="1271" calcext:value-type="float">
            <text:p>1271</text:p>
          </table:table-cell>
          <table:table-cell office:value-type="float" office:value="2.219516" calcext:value-type="float">
            <text:p>2.219516</text:p>
          </table:table-cell>
          <table:table-cell office:value-type="float" office:value="101.117588" calcext:value-type="float">
            <text:p>101.117588</text:p>
          </table:table-cell>
          <table:table-cell office:value-type="float" office:value="98.898072" calcext:value-type="float">
            <text:p>98.898072</text:p>
          </table:table-cell>
          <table:table-cell office:value-type="float" office:value="0.108159" calcext:value-type="float">
            <text:p>0.108159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800" calcext:value-type="float">
            <text:p>93800</text:p>
          </table:table-cell>
          <table:table-cell office:value-type="float" office:value="87928" calcext:value-type="float">
            <text:p>87928</text:p>
          </table:table-cell>
          <table:table-cell office:value-type="float" office:value="2321" calcext:value-type="float">
            <text:p>2321</text:p>
          </table:table-cell>
          <table:table-cell office:value-type="float" office:value="2182" calcext:value-type="float">
            <text:p>2182</text:p>
          </table:table-cell>
          <table:table-cell office:value-type="float" office:value="1.064414" calcext:value-type="float">
            <text:p>1.064414</text:p>
          </table:table-cell>
          <table:table-cell office:value-type="float" office:value="100.660329" calcext:value-type="float">
            <text:p>100.660329</text:p>
          </table:table-cell>
          <table:table-cell office:value-type="float" office:value="99.595915" calcext:value-type="float">
            <text:p>99.595915</text:p>
          </table:table-cell>
          <table:table-cell office:value-type="float" office:value="0.007063" calcext:value-type="float">
            <text:p>0.007063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88" calcext:value-type="float">
            <text:p>4688</text:p>
          </table:table-cell>
          <table:table-cell office:value-type="float" office:value="2392" calcext:value-type="float">
            <text:p>239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.03826" calcext:value-type="float">
            <text:p>1.03826</text:p>
          </table:table-cell>
          <table:table-cell office:value-type="float" office:value="101.269602" calcext:value-type="float">
            <text:p>101.269602</text:p>
          </table:table-cell>
          <table:table-cell office:value-type="float" office:value="100.231342" calcext:value-type="float">
            <text:p>100.23134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680" calcext:value-type="float">
            <text:p>168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.121113" calcext:value-type="float">
            <text:p>2.121113</text:p>
          </table:table-cell>
          <table:table-cell office:value-type="float" office:value="101.268156" calcext:value-type="float">
            <text:p>101.268156</text:p>
          </table:table-cell>
          <table:table-cell office:value-type="float" office:value="99.147043" calcext:value-type="float">
            <text:p>99.14704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152" calcext:value-type="float">
            <text:p>7152</text:p>
          </table:table-cell>
          <table:table-cell office:value-type="float" office:value="7008" calcext:value-type="float">
            <text:p>7008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3.538323" calcext:value-type="float">
            <text:p>3.538323</text:p>
          </table:table-cell>
          <table:table-cell office:value-type="float" office:value="100.142648" calcext:value-type="float">
            <text:p>100.142648</text:p>
          </table:table-cell>
          <table:table-cell office:value-type="float" office:value="96.604325" calcext:value-type="float">
            <text:p>96.60432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2643988" calcext:value-type="float">
            <text:p>12643988</text:p>
          </table:table-cell>
          <table:table-cell office:value-type="float" office:value="17919" calcext:value-type="float">
            <text:p>17919</text:p>
          </table:table-cell>
          <table:table-cell office:value-type="float" office:value="12019" calcext:value-type="float">
            <text:p>12019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100.417019" calcext:value-type="float">
            <text:p>100.417019</text:p>
          </table:table-cell>
          <table:table-cell office:value-type="float" office:value="99.399749" calcext:value-type="float">
            <text:p>99.399749</text:p>
          </table:table-cell>
          <table:table-cell office:value-type="float" office:value="1.017627" calcext:value-type="float">
            <text:p>1.01762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49736" calcext:value-type="float">
            <text:p>18849736</text:p>
          </table:table-cell>
          <table:table-cell office:value-type="float" office:value="966788" calcext:value-type="float">
            <text:p>966788</text:p>
          </table:table-cell>
          <table:table-cell office:value-type="float" office:value="17918" calcext:value-type="float">
            <text:p>17918</text:p>
          </table:table-cell>
          <table:table-cell office:value-type="float" office:value="919" calcext:value-type="float">
            <text:p>919</text:p>
          </table:table-cell>
          <table:table-cell office:value-type="float" office:value="1.237248" calcext:value-type="float">
            <text:p>1.237248</text:p>
          </table:table-cell>
          <table:table-cell office:value-type="float" office:value="100.422462" calcext:value-type="float">
            <text:p>100.422462</text:p>
          </table:table-cell>
          <table:table-cell office:value-type="float" office:value="99.185214" calcext:value-type="float">
            <text:p>99.185214</text:p>
          </table:table-cell>
          <table:table-cell office:value-type="float" office:value="0.077978" calcext:value-type="float">
            <text:p>0.077978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008" calcext:value-type="float">
            <text:p>79008</text:p>
          </table:table-cell>
          <table:table-cell office:value-type="float" office:value="73632" calcext:value-type="float">
            <text:p>73632</text:p>
          </table:table-cell>
          <table:table-cell office:value-type="float" office:value="1953" calcext:value-type="float">
            <text:p>1953</text:p>
          </table:table-cell>
          <table:table-cell office:value-type="float" office:value="1827" calcext:value-type="float">
            <text:p>1827</text:p>
          </table:table-cell>
          <table:table-cell office:value-type="float" office:value="1.087427" calcext:value-type="float">
            <text:p>1.087427</text:p>
          </table:table-cell>
          <table:table-cell office:value-type="float" office:value="100.535455" calcext:value-type="float">
            <text:p>100.535455</text:p>
          </table:table-cell>
          <table:table-cell office:value-type="float" office:value="99.448028" calcext:value-type="float">
            <text:p>99.448028</text:p>
          </table:table-cell>
          <table:table-cell office:value-type="float" office:value="0.005923" calcext:value-type="float">
            <text:p>0.005923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8" calcext:value-type="float">
            <text:p>4208</text:p>
          </table:table-cell>
          <table:table-cell office:value-type="float" office:value="1960" calcext:value-type="float">
            <text:p>1960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.042289" calcext:value-type="float">
            <text:p>1.042289</text:p>
          </table:table-cell>
          <table:table-cell office:value-type="float" office:value="99.702927" calcext:value-type="float">
            <text:p>99.702927</text:p>
          </table:table-cell>
          <table:table-cell office:value-type="float" office:value="98.660638" calcext:value-type="float">
            <text:p>98.66063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54" calcext:value-type="float">
            <text:p>1554</text:p>
          </table:table-cell>
          <table:table-cell office:value-type="float" office:value="1374" calcext:value-type="float">
            <text:p>137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.132465" calcext:value-type="float">
            <text:p>1.132465</text:p>
          </table:table-cell>
          <table:table-cell office:value-type="float" office:value="99.695838" calcext:value-type="float">
            <text:p>99.695838</text:p>
          </table:table-cell>
          <table:table-cell office:value-type="float" office:value="98.563374" calcext:value-type="float">
            <text:p>98.56337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816" calcext:value-type="float">
            <text:p>6816</text:p>
          </table:table-cell>
          <table:table-cell office:value-type="float" office:value="6720" calcext:value-type="float">
            <text:p>6720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2.691917" calcext:value-type="float">
            <text:p>2.691917</text:p>
          </table:table-cell>
          <table:table-cell office:value-type="float" office:value="99.267702" calcext:value-type="float">
            <text:p>99.267702</text:p>
          </table:table-cell>
          <table:table-cell office:value-type="float" office:value="96.575784" calcext:value-type="float">
            <text:p>96.575784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1622496" calcext:value-type="float">
            <text:p>11622496</text:p>
          </table:table-cell>
          <table:table-cell office:value-type="float" office:value="18019" calcext:value-type="float">
            <text:p>18019</text:p>
          </table:table-cell>
          <table:table-cell office:value-type="float" office:value="11048" calcext:value-type="float">
            <text:p>11048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603555" calcext:value-type="float">
            <text:p>100.603555</text:p>
          </table:table-cell>
          <table:table-cell office:value-type="float" office:value="99.596133" calcext:value-type="float">
            <text:p>99.596133</text:p>
          </table:table-cell>
          <table:table-cell office:value-type="float" office:value="0.93357" calcext:value-type="float">
            <text:p>0.93357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3884" calcext:value-type="float">
            <text:p>18953884</text:p>
          </table:table-cell>
          <table:table-cell office:value-type="float" office:value="1224528" calcext:value-type="float">
            <text:p>1224528</text:p>
          </table:table-cell>
          <table:table-cell office:value-type="float" office:value="18017" calcext:value-type="float">
            <text:p>18017</text:p>
          </table:table-cell>
          <table:table-cell office:value-type="float" office:value="1164" calcext:value-type="float">
            <text:p>1164</text:p>
          </table:table-cell>
          <table:table-cell office:value-type="float" office:value="1.879093" calcext:value-type="float">
            <text:p>1.879093</text:p>
          </table:table-cell>
          <table:table-cell office:value-type="float" office:value="101.111869" calcext:value-type="float">
            <text:p>101.111869</text:p>
          </table:table-cell>
          <table:table-cell office:value-type="float" office:value="99.232776" calcext:value-type="float">
            <text:p>99.232776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008" calcext:value-type="float">
            <text:p>95008</text:p>
          </table:table-cell>
          <table:table-cell office:value-type="float" office:value="89608" calcext:value-type="float">
            <text:p>89608</text:p>
          </table:table-cell>
          <table:table-cell office:value-type="float" office:value="2353" calcext:value-type="float">
            <text:p>2353</text:p>
          </table:table-cell>
          <table:table-cell office:value-type="float" office:value="2224" calcext:value-type="float">
            <text:p>2224</text:p>
          </table:table-cell>
          <table:table-cell office:value-type="float" office:value="1.711587" calcext:value-type="float">
            <text:p>1.711587</text:p>
          </table:table-cell>
          <table:table-cell office:value-type="float" office:value="100.606459" calcext:value-type="float">
            <text:p>100.606459</text:p>
          </table:table-cell>
          <table:table-cell office:value-type="float" office:value="98.894872" calcext:value-type="float">
            <text:p>98.894872</text:p>
          </table:table-cell>
          <table:table-cell office:value-type="float" office:value="0.007249" calcext:value-type="float">
            <text:p>0.00724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2008" calcext:value-type="float">
            <text:p>2008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.68021" calcext:value-type="float">
            <text:p>1.68021</text:p>
          </table:table-cell>
          <table:table-cell office:value-type="float" office:value="98.324867" calcext:value-type="float">
            <text:p>98.324867</text:p>
          </table:table-cell>
          <table:table-cell office:value-type="float" office:value="96.644657" calcext:value-type="float">
            <text:p>96.64465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0" calcext:value-type="float">
            <text:p>1710</text:p>
          </table:table-cell>
          <table:table-cell office:value-type="float" office:value="1500" calcext:value-type="float">
            <text:p>150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.757504" calcext:value-type="float">
            <text:p>1.757504</text:p>
          </table:table-cell>
          <table:table-cell office:value-type="float" office:value="96.497407" calcext:value-type="float">
            <text:p>96.497407</text:p>
          </table:table-cell>
          <table:table-cell office:value-type="float" office:value="94.739903" calcext:value-type="float">
            <text:p>94.73990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488" calcext:value-type="float">
            <text:p>74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.223423" calcext:value-type="float">
            <text:p>3.223423</text:p>
          </table:table-cell>
          <table:table-cell office:value-type="float" office:value="100.209907" calcext:value-type="float">
            <text:p>100.209907</text:p>
          </table:table-cell>
          <table:table-cell office:value-type="float" office:value="96.986485" calcext:value-type="float">
            <text:p>96.98648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1210112" calcext:value-type="float">
            <text:p>11210112</text:p>
          </table:table-cell>
          <table:table-cell office:value-type="float" office:value="18117" calcext:value-type="float">
            <text:p>18117</text:p>
          </table:table-cell>
          <table:table-cell office:value-type="float" office:value="10656" calcext:value-type="float">
            <text:p>10656</text:p>
          </table:table-cell>
          <table:table-cell office:value-type="float" office:value="1.020473" calcext:value-type="float">
            <text:p>1.020473</text:p>
          </table:table-cell>
          <table:table-cell office:value-type="float" office:value="100.493151" calcext:value-type="float">
            <text:p>100.493151</text:p>
          </table:table-cell>
          <table:table-cell office:value-type="float" office:value="99.472679" calcext:value-type="float">
            <text:p>99.472679</text:p>
          </table:table-cell>
          <table:table-cell office:value-type="float" office:value="0.901563" calcext:value-type="float">
            <text:p>0.90156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8032" calcext:value-type="float">
            <text:p>19058032</text:p>
          </table:table-cell>
          <table:table-cell office:value-type="float" office:value="1325520" calcext:value-type="float">
            <text:p>1325520</text:p>
          </table:table-cell>
          <table:table-cell office:value-type="float" office:value="18116" calcext:value-type="float">
            <text:p>18116</text:p>
          </table:table-cell>
          <table:table-cell office:value-type="float" office:value="1260" calcext:value-type="float">
            <text:p>1260</text:p>
          </table:table-cell>
          <table:table-cell office:value-type="float" office:value="1.194991" calcext:value-type="float">
            <text:p>1.194991</text:p>
          </table:table-cell>
          <table:table-cell office:value-type="float" office:value="101.019991" calcext:value-type="float">
            <text:p>101.019991</text:p>
          </table:table-cell>
          <table:table-cell office:value-type="float" office:value="99.824999" calcext:value-type="float">
            <text:p>99.824999</text:p>
          </table:table-cell>
          <table:table-cell office:value-type="float" office:value="0.106228" calcext:value-type="float">
            <text:p>0.10622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648" calcext:value-type="float">
            <text:p>94648</text:p>
          </table:table-cell>
          <table:table-cell office:value-type="float" office:value="88776" calcext:value-type="float">
            <text:p>88776</text:p>
          </table:table-cell>
          <table:table-cell office:value-type="float" office:value="2343" calcext:value-type="float">
            <text:p>2343</text:p>
          </table:table-cell>
          <table:table-cell office:value-type="float" office:value="2204" calcext:value-type="float">
            <text:p>2204</text:p>
          </table:table-cell>
          <table:table-cell office:value-type="float" office:value="1.065731" calcext:value-type="float">
            <text:p>1.065731</text:p>
          </table:table-cell>
          <table:table-cell office:value-type="float" office:value="100.494578" calcext:value-type="float">
            <text:p>100.494578</text:p>
          </table:table-cell>
          <table:table-cell office:value-type="float" office:value="99.428847" calcext:value-type="float">
            <text:p>99.428847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12" calcext:value-type="float">
            <text:p>4512</text:p>
          </table:table-cell>
          <table:table-cell office:value-type="float" office:value="2352" calcext:value-type="float">
            <text:p>235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1.033085" calcext:value-type="float">
            <text:p>1.033085</text:p>
          </table:table-cell>
          <table:table-cell office:value-type="float" office:value="101.153468" calcext:value-type="float">
            <text:p>101.153468</text:p>
          </table:table-cell>
          <table:table-cell office:value-type="float" office:value="100.120383" calcext:value-type="float">
            <text:p>100.12038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.106126" calcext:value-type="float">
            <text:p>1.106126</text:p>
          </table:table-cell>
          <table:table-cell office:value-type="float" office:value="101.151842" calcext:value-type="float">
            <text:p>101.151842</text:p>
          </table:table-cell>
          <table:table-cell office:value-type="float" office:value="100.045716" calcext:value-type="float">
            <text:p>100.04571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12" calcext:value-type="float">
            <text:p>691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.516407" calcext:value-type="float">
            <text:p>2.516407</text:p>
          </table:table-cell>
          <table:table-cell office:value-type="float" office:value="100.179712" calcext:value-type="float">
            <text:p>100.179712</text:p>
          </table:table-cell>
          <table:table-cell office:value-type="float" office:value="97.663305" calcext:value-type="float">
            <text:p>97.663305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1549908" calcext:value-type="float">
            <text:p>11549908</text:p>
          </table:table-cell>
          <table:table-cell office:value-type="float" office:value="18216" calcext:value-type="float">
            <text:p>18216</text:p>
          </table:table-cell>
          <table:table-cell office:value-type="float" office:value="10979" calcext:value-type="float">
            <text:p>10979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0.683341" calcext:value-type="float">
            <text:p>100.683341</text:p>
          </table:table-cell>
          <table:table-cell office:value-type="float" office:value="99.67512" calcext:value-type="float">
            <text:p>99.67512</text:p>
          </table:table-cell>
          <table:table-cell office:value-type="float" office:value="0.927004" calcext:value-type="float">
            <text:p>0.927004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2180" calcext:value-type="float">
            <text:p>19162180</text:p>
          </table:table-cell>
          <table:table-cell office:value-type="float" office:value="1181396" calcext:value-type="float">
            <text:p>1181396</text:p>
          </table:table-cell>
          <table:table-cell office:value-type="float" office:value="18215" calcext:value-type="float">
            <text:p>18215</text:p>
          </table:table-cell>
          <table:table-cell office:value-type="float" office:value="1123" calcext:value-type="float">
            <text:p>1123</text:p>
          </table:table-cell>
          <table:table-cell office:value-type="float" office:value="1.173535" calcext:value-type="float">
            <text:p>1.173535</text:p>
          </table:table-cell>
          <table:table-cell office:value-type="float" office:value="101.197985" calcext:value-type="float">
            <text:p>101.197985</text:p>
          </table:table-cell>
          <table:table-cell office:value-type="float" office:value="100.024451" calcext:value-type="float">
            <text:p>100.024451</text:p>
          </table:table-cell>
          <table:table-cell office:value-type="float" office:value="0.094489" calcext:value-type="float">
            <text:p>0.094489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320" calcext:value-type="float">
            <text:p>98320</text:p>
          </table:table-cell>
          <table:table-cell office:value-type="float" office:value="92392" calcext:value-type="float">
            <text:p>92392</text:p>
          </table:table-cell>
          <table:table-cell office:value-type="float" office:value="2433" calcext:value-type="float">
            <text:p>2433</text:p>
          </table:table-cell>
          <table:table-cell office:value-type="float" office:value="2294" calcext:value-type="float">
            <text:p>2294</text:p>
          </table:table-cell>
          <table:table-cell office:value-type="float" office:value="1.050537" calcext:value-type="float">
            <text:p>1.050537</text:p>
          </table:table-cell>
          <table:table-cell office:value-type="float" office:value="101.092606" calcext:value-type="float">
            <text:p>101.092606</text:p>
          </table:table-cell>
          <table:table-cell office:value-type="float" office:value="100.042069" calcext:value-type="float">
            <text:p>100.042069</text:p>
          </table:table-cell>
          <table:table-cell office:value-type="float" office:value="0.007388" calcext:value-type="float">
            <text:p>0.00738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96" calcext:value-type="float">
            <text:p>5296</text:p>
          </table:table-cell>
          <table:table-cell office:value-type="float" office:value="3056" calcext:value-type="float">
            <text:p>3056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.030266" calcext:value-type="float">
            <text:p>1.030266</text:p>
          </table:table-cell>
          <table:table-cell office:value-type="float" office:value="101.094273" calcext:value-type="float">
            <text:p>101.094273</text:p>
          </table:table-cell>
          <table:table-cell office:value-type="float" office:value="100.064007" calcext:value-type="float">
            <text:p>100.064007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584" calcext:value-type="float">
            <text:p>158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.080337" calcext:value-type="float">
            <text:p>1.080337</text:p>
          </table:table-cell>
          <table:table-cell office:value-type="float" office:value="101.104427" calcext:value-type="float">
            <text:p>101.104427</text:p>
          </table:table-cell>
          <table:table-cell office:value-type="float" office:value="100.02409" calcext:value-type="float">
            <text:p>100.0240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88" calcext:value-type="float">
            <text:p>7488</text:p>
          </table:table-cell>
          <table:table-cell office:value-type="float" office:value="7296" calcext:value-type="float">
            <text:p>7296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4.366159" calcext:value-type="float">
            <text:p>4.366159</text:p>
          </table:table-cell>
          <table:table-cell office:value-type="float" office:value="100.443618" calcext:value-type="float">
            <text:p>100.443618</text:p>
          </table:table-cell>
          <table:table-cell office:value-type="float" office:value="96.077459" calcext:value-type="float">
            <text:p>96.07745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1256400" calcext:value-type="float">
            <text:p>11256400</text:p>
          </table:table-cell>
          <table:table-cell office:value-type="float" office:value="18316" calcext:value-type="float">
            <text:p>18316</text:p>
          </table:table-cell>
          <table:table-cell office:value-type="float" office:value="10700" calcext:value-type="float">
            <text:p>10700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0.421541" calcext:value-type="float">
            <text:p>100.421541</text:p>
          </table:table-cell>
          <table:table-cell office:value-type="float" office:value="99.414099" calcext:value-type="float">
            <text:p>99.414099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6328" calcext:value-type="float">
            <text:p>19266328</text:p>
          </table:table-cell>
          <table:table-cell office:value-type="float" office:value="1218216" calcext:value-type="float">
            <text:p>1218216</text:p>
          </table:table-cell>
          <table:table-cell office:value-type="float" office:value="18314" calcext:value-type="float">
            <text:p>18314</text:p>
          </table:table-cell>
          <table:table-cell office:value-type="float" office:value="1158" calcext:value-type="float">
            <text:p>1158</text:p>
          </table:table-cell>
          <table:table-cell office:value-type="float" office:value="2.328227" calcext:value-type="float">
            <text:p>2.328227</text:p>
          </table:table-cell>
          <table:table-cell office:value-type="float" office:value="101.001203" calcext:value-type="float">
            <text:p>101.001203</text:p>
          </table:table-cell>
          <table:table-cell office:value-type="float" office:value="98.672976" calcext:value-type="float">
            <text:p>98.672976</text:p>
          </table:table-cell>
          <table:table-cell office:value-type="float" office:value="0.098768" calcext:value-type="float">
            <text:p>0.09876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3528" calcext:value-type="float">
            <text:p>103528</text:p>
          </table:table-cell>
          <table:table-cell office:value-type="float" office:value="98456" calcext:value-type="float">
            <text:p>98456</text:p>
          </table:table-cell>
          <table:table-cell office:value-type="float" office:value="2563" calcext:value-type="float">
            <text:p>2563</text:p>
          </table:table-cell>
          <table:table-cell office:value-type="float" office:value="2443" calcext:value-type="float">
            <text:p>2443</text:p>
          </table:table-cell>
          <table:table-cell office:value-type="float" office:value="1.129806" calcext:value-type="float">
            <text:p>1.129806</text:p>
          </table:table-cell>
          <table:table-cell office:value-type="float" office:value="100.471837" calcext:value-type="float">
            <text:p>100.471837</text:p>
          </table:table-cell>
          <table:table-cell office:value-type="float" office:value="99.342031" calcext:value-type="float">
            <text:p>99.342031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2" calcext:value-type="float">
            <text:p>4272</text:p>
          </table:table-cell>
          <table:table-cell office:value-type="float" office:value="2592" calcext:value-type="float">
            <text:p>2592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1.034889" calcext:value-type="float">
            <text:p>1.034889</text:p>
          </table:table-cell>
          <table:table-cell office:value-type="float" office:value="97.827434" calcext:value-type="float">
            <text:p>97.827434</text:p>
          </table:table-cell>
          <table:table-cell office:value-type="float" office:value="96.792545" calcext:value-type="float">
            <text:p>96.79254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0" calcext:value-type="float">
            <text:p>1710</text:p>
          </table:table-cell>
          <table:table-cell office:value-type="float" office:value="1500" calcext:value-type="float">
            <text:p>150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.207254" calcext:value-type="float">
            <text:p>2.207254</text:p>
          </table:table-cell>
          <table:table-cell office:value-type="float" office:value="99.315958" calcext:value-type="float">
            <text:p>99.315958</text:p>
          </table:table-cell>
          <table:table-cell office:value-type="float" office:value="97.108704" calcext:value-type="float">
            <text:p>97.10870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776" calcext:value-type="float">
            <text:p>777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3.767169" calcext:value-type="float">
            <text:p>3.767169</text:p>
          </table:table-cell>
          <table:table-cell office:value-type="float" office:value="100.446091" calcext:value-type="float">
            <text:p>100.446091</text:p>
          </table:table-cell>
          <table:table-cell office:value-type="float" office:value="96.678922" calcext:value-type="float">
            <text:p>96.678922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0901876" calcext:value-type="float">
            <text:p>10901876</text:p>
          </table:table-cell>
          <table:table-cell office:value-type="float" office:value="18415" calcext:value-type="float">
            <text:p>18415</text:p>
          </table:table-cell>
          <table:table-cell office:value-type="float" office:value="10363" calcext:value-type="float">
            <text:p>10363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503663" calcext:value-type="float">
            <text:p>100.503663</text:p>
          </table:table-cell>
          <table:table-cell office:value-type="float" office:value="99.496271" calcext:value-type="float">
            <text:p>99.496271</text:p>
          </table:table-cell>
          <table:table-cell office:value-type="float" office:value="0.876566" calcext:value-type="float">
            <text:p>0.87656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0476" calcext:value-type="float">
            <text:p>19370476</text:p>
          </table:table-cell>
          <table:table-cell office:value-type="float" office:value="1190864" calcext:value-type="float">
            <text:p>1190864</text:p>
          </table:table-cell>
          <table:table-cell office:value-type="float" office:value="18413" calcext:value-type="float">
            <text:p>18413</text:p>
          </table:table-cell>
          <table:table-cell office:value-type="float" office:value="1132" calcext:value-type="float">
            <text:p>1132</text:p>
          </table:table-cell>
          <table:table-cell office:value-type="float" office:value="1.179778" calcext:value-type="float">
            <text:p>1.179778</text:p>
          </table:table-cell>
          <table:table-cell office:value-type="float" office:value="100.548385" calcext:value-type="float">
            <text:p>100.548385</text:p>
          </table:table-cell>
          <table:table-cell office:value-type="float" office:value="99.368607" calcext:value-type="float">
            <text:p>99.368607</text:p>
          </table:table-cell>
          <table:table-cell office:value-type="float" office:value="0.095874" calcext:value-type="float">
            <text:p>0.095874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6920" calcext:value-type="float">
            <text:p>106920</text:p>
          </table:table-cell>
          <table:table-cell office:value-type="float" office:value="101776" calcext:value-type="float">
            <text:p>101776</text:p>
          </table:table-cell>
          <table:table-cell office:value-type="float" office:value="2649" calcext:value-type="float">
            <text:p>2649</text:p>
          </table:table-cell>
          <table:table-cell office:value-type="float" office:value="2526" calcext:value-type="float">
            <text:p>2526</text:p>
          </table:table-cell>
          <table:table-cell office:value-type="float" office:value="1.066885" calcext:value-type="float">
            <text:p>1.066885</text:p>
          </table:table-cell>
          <table:table-cell office:value-type="float" office:value="100.645751" calcext:value-type="float">
            <text:p>100.645751</text:p>
          </table:table-cell>
          <table:table-cell office:value-type="float" office:value="99.578867" calcext:value-type="float">
            <text:p>99.578867</text:p>
          </table:table-cell>
          <table:table-cell office:value-type="float" office:value="0.008177" calcext:value-type="float">
            <text:p>0.008177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40" calcext:value-type="float">
            <text:p>4640</text:p>
          </table:table-cell>
          <table:table-cell office:value-type="float" office:value="2736" calcext:value-type="float">
            <text:p>2736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00.552811" calcext:value-type="float">
            <text:p>100.552811</text:p>
          </table:table-cell>
          <table:table-cell office:value-type="float" office:value="99.506338" calcext:value-type="float">
            <text:p>99.50633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680" calcext:value-type="float">
            <text:p>168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1.102667" calcext:value-type="float">
            <text:p>1.102667</text:p>
          </table:table-cell>
          <table:table-cell office:value-type="float" office:value="100.551225" calcext:value-type="float">
            <text:p>100.551225</text:p>
          </table:table-cell>
          <table:table-cell office:value-type="float" office:value="99.448559" calcext:value-type="float">
            <text:p>99.44855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152" calcext:value-type="float">
            <text:p>7152</text:p>
          </table:table-cell>
          <table:table-cell office:value-type="float" office:value="7008" calcext:value-type="float">
            <text:p>7008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3.553478" calcext:value-type="float">
            <text:p>3.553478</text:p>
          </table:table-cell>
          <table:table-cell office:value-type="float" office:value="99.962435" calcext:value-type="float">
            <text:p>99.962435</text:p>
          </table:table-cell>
          <table:table-cell office:value-type="float" office:value="96.408957" calcext:value-type="float">
            <text:p>96.408957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11428928" calcext:value-type="float">
            <text:p>11428928</text:p>
          </table:table-cell>
          <table:table-cell office:value-type="float" office:value="18513" calcext:value-type="float">
            <text:p>18513</text:p>
          </table:table-cell>
          <table:table-cell office:value-type="float" office:value="10864" calcext:value-type="float">
            <text:p>10864</text:p>
          </table:table-cell>
          <table:table-cell office:value-type="float" office:value="1.02109" calcext:value-type="float">
            <text:p>1.02109</text:p>
          </table:table-cell>
          <table:table-cell office:value-type="float" office:value="100.498898" calcext:value-type="float">
            <text:p>100.498898</text:p>
          </table:table-cell>
          <table:table-cell office:value-type="float" office:value="99.477808" calcext:value-type="float">
            <text:p>99.477808</text:p>
          </table:table-cell>
          <table:table-cell office:value-type="float" office:value="0.919114" calcext:value-type="float">
            <text:p>0.919114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4624" calcext:value-type="float">
            <text:p>19474624</text:p>
          </table:table-cell>
          <table:table-cell office:value-type="float" office:value="1172980" calcext:value-type="float">
            <text:p>1172980</text:p>
          </table:table-cell>
          <table:table-cell office:value-type="float" office:value="18512" calcext:value-type="float">
            <text:p>18512</text:p>
          </table:table-cell>
          <table:table-cell office:value-type="float" office:value="1115" calcext:value-type="float">
            <text:p>1115</text:p>
          </table:table-cell>
          <table:table-cell office:value-type="float" office:value="1.491972" calcext:value-type="float">
            <text:p>1.491972</text:p>
          </table:table-cell>
          <table:table-cell office:value-type="float" office:value="100.564148" calcext:value-type="float">
            <text:p>100.564148</text:p>
          </table:table-cell>
          <table:table-cell office:value-type="float" office:value="99.072176" calcext:value-type="float">
            <text:p>99.072176</text:p>
          </table:table-cell>
          <table:table-cell office:value-type="float" office:value="0.094717" calcext:value-type="float">
            <text:p>0.094717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456" calcext:value-type="float">
            <text:p>92456</text:p>
          </table:table-cell>
          <table:table-cell office:value-type="float" office:value="87224" calcext:value-type="float">
            <text:p>87224</text:p>
          </table:table-cell>
          <table:table-cell office:value-type="float" office:value="2289" calcext:value-type="float">
            <text:p>2289</text:p>
          </table:table-cell>
          <table:table-cell office:value-type="float" office:value="2164" calcext:value-type="float">
            <text:p>2164</text:p>
          </table:table-cell>
          <table:table-cell office:value-type="float" office:value="1.341631" calcext:value-type="float">
            <text:p>1.341631</text:p>
          </table:table-cell>
          <table:table-cell office:value-type="float" office:value="100.565702" calcext:value-type="float">
            <text:p>100.565702</text:p>
          </table:table-cell>
          <table:table-cell office:value-type="float" office:value="99.224071" calcext:value-type="float">
            <text:p>99.22407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.293107" calcext:value-type="float">
            <text:p>1.293107</text:p>
          </table:table-cell>
          <table:table-cell office:value-type="float" office:value="99.926146" calcext:value-type="float">
            <text:p>99.926146</text:p>
          </table:table-cell>
          <table:table-cell office:value-type="float" office:value="98.633039" calcext:value-type="float">
            <text:p>98.63303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.398474" calcext:value-type="float">
            <text:p>1.398474</text:p>
          </table:table-cell>
          <table:table-cell office:value-type="float" office:value="99.857168" calcext:value-type="float">
            <text:p>99.857168</text:p>
          </table:table-cell>
          <table:table-cell office:value-type="float" office:value="98.458693" calcext:value-type="float">
            <text:p>98.45869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016" calcext:value-type="float">
            <text:p>8016</text:p>
          </table:table-cell>
          <table:table-cell office:value-type="float" office:value="7920" calcext:value-type="float">
            <text:p>7920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3.67243" calcext:value-type="float">
            <text:p>3.67243</text:p>
          </table:table-cell>
          <table:table-cell office:value-type="float" office:value="99.453958" calcext:value-type="float">
            <text:p>99.453958</text:p>
          </table:table-cell>
          <table:table-cell office:value-type="float" office:value="95.781528" calcext:value-type="float">
            <text:p>95.781528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11150148" calcext:value-type="float">
            <text:p>11150148</text:p>
          </table:table-cell>
          <table:table-cell office:value-type="float" office:value="18612" calcext:value-type="float">
            <text:p>18612</text:p>
          </table:table-cell>
          <table:table-cell office:value-type="float" office:value="10599" calcext:value-type="float">
            <text:p>1059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00.513035" calcext:value-type="float">
            <text:p>100.513035</text:p>
          </table:table-cell>
          <table:table-cell office:value-type="float" office:value="99.503543" calcext:value-type="float">
            <text:p>99.503543</text:p>
          </table:table-cell>
          <table:table-cell office:value-type="float" office:value="0.896462" calcext:value-type="float">
            <text:p>0.89646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8772" calcext:value-type="float">
            <text:p>19578772</text:p>
          </table:table-cell>
          <table:table-cell office:value-type="float" office:value="1358132" calcext:value-type="float">
            <text:p>1358132</text:p>
          </table:table-cell>
          <table:table-cell office:value-type="float" office:value="18611" calcext:value-type="float">
            <text:p>18611</text:p>
          </table:table-cell>
          <table:table-cell office:value-type="float" office:value="1291" calcext:value-type="float">
            <text:p>1291</text:p>
          </table:table-cell>
          <table:table-cell office:value-type="float" office:value="1.192652" calcext:value-type="float">
            <text:p>1.192652</text:p>
          </table:table-cell>
          <table:table-cell office:value-type="float" office:value="101.279593" calcext:value-type="float">
            <text:p>101.279593</text:p>
          </table:table-cell>
          <table:table-cell office:value-type="float" office:value="100.086941" calcext:value-type="float">
            <text:p>100.086941</text:p>
          </table:table-cell>
          <table:table-cell office:value-type="float" office:value="0.108556" calcext:value-type="float">
            <text:p>0.10855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792" calcext:value-type="float">
            <text:p>93792</text:p>
          </table:table-cell>
          <table:table-cell office:value-type="float" office:value="88464" calcext:value-type="float">
            <text:p>88464</text:p>
          </table:table-cell>
          <table:table-cell office:value-type="float" office:value="2321" calcext:value-type="float">
            <text:p>2321</text:p>
          </table:table-cell>
          <table:table-cell office:value-type="float" office:value="2195" calcext:value-type="float">
            <text:p>2195</text:p>
          </table:table-cell>
          <table:table-cell office:value-type="float" office:value="1.063352" calcext:value-type="float">
            <text:p>1.063352</text:p>
          </table:table-cell>
          <table:table-cell office:value-type="float" office:value="100.768863" calcext:value-type="float">
            <text:p>100.768863</text:p>
          </table:table-cell>
          <table:table-cell office:value-type="float" office:value="99.705511" calcext:value-type="float">
            <text:p>99.705511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6" calcext:value-type="float">
            <text:p>4416</text:p>
          </table:table-cell>
          <table:table-cell office:value-type="float" office:value="2064" calcext:value-type="float">
            <text:p>2064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1.031717" calcext:value-type="float">
            <text:p>1.031717</text:p>
          </table:table-cell>
          <table:table-cell office:value-type="float" office:value="101.293451" calcext:value-type="float">
            <text:p>101.293451</text:p>
          </table:table-cell>
          <table:table-cell office:value-type="float" office:value="100.261735" calcext:value-type="float">
            <text:p>100.26173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60" calcext:value-type="float">
            <text:p>1860</text:p>
          </table:table-cell>
          <table:table-cell office:value-type="float" office:value="1710" calcext:value-type="float">
            <text:p>171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.099134" calcext:value-type="float">
            <text:p>1.099134</text:p>
          </table:table-cell>
          <table:table-cell office:value-type="float" office:value="101.282283" calcext:value-type="float">
            <text:p>101.282283</text:p>
          </table:table-cell>
          <table:table-cell office:value-type="float" office:value="100.183149" calcext:value-type="float">
            <text:p>100.18314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72" calcext:value-type="float">
            <text:p>7872</text:p>
          </table:table-cell>
          <table:table-cell office:value-type="float" office:value="7680" calcext:value-type="float">
            <text:p>768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3.476751" calcext:value-type="float">
            <text:p>3.476751</text:p>
          </table:table-cell>
          <table:table-cell office:value-type="float" office:value="100.767337" calcext:value-type="float">
            <text:p>100.767337</text:p>
          </table:table-cell>
          <table:table-cell office:value-type="float" office:value="97.290585" calcext:value-type="float">
            <text:p>97.290585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1545700" calcext:value-type="float">
            <text:p>11545700</text:p>
          </table:table-cell>
          <table:table-cell office:value-type="float" office:value="18712" calcext:value-type="float">
            <text:p>18712</text:p>
          </table:table-cell>
          <table:table-cell office:value-type="float" office:value="10975" calcext:value-type="float">
            <text:p>10975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0.504144" calcext:value-type="float">
            <text:p>100.504144</text:p>
          </table:table-cell>
          <table:table-cell office:value-type="float" office:value="99.494823" calcext:value-type="float">
            <text:p>99.494823</text:p>
          </table:table-cell>
          <table:table-cell office:value-type="float" office:value="0.928346" calcext:value-type="float">
            <text:p>0.92834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2920" calcext:value-type="float">
            <text:p>19682920</text:p>
          </table:table-cell>
          <table:table-cell office:value-type="float" office:value="1261348" calcext:value-type="float">
            <text:p>1261348</text:p>
          </table:table-cell>
          <table:table-cell office:value-type="float" office:value="18710" calcext:value-type="float">
            <text:p>18710</text:p>
          </table:table-cell>
          <table:table-cell office:value-type="float" office:value="1199" calcext:value-type="float">
            <text:p>1199</text:p>
          </table:table-cell>
          <table:table-cell office:value-type="float" office:value="1.182611" calcext:value-type="float">
            <text:p>1.182611</text:p>
          </table:table-cell>
          <table:table-cell office:value-type="float" office:value="100.984118" calcext:value-type="float">
            <text:p>100.984118</text:p>
          </table:table-cell>
          <table:table-cell office:value-type="float" office:value="99.801506" calcext:value-type="float">
            <text:p>99.801506</text:p>
          </table:table-cell>
          <table:table-cell office:value-type="float" office:value="0.101109" calcext:value-type="float">
            <text:p>0.10110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400" calcext:value-type="float">
            <text:p>81400</text:p>
          </table:table-cell>
          <table:table-cell office:value-type="float" office:value="75968" calcext:value-type="float">
            <text:p>75968</text:p>
          </table:table-cell>
          <table:table-cell office:value-type="float" office:value="2012" calcext:value-type="float">
            <text:p>2012</text:p>
          </table:table-cell>
          <table:table-cell office:value-type="float" office:value="1884" calcext:value-type="float">
            <text:p>1884</text:p>
          </table:table-cell>
          <table:table-cell office:value-type="float" office:value="1.064013" calcext:value-type="float">
            <text:p>1.064013</text:p>
          </table:table-cell>
          <table:table-cell office:value-type="float" office:value="100.509954" calcext:value-type="float">
            <text:p>100.509954</text:p>
          </table:table-cell>
          <table:table-cell office:value-type="float" office:value="99.445941" calcext:value-type="float">
            <text:p>99.445941</text:p>
          </table:table-cell>
          <table:table-cell office:value-type="float" office:value="0.006111" calcext:value-type="float">
            <text:p>0.00611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8" calcext:value-type="float">
            <text:p>4008</text:p>
          </table:table-cell>
          <table:table-cell office:value-type="float" office:value="1952" calcext:value-type="float">
            <text:p>195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.044668" calcext:value-type="float">
            <text:p>1.044668</text:p>
          </table:table-cell>
          <table:table-cell office:value-type="float" office:value="100.508547" calcext:value-type="float">
            <text:p>100.508547</text:p>
          </table:table-cell>
          <table:table-cell office:value-type="float" office:value="99.463879" calcext:value-type="float">
            <text:p>99.46387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98" calcext:value-type="float">
            <text:p>1398</text:p>
          </table:table-cell>
          <table:table-cell office:value-type="float" office:value="1248" calcext:value-type="float">
            <text:p>12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.110961" calcext:value-type="float">
            <text:p>1.110961</text:p>
          </table:table-cell>
          <table:table-cell office:value-type="float" office:value="100.511288" calcext:value-type="float">
            <text:p>100.511288</text:p>
          </table:table-cell>
          <table:table-cell office:value-type="float" office:value="99.400326" calcext:value-type="float">
            <text:p>99.40032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352" calcext:value-type="float">
            <text:p>8352</text:p>
          </table:table-cell>
          <table:table-cell office:value-type="float" office:value="8208" calcext:value-type="float">
            <text:p>8208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3.812742" calcext:value-type="float">
            <text:p>3.812742</text:p>
          </table:table-cell>
          <table:table-cell office:value-type="float" office:value="100.4068" calcext:value-type="float">
            <text:p>100.4068</text:p>
          </table:table-cell>
          <table:table-cell office:value-type="float" office:value="96.594058" calcext:value-type="float">
            <text:p>96.59405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1365808" calcext:value-type="float">
            <text:p>11365808</text:p>
          </table:table-cell>
          <table:table-cell office:value-type="float" office:value="18810" calcext:value-type="float">
            <text:p>18810</text:p>
          </table:table-cell>
          <table:table-cell office:value-type="float" office:value="10804" calcext:value-type="float">
            <text:p>10804</text:p>
          </table:table-cell>
          <table:table-cell office:value-type="float" office:value="1.025559" calcext:value-type="float">
            <text:p>1.025559</text:p>
          </table:table-cell>
          <table:table-cell office:value-type="float" office:value="100.496258" calcext:value-type="float">
            <text:p>100.496258</text:p>
          </table:table-cell>
          <table:table-cell office:value-type="float" office:value="99.470698" calcext:value-type="float">
            <text:p>99.470698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60" calcext:value-type="float">
            <text:p>696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99.79955" calcext:value-type="float">
            <text:p>99.79955</text:p>
          </table:table-cell>
          <table:table-cell office:value-type="float" office:value="98.787161" calcext:value-type="float">
            <text:p>98.787161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7068" calcext:value-type="float">
            <text:p>19787068</text:p>
          </table:table-cell>
          <table:table-cell office:value-type="float" office:value="1200332" calcext:value-type="float">
            <text:p>1200332</text:p>
          </table:table-cell>
          <table:table-cell office:value-type="float" office:value="18809" calcext:value-type="float">
            <text:p>18809</text:p>
          </table:table-cell>
          <table:table-cell office:value-type="float" office:value="1141" calcext:value-type="float">
            <text:p>1141</text:p>
          </table:table-cell>
          <table:table-cell office:value-type="float" office:value="1.237447" calcext:value-type="float">
            <text:p>1.237447</text:p>
          </table:table-cell>
          <table:table-cell office:value-type="float" office:value="100.551785" calcext:value-type="float">
            <text:p>100.551785</text:p>
          </table:table-cell>
          <table:table-cell office:value-type="float" office:value="99.314338" calcext:value-type="float">
            <text:p>99.314338</text:p>
          </table:table-cell>
          <table:table-cell office:value-type="float" office:value="0.09669" calcext:value-type="float">
            <text:p>0.0966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464" calcext:value-type="float">
            <text:p>91464</text:p>
          </table:table-cell>
          <table:table-cell office:value-type="float" office:value="85448" calcext:value-type="float">
            <text:p>85448</text:p>
          </table:table-cell>
          <table:table-cell office:value-type="float" office:value="2263" calcext:value-type="float">
            <text:p>2263</text:p>
          </table:table-cell>
          <table:table-cell office:value-type="float" office:value="2121" calcext:value-type="float">
            <text:p>2121</text:p>
          </table:table-cell>
          <table:table-cell office:value-type="float" office:value="1.071258" calcext:value-type="float">
            <text:p>1.071258</text:p>
          </table:table-cell>
          <table:table-cell office:value-type="float" office:value="100.903165" calcext:value-type="float">
            <text:p>100.903165</text:p>
          </table:table-cell>
          <table:table-cell office:value-type="float" office:value="99.831907" calcext:value-type="float">
            <text:p>99.831907</text:p>
          </table:table-cell>
          <table:table-cell office:value-type="float" office:value="0.006847" calcext:value-type="float">
            <text:p>0.006847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04" calcext:value-type="float">
            <text:p>4504</text:p>
          </table:table-cell>
          <table:table-cell office:value-type="float" office:value="2256" calcext:value-type="float">
            <text:p>225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.039361" calcext:value-type="float">
            <text:p>1.039361</text:p>
          </table:table-cell>
          <table:table-cell office:value-type="float" office:value="100.392696" calcext:value-type="float">
            <text:p>100.392696</text:p>
          </table:table-cell>
          <table:table-cell office:value-type="float" office:value="99.353334" calcext:value-type="float">
            <text:p>99.35333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8" calcext:value-type="float">
            <text:p>1668</text:p>
          </table:table-cell>
          <table:table-cell office:value-type="float" office:value="1518" calcext:value-type="float">
            <text:p>151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.133103" calcext:value-type="float">
            <text:p>1.133103</text:p>
          </table:table-cell>
          <table:table-cell office:value-type="float" office:value="100.39123" calcext:value-type="float">
            <text:p>100.39123</text:p>
          </table:table-cell>
          <table:table-cell office:value-type="float" office:value="99.258126" calcext:value-type="float">
            <text:p>99.25812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1013388" calcext:value-type="float">
            <text:p>11013388</text:p>
          </table:table-cell>
          <table:table-cell office:value-type="float" office:value="18910" calcext:value-type="float">
            <text:p>18910</text:p>
          </table:table-cell>
          <table:table-cell office:value-type="float" office:value="10469" calcext:value-type="float">
            <text:p>10469</text:p>
          </table:table-cell>
          <table:table-cell office:value-type="float" office:value="1.015441" calcext:value-type="float">
            <text:p>1.015441</text:p>
          </table:table-cell>
          <table:table-cell office:value-type="float" office:value="100.611199" calcext:value-type="float">
            <text:p>100.611199</text:p>
          </table:table-cell>
          <table:table-cell office:value-type="float" office:value="99.595758" calcext:value-type="float">
            <text:p>99.595758</text:p>
          </table:table-cell>
          <table:table-cell office:value-type="float" office:value="0.884647" calcext:value-type="float">
            <text:p>0.884647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1216" calcext:value-type="float">
            <text:p>19891216</text:p>
          </table:table-cell>
          <table:table-cell office:value-type="float" office:value="1404420" calcext:value-type="float">
            <text:p>1404420</text:p>
          </table:table-cell>
          <table:table-cell office:value-type="float" office:value="18908" calcext:value-type="float">
            <text:p>18908</text:p>
          </table:table-cell>
          <table:table-cell office:value-type="float" office:value="1335" calcext:value-type="float">
            <text:p>1335</text:p>
          </table:table-cell>
          <table:table-cell office:value-type="float" office:value="1.560494" calcext:value-type="float">
            <text:p>1.560494</text:p>
          </table:table-cell>
          <table:table-cell office:value-type="float" office:value="100.851415" calcext:value-type="float">
            <text:p>100.851415</text:p>
          </table:table-cell>
          <table:table-cell office:value-type="float" office:value="99.290921" calcext:value-type="float">
            <text:p>99.290921</text:p>
          </table:table-cell>
          <table:table-cell office:value-type="float" office:value="0.113156" calcext:value-type="float">
            <text:p>0.113156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832" calcext:value-type="float">
            <text:p>88832</text:p>
          </table:table-cell>
          <table:table-cell office:value-type="float" office:value="83272" calcext:value-type="float">
            <text:p>83272</text:p>
          </table:table-cell>
          <table:table-cell office:value-type="float" office:value="2196" calcext:value-type="float">
            <text:p>2196</text:p>
          </table:table-cell>
          <table:table-cell office:value-type="float" office:value="2066" calcext:value-type="float">
            <text:p>2066</text:p>
          </table:table-cell>
          <table:table-cell office:value-type="float" office:value="1.344107" calcext:value-type="float">
            <text:p>1.344107</text:p>
          </table:table-cell>
          <table:table-cell office:value-type="float" office:value="100.350126" calcext:value-type="float">
            <text:p>100.350126</text:p>
          </table:table-cell>
          <table:table-cell office:value-type="float" office:value="99.00602" calcext:value-type="float">
            <text:p>99.00602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96" calcext:value-type="float">
            <text:p>4696</text:p>
          </table:table-cell>
          <table:table-cell office:value-type="float" office:value="2208" calcext:value-type="float">
            <text:p>2208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1.300985" calcext:value-type="float">
            <text:p>1.300985</text:p>
          </table:table-cell>
          <table:table-cell office:value-type="float" office:value="100.348652" calcext:value-type="float">
            <text:p>100.348652</text:p>
          </table:table-cell>
          <table:table-cell office:value-type="float" office:value="99.047667" calcext:value-type="float">
            <text:p>99.04766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8" calcext:value-type="float">
            <text:p>1608</text:p>
          </table:table-cell>
          <table:table-cell office:value-type="float" office:value="1518" calcext:value-type="float">
            <text:p>151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.411975" calcext:value-type="float">
            <text:p>1.411975</text:p>
          </table:table-cell>
          <table:table-cell office:value-type="float" office:value="100.334643" calcext:value-type="float">
            <text:p>100.334643</text:p>
          </table:table-cell>
          <table:table-cell office:value-type="float" office:value="98.922668" calcext:value-type="float">
            <text:p>98.9226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728" calcext:value-type="float">
            <text:p>7728</text:p>
          </table:table-cell>
          <table:table-cell office:value-type="float" office:value="7680" calcext:value-type="float">
            <text:p>768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4.168009" calcext:value-type="float">
            <text:p>4.168009</text:p>
          </table:table-cell>
          <table:table-cell office:value-type="float" office:value="100.36358" calcext:value-type="float">
            <text:p>100.36358</text:p>
          </table:table-cell>
          <table:table-cell office:value-type="float" office:value="96.19557" calcext:value-type="float">
            <text:p>96.19557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2215824" calcext:value-type="float">
            <text:p>12215824</text:p>
          </table:table-cell>
          <table:table-cell office:value-type="float" office:value="19009" calcext:value-type="float">
            <text:p>19009</text:p>
          </table:table-cell>
          <table:table-cell office:value-type="float" office:value="11612" calcext:value-type="float">
            <text:p>11612</text:p>
          </table:table-cell>
          <table:table-cell office:value-type="float" office:value="1.010241" calcext:value-type="float">
            <text:p>1.010241</text:p>
          </table:table-cell>
          <table:table-cell office:value-type="float" office:value="100.501761" calcext:value-type="float">
            <text:p>100.501761</text:p>
          </table:table-cell>
          <table:table-cell office:value-type="float" office:value="99.49152" calcext:value-type="float">
            <text:p>99.49152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5364" calcext:value-type="float">
            <text:p>19995364</text:p>
          </table:table-cell>
          <table:table-cell office:value-type="float" office:value="1115120" calcext:value-type="float">
            <text:p>1115120</text:p>
          </table:table-cell>
          <table:table-cell office:value-type="float" office:value="19007" calcext:value-type="float">
            <text:p>19007</text:p>
          </table:table-cell>
          <table:table-cell office:value-type="float" office:value="1060" calcext:value-type="float">
            <text:p>1060</text:p>
          </table:table-cell>
          <table:table-cell office:value-type="float" office:value="1.517925" calcext:value-type="float">
            <text:p>1.517925</text:p>
          </table:table-cell>
          <table:table-cell office:value-type="float" office:value="100.539043" calcext:value-type="float">
            <text:p>100.539043</text:p>
          </table:table-cell>
          <table:table-cell office:value-type="float" office:value="99.021118" calcext:value-type="float">
            <text:p>99.021118</text:p>
          </table:table-cell>
          <table:table-cell office:value-type="float" office:value="0.090091" calcext:value-type="float">
            <text:p>0.09009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336" calcext:value-type="float">
            <text:p>84336</text:p>
          </table:table-cell>
          <table:table-cell office:value-type="float" office:value="79376" calcext:value-type="float">
            <text:p>79376</text:p>
          </table:table-cell>
          <table:table-cell office:value-type="float" office:value="2087" calcext:value-type="float">
            <text:p>2087</text:p>
          </table:table-cell>
          <table:table-cell office:value-type="float" office:value="1971" calcext:value-type="float">
            <text:p>1971</text:p>
          </table:table-cell>
          <table:table-cell office:value-type="float" office:value="1.339875" calcext:value-type="float">
            <text:p>1.339875</text:p>
          </table:table-cell>
          <table:table-cell office:value-type="float" office:value="100.63657" calcext:value-type="float">
            <text:p>100.63657</text:p>
          </table:table-cell>
          <table:table-cell office:value-type="float" office:value="99.296695" calcext:value-type="float">
            <text:p>99.296695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6" calcext:value-type="float">
            <text:p>4176</text:p>
          </table:table-cell>
          <table:table-cell office:value-type="float" office:value="2112" calcext:value-type="float">
            <text:p>211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.296873" calcext:value-type="float">
            <text:p>1.296873</text:p>
          </table:table-cell>
          <table:table-cell office:value-type="float" office:value="100.635003" calcext:value-type="float">
            <text:p>100.635003</text:p>
          </table:table-cell>
          <table:table-cell office:value-type="float" office:value="99.33813" calcext:value-type="float">
            <text:p>99.33813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8" calcext:value-type="float">
            <text:p>1428</text:p>
          </table:table-cell>
          <table:table-cell office:value-type="float" office:value="1338" calcext:value-type="float">
            <text:p>133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.397098" calcext:value-type="float">
            <text:p>1.397098</text:p>
          </table:table-cell>
          <table:table-cell office:value-type="float" office:value="94.759762" calcext:value-type="float">
            <text:p>94.759762</text:p>
          </table:table-cell>
          <table:table-cell office:value-type="float" office:value="93.362664" calcext:value-type="float">
            <text:p>93.36266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422" calcext:value-type="float">
            <text:p>742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.167723" calcext:value-type="float">
            <text:p>4.167723</text:p>
          </table:table-cell>
          <table:table-cell office:value-type="float" office:value="100.639403" calcext:value-type="float">
            <text:p>100.639403</text:p>
          </table:table-cell>
          <table:table-cell office:value-type="float" office:value="96.47168" calcext:value-type="float">
            <text:p>96.47168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2399924" calcext:value-type="float">
            <text:p>12399924</text:p>
          </table:table-cell>
          <table:table-cell office:value-type="float" office:value="19108" calcext:value-type="float">
            <text:p>19108</text:p>
          </table:table-cell>
          <table:table-cell office:value-type="float" office:value="11787" calcext:value-type="float">
            <text:p>11787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0.958272" calcext:value-type="float">
            <text:p>100.958272</text:p>
          </table:table-cell>
          <table:table-cell office:value-type="float" office:value="99.94979" calcext:value-type="float">
            <text:p>99.94979</text:p>
          </table:table-cell>
          <table:table-cell office:value-type="float" office:value="0.992492" calcext:value-type="float">
            <text:p>0.99249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099512" calcext:value-type="float">
            <text:p>20099512</text:p>
          </table:table-cell>
          <table:table-cell office:value-type="float" office:value="1114068" calcext:value-type="float">
            <text:p>1114068</text:p>
          </table:table-cell>
          <table:table-cell office:value-type="float" office:value="19106" calcext:value-type="float">
            <text:p>19106</text:p>
          </table:table-cell>
          <table:table-cell office:value-type="float" office:value="1059" calcext:value-type="float">
            <text:p>1059</text:p>
          </table:table-cell>
          <table:table-cell office:value-type="float" office:value="1.182149" calcext:value-type="float">
            <text:p>1.182149</text:p>
          </table:table-cell>
          <table:table-cell office:value-type="float" office:value="100.558883" calcext:value-type="float">
            <text:p>100.558883</text:p>
          </table:table-cell>
          <table:table-cell office:value-type="float" office:value="99.376734" calcext:value-type="float">
            <text:p>99.376734</text:p>
          </table:table-cell>
          <table:table-cell office:value-type="float" office:value="0.089684" calcext:value-type="float">
            <text:p>0.089684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544" calcext:value-type="float">
            <text:p>90544</text:p>
          </table:table-cell>
          <table:table-cell office:value-type="float" office:value="86184" calcext:value-type="float">
            <text:p>86184</text:p>
          </table:table-cell>
          <table:table-cell office:value-type="float" office:value="2244" calcext:value-type="float">
            <text:p>2244</text:p>
          </table:table-cell>
          <table:table-cell office:value-type="float" office:value="2141" calcext:value-type="float">
            <text:p>2141</text:p>
          </table:table-cell>
          <table:table-cell office:value-type="float" office:value="1.063513" calcext:value-type="float">
            <text:p>1.063513</text:p>
          </table:table-cell>
          <table:table-cell office:value-type="float" office:value="100.964153" calcext:value-type="float">
            <text:p>100.964153</text:p>
          </table:table-cell>
          <table:table-cell office:value-type="float" office:value="99.90064" calcext:value-type="float">
            <text:p>99.90064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76" calcext:value-type="float">
            <text:p>3776</text:p>
          </table:table-cell>
          <table:table-cell office:value-type="float" office:value="2304" calcext:value-type="float">
            <text:p>230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.036209" calcext:value-type="float">
            <text:p>1.036209</text:p>
          </table:table-cell>
          <table:table-cell office:value-type="float" office:value="100.43526" calcext:value-type="float">
            <text:p>100.43526</text:p>
          </table:table-cell>
          <table:table-cell office:value-type="float" office:value="99.399051" calcext:value-type="float">
            <text:p>99.39905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230" calcext:value-type="float">
            <text:p>123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.105178" calcext:value-type="float">
            <text:p>1.105178</text:p>
          </table:table-cell>
          <table:table-cell office:value-type="float" office:value="100.436634" calcext:value-type="float">
            <text:p>100.436634</text:p>
          </table:table-cell>
          <table:table-cell office:value-type="float" office:value="99.331456" calcext:value-type="float">
            <text:p>99.331456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672" calcext:value-type="float">
            <text:p>6672</text:p>
          </table:table-cell>
          <table:table-cell office:value-type="float" office:value="6480" calcext:value-type="float">
            <text:p>6480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4.732172" calcext:value-type="float">
            <text:p>4.732172</text:p>
          </table:table-cell>
          <table:table-cell office:value-type="float" office:value="100.588655" calcext:value-type="float">
            <text:p>100.588655</text:p>
          </table:table-cell>
          <table:table-cell office:value-type="float" office:value="95.856483" calcext:value-type="float">
            <text:p>95.856483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1124900" calcext:value-type="float">
            <text:p>11124900</text:p>
          </table:table-cell>
          <table:table-cell office:value-type="float" office:value="19207" calcext:value-type="float">
            <text:p>19207</text:p>
          </table:table-cell>
          <table:table-cell office:value-type="float" office:value="10575" calcext:value-type="float">
            <text:p>10575</text:p>
          </table:table-cell>
          <table:table-cell office:value-type="float" office:value="1.01945" calcext:value-type="float">
            <text:p>1.01945</text:p>
          </table:table-cell>
          <table:table-cell office:value-type="float" office:value="100.563968" calcext:value-type="float">
            <text:p>100.563968</text:p>
          </table:table-cell>
          <table:table-cell office:value-type="float" office:value="99.544518" calcext:value-type="float">
            <text:p>99.544518</text:p>
          </table:table-cell>
          <table:table-cell office:value-type="float" office:value="0.894064" calcext:value-type="float">
            <text:p>0.894064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3660" calcext:value-type="float">
            <text:p>20203660</text:p>
          </table:table-cell>
          <table:table-cell office:value-type="float" office:value="1309740" calcext:value-type="float">
            <text:p>1309740</text:p>
          </table:table-cell>
          <table:table-cell office:value-type="float" office:value="19205" calcext:value-type="float">
            <text:p>19205</text:p>
          </table:table-cell>
          <table:table-cell office:value-type="float" office:value="1245" calcext:value-type="float">
            <text:p>1245</text:p>
          </table:table-cell>
          <table:table-cell office:value-type="float" office:value="3.687495" calcext:value-type="float">
            <text:p>3.687495</text:p>
          </table:table-cell>
          <table:table-cell office:value-type="float" office:value="101.067969" calcext:value-type="float">
            <text:p>101.067969</text:p>
          </table:table-cell>
          <table:table-cell office:value-type="float" office:value="97.380474" calcext:value-type="float">
            <text:p>97.380474</text:p>
          </table:table-cell>
          <table:table-cell office:value-type="float" office:value="0.107598" calcext:value-type="float">
            <text:p>0.10759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208" calcext:value-type="float">
            <text:p>96208</text:p>
          </table:table-cell>
          <table:table-cell office:value-type="float" office:value="91168" calcext:value-type="float">
            <text:p>91168</text:p>
          </table:table-cell>
          <table:table-cell office:value-type="float" office:value="2380" calcext:value-type="float">
            <text:p>2380</text:p>
          </table:table-cell>
          <table:table-cell office:value-type="float" office:value="2261" calcext:value-type="float">
            <text:p>2261</text:p>
          </table:table-cell>
          <table:table-cell office:value-type="float" office:value="1.070993" calcext:value-type="float">
            <text:p>1.070993</text:p>
          </table:table-cell>
          <table:table-cell office:value-type="float" office:value="100.580981" calcext:value-type="float">
            <text:p>100.580981</text:p>
          </table:table-cell>
          <table:table-cell office:value-type="float" office:value="99.509987" calcext:value-type="float">
            <text:p>99.509987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04" calcext:value-type="float">
            <text:p>4104</text:p>
          </table:table-cell>
          <table:table-cell office:value-type="float" office:value="2144" calcext:value-type="float">
            <text:p>214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1.044029" calcext:value-type="float">
            <text:p>1.044029</text:p>
          </table:table-cell>
          <table:table-cell office:value-type="float" office:value="101.208136" calcext:value-type="float">
            <text:p>101.208136</text:p>
          </table:table-cell>
          <table:table-cell office:value-type="float" office:value="100.164107" calcext:value-type="float">
            <text:p>100.16410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434" calcext:value-type="float">
            <text:p>143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.285706" calcext:value-type="float">
            <text:p>3.285706</text:p>
          </table:table-cell>
          <table:table-cell office:value-type="float" office:value="101.20673" calcext:value-type="float">
            <text:p>101.20673</text:p>
          </table:table-cell>
          <table:table-cell office:value-type="float" office:value="97.921024" calcext:value-type="float">
            <text:p>97.92102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640" calcext:value-type="float">
            <text:p>8640</text:p>
          </table:table-cell>
          <table:table-cell office:value-type="float" office:value="8544" calcext:value-type="float">
            <text:p>854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5.679452" calcext:value-type="float">
            <text:p>5.679452</text:p>
          </table:table-cell>
          <table:table-cell office:value-type="float" office:value="100.127052" calcext:value-type="float">
            <text:p>100.127052</text:p>
          </table:table-cell>
          <table:table-cell office:value-type="float" office:value="94.4476" calcext:value-type="float">
            <text:p>94.4476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2305244" calcext:value-type="float">
            <text:p>12305244</text:p>
          </table:table-cell>
          <table:table-cell office:value-type="float" office:value="19306" calcext:value-type="float">
            <text:p>19306</text:p>
          </table:table-cell>
          <table:table-cell office:value-type="float" office:value="11697" calcext:value-type="float">
            <text:p>11697</text:p>
          </table:table-cell>
          <table:table-cell office:value-type="float" office:value="1.017301" calcext:value-type="float">
            <text:p>1.017301</text:p>
          </table:table-cell>
          <table:table-cell office:value-type="float" office:value="100.501304" calcext:value-type="float">
            <text:p>100.501304</text:p>
          </table:table-cell>
          <table:table-cell office:value-type="float" office:value="99.484003" calcext:value-type="float">
            <text:p>99.484003</text:p>
          </table:table-cell>
          <table:table-cell office:value-type="float" office:value="0.989525" calcext:value-type="float">
            <text:p>0.989525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7808" calcext:value-type="float">
            <text:p>20307808</text:p>
          </table:table-cell>
          <table:table-cell office:value-type="float" office:value="1133004" calcext:value-type="float">
            <text:p>1133004</text:p>
          </table:table-cell>
          <table:table-cell office:value-type="float" office:value="19304" calcext:value-type="float">
            <text:p>19304</text:p>
          </table:table-cell>
          <table:table-cell office:value-type="float" office:value="1077" calcext:value-type="float">
            <text:p>1077</text:p>
          </table:table-cell>
          <table:table-cell office:value-type="float" office:value="1.263693" calcext:value-type="float">
            <text:p>1.263693</text:p>
          </table:table-cell>
          <table:table-cell office:value-type="float" office:value="100.55817" calcext:value-type="float">
            <text:p>100.55817</text:p>
          </table:table-cell>
          <table:table-cell office:value-type="float" office:value="99.294477" calcext:value-type="float">
            <text:p>99.294477</text:p>
          </table:table-cell>
          <table:table-cell office:value-type="float" office:value="0.091284" calcext:value-type="float">
            <text:p>0.091284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592" calcext:value-type="float">
            <text:p>87592</text:p>
          </table:table-cell>
          <table:table-cell office:value-type="float" office:value="82864" calcext:value-type="float">
            <text:p>82864</text:p>
          </table:table-cell>
          <table:table-cell office:value-type="float" office:value="2169" calcext:value-type="float">
            <text:p>2169</text:p>
          </table:table-cell>
          <table:table-cell office:value-type="float" office:value="2059" calcext:value-type="float">
            <text:p>2059</text:p>
          </table:table-cell>
          <table:table-cell office:value-type="float" office:value="1.068114" calcext:value-type="float">
            <text:p>1.068114</text:p>
          </table:table-cell>
          <table:table-cell office:value-type="float" office:value="100.587963" calcext:value-type="float">
            <text:p>100.587963</text:p>
          </table:table-cell>
          <table:table-cell office:value-type="float" office:value="99.519849" calcext:value-type="float">
            <text:p>99.519849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84" calcext:value-type="float">
            <text:p>3984</text:p>
          </table:table-cell>
          <table:table-cell office:value-type="float" office:value="1824" calcext:value-type="float">
            <text:p>1824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.036377" calcext:value-type="float">
            <text:p>1.036377</text:p>
          </table:table-cell>
          <table:table-cell office:value-type="float" office:value="99.906336" calcext:value-type="float">
            <text:p>99.906336</text:p>
          </table:table-cell>
          <table:table-cell office:value-type="float" office:value="98.869959" calcext:value-type="float">
            <text:p>98.86995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6" calcext:value-type="float">
            <text:p>1416</text:p>
          </table:table-cell>
          <table:table-cell office:value-type="float" office:value="1266" calcext:value-type="float">
            <text:p>126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.15391" calcext:value-type="float">
            <text:p>1.15391</text:p>
          </table:table-cell>
          <table:table-cell office:value-type="float" office:value="99.90483" calcext:value-type="float">
            <text:p>99.90483</text:p>
          </table:table-cell>
          <table:table-cell office:value-type="float" office:value="98.75092" calcext:value-type="float">
            <text:p>98.7509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152" calcext:value-type="float">
            <text:p>7152</text:p>
          </table:table-cell>
          <table:table-cell office:value-type="float" office:value="7104" calcext:value-type="float">
            <text:p>710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2.784916" calcext:value-type="float">
            <text:p>2.784916</text:p>
          </table:table-cell>
          <table:table-cell office:value-type="float" office:value="99.341306" calcext:value-type="float">
            <text:p>99.341306</text:p>
          </table:table-cell>
          <table:table-cell office:value-type="float" office:value="96.55639" calcext:value-type="float">
            <text:p>96.55639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11012336" calcext:value-type="float">
            <text:p>11012336</text:p>
          </table:table-cell>
          <table:table-cell office:value-type="float" office:value="19404" calcext:value-type="float">
            <text:p>19404</text:p>
          </table:table-cell>
          <table:table-cell office:value-type="float" office:value="10468" calcext:value-type="float">
            <text:p>10468</text:p>
          </table:table-cell>
          <table:table-cell office:value-type="float" office:value="1.015409" calcext:value-type="float">
            <text:p>1.015409</text:p>
          </table:table-cell>
          <table:table-cell office:value-type="float" office:value="100.694068" calcext:value-type="float">
            <text:p>100.694068</text:p>
          </table:table-cell>
          <table:table-cell office:value-type="float" office:value="99.678659" calcext:value-type="float">
            <text:p>99.678659</text:p>
          </table:table-cell>
          <table:table-cell office:value-type="float" office:value="0.883827" calcext:value-type="float">
            <text:p>0.88382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1956" calcext:value-type="float">
            <text:p>20411956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9403" calcext:value-type="float">
            <text:p>19403</text:p>
          </table:table-cell>
          <table:table-cell office:value-type="float" office:value="1273" calcext:value-type="float">
            <text:p>1273</text:p>
          </table:table-cell>
          <table:table-cell office:value-type="float" office:value="1.225466" calcext:value-type="float">
            <text:p>1.225466</text:p>
          </table:table-cell>
          <table:table-cell office:value-type="float" office:value="101.218495" calcext:value-type="float">
            <text:p>101.218495</text:p>
          </table:table-cell>
          <table:table-cell office:value-type="float" office:value="99.993028" calcext:value-type="float">
            <text:p>99.993028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176" calcext:value-type="float">
            <text:p>96176</text:p>
          </table:table-cell>
          <table:table-cell office:value-type="float" office:value="89960" calcext:value-type="float">
            <text:p>89960</text:p>
          </table:table-cell>
          <table:table-cell office:value-type="float" office:value="2381" calcext:value-type="float">
            <text:p>2381</text:p>
          </table:table-cell>
          <table:table-cell office:value-type="float" office:value="2233" calcext:value-type="float">
            <text:p>2233</text:p>
          </table:table-cell>
          <table:table-cell office:value-type="float" office:value="1.090322" calcext:value-type="float">
            <text:p>1.090322</text:p>
          </table:table-cell>
          <table:table-cell office:value-type="float" office:value="100.699681" calcext:value-type="float">
            <text:p>100.699681</text:p>
          </table:table-cell>
          <table:table-cell office:value-type="float" office:value="99.609359" calcext:value-type="float">
            <text:p>99.609359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96" calcext:value-type="float">
            <text:p>4296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.035876" calcext:value-type="float">
            <text:p>1.035876</text:p>
          </table:table-cell>
          <table:table-cell office:value-type="float" office:value="99.345336" calcext:value-type="float">
            <text:p>99.345336</text:p>
          </table:table-cell>
          <table:table-cell office:value-type="float" office:value="98.30946" calcext:value-type="float">
            <text:p>98.3094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6" calcext:value-type="float">
            <text:p>1716</text:p>
          </table:table-cell>
          <table:table-cell office:value-type="float" office:value="1476" calcext:value-type="float">
            <text:p>147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.136479" calcext:value-type="float">
            <text:p>1.136479</text:p>
          </table:table-cell>
          <table:table-cell office:value-type="float" office:value="97.907204" calcext:value-type="float">
            <text:p>97.907204</text:p>
          </table:table-cell>
          <table:table-cell office:value-type="float" office:value="96.770725" calcext:value-type="float">
            <text:p>96.77072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88" calcext:value-type="float">
            <text:p>7488</text:p>
          </table:table-cell>
          <table:table-cell office:value-type="float" office:value="7152" calcext:value-type="float">
            <text:p>7152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4.415569" calcext:value-type="float">
            <text:p>4.415569</text:p>
          </table:table-cell>
          <table:table-cell office:value-type="float" office:value="100.698195" calcext:value-type="float">
            <text:p>100.698195</text:p>
          </table:table-cell>
          <table:table-cell office:value-type="float" office:value="96.282626" calcext:value-type="float">
            <text:p>96.282626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1966500" calcext:value-type="float">
            <text:p>11966500</text:p>
          </table:table-cell>
          <table:table-cell office:value-type="float" office:value="19504" calcext:value-type="float">
            <text:p>19504</text:p>
          </table:table-cell>
          <table:table-cell office:value-type="float" office:value="11375" calcext:value-type="float">
            <text:p>11375</text:p>
          </table:table-cell>
          <table:table-cell office:value-type="float" office:value="1.01443" calcext:value-type="float">
            <text:p>1.01443</text:p>
          </table:table-cell>
          <table:table-cell office:value-type="float" office:value="100.503768" calcext:value-type="float">
            <text:p>100.503768</text:p>
          </table:table-cell>
          <table:table-cell office:value-type="float" office:value="99.489338" calcext:value-type="float">
            <text:p>99.489338</text:p>
          </table:table-cell>
          <table:table-cell office:value-type="float" office:value="0.962234" calcext:value-type="float">
            <text:p>0.962234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6104" calcext:value-type="float">
            <text:p>20516104</text:p>
          </table:table-cell>
          <table:table-cell office:value-type="float" office:value="1156148" calcext:value-type="float">
            <text:p>1156148</text:p>
          </table:table-cell>
          <table:table-cell office:value-type="float" office:value="19502" calcext:value-type="float">
            <text:p>19502</text:p>
          </table:table-cell>
          <table:table-cell office:value-type="float" office:value="1099" calcext:value-type="float">
            <text:p>1099</text:p>
          </table:table-cell>
          <table:table-cell office:value-type="float" office:value="1.224017" calcext:value-type="float">
            <text:p>1.224017</text:p>
          </table:table-cell>
          <table:table-cell office:value-type="float" office:value="101.3077" calcext:value-type="float">
            <text:p>101.3077</text:p>
          </table:table-cell>
          <table:table-cell office:value-type="float" office:value="100.083683" calcext:value-type="float">
            <text:p>100.083683</text:p>
          </table:table-cell>
          <table:table-cell office:value-type="float" office:value="0.092415" calcext:value-type="float">
            <text:p>0.092415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960" calcext:value-type="float">
            <text:p>92960</text:p>
          </table:table-cell>
          <table:table-cell office:value-type="float" office:value="88152" calcext:value-type="float">
            <text:p>88152</text:p>
          </table:table-cell>
          <table:table-cell office:value-type="float" office:value="2301" calcext:value-type="float">
            <text:p>2301</text:p>
          </table:table-cell>
          <table:table-cell office:value-type="float" office:value="2187" calcext:value-type="float">
            <text:p>2187</text:p>
          </table:table-cell>
          <table:table-cell office:value-type="float" office:value="1.066793" calcext:value-type="float">
            <text:p>1.066793</text:p>
          </table:table-cell>
          <table:table-cell office:value-type="float" office:value="100.796381" calcext:value-type="float">
            <text:p>100.796381</text:p>
          </table:table-cell>
          <table:table-cell office:value-type="float" office:value="99.729587" calcext:value-type="float">
            <text:p>99.729587</text:p>
          </table:table-cell>
          <table:table-cell office:value-type="float" office:value="0.007071" calcext:value-type="float">
            <text:p>0.007071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2256" calcext:value-type="float">
            <text:p>225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.040439" calcext:value-type="float">
            <text:p>1.040439</text:p>
          </table:table-cell>
          <table:table-cell office:value-type="float" office:value="101.310912" calcext:value-type="float">
            <text:p>101.310912</text:p>
          </table:table-cell>
          <table:table-cell office:value-type="float" office:value="100.270473" calcext:value-type="float">
            <text:p>100.27047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476" calcext:value-type="float">
            <text:p>1476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.141343" calcext:value-type="float">
            <text:p>1.141343</text:p>
          </table:table-cell>
          <table:table-cell office:value-type="float" office:value="101.309506" calcext:value-type="float">
            <text:p>101.309506</text:p>
          </table:table-cell>
          <table:table-cell office:value-type="float" office:value="100.168163" calcext:value-type="float">
            <text:p>100.16816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96" calcext:value-type="float">
            <text:p>729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.899388" calcext:value-type="float">
            <text:p>2.899388</text:p>
          </table:table-cell>
          <table:table-cell office:value-type="float" office:value="100.794895" calcext:value-type="float">
            <text:p>100.794895</text:p>
          </table:table-cell>
          <table:table-cell office:value-type="float" office:value="97.895506" calcext:value-type="float">
            <text:p>97.895506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1399472" calcext:value-type="float">
            <text:p>11399472</text:p>
          </table:table-cell>
          <table:table-cell office:value-type="float" office:value="19603" calcext:value-type="float">
            <text:p>19603</text:p>
          </table:table-cell>
          <table:table-cell office:value-type="float" office:value="10836" calcext:value-type="float">
            <text:p>10836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88566" calcext:value-type="float">
            <text:p>100.588566</text:p>
          </table:table-cell>
          <table:table-cell office:value-type="float" office:value="99.575286" calcext:value-type="float">
            <text:p>99.575286</text:p>
          </table:table-cell>
          <table:table-cell office:value-type="float" office:value="0.915847" calcext:value-type="float">
            <text:p>0.915847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0252" calcext:value-type="float">
            <text:p>20620252</text:p>
          </table:table-cell>
          <table:table-cell office:value-type="float" office:value="1397056" calcext:value-type="float">
            <text:p>1397056</text:p>
          </table:table-cell>
          <table:table-cell office:value-type="float" office:value="19601" calcext:value-type="float">
            <text:p>19601</text:p>
          </table:table-cell>
          <table:table-cell office:value-type="float" office:value="1328" calcext:value-type="float">
            <text:p>1328</text:p>
          </table:table-cell>
          <table:table-cell office:value-type="float" office:value="1.264595" calcext:value-type="float">
            <text:p>1.264595</text:p>
          </table:table-cell>
          <table:table-cell office:value-type="float" office:value="100.822603" calcext:value-type="float">
            <text:p>100.822603</text:p>
          </table:table-cell>
          <table:table-cell office:value-type="float" office:value="99.558008" calcext:value-type="float">
            <text:p>99.558008</text:p>
          </table:table-cell>
          <table:table-cell office:value-type="float" office:value="0.112261" calcext:value-type="float">
            <text:p>0.11226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064" calcext:value-type="float">
            <text:p>86064</text:p>
          </table:table-cell>
          <table:table-cell office:value-type="float" office:value="80120" calcext:value-type="float">
            <text:p>80120</text:p>
          </table:table-cell>
          <table:table-cell office:value-type="float" office:value="2127" calcext:value-type="float">
            <text:p>2127</text:p>
          </table:table-cell>
          <table:table-cell office:value-type="float" office:value="1987" calcext:value-type="float">
            <text:p>1987</text:p>
          </table:table-cell>
          <table:table-cell office:value-type="float" office:value="1.070695" calcext:value-type="float">
            <text:p>1.070695</text:p>
          </table:table-cell>
          <table:table-cell office:value-type="float" office:value="100.797295" calcext:value-type="float">
            <text:p>100.797295</text:p>
          </table:table-cell>
          <table:table-cell office:value-type="float" office:value="99.7266" calcext:value-type="float">
            <text:p>99.7266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0" calcext:value-type="float">
            <text:p>4560</text:p>
          </table:table-cell>
          <table:table-cell office:value-type="float" office:value="2160" calcext:value-type="float">
            <text:p>21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.032685" calcext:value-type="float">
            <text:p>1.032685</text:p>
          </table:table-cell>
          <table:table-cell office:value-type="float" office:value="98.259721" calcext:value-type="float">
            <text:p>98.259721</text:p>
          </table:table-cell>
          <table:table-cell office:value-type="float" office:value="97.227036" calcext:value-type="float">
            <text:p>97.22703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8" calcext:value-type="float">
            <text:p>1668</text:p>
          </table:table-cell>
          <table:table-cell office:value-type="float" office:value="1458" calcext:value-type="float">
            <text:p>14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.13276" calcext:value-type="float">
            <text:p>1.13276</text:p>
          </table:table-cell>
          <table:table-cell office:value-type="float" office:value="99.73229" calcext:value-type="float">
            <text:p>99.73229</text:p>
          </table:table-cell>
          <table:table-cell office:value-type="float" office:value="98.59953" calcext:value-type="float">
            <text:p>98.5995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920" calcext:value-type="float">
            <text:p>7920</text:p>
          </table:table-cell>
          <table:table-cell office:value-type="float" office:value="7680" calcext:value-type="float">
            <text:p>768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3.478496" calcext:value-type="float">
            <text:p>3.478496</text:p>
          </table:table-cell>
          <table:table-cell office:value-type="float" office:value="100.795889" calcext:value-type="float">
            <text:p>100.795889</text:p>
          </table:table-cell>
          <table:table-cell office:value-type="float" office:value="97.317393" calcext:value-type="float">
            <text:p>97.317393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1354236" calcext:value-type="float">
            <text:p>11354236</text:p>
          </table:table-cell>
          <table:table-cell office:value-type="float" office:value="19701" calcext:value-type="float">
            <text:p>19701</text:p>
          </table:table-cell>
          <table:table-cell office:value-type="float" office:value="10793" calcext:value-type="float">
            <text:p>10793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100.708677" calcext:value-type="float">
            <text:p>100.708677</text:p>
          </table:table-cell>
          <table:table-cell office:value-type="float" office:value="99.689327" calcext:value-type="float">
            <text:p>99.689327</text:p>
          </table:table-cell>
          <table:table-cell office:value-type="float" office:value="0.91117" calcext:value-type="float">
            <text:p>0.9111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4400" calcext:value-type="float">
            <text:p>20724400</text:p>
          </table:table-cell>
          <table:table-cell office:value-type="float" office:value="1350768" calcext:value-type="float">
            <text:p>1350768</text:p>
          </table:table-cell>
          <table:table-cell office:value-type="float" office:value="19700" calcext:value-type="float">
            <text:p>19700</text:p>
          </table:table-cell>
          <table:table-cell office:value-type="float" office:value="1284" calcext:value-type="float">
            <text:p>1284</text:p>
          </table:table-cell>
          <table:table-cell office:value-type="float" office:value="1.205517" calcext:value-type="float">
            <text:p>1.205517</text:p>
          </table:table-cell>
          <table:table-cell office:value-type="float" office:value="101.314121" calcext:value-type="float">
            <text:p>101.314121</text:p>
          </table:table-cell>
          <table:table-cell office:value-type="float" office:value="100.108603" calcext:value-type="float">
            <text:p>100.108603</text:p>
          </table:table-cell>
          <table:table-cell office:value-type="float" office:value="0.107944" calcext:value-type="float">
            <text:p>0.10794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160" calcext:value-type="float">
            <text:p>94160</text:p>
          </table:table-cell>
          <table:table-cell office:value-type="float" office:value="88824" calcext:value-type="float">
            <text:p>88824</text:p>
          </table:table-cell>
          <table:table-cell office:value-type="float" office:value="2329" calcext:value-type="float">
            <text:p>2329</text:p>
          </table:table-cell>
          <table:table-cell office:value-type="float" office:value="2203" calcext:value-type="float">
            <text:p>2203</text:p>
          </table:table-cell>
          <table:table-cell office:value-type="float" office:value="1.082889" calcext:value-type="float">
            <text:p>1.082889</text:p>
          </table:table-cell>
          <table:table-cell office:value-type="float" office:value="101.002809" calcext:value-type="float">
            <text:p>101.002809</text:p>
          </table:table-cell>
          <table:table-cell office:value-type="float" office:value="99.91992" calcext:value-type="float">
            <text:p>99.91992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68" calcext:value-type="float">
            <text:p>4768</text:p>
          </table:table-cell>
          <table:table-cell office:value-type="float" office:value="2576" calcext:value-type="float">
            <text:p>257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.043949" calcext:value-type="float">
            <text:p>1.043949</text:p>
          </table:table-cell>
          <table:table-cell office:value-type="float" office:value="100.757067" calcext:value-type="float">
            <text:p>100.757067</text:p>
          </table:table-cell>
          <table:table-cell office:value-type="float" office:value="99.713118" calcext:value-type="float">
            <text:p>99.71311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476" calcext:value-type="float">
            <text:p>1476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.123123" calcext:value-type="float">
            <text:p>1.123123</text:p>
          </table:table-cell>
          <table:table-cell office:value-type="float" office:value="100.755381" calcext:value-type="float">
            <text:p>100.755381</text:p>
          </table:table-cell>
          <table:table-cell office:value-type="float" office:value="99.632258" calcext:value-type="float">
            <text:p>99.63225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776" calcext:value-type="float">
            <text:p>777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.905396" calcext:value-type="float">
            <text:p>2.905396</text:p>
          </table:table-cell>
          <table:table-cell office:value-type="float" office:value="101.001383" calcext:value-type="float">
            <text:p>101.001383</text:p>
          </table:table-cell>
          <table:table-cell office:value-type="float" office:value="98.095986" calcext:value-type="float">
            <text:p>98.095986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2611376" calcext:value-type="float">
            <text:p>12611376</text:p>
          </table:table-cell>
          <table:table-cell office:value-type="float" office:value="19800" calcext:value-type="float">
            <text:p>19800</text:p>
          </table:table-cell>
          <table:table-cell office:value-type="float" office:value="11988" calcext:value-type="float">
            <text:p>11988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485818" calcext:value-type="float">
            <text:p>100.485818</text:p>
          </table:table-cell>
          <table:table-cell office:value-type="float" office:value="99.470578" calcext:value-type="float">
            <text:p>99.470578</text:p>
          </table:table-cell>
          <table:table-cell office:value-type="float" office:value="1.01428" calcext:value-type="float">
            <text:p>1.0142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7496" calcext:value-type="float">
            <text:p>20827496</text:p>
          </table:table-cell>
          <table:table-cell office:value-type="float" office:value="1202436" calcext:value-type="float">
            <text:p>1202436</text:p>
          </table:table-cell>
          <table:table-cell office:value-type="float" office:value="19798" calcext:value-type="float">
            <text:p>19798</text:p>
          </table:table-cell>
          <table:table-cell office:value-type="float" office:value="1143" calcext:value-type="float">
            <text:p>1143</text:p>
          </table:table-cell>
          <table:table-cell office:value-type="float" office:value="1.586914" calcext:value-type="float">
            <text:p>1.586914</text:p>
          </table:table-cell>
          <table:table-cell office:value-type="float" office:value="100.71546" calcext:value-type="float">
            <text:p>100.71546</text:p>
          </table:table-cell>
          <table:table-cell office:value-type="float" office:value="99.128546" calcext:value-type="float">
            <text:p>99.128546</text:p>
          </table:table-cell>
          <table:table-cell office:value-type="float" office:value="0.097041" calcext:value-type="float">
            <text:p>0.097041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704" calcext:value-type="float">
            <text:p>67704</text:p>
          </table:table-cell>
          <table:table-cell office:value-type="float" office:value="62760" calcext:value-type="float">
            <text:p>62760</text:p>
          </table:table-cell>
          <table:table-cell office:value-type="float" office:value="1671" calcext:value-type="float">
            <text:p>1671</text:p>
          </table:table-cell>
          <table:table-cell office:value-type="float" office:value="1556" calcext:value-type="float">
            <text:p>1556</text:p>
          </table:table-cell>
          <table:table-cell office:value-type="float" office:value="1.375583" calcext:value-type="float">
            <text:p>1.375583</text:p>
          </table:table-cell>
          <table:table-cell office:value-type="float" office:value="100.201985" calcext:value-type="float">
            <text:p>100.201985</text:p>
          </table:table-cell>
          <table:table-cell office:value-type="float" office:value="98.826402" calcext:value-type="float">
            <text:p>98.826402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2" calcext:value-type="float">
            <text:p>4072</text:p>
          </table:table-cell>
          <table:table-cell office:value-type="float" office:value="2008" calcext:value-type="float">
            <text:p>200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.31059" calcext:value-type="float">
            <text:p>1.31059</text:p>
          </table:table-cell>
          <table:table-cell office:value-type="float" office:value="100.206302" calcext:value-type="float">
            <text:p>100.206302</text:p>
          </table:table-cell>
          <table:table-cell office:value-type="float" office:value="98.895712" calcext:value-type="float">
            <text:p>98.89571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1158" calcext:value-type="float">
            <text:p>115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.459859" calcext:value-type="float">
            <text:p>1.459859</text:p>
          </table:table-cell>
          <table:table-cell office:value-type="float" office:value="100.204896" calcext:value-type="float">
            <text:p>100.204896</text:p>
          </table:table-cell>
          <table:table-cell office:value-type="float" office:value="98.745037" calcext:value-type="float">
            <text:p>98.745037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488" calcext:value-type="float">
            <text:p>74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4.232311" calcext:value-type="float">
            <text:p>4.232311</text:p>
          </table:table-cell>
          <table:table-cell office:value-type="float" office:value="99.706696" calcext:value-type="float">
            <text:p>99.706696</text:p>
          </table:table-cell>
          <table:table-cell office:value-type="float" office:value="95.474385" calcext:value-type="float">
            <text:p>95.474385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1756100" calcext:value-type="float">
            <text:p>11756100</text:p>
          </table:table-cell>
          <table:table-cell office:value-type="float" office:value="19900" calcext:value-type="float">
            <text:p>19900</text:p>
          </table:table-cell>
          <table:table-cell office:value-type="float" office:value="11175" calcext:value-type="float">
            <text:p>11175</text:p>
          </table:table-cell>
          <table:table-cell office:value-type="float" office:value="1.014261" calcext:value-type="float">
            <text:p>1.014261</text:p>
          </table:table-cell>
          <table:table-cell office:value-type="float" office:value="100.67181" calcext:value-type="float">
            <text:p>100.67181</text:p>
          </table:table-cell>
          <table:table-cell office:value-type="float" office:value="99.657549" calcext:value-type="float">
            <text:p>99.657549</text:p>
          </table:table-cell>
          <table:table-cell office:value-type="float" office:value="0.94372" calcext:value-type="float">
            <text:p>0.94372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1644" calcext:value-type="float">
            <text:p>20931644</text:p>
          </table:table-cell>
          <table:table-cell office:value-type="float" office:value="1350768" calcext:value-type="float">
            <text:p>1350768</text:p>
          </table:table-cell>
          <table:table-cell office:value-type="float" office:value="19897" calcext:value-type="float">
            <text:p>19897</text:p>
          </table:table-cell>
          <table:table-cell office:value-type="float" office:value="1284" calcext:value-type="float">
            <text:p>1284</text:p>
          </table:table-cell>
          <table:table-cell office:value-type="float" office:value="1.290417" calcext:value-type="float">
            <text:p>1.290417</text:p>
          </table:table-cell>
          <table:table-cell office:value-type="float" office:value="100.769991" calcext:value-type="float">
            <text:p>100.769991</text:p>
          </table:table-cell>
          <table:table-cell office:value-type="float" office:value="99.479575" calcext:value-type="float">
            <text:p>99.479575</text:p>
          </table:table-cell>
          <table:table-cell office:value-type="float" office:value="0.108627" calcext:value-type="float">
            <text:p>0.108627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792" calcext:value-type="float">
            <text:p>86792</text:p>
          </table:table-cell>
          <table:table-cell office:value-type="float" office:value="82760" calcext:value-type="float">
            <text:p>82760</text:p>
          </table:table-cell>
          <table:table-cell office:value-type="float" office:value="2148" calcext:value-type="float">
            <text:p>2148</text:p>
          </table:table-cell>
          <table:table-cell office:value-type="float" office:value="2053" calcext:value-type="float">
            <text:p>2053</text:p>
          </table:table-cell>
          <table:table-cell office:value-type="float" office:value="1.112645" calcext:value-type="float">
            <text:p>1.112645</text:p>
          </table:table-cell>
          <table:table-cell office:value-type="float" office:value="100.986693" calcext:value-type="float">
            <text:p>100.986693</text:p>
          </table:table-cell>
          <table:table-cell office:value-type="float" office:value="99.874048" calcext:value-type="float">
            <text:p>99.874048</text:p>
          </table:table-cell>
          <table:table-cell office:value-type="float" office:value="0.006629" calcext:value-type="float">
            <text:p>0.00662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44" calcext:value-type="float">
            <text:p>4144</text:p>
          </table:table-cell>
          <table:table-cell office:value-type="float" office:value="2240" calcext:value-type="float">
            <text:p>2240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1.052977" calcext:value-type="float">
            <text:p>1.052977</text:p>
          </table:table-cell>
          <table:table-cell office:value-type="float" office:value="100.786603" calcext:value-type="float">
            <text:p>100.786603</text:p>
          </table:table-cell>
          <table:table-cell office:value-type="float" office:value="99.733627" calcext:value-type="float">
            <text:p>99.73362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0" calcext:value-type="float">
            <text:p>1650</text:p>
          </table:table-cell>
          <table:table-cell office:value-type="float" office:value="1230" calcext:value-type="float">
            <text:p>123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.175231" calcext:value-type="float">
            <text:p>1.175231</text:p>
          </table:table-cell>
          <table:table-cell office:value-type="float" office:value="100.774289" calcext:value-type="float">
            <text:p>100.774289</text:p>
          </table:table-cell>
          <table:table-cell office:value-type="float" office:value="99.599059" calcext:value-type="float">
            <text:p>99.599059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32" calcext:value-type="float">
            <text:p>7632</text:p>
          </table:table-cell>
          <table:table-cell office:value-type="float" office:value="7536" calcext:value-type="float">
            <text:p>7536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3.469333" calcext:value-type="float">
            <text:p>3.469333</text:p>
          </table:table-cell>
          <table:table-cell office:value-type="float" office:value="100.490906" calcext:value-type="float">
            <text:p>100.490906</text:p>
          </table:table-cell>
          <table:table-cell office:value-type="float" office:value="97.021574" calcext:value-type="float">
            <text:p>97.021574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1173292" calcext:value-type="float">
            <text:p>11173292</text:p>
          </table:table-cell>
          <table:table-cell office:value-type="float" office:value="19999" calcext:value-type="float">
            <text:p>19999</text:p>
          </table:table-cell>
          <table:table-cell office:value-type="float" office:value="10621" calcext:value-type="float">
            <text:p>10621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506925" calcext:value-type="float">
            <text:p>100.506925</text:p>
          </table:table-cell>
          <table:table-cell office:value-type="float" office:value="99.499532" calcext:value-type="float">
            <text:p>99.499532</text:p>
          </table:table-cell>
          <table:table-cell office:value-type="float" office:value="0.898359" calcext:value-type="float">
            <text:p>0.898359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5792" calcext:value-type="float">
            <text:p>21035792</text:p>
          </table:table-cell>
          <table:table-cell office:value-type="float" office:value="1107756" calcext:value-type="float">
            <text:p>1107756</text:p>
          </table:table-cell>
          <table:table-cell office:value-type="float" office:value="19996" calcext:value-type="float">
            <text:p>19996</text:p>
          </table:table-cell>
          <table:table-cell office:value-type="float" office:value="1053" calcext:value-type="float">
            <text:p>1053</text:p>
          </table:table-cell>
          <table:table-cell office:value-type="float" office:value="1.632487" calcext:value-type="float">
            <text:p>1.632487</text:p>
          </table:table-cell>
          <table:table-cell office:value-type="float" office:value="100.512567" calcext:value-type="float">
            <text:p>100.512567</text:p>
          </table:table-cell>
          <table:table-cell office:value-type="float" office:value="98.88008" calcext:value-type="float">
            <text:p>98.88008</text:p>
          </table:table-cell>
          <table:table-cell office:value-type="float" office:value="0.089624" calcext:value-type="float">
            <text:p>0.089624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4368" calcext:value-type="float">
            <text:p>104368</text:p>
          </table:table-cell>
          <table:table-cell office:value-type="float" office:value="98192" calcext:value-type="float">
            <text:p>98192</text:p>
          </table:table-cell>
          <table:table-cell office:value-type="float" office:value="2584" calcext:value-type="float">
            <text:p>2584</text:p>
          </table:table-cell>
          <table:table-cell office:value-type="float" office:value="2437" calcext:value-type="float">
            <text:p>2437</text:p>
          </table:table-cell>
          <table:table-cell office:value-type="float" office:value="1.371463" calcext:value-type="float">
            <text:p>1.371463</text:p>
          </table:table-cell>
          <table:table-cell office:value-type="float" office:value="100.536542" calcext:value-type="float">
            <text:p>100.536542</text:p>
          </table:table-cell>
          <table:table-cell office:value-type="float" office:value="99.165079" calcext:value-type="float">
            <text:p>99.165079</text:p>
          </table:table-cell>
          <table:table-cell office:value-type="float" office:value="0.007921" calcext:value-type="float">
            <text:p>0.007921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6" calcext:value-type="float">
            <text:p>4176</text:p>
          </table:table-cell>
          <table:table-cell office:value-type="float" office:value="2448" calcext:value-type="float">
            <text:p>2448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1.30659" calcext:value-type="float">
            <text:p>1.30659</text:p>
          </table:table-cell>
          <table:table-cell office:value-type="float" office:value="99.83469" calcext:value-type="float">
            <text:p>99.83469</text:p>
          </table:table-cell>
          <table:table-cell office:value-type="float" office:value="98.5281" calcext:value-type="float">
            <text:p>98.5281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200" calcext:value-type="float">
            <text:p>120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.444993" calcext:value-type="float">
            <text:p>1.444993</text:p>
          </table:table-cell>
          <table:table-cell office:value-type="float" office:value="99.833024" calcext:value-type="float">
            <text:p>99.833024</text:p>
          </table:table-cell>
          <table:table-cell office:value-type="float" office:value="98.38803" calcext:value-type="float">
            <text:p>98.38803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24" calcext:value-type="float">
            <text:p>7824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3.008152" calcext:value-type="float">
            <text:p>3.008152</text:p>
          </table:table-cell>
          <table:table-cell office:value-type="float" office:value="99.456525" calcext:value-type="float">
            <text:p>99.456525</text:p>
          </table:table-cell>
          <table:table-cell office:value-type="float" office:value="96.448373" calcext:value-type="float">
            <text:p>96.448373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1130160" calcext:value-type="float">
            <text:p>11130160</text:p>
          </table:table-cell>
          <table:table-cell office:value-type="float" office:value="20098" calcext:value-type="float">
            <text:p>20098</text:p>
          </table:table-cell>
          <table:table-cell office:value-type="float" office:value="10580" calcext:value-type="float">
            <text:p>10580</text:p>
          </table:table-cell>
          <table:table-cell office:value-type="float" office:value="1.01623" calcext:value-type="float">
            <text:p>1.01623</text:p>
          </table:table-cell>
          <table:table-cell office:value-type="float" office:value="100.497903" calcext:value-type="float">
            <text:p>100.497903</text:p>
          </table:table-cell>
          <table:table-cell office:value-type="float" office:value="99.481673" calcext:value-type="float">
            <text:p>99.481673</text:p>
          </table:table-cell>
          <table:table-cell office:value-type="float" office:value="0.895052" calcext:value-type="float">
            <text:p>0.89505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39940" calcext:value-type="float">
            <text:p>21139940</text:p>
          </table:table-cell>
          <table:table-cell office:value-type="float" office:value="1269764" calcext:value-type="float">
            <text:p>1269764</text:p>
          </table:table-cell>
          <table:table-cell office:value-type="float" office:value="20095" calcext:value-type="float">
            <text:p>20095</text:p>
          </table:table-cell>
          <table:table-cell office:value-type="float" office:value="1207" calcext:value-type="float">
            <text:p>1207</text:p>
          </table:table-cell>
          <table:table-cell office:value-type="float" office:value="1.197452" calcext:value-type="float">
            <text:p>1.197452</text:p>
          </table:table-cell>
          <table:table-cell office:value-type="float" office:value="100.609461" calcext:value-type="float">
            <text:p>100.609461</text:p>
          </table:table-cell>
          <table:table-cell office:value-type="float" office:value="99.412009" calcext:value-type="float">
            <text:p>99.412009</text:p>
          </table:table-cell>
          <table:table-cell office:value-type="float" office:value="0.102182" calcext:value-type="float">
            <text:p>0.10218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264" calcext:value-type="float">
            <text:p>102264</text:p>
          </table:table-cell>
          <table:table-cell office:value-type="float" office:value="96488" calcext:value-type="float">
            <text:p>96488</text:p>
          </table:table-cell>
          <table:table-cell office:value-type="float" office:value="2532" calcext:value-type="float">
            <text:p>2532</text:p>
          </table:table-cell>
          <table:table-cell office:value-type="float" office:value="2395" calcext:value-type="float">
            <text:p>2395</text:p>
          </table:table-cell>
          <table:table-cell office:value-type="float" office:value="1.066943" calcext:value-type="float">
            <text:p>1.066943</text:p>
          </table:table-cell>
          <table:table-cell office:value-type="float" office:value="100.738763" calcext:value-type="float">
            <text:p>100.738763</text:p>
          </table:table-cell>
          <table:table-cell office:value-type="float" office:value="99.67182" calcext:value-type="float">
            <text:p>99.67182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2" calcext:value-type="float">
            <text:p>4552</text:p>
          </table:table-cell>
          <table:table-cell office:value-type="float" office:value="2592" calcext:value-type="float">
            <text:p>259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.035627" calcext:value-type="float">
            <text:p>1.035627</text:p>
          </table:table-cell>
          <table:table-cell office:value-type="float" office:value="100.759971" calcext:value-type="float">
            <text:p>100.759971</text:p>
          </table:table-cell>
          <table:table-cell office:value-type="float" office:value="99.724344" calcext:value-type="float">
            <text:p>99.724344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0" calcext:value-type="float">
            <text:p>1710</text:p>
          </table:table-cell>
          <table:table-cell office:value-type="float" office:value="1410" calcext:value-type="float">
            <text:p>141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.103455" calcext:value-type="float">
            <text:p>1.103455</text:p>
          </table:table-cell>
          <table:table-cell office:value-type="float" office:value="100.089931" calcext:value-type="float">
            <text:p>100.089931</text:p>
          </table:table-cell>
          <table:table-cell office:value-type="float" office:value="98.986475" calcext:value-type="float">
            <text:p>98.98647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54" calcext:value-type="float">
            <text:p>7854</text:p>
          </table:table-cell>
          <table:table-cell office:value-type="float" office:value="7758" calcext:value-type="float">
            <text:p>7758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2.809102" calcext:value-type="float">
            <text:p>2.809102</text:p>
          </table:table-cell>
          <table:table-cell office:value-type="float" office:value="100.761305" calcext:value-type="float">
            <text:p>100.761305</text:p>
          </table:table-cell>
          <table:table-cell office:value-type="float" office:value="97.952203" calcext:value-type="float">
            <text:p>97.95220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11261660" calcext:value-type="float">
            <text:p>11261660</text:p>
          </table:table-cell>
          <table:table-cell office:value-type="float" office:value="20196" calcext:value-type="float">
            <text:p>20196</text:p>
          </table:table-cell>
          <table:table-cell office:value-type="float" office:value="10705" calcext:value-type="float">
            <text:p>10705</text:p>
          </table:table-cell>
          <table:table-cell office:value-type="float" office:value="1.013369" calcext:value-type="float">
            <text:p>1.013369</text:p>
          </table:table-cell>
          <table:table-cell office:value-type="float" office:value="100.706465" calcext:value-type="float">
            <text:p>100.706465</text:p>
          </table:table-cell>
          <table:table-cell office:value-type="float" office:value="99.693095" calcext:value-type="float">
            <text:p>99.693095</text:p>
          </table:table-cell>
          <table:table-cell office:value-type="float" office:value="0.903706" calcext:value-type="float">
            <text:p>0.903706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4088" calcext:value-type="float">
            <text:p>21244088</text:p>
          </table:table-cell>
          <table:table-cell office:value-type="float" office:value="1240308" calcext:value-type="float">
            <text:p>1240308</text:p>
          </table:table-cell>
          <table:table-cell office:value-type="float" office:value="20194" calcext:value-type="float">
            <text:p>20194</text:p>
          </table:table-cell>
          <table:table-cell office:value-type="float" office:value="1179" calcext:value-type="float">
            <text:p>1179</text:p>
          </table:table-cell>
          <table:table-cell office:value-type="float" office:value="1.212291" calcext:value-type="float">
            <text:p>1.212291</text:p>
          </table:table-cell>
          <table:table-cell office:value-type="float" office:value="101.068671" calcext:value-type="float">
            <text:p>101.068671</text:p>
          </table:table-cell>
          <table:table-cell office:value-type="float" office:value="99.85638" calcext:value-type="float">
            <text:p>99.85638</text:p>
          </table:table-cell>
          <table:table-cell office:value-type="float" office:value="0.099367" calcext:value-type="float">
            <text:p>0.09936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800" calcext:value-type="float">
            <text:p>99800</text:p>
          </table:table-cell>
          <table:table-cell office:value-type="float" office:value="94152" calcext:value-type="float">
            <text:p>94152</text:p>
          </table:table-cell>
          <table:table-cell office:value-type="float" office:value="2469" calcext:value-type="float">
            <text:p>2469</text:p>
          </table:table-cell>
          <table:table-cell office:value-type="float" office:value="2335" calcext:value-type="float">
            <text:p>2335</text:p>
          </table:table-cell>
          <table:table-cell office:value-type="float" office:value="1.071704" calcext:value-type="float">
            <text:p>1.071704</text:p>
          </table:table-cell>
          <table:table-cell office:value-type="float" office:value="101.033691" calcext:value-type="float">
            <text:p>101.033691</text:p>
          </table:table-cell>
          <table:table-cell office:value-type="float" office:value="99.961987" calcext:value-type="float">
            <text:p>99.961987</text:p>
          </table:table-cell>
          <table:table-cell office:value-type="float" office:value="0.007535" calcext:value-type="float">
            <text:p>0.007535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6" calcext:value-type="float">
            <text:p>4216</text:p>
          </table:table-cell>
          <table:table-cell office:value-type="float" office:value="1824" calcext:value-type="float">
            <text:p>1824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.033616" calcext:value-type="float">
            <text:p>1.033616</text:p>
          </table:table-cell>
          <table:table-cell office:value-type="float" office:value="100.777491" calcext:value-type="float">
            <text:p>100.777491</text:p>
          </table:table-cell>
          <table:table-cell office:value-type="float" office:value="99.743875" calcext:value-type="float">
            <text:p>99.7438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34" calcext:value-type="float">
            <text:p>1734</text:p>
          </table:table-cell>
          <table:table-cell office:value-type="float" office:value="1464" calcext:value-type="float">
            <text:p>146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.122824" calcext:value-type="float">
            <text:p>1.122824</text:p>
          </table:table-cell>
          <table:table-cell office:value-type="float" office:value="100.783297" calcext:value-type="float">
            <text:p>100.783297</text:p>
          </table:table-cell>
          <table:table-cell office:value-type="float" office:value="99.660473" calcext:value-type="float">
            <text:p>99.66047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48" calcext:value-type="float">
            <text:p>8448</text:p>
          </table:table-cell>
          <table:table-cell office:value-type="float" office:value="8352" calcext:value-type="float">
            <text:p>8352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2.492999" calcext:value-type="float">
            <text:p>2.492999</text:p>
          </table:table-cell>
          <table:table-cell office:value-type="float" office:value="100.291842" calcext:value-type="float">
            <text:p>100.291842</text:p>
          </table:table-cell>
          <table:table-cell office:value-type="float" office:value="97.798843" calcext:value-type="float">
            <text:p>97.798843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1878132" calcext:value-type="float">
            <text:p>11878132</text:p>
          </table:table-cell>
          <table:table-cell office:value-type="float" office:value="20295" calcext:value-type="float">
            <text:p>20295</text:p>
          </table:table-cell>
          <table:table-cell office:value-type="float" office:value="11291" calcext:value-type="float">
            <text:p>11291</text:p>
          </table:table-cell>
          <table:table-cell office:value-type="float" office:value="1.017261" calcext:value-type="float">
            <text:p>1.017261</text:p>
          </table:table-cell>
          <table:table-cell office:value-type="float" office:value="100.365855" calcext:value-type="float">
            <text:p>100.365855</text:p>
          </table:table-cell>
          <table:table-cell office:value-type="float" office:value="99.348595" calcext:value-type="float">
            <text:p>99.348595</text:p>
          </table:table-cell>
          <table:table-cell office:value-type="float" office:value="0.956481" calcext:value-type="float">
            <text:p>0.956481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48236" calcext:value-type="float">
            <text:p>21348236</text:p>
          </table:table-cell>
          <table:table-cell office:value-type="float" office:value="1196124" calcext:value-type="float">
            <text:p>1196124</text:p>
          </table:table-cell>
          <table:table-cell office:value-type="float" office:value="20293" calcext:value-type="float">
            <text:p>20293</text:p>
          </table:table-cell>
          <table:table-cell office:value-type="float" office:value="1137" calcext:value-type="float">
            <text:p>1137</text:p>
          </table:table-cell>
          <table:table-cell office:value-type="float" office:value="1.253731" calcext:value-type="float">
            <text:p>1.253731</text:p>
          </table:table-cell>
          <table:table-cell office:value-type="float" office:value="100.910263" calcext:value-type="float">
            <text:p>100.910263</text:p>
          </table:table-cell>
          <table:table-cell office:value-type="float" office:value="99.656533" calcext:value-type="float">
            <text:p>99.656533</text:p>
          </table:table-cell>
          <table:table-cell office:value-type="float" office:value="0.09602" calcext:value-type="float">
            <text:p>0.09602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816" calcext:value-type="float">
            <text:p>92816</text:p>
          </table:table-cell>
          <table:table-cell office:value-type="float" office:value="87392" calcext:value-type="float">
            <text:p>87392</text:p>
          </table:table-cell>
          <table:table-cell office:value-type="float" office:value="2296" calcext:value-type="float">
            <text:p>2296</text:p>
          </table:table-cell>
          <table:table-cell office:value-type="float" office:value="2169" calcext:value-type="float">
            <text:p>2169</text:p>
          </table:table-cell>
          <table:table-cell office:value-type="float" office:value="1.075918" calcext:value-type="float">
            <text:p>1.075918</text:p>
          </table:table-cell>
          <table:table-cell office:value-type="float" office:value="100.411239" calcext:value-type="float">
            <text:p>100.411239</text:p>
          </table:table-cell>
          <table:table-cell office:value-type="float" office:value="99.335321" calcext:value-type="float">
            <text:p>99.335321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56" calcext:value-type="float">
            <text:p>4456</text:p>
          </table:table-cell>
          <table:table-cell office:value-type="float" office:value="2544" calcext:value-type="float">
            <text:p>2544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1.036657" calcext:value-type="float">
            <text:p>1.036657</text:p>
          </table:table-cell>
          <table:table-cell office:value-type="float" office:value="100.913295" calcext:value-type="float">
            <text:p>100.913295</text:p>
          </table:table-cell>
          <table:table-cell office:value-type="float" office:value="99.876638" calcext:value-type="float">
            <text:p>99.87663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74" calcext:value-type="float">
            <text:p>1674</text:p>
          </table:table-cell>
          <table:table-cell office:value-type="float" office:value="1554" calcext:value-type="float">
            <text:p>155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.138283" calcext:value-type="float">
            <text:p>1.138283</text:p>
          </table:table-cell>
          <table:table-cell office:value-type="float" office:value="100.911789" calcext:value-type="float">
            <text:p>100.911789</text:p>
          </table:table-cell>
          <table:table-cell office:value-type="float" office:value="99.773506" calcext:value-type="float">
            <text:p>99.7735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536" calcext:value-type="float">
            <text:p>7536</text:p>
          </table:table-cell>
          <table:table-cell office:value-type="float" office:value="7440" calcext:value-type="float">
            <text:p>744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2.759097" calcext:value-type="float">
            <text:p>2.759097</text:p>
          </table:table-cell>
          <table:table-cell office:value-type="float" office:value="100.401513" calcext:value-type="float">
            <text:p>100.401513</text:p>
          </table:table-cell>
          <table:table-cell office:value-type="float" office:value="97.642416" calcext:value-type="float">
            <text:p>97.64241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1586728" calcext:value-type="float">
            <text:p>11586728</text:p>
          </table:table-cell>
          <table:table-cell office:value-type="float" office:value="20394" calcext:value-type="float">
            <text:p>20394</text:p>
          </table:table-cell>
          <table:table-cell office:value-type="float" office:value="11014" calcext:value-type="float">
            <text:p>11014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66629" calcext:value-type="float">
            <text:p>100.566629</text:p>
          </table:table-cell>
          <table:table-cell office:value-type="float" office:value="99.553348" calcext:value-type="float">
            <text:p>99.553348</text:p>
          </table:table-cell>
          <table:table-cell office:value-type="float" office:value="0.931097" calcext:value-type="float">
            <text:p>0.931097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2384" calcext:value-type="float">
            <text:p>21452384</text:p>
          </table:table-cell>
          <table:table-cell office:value-type="float" office:value="1147732" calcext:value-type="float">
            <text:p>1147732</text:p>
          </table:table-cell>
          <table:table-cell office:value-type="float" office:value="20392" calcext:value-type="float">
            <text:p>20392</text:p>
          </table:table-cell>
          <table:table-cell office:value-type="float" office:value="1091" calcext:value-type="float">
            <text:p>1091</text:p>
          </table:table-cell>
          <table:table-cell office:value-type="float" office:value="2.699274" calcext:value-type="float">
            <text:p>2.699274</text:p>
          </table:table-cell>
          <table:table-cell office:value-type="float" office:value="101.134059" calcext:value-type="float">
            <text:p>101.134059</text:p>
          </table:table-cell>
          <table:table-cell office:value-type="float" office:value="98.434784" calcext:value-type="float">
            <text:p>98.434784</text:p>
          </table:table-cell>
          <table:table-cell office:value-type="float" office:value="0.093279" calcext:value-type="float">
            <text:p>0.093279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256" calcext:value-type="float">
            <text:p>100256</text:p>
          </table:table-cell>
          <table:table-cell office:value-type="float" office:value="94864" calcext:value-type="float">
            <text:p>94864</text:p>
          </table:table-cell>
          <table:table-cell office:value-type="float" office:value="2483" calcext:value-type="float">
            <text:p>2483</text:p>
          </table:table-cell>
          <table:table-cell office:value-type="float" office:value="2356" calcext:value-type="float">
            <text:p>2356</text:p>
          </table:table-cell>
          <table:table-cell office:value-type="float" office:value="1.083802" calcext:value-type="float">
            <text:p>1.083802</text:p>
          </table:table-cell>
          <table:table-cell office:value-type="float" office:value="100.737192" calcext:value-type="float">
            <text:p>100.737192</text:p>
          </table:table-cell>
          <table:table-cell office:value-type="float" office:value="99.65339" calcext:value-type="float">
            <text:p>99.65339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6" calcext:value-type="float">
            <text:p>4376</text:p>
          </table:table-cell>
          <table:table-cell office:value-type="float" office:value="2792" calcext:value-type="float">
            <text:p>2792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101.137031" calcext:value-type="float">
            <text:p>101.137031</text:p>
          </table:table-cell>
          <table:table-cell office:value-type="float" office:value="100.090768" calcext:value-type="float">
            <text:p>100.090768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48" calcext:value-type="float">
            <text:p>1548</text:p>
          </table:table-cell>
          <table:table-cell office:value-type="float" office:value="1218" calcext:value-type="float">
            <text:p>121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.286242" calcext:value-type="float">
            <text:p>2.286242</text:p>
          </table:table-cell>
          <table:table-cell office:value-type="float" office:value="101.135625" calcext:value-type="float">
            <text:p>101.135625</text:p>
          </table:table-cell>
          <table:table-cell office:value-type="float" office:value="98.849383" calcext:value-type="float">
            <text:p>98.84938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344" calcext:value-type="float">
            <text:p>7344</text:p>
          </table:table-cell>
          <table:table-cell office:value-type="float" office:value="7296" calcext:value-type="float">
            <text:p>7296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5.070154" calcext:value-type="float">
            <text:p>5.070154</text:p>
          </table:table-cell>
          <table:table-cell office:value-type="float" office:value="100.14984" calcext:value-type="float">
            <text:p>100.14984</text:p>
          </table:table-cell>
          <table:table-cell office:value-type="float" office:value="95.079686" calcext:value-type="float">
            <text:p>95.07968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13151052" calcext:value-type="float">
            <text:p>13151052</text:p>
          </table:table-cell>
          <table:table-cell office:value-type="float" office:value="20493" calcext:value-type="float">
            <text:p>20493</text:p>
          </table:table-cell>
          <table:table-cell office:value-type="float" office:value="12501" calcext:value-type="float">
            <text:p>12501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934869" calcext:value-type="float">
            <text:p>100.934869</text:p>
          </table:table-cell>
          <table:table-cell office:value-type="float" office:value="99.919559" calcext:value-type="float">
            <text:p>99.919559</text:p>
          </table:table-cell>
          <table:table-cell office:value-type="float" office:value="1.052931" calcext:value-type="float">
            <text:p>1.052931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6532" calcext:value-type="float">
            <text:p>21556532</text:p>
          </table:table-cell>
          <table:table-cell office:value-type="float" office:value="957320" calcext:value-type="float">
            <text:p>957320</text:p>
          </table:table-cell>
          <table:table-cell office:value-type="float" office:value="20491" calcext:value-type="float">
            <text:p>20491</text:p>
          </table:table-cell>
          <table:table-cell office:value-type="float" office:value="910" calcext:value-type="float">
            <text:p>910</text:p>
          </table:table-cell>
          <table:table-cell office:value-type="float" office:value="1.251159" calcext:value-type="float">
            <text:p>1.251159</text:p>
          </table:table-cell>
          <table:table-cell office:value-type="float" office:value="101.014792" calcext:value-type="float">
            <text:p>101.014792</text:p>
          </table:table-cell>
          <table:table-cell office:value-type="float" office:value="99.763633" calcext:value-type="float">
            <text:p>99.763633</text:p>
          </table:table-cell>
          <table:table-cell office:value-type="float" office:value="0.076767" calcext:value-type="float">
            <text:p>0.076767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888" calcext:value-type="float">
            <text:p>68888</text:p>
          </table:table-cell>
          <table:table-cell office:value-type="float" office:value="64576" calcext:value-type="float">
            <text:p>64576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.082651" calcext:value-type="float">
            <text:p>1.082651</text:p>
          </table:table-cell>
          <table:table-cell office:value-type="float" office:value="100.948787" calcext:value-type="float">
            <text:p>100.948787</text:p>
          </table:table-cell>
          <table:table-cell office:value-type="float" office:value="99.866135" calcext:value-type="float">
            <text:p>99.866135</text:p>
          </table:table-cell>
          <table:table-cell office:value-type="float" office:value="0.005173" calcext:value-type="float">
            <text:p>0.005173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1536" calcext:value-type="float">
            <text:p>1536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.045832" calcext:value-type="float">
            <text:p>1.045832</text:p>
          </table:table-cell>
          <table:table-cell office:value-type="float" office:value="99.462188" calcext:value-type="float">
            <text:p>99.462188</text:p>
          </table:table-cell>
          <table:table-cell office:value-type="float" office:value="98.416356" calcext:value-type="float">
            <text:p>98.41635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6" calcext:value-type="float">
            <text:p>1206</text:p>
          </table:table-cell>
          <table:table-cell office:value-type="float" office:value="1026" calcext:value-type="float">
            <text:p>102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.135931" calcext:value-type="float">
            <text:p>1.135931</text:p>
          </table:table-cell>
          <table:table-cell office:value-type="float" office:value="99.460722" calcext:value-type="float">
            <text:p>99.460722</text:p>
          </table:table-cell>
          <table:table-cell office:value-type="float" office:value="98.324791" calcext:value-type="float">
            <text:p>98.324791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056" calcext:value-type="float">
            <text:p>7056</text:p>
          </table:table-cell>
          <table:table-cell office:value-type="float" office:value="6912" calcext:value-type="float">
            <text:p>6912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3.462906" calcext:value-type="float">
            <text:p>3.462906</text:p>
          </table:table-cell>
          <table:table-cell office:value-type="float" office:value="100.498782" calcext:value-type="float">
            <text:p>100.498782</text:p>
          </table:table-cell>
          <table:table-cell office:value-type="float" office:value="97.035876" calcext:value-type="float">
            <text:p>97.03587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1454176" calcext:value-type="float">
            <text:p>11454176</text:p>
          </table:table-cell>
          <table:table-cell office:value-type="float" office:value="20593" calcext:value-type="float">
            <text:p>20593</text:p>
          </table:table-cell>
          <table:table-cell office:value-type="float" office:value="10888" calcext:value-type="float">
            <text:p>10888</text:p>
          </table:table-cell>
          <table:table-cell office:value-type="float" office:value="1.019265" calcext:value-type="float">
            <text:p>1.019265</text:p>
          </table:table-cell>
          <table:table-cell office:value-type="float" office:value="100.737582" calcext:value-type="float">
            <text:p>100.737582</text:p>
          </table:table-cell>
          <table:table-cell office:value-type="float" office:value="99.718317" calcext:value-type="float">
            <text:p>99.718317</text:p>
          </table:table-cell>
          <table:table-cell office:value-type="float" office:value="0.918923" calcext:value-type="float">
            <text:p>0.918923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0680" calcext:value-type="float">
            <text:p>21660680</text:p>
          </table:table-cell>
          <table:table-cell office:value-type="float" office:value="1131952" calcext:value-type="float">
            <text:p>1131952</text:p>
          </table:table-cell>
          <table:table-cell office:value-type="float" office:value="20590" calcext:value-type="float">
            <text:p>20590</text:p>
          </table:table-cell>
          <table:table-cell office:value-type="float" office:value="1076" calcext:value-type="float">
            <text:p>1076</text:p>
          </table:table-cell>
          <table:table-cell office:value-type="float" office:value="1.298122" calcext:value-type="float">
            <text:p>1.298122</text:p>
          </table:table-cell>
          <table:table-cell office:value-type="float" office:value="100.84986" calcext:value-type="float">
            <text:p>100.84986</text:p>
          </table:table-cell>
          <table:table-cell office:value-type="float" office:value="99.551738" calcext:value-type="float">
            <text:p>99.551738</text:p>
          </table:table-cell>
          <table:table-cell office:value-type="float" office:value="0.090964" calcext:value-type="float">
            <text:p>0.090964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4344" calcext:value-type="float">
            <text:p>104344</text:p>
          </table:table-cell>
          <table:table-cell office:value-type="float" office:value="99120" calcext:value-type="float">
            <text:p>99120</text:p>
          </table:table-cell>
          <table:table-cell office:value-type="float" office:value="2585" calcext:value-type="float">
            <text:p>2585</text:p>
          </table:table-cell>
          <table:table-cell office:value-type="float" office:value="2462" calcext:value-type="float">
            <text:p>2462</text:p>
          </table:table-cell>
          <table:table-cell office:value-type="float" office:value="1.103094" calcext:value-type="float">
            <text:p>1.103094</text:p>
          </table:table-cell>
          <table:table-cell office:value-type="float" office:value="100.420083" calcext:value-type="float">
            <text:p>100.420083</text:p>
          </table:table-cell>
          <table:table-cell office:value-type="float" office:value="99.316989" calcext:value-type="float">
            <text:p>99.316989</text:p>
          </table:table-cell>
          <table:table-cell office:value-type="float" office:value="0.007984" calcext:value-type="float">
            <text:p>0.007984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56" calcext:value-type="float">
            <text:p>4456</text:p>
          </table:table-cell>
          <table:table-cell office:value-type="float" office:value="2248" calcext:value-type="float">
            <text:p>224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.055009" calcext:value-type="float">
            <text:p>1.055009</text:p>
          </table:table-cell>
          <table:table-cell office:value-type="float" office:value="100.015836" calcext:value-type="float">
            <text:p>100.015836</text:p>
          </table:table-cell>
          <table:table-cell office:value-type="float" office:value="98.960827" calcext:value-type="float">
            <text:p>98.96082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6" calcext:value-type="float">
            <text:p>1716</text:p>
          </table:table-cell>
          <table:table-cell office:value-type="float" office:value="1446" calcext:value-type="float">
            <text:p>1446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.160847" calcext:value-type="float">
            <text:p>1.160847</text:p>
          </table:table-cell>
          <table:table-cell office:value-type="float" office:value="99.978651" calcext:value-type="float">
            <text:p>99.978651</text:p>
          </table:table-cell>
          <table:table-cell office:value-type="float" office:value="98.817804" calcext:value-type="float">
            <text:p>98.81780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88" calcext:value-type="float">
            <text:p>7488</text:p>
          </table:table-cell>
          <table:table-cell office:value-type="float" office:value="7200" calcext:value-type="float">
            <text:p>7200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4.622886" calcext:value-type="float">
            <text:p>4.622886</text:p>
          </table:table-cell>
          <table:table-cell office:value-type="float" office:value="100.351189" calcext:value-type="float">
            <text:p>100.351189</text:p>
          </table:table-cell>
          <table:table-cell office:value-type="float" office:value="95.728304" calcext:value-type="float">
            <text:p>95.728304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1011284" calcext:value-type="float">
            <text:p>11011284</text:p>
          </table:table-cell>
          <table:table-cell office:value-type="float" office:value="20691" calcext:value-type="float">
            <text:p>20691</text:p>
          </table:table-cell>
          <table:table-cell office:value-type="float" office:value="10467" calcext:value-type="float">
            <text:p>10467</text:p>
          </table:table-cell>
          <table:table-cell office:value-type="float" office:value="1.017501" calcext:value-type="float">
            <text:p>1.017501</text:p>
          </table:table-cell>
          <table:table-cell office:value-type="float" office:value="100.948098" calcext:value-type="float">
            <text:p>100.948098</text:p>
          </table:table-cell>
          <table:table-cell office:value-type="float" office:value="99.930597" calcext:value-type="float">
            <text:p>99.930597</text:p>
          </table:table-cell>
          <table:table-cell office:value-type="float" office:value="0.881514" calcext:value-type="float">
            <text:p>0.881514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4828" calcext:value-type="float">
            <text:p>21764828</text:p>
          </table:table-cell>
          <table:table-cell office:value-type="float" office:value="1449656" calcext:value-type="float">
            <text:p>1449656</text:p>
          </table:table-cell>
          <table:table-cell office:value-type="float" office:value="20689" calcext:value-type="float">
            <text:p>20689</text:p>
          </table:table-cell>
          <table:table-cell office:value-type="float" office:value="1378" calcext:value-type="float">
            <text:p>1378</text:p>
          </table:table-cell>
          <table:table-cell office:value-type="float" office:value="1.254761" calcext:value-type="float">
            <text:p>1.254761</text:p>
          </table:table-cell>
          <table:table-cell office:value-type="float" office:value="100.509801" calcext:value-type="float">
            <text:p>100.509801</text:p>
          </table:table-cell>
          <table:table-cell office:value-type="float" office:value="99.255041" calcext:value-type="float">
            <text:p>99.255041</text:p>
          </table:table-cell>
          <table:table-cell office:value-type="float" office:value="0.116843" calcext:value-type="float">
            <text:p>0.116843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2240" calcext:value-type="float">
            <text:p>102240</text:p>
          </table:table-cell>
          <table:table-cell office:value-type="float" office:value="96784" calcext:value-type="float">
            <text:p>96784</text:p>
          </table:table-cell>
          <table:table-cell office:value-type="float" office:value="2530" calcext:value-type="float">
            <text:p>2530</text:p>
          </table:table-cell>
          <table:table-cell office:value-type="float" office:value="2402" calcext:value-type="float">
            <text:p>2402</text:p>
          </table:table-cell>
          <table:table-cell office:value-type="float" office:value="1.082569" calcext:value-type="float">
            <text:p>1.082569</text:p>
          </table:table-cell>
          <table:table-cell office:value-type="float" office:value="100.961279" calcext:value-type="float">
            <text:p>100.961279</text:p>
          </table:table-cell>
          <table:table-cell office:value-type="float" office:value="99.878709" calcext:value-type="float">
            <text:p>99.878709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32" calcext:value-type="float">
            <text:p>5032</text:p>
          </table:table-cell>
          <table:table-cell office:value-type="float" office:value="2448" calcext:value-type="float">
            <text:p>2448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1.038617" calcext:value-type="float">
            <text:p>1.038617</text:p>
          </table:table-cell>
          <table:table-cell office:value-type="float" office:value="100.958195" calcext:value-type="float">
            <text:p>100.958195</text:p>
          </table:table-cell>
          <table:table-cell office:value-type="float" office:value="99.919577" calcext:value-type="float">
            <text:p>99.919577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260" calcext:value-type="float">
            <text:p>126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.134049" calcext:value-type="float">
            <text:p>1.134049</text:p>
          </table:table-cell>
          <table:table-cell office:value-type="float" office:value="94.582073" calcext:value-type="float">
            <text:p>94.582073</text:p>
          </table:table-cell>
          <table:table-cell office:value-type="float" office:value="93.448024" calcext:value-type="float">
            <text:p>93.44802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36" calcext:value-type="float">
            <text:p>7836</text:p>
          </table:table-cell>
          <table:table-cell office:value-type="float" office:value="7740" calcext:value-type="float">
            <text:p>7740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3.445598" calcext:value-type="float">
            <text:p>3.445598</text:p>
          </table:table-cell>
          <table:table-cell office:value-type="float" office:value="100.997989" calcext:value-type="float">
            <text:p>100.997989</text:p>
          </table:table-cell>
          <table:table-cell office:value-type="float" office:value="97.552391" calcext:value-type="float">
            <text:p>97.552391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1954928" calcext:value-type="float">
            <text:p>11954928</text:p>
          </table:table-cell>
          <table:table-cell office:value-type="float" office:value="20790" calcext:value-type="float">
            <text:p>20790</text:p>
          </table:table-cell>
          <table:table-cell office:value-type="float" office:value="11364" calcext:value-type="float">
            <text:p>11364</text:p>
          </table:table-cell>
          <table:table-cell office:value-type="float" office:value="1.015381" calcext:value-type="float">
            <text:p>1.015381</text:p>
          </table:table-cell>
          <table:table-cell office:value-type="float" office:value="100.491236" calcext:value-type="float">
            <text:p>100.491236</text:p>
          </table:table-cell>
          <table:table-cell office:value-type="float" office:value="99.475855" calcext:value-type="float">
            <text:p>99.475855</text:p>
          </table:table-cell>
          <table:table-cell office:value-type="float" office:value="0.961434" calcext:value-type="float">
            <text:p>0.96143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68976" calcext:value-type="float">
            <text:p>21868976</text:p>
          </table:table-cell>
          <table:table-cell office:value-type="float" office:value="1168772" calcext:value-type="float">
            <text:p>1168772</text:p>
          </table:table-cell>
          <table:table-cell office:value-type="float" office:value="20788" calcext:value-type="float">
            <text:p>20788</text:p>
          </table:table-cell>
          <table:table-cell office:value-type="float" office:value="1111" calcext:value-type="float">
            <text:p>1111</text:p>
          </table:table-cell>
          <table:table-cell office:value-type="float" office:value="1.250738" calcext:value-type="float">
            <text:p>1.250738</text:p>
          </table:table-cell>
          <table:table-cell office:value-type="float" office:value="100.525112" calcext:value-type="float">
            <text:p>100.525112</text:p>
          </table:table-cell>
          <table:table-cell office:value-type="float" office:value="99.274374" calcext:value-type="float">
            <text:p>99.274374</text:p>
          </table:table-cell>
          <table:table-cell office:value-type="float" office:value="0.094185" calcext:value-type="float">
            <text:p>0.09418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912" calcext:value-type="float">
            <text:p>80912</text:p>
          </table:table-cell>
          <table:table-cell office:value-type="float" office:value="75216" calcext:value-type="float">
            <text:p>75216</text:p>
          </table:table-cell>
          <table:table-cell office:value-type="float" office:value="1999" calcext:value-type="float">
            <text:p>1999</text:p>
          </table:table-cell>
          <table:table-cell office:value-type="float" office:value="1864" calcext:value-type="float">
            <text:p>1864</text:p>
          </table:table-cell>
          <table:table-cell office:value-type="float" office:value="1.066774" calcext:value-type="float">
            <text:p>1.066774</text:p>
          </table:table-cell>
          <table:table-cell office:value-type="float" office:value="100.544413" calcext:value-type="float">
            <text:p>100.544413</text:p>
          </table:table-cell>
          <table:table-cell office:value-type="float" office:value="99.477639" calcext:value-type="float">
            <text:p>99.477639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8" calcext:value-type="float">
            <text:p>4488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.034657" calcext:value-type="float">
            <text:p>1.034657</text:p>
          </table:table-cell>
          <table:table-cell office:value-type="float" office:value="99.986104" calcext:value-type="float">
            <text:p>99.986104</text:p>
          </table:table-cell>
          <table:table-cell office:value-type="float" office:value="98.951446" calcext:value-type="float">
            <text:p>98.95144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0" calcext:value-type="float">
            <text:p>1650</text:p>
          </table:table-cell>
          <table:table-cell office:value-type="float" office:value="1380" calcext:value-type="float">
            <text:p>138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.118964" calcext:value-type="float">
            <text:p>1.118964</text:p>
          </table:table-cell>
          <table:table-cell office:value-type="float" office:value="99.984558" calcext:value-type="float">
            <text:p>99.984558</text:p>
          </table:table-cell>
          <table:table-cell office:value-type="float" office:value="98.865593" calcext:value-type="float">
            <text:p>98.86559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00" calcext:value-type="float">
            <text:p>7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.794742" calcext:value-type="float">
            <text:p>2.794742</text:p>
          </table:table-cell>
          <table:table-cell office:value-type="float" office:value="99.597853" calcext:value-type="float">
            <text:p>99.597853</text:p>
          </table:table-cell>
          <table:table-cell office:value-type="float" office:value="96.803111" calcext:value-type="float">
            <text:p>96.803111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1815012" calcext:value-type="float">
            <text:p>11815012</text:p>
          </table:table-cell>
          <table:table-cell office:value-type="float" office:value="20890" calcext:value-type="float">
            <text:p>20890</text:p>
          </table:table-cell>
          <table:table-cell office:value-type="float" office:value="11231" calcext:value-type="float">
            <text:p>11231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0.502039" calcext:value-type="float">
            <text:p>100.502039</text:p>
          </table:table-cell>
          <table:table-cell office:value-type="float" office:value="99.48569" calcext:value-type="float">
            <text:p>99.48569</text:p>
          </table:table-cell>
          <table:table-cell office:value-type="float" office:value="0.950087" calcext:value-type="float">
            <text:p>0.950087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3124" calcext:value-type="float">
            <text:p>21973124</text:p>
          </table:table-cell>
          <table:table-cell office:value-type="float" office:value="1165616" calcext:value-type="float">
            <text:p>1165616</text:p>
          </table:table-cell>
          <table:table-cell office:value-type="float" office:value="20887" calcext:value-type="float">
            <text:p>20887</text:p>
          </table:table-cell>
          <table:table-cell office:value-type="float" office:value="1108" calcext:value-type="float">
            <text:p>1108</text:p>
          </table:table-cell>
          <table:table-cell office:value-type="float" office:value="1.297615" calcext:value-type="float">
            <text:p>1.297615</text:p>
          </table:table-cell>
          <table:table-cell office:value-type="float" office:value="100.538854" calcext:value-type="float">
            <text:p>100.538854</text:p>
          </table:table-cell>
          <table:table-cell office:value-type="float" office:value="99.241239" calcext:value-type="float">
            <text:p>99.241239</text:p>
          </table:table-cell>
          <table:table-cell office:value-type="float" office:value="0.093962" calcext:value-type="float">
            <text:p>0.093962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296" calcext:value-type="float">
            <text:p>94296</text:p>
          </table:table-cell>
          <table:table-cell office:value-type="float" office:value="88080" calcext:value-type="float">
            <text:p>88080</text:p>
          </table:table-cell>
          <table:table-cell office:value-type="float" office:value="2333" calcext:value-type="float">
            <text:p>2333</text:p>
          </table:table-cell>
          <table:table-cell office:value-type="float" office:value="2187" calcext:value-type="float">
            <text:p>2187</text:p>
          </table:table-cell>
          <table:table-cell office:value-type="float" office:value="1.090943" calcext:value-type="float">
            <text:p>1.090943</text:p>
          </table:table-cell>
          <table:table-cell office:value-type="float" office:value="100.591785" calcext:value-type="float">
            <text:p>100.591785</text:p>
          </table:table-cell>
          <table:table-cell office:value-type="float" office:value="99.500842" calcext:value-type="float">
            <text:p>99.500842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04" calcext:value-type="float">
            <text:p>4504</text:p>
          </table:table-cell>
          <table:table-cell office:value-type="float" office:value="2296" calcext:value-type="float">
            <text:p>2296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.053424" calcext:value-type="float">
            <text:p>1.053424</text:p>
          </table:table-cell>
          <table:table-cell office:value-type="float" office:value="100.085043" calcext:value-type="float">
            <text:p>100.085043</text:p>
          </table:table-cell>
          <table:table-cell office:value-type="float" office:value="99.031619" calcext:value-type="float">
            <text:p>99.03161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6" calcext:value-type="float">
            <text:p>1836</text:p>
          </table:table-cell>
          <table:table-cell office:value-type="float" office:value="1548" calcext:value-type="float">
            <text:p>15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49136" calcext:value-type="float">
            <text:p>1.149136</text:p>
          </table:table-cell>
          <table:table-cell office:value-type="float" office:value="100.09216" calcext:value-type="float">
            <text:p>100.09216</text:p>
          </table:table-cell>
          <table:table-cell office:value-type="float" office:value="98.943024" calcext:value-type="float">
            <text:p>98.94302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968" calcext:value-type="float">
            <text:p>7968</text:p>
          </table:table-cell>
          <table:table-cell office:value-type="float" office:value="7872" calcext:value-type="float">
            <text:p>787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3.420567" calcext:value-type="float">
            <text:p>3.420567</text:p>
          </table:table-cell>
          <table:table-cell office:value-type="float" office:value="99.58231" calcext:value-type="float">
            <text:p>99.58231</text:p>
          </table:table-cell>
          <table:table-cell office:value-type="float" office:value="96.161742" calcext:value-type="float">
            <text:p>96.161742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2194784" calcext:value-type="float">
            <text:p>12194784</text:p>
          </table:table-cell>
          <table:table-cell office:value-type="float" office:value="20989" calcext:value-type="float">
            <text:p>20989</text:p>
          </table:table-cell>
          <table:table-cell office:value-type="float" office:value="11592" calcext:value-type="float">
            <text:p>11592</text:p>
          </table:table-cell>
          <table:table-cell office:value-type="float" office:value="1.014249" calcext:value-type="float">
            <text:p>1.014249</text:p>
          </table:table-cell>
          <table:table-cell office:value-type="float" office:value="100.523121" calcext:value-type="float">
            <text:p>100.523121</text:p>
          </table:table-cell>
          <table:table-cell office:value-type="float" office:value="99.508872" calcext:value-type="float">
            <text:p>99.508872</text:p>
          </table:table-cell>
          <table:table-cell office:value-type="float" office:value="0.980398" calcext:value-type="float">
            <text:p>0.980398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77272" calcext:value-type="float">
            <text:p>22077272</text:p>
          </table:table-cell>
          <table:table-cell office:value-type="float" office:value="1105652" calcext:value-type="float">
            <text:p>1105652</text:p>
          </table:table-cell>
          <table:table-cell office:value-type="float" office:value="20986" calcext:value-type="float">
            <text:p>20986</text:p>
          </table:table-cell>
          <table:table-cell office:value-type="float" office:value="1051" calcext:value-type="float">
            <text:p>1051</text:p>
          </table:table-cell>
          <table:table-cell office:value-type="float" office:value="1.227145" calcext:value-type="float">
            <text:p>1.227145</text:p>
          </table:table-cell>
          <table:table-cell office:value-type="float" office:value="100.528744" calcext:value-type="float">
            <text:p>100.528744</text:p>
          </table:table-cell>
          <table:table-cell office:value-type="float" office:value="99.301598" calcext:value-type="float">
            <text:p>99.301598</text:p>
          </table:table-cell>
          <table:table-cell office:value-type="float" office:value="0.089074" calcext:value-type="float">
            <text:p>0.089074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880" calcext:value-type="float">
            <text:p>83880</text:p>
          </table:table-cell>
          <table:table-cell office:value-type="float" office:value="78664" calcext:value-type="float">
            <text:p>78664</text:p>
          </table:table-cell>
          <table:table-cell office:value-type="float" office:value="2075" calcext:value-type="float">
            <text:p>2075</text:p>
          </table:table-cell>
          <table:table-cell office:value-type="float" office:value="1952" calcext:value-type="float">
            <text:p>1952</text:p>
          </table:table-cell>
          <table:table-cell office:value-type="float" office:value="1.071583" calcext:value-type="float">
            <text:p>1.071583</text:p>
          </table:table-cell>
          <table:table-cell office:value-type="float" office:value="101.040984" calcext:value-type="float">
            <text:p>101.040984</text:p>
          </table:table-cell>
          <table:table-cell office:value-type="float" office:value="99.969401" calcext:value-type="float">
            <text:p>99.969401</text:p>
          </table:table-cell>
          <table:table-cell office:value-type="float" office:value="0.006295" calcext:value-type="float">
            <text:p>0.00629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6" calcext:value-type="float">
            <text:p>4016</text:p>
          </table:table-cell>
          <table:table-cell office:value-type="float" office:value="2248" calcext:value-type="float">
            <text:p>224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.038877" calcext:value-type="float">
            <text:p>1.038877</text:p>
          </table:table-cell>
          <table:table-cell office:value-type="float" office:value="97.634752" calcext:value-type="float">
            <text:p>97.634752</text:p>
          </table:table-cell>
          <table:table-cell office:value-type="float" office:value="96.595876" calcext:value-type="float">
            <text:p>96.595876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290" calcext:value-type="float">
            <text:p>129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.122483" calcext:value-type="float">
            <text:p>1.122483</text:p>
          </table:table-cell>
          <table:table-cell office:value-type="float" office:value="100.531784" calcext:value-type="float">
            <text:p>100.531784</text:p>
          </table:table-cell>
          <table:table-cell office:value-type="float" office:value="99.409301" calcext:value-type="float">
            <text:p>99.4093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344" calcext:value-type="float">
            <text:p>7344</text:p>
          </table:table-cell>
          <table:table-cell office:value-type="float" office:value="7296" calcext:value-type="float">
            <text:p>7296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.635533" calcext:value-type="float">
            <text:p>2.635533</text:p>
          </table:table-cell>
          <table:table-cell office:value-type="float" office:value="99.845626" calcext:value-type="float">
            <text:p>99.845626</text:p>
          </table:table-cell>
          <table:table-cell office:value-type="float" office:value="97.210093" calcext:value-type="float">
            <text:p>97.210093</text:p>
          </table:table-cell>
          <table:table-cell office:value-type="float" office:value="0.0006" calcext:value-type="float">
            <text:p>0.0006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12485136" calcext:value-type="float">
            <text:p>12485136</text:p>
          </table:table-cell>
          <table:table-cell office:value-type="float" office:value="21087" calcext:value-type="float">
            <text:p>21087</text:p>
          </table:table-cell>
          <table:table-cell office:value-type="float" office:value="11868" calcext:value-type="float">
            <text:p>11868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0.665077" calcext:value-type="float">
            <text:p>100.665077</text:p>
          </table:table-cell>
          <table:table-cell office:value-type="float" office:value="99.657715" calcext:value-type="float">
            <text:p>99.657715</text:p>
          </table:table-cell>
          <table:table-cell office:value-type="float" office:value="1.002241" calcext:value-type="float">
            <text:p>1.002241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1420" calcext:value-type="float">
            <text:p>22181420</text:p>
          </table:table-cell>
          <table:table-cell office:value-type="float" office:value="1162460" calcext:value-type="float">
            <text:p>1162460</text:p>
          </table:table-cell>
          <table:table-cell office:value-type="float" office:value="21085" calcext:value-type="float">
            <text:p>21085</text:p>
          </table:table-cell>
          <table:table-cell office:value-type="float" office:value="1105" calcext:value-type="float">
            <text:p>1105</text:p>
          </table:table-cell>
          <table:table-cell office:value-type="float" office:value="4.064601" calcext:value-type="float">
            <text:p>4.064601</text:p>
          </table:table-cell>
          <table:table-cell office:value-type="float" office:value="98.801509" calcext:value-type="float">
            <text:p>98.801509</text:p>
          </table:table-cell>
          <table:table-cell office:value-type="float" office:value="94.736907" calcext:value-type="float">
            <text:p>94.736907</text:p>
          </table:table-cell>
          <table:table-cell office:value-type="float" office:value="0.098163" calcext:value-type="float">
            <text:p>0.09816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288" calcext:value-type="float">
            <text:p>76288</text:p>
          </table:table-cell>
          <table:table-cell office:value-type="float" office:value="71632" calcext:value-type="float">
            <text:p>71632</text:p>
          </table:table-cell>
          <table:table-cell office:value-type="float" office:value="1886" calcext:value-type="float">
            <text:p>1886</text:p>
          </table:table-cell>
          <table:table-cell office:value-type="float" office:value="1777" calcext:value-type="float">
            <text:p>1777</text:p>
          </table:table-cell>
          <table:table-cell office:value-type="float" office:value="1.072938" calcext:value-type="float">
            <text:p>1.072938</text:p>
          </table:table-cell>
          <table:table-cell office:value-type="float" office:value="100.447325" calcext:value-type="float">
            <text:p>100.447325</text:p>
          </table:table-cell>
          <table:table-cell office:value-type="float" office:value="99.374387" calcext:value-type="float">
            <text:p>99.374387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72" calcext:value-type="float">
            <text:p>3872</text:p>
          </table:table-cell>
          <table:table-cell office:value-type="float" office:value="1632" calcext:value-type="float">
            <text:p>1632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1.036239" calcext:value-type="float">
            <text:p>1.036239</text:p>
          </table:table-cell>
          <table:table-cell office:value-type="float" office:value="97.408341" calcext:value-type="float">
            <text:p>97.408341</text:p>
          </table:table-cell>
          <table:table-cell office:value-type="float" office:value="96.372102" calcext:value-type="float">
            <text:p>96.37210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1128" calcext:value-type="float">
            <text:p>112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.502715" calcext:value-type="float">
            <text:p>3.502715</text:p>
          </table:table-cell>
          <table:table-cell office:value-type="float" office:value="99.312159" calcext:value-type="float">
            <text:p>99.312159</text:p>
          </table:table-cell>
          <table:table-cell office:value-type="float" office:value="95.809444" calcext:value-type="float">
            <text:p>95.809444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88" calcext:value-type="float">
            <text:p>7488</text:p>
          </table:table-cell>
          <table:table-cell office:value-type="float" office:value="7440" calcext:value-type="float">
            <text:p>7440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4.60652" calcext:value-type="float">
            <text:p>4.60652</text:p>
          </table:table-cell>
          <table:table-cell office:value-type="float" office:value="100.688125" calcext:value-type="float">
            <text:p>100.688125</text:p>
          </table:table-cell>
          <table:table-cell office:value-type="float" office:value="96.081604" calcext:value-type="float">
            <text:p>96.081604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12776540" calcext:value-type="float">
            <text:p>12776540</text:p>
          </table:table-cell>
          <table:table-cell office:value-type="float" office:value="21187" calcext:value-type="float">
            <text:p>21187</text:p>
          </table:table-cell>
          <table:table-cell office:value-type="float" office:value="12145" calcext:value-type="float">
            <text:p>12145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0.494652" calcext:value-type="float">
            <text:p>100.494652</text:p>
          </table:table-cell>
          <table:table-cell office:value-type="float" office:value="99.48631" calcext:value-type="float">
            <text:p>99.48631</text:p>
          </table:table-cell>
          <table:table-cell office:value-type="float" office:value="1.027401" calcext:value-type="float">
            <text:p>1.02740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5568" calcext:value-type="float">
            <text:p>22285568</text:p>
          </table:table-cell>
          <table:table-cell office:value-type="float" office:value="1102496" calcext:value-type="float">
            <text:p>1102496</text:p>
          </table:table-cell>
          <table:table-cell office:value-type="float" office:value="21184" calcext:value-type="float">
            <text:p>21184</text:p>
          </table:table-cell>
          <table:table-cell office:value-type="float" office:value="1048" calcext:value-type="float">
            <text:p>1048</text:p>
          </table:table-cell>
          <table:table-cell office:value-type="float" office:value="1.794734" calcext:value-type="float">
            <text:p>1.794734</text:p>
          </table:table-cell>
          <table:table-cell office:value-type="float" office:value="100.508402" calcext:value-type="float">
            <text:p>100.508402</text:p>
          </table:table-cell>
          <table:table-cell office:value-type="float" office:value="98.713667" calcext:value-type="float">
            <text:p>98.713667</text:p>
          </table:table-cell>
          <table:table-cell office:value-type="float" office:value="0.089349" calcext:value-type="float">
            <text:p>0.08934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896" calcext:value-type="float">
            <text:p>67896</text:p>
          </table:table-cell>
          <table:table-cell office:value-type="float" office:value="63056" calcext:value-type="float">
            <text:p>63056</text:p>
          </table:table-cell>
          <table:table-cell office:value-type="float" office:value="1677" calcext:value-type="float">
            <text:p>1677</text:p>
          </table:table-cell>
          <table:table-cell office:value-type="float" office:value="1565" calcext:value-type="float">
            <text:p>1565</text:p>
          </table:table-cell>
          <table:table-cell office:value-type="float" office:value="1.414373" calcext:value-type="float">
            <text:p>1.414373</text:p>
          </table:table-cell>
          <table:table-cell office:value-type="float" office:value="100.583114" calcext:value-type="float">
            <text:p>100.583114</text:p>
          </table:table-cell>
          <table:table-cell office:value-type="float" office:value="99.16874" calcext:value-type="float">
            <text:p>99.16874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1824" calcext:value-type="float">
            <text:p>1824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97.413183" calcext:value-type="float">
            <text:p>97.413183</text:p>
          </table:table-cell>
          <table:table-cell office:value-type="float" office:value="96.085753" calcext:value-type="float">
            <text:p>96.08575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98" calcext:value-type="float">
            <text:p>1398</text:p>
          </table:table-cell>
          <table:table-cell office:value-type="float" office:value="1338" calcext:value-type="float">
            <text:p>133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.536828" calcext:value-type="float">
            <text:p>1.536828</text:p>
          </table:table-cell>
          <table:table-cell office:value-type="float" office:value="99.421516" calcext:value-type="float">
            <text:p>99.421516</text:p>
          </table:table-cell>
          <table:table-cell office:value-type="float" office:value="97.884688" calcext:value-type="float">
            <text:p>97.88468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968" calcext:value-type="float">
            <text:p>7968</text:p>
          </table:table-cell>
          <table:table-cell office:value-type="float" office:value="7824" calcext:value-type="float">
            <text:p>782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3.083023" calcext:value-type="float">
            <text:p>3.083023</text:p>
          </table:table-cell>
          <table:table-cell office:value-type="float" office:value="99.448644" calcext:value-type="float">
            <text:p>99.448644</text:p>
          </table:table-cell>
          <table:table-cell office:value-type="float" office:value="96.365621" calcext:value-type="float">
            <text:p>96.36562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3294124" calcext:value-type="float">
            <text:p>13294124</text:p>
          </table:table-cell>
          <table:table-cell office:value-type="float" office:value="21285" calcext:value-type="float">
            <text:p>21285</text:p>
          </table:table-cell>
          <table:table-cell office:value-type="float" office:value="12637" calcext:value-type="float">
            <text:p>12637</text:p>
          </table:table-cell>
          <table:table-cell office:value-type="float" office:value="1.018218" calcext:value-type="float">
            <text:p>1.018218</text:p>
          </table:table-cell>
          <table:table-cell office:value-type="float" office:value="100.495107" calcext:value-type="float">
            <text:p>100.495107</text:p>
          </table:table-cell>
          <table:table-cell office:value-type="float" office:value="99.476889" calcext:value-type="float">
            <text:p>99.476889</text:p>
          </table:table-cell>
          <table:table-cell office:value-type="float" office:value="1.069123" calcext:value-type="float">
            <text:p>1.06912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89716" calcext:value-type="float">
            <text:p>22389716</text:p>
          </table:table-cell>
          <table:table-cell office:value-type="float" office:value="816352" calcext:value-type="float">
            <text:p>816352</text:p>
          </table:table-cell>
          <table:table-cell office:value-type="float" office:value="21283" calcext:value-type="float">
            <text:p>21283</text:p>
          </table:table-cell>
          <table:table-cell office:value-type="float" office:value="776" calcext:value-type="float">
            <text:p>776</text:p>
          </table:table-cell>
          <table:table-cell office:value-type="float" office:value="1.845356" calcext:value-type="float">
            <text:p>1.845356</text:p>
          </table:table-cell>
          <table:table-cell office:value-type="float" office:value="100.32627" calcext:value-type="float">
            <text:p>100.32627</text:p>
          </table:table-cell>
          <table:table-cell office:value-type="float" office:value="98.480914" calcext:value-type="float">
            <text:p>98.480914</text:p>
          </table:table-cell>
          <table:table-cell office:value-type="float" office:value="0.066316" calcext:value-type="float">
            <text:p>0.06631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880" calcext:value-type="float">
            <text:p>74880</text:p>
          </table:table-cell>
          <table:table-cell office:value-type="float" office:value="70000" calcext:value-type="float">
            <text:p>70000</text:p>
          </table:table-cell>
          <table:table-cell office:value-type="float" office:value="1854" calcext:value-type="float">
            <text:p>1854</text:p>
          </table:table-cell>
          <table:table-cell office:value-type="float" office:value="1739" calcext:value-type="float">
            <text:p>1739</text:p>
          </table:table-cell>
          <table:table-cell office:value-type="float" office:value="1.447127" calcext:value-type="float">
            <text:p>1.447127</text:p>
          </table:table-cell>
          <table:table-cell office:value-type="float" office:value="100.959181" calcext:value-type="float">
            <text:p>100.959181</text:p>
          </table:table-cell>
          <table:table-cell office:value-type="float" office:value="99.512053" calcext:value-type="float">
            <text:p>99.512053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0" calcext:value-type="float">
            <text:p>3520</text:p>
          </table:table-cell>
          <table:table-cell office:value-type="float" office:value="1664" calcext:value-type="float">
            <text:p>166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.342556" calcext:value-type="float">
            <text:p>1.342556</text:p>
          </table:table-cell>
          <table:table-cell office:value-type="float" office:value="100.963316" calcext:value-type="float">
            <text:p>100.963316</text:p>
          </table:table-cell>
          <table:table-cell office:value-type="float" office:value="99.62076" calcext:value-type="float">
            <text:p>99.6207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24" calcext:value-type="float">
            <text:p>1224</text:p>
          </table:table-cell>
          <table:table-cell office:value-type="float" office:value="984" calcext:value-type="float">
            <text:p>98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.570482" calcext:value-type="float">
            <text:p>1.570482</text:p>
          </table:table-cell>
          <table:table-cell office:value-type="float" office:value="100.941249" calcext:value-type="float">
            <text:p>100.941249</text:p>
          </table:table-cell>
          <table:table-cell office:value-type="float" office:value="99.370766" calcext:value-type="float">
            <text:p>99.370766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960" calcext:value-type="float">
            <text:p>6960</text:p>
          </table:table-cell>
          <table:table-cell office:value-type="float" office:value="6864" calcext:value-type="float">
            <text:p>6864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3.724367" calcext:value-type="float">
            <text:p>3.724367</text:p>
          </table:table-cell>
          <table:table-cell office:value-type="float" office:value="100.96187" calcext:value-type="float">
            <text:p>100.96187</text:p>
          </table:table-cell>
          <table:table-cell office:value-type="float" office:value="97.237503" calcext:value-type="float">
            <text:p>97.237503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2275788" calcext:value-type="float">
            <text:p>12275788</text:p>
          </table:table-cell>
          <table:table-cell office:value-type="float" office:value="21384" calcext:value-type="float">
            <text:p>21384</text:p>
          </table:table-cell>
          <table:table-cell office:value-type="float" office:value="11669" calcext:value-type="float">
            <text:p>11669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100.484221" calcext:value-type="float">
            <text:p>100.484221</text:p>
          </table:table-cell>
          <table:table-cell office:value-type="float" office:value="99.469911" calcext:value-type="float">
            <text:p>99.469911</text:p>
          </table:table-cell>
          <table:table-cell office:value-type="float" office:value="0.987297" calcext:value-type="float">
            <text:p>0.98729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3864" calcext:value-type="float">
            <text:p>22493864</text:p>
          </table:table-cell>
          <table:table-cell office:value-type="float" office:value="1062520" calcext:value-type="float">
            <text:p>1062520</text:p>
          </table:table-cell>
          <table:table-cell office:value-type="float" office:value="21382" calcext:value-type="float">
            <text:p>21382</text:p>
          </table:table-cell>
          <table:table-cell office:value-type="float" office:value="1010" calcext:value-type="float">
            <text:p>1010</text:p>
          </table:table-cell>
          <table:table-cell office:value-type="float" office:value="1.927618" calcext:value-type="float">
            <text:p>1.927618</text:p>
          </table:table-cell>
          <table:table-cell office:value-type="float" office:value="100.611781" calcext:value-type="float">
            <text:p>100.611781</text:p>
          </table:table-cell>
          <table:table-cell office:value-type="float" office:value="98.684164" calcext:value-type="float">
            <text:p>98.684164</text:p>
          </table:table-cell>
          <table:table-cell office:value-type="float" office:value="0.086135" calcext:value-type="float">
            <text:p>0.086135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488" calcext:value-type="float">
            <text:p>85488</text:p>
          </table:table-cell>
          <table:table-cell office:value-type="float" office:value="79624" calcext:value-type="float">
            <text:p>79624</text:p>
          </table:table-cell>
          <table:table-cell office:value-type="float" office:value="2115" calcext:value-type="float">
            <text:p>2115</text:p>
          </table:table-cell>
          <table:table-cell office:value-type="float" office:value="1978" calcext:value-type="float">
            <text:p>1978</text:p>
          </table:table-cell>
          <table:table-cell office:value-type="float" office:value="1.430049" calcext:value-type="float">
            <text:p>1.430049</text:p>
          </table:table-cell>
          <table:table-cell office:value-type="float" office:value="100.633022" calcext:value-type="float">
            <text:p>100.633022</text:p>
          </table:table-cell>
          <table:table-cell office:value-type="float" office:value="99.202973" calcext:value-type="float">
            <text:p>99.202973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6" calcext:value-type="float">
            <text:p>4256</text:p>
          </table:table-cell>
          <table:table-cell office:value-type="float" office:value="1952" calcext:value-type="float">
            <text:p>1952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.33128" calcext:value-type="float">
            <text:p>1.33128</text:p>
          </table:table-cell>
          <table:table-cell office:value-type="float" office:value="100.731536" calcext:value-type="float">
            <text:p>100.731536</text:p>
          </table:table-cell>
          <table:table-cell office:value-type="float" office:value="99.400256" calcext:value-type="float">
            <text:p>99.400256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36" calcext:value-type="float">
            <text:p>1236</text:p>
          </table:table-cell>
          <table:table-cell office:value-type="float" office:value="1146" calcext:value-type="float">
            <text:p>11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.553503" calcext:value-type="float">
            <text:p>1.553503</text:p>
          </table:table-cell>
          <table:table-cell office:value-type="float" office:value="100.73007" calcext:value-type="float">
            <text:p>100.73007</text:p>
          </table:table-cell>
          <table:table-cell office:value-type="float" office:value="99.176566" calcext:value-type="float">
            <text:p>99.17656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728" calcext:value-type="float">
            <text:p>7728</text:p>
          </table:table-cell>
          <table:table-cell office:value-type="float" office:value="7488" calcext:value-type="float">
            <text:p>7488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3.909844" calcext:value-type="float">
            <text:p>3.909844</text:p>
          </table:table-cell>
          <table:table-cell office:value-type="float" office:value="99.633776" calcext:value-type="float">
            <text:p>99.633776</text:p>
          </table:table-cell>
          <table:table-cell office:value-type="float" office:value="95.723932" calcext:value-type="float">
            <text:p>95.723932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1974916" calcext:value-type="float">
            <text:p>11974916</text:p>
          </table:table-cell>
          <table:table-cell office:value-type="float" office:value="21483" calcext:value-type="float">
            <text:p>21483</text:p>
          </table:table-cell>
          <table:table-cell office:value-type="float" office:value="11383" calcext:value-type="float">
            <text:p>11383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0.485809" calcext:value-type="float">
            <text:p>100.485809</text:p>
          </table:table-cell>
          <table:table-cell office:value-type="float" office:value="99.478548" calcext:value-type="float">
            <text:p>99.478548</text:p>
          </table:table-cell>
          <table:table-cell office:value-type="float" office:value="0.963015" calcext:value-type="float">
            <text:p>0.96301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598012" calcext:value-type="float">
            <text:p>22598012</text:p>
          </table:table-cell>
          <table:table-cell office:value-type="float" office:value="1015180" calcext:value-type="float">
            <text:p>1015180</text:p>
          </table:table-cell>
          <table:table-cell office:value-type="float" office:value="21481" calcext:value-type="float">
            <text:p>21481</text:p>
          </table:table-cell>
          <table:table-cell office:value-type="float" office:value="965" calcext:value-type="float">
            <text:p>965</text:p>
          </table:table-cell>
          <table:table-cell office:value-type="float" office:value="1.240774" calcext:value-type="float">
            <text:p>1.240774</text:p>
          </table:table-cell>
          <table:table-cell office:value-type="float" office:value="100.080865" calcext:value-type="float">
            <text:p>100.080865</text:p>
          </table:table-cell>
          <table:table-cell office:value-type="float" office:value="98.840091" calcext:value-type="float">
            <text:p>98.840091</text:p>
          </table:table-cell>
          <table:table-cell office:value-type="float" office:value="0.082167" calcext:value-type="float">
            <text:p>0.08216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664" calcext:value-type="float">
            <text:p>84664</text:p>
          </table:table-cell>
          <table:table-cell office:value-type="float" office:value="79232" calcext:value-type="float">
            <text:p>79232</text:p>
          </table:table-cell>
          <table:table-cell office:value-type="float" office:value="2093" calcext:value-type="float">
            <text:p>2093</text:p>
          </table:table-cell>
          <table:table-cell office:value-type="float" office:value="1967" calcext:value-type="float">
            <text:p>1967</text:p>
          </table:table-cell>
          <table:table-cell office:value-type="float" office:value="1.05685" calcext:value-type="float">
            <text:p>1.05685</text:p>
          </table:table-cell>
          <table:table-cell office:value-type="float" office:value="100.721343" calcext:value-type="float">
            <text:p>100.721343</text:p>
          </table:table-cell>
          <table:table-cell office:value-type="float" office:value="99.664493" calcext:value-type="float">
            <text:p>99.664493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00" calcext:value-type="float">
            <text:p>4400</text:p>
          </table:table-cell>
          <table:table-cell office:value-type="float" office:value="1768" calcext:value-type="float">
            <text:p>1768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.038475" calcext:value-type="float">
            <text:p>1.038475</text:p>
          </table:table-cell>
          <table:table-cell office:value-type="float" office:value="98.756946" calcext:value-type="float">
            <text:p>98.756946</text:p>
          </table:table-cell>
          <table:table-cell office:value-type="float" office:value="97.71847" calcext:value-type="float">
            <text:p>97.7184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.102307" calcext:value-type="float">
            <text:p>1.102307</text:p>
          </table:table-cell>
          <table:table-cell office:value-type="float" office:value="100.148616" calcext:value-type="float">
            <text:p>100.148616</text:p>
          </table:table-cell>
          <table:table-cell office:value-type="float" office:value="99.046309" calcext:value-type="float">
            <text:p>99.04630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488" calcext:value-type="float">
            <text:p>7488</text:p>
          </table:table-cell>
          <table:table-cell office:value-type="float" office:value="7248" calcext:value-type="float">
            <text:p>7248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3.398348" calcext:value-type="float">
            <text:p>3.398348</text:p>
          </table:table-cell>
          <table:table-cell office:value-type="float" office:value="99.606623" calcext:value-type="float">
            <text:p>99.606623</text:p>
          </table:table-cell>
          <table:table-cell office:value-type="float" office:value="96.208274" calcext:value-type="float">
            <text:p>96.208274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1908640" calcext:value-type="float">
            <text:p>11908640</text:p>
          </table:table-cell>
          <table:table-cell office:value-type="float" office:value="21582" calcext:value-type="float">
            <text:p>21582</text:p>
          </table:table-cell>
          <table:table-cell office:value-type="float" office:value="11320" calcext:value-type="float">
            <text:p>11320</text:p>
          </table:table-cell>
          <table:table-cell office:value-type="float" office:value="1.01749" calcext:value-type="float">
            <text:p>1.01749</text:p>
          </table:table-cell>
          <table:table-cell office:value-type="float" office:value="100.496325" calcext:value-type="float">
            <text:p>100.496325</text:p>
          </table:table-cell>
          <table:table-cell office:value-type="float" office:value="99.478835" calcext:value-type="float">
            <text:p>99.478835</text:p>
          </table:table-cell>
          <table:table-cell office:value-type="float" office:value="0.957682" calcext:value-type="float">
            <text:p>0.95768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2160" calcext:value-type="float">
            <text:p>22702160</text:p>
          </table:table-cell>
          <table:table-cell office:value-type="float" office:value="1346560" calcext:value-type="float">
            <text:p>1346560</text:p>
          </table:table-cell>
          <table:table-cell office:value-type="float" office:value="21580" calcext:value-type="float">
            <text:p>21580</text:p>
          </table:table-cell>
          <table:table-cell office:value-type="float" office:value="1280" calcext:value-type="float">
            <text:p>1280</text:p>
          </table:table-cell>
          <table:table-cell office:value-type="float" office:value="1.292507" calcext:value-type="float">
            <text:p>1.292507</text:p>
          </table:table-cell>
          <table:table-cell office:value-type="float" office:value="101.020103" calcext:value-type="float">
            <text:p>101.020103</text:p>
          </table:table-cell>
          <table:table-cell office:value-type="float" office:value="99.727596" calcext:value-type="float">
            <text:p>99.727596</text:p>
          </table:table-cell>
          <table:table-cell office:value-type="float" office:value="0.108019" calcext:value-type="float">
            <text:p>0.10801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248" calcext:value-type="float">
            <text:p>79248</text:p>
          </table:table-cell>
          <table:table-cell office:value-type="float" office:value="74608" calcext:value-type="float">
            <text:p>74608</text:p>
          </table:table-cell>
          <table:table-cell office:value-type="float" office:value="1957" calcext:value-type="float">
            <text:p>1957</text:p>
          </table:table-cell>
          <table:table-cell office:value-type="float" office:value="1849" calcext:value-type="float">
            <text:p>1849</text:p>
          </table:table-cell>
          <table:table-cell office:value-type="float" office:value="1.073806" calcext:value-type="float">
            <text:p>1.073806</text:p>
          </table:table-cell>
          <table:table-cell office:value-type="float" office:value="100.514641" calcext:value-type="float">
            <text:p>100.514641</text:p>
          </table:table-cell>
          <table:table-cell office:value-type="float" office:value="99.440835" calcext:value-type="float">
            <text:p>99.440835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04" calcext:value-type="float">
            <text:p>4304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1.041929" calcext:value-type="float">
            <text:p>1.041929</text:p>
          </table:table-cell>
          <table:table-cell office:value-type="float" office:value="94.61472" calcext:value-type="float">
            <text:p>94.61472</text:p>
          </table:table-cell>
          <table:table-cell office:value-type="float" office:value="93.57279" calcext:value-type="float">
            <text:p>93.5727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374" calcext:value-type="float">
            <text:p>137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.127659" calcext:value-type="float">
            <text:p>1.127659</text:p>
          </table:table-cell>
          <table:table-cell office:value-type="float" office:value="94.613274" calcext:value-type="float">
            <text:p>94.613274</text:p>
          </table:table-cell>
          <table:table-cell office:value-type="float" office:value="93.485614" calcext:value-type="float">
            <text:p>93.48561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48" calcext:value-type="float">
            <text:p>8448</text:p>
          </table:table-cell>
          <table:table-cell office:value-type="float" office:value="8352" calcext:value-type="float">
            <text:p>8352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2.770388" calcext:value-type="float">
            <text:p>2.770388</text:p>
          </table:table-cell>
          <table:table-cell office:value-type="float" office:value="100.513215" calcext:value-type="float">
            <text:p>100.513215</text:p>
          </table:table-cell>
          <table:table-cell office:value-type="float" office:value="97.742827" calcext:value-type="float">
            <text:p>97.742827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2086428" calcext:value-type="float">
            <text:p>12086428</text:p>
          </table:table-cell>
          <table:table-cell office:value-type="float" office:value="21682" calcext:value-type="float">
            <text:p>21682</text:p>
          </table:table-cell>
          <table:table-cell office:value-type="float" office:value="11489" calcext:value-type="float">
            <text:p>11489</text:p>
          </table:table-cell>
          <table:table-cell office:value-type="float" office:value="1.017341" calcext:value-type="float">
            <text:p>1.017341</text:p>
          </table:table-cell>
          <table:table-cell office:value-type="float" office:value="100.635849" calcext:value-type="float">
            <text:p>100.635849</text:p>
          </table:table-cell>
          <table:table-cell office:value-type="float" office:value="99.618509" calcext:value-type="float">
            <text:p>99.618509</text:p>
          </table:table-cell>
          <table:table-cell office:value-type="float" office:value="0.970617" calcext:value-type="float">
            <text:p>0.97061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6308" calcext:value-type="float">
            <text:p>22806308</text:p>
          </table:table-cell>
          <table:table-cell office:value-type="float" office:value="1200332" calcext:value-type="float">
            <text:p>1200332</text:p>
          </table:table-cell>
          <table:table-cell office:value-type="float" office:value="21679" calcext:value-type="float">
            <text:p>21679</text:p>
          </table:table-cell>
          <table:table-cell office:value-type="float" office:value="1141" calcext:value-type="float">
            <text:p>1141</text:p>
          </table:table-cell>
          <table:table-cell office:value-type="float" office:value="1.296687" calcext:value-type="float">
            <text:p>1.296687</text:p>
          </table:table-cell>
          <table:table-cell office:value-type="float" office:value="100.724512" calcext:value-type="float">
            <text:p>100.724512</text:p>
          </table:table-cell>
          <table:table-cell office:value-type="float" office:value="99.427825" calcext:value-type="float">
            <text:p>99.427825</text:p>
          </table:table-cell>
          <table:table-cell office:value-type="float" office:value="0.096579" calcext:value-type="float">
            <text:p>0.096579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16" calcext:value-type="float">
            <text:p>87216</text:p>
          </table:table-cell>
          <table:table-cell office:value-type="float" office:value="82080" calcext:value-type="float">
            <text:p>82080</text:p>
          </table:table-cell>
          <table:table-cell office:value-type="float" office:value="2159" calcext:value-type="float">
            <text:p>2159</text:p>
          </table:table-cell>
          <table:table-cell office:value-type="float" office:value="2038" calcext:value-type="float">
            <text:p>2038</text:p>
          </table:table-cell>
          <table:table-cell office:value-type="float" office:value="1.086762" calcext:value-type="float">
            <text:p>1.086762</text:p>
          </table:table-cell>
          <table:table-cell office:value-type="float" office:value="100.68722" calcext:value-type="float">
            <text:p>100.68722</text:p>
          </table:table-cell>
          <table:table-cell office:value-type="float" office:value="99.600458" calcext:value-type="float">
            <text:p>99.600458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1968" calcext:value-type="float">
            <text:p>196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.048373" calcext:value-type="float">
            <text:p>1.048373</text:p>
          </table:table-cell>
          <table:table-cell office:value-type="float" office:value="100.69012" calcext:value-type="float">
            <text:p>100.69012</text:p>
          </table:table-cell>
          <table:table-cell office:value-type="float" office:value="99.641747" calcext:value-type="float">
            <text:p>99.641747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60" calcext:value-type="float">
            <text:p>1260</text:p>
          </table:table-cell>
          <table:table-cell office:value-type="float" office:value="1080" calcext:value-type="float">
            <text:p>108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.137482" calcext:value-type="float">
            <text:p>1.137482</text:p>
          </table:table-cell>
          <table:table-cell office:value-type="float" office:value="100.688554" calcext:value-type="float">
            <text:p>100.688554</text:p>
          </table:table-cell>
          <table:table-cell office:value-type="float" office:value="99.551072" calcext:value-type="float">
            <text:p>99.551072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776" calcext:value-type="float">
            <text:p>7776</text:p>
          </table:table-cell>
          <table:table-cell office:value-type="float" office:value="7680" calcext:value-type="float">
            <text:p>768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2.758772" calcext:value-type="float">
            <text:p>2.758772</text:p>
          </table:table-cell>
          <table:table-cell office:value-type="float" office:value="100.175849" calcext:value-type="float">
            <text:p>100.175849</text:p>
          </table:table-cell>
          <table:table-cell office:value-type="float" office:value="97.417077" calcext:value-type="float">
            <text:p>97.417077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13377232" calcext:value-type="float">
            <text:p>13377232</text:p>
          </table:table-cell>
          <table:table-cell office:value-type="float" office:value="21780" calcext:value-type="float">
            <text:p>21780</text:p>
          </table:table-cell>
          <table:table-cell office:value-type="float" office:value="12716" calcext:value-type="float">
            <text:p>12716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510837" calcext:value-type="float">
            <text:p>100.510837</text:p>
          </table:table-cell>
          <table:table-cell office:value-type="float" office:value="99.501536" calcext:value-type="float">
            <text:p>99.501536</text:p>
          </table:table-cell>
          <table:table-cell office:value-type="float" office:value="1.07554" calcext:value-type="float">
            <text:p>1.0755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0456" calcext:value-type="float">
            <text:p>22910456</text:p>
          </table:table-cell>
          <table:table-cell office:value-type="float" office:value="313496" calcext:value-type="float">
            <text:p>313496</text:p>
          </table:table-cell>
          <table:table-cell office:value-type="float" office:value="21778" calcext:value-type="float">
            <text:p>21778</text:p>
          </table:table-cell>
          <table:table-cell office:value-type="float" office:value="298" calcext:value-type="float">
            <text:p>298</text:p>
          </table:table-cell>
          <table:table-cell office:value-type="float" office:value="1.242497" calcext:value-type="float">
            <text:p>1.242497</text:p>
          </table:table-cell>
          <table:table-cell office:value-type="float" office:value="80.819732" calcext:value-type="float">
            <text:p>80.819732</text:p>
          </table:table-cell>
          <table:table-cell office:value-type="float" office:value="79.577235" calcext:value-type="float">
            <text:p>79.577235</text:p>
          </table:table-cell>
          <table:table-cell office:value-type="float" office:value="0.031516" calcext:value-type="float">
            <text:p>0.03151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224" calcext:value-type="float">
            <text:p>43224</text:p>
          </table:table-cell>
          <table:table-cell office:value-type="float" office:value="41872" calcext:value-type="float">
            <text:p>41872</text:p>
          </table:table-cell>
          <table:table-cell office:value-type="float" office:value="1074" calcext:value-type="float">
            <text:p>1074</text:p>
          </table:table-cell>
          <table:table-cell office:value-type="float" office:value="1042" calcext:value-type="float">
            <text:p>1042</text:p>
          </table:table-cell>
          <table:table-cell office:value-type="float" office:value="1.064034" calcext:value-type="float">
            <text:p>1.064034</text:p>
          </table:table-cell>
          <table:table-cell office:value-type="float" office:value="100.512272" calcext:value-type="float">
            <text:p>100.512272</text:p>
          </table:table-cell>
          <table:table-cell office:value-type="float" office:value="99.448238" calcext:value-type="float">
            <text:p>99.448238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152" calcext:value-type="float">
            <text:p>115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.032477" calcext:value-type="float">
            <text:p>1.032477</text:p>
          </table:table-cell>
          <table:table-cell office:value-type="float" office:value="100.530207" calcext:value-type="float">
            <text:p>100.530207</text:p>
          </table:table-cell>
          <table:table-cell office:value-type="float" office:value="99.49773" calcext:value-type="float">
            <text:p>99.49773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121807" calcext:value-type="float">
            <text:p>1.121807</text:p>
          </table:table-cell>
          <table:table-cell office:value-type="float" office:value="95.610238" calcext:value-type="float">
            <text:p>95.610238</text:p>
          </table:table-cell>
          <table:table-cell office:value-type="float" office:value="94.488431" calcext:value-type="float">
            <text:p>94.48843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24" calcext:value-type="float">
            <text:p>7824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2.750839" calcext:value-type="float">
            <text:p>2.750839</text:p>
          </table:table-cell>
          <table:table-cell office:value-type="float" office:value="4.67725" calcext:value-type="float">
            <text:p>4.67725</text:p>
          </table:table-cell>
          <table:table-cell office:value-type="float" office:value="1.92641" calcext:value-type="float">
            <text:p>1.92641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21879" calcext:value-type="float">
            <text:p>21879</text:p>
          </table:table-cell>
          <table:table-cell office:value-type="float" office:value="11683" calcext:value-type="float">
            <text:p>11683</text:p>
          </table:table-cell>
          <table:table-cell office:value-type="float" office:value="1.036478" calcext:value-type="float">
            <text:p>1.036478</text:p>
          </table:table-cell>
          <table:table-cell office:value-type="float" office:value="100.710222" calcext:value-type="float">
            <text:p>100.710222</text:p>
          </table:table-cell>
          <table:table-cell office:value-type="float" office:value="99.673744" calcext:value-type="float">
            <text:p>99.673744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864" calcext:value-type="float">
            <text:p>686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.021511" calcext:value-type="float">
            <text:p>1.021511</text:p>
          </table:table-cell>
          <table:table-cell office:value-type="float" office:value="100.329386" calcext:value-type="float">
            <text:p>100.329386</text:p>
          </table:table-cell>
          <table:table-cell office:value-type="float" office:value="99.307875" calcext:value-type="float">
            <text:p>99.307875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4604" calcext:value-type="float">
            <text:p>23014604</text:p>
          </table:table-cell>
          <table:table-cell office:value-type="float" office:value="1001504" calcext:value-type="float">
            <text:p>1001504</text:p>
          </table:table-cell>
          <table:table-cell office:value-type="float" office:value="21877" calcext:value-type="float">
            <text:p>21877</text:p>
          </table:table-cell>
          <table:table-cell office:value-type="float" office:value="952" calcext:value-type="float">
            <text:p>952</text:p>
          </table:table-cell>
          <table:table-cell office:value-type="float" office:value="1.903558" calcext:value-type="float">
            <text:p>1.903558</text:p>
          </table:table-cell>
          <table:table-cell office:value-type="float" office:value="100.768695" calcext:value-type="float">
            <text:p>100.768695</text:p>
          </table:table-cell>
          <table:table-cell office:value-type="float" office:value="98.865138" calcext:value-type="float">
            <text:p>98.865138</text:p>
          </table:table-cell>
          <table:table-cell office:value-type="float" office:value="0.08104" calcext:value-type="float">
            <text:p>0.08104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336" calcext:value-type="float">
            <text:p>83336</text:p>
          </table:table-cell>
          <table:table-cell office:value-type="float" office:value="78048" calcext:value-type="float">
            <text:p>78048</text:p>
          </table:table-cell>
          <table:table-cell office:value-type="float" office:value="2061" calcext:value-type="float">
            <text:p>2061</text:p>
          </table:table-cell>
          <table:table-cell office:value-type="float" office:value="1938" calcext:value-type="float">
            <text:p>1938</text:p>
          </table:table-cell>
          <table:table-cell office:value-type="float" office:value="1.444622" calcext:value-type="float">
            <text:p>1.444622</text:p>
          </table:table-cell>
          <table:table-cell office:value-type="float" office:value="100.721558" calcext:value-type="float">
            <text:p>100.721558</text:p>
          </table:table-cell>
          <table:table-cell office:value-type="float" office:value="99.276936" calcext:value-type="float">
            <text:p>99.276936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04" calcext:value-type="float">
            <text:p>4504</text:p>
          </table:table-cell>
          <table:table-cell office:value-type="float" office:value="2208" calcext:value-type="float">
            <text:p>2208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.339651" calcext:value-type="float">
            <text:p>1.339651</text:p>
          </table:table-cell>
          <table:table-cell office:value-type="float" office:value="100.886502" calcext:value-type="float">
            <text:p>100.886502</text:p>
          </table:table-cell>
          <table:table-cell office:value-type="float" office:value="99.546851" calcext:value-type="float">
            <text:p>99.54685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84" calcext:value-type="float">
            <text:p>1584</text:p>
          </table:table-cell>
          <table:table-cell office:value-type="float" office:value="1434" calcext:value-type="float">
            <text:p>143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.579642" calcext:value-type="float">
            <text:p>1.579642</text:p>
          </table:table-cell>
          <table:table-cell office:value-type="float" office:value="100.882039" calcext:value-type="float">
            <text:p>100.882039</text:p>
          </table:table-cell>
          <table:table-cell office:value-type="float" office:value="99.302397" calcext:value-type="float">
            <text:p>99.302397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11219580" calcext:value-type="float">
            <text:p>11219580</text:p>
          </table:table-cell>
          <table:table-cell office:value-type="float" office:value="21978" calcext:value-type="float">
            <text:p>21978</text:p>
          </table:table-cell>
          <table:table-cell office:value-type="float" office:value="10665" calcext:value-type="float">
            <text:p>10665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100.549357" calcext:value-type="float">
            <text:p>100.549357</text:p>
          </table:table-cell>
          <table:table-cell office:value-type="float" office:value="99.542004" calcext:value-type="float">
            <text:p>99.542004</text:p>
          </table:table-cell>
          <table:table-cell office:value-type="float" office:value="0.901696" calcext:value-type="float">
            <text:p>0.90169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18752" calcext:value-type="float">
            <text:p>23118752</text:p>
          </table:table-cell>
          <table:table-cell office:value-type="float" office:value="1230840" calcext:value-type="float">
            <text:p>1230840</text:p>
          </table:table-cell>
          <table:table-cell office:value-type="float" office:value="21976" calcext:value-type="float">
            <text:p>21976</text:p>
          </table:table-cell>
          <table:table-cell office:value-type="float" office:value="1170" calcext:value-type="float">
            <text:p>1170</text:p>
          </table:table-cell>
          <table:table-cell office:value-type="float" office:value="1.904293" calcext:value-type="float">
            <text:p>1.904293</text:p>
          </table:table-cell>
          <table:table-cell office:value-type="float" office:value="100.420636" calcext:value-type="float">
            <text:p>100.420636</text:p>
          </table:table-cell>
          <table:table-cell office:value-type="float" office:value="98.516343" calcext:value-type="float">
            <text:p>98.516343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424" calcext:value-type="float">
            <text:p>93424</text:p>
          </table:table-cell>
          <table:table-cell office:value-type="float" office:value="86248" calcext:value-type="float">
            <text:p>86248</text:p>
          </table:table-cell>
          <table:table-cell office:value-type="float" office:value="2310" calcext:value-type="float">
            <text:p>2310</text:p>
          </table:table-cell>
          <table:table-cell office:value-type="float" office:value="2140" calcext:value-type="float">
            <text:p>2140</text:p>
          </table:table-cell>
          <table:table-cell office:value-type="float" office:value="1.461165" calcext:value-type="float">
            <text:p>1.461165</text:p>
          </table:table-cell>
          <table:table-cell office:value-type="float" office:value="101.008289" calcext:value-type="float">
            <text:p>101.008289</text:p>
          </table:table-cell>
          <table:table-cell office:value-type="float" office:value="99.547124" calcext:value-type="float">
            <text:p>99.54712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0" calcext:value-type="float">
            <text:p>4600</text:p>
          </table:table-cell>
          <table:table-cell office:value-type="float" office:value="1968" calcext:value-type="float">
            <text:p>196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.351131" calcext:value-type="float">
            <text:p>1.351131</text:p>
          </table:table-cell>
          <table:table-cell office:value-type="float" office:value="99.107562" calcext:value-type="float">
            <text:p>99.107562</text:p>
          </table:table-cell>
          <table:table-cell office:value-type="float" office:value="97.756431" calcext:value-type="float">
            <text:p>97.75643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110" calcext:value-type="float">
            <text:p>111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.601428" calcext:value-type="float">
            <text:p>1.601428</text:p>
          </table:table-cell>
          <table:table-cell office:value-type="float" office:value="99.106136" calcext:value-type="float">
            <text:p>99.106136</text:p>
          </table:table-cell>
          <table:table-cell office:value-type="float" office:value="97.504708" calcext:value-type="float">
            <text:p>97.504708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208" calcext:value-type="float">
            <text:p>8208</text:p>
          </table:table-cell>
          <table:table-cell office:value-type="float" office:value="8112" calcext:value-type="float">
            <text:p>811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4.232776" calcext:value-type="float">
            <text:p>4.232776</text:p>
          </table:table-cell>
          <table:table-cell office:value-type="float" office:value="100.461112" calcext:value-type="float">
            <text:p>100.461112</text:p>
          </table:table-cell>
          <table:table-cell office:value-type="float" office:value="96.228336" calcext:value-type="float">
            <text:p>96.22833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2591388" calcext:value-type="float">
            <text:p>12591388</text:p>
          </table:table-cell>
          <table:table-cell office:value-type="float" office:value="22077" calcext:value-type="float">
            <text:p>22077</text:p>
          </table:table-cell>
          <table:table-cell office:value-type="float" office:value="11969" calcext:value-type="float">
            <text:p>11969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506918" calcext:value-type="float">
            <text:p>100.506918</text:p>
          </table:table-cell>
          <table:table-cell office:value-type="float" office:value="99.492637" calcext:value-type="float">
            <text:p>99.492637</text:p>
          </table:table-cell>
          <table:table-cell office:value-type="float" office:value="1.012448" calcext:value-type="float">
            <text:p>1.01244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2900" calcext:value-type="float">
            <text:p>23222900</text:p>
          </table:table-cell>
          <table:table-cell office:value-type="float" office:value="1133004" calcext:value-type="float">
            <text:p>1133004</text:p>
          </table:table-cell>
          <table:table-cell office:value-type="float" office:value="22075" calcext:value-type="float">
            <text:p>22075</text:p>
          </table:table-cell>
          <table:table-cell office:value-type="float" office:value="1077" calcext:value-type="float">
            <text:p>1077</text:p>
          </table:table-cell>
          <table:table-cell office:value-type="float" office:value="1.345188" calcext:value-type="float">
            <text:p>1.345188</text:p>
          </table:table-cell>
          <table:table-cell office:value-type="float" office:value="101.102936" calcext:value-type="float">
            <text:p>101.102936</text:p>
          </table:table-cell>
          <table:table-cell office:value-type="float" office:value="99.757748" calcext:value-type="float">
            <text:p>99.757748</text:p>
          </table:table-cell>
          <table:table-cell office:value-type="float" office:value="0.09086" calcext:value-type="float">
            <text:p>0.0908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016" calcext:value-type="float">
            <text:p>73016</text:p>
          </table:table-cell>
          <table:table-cell office:value-type="float" office:value="67952" calcext:value-type="float">
            <text:p>67952</text:p>
          </table:table-cell>
          <table:table-cell office:value-type="float" office:value="1803" calcext:value-type="float">
            <text:p>1803</text:p>
          </table:table-cell>
          <table:table-cell office:value-type="float" office:value="1686" calcext:value-type="float">
            <text:p>1686</text:p>
          </table:table-cell>
          <table:table-cell office:value-type="float" office:value="1.105003" calcext:value-type="float">
            <text:p>1.105003</text:p>
          </table:table-cell>
          <table:table-cell office:value-type="float" office:value="100.598527" calcext:value-type="float">
            <text:p>100.598527</text:p>
          </table:table-cell>
          <table:table-cell office:value-type="float" office:value="99.493524" calcext:value-type="float">
            <text:p>99.493524</text:p>
          </table:table-cell>
          <table:table-cell office:value-type="float" office:value="0.005464" calcext:value-type="float">
            <text:p>0.005464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8" calcext:value-type="float">
            <text:p>4368</text:p>
          </table:table-cell>
          <table:table-cell office:value-type="float" office:value="2496" calcext:value-type="float">
            <text:p>249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.062041" calcext:value-type="float">
            <text:p>1.062041</text:p>
          </table:table-cell>
          <table:table-cell office:value-type="float" office:value="100.595535" calcext:value-type="float">
            <text:p>100.595535</text:p>
          </table:table-cell>
          <table:table-cell office:value-type="float" office:value="99.533494" calcext:value-type="float">
            <text:p>99.533494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24" calcext:value-type="float">
            <text:p>1524</text:p>
          </table:table-cell>
          <table:table-cell office:value-type="float" office:value="1326" calcext:value-type="float">
            <text:p>132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.185866" calcext:value-type="float">
            <text:p>1.185866</text:p>
          </table:table-cell>
          <table:table-cell office:value-type="float" office:value="100.594089" calcext:value-type="float">
            <text:p>100.594089</text:p>
          </table:table-cell>
          <table:table-cell office:value-type="float" office:value="99.408223" calcext:value-type="float">
            <text:p>99.40822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536" calcext:value-type="float">
            <text:p>7536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2.698493" calcext:value-type="float">
            <text:p>2.698493</text:p>
          </table:table-cell>
          <table:table-cell office:value-type="float" office:value="100.095512" calcext:value-type="float">
            <text:p>100.095512</text:p>
          </table:table-cell>
          <table:table-cell office:value-type="float" office:value="97.397019" calcext:value-type="float">
            <text:p>97.397019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1948616" calcext:value-type="float">
            <text:p>11948616</text:p>
          </table:table-cell>
          <table:table-cell office:value-type="float" office:value="22176" calcext:value-type="float">
            <text:p>22176</text:p>
          </table:table-cell>
          <table:table-cell office:value-type="float" office:value="11358" calcext:value-type="float">
            <text:p>11358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00.494549" calcext:value-type="float">
            <text:p>100.494549</text:p>
          </table:table-cell>
          <table:table-cell office:value-type="float" office:value="99.475289" calcext:value-type="float">
            <text:p>99.475289</text:p>
          </table:table-cell>
          <table:table-cell office:value-type="float" office:value="0.960931" calcext:value-type="float">
            <text:p>0.96093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7048" calcext:value-type="float">
            <text:p>23327048</text:p>
          </table:table-cell>
          <table:table-cell office:value-type="float" office:value="1210852" calcext:value-type="float">
            <text:p>1210852</text:p>
          </table:table-cell>
          <table:table-cell office:value-type="float" office:value="22174" calcext:value-type="float">
            <text:p>22174</text:p>
          </table:table-cell>
          <table:table-cell office:value-type="float" office:value="1151" calcext:value-type="float">
            <text:p>1151</text:p>
          </table:table-cell>
          <table:table-cell office:value-type="float" office:value="3.042742" calcext:value-type="float">
            <text:p>3.042742</text:p>
          </table:table-cell>
          <table:table-cell office:value-type="float" office:value="101.017467" calcext:value-type="float">
            <text:p>101.017467</text:p>
          </table:table-cell>
          <table:table-cell office:value-type="float" office:value="97.974726" calcext:value-type="float">
            <text:p>97.974726</text:p>
          </table:table-cell>
          <table:table-cell office:value-type="float" office:value="0.098871" calcext:value-type="float">
            <text:p>0.098871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032" calcext:value-type="float">
            <text:p>86032</text:p>
          </table:table-cell>
          <table:table-cell office:value-type="float" office:value="80952" calcext:value-type="float">
            <text:p>80952</text:p>
          </table:table-cell>
          <table:table-cell office:value-type="float" office:value="2127" calcext:value-type="float">
            <text:p>2127</text:p>
          </table:table-cell>
          <table:table-cell office:value-type="float" office:value="2008" calcext:value-type="float">
            <text:p>2008</text:p>
          </table:table-cell>
          <table:table-cell office:value-type="float" office:value="1.104919" calcext:value-type="float">
            <text:p>1.104919</text:p>
          </table:table-cell>
          <table:table-cell office:value-type="float" office:value="101.664713" calcext:value-type="float">
            <text:p>101.664713</text:p>
          </table:table-cell>
          <table:table-cell office:value-type="float" office:value="100.559794" calcext:value-type="float">
            <text:p>100.55979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6" calcext:value-type="float">
            <text:p>3816</text:p>
          </table:table-cell>
          <table:table-cell office:value-type="float" office:value="1864" calcext:value-type="float">
            <text:p>1864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.049642" calcext:value-type="float">
            <text:p>1.049642</text:p>
          </table:table-cell>
          <table:table-cell office:value-type="float" office:value="101.661893" calcext:value-type="float">
            <text:p>101.661893</text:p>
          </table:table-cell>
          <table:table-cell office:value-type="float" office:value="100.612251" calcext:value-type="float">
            <text:p>100.61225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04" calcext:value-type="float">
            <text:p>1404</text:p>
          </table:table-cell>
          <table:table-cell office:value-type="float" office:value="1074" calcext:value-type="float">
            <text:p>107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.421982" calcext:value-type="float">
            <text:p>2.421982</text:p>
          </table:table-cell>
          <table:table-cell office:value-type="float" office:value="100.50741" calcext:value-type="float">
            <text:p>100.50741</text:p>
          </table:table-cell>
          <table:table-cell office:value-type="float" office:value="98.085428" calcext:value-type="float">
            <text:p>98.08542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998" calcext:value-type="float">
            <text:p>7998</text:p>
          </table:table-cell>
          <table:table-cell office:value-type="float" office:value="7902" calcext:value-type="float">
            <text:p>7902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3.73951" calcext:value-type="float">
            <text:p>3.73951</text:p>
          </table:table-cell>
          <table:table-cell office:value-type="float" office:value="101.663267" calcext:value-type="float">
            <text:p>101.663267</text:p>
          </table:table-cell>
          <table:table-cell office:value-type="float" office:value="97.923757" calcext:value-type="float">
            <text:p>97.923757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1496256" calcext:value-type="float">
            <text:p>11496256</text:p>
          </table:table-cell>
          <table:table-cell office:value-type="float" office:value="22276" calcext:value-type="float">
            <text:p>22276</text:p>
          </table:table-cell>
          <table:table-cell office:value-type="float" office:value="10928" calcext:value-type="float">
            <text:p>10928</text:p>
          </table:table-cell>
          <table:table-cell office:value-type="float" office:value="1.018329" calcext:value-type="float">
            <text:p>1.018329</text:p>
          </table:table-cell>
          <table:table-cell office:value-type="float" office:value="100.504876" calcext:value-type="float">
            <text:p>100.504876</text:p>
          </table:table-cell>
          <table:table-cell office:value-type="float" office:value="99.486547" calcext:value-type="float">
            <text:p>99.486547</text:p>
          </table:table-cell>
          <table:table-cell office:value-type="float" office:value="0.924447" calcext:value-type="float">
            <text:p>0.924447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1196" calcext:value-type="float">
            <text:p>23431196</text:p>
          </table:table-cell>
          <table:table-cell office:value-type="float" office:value="1257140" calcext:value-type="float">
            <text:p>1257140</text:p>
          </table:table-cell>
          <table:table-cell office:value-type="float" office:value="22273" calcext:value-type="float">
            <text:p>22273</text:p>
          </table:table-cell>
          <table:table-cell office:value-type="float" office:value="1195" calcext:value-type="float">
            <text:p>1195</text:p>
          </table:table-cell>
          <table:table-cell office:value-type="float" office:value="1.281753" calcext:value-type="float">
            <text:p>1.281753</text:p>
          </table:table-cell>
          <table:table-cell office:value-type="float" office:value="100.566662" calcext:value-type="float">
            <text:p>100.566662</text:p>
          </table:table-cell>
          <table:table-cell office:value-type="float" office:value="99.28491" calcext:value-type="float">
            <text:p>99.28491</text:p>
          </table:table-cell>
          <table:table-cell office:value-type="float" office:value="0.101296" calcext:value-type="float">
            <text:p>0.10129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176" calcext:value-type="float">
            <text:p>88176</text:p>
          </table:table-cell>
          <table:table-cell office:value-type="float" office:value="82448" calcext:value-type="float">
            <text:p>82448</text:p>
          </table:table-cell>
          <table:table-cell office:value-type="float" office:value="2181" calcext:value-type="float">
            <text:p>2181</text:p>
          </table:table-cell>
          <table:table-cell office:value-type="float" office:value="2047" calcext:value-type="float">
            <text:p>2047</text:p>
          </table:table-cell>
          <table:table-cell office:value-type="float" office:value="1.086461" calcext:value-type="float">
            <text:p>1.086461</text:p>
          </table:table-cell>
          <table:table-cell office:value-type="float" office:value="100.638927" calcext:value-type="float">
            <text:p>100.638927</text:p>
          </table:table-cell>
          <table:table-cell office:value-type="float" office:value="99.552466" calcext:value-type="float">
            <text:p>99.552466</text:p>
          </table:table-cell>
          <table:table-cell office:value-type="float" office:value="0.006625" calcext:value-type="float">
            <text:p>0.006625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0" calcext:value-type="float">
            <text:p>4360</text:p>
          </table:table-cell>
          <table:table-cell office:value-type="float" office:value="2488" calcext:value-type="float">
            <text:p>2488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.043149" calcext:value-type="float">
            <text:p>1.043149</text:p>
          </table:table-cell>
          <table:table-cell office:value-type="float" office:value="99.903824" calcext:value-type="float">
            <text:p>99.903824</text:p>
          </table:table-cell>
          <table:table-cell office:value-type="float" office:value="98.860676" calcext:value-type="float">
            <text:p>98.860676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88" calcext:value-type="float">
            <text:p>1488</text:p>
          </table:table-cell>
          <table:table-cell office:value-type="float" office:value="1338" calcext:value-type="float">
            <text:p>133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.143813" calcext:value-type="float">
            <text:p>1.143813</text:p>
          </table:table-cell>
          <table:table-cell office:value-type="float" office:value="99.977813" calcext:value-type="float">
            <text:p>99.977813</text:p>
          </table:table-cell>
          <table:table-cell office:value-type="float" office:value="98.834" calcext:value-type="float">
            <text:p>98.83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72" calcext:value-type="float">
            <text:p>787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2.642261" calcext:value-type="float">
            <text:p>2.642261</text:p>
          </table:table-cell>
          <table:table-cell office:value-type="float" office:value="99.52482" calcext:value-type="float">
            <text:p>99.52482</text:p>
          </table:table-cell>
          <table:table-cell office:value-type="float" office:value="96.882558" calcext:value-type="float">
            <text:p>96.88255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12175848" calcext:value-type="float">
            <text:p>12175848</text:p>
          </table:table-cell>
          <table:table-cell office:value-type="float" office:value="22374" calcext:value-type="float">
            <text:p>22374</text:p>
          </table:table-cell>
          <table:table-cell office:value-type="float" office:value="11574" calcext:value-type="float">
            <text:p>11574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0.438106" calcext:value-type="float">
            <text:p>100.438106</text:p>
          </table:table-cell>
          <table:table-cell office:value-type="float" office:value="99.430824" calcext:value-type="float">
            <text:p>99.430824</text:p>
          </table:table-cell>
          <table:table-cell office:value-type="float" office:value="0.979644" calcext:value-type="float">
            <text:p>0.97964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5344" calcext:value-type="float">
            <text:p>23535344</text:p>
          </table:table-cell>
          <table:table-cell office:value-type="float" office:value="1034116" calcext:value-type="float">
            <text:p>1034116</text:p>
          </table:table-cell>
          <table:table-cell office:value-type="float" office:value="22372" calcext:value-type="float">
            <text:p>22372</text:p>
          </table:table-cell>
          <table:table-cell office:value-type="float" office:value="983" calcext:value-type="float">
            <text:p>983</text:p>
          </table:table-cell>
          <table:table-cell office:value-type="float" office:value="2.031358" calcext:value-type="float">
            <text:p>2.031358</text:p>
          </table:table-cell>
          <table:table-cell office:value-type="float" office:value="100.432443" calcext:value-type="float">
            <text:p>100.432443</text:p>
          </table:table-cell>
          <table:table-cell office:value-type="float" office:value="98.401085" calcext:value-type="float">
            <text:p>98.401085</text:p>
          </table:table-cell>
          <table:table-cell office:value-type="float" office:value="0.084074" calcext:value-type="float">
            <text:p>0.08407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720" calcext:value-type="float">
            <text:p>89720</text:p>
          </table:table-cell>
          <table:table-cell office:value-type="float" office:value="85144" calcext:value-type="float">
            <text:p>85144</text:p>
          </table:table-cell>
          <table:table-cell office:value-type="float" office:value="2222" calcext:value-type="float">
            <text:p>2222</text:p>
          </table:table-cell>
          <table:table-cell office:value-type="float" office:value="2113" calcext:value-type="float">
            <text:p>2113</text:p>
          </table:table-cell>
          <table:table-cell office:value-type="float" office:value="1.472621" calcext:value-type="float">
            <text:p>1.472621</text:p>
          </table:table-cell>
          <table:table-cell office:value-type="float" office:value="100.559148" calcext:value-type="float">
            <text:p>100.559148</text:p>
          </table:table-cell>
          <table:table-cell office:value-type="float" office:value="99.086526" calcext:value-type="float">
            <text:p>99.086526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32" calcext:value-type="float">
            <text:p>3232</text:p>
          </table:table-cell>
          <table:table-cell office:value-type="float" office:value="1944" calcext:value-type="float">
            <text:p>194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.351562" calcext:value-type="float">
            <text:p>1.351562</text:p>
          </table:table-cell>
          <table:table-cell office:value-type="float" office:value="99.70012" calcext:value-type="float">
            <text:p>99.70012</text:p>
          </table:table-cell>
          <table:table-cell office:value-type="float" office:value="98.348558" calcext:value-type="float">
            <text:p>98.34855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18" calcext:value-type="float">
            <text:p>1218</text:p>
          </table:table-cell>
          <table:table-cell office:value-type="float" office:value="1038" calcext:value-type="float">
            <text:p>103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.629852" calcext:value-type="float">
            <text:p>1.629852</text:p>
          </table:table-cell>
          <table:table-cell office:value-type="float" office:value="99.698694" calcext:value-type="float">
            <text:p>99.698694</text:p>
          </table:table-cell>
          <table:table-cell office:value-type="float" office:value="98.068842" calcext:value-type="float">
            <text:p>98.06884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352" calcext:value-type="float">
            <text:p>8352</text:p>
          </table:table-cell>
          <table:table-cell office:value-type="float" office:value="7968" calcext:value-type="float">
            <text:p>7968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6.019446" calcext:value-type="float">
            <text:p>6.019446</text:p>
          </table:table-cell>
          <table:table-cell office:value-type="float" office:value="100.625927" calcext:value-type="float">
            <text:p>100.625927</text:p>
          </table:table-cell>
          <table:table-cell office:value-type="float" office:value="94.606481" calcext:value-type="float">
            <text:p>94.606481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12979576" calcext:value-type="float">
            <text:p>12979576</text:p>
          </table:table-cell>
          <table:table-cell office:value-type="float" office:value="22474" calcext:value-type="float">
            <text:p>22474</text:p>
          </table:table-cell>
          <table:table-cell office:value-type="float" office:value="12338" calcext:value-type="float">
            <text:p>12338</text:p>
          </table:table-cell>
          <table:table-cell office:value-type="float" office:value="1.018281" calcext:value-type="float">
            <text:p>1.018281</text:p>
          </table:table-cell>
          <table:table-cell office:value-type="float" office:value="100.979727" calcext:value-type="float">
            <text:p>100.979727</text:p>
          </table:table-cell>
          <table:table-cell office:value-type="float" office:value="99.961446" calcext:value-type="float">
            <text:p>99.961446</text:p>
          </table:table-cell>
          <table:table-cell office:value-type="float" office:value="1.038767" calcext:value-type="float">
            <text:p>1.038767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39492" calcext:value-type="float">
            <text:p>23639492</text:p>
          </table:table-cell>
          <table:table-cell office:value-type="float" office:value="1028856" calcext:value-type="float">
            <text:p>1028856</text:p>
          </table:table-cell>
          <table:table-cell office:value-type="float" office:value="22471" calcext:value-type="float">
            <text:p>22471</text:p>
          </table:table-cell>
          <table:table-cell office:value-type="float" office:value="978" calcext:value-type="float">
            <text:p>978</text:p>
          </table:table-cell>
          <table:table-cell office:value-type="float" office:value="3.103391" calcext:value-type="float">
            <text:p>3.103391</text:p>
          </table:table-cell>
          <table:table-cell office:value-type="float" office:value="101.075142" calcext:value-type="float">
            <text:p>101.075142</text:p>
          </table:table-cell>
          <table:table-cell office:value-type="float" office:value="97.97175" calcext:value-type="float">
            <text:p>97.97175</text:p>
          </table:table-cell>
          <table:table-cell office:value-type="float" office:value="0.084012" calcext:value-type="float">
            <text:p>0.084012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504" calcext:value-type="float">
            <text:p>83504</text:p>
          </table:table-cell>
          <table:table-cell office:value-type="float" office:value="79120" calcext:value-type="float">
            <text:p>79120</text:p>
          </table:table-cell>
          <table:table-cell office:value-type="float" office:value="2067" calcext:value-type="float">
            <text:p>2067</text:p>
          </table:table-cell>
          <table:table-cell office:value-type="float" office:value="1965" calcext:value-type="float">
            <text:p>1965</text:p>
          </table:table-cell>
          <table:table-cell office:value-type="float" office:value="1.086182" calcext:value-type="float">
            <text:p>1.086182</text:p>
          </table:table-cell>
          <table:table-cell office:value-type="float" office:value="100.384652" calcext:value-type="float">
            <text:p>100.384652</text:p>
          </table:table-cell>
          <table:table-cell office:value-type="float" office:value="99.29847" calcext:value-type="float">
            <text:p>99.29847</text:p>
          </table:table-cell>
          <table:table-cell office:value-type="float" office:value="0.006374" calcext:value-type="float">
            <text:p>0.006374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8" calcext:value-type="float">
            <text:p>3968</text:p>
          </table:table-cell>
          <table:table-cell office:value-type="float" office:value="1960" calcext:value-type="float">
            <text:p>1960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.04308" calcext:value-type="float">
            <text:p>1.04308</text:p>
          </table:table-cell>
          <table:table-cell office:value-type="float" office:value="101.112056" calcext:value-type="float">
            <text:p>101.112056</text:p>
          </table:table-cell>
          <table:table-cell office:value-type="float" office:value="100.068976" calcext:value-type="float">
            <text:p>100.068976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8" calcext:value-type="float">
            <text:p>1578</text:p>
          </table:table-cell>
          <table:table-cell office:value-type="float" office:value="1338" calcext:value-type="float">
            <text:p>133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.426296" calcext:value-type="float">
            <text:p>2.426296</text:p>
          </table:table-cell>
          <table:table-cell office:value-type="float" office:value="101.106194" calcext:value-type="float">
            <text:p>101.106194</text:p>
          </table:table-cell>
          <table:table-cell office:value-type="float" office:value="98.679898" calcext:value-type="float">
            <text:p>98.6798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112" calcext:value-type="float">
            <text:p>8112</text:p>
          </table:table-cell>
          <table:table-cell office:value-type="float" office:value="8016" calcext:value-type="float">
            <text:p>8016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4.996728" calcext:value-type="float">
            <text:p>4.996728</text:p>
          </table:table-cell>
          <table:table-cell office:value-type="float" office:value="98.97125" calcext:value-type="float">
            <text:p>98.97125</text:p>
          </table:table-cell>
          <table:table-cell office:value-type="float" office:value="93.974522" calcext:value-type="float">
            <text:p>93.974522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11715072" calcext:value-type="float">
            <text:p>11715072</text:p>
          </table:table-cell>
          <table:table-cell office:value-type="float" office:value="22572" calcext:value-type="float">
            <text:p>22572</text:p>
          </table:table-cell>
          <table:table-cell office:value-type="float" office:value="11136" calcext:value-type="float">
            <text:p>11136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540396" calcext:value-type="float">
            <text:p>100.540396</text:p>
          </table:table-cell>
          <table:table-cell office:value-type="float" office:value="99.525035" calcext:value-type="float">
            <text:p>99.525035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3640" calcext:value-type="float">
            <text:p>23743640</text:p>
          </table:table-cell>
          <table:table-cell office:value-type="float" office:value="1154044" calcext:value-type="float">
            <text:p>1154044</text:p>
          </table:table-cell>
          <table:table-cell office:value-type="float" office:value="22570" calcext:value-type="float">
            <text:p>22570</text:p>
          </table:table-cell>
          <table:table-cell office:value-type="float" office:value="1097" calcext:value-type="float">
            <text:p>1097</text:p>
          </table:table-cell>
          <table:table-cell office:value-type="float" office:value="1.356673" calcext:value-type="float">
            <text:p>1.356673</text:p>
          </table:table-cell>
          <table:table-cell office:value-type="float" office:value="103.568631" calcext:value-type="float">
            <text:p>103.568631</text:p>
          </table:table-cell>
          <table:table-cell office:value-type="float" office:value="102.211957" calcext:value-type="float">
            <text:p>102.211957</text:p>
          </table:table-cell>
          <table:table-cell office:value-type="float" office:value="0.090326" calcext:value-type="float">
            <text:p>0.090326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376" calcext:value-type="float">
            <text:p>89376</text:p>
          </table:table-cell>
          <table:table-cell office:value-type="float" office:value="83544" calcext:value-type="float">
            <text:p>83544</text:p>
          </table:table-cell>
          <table:table-cell office:value-type="float" office:value="2211" calcext:value-type="float">
            <text:p>2211</text:p>
          </table:table-cell>
          <table:table-cell office:value-type="float" office:value="2074" calcext:value-type="float">
            <text:p>2074</text:p>
          </table:table-cell>
          <table:table-cell office:value-type="float" office:value="1.095517" calcext:value-type="float">
            <text:p>1.095517</text:p>
          </table:table-cell>
          <table:table-cell office:value-type="float" office:value="103.127665" calcext:value-type="float">
            <text:p>103.127665</text:p>
          </table:table-cell>
          <table:table-cell office:value-type="float" office:value="102.032148" calcext:value-type="float">
            <text:p>102.032148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52" calcext:value-type="float">
            <text:p>4152</text:p>
          </table:table-cell>
          <table:table-cell office:value-type="float" office:value="1872" calcext:value-type="float">
            <text:p>1872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.047253" calcext:value-type="float">
            <text:p>1.047253</text:p>
          </table:table-cell>
          <table:table-cell office:value-type="float" office:value="103.129132" calcext:value-type="float">
            <text:p>103.129132</text:p>
          </table:table-cell>
          <table:table-cell office:value-type="float" office:value="102.081879" calcext:value-type="float">
            <text:p>102.08187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6" calcext:value-type="float">
            <text:p>1356</text:p>
          </table:table-cell>
          <table:table-cell office:value-type="float" office:value="1086" calcext:value-type="float">
            <text:p>108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.158993" calcext:value-type="float">
            <text:p>1.158993</text:p>
          </table:table-cell>
          <table:table-cell office:value-type="float" office:value="103.130786" calcext:value-type="float">
            <text:p>103.130786</text:p>
          </table:table-cell>
          <table:table-cell office:value-type="float" office:value="101.971793" calcext:value-type="float">
            <text:p>101.971793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920" calcext:value-type="float">
            <text:p>792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.5837" calcext:value-type="float">
            <text:p>2.5837</text:p>
          </table:table-cell>
          <table:table-cell office:value-type="float" office:value="100.105138" calcext:value-type="float">
            <text:p>100.105138</text:p>
          </table:table-cell>
          <table:table-cell office:value-type="float" office:value="97.521439" calcext:value-type="float">
            <text:p>97.521439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12274736" calcext:value-type="float">
            <text:p>12274736</text:p>
          </table:table-cell>
          <table:table-cell office:value-type="float" office:value="22672" calcext:value-type="float">
            <text:p>22672</text:p>
          </table:table-cell>
          <table:table-cell office:value-type="float" office:value="11668" calcext:value-type="float">
            <text:p>11668</text:p>
          </table:table-cell>
          <table:table-cell office:value-type="float" office:value="1.014221" calcext:value-type="float">
            <text:p>1.014221</text:p>
          </table:table-cell>
          <table:table-cell office:value-type="float" office:value="100.50266" calcext:value-type="float">
            <text:p>100.50266</text:p>
          </table:table-cell>
          <table:table-cell office:value-type="float" office:value="99.48844" calcext:value-type="float">
            <text:p>99.48844</text:p>
          </table:table-cell>
          <table:table-cell office:value-type="float" office:value="0.987028" calcext:value-type="float">
            <text:p>0.98702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47788" calcext:value-type="float">
            <text:p>23847788</text:p>
          </table:table-cell>
          <table:table-cell office:value-type="float" office:value="1246620" calcext:value-type="float">
            <text:p>1246620</text:p>
          </table:table-cell>
          <table:table-cell office:value-type="float" office:value="22669" calcext:value-type="float">
            <text:p>22669</text:p>
          </table:table-cell>
          <table:table-cell office:value-type="float" office:value="1185" calcext:value-type="float">
            <text:p>1185</text:p>
          </table:table-cell>
          <table:table-cell office:value-type="float" office:value="1.255073" calcext:value-type="float">
            <text:p>1.255073</text:p>
          </table:table-cell>
          <table:table-cell office:value-type="float" office:value="100.552504" calcext:value-type="float">
            <text:p>100.552504</text:p>
          </table:table-cell>
          <table:table-cell office:value-type="float" office:value="99.297431" calcext:value-type="float">
            <text:p>99.297431</text:p>
          </table:table-cell>
          <table:table-cell office:value-type="float" office:value="0.100435" calcext:value-type="float">
            <text:p>0.100435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536" calcext:value-type="float">
            <text:p>73536</text:p>
          </table:table-cell>
          <table:table-cell office:value-type="float" office:value="68824" calcext:value-type="float">
            <text:p>68824</text:p>
          </table:table-cell>
          <table:table-cell office:value-type="float" office:value="1815" calcext:value-type="float">
            <text:p>1815</text:p>
          </table:table-cell>
          <table:table-cell office:value-type="float" office:value="1706" calcext:value-type="float">
            <text:p>1706</text:p>
          </table:table-cell>
          <table:table-cell office:value-type="float" office:value="1.076259" calcext:value-type="float">
            <text:p>1.076259</text:p>
          </table:table-cell>
          <table:table-cell office:value-type="float" office:value="100.576539" calcext:value-type="float">
            <text:p>100.576539</text:p>
          </table:table-cell>
          <table:table-cell office:value-type="float" office:value="99.50028" calcext:value-type="float">
            <text:p>99.50028</text:p>
          </table:table-cell>
          <table:table-cell office:value-type="float" office:value="0.005534" calcext:value-type="float">
            <text:p>0.005534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2" calcext:value-type="float">
            <text:p>4112</text:p>
          </table:table-cell>
          <table:table-cell office:value-type="float" office:value="2064" calcext:value-type="float">
            <text:p>2064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1.039" calcext:value-type="float">
            <text:p>1.039</text:p>
          </table:table-cell>
          <table:table-cell office:value-type="float" office:value="100.617908" calcext:value-type="float">
            <text:p>100.617908</text:p>
          </table:table-cell>
          <table:table-cell office:value-type="float" office:value="99.578908" calcext:value-type="float">
            <text:p>99.57890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74" calcext:value-type="float">
            <text:p>1674</text:p>
          </table:table-cell>
          <table:table-cell office:value-type="float" office:value="1464" calcext:value-type="float">
            <text:p>146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.139845" calcext:value-type="float">
            <text:p>1.139845</text:p>
          </table:table-cell>
          <table:table-cell office:value-type="float" office:value="100.616422" calcext:value-type="float">
            <text:p>100.616422</text:p>
          </table:table-cell>
          <table:table-cell office:value-type="float" office:value="99.476578" calcext:value-type="float">
            <text:p>99.47657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24" calcext:value-type="float">
            <text:p>7824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.913808" calcext:value-type="float">
            <text:p>2.913808</text:p>
          </table:table-cell>
          <table:table-cell office:value-type="float" office:value="99.788151" calcext:value-type="float">
            <text:p>99.788151</text:p>
          </table:table-cell>
          <table:table-cell office:value-type="float" office:value="96.874343" calcext:value-type="float">
            <text:p>96.87434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12402028" calcext:value-type="float">
            <text:p>12402028</text:p>
          </table:table-cell>
          <table:table-cell office:value-type="float" office:value="22771" calcext:value-type="float">
            <text:p>22771</text:p>
          </table:table-cell>
          <table:table-cell office:value-type="float" office:value="11789" calcext:value-type="float">
            <text:p>11789</text:p>
          </table:table-cell>
          <table:table-cell office:value-type="float" office:value="1.015521" calcext:value-type="float">
            <text:p>1.015521</text:p>
          </table:table-cell>
          <table:table-cell office:value-type="float" office:value="100.498522" calcext:value-type="float">
            <text:p>100.498522</text:p>
          </table:table-cell>
          <table:table-cell office:value-type="float" office:value="99.483002" calcext:value-type="float">
            <text:p>99.483002</text:p>
          </table:table-cell>
          <table:table-cell office:value-type="float" office:value="0.997318" calcext:value-type="float">
            <text:p>0.997318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1936" calcext:value-type="float">
            <text:p>23951936</text:p>
          </table:table-cell>
          <table:table-cell office:value-type="float" office:value="1164564" calcext:value-type="float">
            <text:p>1164564</text:p>
          </table:table-cell>
          <table:table-cell office:value-type="float" office:value="22768" calcext:value-type="float">
            <text:p>22768</text:p>
          </table:table-cell>
          <table:table-cell office:value-type="float" office:value="1107" calcext:value-type="float">
            <text:p>1107</text:p>
          </table:table-cell>
          <table:table-cell office:value-type="float" office:value="1.351369" calcext:value-type="float">
            <text:p>1.351369</text:p>
          </table:table-cell>
          <table:table-cell office:value-type="float" office:value="100.561491" calcext:value-type="float">
            <text:p>100.561491</text:p>
          </table:table-cell>
          <table:table-cell office:value-type="float" office:value="99.210122" calcext:value-type="float">
            <text:p>99.210122</text:p>
          </table:table-cell>
          <table:table-cell office:value-type="float" office:value="0.093907" calcext:value-type="float">
            <text:p>0.09390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104" calcext:value-type="float">
            <text:p>74104</text:p>
          </table:table-cell>
          <table:table-cell office:value-type="float" office:value="69008" calcext:value-type="float">
            <text:p>69008</text:p>
          </table:table-cell>
          <table:table-cell office:value-type="float" office:value="1831" calcext:value-type="float">
            <text:p>1831</text:p>
          </table:table-cell>
          <table:table-cell office:value-type="float" office:value="1712" calcext:value-type="float">
            <text:p>1712</text:p>
          </table:table-cell>
          <table:table-cell office:value-type="float" office:value="1.10229" calcext:value-type="float">
            <text:p>1.10229</text:p>
          </table:table-cell>
          <table:table-cell office:value-type="float" office:value="100.830206" calcext:value-type="float">
            <text:p>100.830206</text:p>
          </table:table-cell>
          <table:table-cell office:value-type="float" office:value="99.727916" calcext:value-type="float">
            <text:p>99.727916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0" calcext:value-type="float">
            <text:p>4160</text:p>
          </table:table-cell>
          <table:table-cell office:value-type="float" office:value="1992" calcext:value-type="float">
            <text:p>1992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.034797" calcext:value-type="float">
            <text:p>1.034797</text:p>
          </table:table-cell>
          <table:table-cell office:value-type="float" office:value="100.320173" calcext:value-type="float">
            <text:p>100.320173</text:p>
          </table:table-cell>
          <table:table-cell office:value-type="float" office:value="99.285376" calcext:value-type="float">
            <text:p>99.28537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.175561" calcext:value-type="float">
            <text:p>1.175561</text:p>
          </table:table-cell>
          <table:table-cell office:value-type="float" office:value="100.318607" calcext:value-type="float">
            <text:p>100.318607</text:p>
          </table:table-cell>
          <table:table-cell office:value-type="float" office:value="99.143046" calcext:value-type="float">
            <text:p>99.14304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24" calcext:value-type="float">
            <text:p>7824</text:p>
          </table:table-cell>
          <table:table-cell office:value-type="float" office:value="7776" calcext:value-type="float">
            <text:p>7776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2.905296" calcext:value-type="float">
            <text:p>2.905296</text:p>
          </table:table-cell>
          <table:table-cell office:value-type="float" office:value="99.694343" calcext:value-type="float">
            <text:p>99.694343</text:p>
          </table:table-cell>
          <table:table-cell office:value-type="float" office:value="96.789047" calcext:value-type="float">
            <text:p>96.789047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2373624" calcext:value-type="float">
            <text:p>12373624</text:p>
          </table:table-cell>
          <table:table-cell office:value-type="float" office:value="22870" calcext:value-type="float">
            <text:p>22870</text:p>
          </table:table-cell>
          <table:table-cell office:value-type="float" office:value="11762" calcext:value-type="float">
            <text:p>11762</text:p>
          </table:table-cell>
          <table:table-cell office:value-type="float" office:value="1.009393" calcext:value-type="float">
            <text:p>1.009393</text:p>
          </table:table-cell>
          <table:table-cell office:value-type="float" office:value="100.526438" calcext:value-type="float">
            <text:p>100.526438</text:p>
          </table:table-cell>
          <table:table-cell office:value-type="float" office:value="99.517046" calcext:value-type="float">
            <text:p>99.517046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6084" calcext:value-type="float">
            <text:p>24056084</text:p>
          </table:table-cell>
          <table:table-cell office:value-type="float" office:value="1102496" calcext:value-type="float">
            <text:p>1102496</text:p>
          </table:table-cell>
          <table:table-cell office:value-type="float" office:value="22867" calcext:value-type="float">
            <text:p>22867</text:p>
          </table:table-cell>
          <table:table-cell office:value-type="float" office:value="1048" calcext:value-type="float">
            <text:p>1048</text:p>
          </table:table-cell>
          <table:table-cell office:value-type="float" office:value="2.104634" calcext:value-type="float">
            <text:p>2.104634</text:p>
          </table:table-cell>
          <table:table-cell office:value-type="float" office:value="100.548429" calcext:value-type="float">
            <text:p>100.548429</text:p>
          </table:table-cell>
          <table:table-cell office:value-type="float" office:value="98.443795" calcext:value-type="float">
            <text:p>98.443795</text:p>
          </table:table-cell>
          <table:table-cell office:value-type="float" office:value="0.089594" calcext:value-type="float">
            <text:p>0.089594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560" calcext:value-type="float">
            <text:p>77560</text:p>
          </table:table-cell>
          <table:table-cell office:value-type="float" office:value="72496" calcext:value-type="float">
            <text:p>72496</text:p>
          </table:table-cell>
          <table:table-cell office:value-type="float" office:value="1916" calcext:value-type="float">
            <text:p>1916</text:p>
          </table:table-cell>
          <table:table-cell office:value-type="float" office:value="1799" calcext:value-type="float">
            <text:p>1799</text:p>
          </table:table-cell>
          <table:table-cell office:value-type="float" office:value="1.478773" calcext:value-type="float">
            <text:p>1.478773</text:p>
          </table:table-cell>
          <table:table-cell office:value-type="float" office:value="100.613369" calcext:value-type="float">
            <text:p>100.613369</text:p>
          </table:table-cell>
          <table:table-cell office:value-type="float" office:value="99.134596" calcext:value-type="float">
            <text:p>99.13459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8" calcext:value-type="float">
            <text:p>4488</text:p>
          </table:table-cell>
          <table:table-cell office:value-type="float" office:value="2008" calcext:value-type="float">
            <text:p>2008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.347369" calcext:value-type="float">
            <text:p>1.347369</text:p>
          </table:table-cell>
          <table:table-cell office:value-type="float" office:value="99.921628" calcext:value-type="float">
            <text:p>99.921628</text:p>
          </table:table-cell>
          <table:table-cell office:value-type="float" office:value="98.57426" calcext:value-type="float">
            <text:p>98.5742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0" calcext:value-type="float">
            <text:p>1350</text:p>
          </table:table-cell>
          <table:table-cell office:value-type="float" office:value="1140" calcext:value-type="float">
            <text:p>11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.657855" calcext:value-type="float">
            <text:p>1.657855</text:p>
          </table:table-cell>
          <table:table-cell office:value-type="float" office:value="98.500969" calcext:value-type="float">
            <text:p>98.500969</text:p>
          </table:table-cell>
          <table:table-cell office:value-type="float" office:value="96.843114" calcext:value-type="float">
            <text:p>96.843114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056" calcext:value-type="float">
            <text:p>7056</text:p>
          </table:table-cell>
          <table:table-cell office:value-type="float" office:value="7008" calcext:value-type="float">
            <text:p>700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3.072184" calcext:value-type="float">
            <text:p>3.072184</text:p>
          </table:table-cell>
          <table:table-cell office:value-type="float" office:value="99.48076" calcext:value-type="float">
            <text:p>99.48076</text:p>
          </table:table-cell>
          <table:table-cell office:value-type="float" office:value="96.408576" calcext:value-type="float">
            <text:p>96.40857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22968" calcext:value-type="float">
            <text:p>22968</text:p>
          </table:table-cell>
          <table:table-cell office:value-type="float" office:value="11881" calcext:value-type="float">
            <text:p>11881</text:p>
          </table:table-cell>
          <table:table-cell office:value-type="float" office:value="1.015309" calcext:value-type="float">
            <text:p>1.015309</text:p>
          </table:table-cell>
          <table:table-cell office:value-type="float" office:value="100.258426" calcext:value-type="float">
            <text:p>100.258426</text:p>
          </table:table-cell>
          <table:table-cell office:value-type="float" office:value="99.243116" calcext:value-type="float">
            <text:p>99.243116</text:p>
          </table:table-cell>
          <table:table-cell office:value-type="float" office:value="1.007531" calcext:value-type="float">
            <text:p>1.00753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0232" calcext:value-type="float">
            <text:p>24160232</text:p>
          </table:table-cell>
          <table:table-cell office:value-type="float" office:value="1227684" calcext:value-type="float">
            <text:p>1227684</text:p>
          </table:table-cell>
          <table:table-cell office:value-type="float" office:value="22966" calcext:value-type="float">
            <text:p>22966</text:p>
          </table:table-cell>
          <table:table-cell office:value-type="float" office:value="1167" calcext:value-type="float">
            <text:p>1167</text:p>
          </table:table-cell>
          <table:table-cell office:value-type="float" office:value="1.361305" calcext:value-type="float">
            <text:p>1.361305</text:p>
          </table:table-cell>
          <table:table-cell office:value-type="float" office:value="101.967829" calcext:value-type="float">
            <text:p>101.967829</text:p>
          </table:table-cell>
          <table:table-cell office:value-type="float" office:value="100.606524" calcext:value-type="float">
            <text:p>100.606524</text:p>
          </table:table-cell>
          <table:table-cell office:value-type="float" office:value="0.097623" calcext:value-type="float">
            <text:p>0.09762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032" calcext:value-type="float">
            <text:p>75032</text:p>
          </table:table-cell>
          <table:table-cell office:value-type="float" office:value="70368" calcext:value-type="float">
            <text:p>70368</text:p>
          </table:table-cell>
          <table:table-cell office:value-type="float" office:value="1854" calcext:value-type="float">
            <text:p>1854</text:p>
          </table:table-cell>
          <table:table-cell office:value-type="float" office:value="1746" calcext:value-type="float">
            <text:p>1746</text:p>
          </table:table-cell>
          <table:table-cell office:value-type="float" office:value="1.094605" calcext:value-type="float">
            <text:p>1.094605</text:p>
          </table:table-cell>
          <table:table-cell office:value-type="float" office:value="101.457943" calcext:value-type="float">
            <text:p>101.457943</text:p>
          </table:table-cell>
          <table:table-cell office:value-type="float" office:value="100.363338" calcext:value-type="float">
            <text:p>100.363338</text:p>
          </table:table-cell>
          <table:table-cell office:value-type="float" office:value="0.005609" calcext:value-type="float">
            <text:p>0.005609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0" calcext:value-type="float">
            <text:p>4160</text:p>
          </table:table-cell>
          <table:table-cell office:value-type="float" office:value="1856" calcext:value-type="float">
            <text:p>1856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.051234" calcext:value-type="float">
            <text:p>1.051234</text:p>
          </table:table-cell>
          <table:table-cell office:value-type="float" office:value="101.45953" calcext:value-type="float">
            <text:p>101.45953</text:p>
          </table:table-cell>
          <table:table-cell office:value-type="float" office:value="100.408296" calcext:value-type="float">
            <text:p>100.40829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86" calcext:value-type="float">
            <text:p>1386</text:p>
          </table:table-cell>
          <table:table-cell office:value-type="float" office:value="1206" calcext:value-type="float">
            <text:p>120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.163703" calcext:value-type="float">
            <text:p>1.163703</text:p>
          </table:table-cell>
          <table:table-cell office:value-type="float" office:value="101.460884" calcext:value-type="float">
            <text:p>101.460884</text:p>
          </table:table-cell>
          <table:table-cell office:value-type="float" office:value="100.297181" calcext:value-type="float">
            <text:p>100.297181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968" calcext:value-type="float">
            <text:p>7968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2.627672" calcext:value-type="float">
            <text:p>2.627672</text:p>
          </table:table-cell>
          <table:table-cell office:value-type="float" office:value="100.262432" calcext:value-type="float">
            <text:p>100.262432</text:p>
          </table:table-cell>
          <table:table-cell office:value-type="float" office:value="97.634761" calcext:value-type="float">
            <text:p>97.634761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23068" calcext:value-type="float">
            <text:p>23068</text:p>
          </table:table-cell>
          <table:table-cell office:value-type="float" office:value="11286" calcext:value-type="float">
            <text:p>11286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0.492068" calcext:value-type="float">
            <text:p>100.492068</text:p>
          </table:table-cell>
          <table:table-cell office:value-type="float" office:value="99.483787" calcext:value-type="float">
            <text:p>99.483787</text:p>
          </table:table-cell>
          <table:table-cell office:value-type="float" office:value="0.954758" calcext:value-type="float">
            <text:p>0.954758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4380" calcext:value-type="float">
            <text:p>24264380</text:p>
          </table:table-cell>
          <table:table-cell office:value-type="float" office:value="1134056" calcext:value-type="float">
            <text:p>1134056</text:p>
          </table:table-cell>
          <table:table-cell office:value-type="float" office:value="23065" calcext:value-type="float">
            <text:p>23065</text:p>
          </table:table-cell>
          <table:table-cell office:value-type="float" office:value="1078" calcext:value-type="float">
            <text:p>1078</text:p>
          </table:table-cell>
          <table:table-cell office:value-type="float" office:value="1.303243" calcext:value-type="float">
            <text:p>1.303243</text:p>
          </table:table-cell>
          <table:table-cell office:value-type="float" office:value="100.6247" calcext:value-type="float">
            <text:p>100.6247</text:p>
          </table:table-cell>
          <table:table-cell office:value-type="float" office:value="99.321456" calcext:value-type="float">
            <text:p>99.321456</text:p>
          </table:table-cell>
          <table:table-cell office:value-type="float" office:value="0.091344" calcext:value-type="float">
            <text:p>0.09134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768" calcext:value-type="float">
            <text:p>89768</text:p>
          </table:table-cell>
          <table:table-cell office:value-type="float" office:value="84200" calcext:value-type="float">
            <text:p>84200</text:p>
          </table:table-cell>
          <table:table-cell office:value-type="float" office:value="2221" calcext:value-type="float">
            <text:p>2221</text:p>
          </table:table-cell>
          <table:table-cell office:value-type="float" office:value="2091" calcext:value-type="float">
            <text:p>2091</text:p>
          </table:table-cell>
          <table:table-cell office:value-type="float" office:value="1.10185" calcext:value-type="float">
            <text:p>1.10185</text:p>
          </table:table-cell>
          <table:table-cell office:value-type="float" office:value="100.677934" calcext:value-type="float">
            <text:p>100.677934</text:p>
          </table:table-cell>
          <table:table-cell office:value-type="float" office:value="99.576084" calcext:value-type="float">
            <text:p>99.576084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44" calcext:value-type="float">
            <text:p>4544</text:p>
          </table:table-cell>
          <table:table-cell office:value-type="float" office:value="2680" calcext:value-type="float">
            <text:p>268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.047274" calcext:value-type="float">
            <text:p>1.047274</text:p>
          </table:table-cell>
          <table:table-cell office:value-type="float" office:value="100.765713" calcext:value-type="float">
            <text:p>100.765713</text:p>
          </table:table-cell>
          <table:table-cell office:value-type="float" office:value="99.718439" calcext:value-type="float">
            <text:p>99.718439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76" calcext:value-type="float">
            <text:p>1776</text:p>
          </table:table-cell>
          <table:table-cell office:value-type="float" office:value="1626" calcext:value-type="float">
            <text:p>162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.164845" calcext:value-type="float">
            <text:p>1.164845</text:p>
          </table:table-cell>
          <table:table-cell office:value-type="float" office:value="100.764227" calcext:value-type="float">
            <text:p>100.764227</text:p>
          </table:table-cell>
          <table:table-cell office:value-type="float" office:value="99.599381" calcext:value-type="float">
            <text:p>99.59938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776" calcext:value-type="float">
            <text:p>7776</text:p>
          </table:table-cell>
          <table:table-cell office:value-type="float" office:value="7632" calcext:value-type="float">
            <text:p>7632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3.5413" calcext:value-type="float">
            <text:p>3.5413</text:p>
          </table:table-cell>
          <table:table-cell office:value-type="float" office:value="99.703972" calcext:value-type="float">
            <text:p>99.703972</text:p>
          </table:table-cell>
          <table:table-cell office:value-type="float" office:value="96.162672" calcext:value-type="float">
            <text:p>96.162672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13445612" calcext:value-type="float">
            <text:p>13445612</text:p>
          </table:table-cell>
          <table:table-cell office:value-type="float" office:value="23167" calcext:value-type="float">
            <text:p>23167</text:p>
          </table:table-cell>
          <table:table-cell office:value-type="float" office:value="12781" calcext:value-type="float">
            <text:p>12781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507648" calcext:value-type="float">
            <text:p>100.507648</text:p>
          </table:table-cell>
          <table:table-cell office:value-type="float" office:value="99.491287" calcext:value-type="float">
            <text:p>99.491287</text:p>
          </table:table-cell>
          <table:table-cell office:value-type="float" office:value="1.081149" calcext:value-type="float">
            <text:p>1.081149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68528" calcext:value-type="float">
            <text:p>24368528</text:p>
          </table:table-cell>
          <table:table-cell office:value-type="float" office:value="877368" calcext:value-type="float">
            <text:p>877368</text:p>
          </table:table-cell>
          <table:table-cell office:value-type="float" office:value="23164" calcext:value-type="float">
            <text:p>23164</text:p>
          </table:table-cell>
          <table:table-cell office:value-type="float" office:value="834" calcext:value-type="float">
            <text:p>834</text:p>
          </table:table-cell>
          <table:table-cell office:value-type="float" office:value="1.330295" calcext:value-type="float">
            <text:p>1.330295</text:p>
          </table:table-cell>
          <table:table-cell office:value-type="float" office:value="97.403613" calcext:value-type="float">
            <text:p>97.403613</text:p>
          </table:table-cell>
          <table:table-cell office:value-type="float" office:value="96.073318" calcext:value-type="float">
            <text:p>96.073318</text:p>
          </table:table-cell>
          <table:table-cell office:value-type="float" office:value="0.073058" calcext:value-type="float">
            <text:p>0.073058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872" calcext:value-type="float">
            <text:p>67872</text:p>
          </table:table-cell>
          <table:table-cell office:value-type="float" office:value="63352" calcext:value-type="float">
            <text:p>63352</text:p>
          </table:table-cell>
          <table:table-cell office:value-type="float" office:value="1679" calcext:value-type="float">
            <text:p>1679</text:p>
          </table:table-cell>
          <table:table-cell office:value-type="float" office:value="1574" calcext:value-type="float">
            <text:p>1574</text:p>
          </table:table-cell>
          <table:table-cell office:value-type="float" office:value="1.084302" calcext:value-type="float">
            <text:p>1.084302</text:p>
          </table:table-cell>
          <table:table-cell office:value-type="float" office:value="97.562289" calcext:value-type="float">
            <text:p>97.562289</text:p>
          </table:table-cell>
          <table:table-cell office:value-type="float" office:value="96.477987" calcext:value-type="float">
            <text:p>96.477987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84" calcext:value-type="float">
            <text:p>3584</text:p>
          </table:table-cell>
          <table:table-cell office:value-type="float" office:value="1912" calcext:value-type="float">
            <text:p>191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.046763" calcext:value-type="float">
            <text:p>1.046763</text:p>
          </table:table-cell>
          <table:table-cell office:value-type="float" office:value="97.416345" calcext:value-type="float">
            <text:p>97.416345</text:p>
          </table:table-cell>
          <table:table-cell office:value-type="float" office:value="96.369582" calcext:value-type="float">
            <text:p>96.36958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98" calcext:value-type="float">
            <text:p>1098</text:p>
          </table:table-cell>
          <table:table-cell office:value-type="float" office:value="1008" calcext:value-type="float">
            <text:p>100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.15372" calcext:value-type="float">
            <text:p>1.15372</text:p>
          </table:table-cell>
          <table:table-cell office:value-type="float" office:value="95.171501" calcext:value-type="float">
            <text:p>95.171501</text:p>
          </table:table-cell>
          <table:table-cell office:value-type="float" office:value="94.017781" calcext:value-type="float">
            <text:p>94.017781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008" calcext:value-type="float">
            <text:p>700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.623934" calcext:value-type="float">
            <text:p>2.623934</text:p>
          </table:table-cell>
          <table:table-cell office:value-type="float" office:value="99.049081" calcext:value-type="float">
            <text:p>99.049081</text:p>
          </table:table-cell>
          <table:table-cell office:value-type="float" office:value="96.425146" calcext:value-type="float">
            <text:p>96.425146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12160068" calcext:value-type="float">
            <text:p>12160068</text:p>
          </table:table-cell>
          <table:table-cell office:value-type="float" office:value="23266" calcext:value-type="float">
            <text:p>23266</text:p>
          </table:table-cell>
          <table:table-cell office:value-type="float" office:value="11559" calcext:value-type="float">
            <text:p>11559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498584" calcext:value-type="float">
            <text:p>100.498584</text:p>
          </table:table-cell>
          <table:table-cell office:value-type="float" office:value="99.486264" calcext:value-type="float">
            <text:p>99.486264</text:p>
          </table:table-cell>
          <table:table-cell office:value-type="float" office:value="0.977829" calcext:value-type="float">
            <text:p>0.97782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2676" calcext:value-type="float">
            <text:p>24472676</text:p>
          </table:table-cell>
          <table:table-cell office:value-type="float" office:value="1187708" calcext:value-type="float">
            <text:p>1187708</text:p>
          </table:table-cell>
          <table:table-cell office:value-type="float" office:value="23263" calcext:value-type="float">
            <text:p>23263</text:p>
          </table:table-cell>
          <table:table-cell office:value-type="float" office:value="1129" calcext:value-type="float">
            <text:p>1129</text:p>
          </table:table-cell>
          <table:table-cell office:value-type="float" office:value="1.270473" calcext:value-type="float">
            <text:p>1.270473</text:p>
          </table:table-cell>
          <table:table-cell office:value-type="float" office:value="103.32116" calcext:value-type="float">
            <text:p>103.32116</text:p>
          </table:table-cell>
          <table:table-cell office:value-type="float" office:value="102.050687" calcext:value-type="float">
            <text:p>102.050687</text:p>
          </table:table-cell>
          <table:table-cell office:value-type="float" office:value="0.093107" calcext:value-type="float">
            <text:p>0.09310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088" calcext:value-type="float">
            <text:p>82088</text:p>
          </table:table-cell>
          <table:table-cell office:value-type="float" office:value="76776" calcext:value-type="float">
            <text:p>76776</text:p>
          </table:table-cell>
          <table:table-cell office:value-type="float" office:value="2029" calcext:value-type="float">
            <text:p>2029</text:p>
          </table:table-cell>
          <table:table-cell office:value-type="float" office:value="1906" calcext:value-type="float">
            <text:p>1906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102.81817" calcext:value-type="float">
            <text:p>102.81817</text:p>
          </table:table-cell>
          <table:table-cell office:value-type="float" office:value="101.759368" calcext:value-type="float">
            <text:p>101.759368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88" calcext:value-type="float">
            <text:p>4688</text:p>
          </table:table-cell>
          <table:table-cell office:value-type="float" office:value="2632" calcext:value-type="float">
            <text:p>2632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.031677" calcext:value-type="float">
            <text:p>1.031677</text:p>
          </table:table-cell>
          <table:table-cell office:value-type="float" office:value="102.826593" calcext:value-type="float">
            <text:p>102.826593</text:p>
          </table:table-cell>
          <table:table-cell office:value-type="float" office:value="101.794915" calcext:value-type="float">
            <text:p>101.79491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36" calcext:value-type="float">
            <text:p>1536</text:p>
          </table:table-cell>
          <table:table-cell office:value-type="float" office:value="1236" calcext:value-type="float">
            <text:p>123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111551" calcext:value-type="float">
            <text:p>1.111551</text:p>
          </table:table-cell>
          <table:table-cell office:value-type="float" office:value="102.819504" calcext:value-type="float">
            <text:p>102.819504</text:p>
          </table:table-cell>
          <table:table-cell office:value-type="float" office:value="101.707952" calcext:value-type="float">
            <text:p>101.70795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152" calcext:value-type="float">
            <text:p>7152</text:p>
          </table:table-cell>
          <table:table-cell office:value-type="float" office:value="7104" calcext:value-type="float">
            <text:p>710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3.417128" calcext:value-type="float">
            <text:p>3.417128</text:p>
          </table:table-cell>
          <table:table-cell office:value-type="float" office:value="99.807525" calcext:value-type="float">
            <text:p>99.807525</text:p>
          </table:table-cell>
          <table:table-cell office:value-type="float" office:value="96.390397" calcext:value-type="float">
            <text:p>96.39039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3463496" calcext:value-type="float">
            <text:p>13463496</text:p>
          </table:table-cell>
          <table:table-cell office:value-type="float" office:value="23365" calcext:value-type="float">
            <text:p>23365</text:p>
          </table:table-cell>
          <table:table-cell office:value-type="float" office:value="12798" calcext:value-type="float">
            <text:p>12798</text:p>
          </table:table-cell>
          <table:table-cell office:value-type="float" office:value="1.016089" calcext:value-type="float">
            <text:p>1.016089</text:p>
          </table:table-cell>
          <table:table-cell office:value-type="float" office:value="100.713539" calcext:value-type="float">
            <text:p>100.713539</text:p>
          </table:table-cell>
          <table:table-cell office:value-type="float" office:value="99.69745" calcext:value-type="float">
            <text:p>99.69745</text:p>
          </table:table-cell>
          <table:table-cell office:value-type="float" office:value="1.080348" calcext:value-type="float">
            <text:p>1.080348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6824" calcext:value-type="float">
            <text:p>24576824</text:p>
          </table:table-cell>
          <table:table-cell office:value-type="float" office:value="996244" calcext:value-type="float">
            <text:p>996244</text:p>
          </table:table-cell>
          <table:table-cell office:value-type="float" office:value="23362" calcext:value-type="float">
            <text:p>23362</text:p>
          </table:table-cell>
          <table:table-cell office:value-type="float" office:value="947" calcext:value-type="float">
            <text:p>947</text:p>
          </table:table-cell>
          <table:table-cell office:value-type="float" office:value="1.352521" calcext:value-type="float">
            <text:p>1.352521</text:p>
          </table:table-cell>
          <table:table-cell office:value-type="float" office:value="100.416194" calcext:value-type="float">
            <text:p>100.416194</text:p>
          </table:table-cell>
          <table:table-cell office:value-type="float" office:value="99.063674" calcext:value-type="float">
            <text:p>99.063674</text:p>
          </table:table-cell>
          <table:table-cell office:value-type="float" office:value="0.080453" calcext:value-type="float">
            <text:p>0.080453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360" calcext:value-type="float">
            <text:p>62360</text:p>
          </table:table-cell>
          <table:table-cell office:value-type="float" office:value="57432" calcext:value-type="float">
            <text:p>57432</text:p>
          </table:table-cell>
          <table:table-cell office:value-type="float" office:value="1540" calcext:value-type="float">
            <text:p>1540</text:p>
          </table:table-cell>
          <table:table-cell office:value-type="float" office:value="1425" calcext:value-type="float">
            <text:p>1425</text:p>
          </table:table-cell>
          <table:table-cell office:value-type="float" office:value="1.084581" calcext:value-type="float">
            <text:p>1.084581</text:p>
          </table:table-cell>
          <table:table-cell office:value-type="float" office:value="100.510572" calcext:value-type="float">
            <text:p>100.510572</text:p>
          </table:table-cell>
          <table:table-cell office:value-type="float" office:value="99.425992" calcext:value-type="float">
            <text:p>99.425992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8" calcext:value-type="float">
            <text:p>3728</text:p>
          </table:table-cell>
          <table:table-cell office:value-type="float" office:value="1768" calcext:value-type="float">
            <text:p>176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.046511" calcext:value-type="float">
            <text:p>1.046511</text:p>
          </table:table-cell>
          <table:table-cell office:value-type="float" office:value="99.893239" calcext:value-type="float">
            <text:p>99.893239</text:p>
          </table:table-cell>
          <table:table-cell office:value-type="float" office:value="98.846728" calcext:value-type="float">
            <text:p>98.84672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6" calcext:value-type="float">
            <text:p>1206</text:p>
          </table:table-cell>
          <table:table-cell office:value-type="float" office:value="1056" calcext:value-type="float">
            <text:p>105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.148156" calcext:value-type="float">
            <text:p>1.148156</text:p>
          </table:table-cell>
          <table:table-cell office:value-type="float" office:value="97.119041" calcext:value-type="float">
            <text:p>97.119041</text:p>
          </table:table-cell>
          <table:table-cell office:value-type="float" office:value="95.970885" calcext:value-type="float">
            <text:p>95.970885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32" calcext:value-type="float">
            <text:p>7632</text:p>
          </table:table-cell>
          <table:table-cell office:value-type="float" office:value="7584" calcext:value-type="float">
            <text:p>7584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3.619259" calcext:value-type="float">
            <text:p>3.619259</text:p>
          </table:table-cell>
          <table:table-cell office:value-type="float" office:value="100.564265" calcext:value-type="float">
            <text:p>100.564265</text:p>
          </table:table-cell>
          <table:table-cell office:value-type="float" office:value="96.945006" calcext:value-type="float">
            <text:p>96.945006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1729800" calcext:value-type="float">
            <text:p>11729800</text:p>
          </table:table-cell>
          <table:table-cell office:value-type="float" office:value="23464" calcext:value-type="float">
            <text:p>23464</text:p>
          </table:table-cell>
          <table:table-cell office:value-type="float" office:value="11150" calcext:value-type="float">
            <text:p>11150</text:p>
          </table:table-cell>
          <table:table-cell office:value-type="float" office:value="1.013149" calcext:value-type="float">
            <text:p>1.013149</text:p>
          </table:table-cell>
          <table:table-cell office:value-type="float" office:value="100.249531" calcext:value-type="float">
            <text:p>100.249531</text:p>
          </table:table-cell>
          <table:table-cell office:value-type="float" office:value="99.236382" calcext:value-type="float">
            <text:p>99.236382</text:p>
          </table:table-cell>
          <table:table-cell office:value-type="float" office:value="0.945605" calcext:value-type="float">
            <text:p>0.94560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0972" calcext:value-type="float">
            <text:p>24680972</text:p>
          </table:table-cell>
          <table:table-cell office:value-type="float" office:value="1276076" calcext:value-type="float">
            <text:p>1276076</text:p>
          </table:table-cell>
          <table:table-cell office:value-type="float" office:value="23461" calcext:value-type="float">
            <text:p>23461</text:p>
          </table:table-cell>
          <table:table-cell office:value-type="float" office:value="1213" calcext:value-type="float">
            <text:p>1213</text:p>
          </table:table-cell>
          <table:table-cell office:value-type="float" office:value="3.036978" calcext:value-type="float">
            <text:p>3.036978</text:p>
          </table:table-cell>
          <table:table-cell office:value-type="float" office:value="100.63987" calcext:value-type="float">
            <text:p>100.63987</text:p>
          </table:table-cell>
          <table:table-cell office:value-type="float" office:value="97.602892" calcext:value-type="float">
            <text:p>97.602892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472" calcext:value-type="float">
            <text:p>85472</text:p>
          </table:table-cell>
          <table:table-cell office:value-type="float" office:value="80448" calcext:value-type="float">
            <text:p>80448</text:p>
          </table:table-cell>
          <table:table-cell office:value-type="float" office:value="2114" calcext:value-type="float">
            <text:p>2114</text:p>
          </table:table-cell>
          <table:table-cell office:value-type="float" office:value="1997" calcext:value-type="float">
            <text:p>1997</text:p>
          </table:table-cell>
          <table:table-cell office:value-type="float" office:value="1.083411" calcext:value-type="float">
            <text:p>1.083411</text:p>
          </table:table-cell>
          <table:table-cell office:value-type="float" office:value="100.440374" calcext:value-type="float">
            <text:p>100.440374</text:p>
          </table:table-cell>
          <table:table-cell office:value-type="float" office:value="99.356964" calcext:value-type="float">
            <text:p>99.356964</text:p>
          </table:table-cell>
          <table:table-cell office:value-type="float" office:value="0.006477" calcext:value-type="float">
            <text:p>0.006477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2" calcext:value-type="float">
            <text:p>4112</text:p>
          </table:table-cell>
          <table:table-cell office:value-type="float" office:value="1824" calcext:value-type="float">
            <text:p>1824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1.034036" calcext:value-type="float">
            <text:p>1.034036</text:p>
          </table:table-cell>
          <table:table-cell office:value-type="float" office:value="99.676353" calcext:value-type="float">
            <text:p>99.676353</text:p>
          </table:table-cell>
          <table:table-cell office:value-type="float" office:value="98.642317" calcext:value-type="float">
            <text:p>98.64231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82" calcext:value-type="float">
            <text:p>1482</text:p>
          </table:table-cell>
          <table:table-cell office:value-type="float" office:value="1242" calcext:value-type="float">
            <text:p>124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.481824" calcext:value-type="float">
            <text:p>2.481824</text:p>
          </table:table-cell>
          <table:table-cell office:value-type="float" office:value="99.674667" calcext:value-type="float">
            <text:p>99.674667</text:p>
          </table:table-cell>
          <table:table-cell office:value-type="float" office:value="97.192843" calcext:value-type="float">
            <text:p>97.19284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80" calcext:value-type="float">
            <text:p>7680</text:p>
          </table:table-cell>
          <table:table-cell office:value-type="float" office:value="7488" calcext:value-type="float">
            <text:p>7488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5.53195" calcext:value-type="float">
            <text:p>5.53195</text:p>
          </table:table-cell>
          <table:table-cell office:value-type="float" office:value="100.301494" calcext:value-type="float">
            <text:p>100.301494</text:p>
          </table:table-cell>
          <table:table-cell office:value-type="float" office:value="94.769544" calcext:value-type="float">
            <text:p>94.769544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1941252" calcext:value-type="float">
            <text:p>11941252</text:p>
          </table:table-cell>
          <table:table-cell office:value-type="float" office:value="23562" calcext:value-type="float">
            <text:p>23562</text:p>
          </table:table-cell>
          <table:table-cell office:value-type="float" office:value="11351" calcext:value-type="float">
            <text:p>11351</text:p>
          </table:table-cell>
          <table:table-cell office:value-type="float" office:value="1.014329" calcext:value-type="float">
            <text:p>1.014329</text:p>
          </table:table-cell>
          <table:table-cell office:value-type="float" office:value="100.223126" calcext:value-type="float">
            <text:p>100.223126</text:p>
          </table:table-cell>
          <table:table-cell office:value-type="float" office:value="99.208797" calcext:value-type="float">
            <text:p>99.208797</text:p>
          </table:table-cell>
          <table:table-cell office:value-type="float" office:value="0.962919" calcext:value-type="float">
            <text:p>0.962919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5120" calcext:value-type="float">
            <text:p>24785120</text:p>
          </table:table-cell>
          <table:table-cell office:value-type="float" office:value="1176136" calcext:value-type="float">
            <text:p>1176136</text:p>
          </table:table-cell>
          <table:table-cell office:value-type="float" office:value="23560" calcext:value-type="float">
            <text:p>23560</text:p>
          </table:table-cell>
          <table:table-cell office:value-type="float" office:value="1118" calcext:value-type="float">
            <text:p>1118</text:p>
          </table:table-cell>
          <table:table-cell office:value-type="float" office:value="2.250262" calcext:value-type="float">
            <text:p>2.250262</text:p>
          </table:table-cell>
          <table:table-cell office:value-type="float" office:value="100.505495" calcext:value-type="float">
            <text:p>100.505495</text:p>
          </table:table-cell>
          <table:table-cell office:value-type="float" office:value="98.255232" calcext:value-type="float">
            <text:p>98.255232</text:p>
          </table:table-cell>
          <table:table-cell office:value-type="float" office:value="0.095762" calcext:value-type="float">
            <text:p>0.09576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928" calcext:value-type="float">
            <text:p>86928</text:p>
          </table:table-cell>
          <table:table-cell office:value-type="float" office:value="81736" calcext:value-type="float">
            <text:p>81736</text:p>
          </table:table-cell>
          <table:table-cell office:value-type="float" office:value="2150" calcext:value-type="float">
            <text:p>2150</text:p>
          </table:table-cell>
          <table:table-cell office:value-type="float" office:value="2029" calcext:value-type="float">
            <text:p>2029</text:p>
          </table:table-cell>
          <table:table-cell office:value-type="float" office:value="1.530676" calcext:value-type="float">
            <text:p>1.530676</text:p>
          </table:table-cell>
          <table:table-cell office:value-type="float" office:value="100.418297" calcext:value-type="float">
            <text:p>100.418297</text:p>
          </table:table-cell>
          <table:table-cell office:value-type="float" office:value="98.88762" calcext:value-type="float">
            <text:p>98.88762</text:p>
          </table:table-cell>
          <table:table-cell office:value-type="float" office:value="0.006612" calcext:value-type="float">
            <text:p>0.00661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2176" calcext:value-type="float">
            <text:p>2176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.369698" calcext:value-type="float">
            <text:p>1.369698</text:p>
          </table:table-cell>
          <table:table-cell office:value-type="float" office:value="97.882695" calcext:value-type="float">
            <text:p>97.882695</text:p>
          </table:table-cell>
          <table:table-cell office:value-type="float" office:value="96.512996" calcext:value-type="float">
            <text:p>96.51299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200" calcext:value-type="float">
            <text:p>120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.748516" calcext:value-type="float">
            <text:p>1.748516</text:p>
          </table:table-cell>
          <table:table-cell office:value-type="float" office:value="99.923577" calcext:value-type="float">
            <text:p>99.923577</text:p>
          </table:table-cell>
          <table:table-cell office:value-type="float" office:value="98.175061" calcext:value-type="float">
            <text:p>98.175061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776" calcext:value-type="float">
            <text:p>777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3.045089" calcext:value-type="float">
            <text:p>3.045089</text:p>
          </table:table-cell>
          <table:table-cell office:value-type="float" office:value="100.407037" calcext:value-type="float">
            <text:p>100.407037</text:p>
          </table:table-cell>
          <table:table-cell office:value-type="float" office:value="97.361948" calcext:value-type="float">
            <text:p>97.361948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1832896" calcext:value-type="float">
            <text:p>11832896</text:p>
          </table:table-cell>
          <table:table-cell office:value-type="float" office:value="23662" calcext:value-type="float">
            <text:p>23662</text:p>
          </table:table-cell>
          <table:table-cell office:value-type="float" office:value="11248" calcext:value-type="float">
            <text:p>11248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0.258661" calcext:value-type="float">
            <text:p>100.258661</text:p>
          </table:table-cell>
          <table:table-cell office:value-type="float" office:value="99.2504" calcext:value-type="float">
            <text:p>99.2504</text:p>
          </table:table-cell>
          <table:table-cell office:value-type="float" office:value="0.953781" calcext:value-type="float">
            <text:p>0.95378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89268" calcext:value-type="float">
            <text:p>24889268</text:p>
          </table:table-cell>
          <table:table-cell office:value-type="float" office:value="1144576" calcext:value-type="float">
            <text:p>1144576</text:p>
          </table:table-cell>
          <table:table-cell office:value-type="float" office:value="23659" calcext:value-type="float">
            <text:p>23659</text:p>
          </table:table-cell>
          <table:table-cell office:value-type="float" office:value="1088" calcext:value-type="float">
            <text:p>1088</text:p>
          </table:table-cell>
          <table:table-cell office:value-type="float" office:value="1.375191" calcext:value-type="float">
            <text:p>1.375191</text:p>
          </table:table-cell>
          <table:table-cell office:value-type="float" office:value="100.535656" calcext:value-type="float">
            <text:p>100.535656</text:p>
          </table:table-cell>
          <table:table-cell office:value-type="float" office:value="99.160465" calcext:value-type="float">
            <text:p>99.160465</text:p>
          </table:table-cell>
          <table:table-cell office:value-type="float" office:value="0.092341" calcext:value-type="float">
            <text:p>0.09234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616" calcext:value-type="float">
            <text:p>87616</text:p>
          </table:table-cell>
          <table:table-cell office:value-type="float" office:value="82432" calcext:value-type="float">
            <text:p>82432</text:p>
          </table:table-cell>
          <table:table-cell office:value-type="float" office:value="2169" calcext:value-type="float">
            <text:p>2169</text:p>
          </table:table-cell>
          <table:table-cell office:value-type="float" office:value="2046" calcext:value-type="float">
            <text:p>2046</text:p>
          </table:table-cell>
          <table:table-cell office:value-type="float" office:value="1.097069" calcext:value-type="float">
            <text:p>1.097069</text:p>
          </table:table-cell>
          <table:table-cell office:value-type="float" office:value="100.26399" calcext:value-type="float">
            <text:p>100.26399</text:p>
          </table:table-cell>
          <table:table-cell office:value-type="float" office:value="99.166921" calcext:value-type="float">
            <text:p>99.166921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2112" calcext:value-type="float">
            <text:p>2112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.047234" calcext:value-type="float">
            <text:p>1.047234</text:p>
          </table:table-cell>
          <table:table-cell office:value-type="float" office:value="98.221957" calcext:value-type="float">
            <text:p>98.221957</text:p>
          </table:table-cell>
          <table:table-cell office:value-type="float" office:value="97.174723" calcext:value-type="float">
            <text:p>97.17472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.172149" calcext:value-type="float">
            <text:p>1.172149</text:p>
          </table:table-cell>
          <table:table-cell office:value-type="float" office:value="100.506011" calcext:value-type="float">
            <text:p>100.506011</text:p>
          </table:table-cell>
          <table:table-cell office:value-type="float" office:value="99.333862" calcext:value-type="float">
            <text:p>99.33386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160" calcext:value-type="float">
            <text:p>8160</text:p>
          </table:table-cell>
          <table:table-cell office:value-type="float" office:value="7872" calcext:value-type="float">
            <text:p>7872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6.216168" calcext:value-type="float">
            <text:p>6.216168</text:p>
          </table:table-cell>
          <table:table-cell office:value-type="float" office:value="100.465164" calcext:value-type="float">
            <text:p>100.465164</text:p>
          </table:table-cell>
          <table:table-cell office:value-type="float" office:value="94.248996" calcext:value-type="float">
            <text:p>94.24899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1930732" calcext:value-type="float">
            <text:p>11930732</text:p>
          </table:table-cell>
          <table:table-cell office:value-type="float" office:value="23760" calcext:value-type="float">
            <text:p>23760</text:p>
          </table:table-cell>
          <table:table-cell office:value-type="float" office:value="11341" calcext:value-type="float">
            <text:p>11341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496108" calcext:value-type="float">
            <text:p>100.496108</text:p>
          </table:table-cell>
          <table:table-cell office:value-type="float" office:value="99.487746" calcext:value-type="float">
            <text:p>99.487746</text:p>
          </table:table-cell>
          <table:table-cell office:value-type="float" office:value="0.959373" calcext:value-type="float">
            <text:p>0.95937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3416" calcext:value-type="float">
            <text:p>24993416</text:p>
          </table:table-cell>
          <table:table-cell office:value-type="float" office:value="1169824" calcext:value-type="float">
            <text:p>1169824</text:p>
          </table:table-cell>
          <table:table-cell office:value-type="float" office:value="23758" calcext:value-type="float">
            <text:p>23758</text:p>
          </table:table-cell>
          <table:table-cell office:value-type="float" office:value="1112" calcext:value-type="float">
            <text:p>1112</text:p>
          </table:table-cell>
          <table:table-cell office:value-type="float" office:value="1.336579" calcext:value-type="float">
            <text:p>1.336579</text:p>
          </table:table-cell>
          <table:table-cell office:value-type="float" office:value="100.159368" calcext:value-type="float">
            <text:p>100.159368</text:p>
          </table:table-cell>
          <table:table-cell office:value-type="float" office:value="98.82279" calcext:value-type="float">
            <text:p>98.82279</text:p>
          </table:table-cell>
          <table:table-cell office:value-type="float" office:value="0.094701" calcext:value-type="float">
            <text:p>0.094701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616" calcext:value-type="float">
            <text:p>84616</text:p>
          </table:table-cell>
          <table:table-cell office:value-type="float" office:value="79680" calcext:value-type="float">
            <text:p>79680</text:p>
          </table:table-cell>
          <table:table-cell office:value-type="float" office:value="2093" calcext:value-type="float">
            <text:p>2093</text:p>
          </table:table-cell>
          <table:table-cell office:value-type="float" office:value="1977" calcext:value-type="float">
            <text:p>1977</text:p>
          </table:table-cell>
          <table:table-cell office:value-type="float" office:value="1.091467" calcext:value-type="float">
            <text:p>1.091467</text:p>
          </table:table-cell>
          <table:table-cell office:value-type="float" office:value="100.780847" calcext:value-type="float">
            <text:p>100.780847</text:p>
          </table:table-cell>
          <table:table-cell office:value-type="float" office:value="99.689381" calcext:value-type="float">
            <text:p>99.689381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04" calcext:value-type="float">
            <text:p>4104</text:p>
          </table:table-cell>
          <table:table-cell office:value-type="float" office:value="2200" calcext:value-type="float">
            <text:p>2200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.042662" calcext:value-type="float">
            <text:p>1.042662</text:p>
          </table:table-cell>
          <table:table-cell office:value-type="float" office:value="100.162392" calcext:value-type="float">
            <text:p>100.162392</text:p>
          </table:table-cell>
          <table:table-cell office:value-type="float" office:value="99.11973" calcext:value-type="float">
            <text:p>99.11973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96" calcext:value-type="float">
            <text:p>1596</text:p>
          </table:table-cell>
          <table:table-cell office:value-type="float" office:value="1356" calcext:value-type="float">
            <text:p>135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.176813" calcext:value-type="float">
            <text:p>1.176813</text:p>
          </table:table-cell>
          <table:table-cell office:value-type="float" office:value="100.267164" calcext:value-type="float">
            <text:p>100.267164</text:p>
          </table:table-cell>
          <table:table-cell office:value-type="float" office:value="99.090351" calcext:value-type="float">
            <text:p>99.09035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632" calcext:value-type="float">
            <text:p>7632</text:p>
          </table:table-cell>
          <table:table-cell office:value-type="float" office:value="7536" calcext:value-type="float">
            <text:p>7536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4.897528" calcext:value-type="float">
            <text:p>4.897528</text:p>
          </table:table-cell>
          <table:table-cell office:value-type="float" office:value="99.715233" calcext:value-type="float">
            <text:p>99.715233</text:p>
          </table:table-cell>
          <table:table-cell office:value-type="float" office:value="94.817705" calcext:value-type="float">
            <text:p>94.817705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4677504" calcext:value-type="float">
            <text:p>14677504</text:p>
          </table:table-cell>
          <table:table-cell office:value-type="float" office:value="23859" calcext:value-type="float">
            <text:p>23859</text:p>
          </table:table-cell>
          <table:table-cell office:value-type="float" office:value="13952" calcext:value-type="float">
            <text:p>13952</text:p>
          </table:table-cell>
          <table:table-cell office:value-type="float" office:value="1.016099" calcext:value-type="float">
            <text:p>1.016099</text:p>
          </table:table-cell>
          <table:table-cell office:value-type="float" office:value="100.512666" calcext:value-type="float">
            <text:p>100.512666</text:p>
          </table:table-cell>
          <table:table-cell office:value-type="float" office:value="99.496567" calcext:value-type="float">
            <text:p>99.496567</text:p>
          </table:table-cell>
          <table:table-cell office:value-type="float" office:value="1.180142" calcext:value-type="float">
            <text:p>1.18014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7564" calcext:value-type="float">
            <text:p>25097564</text:p>
          </table:table-cell>
          <table:table-cell office:value-type="float" office:value="749024" calcext:value-type="float">
            <text:p>749024</text:p>
          </table:table-cell>
          <table:table-cell office:value-type="float" office:value="23857" calcext:value-type="float">
            <text:p>23857</text:p>
          </table:table-cell>
          <table:table-cell office:value-type="float" office:value="712" calcext:value-type="float">
            <text:p>712</text:p>
          </table:table-cell>
          <table:table-cell office:value-type="float" office:value="4.308473" calcext:value-type="float">
            <text:p>4.308473</text:p>
          </table:table-cell>
          <table:table-cell office:value-type="float" office:value="100.50126" calcext:value-type="float">
            <text:p>100.50126</text:p>
          </table:table-cell>
          <table:table-cell office:value-type="float" office:value="96.192787" calcext:value-type="float">
            <text:p>96.192787</text:p>
          </table:table-cell>
          <table:table-cell office:value-type="float" office:value="0.062294" calcext:value-type="float">
            <text:p>0.062294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5656" calcext:value-type="float">
            <text:p>45656</text:p>
          </table:table-cell>
          <table:table-cell office:value-type="float" office:value="42064" calcext:value-type="float">
            <text:p>42064</text:p>
          </table:table-cell>
          <table:table-cell office:value-type="float" office:value="1125" calcext:value-type="float">
            <text:p>1125</text:p>
          </table:table-cell>
          <table:table-cell office:value-type="float" office:value="1042" calcext:value-type="float">
            <text:p>1042</text:p>
          </table:table-cell>
          <table:table-cell office:value-type="float" office:value="1.527384" calcext:value-type="float">
            <text:p>1.527384</text:p>
          </table:table-cell>
          <table:table-cell office:value-type="float" office:value="100.574008" calcext:value-type="float">
            <text:p>100.574008</text:p>
          </table:table-cell>
          <table:table-cell office:value-type="float" office:value="99.046624" calcext:value-type="float">
            <text:p>99.046624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84" calcext:value-type="float">
            <text:p>2584</text:p>
          </table:table-cell>
          <table:table-cell office:value-type="float" office:value="1192" calcext:value-type="float">
            <text:p>119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.367306" calcext:value-type="float">
            <text:p>1.367306</text:p>
          </table:table-cell>
          <table:table-cell office:value-type="float" office:value="100.666359" calcext:value-type="float">
            <text:p>100.666359</text:p>
          </table:table-cell>
          <table:table-cell office:value-type="float" office:value="99.299053" calcext:value-type="float">
            <text:p>99.29905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2" calcext:value-type="float">
            <text:p>1122</text:p>
          </table:table-cell>
          <table:table-cell office:value-type="float" office:value="912" calcext:value-type="float">
            <text:p>91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.907513" calcext:value-type="float">
            <text:p>3.907513</text:p>
          </table:table-cell>
          <table:table-cell office:value-type="float" office:value="98.274625" calcext:value-type="float">
            <text:p>98.274625</text:p>
          </table:table-cell>
          <table:table-cell office:value-type="float" office:value="94.367112" calcext:value-type="float">
            <text:p>94.36711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872" calcext:value-type="float">
            <text:p>7872</text:p>
          </table:table-cell>
          <table:table-cell office:value-type="float" office:value="7824" calcext:value-type="float">
            <text:p>7824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3.913355" calcext:value-type="float">
            <text:p>3.913355</text:p>
          </table:table-cell>
          <table:table-cell office:value-type="float" office:value="99.38157" calcext:value-type="float">
            <text:p>99.38157</text:p>
          </table:table-cell>
          <table:table-cell office:value-type="float" office:value="95.468215" calcext:value-type="float">
            <text:p>95.468215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12319972" calcext:value-type="float">
            <text:p>12319972</text:p>
          </table:table-cell>
          <table:table-cell office:value-type="float" office:value="23959" calcext:value-type="float">
            <text:p>23959</text:p>
          </table:table-cell>
          <table:table-cell office:value-type="float" office:value="11711" calcext:value-type="float">
            <text:p>11711</text:p>
          </table:table-cell>
          <table:table-cell office:value-type="float" office:value="1.01641" calcext:value-type="float">
            <text:p>1.01641</text:p>
          </table:table-cell>
          <table:table-cell office:value-type="float" office:value="100.502223" calcext:value-type="float">
            <text:p>100.502223</text:p>
          </table:table-cell>
          <table:table-cell office:value-type="float" office:value="99.485813" calcext:value-type="float">
            <text:p>99.485813</text:p>
          </table:table-cell>
          <table:table-cell office:value-type="float" office:value="0.990692" calcext:value-type="float">
            <text:p>0.99069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1712" calcext:value-type="float">
            <text:p>25201712</text:p>
          </table:table-cell>
          <table:table-cell office:value-type="float" office:value="1175084" calcext:value-type="float">
            <text:p>1175084</text:p>
          </table:table-cell>
          <table:table-cell office:value-type="float" office:value="23956" calcext:value-type="float">
            <text:p>23956</text:p>
          </table:table-cell>
          <table:table-cell office:value-type="float" office:value="1117" calcext:value-type="float">
            <text:p>1117</text:p>
          </table:table-cell>
          <table:table-cell office:value-type="float" office:value="1.408163" calcext:value-type="float">
            <text:p>1.408163</text:p>
          </table:table-cell>
          <table:table-cell office:value-type="float" office:value="100.573731" calcext:value-type="float">
            <text:p>100.573731</text:p>
          </table:table-cell>
          <table:table-cell office:value-type="float" office:value="99.165568" calcext:value-type="float">
            <text:p>99.165568</text:p>
          </table:table-cell>
          <table:table-cell office:value-type="float" office:value="0.094798" calcext:value-type="float">
            <text:p>0.094798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064" calcext:value-type="float">
            <text:p>75064</text:p>
          </table:table-cell>
          <table:table-cell office:value-type="float" office:value="69776" calcext:value-type="float">
            <text:p>69776</text:p>
          </table:table-cell>
          <table:table-cell office:value-type="float" office:value="1855" calcext:value-type="float">
            <text:p>1855</text:p>
          </table:table-cell>
          <table:table-cell office:value-type="float" office:value="1731" calcext:value-type="float">
            <text:p>1731</text:p>
          </table:table-cell>
          <table:table-cell office:value-type="float" office:value="1.108842" calcext:value-type="float">
            <text:p>1.108842</text:p>
          </table:table-cell>
          <table:table-cell office:value-type="float" office:value="100.903669" calcext:value-type="float">
            <text:p>100.903669</text:p>
          </table:table-cell>
          <table:table-cell office:value-type="float" office:value="99.794827" calcext:value-type="float">
            <text:p>99.794827</text:p>
          </table:table-cell>
          <table:table-cell office:value-type="float" office:value="0.005594" calcext:value-type="float">
            <text:p>0.00559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2" calcext:value-type="float">
            <text:p>4072</text:p>
          </table:table-cell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.049172" calcext:value-type="float">
            <text:p>1.049172</text:p>
          </table:table-cell>
          <table:table-cell office:value-type="float" office:value="98.867718" calcext:value-type="float">
            <text:p>98.867718</text:p>
          </table:table-cell>
          <table:table-cell office:value-type="float" office:value="97.818546" calcext:value-type="float">
            <text:p>97.81854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6" calcext:value-type="float">
            <text:p>1476</text:p>
          </table:table-cell>
          <table:table-cell office:value-type="float" office:value="1356" calcext:value-type="float">
            <text:p>135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.199381" calcext:value-type="float">
            <text:p>1.199381</text:p>
          </table:table-cell>
          <table:table-cell office:value-type="float" office:value="98.99878" calcext:value-type="float">
            <text:p>98.99878</text:p>
          </table:table-cell>
          <table:table-cell office:value-type="float" office:value="97.799399" calcext:value-type="float">
            <text:p>97.79939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7536" calcext:value-type="float">
            <text:p>7536</text:p>
          </table:table-cell>
          <table:table-cell office:value-type="float" office:value="7488" calcext:value-type="float">
            <text:p>748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4.174628" calcext:value-type="float">
            <text:p>4.174628</text:p>
          </table:table-cell>
          <table:table-cell office:value-type="float" office:value="99.951444" calcext:value-type="float">
            <text:p>99.951444</text:p>
          </table:table-cell>
          <table:table-cell office:value-type="float" office:value="95.776815" calcext:value-type="float">
            <text:p>95.77681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2205304" calcext:value-type="float">
            <text:p>12205304</text:p>
          </table:table-cell>
          <table:table-cell office:value-type="float" office:value="24058" calcext:value-type="float">
            <text:p>24058</text:p>
          </table:table-cell>
          <table:table-cell office:value-type="float" office:value="11602" calcext:value-type="float">
            <text:p>11602</text:p>
          </table:table-cell>
          <table:table-cell office:value-type="float" office:value="1.019777" calcext:value-type="float">
            <text:p>1.019777</text:p>
          </table:table-cell>
          <table:table-cell office:value-type="float" office:value="100.504339" calcext:value-type="float">
            <text:p>100.504339</text:p>
          </table:table-cell>
          <table:table-cell office:value-type="float" office:value="99.484561" calcext:value-type="float">
            <text:p>99.484561</text:p>
          </table:table-cell>
          <table:table-cell office:value-type="float" office:value="0.981483" calcext:value-type="float">
            <text:p>0.981483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5860" calcext:value-type="float">
            <text:p>25305860</text:p>
          </table:table-cell>
          <table:table-cell office:value-type="float" office:value="1223476" calcext:value-type="float">
            <text:p>1223476</text:p>
          </table:table-cell>
          <table:table-cell office:value-type="float" office:value="24055" calcext:value-type="float">
            <text:p>24055</text:p>
          </table:table-cell>
          <table:table-cell office:value-type="float" office:value="1163" calcext:value-type="float">
            <text:p>1163</text:p>
          </table:table-cell>
          <table:table-cell office:value-type="float" office:value="1.427542" calcext:value-type="float">
            <text:p>1.427542</text:p>
          </table:table-cell>
          <table:table-cell office:value-type="float" office:value="102.307717" calcext:value-type="float">
            <text:p>102.307717</text:p>
          </table:table-cell>
          <table:table-cell office:value-type="float" office:value="100.880175" calcext:value-type="float">
            <text:p>100.880175</text:p>
          </table:table-cell>
          <table:table-cell office:value-type="float" office:value="0.097024" calcext:value-type="float">
            <text:p>0.097024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928" calcext:value-type="float">
            <text:p>82928</text:p>
          </table:table-cell>
          <table:table-cell office:value-type="float" office:value="77624" calcext:value-type="float">
            <text:p>77624</text:p>
          </table:table-cell>
          <table:table-cell office:value-type="float" office:value="2050" calcext:value-type="float">
            <text:p>2050</text:p>
          </table:table-cell>
          <table:table-cell office:value-type="float" office:value="1926" calcext:value-type="float">
            <text:p>1926</text:p>
          </table:table-cell>
          <table:table-cell office:value-type="float" office:value="1.110259" calcext:value-type="float">
            <text:p>1.110259</text:p>
          </table:table-cell>
          <table:table-cell office:value-type="float" office:value="101.787917" calcext:value-type="float">
            <text:p>101.787917</text:p>
          </table:table-cell>
          <table:table-cell office:value-type="float" office:value="100.677658" calcext:value-type="float">
            <text:p>100.677658</text:p>
          </table:table-cell>
          <table:table-cell office:value-type="float" office:value="0.006168" calcext:value-type="float">
            <text:p>0.006168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24" calcext:value-type="float">
            <text:p>4224</text:p>
          </table:table-cell>
          <table:table-cell office:value-type="float" office:value="2040" calcext:value-type="float">
            <text:p>2040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.055522" calcext:value-type="float">
            <text:p>1.055522</text:p>
          </table:table-cell>
          <table:table-cell office:value-type="float" office:value="101.789344" calcext:value-type="float">
            <text:p>101.789344</text:p>
          </table:table-cell>
          <table:table-cell office:value-type="float" office:value="100.733822" calcext:value-type="float">
            <text:p>100.73382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64" calcext:value-type="float">
            <text:p>1464</text:p>
          </table:table-cell>
          <table:table-cell office:value-type="float" office:value="1164" calcext:value-type="float">
            <text:p>116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.206731" calcext:value-type="float">
            <text:p>1.206731</text:p>
          </table:table-cell>
          <table:table-cell office:value-type="float" office:value="101.790838" calcext:value-type="float">
            <text:p>101.790838</text:p>
          </table:table-cell>
          <table:table-cell office:value-type="float" office:value="100.584107" calcext:value-type="float">
            <text:p>100.584107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48" calcext:value-type="float">
            <text:p>8448</text:p>
          </table:table-cell>
          <table:table-cell office:value-type="float" office:value="8352" calcext:value-type="float">
            <text:p>8352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4.187216" calcext:value-type="float">
            <text:p>4.187216</text:p>
          </table:table-cell>
          <table:table-cell office:value-type="float" office:value="99.659982" calcext:value-type="float">
            <text:p>99.659982</text:p>
          </table:table-cell>
          <table:table-cell office:value-type="float" office:value="95.472766" calcext:value-type="float">
            <text:p>95.472766</text:p>
          </table:table-cell>
          <table:table-cell office:value-type="float" office:value="0.0007" calcext:value-type="float">
            <text:p>0.000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2926976" calcext:value-type="float">
            <text:p>12926976</text:p>
          </table:table-cell>
          <table:table-cell office:value-type="float" office:value="24156" calcext:value-type="float">
            <text:p>24156</text:p>
          </table:table-cell>
          <table:table-cell office:value-type="float" office:value="12288" calcext:value-type="float">
            <text:p>12288</text:p>
          </table:table-cell>
          <table:table-cell office:value-type="float" office:value="1.017249" calcext:value-type="float">
            <text:p>1.017249</text:p>
          </table:table-cell>
          <table:table-cell office:value-type="float" office:value="100.519984" calcext:value-type="float">
            <text:p>100.519984</text:p>
          </table:table-cell>
          <table:table-cell office:value-type="float" office:value="99.502734" calcext:value-type="float">
            <text:p>99.502734</text:p>
          </table:table-cell>
          <table:table-cell office:value-type="float" office:value="1.039326" calcext:value-type="float">
            <text:p>1.039326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0008" calcext:value-type="float">
            <text:p>25410008</text:p>
          </table:table-cell>
          <table:table-cell office:value-type="float" office:value="939436" calcext:value-type="float">
            <text:p>939436</text:p>
          </table:table-cell>
          <table:table-cell office:value-type="float" office:value="24154" calcext:value-type="float">
            <text:p>24154</text:p>
          </table:table-cell>
          <table:table-cell office:value-type="float" office:value="893" calcext:value-type="float">
            <text:p>893</text:p>
          </table:table-cell>
          <table:table-cell office:value-type="float" office:value="2.307128" calcext:value-type="float">
            <text:p>2.307128</text:p>
          </table:table-cell>
          <table:table-cell office:value-type="float" office:value="100.531169" calcext:value-type="float">
            <text:p>100.531169</text:p>
          </table:table-cell>
          <table:table-cell office:value-type="float" office:value="98.224041" calcext:value-type="float">
            <text:p>98.224041</text:p>
          </table:table-cell>
          <table:table-cell office:value-type="float" office:value="0.076514" calcext:value-type="float">
            <text:p>0.076514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160" calcext:value-type="float">
            <text:p>76160</text:p>
          </table:table-cell>
          <table:table-cell office:value-type="float" office:value="71192" calcext:value-type="float">
            <text:p>71192</text:p>
          </table:table-cell>
          <table:table-cell office:value-type="float" office:value="1883" calcext:value-type="float">
            <text:p>1883</text:p>
          </table:table-cell>
          <table:table-cell office:value-type="float" office:value="1767" calcext:value-type="float">
            <text:p>1767</text:p>
          </table:table-cell>
          <table:table-cell office:value-type="float" office:value="1.550204" calcext:value-type="float">
            <text:p>1.550204</text:p>
          </table:table-cell>
          <table:table-cell office:value-type="float" office:value="100.678511" calcext:value-type="float">
            <text:p>100.678511</text:p>
          </table:table-cell>
          <table:table-cell office:value-type="float" office:value="99.128306" calcext:value-type="float">
            <text:p>99.128306</text:p>
          </table:table-cell>
          <table:table-cell office:value-type="float" office:value="0.005745" calcext:value-type="float">
            <text:p>0.005745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76" calcext:value-type="float">
            <text:p>3776</text:p>
          </table:table-cell>
          <table:table-cell office:value-type="float" office:value="1960" calcext:value-type="float">
            <text:p>196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.373598" calcext:value-type="float">
            <text:p>1.373598</text:p>
          </table:table-cell>
          <table:table-cell office:value-type="float" office:value="100.685634" calcext:value-type="float">
            <text:p>100.685634</text:p>
          </table:table-cell>
          <table:table-cell office:value-type="float" office:value="99.312036" calcext:value-type="float">
            <text:p>99.31203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76" calcext:value-type="float">
            <text:p>1176</text:p>
          </table:table-cell>
          <table:table-cell office:value-type="float" office:value="1026" calcext:value-type="float">
            <text:p>10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.796638" calcext:value-type="float">
            <text:p>1.796638</text:p>
          </table:table-cell>
          <table:table-cell office:value-type="float" office:value="99.890866" calcext:value-type="float">
            <text:p>99.890866</text:p>
          </table:table-cell>
          <table:table-cell office:value-type="float" office:value="98.094228" calcext:value-type="float">
            <text:p>98.09422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094" calcext:value-type="float">
            <text:p>8094</text:p>
          </table:table-cell>
          <table:table-cell office:value-type="float" office:value="8046" calcext:value-type="float">
            <text:p>8046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3.822455" calcext:value-type="float">
            <text:p>3.822455</text:p>
          </table:table-cell>
          <table:table-cell office:value-type="float" office:value="100.687068" calcext:value-type="float">
            <text:p>100.687068</text:p>
          </table:table-cell>
          <table:table-cell office:value-type="float" office:value="96.864613" calcext:value-type="float">
            <text:p>96.864613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2" calcext:value-type="float">
            <text:p>0.016922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3758" calcext:value-type="float">
            <text:p>0.033758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42178" calcext:value-type="float">
            <text:p>0.042178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0592" calcext:value-type="float">
            <text:p>0.050592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14" calcext:value-type="float">
            <text:p>0.059014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9" calcext:value-type="float">
            <text:p>0.067439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075845" calcext:value-type="float">
            <text:p>0.075845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9" calcext:value-type="float">
            <text:p>0.084269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8" calcext:value-type="float">
            <text:p>0.092688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11" calcext:value-type="float">
            <text:p>0.101111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2" calcext:value-type="float">
            <text:p>0.10952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7943" calcext:value-type="float">
            <text:p>0.117943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26499" calcext:value-type="float">
            <text:p>0.126499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75" calcext:value-type="float">
            <text:p>0.134775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43206" calcext:value-type="float">
            <text:p>0.143206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41" calcext:value-type="float">
            <text:p>0.16004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8519" calcext:value-type="float">
            <text:p>0.168519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176914" calcext:value-type="float">
            <text:p>0.176914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86" calcext:value-type="float">
            <text:p>0.185286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41" calcext:value-type="float">
            <text:p>0.193741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202116" calcext:value-type="float">
            <text:p>0.202116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58" calcext:value-type="float">
            <text:p>0.210558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898" calcext:value-type="float">
            <text:p>0.21898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7365" calcext:value-type="float">
            <text:p>0.227365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2" calcext:value-type="float">
            <text:p>0.23582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44248" calcext:value-type="float">
            <text:p>0.244248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52646" calcext:value-type="float">
            <text:p>0.25264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057" calcext:value-type="float">
            <text:p>0.261057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6952" calcext:value-type="float">
            <text:p>0.26952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7886" calcext:value-type="float">
            <text:p>0.277886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86321" calcext:value-type="float">
            <text:p>0.286321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294737" calcext:value-type="float">
            <text:p>0.294737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303178" calcext:value-type="float">
            <text:p>0.303178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11657" calcext:value-type="float">
            <text:p>0.311657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20112" calcext:value-type="float">
            <text:p>0.320112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08" calcext:value-type="float">
            <text:p>0.328408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18" calcext:value-type="float">
            <text:p>0.336818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322" calcext:value-type="float">
            <text:p>0.345322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57" calcext:value-type="float">
            <text:p>0.353657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362177" calcext:value-type="float">
            <text:p>0.36217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370483" calcext:value-type="float">
            <text:p>0.370483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424" calcext:value-type="float">
            <text:p>0.387424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395779" calcext:value-type="float">
            <text:p>0.395779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404158" calcext:value-type="float">
            <text:p>0.40415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12557" calcext:value-type="float">
            <text:p>0.412557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42102" calcext:value-type="float">
            <text:p>0.42102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429489" calcext:value-type="float">
            <text:p>0.429489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437887" calcext:value-type="float">
            <text:p>0.437887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446306" calcext:value-type="float">
            <text:p>0.446306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454645" calcext:value-type="float">
            <text:p>0.454645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463185" calcext:value-type="float">
            <text:p>0.463185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471562" calcext:value-type="float">
            <text:p>0.471562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79992" calcext:value-type="float">
            <text:p>0.479992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88428" calcext:value-type="float">
            <text:p>0.488428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49681" calcext:value-type="float">
            <text:p>0.49681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505" calcext:value-type="float">
            <text:p>0.50505</text:p>
          </table:table-cell>
          <table:table-cell office:value-type="float" office:value="0.50529" calcext:value-type="float">
            <text:p>0.50529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10946" calcext:value-type="float">
            <text:p>0.510946</text:p>
          </table:table-cell>
          <table:table-cell office:value-type="float" office:value="0.486952" calcext:value-type="float">
            <text:p>0.486952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0.458754" calcext:value-type="float">
            <text:p>0.458754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521417" calcext:value-type="float">
            <text:p>0.521417</text:p>
          </table:table-cell>
          <table:table-cell office:value-type="float" office:value="0.434488" calcext:value-type="float">
            <text:p>0.434488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0.416339" calcext:value-type="float">
            <text:p>0.416339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528215" calcext:value-type="float">
            <text:p>0.528215</text:p>
          </table:table-cell>
          <table:table-cell office:value-type="float" office:value="0.401209" calcext:value-type="float">
            <text:p>0.401209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0.395922" calcext:value-type="float">
            <text:p>0.395922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529405" calcext:value-type="float">
            <text:p>0.529405</text:p>
          </table:table-cell>
          <table:table-cell office:value-type="float" office:value="0.378511" calcext:value-type="float">
            <text:p>0.378511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543956" calcext:value-type="float">
            <text:p>0.543956</text:p>
          </table:table-cell>
          <table:table-cell office:value-type="float" office:value="0.389413" calcext:value-type="float">
            <text:p>0.389413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0.43142" calcext:value-type="float">
            <text:p>0.43142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0.447438" calcext:value-type="float">
            <text:p>0.447438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589354" calcext:value-type="float">
            <text:p>0.589354</text:p>
          </table:table-cell>
          <table:table-cell office:value-type="float" office:value="0.440562" calcext:value-type="float">
            <text:p>0.440562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594086" calcext:value-type="float">
            <text:p>0.594086</text:p>
          </table:table-cell>
          <table:table-cell office:value-type="float" office:value="0.427795" calcext:value-type="float">
            <text:p>0.427795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603107" calcext:value-type="float">
            <text:p>0.603107</text:p>
          </table:table-cell>
          <table:table-cell office:value-type="float" office:value="0.429241" calcext:value-type="float">
            <text:p>0.429241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609805" calcext:value-type="float">
            <text:p>0.609805</text:p>
          </table:table-cell>
          <table:table-cell office:value-type="float" office:value="0.418313" calcext:value-type="float">
            <text:p>0.418313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0.419331" calcext:value-type="float">
            <text:p>0.419331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622819" calcext:value-type="float">
            <text:p>0.622819</text:p>
          </table:table-cell>
          <table:table-cell office:value-type="float" office:value="0.406646" calcext:value-type="float">
            <text:p>0.406646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0.403354" calcext:value-type="float">
            <text:p>0.403354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637655" calcext:value-type="float">
            <text:p>0.637655</text:p>
          </table:table-cell>
          <table:table-cell office:value-type="float" office:value="0.399644" calcext:value-type="float">
            <text:p>0.399644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0.392672" calcext:value-type="float">
            <text:p>0.392672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377054" calcext:value-type="float">
            <text:p>0.377054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664538" calcext:value-type="float">
            <text:p>0.664538</text:p>
          </table:table-cell>
          <table:table-cell office:value-type="float" office:value="0.374224" calcext:value-type="float">
            <text:p>0.374224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668088" calcext:value-type="float">
            <text:p>0.668088</text:p>
          </table:table-cell>
          <table:table-cell office:value-type="float" office:value="0.377991" calcext:value-type="float">
            <text:p>0.377991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675836" calcext:value-type="float">
            <text:p>0.675836</text:p>
          </table:table-cell>
          <table:table-cell office:value-type="float" office:value="0.372449" calcext:value-type="float">
            <text:p>0.372449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680912" calcext:value-type="float">
            <text:p>0.680912</text:p>
          </table:table-cell>
          <table:table-cell office:value-type="float" office:value="0.35953" calcext:value-type="float">
            <text:p>0.35953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692359" calcext:value-type="float">
            <text:p>0.692359</text:p>
          </table:table-cell>
          <table:table-cell office:value-type="float" office:value="0.365948" calcext:value-type="float">
            <text:p>0.365948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691392" calcext:value-type="float">
            <text:p>0.691392</text:p>
          </table:table-cell>
          <table:table-cell office:value-type="float" office:value="0.346007" calcext:value-type="float">
            <text:p>0.346007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703072" calcext:value-type="float">
            <text:p>0.703072</text:p>
          </table:table-cell>
          <table:table-cell office:value-type="float" office:value="0.350526" calcext:value-type="float">
            <text:p>0.350526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704747" calcext:value-type="float">
            <text:p>0.704747</text:p>
          </table:table-cell>
          <table:table-cell office:value-type="float" office:value="0.335148" calcext:value-type="float">
            <text:p>0.335148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709591" calcext:value-type="float">
            <text:p>0.709591</text:p>
          </table:table-cell>
          <table:table-cell office:value-type="float" office:value="0.336487" calcext:value-type="float">
            <text:p>0.336487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725443" calcext:value-type="float">
            <text:p>0.725443</text:p>
          </table:table-cell>
          <table:table-cell office:value-type="float" office:value="0.326552" calcext:value-type="float">
            <text:p>0.326552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727332" calcext:value-type="float">
            <text:p>0.727332</text:p>
          </table:table-cell>
          <table:table-cell office:value-type="float" office:value="0.326857" calcext:value-type="float">
            <text:p>0.326857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734683" calcext:value-type="float">
            <text:p>0.734683</text:p>
          </table:table-cell>
          <table:table-cell office:value-type="float" office:value="0.317735" calcext:value-type="float">
            <text:p>0.317735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739398" calcext:value-type="float">
            <text:p>0.739398</text:p>
          </table:table-cell>
          <table:table-cell office:value-type="float" office:value="0.31137" calcext:value-type="float">
            <text:p>0.31137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751985" calcext:value-type="float">
            <text:p>0.751985</text:p>
          </table:table-cell>
          <table:table-cell office:value-type="float" office:value="0.314574" calcext:value-type="float">
            <text:p>0.314574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754935" calcext:value-type="float">
            <text:p>0.754935</text:p>
          </table:table-cell>
          <table:table-cell office:value-type="float" office:value="0.299057" calcext:value-type="float">
            <text:p>0.299057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763069" calcext:value-type="float">
            <text:p>0.763069</text:p>
          </table:table-cell>
          <table:table-cell office:value-type="float" office:value="0.301485" calcext:value-type="float">
            <text:p>0.301485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77271" calcext:value-type="float">
            <text:p>0.77271</text:p>
          </table:table-cell>
          <table:table-cell office:value-type="float" office:value="0.29579" calcext:value-type="float">
            <text:p>0.29579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777389" calcext:value-type="float">
            <text:p>0.777389</text:p>
          </table:table-cell>
          <table:table-cell office:value-type="float" office:value="0.277299" calcext:value-type="float">
            <text:p>0.277299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775724" calcext:value-type="float">
            <text:p>0.775724</text:p>
          </table:table-cell>
          <table:table-cell office:value-type="float" office:value="0.27716" calcext:value-type="float">
            <text:p>0.27716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784607" calcext:value-type="float">
            <text:p>0.784607</text:p>
          </table:table-cell>
          <table:table-cell office:value-type="float" office:value="0.264643" calcext:value-type="float">
            <text:p>0.264643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0.264863" calcext:value-type="float">
            <text:p>0.264863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800291" calcext:value-type="float">
            <text:p>0.800291</text:p>
          </table:table-cell>
          <table:table-cell office:value-type="float" office:value="0.258721" calcext:value-type="float">
            <text:p>0.258721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797524" calcext:value-type="float">
            <text:p>0.797524</text:p>
          </table:table-cell>
          <table:table-cell office:value-type="float" office:value="0.246334" calcext:value-type="float">
            <text:p>0.246334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804104" calcext:value-type="float">
            <text:p>0.804104</text:p>
          </table:table-cell>
          <table:table-cell office:value-type="float" office:value="0.24712" calcext:value-type="float">
            <text:p>0.24712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803868" calcext:value-type="float">
            <text:p>0.803868</text:p>
          </table:table-cell>
          <table:table-cell office:value-type="float" office:value="0.238139" calcext:value-type="float">
            <text:p>0.238139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80406" calcext:value-type="float">
            <text:p>0.80406</text:p>
          </table:table-cell>
          <table:table-cell office:value-type="float" office:value="0.234024" calcext:value-type="float">
            <text:p>0.234024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806692" calcext:value-type="float">
            <text:p>0.806692</text:p>
          </table:table-cell>
          <table:table-cell office:value-type="float" office:value="0.234231" calcext:value-type="float">
            <text:p>0.234231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82042" calcext:value-type="float">
            <text:p>0.82042</text:p>
          </table:table-cell>
          <table:table-cell office:value-type="float" office:value="0.213194" calcext:value-type="float">
            <text:p>0.213194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830319" calcext:value-type="float">
            <text:p>0.830319</text:p>
          </table:table-cell>
          <table:table-cell office:value-type="float" office:value="0.216687" calcext:value-type="float">
            <text:p>0.216687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829688" calcext:value-type="float">
            <text:p>0.829688</text:p>
          </table:table-cell>
          <table:table-cell office:value-type="float" office:value="0.208098" calcext:value-type="float">
            <text:p>0.208098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838523" calcext:value-type="float">
            <text:p>0.838523</text:p>
          </table:table-cell>
          <table:table-cell office:value-type="float" office:value="0.205234" calcext:value-type="float">
            <text:p>0.205234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849185" calcext:value-type="float">
            <text:p>0.849185</text:p>
          </table:table-cell>
          <table:table-cell office:value-type="float" office:value="0.195361" calcext:value-type="float">
            <text:p>0.195361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841958" calcext:value-type="float">
            <text:p>0.841958</text:p>
          </table:table-cell>
          <table:table-cell office:value-type="float" office:value="0.180655" calcext:value-type="float">
            <text:p>0.180655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852852" calcext:value-type="float">
            <text:p>0.852852</text:p>
          </table:table-cell>
          <table:table-cell office:value-type="float" office:value="0.184619" calcext:value-type="float">
            <text:p>0.184619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85466" calcext:value-type="float">
            <text:p>0.85466</text:p>
          </table:table-cell>
          <table:table-cell office:value-type="float" office:value="0.171948" calcext:value-type="float">
            <text:p>0.171948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866867" calcext:value-type="float">
            <text:p>0.866867</text:p>
          </table:table-cell>
          <table:table-cell office:value-type="float" office:value="0.16697" calcext:value-type="float">
            <text:p>0.16697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866213" calcext:value-type="float">
            <text:p>0.866213</text:p>
          </table:table-cell>
          <table:table-cell office:value-type="float" office:value="0.165994" calcext:value-type="float">
            <text:p>0.165994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86399" calcext:value-type="float">
            <text:p>0.86399</text:p>
          </table:table-cell>
          <table:table-cell office:value-type="float" office:value="0.158125" calcext:value-type="float">
            <text:p>0.158125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874405" calcext:value-type="float">
            <text:p>0.874405</text:p>
          </table:table-cell>
          <table:table-cell office:value-type="float" office:value="0.150583" calcext:value-type="float">
            <text:p>0.150583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854042" calcext:value-type="float">
            <text:p>0.854042</text:p>
          </table:table-cell>
          <table:table-cell office:value-type="float" office:value="0.154039" calcext:value-type="float">
            <text:p>0.154039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882445" calcext:value-type="float">
            <text:p>0.882445</text:p>
          </table:table-cell>
          <table:table-cell office:value-type="float" office:value="0.137823" calcext:value-type="float">
            <text:p>0.137823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881238" calcext:value-type="float">
            <text:p>0.881238</text:p>
          </table:table-cell>
          <table:table-cell office:value-type="float" office:value="0.132622" calcext:value-type="float">
            <text:p>0.132622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856539" calcext:value-type="float">
            <text:p>0.856539</text:p>
          </table:table-cell>
          <table:table-cell office:value-type="float" office:value="0.144246" calcext:value-type="float">
            <text:p>0.144246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876185" calcext:value-type="float">
            <text:p>0.876185</text:p>
          </table:table-cell>
          <table:table-cell office:value-type="float" office:value="0.132576" calcext:value-type="float">
            <text:p>0.132576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902662" calcext:value-type="float">
            <text:p>0.902662</text:p>
          </table:table-cell>
          <table:table-cell office:value-type="float" office:value="0.139502" calcext:value-type="float">
            <text:p>0.139502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902143" calcext:value-type="float">
            <text:p>0.902143</text:p>
          </table:table-cell>
          <table:table-cell office:value-type="float" office:value="0.127609" calcext:value-type="float">
            <text:p>0.127609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126268" calcext:value-type="float">
            <text:p>0.126268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88765" calcext:value-type="float">
            <text:p>0.88765</text:p>
          </table:table-cell>
          <table:table-cell office:value-type="float" office:value="0.137875" calcext:value-type="float">
            <text:p>0.137875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876254" calcext:value-type="float">
            <text:p>0.876254</text:p>
          </table:table-cell>
          <table:table-cell office:value-type="float" office:value="0.127519" calcext:value-type="float">
            <text:p>0.127519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128671" calcext:value-type="float">
            <text:p>0.128671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903372" calcext:value-type="float">
            <text:p>0.903372</text:p>
          </table:table-cell>
          <table:table-cell office:value-type="float" office:value="0.120918" calcext:value-type="float">
            <text:p>0.120918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885825" calcext:value-type="float">
            <text:p>0.885825</text:p>
          </table:table-cell>
          <table:table-cell office:value-type="float" office:value="0.124298" calcext:value-type="float">
            <text:p>0.124298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879451" calcext:value-type="float">
            <text:p>0.879451</text:p>
          </table:table-cell>
          <table:table-cell office:value-type="float" office:value="0.122763" calcext:value-type="float">
            <text:p>0.122763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89018" calcext:value-type="float">
            <text:p>0.89018</text:p>
          </table:table-cell>
          <table:table-cell office:value-type="float" office:value="0.118464" calcext:value-type="float">
            <text:p>0.118464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906342" calcext:value-type="float">
            <text:p>0.906342</text:p>
          </table:table-cell>
          <table:table-cell office:value-type="float" office:value="0.117459" calcext:value-type="float">
            <text:p>0.117459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898831" calcext:value-type="float">
            <text:p>0.898831</text:p>
          </table:table-cell>
          <table:table-cell office:value-type="float" office:value="0.110429" calcext:value-type="float">
            <text:p>0.110429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83789" calcext:value-type="float">
            <text:p>0.83789</text:p>
          </table:table-cell>
          <table:table-cell office:value-type="float" office:value="0.121697" calcext:value-type="float">
            <text:p>0.121697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906852" calcext:value-type="float">
            <text:p>0.906852</text:p>
          </table:table-cell>
          <table:table-cell office:value-type="float" office:value="0.121007" calcext:value-type="float">
            <text:p>0.121007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915303" calcext:value-type="float">
            <text:p>0.915303</text:p>
          </table:table-cell>
          <table:table-cell office:value-type="float" office:value="0.126848" calcext:value-type="float">
            <text:p>0.126848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919754" calcext:value-type="float">
            <text:p>0.919754</text:p>
          </table:table-cell>
          <table:table-cell office:value-type="float" office:value="0.101992" calcext:value-type="float">
            <text:p>0.101992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91196" calcext:value-type="float">
            <text:p>0.91196</text:p>
          </table:table-cell>
          <table:table-cell office:value-type="float" office:value="0.105012" calcext:value-type="float">
            <text:p>0.105012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896782" calcext:value-type="float">
            <text:p>0.896782</text:p>
          </table:table-cell>
          <table:table-cell office:value-type="float" office:value="0.110517" calcext:value-type="float">
            <text:p>0.110517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944109" calcext:value-type="float">
            <text:p>0.944109</text:p>
          </table:table-cell>
          <table:table-cell office:value-type="float" office:value="0.116501" calcext:value-type="float">
            <text:p>0.116501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923011" calcext:value-type="float">
            <text:p>0.923011</text:p>
          </table:table-cell>
          <table:table-cell office:value-type="float" office:value="0.114396" calcext:value-type="float">
            <text:p>0.114396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923653" calcext:value-type="float">
            <text:p>0.923653</text:p>
          </table:table-cell>
          <table:table-cell office:value-type="float" office:value="0.101399" calcext:value-type="float">
            <text:p>0.101399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911555" calcext:value-type="float">
            <text:p>0.911555</text:p>
          </table:table-cell>
          <table:table-cell office:value-type="float" office:value="0.110378" calcext:value-type="float">
            <text:p>0.110378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885662" calcext:value-type="float">
            <text:p>0.885662</text:p>
          </table:table-cell>
          <table:table-cell office:value-type="float" office:value="0.124318" calcext:value-type="float">
            <text:p>0.124318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87959" calcext:value-type="float">
            <text:p>0.87959</text:p>
          </table:table-cell>
          <table:table-cell office:value-type="float" office:value="0.115598" calcext:value-type="float">
            <text:p>0.115598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903599" calcext:value-type="float">
            <text:p>0.903599</text:p>
          </table:table-cell>
          <table:table-cell office:value-type="float" office:value="0.099228" calcext:value-type="float">
            <text:p>0.099228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872786" calcext:value-type="float">
            <text:p>0.872786</text:p>
          </table:table-cell>
          <table:table-cell office:value-type="float" office:value="0.111835" calcext:value-type="float">
            <text:p>0.111835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972079" calcext:value-type="float">
            <text:p>0.972079</text:p>
          </table:table-cell>
          <table:table-cell office:value-type="float" office:value="0.101265" calcext:value-type="float">
            <text:p>0.101265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883361" calcext:value-type="float">
            <text:p>0.883361</text:p>
          </table:table-cell>
          <table:table-cell office:value-type="float" office:value="0.099279" calcext:value-type="float">
            <text:p>0.099279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93409" calcext:value-type="float">
            <text:p>0.93409</text:p>
          </table:table-cell>
          <table:table-cell office:value-type="float" office:value="0.09443" calcext:value-type="float">
            <text:p>0.09443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936409" calcext:value-type="float">
            <text:p>0.936409</text:p>
          </table:table-cell>
          <table:table-cell office:value-type="float" office:value="0.096716" calcext:value-type="float">
            <text:p>0.096716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91396" calcext:value-type="float">
            <text:p>0.91396</text:p>
          </table:table-cell>
          <table:table-cell office:value-type="float" office:value="0.10022" calcext:value-type="float">
            <text:p>0.10022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918851" calcext:value-type="float">
            <text:p>0.918851</text:p>
          </table:table-cell>
          <table:table-cell office:value-type="float" office:value="0.10038" calcext:value-type="float">
            <text:p>0.10038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09462" calcext:value-type="float">
            <text:p>0.09462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938992" calcext:value-type="float">
            <text:p>0.938992</text:p>
          </table:table-cell>
          <table:table-cell office:value-type="float" office:value="0.091195" calcext:value-type="float">
            <text:p>0.091195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91247" calcext:value-type="float">
            <text:p>0.91247</text:p>
          </table:table-cell>
          <table:table-cell office:value-type="float" office:value="0.101576" calcext:value-type="float">
            <text:p>0.101576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928147" calcext:value-type="float">
            <text:p>0.928147</text:p>
          </table:table-cell>
          <table:table-cell office:value-type="float" office:value="0.100697" calcext:value-type="float">
            <text:p>0.100697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899762" calcext:value-type="float">
            <text:p>0.899762</text:p>
          </table:table-cell>
          <table:table-cell office:value-type="float" office:value="0.098971" calcext:value-type="float">
            <text:p>0.098971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909502" calcext:value-type="float">
            <text:p>0.909502</text:p>
          </table:table-cell>
          <table:table-cell office:value-type="float" office:value="0.099524" calcext:value-type="float">
            <text:p>0.099524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887412" calcext:value-type="float">
            <text:p>0.887412</text:p>
          </table:table-cell>
          <table:table-cell office:value-type="float" office:value="0.099448" calcext:value-type="float">
            <text:p>0.099448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955535" calcext:value-type="float">
            <text:p>0.955535</text:p>
          </table:table-cell>
          <table:table-cell office:value-type="float" office:value="0.095407" calcext:value-type="float">
            <text:p>0.095407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909557" calcext:value-type="float">
            <text:p>0.909557</text:p>
          </table:table-cell>
          <table:table-cell office:value-type="float" office:value="0.088267" calcext:value-type="float">
            <text:p>0.088267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925491" calcext:value-type="float">
            <text:p>0.925491</text:p>
          </table:table-cell>
          <table:table-cell office:value-type="float" office:value="0.088537" calcext:value-type="float">
            <text:p>0.088537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94518" calcext:value-type="float">
            <text:p>0.94518</text:p>
          </table:table-cell>
          <table:table-cell office:value-type="float" office:value="0.096598" calcext:value-type="float">
            <text:p>0.096598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977473" calcext:value-type="float">
            <text:p>0.977473</text:p>
          </table:table-cell>
          <table:table-cell office:value-type="float" office:value="0.087412" calcext:value-type="float">
            <text:p>0.087412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878926" calcext:value-type="float">
            <text:p>0.878926</text:p>
          </table:table-cell>
          <table:table-cell office:value-type="float" office:value="0.112941" calcext:value-type="float">
            <text:p>0.112941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984459" calcext:value-type="float">
            <text:p>0.984459</text:p>
          </table:table-cell>
          <table:table-cell office:value-type="float" office:value="0.089038" calcext:value-type="float">
            <text:p>0.089038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896047" calcext:value-type="float">
            <text:p>0.896047</text:p>
          </table:table-cell>
          <table:table-cell office:value-type="float" office:value="0.10739" calcext:value-type="float">
            <text:p>0.10739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899064" calcext:value-type="float">
            <text:p>0.899064</text:p>
          </table:table-cell>
          <table:table-cell office:value-type="float" office:value="0.103988" calcext:value-type="float">
            <text:p>0.103988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89287" calcext:value-type="float">
            <text:p>0.89287</text:p>
          </table:table-cell>
          <table:table-cell office:value-type="float" office:value="0.097723" calcext:value-type="float">
            <text:p>0.097723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974654" calcext:value-type="float">
            <text:p>0.974654</text:p>
          </table:table-cell>
          <table:table-cell office:value-type="float" office:value="0.086848" calcext:value-type="float">
            <text:p>0.086848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0.082078" calcext:value-type="float">
            <text:p>0.082078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922118" calcext:value-type="float">
            <text:p>0.922118</text:p>
          </table:table-cell>
          <table:table-cell office:value-type="float" office:value="0.090836" calcext:value-type="float">
            <text:p>0.090836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92834" calcext:value-type="float">
            <text:p>0.92834</text:p>
          </table:table-cell>
          <table:table-cell office:value-type="float" office:value="0.082284" calcext:value-type="float">
            <text:p>0.082284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941323" calcext:value-type="float">
            <text:p>0.941323</text:p>
          </table:table-cell>
          <table:table-cell office:value-type="float" office:value="0.093526" calcext:value-type="float">
            <text:p>0.093526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925057" calcext:value-type="float">
            <text:p>0.925057</text:p>
          </table:table-cell>
          <table:table-cell office:value-type="float" office:value="0.102843" calcext:value-type="float">
            <text:p>0.102843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917271" calcext:value-type="float">
            <text:p>0.917271</text:p>
          </table:table-cell>
          <table:table-cell office:value-type="float" office:value="0.108159" calcext:value-type="float">
            <text:p>0.108159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1.017627" calcext:value-type="float">
            <text:p>1.017627</text:p>
          </table:table-cell>
          <table:table-cell office:value-type="float" office:value="0.077978" calcext:value-type="float">
            <text:p>0.077978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93357" calcext:value-type="float">
            <text:p>0.93357</text:p>
          </table:table-cell>
          <table:table-cell office:value-type="float" office:value="0.09872" calcext:value-type="float">
            <text:p>0.09872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901563" calcext:value-type="float">
            <text:p>0.901563</text:p>
          </table:table-cell>
          <table:table-cell office:value-type="float" office:value="0.106228" calcext:value-type="float">
            <text:p>0.106228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927004" calcext:value-type="float">
            <text:p>0.927004</text:p>
          </table:table-cell>
          <table:table-cell office:value-type="float" office:value="0.094489" calcext:value-type="float">
            <text:p>0.094489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098768" calcext:value-type="float">
            <text:p>0.098768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876566" calcext:value-type="float">
            <text:p>0.876566</text:p>
          </table:table-cell>
          <table:table-cell office:value-type="float" office:value="0.095874" calcext:value-type="float">
            <text:p>0.095874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919114" calcext:value-type="float">
            <text:p>0.919114</text:p>
          </table:table-cell>
          <table:table-cell office:value-type="float" office:value="0.094717" calcext:value-type="float">
            <text:p>0.094717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896462" calcext:value-type="float">
            <text:p>0.896462</text:p>
          </table:table-cell>
          <table:table-cell office:value-type="float" office:value="0.108556" calcext:value-type="float">
            <text:p>0.108556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928346" calcext:value-type="float">
            <text:p>0.928346</text:p>
          </table:table-cell>
          <table:table-cell office:value-type="float" office:value="0.101109" calcext:value-type="float">
            <text:p>0.101109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0.09669" calcext:value-type="float">
            <text:p>0.09669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884647" calcext:value-type="float">
            <text:p>0.884647</text:p>
          </table:table-cell>
          <table:table-cell office:value-type="float" office:value="0.113156" calcext:value-type="float">
            <text:p>0.113156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090091" calcext:value-type="float">
            <text:p>0.090091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992492" calcext:value-type="float">
            <text:p>0.992492</text:p>
          </table:table-cell>
          <table:table-cell office:value-type="float" office:value="0.089684" calcext:value-type="float">
            <text:p>0.089684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894064" calcext:value-type="float">
            <text:p>0.894064</text:p>
          </table:table-cell>
          <table:table-cell office:value-type="float" office:value="0.107598" calcext:value-type="float">
            <text:p>0.107598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989525" calcext:value-type="float">
            <text:p>0.989525</text:p>
          </table:table-cell>
          <table:table-cell office:value-type="float" office:value="0.091284" calcext:value-type="float">
            <text:p>0.091284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883827" calcext:value-type="float">
            <text:p>0.883827</text:p>
          </table:table-cell>
          <table:table-cell office:value-type="float" office:value="0.107143" calcext:value-type="float">
            <text:p>0.107143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962234" calcext:value-type="float">
            <text:p>0.962234</text:p>
          </table:table-cell>
          <table:table-cell office:value-type="float" office:value="0.092415" calcext:value-type="float">
            <text:p>0.092415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915847" calcext:value-type="float">
            <text:p>0.915847</text:p>
          </table:table-cell>
          <table:table-cell office:value-type="float" office:value="0.112261" calcext:value-type="float">
            <text:p>0.112261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91117" calcext:value-type="float">
            <text:p>0.91117</text:p>
          </table:table-cell>
          <table:table-cell office:value-type="float" office:value="0.107944" calcext:value-type="float">
            <text:p>0.107944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1.01428" calcext:value-type="float">
            <text:p>1.01428</text:p>
          </table:table-cell>
          <table:table-cell office:value-type="float" office:value="0.097041" calcext:value-type="float">
            <text:p>0.097041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94372" calcext:value-type="float">
            <text:p>0.94372</text:p>
          </table:table-cell>
          <table:table-cell office:value-type="float" office:value="0.108627" calcext:value-type="float">
            <text:p>0.108627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898359" calcext:value-type="float">
            <text:p>0.898359</text:p>
          </table:table-cell>
          <table:table-cell office:value-type="float" office:value="0.089624" calcext:value-type="float">
            <text:p>0.089624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895052" calcext:value-type="float">
            <text:p>0.895052</text:p>
          </table:table-cell>
          <table:table-cell office:value-type="float" office:value="0.102182" calcext:value-type="float">
            <text:p>0.102182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903706" calcext:value-type="float">
            <text:p>0.903706</text:p>
          </table:table-cell>
          <table:table-cell office:value-type="float" office:value="0.099367" calcext:value-type="float">
            <text:p>0.099367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956481" calcext:value-type="float">
            <text:p>0.956481</text:p>
          </table:table-cell>
          <table:table-cell office:value-type="float" office:value="0.09602" calcext:value-type="float">
            <text:p>0.09602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931097" calcext:value-type="float">
            <text:p>0.931097</text:p>
          </table:table-cell>
          <table:table-cell office:value-type="float" office:value="0.093279" calcext:value-type="float">
            <text:p>0.093279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1.052931" calcext:value-type="float">
            <text:p>1.052931</text:p>
          </table:table-cell>
          <table:table-cell office:value-type="float" office:value="0.076767" calcext:value-type="float">
            <text:p>0.076767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918923" calcext:value-type="float">
            <text:p>0.918923</text:p>
          </table:table-cell>
          <table:table-cell office:value-type="float" office:value="0.090964" calcext:value-type="float">
            <text:p>0.090964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881514" calcext:value-type="float">
            <text:p>0.881514</text:p>
          </table:table-cell>
          <table:table-cell office:value-type="float" office:value="0.116843" calcext:value-type="float">
            <text:p>0.116843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961434" calcext:value-type="float">
            <text:p>0.961434</text:p>
          </table:table-cell>
          <table:table-cell office:value-type="float" office:value="0.094185" calcext:value-type="float">
            <text:p>0.094185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950087" calcext:value-type="float">
            <text:p>0.950087</text:p>
          </table:table-cell>
          <table:table-cell office:value-type="float" office:value="0.093962" calcext:value-type="float">
            <text:p>0.093962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980398" calcext:value-type="float">
            <text:p>0.980398</text:p>
          </table:table-cell>
          <table:table-cell office:value-type="float" office:value="0.089074" calcext:value-type="float">
            <text:p>0.089074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1.002241" calcext:value-type="float">
            <text:p>1.002241</text:p>
          </table:table-cell>
          <table:table-cell office:value-type="float" office:value="0.098163" calcext:value-type="float">
            <text:p>0.098163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1.027401" calcext:value-type="float">
            <text:p>1.027401</text:p>
          </table:table-cell>
          <table:table-cell office:value-type="float" office:value="0.089349" calcext:value-type="float">
            <text:p>0.089349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1.069123" calcext:value-type="float">
            <text:p>1.069123</text:p>
          </table:table-cell>
          <table:table-cell office:value-type="float" office:value="0.066316" calcext:value-type="float">
            <text:p>0.066316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987297" calcext:value-type="float">
            <text:p>0.987297</text:p>
          </table:table-cell>
          <table:table-cell office:value-type="float" office:value="0.086135" calcext:value-type="float">
            <text:p>0.086135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963015" calcext:value-type="float">
            <text:p>0.963015</text:p>
          </table:table-cell>
          <table:table-cell office:value-type="float" office:value="0.082167" calcext:value-type="float">
            <text:p>0.082167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957682" calcext:value-type="float">
            <text:p>0.957682</text:p>
          </table:table-cell>
          <table:table-cell office:value-type="float" office:value="0.108019" calcext:value-type="float">
            <text:p>0.108019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970617" calcext:value-type="float">
            <text:p>0.970617</text:p>
          </table:table-cell>
          <table:table-cell office:value-type="float" office:value="0.096579" calcext:value-type="float">
            <text:p>0.096579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1.07554" calcext:value-type="float">
            <text:p>1.07554</text:p>
          </table:table-cell>
          <table:table-cell office:value-type="float" office:value="0.031516" calcext:value-type="float">
            <text:p>0.031516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0.08104" calcext:value-type="float">
            <text:p>0.08104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901696" calcext:value-type="float">
            <text:p>0.901696</text:p>
          </table:table-cell>
          <table:table-cell office:value-type="float" office:value="0.09995" calcext:value-type="float">
            <text:p>0.09995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1.012448" calcext:value-type="float">
            <text:p>1.012448</text:p>
          </table:table-cell>
          <table:table-cell office:value-type="float" office:value="0.09086" calcext:value-type="float">
            <text:p>0.09086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960931" calcext:value-type="float">
            <text:p>0.960931</text:p>
          </table:table-cell>
          <table:table-cell office:value-type="float" office:value="0.098871" calcext:value-type="float">
            <text:p>0.098871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924447" calcext:value-type="float">
            <text:p>0.924447</text:p>
          </table:table-cell>
          <table:table-cell office:value-type="float" office:value="0.101296" calcext:value-type="float">
            <text:p>0.101296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979644" calcext:value-type="float">
            <text:p>0.979644</text:p>
          </table:table-cell>
          <table:table-cell office:value-type="float" office:value="0.084074" calcext:value-type="float">
            <text:p>0.084074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1.038767" calcext:value-type="float">
            <text:p>1.038767</text:p>
          </table:table-cell>
          <table:table-cell office:value-type="float" office:value="0.084012" calcext:value-type="float">
            <text:p>0.084012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090326" calcext:value-type="float">
            <text:p>0.090326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987028" calcext:value-type="float">
            <text:p>0.987028</text:p>
          </table:table-cell>
          <table:table-cell office:value-type="float" office:value="0.100435" calcext:value-type="float">
            <text:p>0.100435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997318" calcext:value-type="float">
            <text:p>0.997318</text:p>
          </table:table-cell>
          <table:table-cell office:value-type="float" office:value="0.093907" calcext:value-type="float">
            <text:p>0.093907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089594" calcext:value-type="float">
            <text:p>0.089594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1.007531" calcext:value-type="float">
            <text:p>1.007531</text:p>
          </table:table-cell>
          <table:table-cell office:value-type="float" office:value="0.097623" calcext:value-type="float">
            <text:p>0.097623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954758" calcext:value-type="float">
            <text:p>0.954758</text:p>
          </table:table-cell>
          <table:table-cell office:value-type="float" office:value="0.091344" calcext:value-type="float">
            <text:p>0.091344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1.081149" calcext:value-type="float">
            <text:p>1.081149</text:p>
          </table:table-cell>
          <table:table-cell office:value-type="float" office:value="0.073058" calcext:value-type="float">
            <text:p>0.073058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977829" calcext:value-type="float">
            <text:p>0.977829</text:p>
          </table:table-cell>
          <table:table-cell office:value-type="float" office:value="0.093107" calcext:value-type="float">
            <text:p>0.093107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1.080348" calcext:value-type="float">
            <text:p>1.080348</text:p>
          </table:table-cell>
          <table:table-cell office:value-type="float" office:value="0.080453" calcext:value-type="float">
            <text:p>0.080453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945605" calcext:value-type="float">
            <text:p>0.945605</text:p>
          </table:table-cell>
          <table:table-cell office:value-type="float" office:value="0.104593" calcext:value-type="float">
            <text:p>0.104593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962919" calcext:value-type="float">
            <text:p>0.962919</text:p>
          </table:table-cell>
          <table:table-cell office:value-type="float" office:value="0.095762" calcext:value-type="float">
            <text:p>0.095762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953781" calcext:value-type="float">
            <text:p>0.953781</text:p>
          </table:table-cell>
          <table:table-cell office:value-type="float" office:value="0.092341" calcext:value-type="float">
            <text:p>0.092341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959373" calcext:value-type="float">
            <text:p>0.959373</text:p>
          </table:table-cell>
          <table:table-cell office:value-type="float" office:value="0.094701" calcext:value-type="float">
            <text:p>0.094701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1.180142" calcext:value-type="float">
            <text:p>1.180142</text:p>
          </table:table-cell>
          <table:table-cell office:value-type="float" office:value="0.062294" calcext:value-type="float">
            <text:p>0.062294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990692" calcext:value-type="float">
            <text:p>0.990692</text:p>
          </table:table-cell>
          <table:table-cell office:value-type="float" office:value="0.094798" calcext:value-type="float">
            <text:p>0.094798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981483" calcext:value-type="float">
            <text:p>0.981483</text:p>
          </table:table-cell>
          <table:table-cell office:value-type="float" office:value="0.097024" calcext:value-type="float">
            <text:p>0.097024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1.039326" calcext:value-type="float">
            <text:p>1.039326</text:p>
          </table:table-cell>
          <table:table-cell office:value-type="float" office:value="0.076514" calcext:value-type="float">
            <text:p>0.076514</text:p>
          </table:table-cell>
        </table:table-row>
      </table:table>
      <table:named-expressions/>
      <table:database-ranges>
        <table:database-range table:name="__Anonymous_Sheet_DB__0" table:target-range-address="simulation_results_RR_3.A1:simulation_results_RR_3.M1406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0T08:08:38.938612800</dc:date>
    <meta:editing-duration>PT1M9S</meta:editing-duration>
    <meta:editing-cycles>1</meta:editing-cycles>
    <meta:document-statistic meta:table-count="2" meta:cell-count="190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3.952cm" style:legend-expansion="high" chart:style-name="ch2"/>
        <chart:plot-area chart:style-name="ch3" table:cell-range-address="Sheet2.A1:Sheet2.C245" chart:data-source-has-labels="row" svg:x="0.32cm" svg:y="0.18cm" svg:width="14.129cm" svg:height="8.64cm">
          <chart:coordinate-region svg:x="1.047cm" svg:y="0.38cm" svg:width="13.16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2">
                <text:p>0.01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">
                <text:p>0.03375</text:p>
              </table:table-cell>
              <table:table-cell office:value-type="float" office:value="0.033758">
                <text:p>0.033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74">
                <text:p>0.042174</text:p>
              </table:table-cell>
              <table:table-cell office:value-type="float" office:value="0.042178">
                <text:p>0.04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4">
                <text:p>0.050584</text:p>
              </table:table-cell>
              <table:table-cell office:value-type="float" office:value="0.050592">
                <text:p>0.05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14">
                <text:p>0.059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9">
                <text:p>0.067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4">
                <text:p>0.075834</text:p>
              </table:table-cell>
              <table:table-cell office:value-type="float" office:value="0.075845">
                <text:p>0.075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9">
                <text:p>0.08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8">
                <text:p>0.092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11">
                <text:p>0.10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17">
                <text:p>0.117917</text:p>
              </table:table-cell>
              <table:table-cell office:value-type="float" office:value="0.117943">
                <text:p>0.11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42">
                <text:p>0.126342</text:p>
              </table:table-cell>
              <table:table-cell office:value-type="float" office:value="0.126499">
                <text:p>0.12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">
                <text:p>0.13475</text:p>
              </table:table-cell>
              <table:table-cell office:value-type="float" office:value="0.134775">
                <text:p>0.134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72">
                <text:p>0.143172</text:p>
              </table:table-cell>
              <table:table-cell office:value-type="float" office:value="0.143206">
                <text:p>0.14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41">
                <text:p>0.160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27">
                <text:p>0.168427</text:p>
              </table:table-cell>
              <table:table-cell office:value-type="float" office:value="0.168519">
                <text:p>0.168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43">
                <text:p>0.176843</text:p>
              </table:table-cell>
              <table:table-cell office:value-type="float" office:value="0.176914">
                <text:p>0.17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86">
                <text:p>0.185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41">
                <text:p>0.193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8">
                <text:p>0.202078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58">
                <text:p>0.210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15">
                <text:p>0.218915</text:p>
              </table:table-cell>
              <table:table-cell office:value-type="float" office:value="0.21898">
                <text:p>0.21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32">
                <text:p>0.227332</text:p>
              </table:table-cell>
              <table:table-cell office:value-type="float" office:value="0.227365">
                <text:p>0.22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2">
                <text:p>0.23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57">
                <text:p>0.244157</text:p>
              </table:table-cell>
              <table:table-cell office:value-type="float" office:value="0.244248">
                <text:p>0.244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9">
                <text:p>0.252589</text:p>
              </table:table-cell>
              <table:table-cell office:value-type="float" office:value="0.252646">
                <text:p>0.252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057">
                <text:p>0.261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28">
                <text:p>0.269428</text:p>
              </table:table-cell>
              <table:table-cell office:value-type="float" office:value="0.26952">
                <text:p>0.26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36">
                <text:p>0.277836</text:p>
              </table:table-cell>
              <table:table-cell office:value-type="float" office:value="0.277886">
                <text:p>0.277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61">
                <text:p>0.286261</text:p>
              </table:table-cell>
              <table:table-cell office:value-type="float" office:value="0.286321">
                <text:p>0.286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9">
                <text:p>0.29469</text:p>
              </table:table-cell>
              <table:table-cell office:value-type="float" office:value="0.294737">
                <text:p>0.294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95">
                <text:p>0.303095</text:p>
              </table:table-cell>
              <table:table-cell office:value-type="float" office:value="0.303178">
                <text:p>0.303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509">
                <text:p>0.311509</text:p>
              </table:table-cell>
              <table:table-cell office:value-type="float" office:value="0.311657">
                <text:p>0.311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19">
                <text:p>0.319919</text:p>
              </table:table-cell>
              <table:table-cell office:value-type="float" office:value="0.320112">
                <text:p>0.320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08">
                <text:p>0.328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18">
                <text:p>0.33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322">
                <text:p>0.34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93">
                <text:p>0.361993</text:p>
              </table:table-cell>
              <table:table-cell office:value-type="float" office:value="0.362177">
                <text:p>0.362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12">
                <text:p>0.370412</text:p>
              </table:table-cell>
              <table:table-cell office:value-type="float" office:value="0.370483">
                <text:p>0.370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48">
                <text:p>0.378848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424">
                <text:p>0.38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74">
                <text:p>0.395674</text:p>
              </table:table-cell>
              <table:table-cell office:value-type="float" office:value="0.395779">
                <text:p>0.395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75">
                <text:p>0.404075</text:p>
              </table:table-cell>
              <table:table-cell office:value-type="float" office:value="0.404158">
                <text:p>0.404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489">
                <text:p>0.412489</text:p>
              </table:table-cell>
              <table:table-cell office:value-type="float" office:value="0.412557">
                <text:p>0.412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15">
                <text:p>0.420915</text:p>
              </table:table-cell>
              <table:table-cell office:value-type="float" office:value="0.42102">
                <text:p>0.42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34">
                <text:p>0.429334</text:p>
              </table:table-cell>
              <table:table-cell office:value-type="float" office:value="0.429489">
                <text:p>0.429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9">
                <text:p>0.437759</text:p>
              </table:table-cell>
              <table:table-cell office:value-type="float" office:value="0.437887">
                <text:p>0.437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39">
                <text:p>0.446139</text:p>
              </table:table-cell>
              <table:table-cell office:value-type="float" office:value="0.446306">
                <text:p>0.446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53">
                <text:p>0.454553</text:p>
              </table:table-cell>
              <table:table-cell office:value-type="float" office:value="0.454645">
                <text:p>0.454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2999">
                <text:p>0.462999</text:p>
              </table:table-cell>
              <table:table-cell office:value-type="float" office:value="0.463185">
                <text:p>0.463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381">
                <text:p>0.471381</text:p>
              </table:table-cell>
              <table:table-cell office:value-type="float" office:value="0.471562">
                <text:p>0.471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35">
                <text:p>0.479835</text:p>
              </table:table-cell>
              <table:table-cell office:value-type="float" office:value="0.479992">
                <text:p>0.479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06">
                <text:p>0.488206</text:p>
              </table:table-cell>
              <table:table-cell office:value-type="float" office:value="0.488428">
                <text:p>0.488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727">
                <text:p>0.496727</text:p>
              </table:table-cell>
              <table:table-cell office:value-type="float" office:value="0.49681">
                <text:p>0.49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505">
                <text:p>0.50505</text:p>
              </table:table-cell>
              <table:table-cell office:value-type="float" office:value="0.50529">
                <text:p>0.50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10946">
                <text:p>0.510946</text:p>
              </table:table-cell>
              <table:table-cell office:value-type="float" office:value="0.486952">
                <text:p>0.486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51562">
                <text:p>0.51562</text:p>
              </table:table-cell>
              <table:table-cell office:value-type="float" office:value="0.458754">
                <text:p>0.458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521417">
                <text:p>0.521417</text:p>
              </table:table-cell>
              <table:table-cell office:value-type="float" office:value="0.434488">
                <text:p>0.434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521624">
                <text:p>0.521624</text:p>
              </table:table-cell>
              <table:table-cell office:value-type="float" office:value="0.416339">
                <text:p>0.416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528215">
                <text:p>0.528215</text:p>
              </table:table-cell>
              <table:table-cell office:value-type="float" office:value="0.401209">
                <text:p>0.401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528576">
                <text:p>0.528576</text:p>
              </table:table-cell>
              <table:table-cell office:value-type="float" office:value="0.395922">
                <text:p>0.395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529405">
                <text:p>0.529405</text:p>
              </table:table-cell>
              <table:table-cell office:value-type="float" office:value="0.378511">
                <text:p>0.3785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543956">
                <text:p>0.543956</text:p>
              </table:table-cell>
              <table:table-cell office:value-type="float" office:value="0.389413">
                <text:p>0.38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568968">
                <text:p>0.568968</text:p>
              </table:table-cell>
              <table:table-cell office:value-type="float" office:value="0.43142">
                <text:p>0.43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582574">
                <text:p>0.582574</text:p>
              </table:table-cell>
              <table:table-cell office:value-type="float" office:value="0.447438">
                <text:p>0.447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589354">
                <text:p>0.589354</text:p>
              </table:table-cell>
              <table:table-cell office:value-type="float" office:value="0.440562">
                <text:p>0.440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594086">
                <text:p>0.594086</text:p>
              </table:table-cell>
              <table:table-cell office:value-type="float" office:value="0.427795">
                <text:p>0.427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603107">
                <text:p>0.603107</text:p>
              </table:table-cell>
              <table:table-cell office:value-type="float" office:value="0.429241">
                <text:p>0.429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609805">
                <text:p>0.609805</text:p>
              </table:table-cell>
              <table:table-cell office:value-type="float" office:value="0.418313">
                <text:p>0.418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619032">
                <text:p>0.619032</text:p>
              </table:table-cell>
              <table:table-cell office:value-type="float" office:value="0.419331">
                <text:p>0.419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622819">
                <text:p>0.622819</text:p>
              </table:table-cell>
              <table:table-cell office:value-type="float" office:value="0.406646">
                <text:p>0.406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632515">
                <text:p>0.632515</text:p>
              </table:table-cell>
              <table:table-cell office:value-type="float" office:value="0.403354">
                <text:p>0.403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637655">
                <text:p>0.637655</text:p>
              </table:table-cell>
              <table:table-cell office:value-type="float" office:value="0.399644">
                <text:p>0.399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649917">
                <text:p>0.649917</text:p>
              </table:table-cell>
              <table:table-cell office:value-type="float" office:value="0.392672">
                <text:p>0.392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655178">
                <text:p>0.655178</text:p>
              </table:table-cell>
              <table:table-cell office:value-type="float" office:value="0.377054">
                <text:p>0.377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664538">
                <text:p>0.664538</text:p>
              </table:table-cell>
              <table:table-cell office:value-type="float" office:value="0.374224">
                <text:p>0.374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668088">
                <text:p>0.668088</text:p>
              </table:table-cell>
              <table:table-cell office:value-type="float" office:value="0.377991">
                <text:p>0.377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675836">
                <text:p>0.675836</text:p>
              </table:table-cell>
              <table:table-cell office:value-type="float" office:value="0.372449">
                <text:p>0.372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680912">
                <text:p>0.680912</text:p>
              </table:table-cell>
              <table:table-cell office:value-type="float" office:value="0.35953">
                <text:p>0.35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692359">
                <text:p>0.692359</text:p>
              </table:table-cell>
              <table:table-cell office:value-type="float" office:value="0.365948">
                <text:p>0.365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691392">
                <text:p>0.691392</text:p>
              </table:table-cell>
              <table:table-cell office:value-type="float" office:value="0.346007">
                <text:p>0.346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703072">
                <text:p>0.703072</text:p>
              </table:table-cell>
              <table:table-cell office:value-type="float" office:value="0.350526">
                <text:p>0.350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704747">
                <text:p>0.704747</text:p>
              </table:table-cell>
              <table:table-cell office:value-type="float" office:value="0.335148">
                <text:p>0.335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709591">
                <text:p>0.709591</text:p>
              </table:table-cell>
              <table:table-cell office:value-type="float" office:value="0.336487">
                <text:p>0.3364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725443">
                <text:p>0.725443</text:p>
              </table:table-cell>
              <table:table-cell office:value-type="float" office:value="0.326552">
                <text:p>0.326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727332">
                <text:p>0.727332</text:p>
              </table:table-cell>
              <table:table-cell office:value-type="float" office:value="0.326857">
                <text:p>0.326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734683">
                <text:p>0.734683</text:p>
              </table:table-cell>
              <table:table-cell office:value-type="float" office:value="0.317735">
                <text:p>0.317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739398">
                <text:p>0.739398</text:p>
              </table:table-cell>
              <table:table-cell office:value-type="float" office:value="0.31137">
                <text:p>0.31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751985">
                <text:p>0.751985</text:p>
              </table:table-cell>
              <table:table-cell office:value-type="float" office:value="0.314574">
                <text:p>0.3145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754935">
                <text:p>0.754935</text:p>
              </table:table-cell>
              <table:table-cell office:value-type="float" office:value="0.299057">
                <text:p>0.299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763069">
                <text:p>0.763069</text:p>
              </table:table-cell>
              <table:table-cell office:value-type="float" office:value="0.301485">
                <text:p>0.301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77271">
                <text:p>0.77271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777389">
                <text:p>0.777389</text:p>
              </table:table-cell>
              <table:table-cell office:value-type="float" office:value="0.277299">
                <text:p>0.277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775724">
                <text:p>0.775724</text:p>
              </table:table-cell>
              <table:table-cell office:value-type="float" office:value="0.27716">
                <text:p>0.27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784607">
                <text:p>0.784607</text:p>
              </table:table-cell>
              <table:table-cell office:value-type="float" office:value="0.264643">
                <text:p>0.2646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78893">
                <text:p>0.78893</text:p>
              </table:table-cell>
              <table:table-cell office:value-type="float" office:value="0.264863">
                <text:p>0.264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800291">
                <text:p>0.800291</text:p>
              </table:table-cell>
              <table:table-cell office:value-type="float" office:value="0.258721">
                <text:p>0.258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797524">
                <text:p>0.797524</text:p>
              </table:table-cell>
              <table:table-cell office:value-type="float" office:value="0.246334">
                <text:p>0.246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804104">
                <text:p>0.804104</text:p>
              </table:table-cell>
              <table:table-cell office:value-type="float" office:value="0.24712">
                <text:p>0.24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803868">
                <text:p>0.803868</text:p>
              </table:table-cell>
              <table:table-cell office:value-type="float" office:value="0.238139">
                <text:p>0.238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80406">
                <text:p>0.80406</text:p>
              </table:table-cell>
              <table:table-cell office:value-type="float" office:value="0.234024">
                <text:p>0.2340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806692">
                <text:p>0.806692</text:p>
              </table:table-cell>
              <table:table-cell office:value-type="float" office:value="0.234231">
                <text:p>0.234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82042">
                <text:p>0.82042</text:p>
              </table:table-cell>
              <table:table-cell office:value-type="float" office:value="0.213194">
                <text:p>0.213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830319">
                <text:p>0.830319</text:p>
              </table:table-cell>
              <table:table-cell office:value-type="float" office:value="0.216687">
                <text:p>0.216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829688">
                <text:p>0.829688</text:p>
              </table:table-cell>
              <table:table-cell office:value-type="float" office:value="0.208098">
                <text:p>0.208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838523">
                <text:p>0.838523</text:p>
              </table:table-cell>
              <table:table-cell office:value-type="float" office:value="0.205234">
                <text:p>0.2052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849185">
                <text:p>0.849185</text:p>
              </table:table-cell>
              <table:table-cell office:value-type="float" office:value="0.195361">
                <text:p>0.195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841958">
                <text:p>0.841958</text:p>
              </table:table-cell>
              <table:table-cell office:value-type="float" office:value="0.180655">
                <text:p>0.180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852852">
                <text:p>0.852852</text:p>
              </table:table-cell>
              <table:table-cell office:value-type="float" office:value="0.184619">
                <text:p>0.1846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85466">
                <text:p>0.85466</text:p>
              </table:table-cell>
              <table:table-cell office:value-type="float" office:value="0.171948">
                <text:p>0.1719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866867">
                <text:p>0.866867</text:p>
              </table:table-cell>
              <table:table-cell office:value-type="float" office:value="0.16697">
                <text:p>0.166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866213">
                <text:p>0.866213</text:p>
              </table:table-cell>
              <table:table-cell office:value-type="float" office:value="0.165994">
                <text:p>0.1659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86399">
                <text:p>0.86399</text:p>
              </table:table-cell>
              <table:table-cell office:value-type="float" office:value="0.158125">
                <text:p>0.15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874405">
                <text:p>0.874405</text:p>
              </table:table-cell>
              <table:table-cell office:value-type="float" office:value="0.150583">
                <text:p>0.1505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854042">
                <text:p>0.854042</text:p>
              </table:table-cell>
              <table:table-cell office:value-type="float" office:value="0.154039">
                <text:p>0.1540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882445">
                <text:p>0.882445</text:p>
              </table:table-cell>
              <table:table-cell office:value-type="float" office:value="0.137823">
                <text:p>0.1378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881238">
                <text:p>0.881238</text:p>
              </table:table-cell>
              <table:table-cell office:value-type="float" office:value="0.132622">
                <text:p>0.1326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856539">
                <text:p>0.856539</text:p>
              </table:table-cell>
              <table:table-cell office:value-type="float" office:value="0.144246">
                <text:p>0.144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876185">
                <text:p>0.876185</text:p>
              </table:table-cell>
              <table:table-cell office:value-type="float" office:value="0.132576">
                <text:p>0.132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902662">
                <text:p>0.902662</text:p>
              </table:table-cell>
              <table:table-cell office:value-type="float" office:value="0.139502">
                <text:p>0.139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902143">
                <text:p>0.902143</text:p>
              </table:table-cell>
              <table:table-cell office:value-type="float" office:value="0.127609">
                <text:p>0.127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8779">
                <text:p>0.8779</text:p>
              </table:table-cell>
              <table:table-cell office:value-type="float" office:value="0.126268">
                <text:p>0.126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88765">
                <text:p>0.88765</text:p>
              </table:table-cell>
              <table:table-cell office:value-type="float" office:value="0.137875">
                <text:p>0.137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876254">
                <text:p>0.876254</text:p>
              </table:table-cell>
              <table:table-cell office:value-type="float" office:value="0.127519">
                <text:p>0.1275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8993">
                <text:p>0.8993</text:p>
              </table:table-cell>
              <table:table-cell office:value-type="float" office:value="0.128671">
                <text:p>0.1286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903372">
                <text:p>0.903372</text:p>
              </table:table-cell>
              <table:table-cell office:value-type="float" office:value="0.120918">
                <text:p>0.1209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885825">
                <text:p>0.885825</text:p>
              </table:table-cell>
              <table:table-cell office:value-type="float" office:value="0.124298">
                <text:p>0.124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879451">
                <text:p>0.879451</text:p>
              </table:table-cell>
              <table:table-cell office:value-type="float" office:value="0.122763">
                <text:p>0.122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89018">
                <text:p>0.89018</text:p>
              </table:table-cell>
              <table:table-cell office:value-type="float" office:value="0.118464">
                <text:p>0.118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906342">
                <text:p>0.906342</text:p>
              </table:table-cell>
              <table:table-cell office:value-type="float" office:value="0.117459">
                <text:p>0.117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898831">
                <text:p>0.898831</text:p>
              </table:table-cell>
              <table:table-cell office:value-type="float" office:value="0.110429">
                <text:p>0.110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83789">
                <text:p>0.83789</text:p>
              </table:table-cell>
              <table:table-cell office:value-type="float" office:value="0.121697">
                <text:p>0.1216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906852">
                <text:p>0.906852</text:p>
              </table:table-cell>
              <table:table-cell office:value-type="float" office:value="0.121007">
                <text:p>0.121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915303">
                <text:p>0.915303</text:p>
              </table:table-cell>
              <table:table-cell office:value-type="float" office:value="0.126848">
                <text:p>0.1268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919754">
                <text:p>0.919754</text:p>
              </table:table-cell>
              <table:table-cell office:value-type="float" office:value="0.101992">
                <text:p>0.101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91196">
                <text:p>0.91196</text:p>
              </table:table-cell>
              <table:table-cell office:value-type="float" office:value="0.105012">
                <text:p>0.105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896782">
                <text:p>0.896782</text:p>
              </table:table-cell>
              <table:table-cell office:value-type="float" office:value="0.110517">
                <text:p>0.1105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944109">
                <text:p>0.944109</text:p>
              </table:table-cell>
              <table:table-cell office:value-type="float" office:value="0.116501">
                <text:p>0.1165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923011">
                <text:p>0.923011</text:p>
              </table:table-cell>
              <table:table-cell office:value-type="float" office:value="0.114396">
                <text:p>0.114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923653">
                <text:p>0.923653</text:p>
              </table:table-cell>
              <table:table-cell office:value-type="float" office:value="0.101399">
                <text:p>0.101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911555">
                <text:p>0.911555</text:p>
              </table:table-cell>
              <table:table-cell office:value-type="float" office:value="0.110378">
                <text:p>0.110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885662">
                <text:p>0.885662</text:p>
              </table:table-cell>
              <table:table-cell office:value-type="float" office:value="0.124318">
                <text:p>0.1243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87959">
                <text:p>0.87959</text:p>
              </table:table-cell>
              <table:table-cell office:value-type="float" office:value="0.115598">
                <text:p>0.1155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903599">
                <text:p>0.903599</text:p>
              </table:table-cell>
              <table:table-cell office:value-type="float" office:value="0.099228">
                <text:p>0.0992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872786">
                <text:p>0.872786</text:p>
              </table:table-cell>
              <table:table-cell office:value-type="float" office:value="0.111835">
                <text:p>0.111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972079">
                <text:p>0.972079</text:p>
              </table:table-cell>
              <table:table-cell office:value-type="float" office:value="0.101265">
                <text:p>0.101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883361">
                <text:p>0.883361</text:p>
              </table:table-cell>
              <table:table-cell office:value-type="float" office:value="0.099279">
                <text:p>0.099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93409">
                <text:p>0.93409</text:p>
              </table:table-cell>
              <table:table-cell office:value-type="float" office:value="0.09443">
                <text:p>0.094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936409">
                <text:p>0.936409</text:p>
              </table:table-cell>
              <table:table-cell office:value-type="float" office:value="0.096716">
                <text:p>0.0967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91396">
                <text:p>0.91396</text:p>
              </table:table-cell>
              <table:table-cell office:value-type="float" office:value="0.10022">
                <text:p>0.100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918851">
                <text:p>0.918851</text:p>
              </table:table-cell>
              <table:table-cell office:value-type="float" office:value="0.10038">
                <text:p>0.100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953771">
                <text:p>0.953771</text:p>
              </table:table-cell>
              <table:table-cell office:value-type="float" office:value="0.09462">
                <text:p>0.09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938992">
                <text:p>0.938992</text:p>
              </table:table-cell>
              <table:table-cell office:value-type="float" office:value="0.091195">
                <text:p>0.0911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91247">
                <text:p>0.91247</text:p>
              </table:table-cell>
              <table:table-cell office:value-type="float" office:value="0.101576">
                <text:p>0.101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928147">
                <text:p>0.928147</text:p>
              </table:table-cell>
              <table:table-cell office:value-type="float" office:value="0.100697">
                <text:p>0.1006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899762">
                <text:p>0.899762</text:p>
              </table:table-cell>
              <table:table-cell office:value-type="float" office:value="0.098971">
                <text:p>0.0989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909502">
                <text:p>0.909502</text:p>
              </table:table-cell>
              <table:table-cell office:value-type="float" office:value="0.099524">
                <text:p>0.0995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887412">
                <text:p>0.887412</text:p>
              </table:table-cell>
              <table:table-cell office:value-type="float" office:value="0.099448">
                <text:p>0.0994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955535">
                <text:p>0.955535</text:p>
              </table:table-cell>
              <table:table-cell office:value-type="float" office:value="0.095407">
                <text:p>0.0954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909557">
                <text:p>0.909557</text:p>
              </table:table-cell>
              <table:table-cell office:value-type="float" office:value="0.088267">
                <text:p>0.088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925491">
                <text:p>0.925491</text:p>
              </table:table-cell>
              <table:table-cell office:value-type="float" office:value="0.088537">
                <text:p>0.0885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94518">
                <text:p>0.94518</text:p>
              </table:table-cell>
              <table:table-cell office:value-type="float" office:value="0.096598">
                <text:p>0.0965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977473">
                <text:p>0.977473</text:p>
              </table:table-cell>
              <table:table-cell office:value-type="float" office:value="0.087412">
                <text:p>0.087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878926">
                <text:p>0.878926</text:p>
              </table:table-cell>
              <table:table-cell office:value-type="float" office:value="0.112941">
                <text:p>0.1129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984459">
                <text:p>0.984459</text:p>
              </table:table-cell>
              <table:table-cell office:value-type="float" office:value="0.089038">
                <text:p>0.089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896047">
                <text:p>0.896047</text:p>
              </table:table-cell>
              <table:table-cell office:value-type="float" office:value="0.10739">
                <text:p>0.107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899064">
                <text:p>0.899064</text:p>
              </table:table-cell>
              <table:table-cell office:value-type="float" office:value="0.103988">
                <text:p>0.1039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89287">
                <text:p>0.89287</text:p>
              </table:table-cell>
              <table:table-cell office:value-type="float" office:value="0.097723">
                <text:p>0.0977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974654">
                <text:p>0.974654</text:p>
              </table:table-cell>
              <table:table-cell office:value-type="float" office:value="0.086848">
                <text:p>0.0868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98586">
                <text:p>0.98586</text:p>
              </table:table-cell>
              <table:table-cell office:value-type="float" office:value="0.082078">
                <text:p>0.0820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922118">
                <text:p>0.922118</text:p>
              </table:table-cell>
              <table:table-cell office:value-type="float" office:value="0.090836">
                <text:p>0.0908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92834">
                <text:p>0.92834</text:p>
              </table:table-cell>
              <table:table-cell office:value-type="float" office:value="0.082284">
                <text:p>0.0822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941323">
                <text:p>0.941323</text:p>
              </table:table-cell>
              <table:table-cell office:value-type="float" office:value="0.093526">
                <text:p>0.093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925057">
                <text:p>0.925057</text:p>
              </table:table-cell>
              <table:table-cell office:value-type="float" office:value="0.102843">
                <text:p>0.102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917271">
                <text:p>0.917271</text:p>
              </table:table-cell>
              <table:table-cell office:value-type="float" office:value="0.108159">
                <text:p>0.108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1.017627">
                <text:p>1.017627</text:p>
              </table:table-cell>
              <table:table-cell office:value-type="float" office:value="0.077978">
                <text:p>0.0779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93357">
                <text:p>0.93357</text:p>
              </table:table-cell>
              <table:table-cell office:value-type="float" office:value="0.09872">
                <text:p>0.098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901563">
                <text:p>0.901563</text:p>
              </table:table-cell>
              <table:table-cell office:value-type="float" office:value="0.106228">
                <text:p>0.106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927004">
                <text:p>0.927004</text:p>
              </table:table-cell>
              <table:table-cell office:value-type="float" office:value="0.094489">
                <text:p>0.0944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905819">
                <text:p>0.905819</text:p>
              </table:table-cell>
              <table:table-cell office:value-type="float" office:value="0.098768">
                <text:p>0.098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876566">
                <text:p>0.876566</text:p>
              </table:table-cell>
              <table:table-cell office:value-type="float" office:value="0.095874">
                <text:p>0.0958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919114">
                <text:p>0.919114</text:p>
              </table:table-cell>
              <table:table-cell office:value-type="float" office:value="0.094717">
                <text:p>0.094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896462">
                <text:p>0.896462</text:p>
              </table:table-cell>
              <table:table-cell office:value-type="float" office:value="0.108556">
                <text:p>0.108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928346">
                <text:p>0.928346</text:p>
              </table:table-cell>
              <table:table-cell office:value-type="float" office:value="0.101109">
                <text:p>0.1011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914103">
                <text:p>0.914103</text:p>
              </table:table-cell>
              <table:table-cell office:value-type="float" office:value="0.09669">
                <text:p>0.096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884647">
                <text:p>0.884647</text:p>
              </table:table-cell>
              <table:table-cell office:value-type="float" office:value="0.113156">
                <text:p>0.1131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982261">
                <text:p>0.982261</text:p>
              </table:table-cell>
              <table:table-cell office:value-type="float" office:value="0.090091">
                <text:p>0.0900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992492">
                <text:p>0.992492</text:p>
              </table:table-cell>
              <table:table-cell office:value-type="float" office:value="0.089684">
                <text:p>0.089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894064">
                <text:p>0.894064</text:p>
              </table:table-cell>
              <table:table-cell office:value-type="float" office:value="0.107598">
                <text:p>0.107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989525">
                <text:p>0.989525</text:p>
              </table:table-cell>
              <table:table-cell office:value-type="float" office:value="0.091284">
                <text:p>0.091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883827">
                <text:p>0.883827</text:p>
              </table:table-cell>
              <table:table-cell office:value-type="float" office:value="0.107143">
                <text:p>0.107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962234">
                <text:p>0.962234</text:p>
              </table:table-cell>
              <table:table-cell office:value-type="float" office:value="0.092415">
                <text:p>0.092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915847">
                <text:p>0.915847</text:p>
              </table:table-cell>
              <table:table-cell office:value-type="float" office:value="0.112261">
                <text:p>0.112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91117">
                <text:p>0.91117</text:p>
              </table:table-cell>
              <table:table-cell office:value-type="float" office:value="0.107944">
                <text:p>0.1079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1.01428">
                <text:p>1.01428</text:p>
              </table:table-cell>
              <table:table-cell office:value-type="float" office:value="0.097041">
                <text:p>0.0970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94372">
                <text:p>0.94372</text:p>
              </table:table-cell>
              <table:table-cell office:value-type="float" office:value="0.108627">
                <text:p>0.1086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898359">
                <text:p>0.898359</text:p>
              </table:table-cell>
              <table:table-cell office:value-type="float" office:value="0.089624">
                <text:p>0.089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895052">
                <text:p>0.895052</text:p>
              </table:table-cell>
              <table:table-cell office:value-type="float" office:value="0.102182">
                <text:p>0.1021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903706">
                <text:p>0.903706</text:p>
              </table:table-cell>
              <table:table-cell office:value-type="float" office:value="0.099367">
                <text:p>0.0993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956481">
                <text:p>0.956481</text:p>
              </table:table-cell>
              <table:table-cell office:value-type="float" office:value="0.09602">
                <text:p>0.096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931097">
                <text:p>0.931097</text:p>
              </table:table-cell>
              <table:table-cell office:value-type="float" office:value="0.093279">
                <text:p>0.0932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1.052931">
                <text:p>1.052931</text:p>
              </table:table-cell>
              <table:table-cell office:value-type="float" office:value="0.076767">
                <text:p>0.0767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918923">
                <text:p>0.918923</text:p>
              </table:table-cell>
              <table:table-cell office:value-type="float" office:value="0.090964">
                <text:p>0.0909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881514">
                <text:p>0.881514</text:p>
              </table:table-cell>
              <table:table-cell office:value-type="float" office:value="0.116843">
                <text:p>0.1168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961434">
                <text:p>0.961434</text:p>
              </table:table-cell>
              <table:table-cell office:value-type="float" office:value="0.094185">
                <text:p>0.094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950087">
                <text:p>0.950087</text:p>
              </table:table-cell>
              <table:table-cell office:value-type="float" office:value="0.093962">
                <text:p>0.093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980398">
                <text:p>0.980398</text:p>
              </table:table-cell>
              <table:table-cell office:value-type="float" office:value="0.089074">
                <text:p>0.089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1.002241">
                <text:p>1.002241</text:p>
              </table:table-cell>
              <table:table-cell office:value-type="float" office:value="0.098163">
                <text:p>0.0981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1.027401">
                <text:p>1.027401</text:p>
              </table:table-cell>
              <table:table-cell office:value-type="float" office:value="0.089349">
                <text:p>0.0893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1.069123">
                <text:p>1.069123</text:p>
              </table:table-cell>
              <table:table-cell office:value-type="float" office:value="0.066316">
                <text:p>0.066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987297">
                <text:p>0.987297</text:p>
              </table:table-cell>
              <table:table-cell office:value-type="float" office:value="0.086135">
                <text:p>0.086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963015">
                <text:p>0.963015</text:p>
              </table:table-cell>
              <table:table-cell office:value-type="float" office:value="0.082167">
                <text:p>0.0821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957682">
                <text:p>0.957682</text:p>
              </table:table-cell>
              <table:table-cell office:value-type="float" office:value="0.108019">
                <text:p>0.108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970617">
                <text:p>0.970617</text:p>
              </table:table-cell>
              <table:table-cell office:value-type="float" office:value="0.096579">
                <text:p>0.0965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1.07554">
                <text:p>1.07554</text:p>
              </table:table-cell>
              <table:table-cell office:value-type="float" office:value="0.031516">
                <text:p>0.031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98646">
                <text:p>0.98646</text:p>
              </table:table-cell>
              <table:table-cell office:value-type="float" office:value="0.08104">
                <text:p>0.08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901696">
                <text:p>0.901696</text:p>
              </table:table-cell>
              <table:table-cell office:value-type="float" office:value="0.09995">
                <text:p>0.099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1.012448">
                <text:p>1.012448</text:p>
              </table:table-cell>
              <table:table-cell office:value-type="float" office:value="0.09086">
                <text:p>0.090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960931">
                <text:p>0.960931</text:p>
              </table:table-cell>
              <table:table-cell office:value-type="float" office:value="0.098871">
                <text:p>0.0988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924447">
                <text:p>0.924447</text:p>
              </table:table-cell>
              <table:table-cell office:value-type="float" office:value="0.101296">
                <text:p>0.101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979644">
                <text:p>0.979644</text:p>
              </table:table-cell>
              <table:table-cell office:value-type="float" office:value="0.084074">
                <text:p>0.084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1.038767">
                <text:p>1.038767</text:p>
              </table:table-cell>
              <table:table-cell office:value-type="float" office:value="0.084012">
                <text:p>0.0840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941678">
                <text:p>0.941678</text:p>
              </table:table-cell>
              <table:table-cell office:value-type="float" office:value="0.090326">
                <text:p>0.0903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987028">
                <text:p>0.987028</text:p>
              </table:table-cell>
              <table:table-cell office:value-type="float" office:value="0.100435">
                <text:p>0.1004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997318">
                <text:p>0.997318</text:p>
              </table:table-cell>
              <table:table-cell office:value-type="float" office:value="0.093907">
                <text:p>0.0939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994694">
                <text:p>0.994694</text:p>
              </table:table-cell>
              <table:table-cell office:value-type="float" office:value="0.089594">
                <text:p>0.0895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1.007531">
                <text:p>1.007531</text:p>
              </table:table-cell>
              <table:table-cell office:value-type="float" office:value="0.097623">
                <text:p>0.0976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954758">
                <text:p>0.954758</text:p>
              </table:table-cell>
              <table:table-cell office:value-type="float" office:value="0.091344">
                <text:p>0.0913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1.081149">
                <text:p>1.081149</text:p>
              </table:table-cell>
              <table:table-cell office:value-type="float" office:value="0.073058">
                <text:p>0.0730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977829">
                <text:p>0.977829</text:p>
              </table:table-cell>
              <table:table-cell office:value-type="float" office:value="0.093107">
                <text:p>0.093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1.080348">
                <text:p>1.080348</text:p>
              </table:table-cell>
              <table:table-cell office:value-type="float" office:value="0.080453">
                <text:p>0.0804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945605">
                <text:p>0.945605</text:p>
              </table:table-cell>
              <table:table-cell office:value-type="float" office:value="0.104593">
                <text:p>0.1045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962919">
                <text:p>0.962919</text:p>
              </table:table-cell>
              <table:table-cell office:value-type="float" office:value="0.095762">
                <text:p>0.0957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953781">
                <text:p>0.953781</text:p>
              </table:table-cell>
              <table:table-cell office:value-type="float" office:value="0.092341">
                <text:p>0.0923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959373">
                <text:p>0.959373</text:p>
              </table:table-cell>
              <table:table-cell office:value-type="float" office:value="0.094701">
                <text:p>0.0947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1.180142">
                <text:p>1.180142</text:p>
              </table:table-cell>
              <table:table-cell office:value-type="float" office:value="0.062294">
                <text:p>0.0622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990692">
                <text:p>0.990692</text:p>
              </table:table-cell>
              <table:table-cell office:value-type="float" office:value="0.094798">
                <text:p>0.094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981483">
                <text:p>0.981483</text:p>
              </table:table-cell>
              <table:table-cell office:value-type="float" office:value="0.097024">
                <text:p>0.0970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1.039326">
                <text:p>1.039326</text:p>
              </table:table-cell>
              <table:table-cell office:value-type="float" office:value="0.076514">
                <text:p>0.076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